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1.4937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1.4075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1.514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7" table:style-name="ta1">
        <table:shapes>
          <draw:frame draw:z-index="0" draw:style-name="gr1" draw:text-style-name="P1" svg:width="10.5272in" svg:height="5.9213in" svg:x="1.6508in" svg:y="4.2539in">
            <draw:object draw:notify-on-update-of-ranges="flat7.A1:flat7.A1 flat7.B1:flat7.PN1 flat7.A6:flat7.A6 flat7.B6:flat7.PN6 flat7.A8:flat7.A8 flat7.B8:flat7.PN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1in" svg:height="3.5449in" svg:x="12.0016in" svg:y="5.6051in">
            <draw:object draw:notify-on-update-of-ranges="flat7.A1:flat7.A1 flat7.B1:flat7.PN1 flat7.A5:flat7.A5 flat7.B5:flat7.PN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3" table:default-cell-style-name="Default"/>
        <table:table-column table:style-name="co11" table:number-columns-repeated="6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0" table:default-cell-style-name="Default"/>
        <table:table-column table:style-name="co11" table:number-columns-repeated="10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0" table:number-columns-repeated="3" table:default-cell-style-name="Default"/>
        <table:table-column table:style-name="co11" table:number-columns-repeated="5" table:default-cell-style-name="Default"/>
        <table:table-column table:style-name="co2" table:default-cell-style-name="Default"/>
        <table:table-column table:style-name="co11" table:number-columns-repeated="3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3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5" table:default-cell-style-name="Default"/>
        <table:table-column table:style-name="co11" table:number-columns-repeated="5" table:default-cell-style-name="Default"/>
        <table:table-column table:style-name="co3" table:default-cell-style-name="Default"/>
        <table:table-column table:style-name="co11" table:number-columns-repeated="10" table:default-cell-style-name="Default"/>
        <table:table-column table:style-name="co3" table:default-cell-style-name="Default"/>
        <table:table-column table:style-name="co11" table:number-columns-repeated="18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1" table:number-columns-repeated="28" table:default-cell-style-name="Default"/>
        <table:table-column table:style-name="co3" table:default-cell-style-name="Default"/>
        <table:table-column table:style-name="co11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number-columns-repeated="11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0" table:default-cell-style-name="Default"/>
        <table:table-column table:style-name="co11" table:number-columns-repeated="10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number-columns-repeated="10" table:default-cell-style-name="Default"/>
        <table:table-column table:style-name="co3" table:default-cell-style-name="Default"/>
        <table:table-column table:style-name="co11" table:number-columns-repeated="5" table:default-cell-style-name="Default"/>
        <table:table-column table:style-name="co3" table:default-cell-style-name="Default"/>
        <table:table-column table:style-name="co11" table:number-columns-repeated="3" table:default-cell-style-name="Default"/>
        <table:table-column table:style-name="co10" table:number-columns-repeated="3" table:default-cell-style-name="Default"/>
        <table:table-column table:style-name="co11" table:number-columns-repeated="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number-columns-repeated="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11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number-columns-repeated="41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21410369873" calcext:value-type="float">
            <text:p>0.066712141036987</text:p>
          </table:table-cell>
          <table:table-cell office:value-type="float" office:value="0.100068330764771" calcext:value-type="float">
            <text:p>0.100068330764771</text:p>
          </table:table-cell>
          <table:table-cell office:value-type="float" office:value="0.166780471801758" calcext:value-type="float">
            <text:p>0.166780471801758</text:p>
          </table:table-cell>
          <table:table-cell office:value-type="float" office:value="0.233492612838745" calcext:value-type="float">
            <text:p>0.233492612838745</text:p>
          </table:table-cell>
          <table:table-cell office:value-type="float" office:value="0.266848564147949" calcext:value-type="float">
            <text:p>0.266848564147949</text:p>
          </table:table-cell>
          <table:table-cell office:value-type="float" office:value="0.333560466766357" calcext:value-type="float">
            <text:p>0.333560466766357</text:p>
          </table:table-cell>
          <table:table-cell office:value-type="float" office:value="0.366916656494141" calcext:value-type="float">
            <text:p>0.366916656494141</text:p>
          </table:table-cell>
          <table:table-cell office:value-type="float" office:value="0.400272607803345" calcext:value-type="float">
            <text:p>0.400272607803345</text:p>
          </table:table-cell>
          <table:table-cell office:value-type="float" office:value="0.433628559112549" calcext:value-type="float">
            <text:p>0.433628559112549</text:p>
          </table:table-cell>
          <table:table-cell office:value-type="float" office:value="0.466984510421753" calcext:value-type="float">
            <text:p>0.466984510421753</text:p>
          </table:table-cell>
          <table:table-cell office:value-type="float" office:value="0.500340461730957" calcext:value-type="float">
            <text:p>0.500340461730957</text:p>
          </table:table-cell>
          <table:table-cell office:value-type="float" office:value="0.567052364349365" calcext:value-type="float">
            <text:p>0.567052364349365</text:p>
          </table:table-cell>
          <table:table-cell office:value-type="float" office:value="0.600408554077148" calcext:value-type="float">
            <text:p>0.600408554077148</text:p>
          </table:table-cell>
          <table:table-cell office:value-type="float" office:value="0.633766651153564" calcext:value-type="float">
            <text:p>0.633766651153564</text:p>
          </table:table-cell>
          <table:table-cell office:value-type="float" office:value="0.667124748229981" calcext:value-type="float">
            <text:p>0.667124748229981</text:p>
          </table:table-cell>
          <table:table-cell office:value-type="float" office:value="0.700482845306397" calcext:value-type="float">
            <text:p>0.700482845306397</text:p>
          </table:table-cell>
          <table:table-cell office:value-type="float" office:value="0.767199516296387" calcext:value-type="float">
            <text:p>0.767199516296387</text:p>
          </table:table-cell>
          <table:table-cell office:value-type="float" office:value="0.833915948867798" calcext:value-type="float">
            <text:p>0.833915948867798</text:p>
          </table:table-cell>
          <table:table-cell office:value-type="float" office:value="0.900632619857788" calcext:value-type="float">
            <text:p>0.900632619857788</text:p>
          </table:table-cell>
          <table:table-cell office:value-type="float" office:value="0.967349052429199" calcext:value-type="float">
            <text:p>0.967349052429199</text:p>
          </table:table-cell>
          <table:table-cell office:value-type="float" office:value="1.03406596183777" calcext:value-type="float">
            <text:p>1.03406596183777</text:p>
          </table:table-cell>
          <table:table-cell office:value-type="float" office:value="1.06742429733276" calcext:value-type="float">
            <text:p>1.06742429733276</text:p>
          </table:table-cell>
          <table:table-cell office:value-type="float" office:value="1.10078263282776" calcext:value-type="float">
            <text:p>1.10078263282776</text:p>
          </table:table-cell>
          <table:table-cell office:value-type="float" office:value="1.13414120674133" calcext:value-type="float">
            <text:p>1.13414120674133</text:p>
          </table:table-cell>
          <table:table-cell office:value-type="float" office:value="1.16749978065491" calcext:value-type="float">
            <text:p>1.16749978065491</text:p>
          </table:table-cell>
          <table:table-cell office:value-type="float" office:value="1.2342164516449" calcext:value-type="float">
            <text:p>1.2342164516449</text:p>
          </table:table-cell>
          <table:table-cell office:value-type="float" office:value="1.26757526397705" calcext:value-type="float">
            <text:p>1.26757526397705</text:p>
          </table:table-cell>
          <table:table-cell office:value-type="float" office:value="1.30093359947205" calcext:value-type="float">
            <text:p>1.30093359947205</text:p>
          </table:table-cell>
          <table:table-cell office:value-type="float" office:value="1.36765098571777" calcext:value-type="float">
            <text:p>1.36765098571777</text:p>
          </table:table-cell>
          <table:table-cell office:value-type="float" office:value="1.40100955963135" calcext:value-type="float">
            <text:p>1.40100955963135</text:p>
          </table:table-cell>
          <table:table-cell office:value-type="float" office:value="1.46772646903992" calcext:value-type="float">
            <text:p>1.46772646903992</text:p>
          </table:table-cell>
          <table:table-cell office:value-type="float" office:value="1.50108528137207" calcext:value-type="float">
            <text:p>1.50108528137207</text:p>
          </table:table-cell>
          <table:table-cell office:value-type="float" office:value="1.53444409370422" calcext:value-type="float">
            <text:p>1.53444409370422</text:p>
          </table:table-cell>
          <table:table-cell office:value-type="float" office:value="1.5678026676178" calcext:value-type="float">
            <text:p>1.5678026676178</text:p>
          </table:table-cell>
          <table:table-cell office:value-type="float" office:value="1.63452315330505" calcext:value-type="float">
            <text:p>1.63452315330505</text:p>
          </table:table-cell>
          <table:table-cell office:value-type="float" office:value="1.66788506507874" calcext:value-type="float">
            <text:p>1.66788506507874</text:p>
          </table:table-cell>
          <table:table-cell office:value-type="float" office:value="1.76797080039978" calcext:value-type="float">
            <text:p>1.76797080039978</text:p>
          </table:table-cell>
          <table:table-cell office:value-type="float" office:value="1.83469462394714" calcext:value-type="float">
            <text:p>1.83469462394714</text:p>
          </table:table-cell>
          <table:table-cell office:value-type="float" office:value="1.90141844749451" calcext:value-type="float">
            <text:p>1.90141844749451</text:p>
          </table:table-cell>
          <table:table-cell office:value-type="float" office:value="1.96814274787903" calcext:value-type="float">
            <text:p>1.96814274787903</text:p>
          </table:table-cell>
          <table:table-cell office:value-type="float" office:value="2.03486704826355" calcext:value-type="float">
            <text:p>2.03486704826355</text:p>
          </table:table-cell>
          <table:table-cell office:value-type="float" office:value="2.06822919845581" calcext:value-type="float">
            <text:p>2.06822919845581</text:p>
          </table:table-cell>
          <table:table-cell office:value-type="float" office:value="2.10159158706665" calcext:value-type="float">
            <text:p>2.10159158706665</text:p>
          </table:table-cell>
          <table:table-cell office:value-type="float" office:value="2.13495349884033" calcext:value-type="float">
            <text:p>2.13495349884033</text:p>
          </table:table-cell>
          <table:table-cell office:value-type="float" office:value="2.16831588745117" calcext:value-type="float">
            <text:p>2.16831588745117</text:p>
          </table:table-cell>
          <table:table-cell office:value-type="float" office:value="2.23504066467285" calcext:value-type="float">
            <text:p>2.23504066467285</text:p>
          </table:table-cell>
          <table:table-cell office:value-type="float" office:value="2.33512783050537" calcext:value-type="float">
            <text:p>2.33512783050537</text:p>
          </table:table-cell>
          <table:table-cell office:value-type="float" office:value="2.36849045753479" calcext:value-type="float">
            <text:p>2.36849045753479</text:p>
          </table:table-cell>
          <table:table-cell office:value-type="float" office:value="2.40185284614563" calcext:value-type="float">
            <text:p>2.40185284614563</text:p>
          </table:table-cell>
          <table:table-cell office:value-type="float" office:value="2.43521523475647" calcext:value-type="float">
            <text:p>2.43521523475647</text:p>
          </table:table-cell>
          <table:table-cell office:value-type="float" office:value="2.46857786178589" calcext:value-type="float">
            <text:p>2.46857786178589</text:p>
          </table:table-cell>
          <table:table-cell office:value-type="float" office:value="2.53530311584473" calcext:value-type="float">
            <text:p>2.53530311584473</text:p>
          </table:table-cell>
          <table:table-cell office:value-type="float" office:value="2.56866574287415" calcext:value-type="float">
            <text:p>2.56866574287415</text:p>
          </table:table-cell>
          <table:table-cell office:value-type="float" office:value="2.60202836990356" calcext:value-type="float">
            <text:p>2.60202836990356</text:p>
          </table:table-cell>
          <table:table-cell office:value-type="float" office:value="2.66874432563782" calcext:value-type="float">
            <text:p>2.66874432563782</text:p>
          </table:table-cell>
          <table:table-cell office:value-type="float" office:value="2.70210242271423" calcext:value-type="float">
            <text:p>2.70210242271423</text:p>
          </table:table-cell>
          <table:table-cell office:value-type="float" office:value="2.73546051979065" calcext:value-type="float">
            <text:p>2.73546051979065</text:p>
          </table:table-cell>
          <table:table-cell office:value-type="float" office:value="2.76881861686707" calcext:value-type="float">
            <text:p>2.76881861686707</text:p>
          </table:table-cell>
          <table:table-cell office:value-type="float" office:value="2.83553457260132" calcext:value-type="float">
            <text:p>2.83553457260132</text:p>
          </table:table-cell>
          <table:table-cell office:value-type="float" office:value="2.90225076675415" calcext:value-type="float">
            <text:p>2.90225076675415</text:p>
          </table:table-cell>
          <table:table-cell office:value-type="float" office:value="2.9689667224884" calcext:value-type="float">
            <text:p>2.9689667224884</text:p>
          </table:table-cell>
          <table:table-cell office:value-type="float" office:value="3.03568291664124" calcext:value-type="float">
            <text:p>3.03568291664124</text:p>
          </table:table-cell>
          <table:table-cell office:value-type="float" office:value="3.10239911079407" calcext:value-type="float">
            <text:p>3.10239911079407</text:p>
          </table:table-cell>
          <table:table-cell office:value-type="float" office:value="3.1691153049469" calcext:value-type="float">
            <text:p>3.1691153049469</text:p>
          </table:table-cell>
          <table:table-cell office:value-type="float" office:value="3.20247340202332" calcext:value-type="float">
            <text:p>3.20247340202332</text:p>
          </table:table-cell>
          <table:table-cell office:value-type="float" office:value="3.26918935775757" calcext:value-type="float">
            <text:p>3.26918935775757</text:p>
          </table:table-cell>
          <table:table-cell office:value-type="float" office:value="3.33590579032898" calcext:value-type="float">
            <text:p>3.33590579032898</text:p>
          </table:table-cell>
          <table:table-cell office:value-type="float" office:value="3.40262174606323" calcext:value-type="float">
            <text:p>3.40262174606323</text:p>
          </table:table-cell>
          <table:table-cell office:value-type="float" office:value="3.43598008155823" calcext:value-type="float">
            <text:p>3.43598008155823</text:p>
          </table:table-cell>
          <table:table-cell office:value-type="float" office:value="3.46933817863464" calcext:value-type="float">
            <text:p>3.46933817863464</text:p>
          </table:table-cell>
          <table:table-cell office:value-type="float" office:value="3.50269627571106" calcext:value-type="float">
            <text:p>3.50269627571106</text:p>
          </table:table-cell>
          <table:table-cell office:value-type="float" office:value="3.53605437278748" calcext:value-type="float">
            <text:p>3.53605437278748</text:p>
          </table:table-cell>
          <table:table-cell office:value-type="float" office:value="3.56941270828247" calcext:value-type="float">
            <text:p>3.56941270828247</text:p>
          </table:table-cell>
          <table:table-cell office:value-type="float" office:value="3.60277080535889" calcext:value-type="float">
            <text:p>3.60277080535889</text:p>
          </table:table-cell>
          <table:table-cell office:value-type="float" office:value="3.63612723350525" calcext:value-type="float">
            <text:p>3.63612723350525</text:p>
          </table:table-cell>
          <table:table-cell office:value-type="float" office:value="3.66948366165161" calcext:value-type="float">
            <text:p>3.66948366165161</text:p>
          </table:table-cell>
          <table:table-cell office:value-type="float" office:value="3.70284008979797" calcext:value-type="float">
            <text:p>3.70284008979797</text:p>
          </table:table-cell>
          <table:table-cell office:value-type="float" office:value="3.73619651794434" calcext:value-type="float">
            <text:p>3.73619651794434</text:p>
          </table:table-cell>
          <table:table-cell office:value-type="float" office:value="3.76955318450928" calcext:value-type="float">
            <text:p>3.76955318450928</text:p>
          </table:table-cell>
          <table:table-cell office:value-type="float" office:value="3.80290961265564" calcext:value-type="float">
            <text:p>3.80290961265564</text:p>
          </table:table-cell>
          <table:table-cell office:value-type="float" office:value="3.86962246894836" calcext:value-type="float">
            <text:p>3.86962246894836</text:p>
          </table:table-cell>
          <table:table-cell office:value-type="float" office:value="3.93633532524109" calcext:value-type="float">
            <text:p>3.93633532524109</text:p>
          </table:table-cell>
          <table:table-cell office:value-type="float" office:value="4.03640484809876" calcext:value-type="float">
            <text:p>4.03640484809876</text:p>
          </table:table-cell>
          <table:table-cell office:value-type="float" office:value="4.10311770439148" calcext:value-type="float">
            <text:p>4.10311770439148</text:p>
          </table:table-cell>
          <table:table-cell office:value-type="float" office:value="4.13647413253784" calcext:value-type="float">
            <text:p>4.13647413253784</text:p>
          </table:table-cell>
          <table:table-cell office:value-type="float" office:value="4.20318698883057" calcext:value-type="float">
            <text:p>4.20318698883057</text:p>
          </table:table-cell>
          <table:table-cell office:value-type="float" office:value="4.26989984512329" calcext:value-type="float">
            <text:p>4.26989984512329</text:p>
          </table:table-cell>
          <table:table-cell office:value-type="float" office:value="4.33661270141602" calcext:value-type="float">
            <text:p>4.33661270141602</text:p>
          </table:table-cell>
          <table:table-cell office:value-type="float" office:value="4.3699688911438" calcext:value-type="float">
            <text:p>4.3699688911438</text:p>
          </table:table-cell>
          <table:table-cell office:value-type="float" office:value="4.40332531929016" calcext:value-type="float">
            <text:p>4.40332531929016</text:p>
          </table:table-cell>
          <table:table-cell office:value-type="float" office:value="4.47003841400147" calcext:value-type="float">
            <text:p>4.47003841400147</text:p>
          </table:table-cell>
          <table:table-cell office:value-type="float" office:value="4.50339484214783" calcext:value-type="float">
            <text:p>4.50339484214783</text:p>
          </table:table-cell>
          <table:table-cell office:value-type="float" office:value="4.53675103187561" calcext:value-type="float">
            <text:p>4.53675103187561</text:p>
          </table:table-cell>
          <table:table-cell office:value-type="float" office:value="4.60346388816834" calcext:value-type="float">
            <text:p>4.60346388816834</text:p>
          </table:table-cell>
          <table:table-cell office:value-type="float" office:value="4.63682079315186" calcext:value-type="float">
            <text:p>4.63682079315186</text:p>
          </table:table-cell>
          <table:table-cell office:value-type="float" office:value="4.7035346031189" calcext:value-type="float">
            <text:p>4.7035346031189</text:p>
          </table:table-cell>
          <table:table-cell office:value-type="float" office:value="4.73689150810242" calcext:value-type="float">
            <text:p>4.73689150810242</text:p>
          </table:table-cell>
          <table:table-cell office:value-type="float" office:value="4.80360531806946" calcext:value-type="float">
            <text:p>4.80360531806946</text:p>
          </table:table-cell>
          <table:table-cell office:value-type="float" office:value="4.83696222305298" calcext:value-type="float">
            <text:p>4.83696222305298</text:p>
          </table:table-cell>
          <table:table-cell office:value-type="float" office:value="4.8703191280365" calcext:value-type="float">
            <text:p>4.8703191280365</text:p>
          </table:table-cell>
          <table:table-cell office:value-type="float" office:value="4.90367603302002" calcext:value-type="float">
            <text:p>4.90367603302002</text:p>
          </table:table-cell>
          <table:table-cell office:value-type="float" office:value="4.93703293800354" calcext:value-type="float">
            <text:p>4.93703293800354</text:p>
          </table:table-cell>
          <table:table-cell office:value-type="float" office:value="5.003746509552" calcext:value-type="float">
            <text:p>5.003746509552</text:p>
          </table:table-cell>
          <table:table-cell office:value-type="float" office:value="5.07046055793762" calcext:value-type="float">
            <text:p>5.07046055793762</text:p>
          </table:table-cell>
          <table:table-cell office:value-type="float" office:value="5.13717436790466" calcext:value-type="float">
            <text:p>5.13717436790466</text:p>
          </table:table-cell>
          <table:table-cell office:value-type="float" office:value="5.20388793945313" calcext:value-type="float">
            <text:p>5.20388793945313</text:p>
          </table:table-cell>
          <table:table-cell office:value-type="float" office:value="5.27060151100159" calcext:value-type="float">
            <text:p>5.27060151100159</text:p>
          </table:table-cell>
          <table:table-cell office:value-type="float" office:value="5.33731532096863" calcext:value-type="float">
            <text:p>5.33731532096863</text:p>
          </table:table-cell>
          <table:table-cell office:value-type="float" office:value="5.40402913093567" calcext:value-type="float">
            <text:p>5.40402913093567</text:p>
          </table:table-cell>
          <table:table-cell office:value-type="float" office:value="5.47074270248413" calcext:value-type="float">
            <text:p>5.47074270248413</text:p>
          </table:table-cell>
          <table:table-cell office:value-type="float" office:value="5.53745627403259" calcext:value-type="float">
            <text:p>5.53745627403259</text:p>
          </table:table-cell>
          <table:table-cell office:value-type="float" office:value="5.57081317901611" calcext:value-type="float">
            <text:p>5.57081317901611</text:p>
          </table:table-cell>
          <table:table-cell office:value-type="float" office:value="5.63753056526184" calcext:value-type="float">
            <text:p>5.63753056526184</text:p>
          </table:table-cell>
          <table:table-cell office:value-type="float" office:value="5.70425152778626" calcext:value-type="float">
            <text:p>5.70425152778626</text:p>
          </table:table-cell>
          <table:table-cell office:value-type="float" office:value="5.73761200904846" calcext:value-type="float">
            <text:p>5.73761200904846</text:p>
          </table:table-cell>
          <table:table-cell office:value-type="float" office:value="5.87105417251587" calcext:value-type="float">
            <text:p>5.87105417251587</text:p>
          </table:table-cell>
          <table:table-cell office:value-type="float" office:value="5.90441489219666" calcext:value-type="float">
            <text:p>5.90441489219666</text:p>
          </table:table-cell>
          <table:table-cell office:value-type="float" office:value="5.97113633155823" calcext:value-type="float">
            <text:p>5.97113633155823</text:p>
          </table:table-cell>
          <table:table-cell office:value-type="float" office:value="6.03785753250122" calcext:value-type="float">
            <text:p>6.03785753250122</text:p>
          </table:table-cell>
          <table:table-cell office:value-type="float" office:value="6.10457873344421" calcext:value-type="float">
            <text:p>6.10457873344421</text:p>
          </table:table-cell>
          <table:table-cell office:value-type="float" office:value="6.13793969154358" calcext:value-type="float">
            <text:p>6.13793969154358</text:p>
          </table:table-cell>
          <table:table-cell office:value-type="float" office:value="6.17130041122437" calcext:value-type="float">
            <text:p>6.17130041122437</text:p>
          </table:table-cell>
          <table:table-cell office:value-type="float" office:value="6.20466113090515" calcext:value-type="float">
            <text:p>6.20466113090515</text:p>
          </table:table-cell>
          <table:table-cell office:value-type="float" office:value="6.47154808044434" calcext:value-type="float">
            <text:p>6.47154808044434</text:p>
          </table:table-cell>
          <table:table-cell office:value-type="float" office:value="6.53826999664307" calcext:value-type="float">
            <text:p>6.53826999664307</text:p>
          </table:table-cell>
          <table:table-cell office:value-type="float" office:value="6.77178192138672" calcext:value-type="float">
            <text:p>6.77178192138672</text:p>
          </table:table-cell>
          <table:table-cell office:value-type="float" office:value="6.83849787712097" calcext:value-type="float">
            <text:p>6.83849787712097</text:p>
          </table:table-cell>
          <table:table-cell office:value-type="float" office:value="6.97193002700806" calcext:value-type="float">
            <text:p>6.97193002700806</text:p>
          </table:table-cell>
          <table:table-cell office:value-type="float" office:value="7.07200384140015" calcext:value-type="float">
            <text:p>7.07200384140015</text:p>
          </table:table-cell>
          <table:table-cell office:value-type="float" office:value="7.13872003555298" calcext:value-type="float">
            <text:p>7.13872003555298</text:p>
          </table:table-cell>
          <table:table-cell office:value-type="float" office:value="7.17207813262939" calcext:value-type="float">
            <text:p>7.17207813262939</text:p>
          </table:table-cell>
          <table:table-cell office:value-type="float" office:value="7.37222623825073" calcext:value-type="float">
            <text:p>7.37222623825073</text:p>
          </table:table-cell>
          <table:table-cell office:value-type="float" office:value="7.40558457374573" calcext:value-type="float">
            <text:p>7.40558457374573</text:p>
          </table:table-cell>
          <table:table-cell office:value-type="float" office:value="7.47230052947998" calcext:value-type="float">
            <text:p>7.47230052947998</text:p>
          </table:table-cell>
          <table:table-cell office:value-type="float" office:value="7.53901648521423" calcext:value-type="float">
            <text:p>7.53901648521423</text:p>
          </table:table-cell>
          <table:table-cell office:value-type="float" office:value="7.60573291778564" calcext:value-type="float">
            <text:p>7.60573291778564</text:p>
          </table:table-cell>
          <table:table-cell office:value-type="float" office:value="7.67244458198547" calcext:value-type="float">
            <text:p>7.67244458198547</text:p>
          </table:table-cell>
          <table:table-cell office:value-type="float" office:value="7.70580053329468" calcext:value-type="float">
            <text:p>7.70580053329468</text:p>
          </table:table-cell>
          <table:table-cell office:value-type="float" office:value="8.00600290298462" calcext:value-type="float">
            <text:p>8.00600290298462</text:p>
          </table:table-cell>
          <table:table-cell office:value-type="float" office:value="8.07271432876587" calcext:value-type="float">
            <text:p>8.07271432876587</text:p>
          </table:table-cell>
          <table:table-cell office:value-type="float" office:value="8.17278170585632" calcext:value-type="float">
            <text:p>8.17278170585632</text:p>
          </table:table-cell>
          <table:table-cell office:value-type="float" office:value="8.20613741874695" calcext:value-type="float">
            <text:p>8.20613741874695</text:p>
          </table:table-cell>
          <table:table-cell office:value-type="float" office:value="8.2728488445282" calcext:value-type="float">
            <text:p>8.2728488445282</text:p>
          </table:table-cell>
          <table:table-cell office:value-type="float" office:value="8.33956003189087" calcext:value-type="float">
            <text:p>8.33956003189087</text:p>
          </table:table-cell>
          <table:table-cell office:value-type="float" office:value="8.57304954528809" calcext:value-type="float">
            <text:p>8.57304954528809</text:p>
          </table:table-cell>
          <table:table-cell office:value-type="float" office:value="8.63976168632507" calcext:value-type="float">
            <text:p>8.63976168632507</text:p>
          </table:table-cell>
          <table:table-cell office:value-type="float" office:value="8.9066150188446" calcext:value-type="float">
            <text:p>8.9066150188446</text:p>
          </table:table-cell>
          <table:table-cell office:value-type="float" office:value="8.97332835197449" calcext:value-type="float">
            <text:p>8.97332835197449</text:p>
          </table:table-cell>
          <table:table-cell office:value-type="float" office:value="9.24018144607544" calcext:value-type="float">
            <text:p>9.24018144607544</text:p>
          </table:table-cell>
          <table:table-cell office:value-type="float" office:value="9.44032073020935" calcext:value-type="float">
            <text:p>9.44032073020935</text:p>
          </table:table-cell>
          <table:table-cell office:value-type="float" office:value="9.60710382461548" calcext:value-type="float">
            <text:p>9.60710382461548</text:p>
          </table:table-cell>
          <table:table-cell office:value-type="float" office:value="9.6738166809082" calcext:value-type="float">
            <text:p>9.6738166809082</text:p>
          </table:table-cell>
          <table:table-cell office:value-type="float" office:value="9.74052977561951" calcext:value-type="float">
            <text:p>9.74052977561951</text:p>
          </table:table-cell>
          <table:table-cell office:value-type="float" office:value="9.84059882164001" calcext:value-type="float">
            <text:p>9.84059882164001</text:p>
          </table:table-cell>
          <table:table-cell office:value-type="float" office:value="9.90731167793274" calcext:value-type="float">
            <text:p>9.90731167793274</text:p>
          </table:table-cell>
          <table:table-cell office:value-type="float" office:value="9.97402453422546" calcext:value-type="float">
            <text:p>9.97402453422546</text:p>
          </table:table-cell>
          <table:table-cell office:value-type="float" office:value="10.0407373905182" calcext:value-type="float">
            <text:p>10.0407373905182</text:p>
          </table:table-cell>
          <table:table-cell office:value-type="float" office:value="10.1074502468109" calcext:value-type="float">
            <text:p>10.1074502468109</text:p>
          </table:table-cell>
          <table:table-cell office:value-type="float" office:value="10.1741628646851" calcext:value-type="float">
            <text:p>10.1741628646851</text:p>
          </table:table-cell>
          <table:table-cell office:value-type="float" office:value="10.2742319107056" calcext:value-type="float">
            <text:p>10.2742319107056</text:p>
          </table:table-cell>
          <table:table-cell office:value-type="float" office:value="10.3409442901611" calcext:value-type="float">
            <text:p>10.3409442901611</text:p>
          </table:table-cell>
          <table:table-cell office:value-type="float" office:value="10.4410133361816" calcext:value-type="float">
            <text:p>10.4410133361816</text:p>
          </table:table-cell>
          <table:table-cell office:value-type="float" office:value="10.6077947616577" calcext:value-type="float">
            <text:p>10.6077947616577</text:p>
          </table:table-cell>
          <table:table-cell office:value-type="float" office:value="10.674510717392" calcext:value-type="float">
            <text:p>10.674510717392</text:p>
          </table:table-cell>
          <table:table-cell office:value-type="float" office:value="10.7412269115448" calcext:value-type="float">
            <text:p>10.7412269115448</text:p>
          </table:table-cell>
          <table:table-cell office:value-type="float" office:value="11.0748083591461" calcext:value-type="float">
            <text:p>11.0748083591461</text:p>
          </table:table-cell>
          <table:table-cell office:value-type="float" office:value="11.141524553299" calcext:value-type="float">
            <text:p>11.141524553299</text:p>
          </table:table-cell>
          <table:table-cell office:value-type="float" office:value="11.2082409858704" calcext:value-type="float">
            <text:p>11.2082409858704</text:p>
          </table:table-cell>
          <table:table-cell office:value-type="float" office:value="11.3083157539368" calcext:value-type="float">
            <text:p>11.3083157539368</text:p>
          </table:table-cell>
          <table:table-cell office:value-type="float" office:value="11.3416740894318" calcext:value-type="float">
            <text:p>11.3416740894318</text:p>
          </table:table-cell>
          <table:table-cell office:value-type="float" office:value="11.3750321865082" calcext:value-type="float">
            <text:p>11.3750321865082</text:p>
          </table:table-cell>
          <table:table-cell office:value-type="float" office:value="11.5084652900696" calcext:value-type="float">
            <text:p>11.5084652900696</text:p>
          </table:table-cell>
          <table:table-cell office:value-type="float" office:value="11.6085402965546" calcext:value-type="float">
            <text:p>11.6085402965546</text:p>
          </table:table-cell>
          <table:table-cell office:value-type="float" office:value="11.6752529144287" calcext:value-type="float">
            <text:p>11.6752529144287</text:p>
          </table:table-cell>
          <table:table-cell office:value-type="float" office:value="11.7086091041565" calcext:value-type="float">
            <text:p>11.7086091041565</text:p>
          </table:table-cell>
          <table:table-cell office:value-type="float" office:value="11.8086779117584" calcext:value-type="float">
            <text:p>11.8086779117584</text:p>
          </table:table-cell>
          <table:table-cell office:value-type="float" office:value="11.875390291214" calcext:value-type="float">
            <text:p>11.875390291214</text:p>
          </table:table-cell>
          <table:table-cell office:value-type="float" office:value="11.9087464809418" calcext:value-type="float">
            <text:p>11.9087464809418</text:p>
          </table:table-cell>
          <table:table-cell office:value-type="float" office:value="11.9754593372345" calcext:value-type="float">
            <text:p>11.9754593372345</text:p>
          </table:table-cell>
          <table:table-cell office:value-type="float" office:value="12.208952665329" calcext:value-type="float">
            <text:p>12.208952665329</text:p>
          </table:table-cell>
          <table:table-cell office:value-type="float" office:value="12.275664806366" calcext:value-type="float">
            <text:p>12.275664806366</text:p>
          </table:table-cell>
          <table:table-cell office:value-type="float" office:value="12.3423771858215" calcext:value-type="float">
            <text:p>12.3423771858215</text:p>
          </table:table-cell>
          <table:table-cell office:value-type="float" office:value="12.5758700370789" calcext:value-type="float">
            <text:p>12.5758700370789</text:p>
          </table:table-cell>
          <table:table-cell office:value-type="float" office:value="12.6092259883881" calcext:value-type="float">
            <text:p>12.6092259883881</text:p>
          </table:table-cell>
          <table:table-cell office:value-type="float" office:value="12.6425838470459" calcext:value-type="float">
            <text:p>12.6425838470459</text:p>
          </table:table-cell>
          <table:table-cell office:value-type="float" office:value="12.8427293300629" calcext:value-type="float">
            <text:p>12.8427293300629</text:p>
          </table:table-cell>
          <table:table-cell office:value-type="float" office:value="12.8760869503021" calcext:value-type="float">
            <text:p>12.8760869503021</text:p>
          </table:table-cell>
          <table:table-cell office:value-type="float" office:value="12.9094445705414" calcext:value-type="float">
            <text:p>12.9094445705414</text:p>
          </table:table-cell>
          <table:table-cell office:value-type="float" office:value="12.9428019523621" calcext:value-type="float">
            <text:p>12.9428019523621</text:p>
          </table:table-cell>
          <table:table-cell office:value-type="float" office:value="13.0095171928406" calcext:value-type="float">
            <text:p>13.0095171928406</text:p>
          </table:table-cell>
          <table:table-cell office:value-type="float" office:value="13.142947435379" calcext:value-type="float">
            <text:p>13.142947435379</text:p>
          </table:table-cell>
          <table:table-cell office:value-type="float" office:value="13.2096626758575" calcext:value-type="float">
            <text:p>13.2096626758575</text:p>
          </table:table-cell>
          <table:table-cell office:value-type="float" office:value="13.2763776779175" calcext:value-type="float">
            <text:p>13.2763776779175</text:p>
          </table:table-cell>
          <table:table-cell office:value-type="float" office:value="13.3430926799774" calcext:value-type="float">
            <text:p>13.3430926799774</text:p>
          </table:table-cell>
          <table:table-cell office:value-type="float" office:value="13.4098079204559" calcext:value-type="float">
            <text:p>13.4098079204559</text:p>
          </table:table-cell>
          <table:table-cell office:value-type="float" office:value="13.4431655406952" calcext:value-type="float">
            <text:p>13.4431655406952</text:p>
          </table:table-cell>
          <table:table-cell office:value-type="float" office:value="13.5098805427551" calcext:value-type="float">
            <text:p>13.5098805427551</text:p>
          </table:table-cell>
          <table:table-cell office:value-type="float" office:value="13.5432379245758" calcext:value-type="float">
            <text:p>13.5432379245758</text:p>
          </table:table-cell>
          <table:table-cell office:value-type="float" office:value="13.5765957832336" calcext:value-type="float">
            <text:p>13.5765957832336</text:p>
          </table:table-cell>
          <table:table-cell office:value-type="float" office:value="13.7767446041107" calcext:value-type="float">
            <text:p>13.7767446041107</text:p>
          </table:table-cell>
          <table:table-cell office:value-type="float" office:value="14.1103277206421" calcext:value-type="float">
            <text:p>14.1103277206421</text:p>
          </table:table-cell>
          <table:table-cell office:value-type="float" office:value="14.410552740097" calcext:value-type="float">
            <text:p>14.410552740097</text:p>
          </table:table-cell>
          <table:table-cell office:value-type="float" office:value="14.7107772827148" calcext:value-type="float">
            <text:p>14.7107772827148</text:p>
          </table:table-cell>
          <table:table-cell office:value-type="float" office:value="14.7774937152863" calcext:value-type="float">
            <text:p>14.7774937152863</text:p>
          </table:table-cell>
          <table:table-cell office:value-type="float" office:value="14.9776422977448" calcext:value-type="float">
            <text:p>14.9776422977448</text:p>
          </table:table-cell>
          <table:table-cell office:value-type="float" office:value="15.0443587303162" calcext:value-type="float">
            <text:p>15.0443587303162</text:p>
          </table:table-cell>
          <table:table-cell office:value-type="float" office:value="15.3112239837646" calcext:value-type="float">
            <text:p>15.3112239837646</text:p>
          </table:table-cell>
          <table:table-cell office:value-type="float" office:value="15.3779401779175" calcext:value-type="float">
            <text:p>15.3779401779175</text:p>
          </table:table-cell>
          <table:table-cell office:value-type="float" office:value="15.5780892372131" calcext:value-type="float">
            <text:p>15.5780892372131</text:p>
          </table:table-cell>
          <table:table-cell office:value-type="float" office:value="15.6448059082031" calcext:value-type="float">
            <text:p>15.6448059082031</text:p>
          </table:table-cell>
          <table:table-cell office:value-type="float" office:value="15.9116735458374" calcext:value-type="float">
            <text:p>15.9116735458374</text:p>
          </table:table-cell>
          <table:table-cell office:value-type="float" office:value="15.9783906936646" calcext:value-type="float">
            <text:p>15.9783906936646</text:p>
          </table:table-cell>
          <table:table-cell office:value-type="float" office:value="16.1785414218903" calcext:value-type="float">
            <text:p>16.1785414218903</text:p>
          </table:table-cell>
          <table:table-cell office:value-type="float" office:value="16.2452585697174" calcext:value-type="float">
            <text:p>16.2452585697174</text:p>
          </table:table-cell>
          <table:table-cell office:value-type="float" office:value="16.2786169052124" calcext:value-type="float">
            <text:p>16.2786169052124</text:p>
          </table:table-cell>
          <table:table-cell office:value-type="float" office:value="16.5121266841888" calcext:value-type="float">
            <text:p>16.5121266841888</text:p>
          </table:table-cell>
          <table:table-cell office:value-type="float" office:value="16.8123540878296" calcext:value-type="float">
            <text:p>16.8123540878296</text:p>
          </table:table-cell>
          <table:table-cell office:value-type="float" office:value="16.8457126617432" calcext:value-type="float">
            <text:p>16.8457126617432</text:p>
          </table:table-cell>
          <table:table-cell office:value-type="float" office:value="16.8790712356567" calcext:value-type="float">
            <text:p>16.8790712356567</text:p>
          </table:table-cell>
          <table:table-cell office:value-type="float" office:value="16.9124298095703" calcext:value-type="float">
            <text:p>16.9124298095703</text:p>
          </table:table-cell>
          <table:table-cell office:value-type="float" office:value="16.9457886219025" calcext:value-type="float">
            <text:p>16.9457886219025</text:p>
          </table:table-cell>
          <table:table-cell office:value-type="float" office:value="16.979147195816" calcext:value-type="float">
            <text:p>16.979147195816</text:p>
          </table:table-cell>
          <table:table-cell office:value-type="float" office:value="17.0125057697296" calcext:value-type="float">
            <text:p>17.0125057697296</text:p>
          </table:table-cell>
          <table:table-cell office:value-type="float" office:value="17.0458645820618" calcext:value-type="float">
            <text:p>17.0458645820618</text:p>
          </table:table-cell>
          <table:table-cell office:value-type="float" office:value="17.0792231559753" calcext:value-type="float">
            <text:p>17.0792231559753</text:p>
          </table:table-cell>
          <table:table-cell office:value-type="float" office:value="17.1125817298889" calcext:value-type="float">
            <text:p>17.1125817298889</text:p>
          </table:table-cell>
          <table:table-cell office:value-type="float" office:value="17.1459403038025" calcext:value-type="float">
            <text:p>17.1459403038025</text:p>
          </table:table-cell>
          <table:table-cell office:value-type="float" office:value="17.4128098487854" calcext:value-type="float">
            <text:p>17.4128098487854</text:p>
          </table:table-cell>
          <table:table-cell office:value-type="float" office:value="17.446168422699" calcext:value-type="float">
            <text:p>17.446168422699</text:p>
          </table:table-cell>
          <table:table-cell office:value-type="float" office:value="17.5128860473633" calcext:value-type="float">
            <text:p>17.5128860473633</text:p>
          </table:table-cell>
          <table:table-cell office:value-type="float" office:value="17.5462446212769" calcext:value-type="float">
            <text:p>17.5462446212769</text:p>
          </table:table-cell>
          <table:table-cell office:value-type="float" office:value="17.6129620075226" calcext:value-type="float">
            <text:p>17.6129620075226</text:p>
          </table:table-cell>
          <table:table-cell office:value-type="float" office:value="17.6796770095825" calcext:value-type="float">
            <text:p>17.6796770095825</text:p>
          </table:table-cell>
          <table:table-cell office:value-type="float" office:value="17.746392250061" calcext:value-type="float">
            <text:p>17.746392250061</text:p>
          </table:table-cell>
          <table:table-cell office:value-type="float" office:value="17.7797496318817" calcext:value-type="float">
            <text:p>17.7797496318817</text:p>
          </table:table-cell>
          <table:table-cell office:value-type="float" office:value="17.8131074905396" calcext:value-type="float">
            <text:p>17.8131074905396</text:p>
          </table:table-cell>
          <table:table-cell office:value-type="float" office:value="17.8464651107788" calcext:value-type="float">
            <text:p>17.8464651107788</text:p>
          </table:table-cell>
          <table:table-cell office:value-type="float" office:value="17.9131803512573" calcext:value-type="float">
            <text:p>17.9131803512573</text:p>
          </table:table-cell>
          <table:table-cell office:value-type="float" office:value="17.9798958301544" calcext:value-type="float">
            <text:p>17.9798958301544</text:p>
          </table:table-cell>
          <table:table-cell office:value-type="float" office:value="18.0132534503937" calcext:value-type="float">
            <text:p>18.0132534503937</text:p>
          </table:table-cell>
          <table:table-cell office:value-type="float" office:value="18.0799686908722" calcext:value-type="float">
            <text:p>18.0799686908722</text:p>
          </table:table-cell>
          <table:table-cell office:value-type="float" office:value="18.3134732246399" calcext:value-type="float">
            <text:p>18.3134732246399</text:p>
          </table:table-cell>
          <table:table-cell office:value-type="float" office:value="18.3468308448792" calcext:value-type="float">
            <text:p>18.3468308448792</text:p>
          </table:table-cell>
          <table:table-cell office:value-type="float" office:value="18.380188703537" calcext:value-type="float">
            <text:p>18.380188703537</text:p>
          </table:table-cell>
          <table:table-cell office:value-type="float" office:value="18.4135465621948" calcext:value-type="float">
            <text:p>18.4135465621948</text:p>
          </table:table-cell>
          <table:table-cell office:value-type="float" office:value="18.4469041824341" calcext:value-type="float">
            <text:p>18.4469041824341</text:p>
          </table:table-cell>
          <table:table-cell office:value-type="float" office:value="18.4802622795105" calcext:value-type="float">
            <text:p>18.4802622795105</text:p>
          </table:table-cell>
          <table:table-cell office:value-type="float" office:value="18.5136201381683" calcext:value-type="float">
            <text:p>18.5136201381683</text:p>
          </table:table-cell>
          <table:table-cell office:value-type="float" office:value="18.6136939525604" calcext:value-type="float">
            <text:p>18.6136939525604</text:p>
          </table:table-cell>
          <table:table-cell office:value-type="float" office:value="18.6804065704346" calcext:value-type="float">
            <text:p>18.6804065704346</text:p>
          </table:table-cell>
          <table:table-cell office:value-type="float" office:value="18.7137629985809" calcext:value-type="float">
            <text:p>18.7137629985809</text:p>
          </table:table-cell>
          <table:table-cell office:value-type="float" office:value="18.8138320446014" calcext:value-type="float">
            <text:p>18.8138320446014</text:p>
          </table:table-cell>
          <table:table-cell office:value-type="float" office:value="18.8471884727478" calcext:value-type="float">
            <text:p>18.8471884727478</text:p>
          </table:table-cell>
          <table:table-cell office:value-type="float" office:value="18.9139010906219" calcext:value-type="float">
            <text:p>18.9139010906219</text:p>
          </table:table-cell>
          <table:table-cell office:value-type="float" office:value="19.0139698982239" calcext:value-type="float">
            <text:p>19.0139698982239</text:p>
          </table:table-cell>
          <table:table-cell office:value-type="float" office:value="19.0473263263702" calcext:value-type="float">
            <text:p>19.0473263263702</text:p>
          </table:table-cell>
          <table:table-cell office:value-type="float" office:value="19.2141077518463" calcext:value-type="float">
            <text:p>19.2141077518463</text:p>
          </table:table-cell>
          <table:table-cell office:value-type="float" office:value="19.2808203697205" calcext:value-type="float">
            <text:p>19.2808203697205</text:p>
          </table:table-cell>
          <table:table-cell office:value-type="float" office:value="19.4809577465057" calcext:value-type="float">
            <text:p>19.4809577465057</text:p>
          </table:table-cell>
          <table:table-cell office:value-type="float" office:value="19.5476701259613" calcext:value-type="float">
            <text:p>19.5476701259613</text:p>
          </table:table-cell>
          <table:table-cell office:value-type="float" office:value="19.6143827438355" calcext:value-type="float">
            <text:p>19.6143827438355</text:p>
          </table:table-cell>
          <table:table-cell office:value-type="float" office:value="19.6477375030518" calcext:value-type="float">
            <text:p>19.6477375030518</text:p>
          </table:table-cell>
          <table:table-cell office:value-type="float" office:value="19.7478017807007" calcext:value-type="float">
            <text:p>19.7478017807007</text:p>
          </table:table-cell>
          <table:table-cell office:value-type="float" office:value="19.8145110607147" calcext:value-type="float">
            <text:p>19.8145110607147</text:p>
          </table:table-cell>
          <table:table-cell office:value-type="float" office:value="19.847865819931" calcext:value-type="float">
            <text:p>19.847865819931</text:p>
          </table:table-cell>
          <table:table-cell office:value-type="float" office:value="19.8812201023102" calcext:value-type="float">
            <text:p>19.8812201023102</text:p>
          </table:table-cell>
          <table:table-cell office:value-type="float" office:value="19.9145748615265" calcext:value-type="float">
            <text:p>19.9145748615265</text:p>
          </table:table-cell>
          <table:table-cell office:value-type="float" office:value="20.1814107894897" calcext:value-type="float">
            <text:p>20.1814107894897</text:p>
          </table:table-cell>
          <table:table-cell office:value-type="float" office:value="20.2481195926666" calcext:value-type="float">
            <text:p>20.2481195926666</text:p>
          </table:table-cell>
          <table:table-cell office:value-type="float" office:value="20.4815995693207" calcext:value-type="float">
            <text:p>20.4815995693207</text:p>
          </table:table-cell>
          <table:table-cell office:value-type="float" office:value="20.7484483718872" calcext:value-type="float">
            <text:p>20.7484483718872</text:p>
          </table:table-cell>
          <table:table-cell office:value-type="float" office:value="20.81516456604" calcext:value-type="float">
            <text:p>20.81516456604</text:p>
          </table:table-cell>
          <table:table-cell office:value-type="float" office:value="21.0820291042328" calcext:value-type="float">
            <text:p>21.0820291042328</text:p>
          </table:table-cell>
          <table:table-cell office:value-type="float" office:value="21.1153872013092" calcext:value-type="float">
            <text:p>21.1153872013092</text:p>
          </table:table-cell>
          <table:table-cell office:value-type="float" office:value="21.1487452983856" calcext:value-type="float">
            <text:p>21.1487452983856</text:p>
          </table:table-cell>
          <table:table-cell office:value-type="float" office:value="21.2154614925385" calcext:value-type="float">
            <text:p>21.2154614925385</text:p>
          </table:table-cell>
          <table:table-cell office:value-type="float" office:value="21.2821774482727" calcext:value-type="float">
            <text:p>21.2821774482727</text:p>
          </table:table-cell>
          <table:table-cell office:value-type="float" office:value="21.3488938808441" calcext:value-type="float">
            <text:p>21.3488938808441</text:p>
          </table:table-cell>
          <table:table-cell office:value-type="float" office:value="21.382251739502" calcext:value-type="float">
            <text:p>21.382251739502</text:p>
          </table:table-cell>
          <table:table-cell office:value-type="float" office:value="21.4489679336548" calcext:value-type="float">
            <text:p>21.4489679336548</text:p>
          </table:table-cell>
          <table:table-cell office:value-type="float" office:value="21.5156841278076" calcext:value-type="float">
            <text:p>21.5156841278076</text:p>
          </table:table-cell>
          <table:table-cell office:value-type="float" office:value="21.5824000835419" calcext:value-type="float">
            <text:p>21.5824000835419</text:p>
          </table:table-cell>
          <table:table-cell office:value-type="float" office:value="21.649115562439" calcext:value-type="float">
            <text:p>21.649115562439</text:p>
          </table:table-cell>
          <table:table-cell office:value-type="float" office:value="21.6824727058411" calcext:value-type="float">
            <text:p>21.6824727058411</text:p>
          </table:table-cell>
          <table:table-cell office:value-type="float" office:value="21.7491869926453" calcext:value-type="float">
            <text:p>21.7491869926453</text:p>
          </table:table-cell>
          <table:table-cell office:value-type="float" office:value="21.8159012794495" calcext:value-type="float">
            <text:p>21.8159012794495</text:p>
          </table:table-cell>
          <table:table-cell office:value-type="float" office:value="21.8492584228516" calcext:value-type="float">
            <text:p>21.8492584228516</text:p>
          </table:table-cell>
          <table:table-cell office:value-type="float" office:value="21.9159729480743" calcext:value-type="float">
            <text:p>21.9159729480743</text:p>
          </table:table-cell>
          <table:table-cell office:value-type="float" office:value="21.9826872348785" calcext:value-type="float">
            <text:p>21.9826872348785</text:p>
          </table:table-cell>
          <table:table-cell office:value-type="float" office:value="22.0160443782806" calcext:value-type="float">
            <text:p>22.0160443782806</text:p>
          </table:table-cell>
          <table:table-cell office:value-type="float" office:value="22.082759141922" calcext:value-type="float">
            <text:p>22.082759141922</text:p>
          </table:table-cell>
          <table:table-cell office:value-type="float" office:value="22.2495453357697" calcext:value-type="float">
            <text:p>22.2495453357697</text:p>
          </table:table-cell>
          <table:table-cell office:value-type="float" office:value="22.316260099411" calcext:value-type="float">
            <text:p>22.316260099411</text:p>
          </table:table-cell>
          <table:table-cell office:value-type="float" office:value="22.5831186771393" calcext:value-type="float">
            <text:p>22.5831186771393</text:p>
          </table:table-cell>
          <table:table-cell office:value-type="float" office:value="22.6498351097107" calcext:value-type="float">
            <text:p>22.6498351097107</text:p>
          </table:table-cell>
          <table:table-cell office:value-type="float" office:value="22.8166306018829" calcext:value-type="float">
            <text:p>22.8166306018829</text:p>
          </table:table-cell>
          <table:table-cell office:value-type="float" office:value="22.883348941803" calcext:value-type="float">
            <text:p>22.883348941803</text:p>
          </table:table-cell>
          <table:table-cell office:value-type="float" office:value="22.9167079925537" calcext:value-type="float">
            <text:p>22.9167079925537</text:p>
          </table:table-cell>
          <table:table-cell office:value-type="float" office:value="22.9500670433044" calcext:value-type="float">
            <text:p>22.9500670433044</text:p>
          </table:table-cell>
          <table:table-cell office:value-type="float" office:value="23.1835813522339" calcext:value-type="float">
            <text:p>23.1835813522339</text:p>
          </table:table-cell>
          <table:table-cell office:value-type="float" office:value="23.2169406414032" calcext:value-type="float">
            <text:p>23.2169406414032</text:p>
          </table:table-cell>
          <table:table-cell office:value-type="float" office:value="23.2502996921539" calcext:value-type="float">
            <text:p>23.2502996921539</text:p>
          </table:table-cell>
          <table:table-cell office:value-type="float" office:value="23.4838151931763" calcext:value-type="float">
            <text:p>23.4838151931763</text:p>
          </table:table-cell>
          <table:table-cell office:value-type="float" office:value="23.5505337715149" calcext:value-type="float">
            <text:p>23.5505337715149</text:p>
          </table:table-cell>
          <table:table-cell office:value-type="float" office:value="23.7840259075165" calcext:value-type="float">
            <text:p>23.7840259075165</text:p>
          </table:table-cell>
          <table:table-cell office:value-type="float" office:value="23.8173806667328" calcext:value-type="float">
            <text:p>23.8173806667328</text:p>
          </table:table-cell>
          <table:table-cell office:value-type="float" office:value="23.9174439907074" calcext:value-type="float">
            <text:p>23.9174439907074</text:p>
          </table:table-cell>
          <table:table-cell office:value-type="float" office:value="24.084216594696" calcext:value-type="float">
            <text:p>24.084216594696</text:p>
          </table:table-cell>
          <table:table-cell office:value-type="float" office:value="24.1509253978729" calcext:value-type="float">
            <text:p>24.1509253978729</text:p>
          </table:table-cell>
          <table:table-cell office:value-type="float" office:value="24.1842796802521" calcext:value-type="float">
            <text:p>24.1842796802521</text:p>
          </table:table-cell>
          <table:table-cell office:value-type="float" office:value="24.4177596569061" calcext:value-type="float">
            <text:p>24.4177596569061</text:p>
          </table:table-cell>
          <table:table-cell office:value-type="float" office:value="24.4511137008667" calcext:value-type="float">
            <text:p>24.4511137008667</text:p>
          </table:table-cell>
          <table:table-cell office:value-type="float" office:value="24.517822265625" calcext:value-type="float">
            <text:p>24.517822265625</text:p>
          </table:table-cell>
          <table:table-cell office:value-type="float" office:value="24.5511763095856" calcext:value-type="float">
            <text:p>24.5511763095856</text:p>
          </table:table-cell>
          <table:table-cell office:value-type="float" office:value="24.5845305919647" calcext:value-type="float">
            <text:p>24.5845305919647</text:p>
          </table:table-cell>
          <table:table-cell office:value-type="float" office:value="24.6178843975067" calcext:value-type="float">
            <text:p>24.6178843975067</text:p>
          </table:table-cell>
          <table:table-cell office:value-type="float" office:value="24.6846017837524" calcext:value-type="float">
            <text:p>24.6846017837524</text:p>
          </table:table-cell>
          <table:table-cell office:value-type="float" office:value="24.7513191699982" calcext:value-type="float">
            <text:p>24.7513191699982</text:p>
          </table:table-cell>
          <table:table-cell office:value-type="float" office:value="24.7846779823303" calcext:value-type="float">
            <text:p>24.7846779823303</text:p>
          </table:table-cell>
          <table:table-cell office:value-type="float" office:value="24.9181125164032" calcext:value-type="float">
            <text:p>24.9181125164032</text:p>
          </table:table-cell>
          <table:table-cell office:value-type="float" office:value="25.0181887149811" calcext:value-type="float">
            <text:p>25.0181887149811</text:p>
          </table:table-cell>
          <table:table-cell office:value-type="float" office:value="25.0849063396454" calcext:value-type="float">
            <text:p>25.0849063396454</text:p>
          </table:table-cell>
          <table:table-cell office:value-type="float" office:value="25.3184173107147" calcext:value-type="float">
            <text:p>25.3184173107147</text:p>
          </table:table-cell>
          <table:table-cell office:value-type="float" office:value="25.3851346969604" calcext:value-type="float">
            <text:p>25.3851346969604</text:p>
          </table:table-cell>
          <table:table-cell office:value-type="float" office:value="25.6186461448669" calcext:value-type="float">
            <text:p>25.6186461448669</text:p>
          </table:table-cell>
          <table:table-cell office:value-type="float" office:value="25.6853666305542" calcext:value-type="float">
            <text:p>25.6853666305542</text:p>
          </table:table-cell>
          <table:table-cell office:value-type="float" office:value="25.7187271118164" calcext:value-type="float">
            <text:p>25.7187271118164</text:p>
          </table:table-cell>
          <table:table-cell office:value-type="float" office:value="25.75208735466" calcext:value-type="float">
            <text:p>25.75208735466</text:p>
          </table:table-cell>
          <table:table-cell office:value-type="float" office:value="25.8188083171844" calcext:value-type="float">
            <text:p>25.8188083171844</text:p>
          </table:table-cell>
          <table:table-cell office:value-type="float" office:value="25.8855290412903" calcext:value-type="float">
            <text:p>25.8855290412903</text:p>
          </table:table-cell>
          <table:table-cell office:value-type="float" office:value="25.9522500038147" calcext:value-type="float">
            <text:p>25.9522500038147</text:p>
          </table:table-cell>
          <table:table-cell office:value-type="float" office:value="26.0189709663391" calcext:value-type="float">
            <text:p>26.0189709663391</text:p>
          </table:table-cell>
          <table:table-cell office:value-type="float" office:value="26.2524945735931" calcext:value-type="float">
            <text:p>26.2524945735931</text:p>
          </table:table-cell>
          <table:table-cell office:value-type="float" office:value="26.3192157745361" calcext:value-type="float">
            <text:p>26.3192157745361</text:p>
          </table:table-cell>
          <table:table-cell office:value-type="float" office:value="26.5193798542023" calcext:value-type="float">
            <text:p>26.5193798542023</text:p>
          </table:table-cell>
          <table:table-cell office:value-type="float" office:value="26.5527408123016" calcext:value-type="float">
            <text:p>26.5527408123016</text:p>
          </table:table-cell>
          <table:table-cell office:value-type="float" office:value="26.6528174877167" calcext:value-type="float">
            <text:p>26.6528174877167</text:p>
          </table:table-cell>
          <table:table-cell office:value-type="float" office:value="26.719527721405" calcext:value-type="float">
            <text:p>26.719527721405</text:p>
          </table:table-cell>
          <table:table-cell office:value-type="float" office:value="26.7862384319305" calcext:value-type="float">
            <text:p>26.7862384319305</text:p>
          </table:table-cell>
          <table:table-cell office:value-type="float" office:value="26.8529489040375" calcext:value-type="float">
            <text:p>26.8529489040375</text:p>
          </table:table-cell>
          <table:table-cell office:value-type="float" office:value="26.9196591377258" calcext:value-type="float">
            <text:p>26.9196591377258</text:p>
          </table:table-cell>
          <table:table-cell office:value-type="float" office:value="26.9863696098328" calcext:value-type="float">
            <text:p>26.9863696098328</text:p>
          </table:table-cell>
          <table:table-cell office:value-type="float" office:value="27.0530798435211" calcext:value-type="float">
            <text:p>27.0530798435211</text:p>
          </table:table-cell>
          <table:table-cell office:value-type="float" office:value="27.1197900772095" calcext:value-type="float">
            <text:p>27.1197900772095</text:p>
          </table:table-cell>
          <table:table-cell office:value-type="float" office:value="27.1531450748444" calcext:value-type="float">
            <text:p>27.1531450748444</text:p>
          </table:table-cell>
          <table:table-cell office:value-type="float" office:value="27.2198553085327" calcext:value-type="float">
            <text:p>27.2198553085327</text:p>
          </table:table-cell>
          <table:table-cell office:value-type="float" office:value="27.2865650653839" calcext:value-type="float">
            <text:p>27.2865650653839</text:p>
          </table:table-cell>
          <table:table-cell office:value-type="float" office:value="27.3199203014374" calcext:value-type="float">
            <text:p>27.3199203014374</text:p>
          </table:table-cell>
          <table:table-cell office:value-type="float" office:value="27.3532752990723" calcext:value-type="float">
            <text:p>27.3532752990723</text:p>
          </table:table-cell>
          <table:table-cell office:value-type="float" office:value="27.3866300582886" calcext:value-type="float">
            <text:p>27.3866300582886</text:p>
          </table:table-cell>
          <table:table-cell office:value-type="float" office:value="27.4199850559235" calcext:value-type="float">
            <text:p>27.4199850559235</text:p>
          </table:table-cell>
          <table:table-cell office:value-type="float" office:value="27.4533400535583" calcext:value-type="float">
            <text:p>27.4533400535583</text:p>
          </table:table-cell>
          <table:table-cell office:value-type="float" office:value="27.5200500488281" calcext:value-type="float">
            <text:p>27.5200500488281</text:p>
          </table:table-cell>
          <table:table-cell office:value-type="float" office:value="27.5534048080444" calcext:value-type="float">
            <text:p>27.5534048080444</text:p>
          </table:table-cell>
          <table:table-cell office:value-type="float" office:value="27.6201148033142" calcext:value-type="float">
            <text:p>27.6201148033142</text:p>
          </table:table-cell>
          <table:table-cell office:value-type="float" office:value="27.6534693241119" calcext:value-type="float">
            <text:p>27.6534693241119</text:p>
          </table:table-cell>
          <table:table-cell office:value-type="float" office:value="27.6868240833282" calcext:value-type="float">
            <text:p>27.6868240833282</text:p>
          </table:table-cell>
          <table:table-cell office:value-type="float" office:value="27.7201783657074" calcext:value-type="float">
            <text:p>27.7201783657074</text:p>
          </table:table-cell>
          <table:table-cell office:value-type="float" office:value="27.7535328865051" calcext:value-type="float">
            <text:p>27.7535328865051</text:p>
          </table:table-cell>
          <table:table-cell office:value-type="float" office:value="27.7868874073029" calcext:value-type="float">
            <text:p>27.7868874073029</text:p>
          </table:table-cell>
          <table:table-cell office:value-type="float" office:value="27.8202419281006" calcext:value-type="float">
            <text:p>27.8202419281006</text:p>
          </table:table-cell>
          <table:table-cell office:value-type="float" office:value="27.8535964488983" calcext:value-type="float">
            <text:p>27.8535964488983</text:p>
          </table:table-cell>
          <table:table-cell office:value-type="float" office:value="27.9203054904938" calcext:value-type="float">
            <text:p>27.9203054904938</text:p>
          </table:table-cell>
          <table:table-cell office:value-type="float" office:value="27.9870140552521" calcext:value-type="float">
            <text:p>27.9870140552521</text:p>
          </table:table-cell>
          <table:table-cell office:value-type="float" office:value="28.0203683376312" calcext:value-type="float">
            <text:p>28.0203683376312</text:p>
          </table:table-cell>
          <table:table-cell office:value-type="float" office:value="28.0870771408081" calcext:value-type="float">
            <text:p>28.0870771408081</text:p>
          </table:table-cell>
          <table:table-cell office:value-type="float" office:value="28.1204314231873" calcext:value-type="float">
            <text:p>28.1204314231873</text:p>
          </table:table-cell>
          <table:table-cell office:value-type="float" office:value="28.1871399879456" calcext:value-type="float">
            <text:p>28.1871399879456</text:p>
          </table:table-cell>
          <table:table-cell office:value-type="float" office:value="28.2538483142853" calcext:value-type="float">
            <text:p>28.2538483142853</text:p>
          </table:table-cell>
          <table:table-cell office:value-type="float" office:value="28.320556640625" calcext:value-type="float">
            <text:p>28.320556640625</text:p>
          </table:table-cell>
          <table:table-cell office:value-type="float" office:value="28.3539106845856" calcext:value-type="float">
            <text:p>28.3539106845856</text:p>
          </table:table-cell>
          <table:table-cell office:value-type="float" office:value="28.4206187725067" calcext:value-type="float">
            <text:p>28.4206187725067</text:p>
          </table:table-cell>
          <table:table-cell office:value-type="float" office:value="28.4873268604279" calcext:value-type="float">
            <text:p>28.4873268604279</text:p>
          </table:table-cell>
          <table:table-cell office:value-type="float" office:value="28.554034948349" calcext:value-type="float">
            <text:p>28.554034948349</text:p>
          </table:table-cell>
          <table:table-cell office:value-type="float" office:value="28.6207427978516" calcext:value-type="float">
            <text:p>28.6207427978516</text:p>
          </table:table-cell>
          <table:table-cell office:value-type="float" office:value="28.6541001796722" calcext:value-type="float">
            <text:p>28.6541001796722</text:p>
          </table:table-cell>
          <table:table-cell office:value-type="float" office:value="28.7208142280579" calcext:value-type="float">
            <text:p>28.7208142280579</text:p>
          </table:table-cell>
          <table:table-cell office:value-type="float" office:value="28.75417137146" calcext:value-type="float">
            <text:p>28.75417137146</text:p>
          </table:table-cell>
          <table:table-cell office:value-type="float" office:value="28.7875285148621" calcext:value-type="float">
            <text:p>28.7875285148621</text:p>
          </table:table-cell>
          <table:table-cell office:value-type="float" office:value="28.8208856582642" calcext:value-type="float">
            <text:p>28.8208856582642</text:p>
          </table:table-cell>
          <table:table-cell office:value-type="float" office:value="28.8542425632477" calcext:value-type="float">
            <text:p>28.8542425632477</text:p>
          </table:table-cell>
          <table:table-cell office:value-type="float" office:value="28.8875999450684" calcext:value-type="float">
            <text:p>28.8875999450684</text:p>
          </table:table-cell>
          <table:table-cell office:value-type="float" office:value="28.9209570884705" calcext:value-type="float">
            <text:p>28.9209570884705</text:p>
          </table:table-cell>
          <table:table-cell office:value-type="float" office:value="28.9543142318726" calcext:value-type="float">
            <text:p>28.9543142318726</text:p>
          </table:table-cell>
          <table:table-cell office:value-type="float" office:value="29.0210282802582" calcext:value-type="float">
            <text:p>29.0210282802582</text:p>
          </table:table-cell>
          <table:table-cell office:value-type="float" office:value="29.0877425670624" calcext:value-type="float">
            <text:p>29.0877425670624</text:p>
          </table:table-cell>
          <table:table-cell office:value-type="float" office:value="29.1544570922852" calcext:value-type="float">
            <text:p>29.1544570922852</text:p>
          </table:table-cell>
          <table:table-cell office:value-type="float" office:value="29.2211711406708" calcext:value-type="float">
            <text:p>29.2211711406708</text:p>
          </table:table-cell>
          <table:table-cell office:value-type="float" office:value="29.287885427475" calcext:value-type="float">
            <text:p>29.287885427475</text:p>
          </table:table-cell>
          <table:table-cell office:value-type="float" office:value="29.3545997142792" calcext:value-type="float">
            <text:p>29.3545997142792</text:p>
          </table:table-cell>
          <table:table-cell office:value-type="float" office:value="29.4546709060669" calcext:value-type="float">
            <text:p>29.4546709060669</text:p>
          </table:table-cell>
          <table:table-cell office:value-type="float" office:value="29.5213851928711" calcext:value-type="float">
            <text:p>29.5213851928711</text:p>
          </table:table-cell>
          <table:table-cell office:value-type="float" office:value="29.5880992412567" calcext:value-type="float">
            <text:p>29.5880992412567</text:p>
          </table:table-cell>
          <table:table-cell office:value-type="float" office:value="29.6548159122467" calcext:value-type="float">
            <text:p>29.6548159122467</text:p>
          </table:table-cell>
          <table:table-cell office:value-type="float" office:value="29.7215347290039" calcext:value-type="float">
            <text:p>29.7215347290039</text:p>
          </table:table-cell>
          <table:table-cell office:value-type="float" office:value="29.7882535457611" calcext:value-type="float">
            <text:p>29.7882535457611</text:p>
          </table:table-cell>
          <table:table-cell office:value-type="float" office:value="29.821613073349" calcext:value-type="float">
            <text:p>29.821613073349</text:p>
          </table:table-cell>
          <table:table-cell office:value-type="float" office:value="29.8549726009369" calcext:value-type="float">
            <text:p>29.8549726009369</text:p>
          </table:table-cell>
          <table:table-cell office:value-type="float" office:value="29.8883321285248" calcext:value-type="float">
            <text:p>29.8883321285248</text:p>
          </table:table-cell>
          <table:table-cell office:value-type="float" office:value="29.955050945282" calcext:value-type="float">
            <text:p>29.955050945282</text:p>
          </table:table-cell>
          <table:table-cell office:value-type="float" office:value="30.0551297664642" calcext:value-type="float">
            <text:p>30.0551297664642</text:p>
          </table:table-cell>
          <table:table-cell office:value-type="float" office:value="30.12184882164" calcext:value-type="float">
            <text:p>30.12184882164</text:p>
          </table:table-cell>
          <table:table-cell office:value-type="float" office:value="30.188568353653" calcext:value-type="float">
            <text:p>30.188568353653</text:p>
          </table:table-cell>
          <table:table-cell office:value-type="float" office:value="30.2552876472473" calcext:value-type="float">
            <text:p>30.2552876472473</text:p>
          </table:table-cell>
          <table:table-cell office:value-type="float" office:value="30.2886471748352" calcext:value-type="float">
            <text:p>30.2886471748352</text:p>
          </table:table-cell>
          <table:table-cell office:value-type="float" office:value="30.3220071792603" calcext:value-type="float">
            <text:p>30.3220071792603</text:p>
          </table:table-cell>
          <table:table-cell office:value-type="float" office:value="30.3887264728546" calcext:value-type="float">
            <text:p>30.3887264728546</text:p>
          </table:table-cell>
          <table:table-cell office:value-type="float" office:value="30.4220862388611" calcext:value-type="float">
            <text:p>30.4220862388611</text:p>
          </table:table-cell>
          <table:table-cell office:value-type="float" office:value="30.488805770874" calcext:value-type="float">
            <text:p>30.488805770874</text:p>
          </table:table-cell>
          <table:table-cell office:value-type="float" office:value="30.555525302887" calcext:value-type="float">
            <text:p>30.555525302887</text:p>
          </table:table-cell>
          <table:table-cell office:value-type="float" office:value="30.588885307312" calcext:value-type="float">
            <text:p>30.588885307312</text:p>
          </table:table-cell>
          <table:table-cell office:value-type="float" office:value="30.6556036472321" calcext:value-type="float">
            <text:p>30.6556036472321</text:p>
          </table:table-cell>
          <table:table-cell office:value-type="float" office:value="30.7223215103149" calcext:value-type="float">
            <text:p>30.7223215103149</text:p>
          </table:table-cell>
          <table:table-cell office:value-type="float" office:value="30.7556803226471" calcext:value-type="float">
            <text:p>30.7556803226471</text:p>
          </table:table-cell>
          <table:table-cell office:value-type="float" office:value="30.7890393733978" calcext:value-type="float">
            <text:p>30.7890393733978</text:p>
          </table:table-cell>
          <table:table-cell office:value-type="float" office:value="30.8223984241486" calcext:value-type="float">
            <text:p>30.8223984241486</text:p>
          </table:table-cell>
          <table:table-cell office:value-type="float" office:value="30.8557572364807" calcext:value-type="float">
            <text:p>30.8557572364807</text:p>
          </table:table-cell>
          <table:table-cell office:value-type="float" office:value="30.9224750995636" calcext:value-type="float">
            <text:p>30.9224750995636</text:p>
          </table:table-cell>
          <table:table-cell office:value-type="float" office:value="30.9891932010651" calcext:value-type="float">
            <text:p>30.9891932010651</text:p>
          </table:table-cell>
          <table:table-cell office:value-type="float" office:value="31.0559110641479" calcext:value-type="float">
            <text:p>31.0559110641479</text:p>
          </table:table-cell>
          <table:table-cell office:value-type="float" office:value="31.0892703533173" calcext:value-type="float">
            <text:p>31.0892703533173</text:p>
          </table:table-cell>
          <table:table-cell office:value-type="float" office:value="31.1559882164001" calcext:value-type="float">
            <text:p>31.1559882164001</text:p>
          </table:table-cell>
          <table:table-cell office:value-type="float" office:value="31.1893475055695" calcext:value-type="float">
            <text:p>31.1893475055695</text:p>
          </table:table-cell>
          <table:table-cell office:value-type="float" office:value="31.2227063179016" calcext:value-type="float">
            <text:p>31.2227063179016</text:p>
          </table:table-cell>
          <table:table-cell office:value-type="float" office:value="31.2560653686523" calcext:value-type="float">
            <text:p>31.2560653686523</text:p>
          </table:table-cell>
          <table:table-cell office:value-type="float" office:value="31.2894246578217" calcext:value-type="float">
            <text:p>31.2894246578217</text:p>
          </table:table-cell>
          <table:table-cell office:value-type="float" office:value="31.3227837085724" calcext:value-type="float">
            <text:p>31.3227837085724</text:p>
          </table:table-cell>
          <table:table-cell office:value-type="float" office:value="31.3561427593231" calcext:value-type="float">
            <text:p>31.3561427593231</text:p>
          </table:table-cell>
          <table:table-cell table:number-columns-repeated="414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31208017265617" calcext:value-type="float">
            <text:p>0.131208017265617</text:p>
          </table:table-cell>
          <table:table-cell office:value-type="float" office:value="0.131446615686394" calcext:value-type="float">
            <text:p>0.131446615686394</text:p>
          </table:table-cell>
          <table:table-cell office:value-type="float" office:value="0.131263144218165" calcext:value-type="float">
            <text:p>0.131263144218165</text:p>
          </table:table-cell>
          <table:table-cell office:value-type="float" office:value="0.131369774851501" calcext:value-type="float">
            <text:p>0.131369774851501</text:p>
          </table:table-cell>
          <table:table-cell office:value-type="float" office:value="0.131350657797096" calcext:value-type="float">
            <text:p>0.131350657797096</text:p>
          </table:table-cell>
          <table:table-cell office:value-type="float" office:value="0.131232577222593" calcext:value-type="float">
            <text:p>0.131232577222593</text:p>
          </table:table-cell>
          <table:table-cell office:value-type="float" office:value="0.131417918791776" calcext:value-type="float">
            <text:p>0.131417918791776</text:p>
          </table:table-cell>
          <table:table-cell office:value-type="float" office:value="0.131349754958351" calcext:value-type="float">
            <text:p>0.131349754958351</text:p>
          </table:table-cell>
          <table:table-cell office:value-type="float" office:value="0.131431608385416" calcext:value-type="float">
            <text:p>0.131431608385416</text:p>
          </table:table-cell>
          <table:table-cell office:value-type="float" office:value="0.1314276881814" calcext:value-type="float">
            <text:p>0.1314276881814</text:p>
          </table:table-cell>
          <table:table-cell office:value-type="float" office:value="0.131390976965062" calcext:value-type="float">
            <text:p>0.131390976965062</text:p>
          </table:table-cell>
          <table:table-cell office:value-type="float" office:value="0.131337532449581" calcext:value-type="float">
            <text:p>0.131337532449581</text:p>
          </table:table-cell>
          <table:table-cell office:value-type="float" office:value="0.131414428525145" calcext:value-type="float">
            <text:p>0.131414428525145</text:p>
          </table:table-cell>
          <table:table-cell office:value-type="float" office:value="0.131567530350438" calcext:value-type="float">
            <text:p>0.131567530350438</text:p>
          </table:table-cell>
          <table:table-cell office:value-type="float" office:value="0.131445725507425" calcext:value-type="float">
            <text:p>0.131445725507425</text:p>
          </table:table-cell>
          <table:table-cell office:value-type="float" office:value="0.131555519237492" calcext:value-type="float">
            <text:p>0.131555519237492</text:p>
          </table:table-cell>
          <table:table-cell office:value-type="float" office:value="0.131684524354126" calcext:value-type="float">
            <text:p>0.131684524354126</text:p>
          </table:table-cell>
          <table:table-cell office:value-type="float" office:value="0.131388585567932" calcext:value-type="float">
            <text:p>0.131388585567932</text:p>
          </table:table-cell>
          <table:table-cell office:value-type="float" office:value="0.1315666920085" calcext:value-type="float">
            <text:p>0.1315666920085</text:p>
          </table:table-cell>
          <table:table-cell office:value-type="float" office:value="0.131346610469445" calcext:value-type="float">
            <text:p>0.131346610469445</text:p>
          </table:table-cell>
          <table:table-cell office:value-type="float" office:value="0.13153995716919" calcext:value-type="float">
            <text:p>0.13153995716919</text:p>
          </table:table-cell>
          <table:table-cell office:value-type="float" office:value="0.131417798129777" calcext:value-type="float">
            <text:p>0.131417798129777</text:p>
          </table:table-cell>
          <table:table-cell office:value-type="float" office:value="0.131404860301605" calcext:value-type="float">
            <text:p>0.131404860301605</text:p>
          </table:table-cell>
          <table:table-cell office:value-type="float" office:value="0.131503740838289" calcext:value-type="float">
            <text:p>0.131503740838289</text:p>
          </table:table-cell>
          <table:table-cell office:value-type="float" office:value="0.131587804552855" calcext:value-type="float">
            <text:p>0.131587804552855</text:p>
          </table:table-cell>
          <table:table-cell office:value-type="float" office:value="0.131617100798881" calcext:value-type="float">
            <text:p>0.131617100798881</text:p>
          </table:table-cell>
          <table:table-cell office:value-type="float" office:value="0.131319882234713" calcext:value-type="float">
            <text:p>0.131319882234713</text:p>
          </table:table-cell>
          <table:table-cell office:value-type="float" office:value="0.131477096782875" calcext:value-type="float">
            <text:p>0.131477096782875</text:p>
          </table:table-cell>
          <table:table-cell office:value-type="float" office:value="0.131463777762684" calcext:value-type="float">
            <text:p>0.131463777762684</text:p>
          </table:table-cell>
          <table:table-cell office:value-type="float" office:value="0.131350326938228" calcext:value-type="float">
            <text:p>0.131350326938228</text:p>
          </table:table-cell>
          <table:table-cell office:value-type="float" office:value="0.131538152302839" calcext:value-type="float">
            <text:p>0.131538152302839</text:p>
          </table:table-cell>
          <table:table-cell office:value-type="float" office:value="0.131476290976892" calcext:value-type="float">
            <text:p>0.131476290976892</text:p>
          </table:table-cell>
          <table:table-cell office:value-type="float" office:value="0.131516042394135" calcext:value-type="float">
            <text:p>0.131516042394135</text:p>
          </table:table-cell>
          <table:table-cell office:value-type="float" office:value="0.131545288555712" calcext:value-type="float">
            <text:p>0.131545288555712</text:p>
          </table:table-cell>
          <table:table-cell office:value-type="float" office:value="0.131445765199043" calcext:value-type="float">
            <text:p>0.131445765199043</text:p>
          </table:table-cell>
          <table:table-cell office:value-type="float" office:value="0.131443937199533" calcext:value-type="float">
            <text:p>0.131443937199533</text:p>
          </table:table-cell>
          <table:table-cell office:value-type="float" office:value="0.13145539358632" calcext:value-type="float">
            <text:p>0.13145539358632</text:p>
          </table:table-cell>
          <table:table-cell office:value-type="float" office:value="0.131680818259481" calcext:value-type="float">
            <text:p>0.131680818259481</text:p>
          </table:table-cell>
          <table:table-cell office:value-type="float" office:value="0.131750006931519" calcext:value-type="float">
            <text:p>0.131750006931519</text:p>
          </table:table-cell>
          <table:table-cell office:value-type="float" office:value="0.131651013344612" calcext:value-type="float">
            <text:p>0.131651013344612</text:p>
          </table:table-cell>
          <table:table-cell office:value-type="float" office:value="0.13135585630665" calcext:value-type="float">
            <text:p>0.13135585630665</text:p>
          </table:table-cell>
          <table:table-cell office:value-type="float" office:value="0.131469507050038" calcext:value-type="float">
            <text:p>0.131469507050038</text:p>
          </table:table-cell>
          <table:table-cell office:value-type="float" office:value="0.131401248848156" calcext:value-type="float">
            <text:p>0.131401248848156</text:p>
          </table:table-cell>
          <table:table-cell office:value-type="float" office:value="0.13170198584575" calcext:value-type="float">
            <text:p>0.13170198584575</text:p>
          </table:table-cell>
          <table:table-cell office:value-type="float" office:value="0.131534122071846" calcext:value-type="float">
            <text:p>0.131534122071846</text:p>
          </table:table-cell>
          <table:table-cell office:value-type="float" office:value="0.131635679019929" calcext:value-type="float">
            <text:p>0.131635679019929</text:p>
          </table:table-cell>
          <table:table-cell office:value-type="float" office:value="0.131585707600679" calcext:value-type="float">
            <text:p>0.131585707600679</text:p>
          </table:table-cell>
          <table:table-cell office:value-type="float" office:value="0.131302276332995" calcext:value-type="float">
            <text:p>0.131302276332995</text:p>
          </table:table-cell>
          <table:table-cell office:value-type="float" office:value="0.131509959570547" calcext:value-type="float">
            <text:p>0.131509959570547</text:p>
          </table:table-cell>
          <table:table-cell office:value-type="float" office:value="0.131462250869652" calcext:value-type="float">
            <text:p>0.131462250869652</text:p>
          </table:table-cell>
          <table:table-cell office:value-type="float" office:value="0.131293746057554" calcext:value-type="float">
            <text:p>0.131293746057554</text:p>
          </table:table-cell>
          <table:table-cell office:value-type="float" office:value="0.13149476880285" calcext:value-type="float">
            <text:p>0.13149476880285</text:p>
          </table:table-cell>
          <table:table-cell office:value-type="float" office:value="0.131427153126905" calcext:value-type="float">
            <text:p>0.131427153126905</text:p>
          </table:table-cell>
          <table:table-cell office:value-type="float" office:value="0.131455691310284" calcext:value-type="float">
            <text:p>0.131455691310284</text:p>
          </table:table-cell>
          <table:table-cell office:value-type="float" office:value="0.13146285747263" calcext:value-type="float">
            <text:p>0.13146285747263</text:p>
          </table:table-cell>
          <table:table-cell office:value-type="float" office:value="0.131523900523299" calcext:value-type="float">
            <text:p>0.131523900523299</text:p>
          </table:table-cell>
          <table:table-cell office:value-type="float" office:value="0.13150430674262" calcext:value-type="float">
            <text:p>0.13150430674262</text:p>
          </table:table-cell>
          <table:table-cell office:value-type="float" office:value="0.131456780844843" calcext:value-type="float">
            <text:p>0.131456780844843</text:p>
          </table:table-cell>
          <table:table-cell office:value-type="float" office:value="0.131602514683572" calcext:value-type="float">
            <text:p>0.131602514683572</text:p>
          </table:table-cell>
          <table:table-cell office:value-type="float" office:value="0.131413731793132" calcext:value-type="float">
            <text:p>0.131413731793132</text:p>
          </table:table-cell>
          <table:table-cell office:value-type="float" office:value="0.131628219151158" calcext:value-type="float">
            <text:p>0.131628219151158</text:p>
          </table:table-cell>
          <table:table-cell office:value-type="float" office:value="0.131497297166262" calcext:value-type="float">
            <text:p>0.131497297166262</text:p>
          </table:table-cell>
          <table:table-cell office:value-type="float" office:value="0.131478707475425" calcext:value-type="float">
            <text:p>0.131478707475425</text:p>
          </table:table-cell>
          <table:table-cell office:value-type="float" office:value="0.131584654815711" calcext:value-type="float">
            <text:p>0.131584654815711</text:p>
          </table:table-cell>
          <table:table-cell office:value-type="float" office:value="0.131652447549145" calcext:value-type="float">
            <text:p>0.131652447549145</text:p>
          </table:table-cell>
          <table:table-cell office:value-type="float" office:value="0.131623734299297" calcext:value-type="float">
            <text:p>0.131623734299297</text:p>
          </table:table-cell>
          <table:table-cell office:value-type="float" office:value="0.131391055209932" calcext:value-type="float">
            <text:p>0.131391055209932</text:p>
          </table:table-cell>
          <table:table-cell office:value-type="float" office:value="0.131690200164295" calcext:value-type="float">
            <text:p>0.131690200164295</text:p>
          </table:table-cell>
          <table:table-cell office:value-type="float" office:value="0.131442501669643" calcext:value-type="float">
            <text:p>0.131442501669643</text:p>
          </table:table-cell>
          <table:table-cell office:value-type="float" office:value="0.131482353114569" calcext:value-type="float">
            <text:p>0.131482353114569</text:p>
          </table:table-cell>
          <table:table-cell office:value-type="float" office:value="0.131575815979644" calcext:value-type="float">
            <text:p>0.131575815979644</text:p>
          </table:table-cell>
          <table:table-cell office:value-type="float" office:value="0.131333185017372" calcext:value-type="float">
            <text:p>0.131333185017372</text:p>
          </table:table-cell>
          <table:table-cell office:value-type="float" office:value="0.131618038906873" calcext:value-type="float">
            <text:p>0.131618038906873</text:p>
          </table:table-cell>
          <table:table-cell office:value-type="float" office:value="0.131451817378833" calcext:value-type="float">
            <text:p>0.131451817378833</text:p>
          </table:table-cell>
          <table:table-cell office:value-type="float" office:value="0.13151608478282" calcext:value-type="float">
            <text:p>0.13151608478282</text:p>
          </table:table-cell>
          <table:table-cell office:value-type="float" office:value="0.131581760176117" calcext:value-type="float">
            <text:p>0.131581760176117</text:p>
          </table:table-cell>
          <table:table-cell office:value-type="float" office:value="0.13163417643733" calcext:value-type="float">
            <text:p>0.13163417643733</text:p>
          </table:table-cell>
          <table:table-cell office:value-type="float" office:value="0.131635373485651" calcext:value-type="float">
            <text:p>0.131635373485651</text:p>
          </table:table-cell>
          <table:table-cell office:value-type="float" office:value="0.131284518274426" calcext:value-type="float">
            <text:p>0.131284518274426</text:p>
          </table:table-cell>
          <table:table-cell office:value-type="float" office:value="0.131320412269164" calcext:value-type="float">
            <text:p>0.131320412269164</text:p>
          </table:table-cell>
          <table:table-cell office:value-type="float" office:value="0.131493581083089" calcext:value-type="float">
            <text:p>0.131493581083089</text:p>
          </table:table-cell>
          <table:table-cell office:value-type="float" office:value="0.131649299709506" calcext:value-type="float">
            <text:p>0.131649299709506</text:p>
          </table:table-cell>
          <table:table-cell office:value-type="float" office:value="0.131582876743366" calcext:value-type="float">
            <text:p>0.131582876743366</text:p>
          </table:table-cell>
          <table:table-cell office:value-type="float" office:value="0.131492721204862" calcext:value-type="float">
            <text:p>0.131492721204862</text:p>
          </table:table-cell>
          <table:table-cell office:value-type="float" office:value="0.13151734263691" calcext:value-type="float">
            <text:p>0.13151734263691</text:p>
          </table:table-cell>
          <table:table-cell office:value-type="float" office:value="0.131532553939083" calcext:value-type="float">
            <text:p>0.131532553939083</text:p>
          </table:table-cell>
          <table:table-cell office:value-type="float" office:value="0.131455055437345" calcext:value-type="float">
            <text:p>0.131455055437345</text:p>
          </table:table-cell>
          <table:table-cell office:value-type="float" office:value="0.131448834787997" calcext:value-type="float">
            <text:p>0.131448834787997</text:p>
          </table:table-cell>
          <table:table-cell office:value-type="float" office:value="0.131630384135114" calcext:value-type="float">
            <text:p>0.131630384135114</text:p>
          </table:table-cell>
          <table:table-cell office:value-type="float" office:value="0.131499154792685" calcext:value-type="float">
            <text:p>0.131499154792685</text:p>
          </table:table-cell>
          <table:table-cell office:value-type="float" office:value="0.131458727968873" calcext:value-type="float">
            <text:p>0.131458727968873</text:p>
          </table:table-cell>
          <table:table-cell office:value-type="float" office:value="0.131422579478798" calcext:value-type="float">
            <text:p>0.131422579478798</text:p>
          </table:table-cell>
          <table:table-cell office:value-type="float" office:value="0.131331390926343" calcext:value-type="float">
            <text:p>0.131331390926343</text:p>
          </table:table-cell>
          <table:table-cell office:value-type="float" office:value="0.131503437126191" calcext:value-type="float">
            <text:p>0.131503437126191</text:p>
          </table:table-cell>
          <table:table-cell office:value-type="float" office:value="0.131544636137823" calcext:value-type="float">
            <text:p>0.131544636137823</text:p>
          </table:table-cell>
          <table:table-cell office:value-type="float" office:value="0.131536842901986" calcext:value-type="float">
            <text:p>0.131536842901986</text:p>
          </table:table-cell>
          <table:table-cell office:value-type="float" office:value="0.131648016360235" calcext:value-type="float">
            <text:p>0.131648016360235</text:p>
          </table:table-cell>
          <table:table-cell office:value-type="float" office:value="0.131378407867234" calcext:value-type="float">
            <text:p>0.131378407867234</text:p>
          </table:table-cell>
          <table:table-cell office:value-type="float" office:value="0.131327765240896" calcext:value-type="float">
            <text:p>0.131327765240896</text:p>
          </table:table-cell>
          <table:table-cell office:value-type="float" office:value="0.131360591199462" calcext:value-type="float">
            <text:p>0.131360591199462</text:p>
          </table:table-cell>
          <table:table-cell office:value-type="float" office:value="0.131365493143857" calcext:value-type="float">
            <text:p>0.131365493143857</text:p>
          </table:table-cell>
          <table:table-cell office:value-type="float" office:value="0.13145958424573" calcext:value-type="float">
            <text:p>0.13145958424573</text:p>
          </table:table-cell>
          <table:table-cell office:value-type="float" office:value="0.131290051709565" calcext:value-type="float">
            <text:p>0.131290051709565</text:p>
          </table:table-cell>
          <table:table-cell office:value-type="float" office:value="0.131359399093994" calcext:value-type="float">
            <text:p>0.131359399093994</text:p>
          </table:table-cell>
          <table:table-cell office:value-type="float" office:value="0.131646636847654" calcext:value-type="float">
            <text:p>0.131646636847654</text:p>
          </table:table-cell>
          <table:table-cell office:value-type="float" office:value="0.131520956085791" calcext:value-type="float">
            <text:p>0.131520956085791</text:p>
          </table:table-cell>
          <table:table-cell office:value-type="float" office:value="0.131461822971092" calcext:value-type="float">
            <text:p>0.131461822971092</text:p>
          </table:table-cell>
          <table:table-cell office:value-type="float" office:value="0.131896334279411" calcext:value-type="float">
            <text:p>0.131896334279411</text:p>
          </table:table-cell>
          <table:table-cell office:value-type="float" office:value="0.136128421872261" calcext:value-type="float">
            <text:p>0.136128421872261</text:p>
          </table:table-cell>
          <table:table-cell office:value-type="float" office:value="0.134729302326782" calcext:value-type="float">
            <text:p>0.134729302326782</text:p>
          </table:table-cell>
          <table:table-cell office:value-type="float" office:value="0.132095244992046" calcext:value-type="float">
            <text:p>0.132095244992046</text:p>
          </table:table-cell>
          <table:table-cell office:value-type="float" office:value="0.129613506989593" calcext:value-type="float">
            <text:p>0.129613506989593</text:p>
          </table:table-cell>
          <table:table-cell office:value-type="float" office:value="0.129310207298285" calcext:value-type="float">
            <text:p>0.129310207298285</text:p>
          </table:table-cell>
          <table:table-cell office:value-type="float" office:value="0.127876614880906" calcext:value-type="float">
            <text:p>0.127876614880906</text:p>
          </table:table-cell>
          <table:table-cell office:value-type="float" office:value="0.139202636936832" calcext:value-type="float">
            <text:p>0.139202636936832</text:p>
          </table:table-cell>
          <table:table-cell office:value-type="float" office:value="0.142900334480556" calcext:value-type="float">
            <text:p>0.142900334480556</text:p>
          </table:table-cell>
          <table:table-cell office:value-type="float" office:value="0.160872261342558" calcext:value-type="float">
            <text:p>0.160872261342558</text:p>
          </table:table-cell>
          <table:table-cell office:value-type="float" office:value="0.161459486315951" calcext:value-type="float">
            <text:p>0.161459486315951</text:p>
          </table:table-cell>
          <table:table-cell office:value-type="float" office:value="0.159484109456144" calcext:value-type="float">
            <text:p>0.159484109456144</text:p>
          </table:table-cell>
          <table:table-cell office:value-type="float" office:value="0.146696354004452" calcext:value-type="float">
            <text:p>0.146696354004452</text:p>
          </table:table-cell>
          <table:table-cell office:value-type="float" office:value="0.136769667581931" calcext:value-type="float">
            <text:p>0.136769667581931</text:p>
          </table:table-cell>
          <table:table-cell office:value-type="float" office:value="0.129006303074204" calcext:value-type="float">
            <text:p>0.129006303074204</text:p>
          </table:table-cell>
          <table:table-cell office:value-type="float" office:value="0.127426752788227" calcext:value-type="float">
            <text:p>0.127426752788227</text:p>
          </table:table-cell>
          <table:table-cell office:value-type="float" office:value="0.130894819487728" calcext:value-type="float">
            <text:p>0.130894819487728</text:p>
          </table:table-cell>
          <table:table-cell office:value-type="float" office:value="0.183327674112475" calcext:value-type="float">
            <text:p>0.183327674112475</text:p>
          </table:table-cell>
          <table:table-cell office:value-type="float" office:value="0.180307605749417" calcext:value-type="float">
            <text:p>0.180307605749417</text:p>
          </table:table-cell>
          <table:table-cell office:value-type="float" office:value="0.119881891641167" calcext:value-type="float">
            <text:p>0.119881891641167</text:p>
          </table:table-cell>
          <table:table-cell office:value-type="float" office:value="0.12089838834879" calcext:value-type="float">
            <text:p>0.12089838834879</text:p>
          </table:table-cell>
          <table:table-cell office:value-type="float" office:value="0.150259527340579" calcext:value-type="float">
            <text:p>0.150259527340579</text:p>
          </table:table-cell>
          <table:table-cell office:value-type="float" office:value="0.167792780365998" calcext:value-type="float">
            <text:p>0.167792780365998</text:p>
          </table:table-cell>
          <table:table-cell office:value-type="float" office:value="0.167131633963907" calcext:value-type="float">
            <text:p>0.167131633963907</text:p>
          </table:table-cell>
          <table:table-cell office:value-type="float" office:value="0.167582008344016" calcext:value-type="float">
            <text:p>0.167582008344016</text:p>
          </table:table-cell>
          <table:table-cell office:value-type="float" office:value="0.124567008540178" calcext:value-type="float">
            <text:p>0.124567008540178</text:p>
          </table:table-cell>
          <table:table-cell office:value-type="float" office:value="0.122417614428615" calcext:value-type="float">
            <text:p>0.122417614428615</text:p>
          </table:table-cell>
          <table:table-cell office:value-type="float" office:value="0.128810288663204" calcext:value-type="float">
            <text:p>0.128810288663204</text:p>
          </table:table-cell>
          <table:table-cell office:value-type="float" office:value="0.140134464031279" calcext:value-type="float">
            <text:p>0.140134464031279</text:p>
          </table:table-cell>
          <table:table-cell office:value-type="float" office:value="0.151561421951019" calcext:value-type="float">
            <text:p>0.151561421951019</text:p>
          </table:table-cell>
          <table:table-cell office:value-type="float" office:value="0.161052895143674" calcext:value-type="float">
            <text:p>0.161052895143674</text:p>
          </table:table-cell>
          <table:table-cell office:value-type="float" office:value="0.162528599830739" calcext:value-type="float">
            <text:p>0.162528599830739</text:p>
          </table:table-cell>
          <table:table-cell office:value-type="float" office:value="0.104859158810149" calcext:value-type="float">
            <text:p>0.104859158810149</text:p>
          </table:table-cell>
          <table:table-cell office:value-type="float" office:value="0.107170530555906" calcext:value-type="float">
            <text:p>0.107170530555906</text:p>
          </table:table-cell>
          <table:table-cell office:value-type="float" office:value="0.127634538436344" calcext:value-type="float">
            <text:p>0.127634538436344</text:p>
          </table:table-cell>
          <table:table-cell office:value-type="float" office:value="0.133555459224541" calcext:value-type="float">
            <text:p>0.133555459224541</text:p>
          </table:table-cell>
          <table:table-cell office:value-type="float" office:value="0.140413249180511" calcext:value-type="float">
            <text:p>0.140413249180511</text:p>
          </table:table-cell>
          <table:table-cell office:value-type="float" office:value="0.136994407699939" calcext:value-type="float">
            <text:p>0.136994407699939</text:p>
          </table:table-cell>
          <table:table-cell office:value-type="float" office:value="0.0822309058607633" calcext:value-type="float">
            <text:p>0.082230905860763</text:p>
          </table:table-cell>
          <table:table-cell office:value-type="float" office:value="0.0805420626735111" calcext:value-type="float">
            <text:p>0.080542062673511</text:p>
          </table:table-cell>
          <table:table-cell office:value-type="float" office:value="0.144751976945051" calcext:value-type="float">
            <text:p>0.144751976945051</text:p>
          </table:table-cell>
          <table:table-cell office:value-type="float" office:value="0.147547912099434" calcext:value-type="float">
            <text:p>0.147547912099434</text:p>
          </table:table-cell>
          <table:table-cell office:value-type="float" office:value="0.0959020904055583" calcext:value-type="float">
            <text:p>0.095902090405558</text:p>
          </table:table-cell>
          <table:table-cell office:value-type="float" office:value="0.133423011699738" calcext:value-type="float">
            <text:p>0.133423011699738</text:p>
          </table:table-cell>
          <table:table-cell office:value-type="float" office:value="0.143360811132142" calcext:value-type="float">
            <text:p>0.143360811132142</text:p>
          </table:table-cell>
          <table:table-cell office:value-type="float" office:value="0.134229142778252" calcext:value-type="float">
            <text:p>0.134229142778252</text:p>
          </table:table-cell>
          <table:table-cell office:value-type="float" office:value="0.128849666918676" calcext:value-type="float">
            <text:p>0.128849666918676</text:p>
          </table:table-cell>
          <table:table-cell office:value-type="float" office:value="0.115620710319284" calcext:value-type="float">
            <text:p>0.115620710319284</text:p>
          </table:table-cell>
          <table:table-cell office:value-type="float" office:value="0.124818447907493" calcext:value-type="float">
            <text:p>0.124818447907493</text:p>
          </table:table-cell>
          <table:table-cell office:value-type="float" office:value="0.137217819858738" calcext:value-type="float">
            <text:p>0.137217819858738</text:p>
          </table:table-cell>
          <table:table-cell office:value-type="float" office:value="0.148413753436787" calcext:value-type="float">
            <text:p>0.148413753436787</text:p>
          </table:table-cell>
          <table:table-cell office:value-type="float" office:value="0.154405958328297" calcext:value-type="float">
            <text:p>0.154405958328297</text:p>
          </table:table-cell>
          <table:table-cell office:value-type="float" office:value="0.156729807318647" calcext:value-type="float">
            <text:p>0.156729807318647</text:p>
          </table:table-cell>
          <table:table-cell office:value-type="float" office:value="0.14044998213024" calcext:value-type="float">
            <text:p>0.14044998213024</text:p>
          </table:table-cell>
          <table:table-cell office:value-type="float" office:value="0.127743526778513" calcext:value-type="float">
            <text:p>0.127743526778513</text:p>
          </table:table-cell>
          <table:table-cell office:value-type="float" office:value="0.107853911037905" calcext:value-type="float">
            <text:p>0.107853911037905</text:p>
          </table:table-cell>
          <table:table-cell office:value-type="float" office:value="0.148096164020844" calcext:value-type="float">
            <text:p>0.148096164020844</text:p>
          </table:table-cell>
          <table:table-cell office:value-type="float" office:value="0.163634947452444" calcext:value-type="float">
            <text:p>0.163634947452444</text:p>
          </table:table-cell>
          <table:table-cell office:value-type="float" office:value="0.166553466496336" calcext:value-type="float">
            <text:p>0.166553466496336</text:p>
          </table:table-cell>
          <table:table-cell office:value-type="float" office:value="0.100101463818836" calcext:value-type="float">
            <text:p>0.100101463818836</text:p>
          </table:table-cell>
          <table:table-cell office:value-type="float" office:value="0.109313687088476" calcext:value-type="float">
            <text:p>0.109313687088476</text:p>
          </table:table-cell>
          <table:table-cell office:value-type="float" office:value="0.124328366545503" calcext:value-type="float">
            <text:p>0.124328366545503</text:p>
          </table:table-cell>
          <table:table-cell office:value-type="float" office:value="0.142074709336498" calcext:value-type="float">
            <text:p>0.142074709336498</text:p>
          </table:table-cell>
          <table:table-cell office:value-type="float" office:value="0.143046410008344" calcext:value-type="float">
            <text:p>0.143046410008344</text:p>
          </table:table-cell>
          <table:table-cell office:value-type="float" office:value="0.140427836805892" calcext:value-type="float">
            <text:p>0.140427836805892</text:p>
          </table:table-cell>
          <table:table-cell office:value-type="float" office:value="0.124713391712709" calcext:value-type="float">
            <text:p>0.124713391712709</text:p>
          </table:table-cell>
          <table:table-cell office:value-type="float" office:value="0.102976878814359" calcext:value-type="float">
            <text:p>0.102976878814359</text:p>
          </table:table-cell>
          <table:table-cell office:value-type="float" office:value="0.0908357185872864" calcext:value-type="float">
            <text:p>0.090835718587286</text:p>
          </table:table-cell>
          <table:table-cell office:value-type="float" office:value="0.0985838862044983" calcext:value-type="float">
            <text:p>0.098583886204498</text:p>
          </table:table-cell>
          <table:table-cell office:value-type="float" office:value="0.119423005197371" calcext:value-type="float">
            <text:p>0.119423005197371</text:p>
          </table:table-cell>
          <table:table-cell office:value-type="float" office:value="0.135132529805111" calcext:value-type="float">
            <text:p>0.135132529805111</text:p>
          </table:table-cell>
          <table:table-cell office:value-type="float" office:value="0.139816553413663" calcext:value-type="float">
            <text:p>0.139816553413663</text:p>
          </table:table-cell>
          <table:table-cell office:value-type="float" office:value="0.138004647929669" calcext:value-type="float">
            <text:p>0.138004647929669</text:p>
          </table:table-cell>
          <table:table-cell office:value-type="float" office:value="0.0978381868048094" calcext:value-type="float">
            <text:p>0.097838186804809</text:p>
          </table:table-cell>
          <table:table-cell office:value-type="float" office:value="0.0853818813248746" calcext:value-type="float">
            <text:p>0.085381881324875</text:p>
          </table:table-cell>
          <table:table-cell office:value-type="float" office:value="0.0976749700058427" calcext:value-type="float">
            <text:p>0.097674970005843</text:p>
          </table:table-cell>
          <table:table-cell office:value-type="float" office:value="0.15046609867294" calcext:value-type="float">
            <text:p>0.15046609867294</text:p>
          </table:table-cell>
          <table:table-cell office:value-type="float" office:value="0.14953920206835" calcext:value-type="float">
            <text:p>0.14953920206835</text:p>
          </table:table-cell>
          <table:table-cell office:value-type="float" office:value="0.148900502851389" calcext:value-type="float">
            <text:p>0.148900502851389</text:p>
          </table:table-cell>
          <table:table-cell office:value-type="float" office:value="0.101531153544775" calcext:value-type="float">
            <text:p>0.101531153544775</text:p>
          </table:table-cell>
          <table:table-cell office:value-type="float" office:value="0.0980795246064736" calcext:value-type="float">
            <text:p>0.098079524606474</text:p>
          </table:table-cell>
          <table:table-cell office:value-type="float" office:value="0.0936879614817206" calcext:value-type="float">
            <text:p>0.093687961481721</text:p>
          </table:table-cell>
          <table:table-cell office:value-type="float" office:value="0.0960591365788105" calcext:value-type="float">
            <text:p>0.096059136578811</text:p>
          </table:table-cell>
          <table:table-cell office:value-type="float" office:value="0.11046466236614" calcext:value-type="float">
            <text:p>0.11046466236614</text:p>
          </table:table-cell>
          <table:table-cell office:value-type="float" office:value="0.134833404706498" calcext:value-type="float">
            <text:p>0.134833404706498</text:p>
          </table:table-cell>
          <table:table-cell office:value-type="float" office:value="0.132413532832067" calcext:value-type="float">
            <text:p>0.132413532832067</text:p>
          </table:table-cell>
          <table:table-cell office:value-type="float" office:value="0.133433113986597" calcext:value-type="float">
            <text:p>0.133433113986597</text:p>
          </table:table-cell>
          <table:table-cell office:value-type="float" office:value="0.118982268590665" calcext:value-type="float">
            <text:p>0.118982268590665</text:p>
          </table:table-cell>
          <table:table-cell office:value-type="float" office:value="0.10693267370182" calcext:value-type="float">
            <text:p>0.10693267370182</text:p>
          </table:table-cell>
          <table:table-cell office:value-type="float" office:value="0.101443671480016" calcext:value-type="float">
            <text:p>0.101443671480016</text:p>
          </table:table-cell>
          <table:table-cell office:value-type="float" office:value="0.0935265422175371" calcext:value-type="float">
            <text:p>0.093526542217537</text:p>
          </table:table-cell>
          <table:table-cell office:value-type="float" office:value="0.100937184744233" calcext:value-type="float">
            <text:p>0.100937184744233</text:p>
          </table:table-cell>
          <table:table-cell office:value-type="float" office:value="0.104753116062673" calcext:value-type="float">
            <text:p>0.104753116062673</text:p>
          </table:table-cell>
          <table:table-cell office:value-type="float" office:value="0.133408865356295" calcext:value-type="float">
            <text:p>0.133408865356295</text:p>
          </table:table-cell>
          <table:table-cell office:value-type="float" office:value="0.0829039437192853" calcext:value-type="float">
            <text:p>0.082903943719285</text:p>
          </table:table-cell>
          <table:table-cell office:value-type="float" office:value="0.140714709094553" calcext:value-type="float">
            <text:p>0.140714709094553</text:p>
          </table:table-cell>
          <table:table-cell office:value-type="float" office:value="0.0827519544084674" calcext:value-type="float">
            <text:p>0.082751954408467</text:p>
          </table:table-cell>
          <table:table-cell office:value-type="float" office:value="0.0906826048129641" calcext:value-type="float">
            <text:p>0.090682604812964</text:p>
          </table:table-cell>
          <table:table-cell office:value-type="float" office:value="0.128439105632475" calcext:value-type="float">
            <text:p>0.128439105632475</text:p>
          </table:table-cell>
          <table:table-cell office:value-type="float" office:value="0.122652399506004" calcext:value-type="float">
            <text:p>0.122652399506004</text:p>
          </table:table-cell>
          <table:table-cell office:value-type="float" office:value="0.0646660606719096" calcext:value-type="float">
            <text:p>0.06466606067191</text:p>
          </table:table-cell>
          <table:table-cell office:value-type="float" office:value="0.0656027965112985" calcext:value-type="float">
            <text:p>0.065602796511299</text:p>
          </table:table-cell>
          <table:table-cell office:value-type="float" office:value="0.10353526212404" calcext:value-type="float">
            <text:p>0.10353526212404</text:p>
          </table:table-cell>
          <table:table-cell office:value-type="float" office:value="0.100084337800465" calcext:value-type="float">
            <text:p>0.100084337800465</text:p>
          </table:table-cell>
          <table:table-cell office:value-type="float" office:value="0.0427814667666774" calcext:value-type="float">
            <text:p>0.042781466766677</text:p>
          </table:table-cell>
          <table:table-cell office:value-type="float" office:value="0.0494429562418347" calcext:value-type="float">
            <text:p>0.049442956241835</text:p>
          </table:table-cell>
          <table:table-cell office:value-type="float" office:value="0.104146016678041" calcext:value-type="float">
            <text:p>0.104146016678041</text:p>
          </table:table-cell>
          <table:table-cell office:value-type="float" office:value="0.104224822350187" calcext:value-type="float">
            <text:p>0.104224822350187</text:p>
          </table:table-cell>
          <table:table-cell office:value-type="float" office:value="0.104230876310662" calcext:value-type="float">
            <text:p>0.104230876310662</text:p>
          </table:table-cell>
          <table:table-cell office:value-type="float" office:value="0.0610849612448339" calcext:value-type="float">
            <text:p>0.061084961244834</text:p>
          </table:table-cell>
          <table:table-cell office:value-type="float" office:value="0.120970375560667" calcext:value-type="float">
            <text:p>0.120970375560667</text:p>
          </table:table-cell>
          <table:table-cell office:value-type="float" office:value="0.120610826086123" calcext:value-type="float">
            <text:p>0.120610826086123</text:p>
          </table:table-cell>
          <table:table-cell office:value-type="float" office:value="0.120755459017138" calcext:value-type="float">
            <text:p>0.120755459017138</text:p>
          </table:table-cell>
          <table:table-cell office:value-type="float" office:value="0.11849936819188" calcext:value-type="float">
            <text:p>0.11849936819188</text:p>
          </table:table-cell>
          <table:table-cell office:value-type="float" office:value="0.11348453648974" calcext:value-type="float">
            <text:p>0.11348453648974</text:p>
          </table:table-cell>
          <table:table-cell office:value-type="float" office:value="0.105483207528856" calcext:value-type="float">
            <text:p>0.105483207528856</text:p>
          </table:table-cell>
          <table:table-cell office:value-type="float" office:value="0.101240725105342" calcext:value-type="float">
            <text:p>0.101240725105342</text:p>
          </table:table-cell>
          <table:table-cell office:value-type="float" office:value="0.095364622147769" calcext:value-type="float">
            <text:p>0.095364622147769</text:p>
          </table:table-cell>
          <table:table-cell office:value-type="float" office:value="0.0894034612776623" calcext:value-type="float">
            <text:p>0.089403461277662</text:p>
          </table:table-cell>
          <table:table-cell office:value-type="float" office:value="0.0877745078646814" calcext:value-type="float">
            <text:p>0.087774507864681</text:p>
          </table:table-cell>
          <table:table-cell office:value-type="float" office:value="0.0895845997825342" calcext:value-type="float">
            <text:p>0.089584599782534</text:p>
          </table:table-cell>
          <table:table-cell office:value-type="float" office:value="0.167304108194196" calcext:value-type="float">
            <text:p>0.167304108194196</text:p>
          </table:table-cell>
          <table:table-cell office:value-type="float" office:value="0.16659839511059" calcext:value-type="float">
            <text:p>0.16659839511059</text:p>
          </table:table-cell>
          <table:table-cell office:value-type="float" office:value="0.16766165059301" calcext:value-type="float">
            <text:p>0.16766165059301</text:p>
          </table:table-cell>
          <table:table-cell office:value-type="float" office:value="0.162133016037033" calcext:value-type="float">
            <text:p>0.162133016037033</text:p>
          </table:table-cell>
          <table:table-cell office:value-type="float" office:value="0.150347243136571" calcext:value-type="float">
            <text:p>0.150347243136571</text:p>
          </table:table-cell>
          <table:table-cell office:value-type="float" office:value="0.135692862988245" calcext:value-type="float">
            <text:p>0.135692862988245</text:p>
          </table:table-cell>
          <table:table-cell office:value-type="float" office:value="0.125039226416362" calcext:value-type="float">
            <text:p>0.125039226416362</text:p>
          </table:table-cell>
          <table:table-cell office:value-type="float" office:value="0.126222330437419" calcext:value-type="float">
            <text:p>0.126222330437419</text:p>
          </table:table-cell>
          <table:table-cell office:value-type="float" office:value="0.132537589737343" calcext:value-type="float">
            <text:p>0.132537589737343</text:p>
          </table:table-cell>
          <table:table-cell office:value-type="float" office:value="0.138308431830902" calcext:value-type="float">
            <text:p>0.138308431830902</text:p>
          </table:table-cell>
          <table:table-cell office:value-type="float" office:value="0.151516523534061" calcext:value-type="float">
            <text:p>0.151516523534061</text:p>
          </table:table-cell>
          <table:table-cell office:value-type="float" office:value="0.163241881851233" calcext:value-type="float">
            <text:p>0.163241881851233</text:p>
          </table:table-cell>
          <table:table-cell office:value-type="float" office:value="0.164873435561747" calcext:value-type="float">
            <text:p>0.164873435561747</text:p>
          </table:table-cell>
          <table:table-cell office:value-type="float" office:value="0.164859011449729" calcext:value-type="float">
            <text:p>0.164859011449729</text:p>
          </table:table-cell>
          <table:table-cell office:value-type="float" office:value="0.104712966134505" calcext:value-type="float">
            <text:p>0.104712966134505</text:p>
          </table:table-cell>
          <table:table-cell office:value-type="float" office:value="0.0973725545229236" calcext:value-type="float">
            <text:p>0.097372554522924</text:p>
          </table:table-cell>
          <table:table-cell office:value-type="float" office:value="0.0890016023221147" calcext:value-type="float">
            <text:p>0.089001602322115</text:p>
          </table:table-cell>
          <table:table-cell office:value-type="float" office:value="0.088386686169172" calcext:value-type="float">
            <text:p>0.088386686169172</text:p>
          </table:table-cell>
          <table:table-cell office:value-type="float" office:value="0.0937035566962745" calcext:value-type="float">
            <text:p>0.093703556696275</text:p>
          </table:table-cell>
          <table:table-cell office:value-type="float" office:value="0.1014875580185" calcext:value-type="float">
            <text:p>0.1014875580185</text:p>
          </table:table-cell>
          <table:table-cell office:value-type="float" office:value="0.106505189381093" calcext:value-type="float">
            <text:p>0.106505189381093</text:p>
          </table:table-cell>
          <table:table-cell office:value-type="float" office:value="0.123087808043293" calcext:value-type="float">
            <text:p>0.123087808043293</text:p>
          </table:table-cell>
          <table:table-cell office:value-type="float" office:value="0.122729821664982" calcext:value-type="float">
            <text:p>0.122729821664982</text:p>
          </table:table-cell>
          <table:table-cell office:value-type="float" office:value="0.123610642906074" calcext:value-type="float">
            <text:p>0.123610642906074</text:p>
          </table:table-cell>
          <table:table-cell office:value-type="float" office:value="0.111655930233371" calcext:value-type="float">
            <text:p>0.111655930233371</text:p>
          </table:table-cell>
          <table:table-cell office:value-type="float" office:value="0.103726574347076" calcext:value-type="float">
            <text:p>0.103726574347076</text:p>
          </table:table-cell>
          <table:table-cell office:value-type="float" office:value="0.0911159664032582" calcext:value-type="float">
            <text:p>0.091115966403258</text:p>
          </table:table-cell>
          <table:table-cell office:value-type="float" office:value="0.0945904895501153" calcext:value-type="float">
            <text:p>0.094590489550115</text:p>
          </table:table-cell>
          <table:table-cell office:value-type="float" office:value="0.101611591706366" calcext:value-type="float">
            <text:p>0.101611591706366</text:p>
          </table:table-cell>
          <table:table-cell office:value-type="float" office:value="0.135427600363526" calcext:value-type="float">
            <text:p>0.135427600363526</text:p>
          </table:table-cell>
          <table:table-cell office:value-type="float" office:value="0.1351008159077" calcext:value-type="float">
            <text:p>0.1351008159077</text:p>
          </table:table-cell>
          <table:table-cell office:value-type="float" office:value="0.109408809630201" calcext:value-type="float">
            <text:p>0.109408809630201</text:p>
          </table:table-cell>
          <table:table-cell office:value-type="float" office:value="0.0942540247088854" calcext:value-type="float">
            <text:p>0.094254024708886</text:p>
          </table:table-cell>
          <table:table-cell office:value-type="float" office:value="0.100733060450986" calcext:value-type="float">
            <text:p>0.100733060450986</text:p>
          </table:table-cell>
          <table:table-cell office:value-type="float" office:value="0.106908618792687" calcext:value-type="float">
            <text:p>0.106908618792687</text:p>
          </table:table-cell>
          <table:table-cell office:value-type="float" office:value="0.128745579630447" calcext:value-type="float">
            <text:p>0.128745579630447</text:p>
          </table:table-cell>
          <table:table-cell office:value-type="float" office:value="0.142198236681036" calcext:value-type="float">
            <text:p>0.142198236681036</text:p>
          </table:table-cell>
          <table:table-cell office:value-type="float" office:value="0.148154381533992" calcext:value-type="float">
            <text:p>0.148154381533992</text:p>
          </table:table-cell>
          <table:table-cell office:value-type="float" office:value="0.142750841338822" calcext:value-type="float">
            <text:p>0.142750841338822</text:p>
          </table:table-cell>
          <table:table-cell office:value-type="float" office:value="0.141426979913445" calcext:value-type="float">
            <text:p>0.141426979913445</text:p>
          </table:table-cell>
          <table:table-cell office:value-type="float" office:value="0.0954117253211663" calcext:value-type="float">
            <text:p>0.095411725321166</text:p>
          </table:table-cell>
          <table:table-cell office:value-type="float" office:value="0.107305766726502" calcext:value-type="float">
            <text:p>0.107305766726502</text:p>
          </table:table-cell>
          <table:table-cell office:value-type="float" office:value="0.142547561522376" calcext:value-type="float">
            <text:p>0.142547561522376</text:p>
          </table:table-cell>
          <table:table-cell office:value-type="float" office:value="0.0924443757524662" calcext:value-type="float">
            <text:p>0.092444375752466</text:p>
          </table:table-cell>
          <table:table-cell office:value-type="float" office:value="0.0902620660464877" calcext:value-type="float">
            <text:p>0.090262066046488</text:p>
          </table:table-cell>
          <table:table-cell office:value-type="float" office:value="0.143374258190456" calcext:value-type="float">
            <text:p>0.143374258190456</text:p>
          </table:table-cell>
          <table:table-cell office:value-type="float" office:value="0.14290649958626" calcext:value-type="float">
            <text:p>0.14290649958626</text:p>
          </table:table-cell>
          <table:table-cell office:value-type="float" office:value="0.142423395066936" calcext:value-type="float">
            <text:p>0.142423395066936</text:p>
          </table:table-cell>
          <table:table-cell office:value-type="float" office:value="0.131100743171449" calcext:value-type="float">
            <text:p>0.131100743171449</text:p>
          </table:table-cell>
          <table:table-cell office:value-type="float" office:value="0.112702640743007" calcext:value-type="float">
            <text:p>0.112702640743007</text:p>
          </table:table-cell>
          <table:table-cell office:value-type="float" office:value="0.095321573068478" calcext:value-type="float">
            <text:p>0.095321573068478</text:p>
          </table:table-cell>
          <table:table-cell office:value-type="float" office:value="0.0971202522068987" calcext:value-type="float">
            <text:p>0.097120252206899</text:p>
          </table:table-cell>
          <table:table-cell office:value-type="float" office:value="0.0911031566008947" calcext:value-type="float">
            <text:p>0.091103156600895</text:p>
          </table:table-cell>
          <table:table-cell office:value-type="float" office:value="0.10383903775883" calcext:value-type="float">
            <text:p>0.10383903775883</text:p>
          </table:table-cell>
          <table:table-cell office:value-type="float" office:value="0.113670920157328" calcext:value-type="float">
            <text:p>0.113670920157328</text:p>
          </table:table-cell>
          <table:table-cell office:value-type="float" office:value="0.123403374745317" calcext:value-type="float">
            <text:p>0.123403374745317</text:p>
          </table:table-cell>
          <table:table-cell office:value-type="float" office:value="0.128609180263814" calcext:value-type="float">
            <text:p>0.128609180263814</text:p>
          </table:table-cell>
          <table:table-cell office:value-type="float" office:value="0.124529699410434" calcext:value-type="float">
            <text:p>0.124529699410434</text:p>
          </table:table-cell>
          <table:table-cell office:value-type="float" office:value="0.113802505389818" calcext:value-type="float">
            <text:p>0.113802505389818</text:p>
          </table:table-cell>
          <table:table-cell office:value-type="float" office:value="0.10539709353137" calcext:value-type="float">
            <text:p>0.10539709353137</text:p>
          </table:table-cell>
          <table:table-cell office:value-type="float" office:value="0.0940189878137936" calcext:value-type="float">
            <text:p>0.094018987813794</text:p>
          </table:table-cell>
          <table:table-cell office:value-type="float" office:value="0.0800697583291415" calcext:value-type="float">
            <text:p>0.080069758329142</text:p>
          </table:table-cell>
          <table:table-cell office:value-type="float" office:value="0.0811128422847435" calcext:value-type="float">
            <text:p>0.081112842284744</text:p>
          </table:table-cell>
          <table:table-cell office:value-type="float" office:value="0.0946634151079238" calcext:value-type="float">
            <text:p>0.094663415107924</text:p>
          </table:table-cell>
          <table:table-cell office:value-type="float" office:value="0.125845240115923" calcext:value-type="float">
            <text:p>0.125845240115923</text:p>
          </table:table-cell>
          <table:table-cell office:value-type="float" office:value="0.124705206058241" calcext:value-type="float">
            <text:p>0.124705206058241</text:p>
          </table:table-cell>
          <table:table-cell office:value-type="float" office:value="0.0657109814782402" calcext:value-type="float">
            <text:p>0.06571098147824</text:p>
          </table:table-cell>
          <table:table-cell office:value-type="float" office:value="0.0667934904702374" calcext:value-type="float">
            <text:p>0.066793490470238</text:p>
          </table:table-cell>
          <table:table-cell office:value-type="float" office:value="0.107129549231481" calcext:value-type="float">
            <text:p>0.107129549231481</text:p>
          </table:table-cell>
          <table:table-cell office:value-type="float" office:value="0.111280650476252" calcext:value-type="float">
            <text:p>0.111280650476252</text:p>
          </table:table-cell>
          <table:table-cell office:value-type="float" office:value="0.111766207573955" calcext:value-type="float">
            <text:p>0.111766207573955</text:p>
          </table:table-cell>
          <table:table-cell office:value-type="float" office:value="0.111960723375652" calcext:value-type="float">
            <text:p>0.111960723375652</text:p>
          </table:table-cell>
          <table:table-cell office:value-type="float" office:value="0.0618748629521093" calcext:value-type="float">
            <text:p>0.061874862952109</text:p>
          </table:table-cell>
          <table:table-cell office:value-type="float" office:value="0.060231506491801" calcext:value-type="float">
            <text:p>0.060231506491801</text:p>
          </table:table-cell>
          <table:table-cell office:value-type="float" office:value="0.0660896000800295" calcext:value-type="float">
            <text:p>0.06608960008003</text:p>
          </table:table-cell>
          <table:table-cell office:value-type="float" office:value="0.131115652600862" calcext:value-type="float">
            <text:p>0.131115652600862</text:p>
          </table:table-cell>
          <table:table-cell office:value-type="float" office:value="0.125808195815434" calcext:value-type="float">
            <text:p>0.125808195815434</text:p>
          </table:table-cell>
          <table:table-cell office:value-type="float" office:value="0.0763536486628277" calcext:value-type="float">
            <text:p>0.076353648662828</text:p>
          </table:table-cell>
          <table:table-cell office:value-type="float" office:value="0.0723428791429252" calcext:value-type="float">
            <text:p>0.072342879142925</text:p>
          </table:table-cell>
          <table:table-cell office:value-type="float" office:value="0.0889975815229506" calcext:value-type="float">
            <text:p>0.088997581522951</text:p>
          </table:table-cell>
          <table:table-cell office:value-type="float" office:value="0.131136441323654" calcext:value-type="float">
            <text:p>0.131136441323654</text:p>
          </table:table-cell>
          <table:table-cell office:value-type="float" office:value="0.13026976474019" calcext:value-type="float">
            <text:p>0.13026976474019</text:p>
          </table:table-cell>
          <table:table-cell office:value-type="float" office:value="0.133744665871907" calcext:value-type="float">
            <text:p>0.133744665871907</text:p>
          </table:table-cell>
          <table:table-cell office:value-type="float" office:value="0.0792460599163122" calcext:value-type="float">
            <text:p>0.079246059916312</text:p>
          </table:table-cell>
          <table:table-cell office:value-type="float" office:value="0.0771374523605703" calcext:value-type="float">
            <text:p>0.07713745236057</text:p>
          </table:table-cell>
          <table:table-cell office:value-type="float" office:value="0.0883828267099909" calcext:value-type="float">
            <text:p>0.088382826709991</text:p>
          </table:table-cell>
          <table:table-cell office:value-type="float" office:value="0.0943197167450906" calcext:value-type="float">
            <text:p>0.094319716745091</text:p>
          </table:table-cell>
          <table:table-cell office:value-type="float" office:value="0.10213889458716" calcext:value-type="float">
            <text:p>0.10213889458716</text:p>
          </table:table-cell>
          <table:table-cell office:value-type="float" office:value="0.109191609734059" calcext:value-type="float">
            <text:p>0.109191609734059</text:p>
          </table:table-cell>
          <table:table-cell office:value-type="float" office:value="0.11751862628502" calcext:value-type="float">
            <text:p>0.11751862628502</text:p>
          </table:table-cell>
          <table:table-cell office:value-type="float" office:value="0.116787874469528" calcext:value-type="float">
            <text:p>0.116787874469528</text:p>
          </table:table-cell>
          <table:table-cell office:value-type="float" office:value="0.117662479220466" calcext:value-type="float">
            <text:p>0.117662479220466</text:p>
          </table:table-cell>
          <table:table-cell office:value-type="float" office:value="0.0901371821314473" calcext:value-type="float">
            <text:p>0.090137182131447</text:p>
          </table:table-cell>
          <table:table-cell office:value-type="float" office:value="0.0696006152887823" calcext:value-type="float">
            <text:p>0.069600615288782</text:p>
          </table:table-cell>
          <table:table-cell office:value-type="float" office:value="0.0720350348709308" calcext:value-type="float">
            <text:p>0.072035034870931</text:p>
          </table:table-cell>
          <table:table-cell office:value-type="float" office:value="0.121863876632765" calcext:value-type="float">
            <text:p>0.121863876632765</text:p>
          </table:table-cell>
          <table:table-cell office:value-type="float" office:value="0.117154947030586" calcext:value-type="float">
            <text:p>0.117154947030586</text:p>
          </table:table-cell>
          <table:table-cell office:value-type="float" office:value="0.0644852855254521" calcext:value-type="float">
            <text:p>0.064485285525452</text:p>
          </table:table-cell>
          <table:table-cell office:value-type="float" office:value="0.0592019067817415" calcext:value-type="float">
            <text:p>0.059201906781742</text:p>
          </table:table-cell>
          <table:table-cell office:value-type="float" office:value="0.0671879141067646" calcext:value-type="float">
            <text:p>0.067187914106765</text:p>
          </table:table-cell>
          <table:table-cell office:value-type="float" office:value="0.074966382443481" calcext:value-type="float">
            <text:p>0.074966382443481</text:p>
          </table:table-cell>
          <table:table-cell office:value-type="float" office:value="0.0910855325190325" calcext:value-type="float">
            <text:p>0.091085532519033</text:p>
          </table:table-cell>
          <table:table-cell office:value-type="float" office:value="0.105232934188935" calcext:value-type="float">
            <text:p>0.105232934188935</text:p>
          </table:table-cell>
          <table:table-cell office:value-type="float" office:value="0.107754600144789" calcext:value-type="float">
            <text:p>0.107754600144789</text:p>
          </table:table-cell>
          <table:table-cell office:value-type="float" office:value="0.111950677514024" calcext:value-type="float">
            <text:p>0.111950677514024</text:p>
          </table:table-cell>
          <table:table-cell office:value-type="float" office:value="0.0450933019396175" calcext:value-type="float">
            <text:p>0.045093301939618</text:p>
          </table:table-cell>
          <table:table-cell office:value-type="float" office:value="0.0453088963302301" calcext:value-type="float">
            <text:p>0.04530889633023</text:p>
          </table:table-cell>
          <table:table-cell office:value-type="float" office:value="0.0858885994354853" calcext:value-type="float">
            <text:p>0.085888599435485</text:p>
          </table:table-cell>
          <table:table-cell office:value-type="float" office:value="0.0858626049670292" calcext:value-type="float">
            <text:p>0.085862604967029</text:p>
          </table:table-cell>
          <table:table-cell office:value-type="float" office:value="0.0809307657082627" calcext:value-type="float">
            <text:p>0.080930765708263</text:p>
          </table:table-cell>
          <table:table-cell office:value-type="float" office:value="0.0729278585195631" calcext:value-type="float">
            <text:p>0.072927858519563</text:p>
          </table:table-cell>
          <table:table-cell office:value-type="float" office:value="0.0645611380064787" calcext:value-type="float">
            <text:p>0.064561138006479</text:p>
          </table:table-cell>
          <table:table-cell office:value-type="float" office:value="0.0577248836835225" calcext:value-type="float">
            <text:p>0.057724883683523</text:p>
          </table:table-cell>
          <table:table-cell office:value-type="float" office:value="0.0580473489439644" calcext:value-type="float">
            <text:p>0.058047348943964</text:p>
          </table:table-cell>
          <table:table-cell office:value-type="float" office:value="0.0624676605424358" calcext:value-type="float">
            <text:p>0.062467660542436</text:p>
          </table:table-cell>
          <table:table-cell office:value-type="float" office:value="0.0636743918582244" calcext:value-type="float">
            <text:p>0.063674391858224</text:p>
          </table:table-cell>
          <table:table-cell office:value-type="float" office:value="0.0630613893133614" calcext:value-type="float">
            <text:p>0.063061389313362</text:p>
          </table:table-cell>
          <table:table-cell office:value-type="float" office:value="0.0619252143360299" calcext:value-type="float">
            <text:p>0.06192521433603</text:p>
          </table:table-cell>
          <table:table-cell office:value-type="float" office:value="0.0598605585261814" calcext:value-type="float">
            <text:p>0.059860558526181</text:p>
          </table:table-cell>
          <table:table-cell office:value-type="float" office:value="0.0615145775962232" calcext:value-type="float">
            <text:p>0.061514577596223</text:p>
          </table:table-cell>
          <table:table-cell office:value-type="float" office:value="0.0628891752945717" calcext:value-type="float">
            <text:p>0.062889175294572</text:p>
          </table:table-cell>
          <table:table-cell office:value-type="float" office:value="0.0631061900723442" calcext:value-type="float">
            <text:p>0.063106190072344</text:p>
          </table:table-cell>
          <table:table-cell office:value-type="float" office:value="0.064004507012853" calcext:value-type="float">
            <text:p>0.064004507012853</text:p>
          </table:table-cell>
          <table:table-cell office:value-type="float" office:value="0.0633921655864215" calcext:value-type="float">
            <text:p>0.063392165586422</text:p>
          </table:table-cell>
          <table:table-cell office:value-type="float" office:value="0.0652392535385581" calcext:value-type="float">
            <text:p>0.065239253538558</text:p>
          </table:table-cell>
          <table:table-cell office:value-type="float" office:value="0.0668587786994636" calcext:value-type="float">
            <text:p>0.066858778699464</text:p>
          </table:table-cell>
          <table:table-cell office:value-type="float" office:value="0.0668990310752571" calcext:value-type="float">
            <text:p>0.066899031075257</text:p>
          </table:table-cell>
          <table:table-cell office:value-type="float" office:value="0.068400376114543" calcext:value-type="float">
            <text:p>0.068400376114543</text:p>
          </table:table-cell>
          <table:table-cell office:value-type="float" office:value="0.0692889635875139" calcext:value-type="float">
            <text:p>0.069288963587514</text:p>
          </table:table-cell>
          <table:table-cell office:value-type="float" office:value="0.0692759345098671" calcext:value-type="float">
            <text:p>0.069275934509867</text:p>
          </table:table-cell>
          <table:table-cell office:value-type="float" office:value="0.0690895597207979" calcext:value-type="float">
            <text:p>0.069089559720798</text:p>
          </table:table-cell>
          <table:table-cell office:value-type="float" office:value="0.0689045145648304" calcext:value-type="float">
            <text:p>0.06890451456483</text:p>
          </table:table-cell>
          <table:table-cell office:value-type="float" office:value="0.0682117035895216" calcext:value-type="float">
            <text:p>0.068211703589522</text:p>
          </table:table-cell>
          <table:table-cell office:value-type="float" office:value="0.0680798217031755" calcext:value-type="float">
            <text:p>0.068079821703176</text:p>
          </table:table-cell>
          <table:table-cell office:value-type="float" office:value="0.0682738758541077" calcext:value-type="float">
            <text:p>0.068273875854108</text:p>
          </table:table-cell>
          <table:table-cell office:value-type="float" office:value="0.068183949245613" calcext:value-type="float">
            <text:p>0.068183949245613</text:p>
          </table:table-cell>
          <table:table-cell office:value-type="float" office:value="0.0675683823389931" calcext:value-type="float">
            <text:p>0.067568382338993</text:p>
          </table:table-cell>
          <table:table-cell office:value-type="float" office:value="0.0674345622585725" calcext:value-type="float">
            <text:p>0.067434562258573</text:p>
          </table:table-cell>
          <table:table-cell office:value-type="float" office:value="0.0674125941949827" calcext:value-type="float">
            <text:p>0.067412594194983</text:p>
          </table:table-cell>
          <table:table-cell office:value-type="float" office:value="0.0672751752964332" calcext:value-type="float">
            <text:p>0.067275175296433</text:p>
          </table:table-cell>
          <table:table-cell office:value-type="float" office:value="0.0670558944618001" calcext:value-type="float">
            <text:p>0.0670558944618</text:p>
          </table:table-cell>
          <table:table-cell office:value-type="float" office:value="0.0673983634185358" calcext:value-type="float">
            <text:p>0.067398363418536</text:p>
          </table:table-cell>
          <table:table-cell office:value-type="float" office:value="0.0672298275474794" calcext:value-type="float">
            <text:p>0.06722982754748</text:p>
          </table:table-cell>
          <table:table-cell office:value-type="float" office:value="0.0672576556979905" calcext:value-type="float">
            <text:p>0.067257655697991</text:p>
          </table:table-cell>
          <table:table-cell office:value-type="float" office:value="0.0670931997447156" calcext:value-type="float">
            <text:p>0.067093199744716</text:p>
          </table:table-cell>
          <table:table-cell office:value-type="float" office:value="0.0672298035292774" calcext:value-type="float">
            <text:p>0.067229803529277</text:p>
          </table:table-cell>
          <table:table-cell office:value-type="float" office:value="0.0671728184632675" calcext:value-type="float">
            <text:p>0.067172818463268</text:p>
          </table:table-cell>
          <table:table-cell office:value-type="float" office:value="0.0671327620141473" calcext:value-type="float">
            <text:p>0.067132762014147</text:p>
          </table:table-cell>
          <table:table-cell office:value-type="float" office:value="0.0671562608877177" calcext:value-type="float">
            <text:p>0.067156260887718</text:p>
          </table:table-cell>
          <table:table-cell office:value-type="float" office:value="0.0670087245105486" calcext:value-type="float">
            <text:p>0.067008724510549</text:p>
          </table:table-cell>
          <table:table-cell office:value-type="float" office:value="0.0669639923413647" calcext:value-type="float">
            <text:p>0.066963992341365</text:p>
          </table:table-cell>
          <table:table-cell office:value-type="float" office:value="0.0668976439114587" calcext:value-type="float">
            <text:p>0.066897643911459</text:p>
          </table:table-cell>
          <table:table-cell office:value-type="float" office:value="0.0670766769073247" calcext:value-type="float">
            <text:p>0.067076676907325</text:p>
          </table:table-cell>
          <table:table-cell office:value-type="float" office:value="0.0670051511671504" calcext:value-type="float">
            <text:p>0.067005151167151</text:p>
          </table:table-cell>
          <table:table-cell office:value-type="float" office:value="0.0670677094723227" calcext:value-type="float">
            <text:p>0.067067709472323</text:p>
          </table:table-cell>
          <table:table-cell office:value-type="float" office:value="0.0669685970194175" calcext:value-type="float">
            <text:p>0.066968597019418</text:p>
          </table:table-cell>
          <table:table-cell office:value-type="float" office:value="0.0669902457606099" calcext:value-type="float">
            <text:p>0.06699024576061</text:p>
          </table:table-cell>
          <table:table-cell office:value-type="float" office:value="0.0671322734941024" calcext:value-type="float">
            <text:p>0.067132273494103</text:p>
          </table:table-cell>
          <table:table-cell office:value-type="float" office:value="0.0669110360985096" calcext:value-type="float">
            <text:p>0.06691103609851</text:p>
          </table:table-cell>
          <table:table-cell office:value-type="float" office:value="0.0670904684326862" calcext:value-type="float">
            <text:p>0.067090468432686</text:p>
          </table:table-cell>
          <table:table-cell office:value-type="float" office:value="0.0670140110476046" calcext:value-type="float">
            <text:p>0.067014011047605</text:p>
          </table:table-cell>
          <table:table-cell office:value-type="float" office:value="0.0670074086773296" calcext:value-type="float">
            <text:p>0.06700740867733</text:p>
          </table:table-cell>
          <table:table-cell office:value-type="float" office:value="0.0670502054761661" calcext:value-type="float">
            <text:p>0.067050205476166</text:p>
          </table:table-cell>
          <table:table-cell office:value-type="float" office:value="0.0670246386220261" calcext:value-type="float">
            <text:p>0.067024638622026</text:p>
          </table:table-cell>
          <table:table-cell office:value-type="float" office:value="0.0669756861981751" calcext:value-type="float">
            <text:p>0.066975686198175</text:p>
          </table:table-cell>
          <table:table-cell office:value-type="float" office:value="0.0669795641008232" calcext:value-type="float">
            <text:p>0.066979564100823</text:p>
          </table:table-cell>
          <table:table-cell office:value-type="float" office:value="0.066999243801967" calcext:value-type="float">
            <text:p>0.066999243801967</text:p>
          </table:table-cell>
          <table:table-cell office:value-type="float" office:value="0.0670315766674911" calcext:value-type="float">
            <text:p>0.067031576667491</text:p>
          </table:table-cell>
          <table:table-cell office:value-type="float" office:value="0.0669606805089533" calcext:value-type="float">
            <text:p>0.066960680508953</text:p>
          </table:table-cell>
          <table:table-cell office:value-type="float" office:value="0.0668980578158326" calcext:value-type="float">
            <text:p>0.066898057815833</text:p>
          </table:table-cell>
          <table:table-cell office:value-type="float" office:value="0.0669275621468637" calcext:value-type="float">
            <text:p>0.066927562146864</text:p>
          </table:table-cell>
          <table:table-cell office:value-type="float" office:value="0.0669555866522779" calcext:value-type="float">
            <text:p>0.066955586652278</text:p>
          </table:table-cell>
          <table:table-cell office:value-type="float" office:value="0.0670430878422358" calcext:value-type="float">
            <text:p>0.067043087842236</text:p>
          </table:table-cell>
          <table:table-cell office:value-type="float" office:value="0.0668478019420401" calcext:value-type="float">
            <text:p>0.06684780194204</text:p>
          </table:table-cell>
          <table:table-cell office:value-type="float" office:value="0.066932218010033" calcext:value-type="float">
            <text:p>0.066932218010033</text:p>
          </table:table-cell>
          <table:table-cell office:value-type="float" office:value="0.0669874977208833" calcext:value-type="float">
            <text:p>0.066987497720883</text:p>
          </table:table-cell>
          <table:table-cell office:value-type="float" office:value="0.0669010333514377" calcext:value-type="float">
            <text:p>0.066901033351438</text:p>
          </table:table-cell>
          <table:table-cell office:value-type="float" office:value="0.0669747853281005" calcext:value-type="float">
            <text:p>0.066974785328101</text:p>
          </table:table-cell>
          <table:table-cell office:value-type="float" office:value="0.0668955002023665" calcext:value-type="float">
            <text:p>0.066895500202367</text:p>
          </table:table-cell>
          <table:table-cell office:value-type="float" office:value="0.0669507344498128" calcext:value-type="float">
            <text:p>0.066950734449813</text:p>
          </table:table-cell>
          <table:table-cell office:value-type="float" office:value="0.0670028898987489" calcext:value-type="float">
            <text:p>0.067002889898749</text:p>
          </table:table-cell>
          <table:table-cell office:value-type="float" office:value="0.0668996604235265" calcext:value-type="float">
            <text:p>0.066899660423527</text:p>
          </table:table-cell>
          <table:table-cell office:value-type="float" office:value="0.0669180755579727" calcext:value-type="float">
            <text:p>0.066918075557973</text:p>
          </table:table-cell>
          <table:table-cell office:value-type="float" office:value="0.0669394725603733" calcext:value-type="float">
            <text:p>0.066939472560373</text:p>
          </table:table-cell>
          <table:table-cell office:value-type="float" office:value="0.0668962931056546" calcext:value-type="float">
            <text:p>0.066896293105655</text:p>
          </table:table-cell>
          <table:table-cell office:value-type="float" office:value="0.0669830210299236" calcext:value-type="float">
            <text:p>0.066983021029924</text:p>
          </table:table-cell>
          <table:table-cell office:value-type="float" office:value="0.0668464232531745" calcext:value-type="float">
            <text:p>0.066846423253175</text:p>
          </table:table-cell>
          <table:table-cell office:value-type="float" office:value="0.0667840321452604" calcext:value-type="float">
            <text:p>0.06678403214526</text:p>
          </table:table-cell>
          <table:table-cell office:value-type="float" office:value="0.0668546241714541" calcext:value-type="float">
            <text:p>0.066854624171454</text:p>
          </table:table-cell>
          <table:table-cell office:value-type="float" office:value="0.0668636167744008" calcext:value-type="float">
            <text:p>0.066863616774401</text:p>
          </table:table-cell>
          <table:table-cell office:value-type="float" office:value="0.0668770442462331" calcext:value-type="float">
            <text:p>0.066877044246233</text:p>
          </table:table-cell>
          <table:table-cell office:value-type="float" office:value="0.0669235347567814" calcext:value-type="float">
            <text:p>0.066923534756781</text:p>
          </table:table-cell>
          <table:table-cell office:value-type="float" office:value="0.0668887849440578" calcext:value-type="float">
            <text:p>0.066888784944058</text:p>
          </table:table-cell>
          <table:table-cell office:value-type="float" office:value="0.066986893751577" calcext:value-type="float">
            <text:p>0.066986893751577</text:p>
          </table:table-cell>
          <table:table-cell office:value-type="float" office:value="0.0668532254687083" calcext:value-type="float">
            <text:p>0.066853225468708</text:p>
          </table:table-cell>
          <table:table-cell office:value-type="float" office:value="0.0670074875256788" calcext:value-type="float">
            <text:p>0.067007487525679</text:p>
          </table:table-cell>
          <table:table-cell office:value-type="float" office:value="0.0668937618130901" calcext:value-type="float">
            <text:p>0.06689376181309</text:p>
          </table:table-cell>
          <table:table-cell office:value-type="float" office:value="0.0668750669801227" calcext:value-type="float">
            <text:p>0.066875066980123</text:p>
          </table:table-cell>
          <table:table-cell office:value-type="float" office:value="0.0669098225556796" calcext:value-type="float">
            <text:p>0.06690982255568</text:p>
          </table:table-cell>
          <table:table-cell office:value-type="float" office:value="0.0668578934022808" calcext:value-type="float">
            <text:p>0.066857893402281</text:p>
          </table:table-cell>
          <table:table-cell office:value-type="float" office:value="0.0669444909700817" calcext:value-type="float">
            <text:p>0.066944490970082</text:p>
          </table:table-cell>
          <table:table-cell table:number-columns-repeated="414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1742010787017" calcext:value-type="float">
            <text:p>-0.011742010787017</text:p>
          </table:table-cell>
          <table:table-cell office:value-type="float" office:value="-0.011762751118147" calcext:value-type="float">
            <text:p>-0.011762751118147</text:p>
          </table:table-cell>
          <table:table-cell office:value-type="float" office:value="-0.0117569281895972" calcext:value-type="float">
            <text:p>-0.011756928189597</text:p>
          </table:table-cell>
          <table:table-cell office:value-type="float" office:value="-0.0117626181518372" calcext:value-type="float">
            <text:p>-0.011762618151837</text:p>
          </table:table-cell>
          <table:table-cell office:value-type="float" office:value="-0.011757715112395" calcext:value-type="float">
            <text:p>-0.011757715112395</text:p>
          </table:table-cell>
          <table:table-cell office:value-type="float" office:value="-0.0117291901466102" calcext:value-type="float">
            <text:p>-0.01172919014661</text:p>
          </table:table-cell>
          <table:table-cell office:value-type="float" office:value="-0.0117605192918469" calcext:value-type="float">
            <text:p>-0.011760519291847</text:p>
          </table:table-cell>
          <table:table-cell office:value-type="float" office:value="-0.0117462394503635" calcext:value-type="float">
            <text:p>-0.011746239450364</text:p>
          </table:table-cell>
          <table:table-cell office:value-type="float" office:value="-0.0117562499370992" calcext:value-type="float">
            <text:p>-0.011756249937099</text:p>
          </table:table-cell>
          <table:table-cell office:value-type="float" office:value="-0.0117642198524294" calcext:value-type="float">
            <text:p>-0.01176421985243</text:p>
          </table:table-cell>
          <table:table-cell office:value-type="float" office:value="-0.0117527286171802" calcext:value-type="float">
            <text:p>-0.01175272861718</text:p>
          </table:table-cell>
          <table:table-cell office:value-type="float" office:value="-0.0117524715331135" calcext:value-type="float">
            <text:p>-0.011752471533114</text:p>
          </table:table-cell>
          <table:table-cell office:value-type="float" office:value="-0.0117632222107372" calcext:value-type="float">
            <text:p>-0.011763222210737</text:p>
          </table:table-cell>
          <table:table-cell office:value-type="float" office:value="-0.0117729596337625" calcext:value-type="float">
            <text:p>-0.011772959633763</text:p>
          </table:table-cell>
          <table:table-cell office:value-type="float" office:value="-0.0117621830529056" calcext:value-type="float">
            <text:p>-0.011762183052906</text:p>
          </table:table-cell>
          <table:table-cell office:value-type="float" office:value="-0.0117756966879654" calcext:value-type="float">
            <text:p>-0.011775696687965</text:p>
          </table:table-cell>
          <table:table-cell office:value-type="float" office:value="-0.0117702765602368" calcext:value-type="float">
            <text:p>-0.011770276560237</text:p>
          </table:table-cell>
          <table:table-cell office:value-type="float" office:value="-0.0117477310170426" calcext:value-type="float">
            <text:p>-0.011747731017043</text:p>
          </table:table-cell>
          <table:table-cell office:value-type="float" office:value="-0.0117691686776862" calcext:value-type="float">
            <text:p>-0.011769168677686</text:p>
          </table:table-cell>
          <table:table-cell office:value-type="float" office:value="-0.011747729407809" calcext:value-type="float">
            <text:p>-0.011747729407809</text:p>
          </table:table-cell>
          <table:table-cell office:value-type="float" office:value="-0.0117637438047887" calcext:value-type="float">
            <text:p>-0.011763743804789</text:p>
          </table:table-cell>
          <table:table-cell office:value-type="float" office:value="-0.0117559375120827" calcext:value-type="float">
            <text:p>-0.011755937512083</text:p>
          </table:table-cell>
          <table:table-cell office:value-type="float" office:value="-0.0117520500176731" calcext:value-type="float">
            <text:p>-0.011752050017673</text:p>
          </table:table-cell>
          <table:table-cell office:value-type="float" office:value="-0.0117498542594085" calcext:value-type="float">
            <text:p>-0.011749854259409</text:p>
          </table:table-cell>
          <table:table-cell office:value-type="float" office:value="-0.0117615405719923" calcext:value-type="float">
            <text:p>-0.011761540571992</text:p>
          </table:table-cell>
          <table:table-cell office:value-type="float" office:value="-0.0117623983388013" calcext:value-type="float">
            <text:p>-0.011762398338801</text:p>
          </table:table-cell>
          <table:table-cell office:value-type="float" office:value="-0.0117436768499863" calcext:value-type="float">
            <text:p>-0.011743676849986</text:p>
          </table:table-cell>
          <table:table-cell office:value-type="float" office:value="-0.0117553837096292" calcext:value-type="float">
            <text:p>-0.011755383709629</text:p>
          </table:table-cell>
          <table:table-cell office:value-type="float" office:value="-0.0117571241680902" calcext:value-type="float">
            <text:p>-0.01175712416809</text:p>
          </table:table-cell>
          <table:table-cell office:value-type="float" office:value="-0.0117585610402078" calcext:value-type="float">
            <text:p>-0.011758561040208</text:p>
          </table:table-cell>
          <table:table-cell office:value-type="float" office:value="-0.0117595904305916" calcext:value-type="float">
            <text:p>-0.011759590430592</text:p>
          </table:table-cell>
          <table:table-cell office:value-type="float" office:value="-0.0117600973116775" calcext:value-type="float">
            <text:p>-0.011760097311678</text:p>
          </table:table-cell>
          <table:table-cell office:value-type="float" office:value="-0.0117639487331109" calcext:value-type="float">
            <text:p>-0.011763948733111</text:p>
          </table:table-cell>
          <table:table-cell office:value-type="float" office:value="-0.0117567648496808" calcext:value-type="float">
            <text:p>-0.011756764849681</text:p>
          </table:table-cell>
          <table:table-cell office:value-type="float" office:value="-0.0117543483618054" calcext:value-type="float">
            <text:p>-0.011754348361805</text:p>
          </table:table-cell>
          <table:table-cell office:value-type="float" office:value="-0.0117577634075211" calcext:value-type="float">
            <text:p>-0.011757763407521</text:p>
          </table:table-cell>
          <table:table-cell office:value-type="float" office:value="-0.0117565504842586" calcext:value-type="float">
            <text:p>-0.011756550484259</text:p>
          </table:table-cell>
          <table:table-cell office:value-type="float" office:value="-0.0117792305048052" calcext:value-type="float">
            <text:p>-0.011779230504805</text:p>
          </table:table-cell>
          <table:table-cell office:value-type="float" office:value="-0.0117820873459089" calcext:value-type="float">
            <text:p>-0.011782087345909</text:p>
          </table:table-cell>
          <table:table-cell office:value-type="float" office:value="-0.0117820472356425" calcext:value-type="float">
            <text:p>-0.011782047235643</text:p>
          </table:table-cell>
          <table:table-cell office:value-type="float" office:value="-0.0117513828109351" calcext:value-type="float">
            <text:p>-0.011751382810935</text:p>
          </table:table-cell>
          <table:table-cell office:value-type="float" office:value="-0.0117612700244161" calcext:value-type="float">
            <text:p>-0.011761270024416</text:p>
          </table:table-cell>
          <table:table-cell office:value-type="float" office:value="-0.0117574251825321" calcext:value-type="float">
            <text:p>-0.011757425182532</text:p>
          </table:table-cell>
          <table:table-cell office:value-type="float" office:value="-0.0117804860904593" calcext:value-type="float">
            <text:p>-0.011780486090459</text:p>
          </table:table-cell>
          <table:table-cell office:value-type="float" office:value="-0.0117648113282151" calcext:value-type="float">
            <text:p>-0.011764811328215</text:p>
          </table:table-cell>
          <table:table-cell office:value-type="float" office:value="-0.0117755746625995" calcext:value-type="float">
            <text:p>-0.0117755746626</text:p>
          </table:table-cell>
          <table:table-cell office:value-type="float" office:value="-0.0117763896197992" calcext:value-type="float">
            <text:p>-0.011776389619799</text:p>
          </table:table-cell>
          <table:table-cell office:value-type="float" office:value="-0.011746432155618" calcext:value-type="float">
            <text:p>-0.011746432155618</text:p>
          </table:table-cell>
          <table:table-cell office:value-type="float" office:value="-0.0117495855901168" calcext:value-type="float">
            <text:p>-0.011749585590117</text:p>
          </table:table-cell>
          <table:table-cell office:value-type="float" office:value="-0.0117642328710176" calcext:value-type="float">
            <text:p>-0.011764232871018</text:p>
          </table:table-cell>
          <table:table-cell office:value-type="float" office:value="-0.0117400584056716" calcext:value-type="float">
            <text:p>-0.011740058405672</text:p>
          </table:table-cell>
          <table:table-cell office:value-type="float" office:value="-0.0117700601668149" calcext:value-type="float">
            <text:p>-0.011770060166815</text:p>
          </table:table-cell>
          <table:table-cell office:value-type="float" office:value="-0.0117523887588889" calcext:value-type="float">
            <text:p>-0.011752388758889</text:p>
          </table:table-cell>
          <table:table-cell office:value-type="float" office:value="-0.0117630448426469" calcext:value-type="float">
            <text:p>-0.011763044842647</text:p>
          </table:table-cell>
          <table:table-cell office:value-type="float" office:value="-0.0117615809702924" calcext:value-type="float">
            <text:p>-0.011761580970292</text:p>
          </table:table-cell>
          <table:table-cell office:value-type="float" office:value="-0.0117685991245811" calcext:value-type="float">
            <text:p>-0.011768599124581</text:p>
          </table:table-cell>
          <table:table-cell office:value-type="float" office:value="-0.0117711369024277" calcext:value-type="float">
            <text:p>-0.011771136902428</text:p>
          </table:table-cell>
          <table:table-cell office:value-type="float" office:value="-0.0117503752362696" calcext:value-type="float">
            <text:p>-0.01175037523627</text:p>
          </table:table-cell>
          <table:table-cell office:value-type="float" office:value="-0.0117713337738254" calcext:value-type="float">
            <text:p>-0.011771333773826</text:p>
          </table:table-cell>
          <table:table-cell office:value-type="float" office:value="-0.0117619283197658" calcext:value-type="float">
            <text:p>-0.011761928319766</text:p>
          </table:table-cell>
          <table:table-cell office:value-type="float" office:value="-0.0117813717959387" calcext:value-type="float">
            <text:p>-0.011781371795939</text:p>
          </table:table-cell>
          <table:table-cell office:value-type="float" office:value="-0.0117591972378903" calcext:value-type="float">
            <text:p>-0.01175919723789</text:p>
          </table:table-cell>
          <table:table-cell office:value-type="float" office:value="-0.0117594234162489" calcext:value-type="float">
            <text:p>-0.011759423416249</text:p>
          </table:table-cell>
          <table:table-cell office:value-type="float" office:value="-0.0117633743429446" calcext:value-type="float">
            <text:p>-0.011763374342945</text:p>
          </table:table-cell>
          <table:table-cell office:value-type="float" office:value="-0.0117744752445364" calcext:value-type="float">
            <text:p>-0.011774475244536</text:p>
          </table:table-cell>
          <table:table-cell office:value-type="float" office:value="-0.0117627423857618" calcext:value-type="float">
            <text:p>-0.011762742385762</text:p>
          </table:table-cell>
          <table:table-cell office:value-type="float" office:value="-0.0117658287775259" calcext:value-type="float">
            <text:p>-0.011765828777526</text:p>
          </table:table-cell>
          <table:table-cell office:value-type="float" office:value="-0.011793033595043" calcext:value-type="float">
            <text:p>-0.011793033595043</text:p>
          </table:table-cell>
          <table:table-cell office:value-type="float" office:value="-0.0117500528943366" calcext:value-type="float">
            <text:p>-0.011750052894337</text:p>
          </table:table-cell>
          <table:table-cell office:value-type="float" office:value="-0.0117579972841926" calcext:value-type="float">
            <text:p>-0.011757997284193</text:p>
          </table:table-cell>
          <table:table-cell office:value-type="float" office:value="-0.0117736109934668" calcext:value-type="float">
            <text:p>-0.011773610993467</text:p>
          </table:table-cell>
          <table:table-cell office:value-type="float" office:value="-0.0117515783645601" calcext:value-type="float">
            <text:p>-0.01175157836456</text:p>
          </table:table-cell>
          <table:table-cell office:value-type="float" office:value="-0.011783125804116" calcext:value-type="float">
            <text:p>-0.011783125804116</text:p>
          </table:table-cell>
          <table:table-cell office:value-type="float" office:value="-0.0117608636451031" calcext:value-type="float">
            <text:p>-0.011760863645103</text:p>
          </table:table-cell>
          <table:table-cell office:value-type="float" office:value="-0.011768071640106" calcext:value-type="float">
            <text:p>-0.011768071640106</text:p>
          </table:table-cell>
          <table:table-cell office:value-type="float" office:value="-0.0117628478552029" calcext:value-type="float">
            <text:p>-0.011762847855203</text:p>
          </table:table-cell>
          <table:table-cell office:value-type="float" office:value="-0.0117729888806976" calcext:value-type="float">
            <text:p>-0.011772988880698</text:p>
          </table:table-cell>
          <table:table-cell office:value-type="float" office:value="-0.0117818398936435" calcext:value-type="float">
            <text:p>-0.011781839893644</text:p>
          </table:table-cell>
          <table:table-cell office:value-type="float" office:value="-0.0117498256419839" calcext:value-type="float">
            <text:p>-0.011749825641984</text:p>
          </table:table-cell>
          <table:table-cell office:value-type="float" office:value="-0.0117421197188888" calcext:value-type="float">
            <text:p>-0.011742119718889</text:p>
          </table:table-cell>
          <table:table-cell office:value-type="float" office:value="-0.0117595970714175" calcext:value-type="float">
            <text:p>-0.011759597071418</text:p>
          </table:table-cell>
          <table:table-cell office:value-type="float" office:value="-0.0117876189470703" calcext:value-type="float">
            <text:p>-0.01178761894707</text:p>
          </table:table-cell>
          <table:table-cell office:value-type="float" office:value="-0.0117697806037062" calcext:value-type="float">
            <text:p>-0.011769780603706</text:p>
          </table:table-cell>
          <table:table-cell office:value-type="float" office:value="-0.0117641345790449" calcext:value-type="float">
            <text:p>-0.011764134579045</text:p>
          </table:table-cell>
          <table:table-cell office:value-type="float" office:value="-0.0117588366237246" calcext:value-type="float">
            <text:p>-0.011758836623725</text:p>
          </table:table-cell>
          <table:table-cell office:value-type="float" office:value="-0.0117518012786051" calcext:value-type="float">
            <text:p>-0.011751801278605</text:p>
          </table:table-cell>
          <table:table-cell office:value-type="float" office:value="-0.0117529481947457" calcext:value-type="float">
            <text:p>-0.011752948194746</text:p>
          </table:table-cell>
          <table:table-cell office:value-type="float" office:value="-0.0117388300046415" calcext:value-type="float">
            <text:p>-0.011738830004642</text:p>
          </table:table-cell>
          <table:table-cell office:value-type="float" office:value="-0.0117762405326894" calcext:value-type="float">
            <text:p>-0.011776240532689</text:p>
          </table:table-cell>
          <table:table-cell office:value-type="float" office:value="-0.0117541048029527" calcext:value-type="float">
            <text:p>-0.011754104802953</text:p>
          </table:table-cell>
          <table:table-cell office:value-type="float" office:value="-0.0117828052525487" calcext:value-type="float">
            <text:p>-0.011782805252549</text:p>
          </table:table-cell>
          <table:table-cell office:value-type="float" office:value="-0.0117787588710243" calcext:value-type="float">
            <text:p>-0.011778758871024</text:p>
          </table:table-cell>
          <table:table-cell office:value-type="float" office:value="-0.0117621705732805" calcext:value-type="float">
            <text:p>-0.011762170573281</text:p>
          </table:table-cell>
          <table:table-cell office:value-type="float" office:value="-0.0117845209171934" calcext:value-type="float">
            <text:p>-0.011784520917194</text:p>
          </table:table-cell>
          <table:table-cell office:value-type="float" office:value="-0.0117786207716533" calcext:value-type="float">
            <text:p>-0.011778620771653</text:p>
          </table:table-cell>
          <table:table-cell office:value-type="float" office:value="-0.0117635300090072" calcext:value-type="float">
            <text:p>-0.011763530009007</text:p>
          </table:table-cell>
          <table:table-cell office:value-type="float" office:value="-0.0118073613898624" calcext:value-type="float">
            <text:p>-0.011807361389862</text:p>
          </table:table-cell>
          <table:table-cell office:value-type="float" office:value="-0.0117765321844014" calcext:value-type="float">
            <text:p>-0.011776532184401</text:p>
          </table:table-cell>
          <table:table-cell office:value-type="float" office:value="-0.0117669583722126" calcext:value-type="float">
            <text:p>-0.011766958372213</text:p>
          </table:table-cell>
          <table:table-cell office:value-type="float" office:value="-0.0117757688145759" calcext:value-type="float">
            <text:p>-0.011775768814576</text:p>
          </table:table-cell>
          <table:table-cell office:value-type="float" office:value="-0.011777152428776" calcext:value-type="float">
            <text:p>-0.011777152428776</text:p>
          </table:table-cell>
          <table:table-cell office:value-type="float" office:value="-0.0117659022797653" calcext:value-type="float">
            <text:p>-0.011765902279765</text:p>
          </table:table-cell>
          <table:table-cell office:value-type="float" office:value="-0.0117401570592995" calcext:value-type="float">
            <text:p>-0.0117401570593</text:p>
          </table:table-cell>
          <table:table-cell office:value-type="float" office:value="-0.0117631706168239" calcext:value-type="float">
            <text:p>-0.011763170616824</text:p>
          </table:table-cell>
          <table:table-cell office:value-type="float" office:value="-0.0117719520756462" calcext:value-type="float">
            <text:p>-0.011771952075646</text:p>
          </table:table-cell>
          <table:table-cell office:value-type="float" office:value="-0.0117844825144258" calcext:value-type="float">
            <text:p>-0.011784482514426</text:p>
          </table:table-cell>
          <table:table-cell office:value-type="float" office:value="-0.0118093232293316" calcext:value-type="float">
            <text:p>-0.011809323229332</text:p>
          </table:table-cell>
          <table:table-cell office:value-type="float" office:value="-0.0119188730909811" calcext:value-type="float">
            <text:p>-0.011918873090981</text:p>
          </table:table-cell>
          <table:table-cell office:value-type="float" office:value="-0.0113228459663695" calcext:value-type="float">
            <text:p>-0.01132284596637</text:p>
          </table:table-cell>
          <table:table-cell office:value-type="float" office:value="-0.0145064147170846" calcext:value-type="float">
            <text:p>-0.014506414717085</text:p>
          </table:table-cell>
          <table:table-cell office:value-type="float" office:value="-0.0159047699435333" calcext:value-type="float">
            <text:p>-0.015904769943533</text:p>
          </table:table-cell>
          <table:table-cell office:value-type="float" office:value="-0.0111273444669463" calcext:value-type="float">
            <text:p>-0.011127344466946</text:p>
          </table:table-cell>
          <table:table-cell office:value-type="float" office:value="-0.0116095805214804" calcext:value-type="float">
            <text:p>-0.011609580521481</text:p>
          </table:table-cell>
          <table:table-cell office:value-type="float" office:value="-0.0129859128084196" calcext:value-type="float">
            <text:p>-0.01298591280842</text:p>
          </table:table-cell>
          <table:table-cell office:value-type="float" office:value="-0.0180913977207291" calcext:value-type="float">
            <text:p>-0.018091397720729</text:p>
          </table:table-cell>
          <table:table-cell office:value-type="float" office:value="-0.0197315050653442" calcext:value-type="float">
            <text:p>-0.019731505065344</text:p>
          </table:table-cell>
          <table:table-cell office:value-type="float" office:value="-0.0151592585077381" calcext:value-type="float">
            <text:p>-0.015159258507738</text:p>
          </table:table-cell>
          <table:table-cell office:value-type="float" office:value="-0.0152214283489964" calcext:value-type="float">
            <text:p>-0.015221428348996</text:p>
          </table:table-cell>
          <table:table-cell office:value-type="float" office:value="-0.0157066423364996" calcext:value-type="float">
            <text:p>-0.0157066423365</text:p>
          </table:table-cell>
          <table:table-cell office:value-type="float" office:value="-0.01826912955096" calcext:value-type="float">
            <text:p>-0.01826912955096</text:p>
          </table:table-cell>
          <table:table-cell office:value-type="float" office:value="-0.0164930377056876" calcext:value-type="float">
            <text:p>-0.016493037705688</text:p>
          </table:table-cell>
          <table:table-cell office:value-type="float" office:value="-0.0136285700434227" calcext:value-type="float">
            <text:p>-0.013628570043423</text:p>
          </table:table-cell>
          <table:table-cell office:value-type="float" office:value="-0.0134709979262757" calcext:value-type="float">
            <text:p>-0.013470997926276</text:p>
          </table:table-cell>
          <table:table-cell office:value-type="float" office:value="-0.0138816901836764" calcext:value-type="float">
            <text:p>-0.013881690183676</text:p>
          </table:table-cell>
          <table:table-cell office:value-type="float" office:value="-0.0187463286145199" calcext:value-type="float">
            <text:p>-0.01874632861452</text:p>
          </table:table-cell>
          <table:table-cell office:value-type="float" office:value="-0.0179554694637471" calcext:value-type="float">
            <text:p>-0.017955469463747</text:p>
          </table:table-cell>
          <table:table-cell office:value-type="float" office:value="-0.0132222268086189" calcext:value-type="float">
            <text:p>-0.013222226808619</text:p>
          </table:table-cell>
          <table:table-cell office:value-type="float" office:value="-0.0147316698396925" calcext:value-type="float">
            <text:p>-0.014731669839693</text:p>
          </table:table-cell>
          <table:table-cell office:value-type="float" office:value="-0.0226865995113582" calcext:value-type="float">
            <text:p>-0.022686599511358</text:p>
          </table:table-cell>
          <table:table-cell office:value-type="float" office:value="-0.0184525972653882" calcext:value-type="float">
            <text:p>-0.018452597265388</text:p>
          </table:table-cell>
          <table:table-cell office:value-type="float" office:value="-0.017372981381521" calcext:value-type="float">
            <text:p>-0.017372981381521</text:p>
          </table:table-cell>
          <table:table-cell office:value-type="float" office:value="-0.0175893978565424" calcext:value-type="float">
            <text:p>-0.017589397856542</text:p>
          </table:table-cell>
          <table:table-cell office:value-type="float" office:value="-0.0128209160803533" calcext:value-type="float">
            <text:p>-0.012820916080353</text:p>
          </table:table-cell>
          <table:table-cell office:value-type="float" office:value="-0.0131608045976306" calcext:value-type="float">
            <text:p>-0.013160804597631</text:p>
          </table:table-cell>
          <table:table-cell office:value-type="float" office:value="-0.0154320708834257" calcext:value-type="float">
            <text:p>-0.015432070883426</text:p>
          </table:table-cell>
          <table:table-cell office:value-type="float" office:value="-0.0202347716333736" calcext:value-type="float">
            <text:p>-0.020234771633374</text:p>
          </table:table-cell>
          <table:table-cell office:value-type="float" office:value="-0.0220609456200866" calcext:value-type="float">
            <text:p>-0.022060945620087</text:p>
          </table:table-cell>
          <table:table-cell office:value-type="float" office:value="-0.017824619098328" calcext:value-type="float">
            <text:p>-0.017824619098328</text:p>
          </table:table-cell>
          <table:table-cell office:value-type="float" office:value="-0.0179521674988752" calcext:value-type="float">
            <text:p>-0.017952167498875</text:p>
          </table:table-cell>
          <table:table-cell office:value-type="float" office:value="-0.0118526726825945" calcext:value-type="float">
            <text:p>-0.011852672682595</text:p>
          </table:table-cell>
          <table:table-cell office:value-type="float" office:value="-0.0132690548028526" calcext:value-type="float">
            <text:p>-0.013269054802853</text:p>
          </table:table-cell>
          <table:table-cell office:value-type="float" office:value="-0.0205344313446946" calcext:value-type="float">
            <text:p>-0.020534431344695</text:p>
          </table:table-cell>
          <table:table-cell office:value-type="float" office:value="-0.0213024414855742" calcext:value-type="float">
            <text:p>-0.021302441485574</text:p>
          </table:table-cell>
          <table:table-cell office:value-type="float" office:value="-0.016559358007217" calcext:value-type="float">
            <text:p>-0.016559358007217</text:p>
          </table:table-cell>
          <table:table-cell office:value-type="float" office:value="-0.0157561025278604" calcext:value-type="float">
            <text:p>-0.01575610252786</text:p>
          </table:table-cell>
          <table:table-cell office:value-type="float" office:value="-0.0112687695880648" calcext:value-type="float">
            <text:p>-0.011268769588065</text:p>
          </table:table-cell>
          <table:table-cell office:value-type="float" office:value="-0.0116974919419057" calcext:value-type="float">
            <text:p>-0.011697491941906</text:p>
          </table:table-cell>
          <table:table-cell office:value-type="float" office:value="-0.0168965006161119" calcext:value-type="float">
            <text:p>-0.016896500616112</text:p>
          </table:table-cell>
          <table:table-cell office:value-type="float" office:value="-0.0175188872221064" calcext:value-type="float">
            <text:p>-0.017518887222106</text:p>
          </table:table-cell>
          <table:table-cell office:value-type="float" office:value="-0.0126356042227833" calcext:value-type="float">
            <text:p>-0.012635604222783</text:p>
          </table:table-cell>
          <table:table-cell office:value-type="float" office:value="-0.0207064298603663" calcext:value-type="float">
            <text:p>-0.020706429860366</text:p>
          </table:table-cell>
          <table:table-cell office:value-type="float" office:value="-0.0144563551440639" calcext:value-type="float">
            <text:p>-0.014456355144064</text:p>
          </table:table-cell>
          <table:table-cell office:value-type="float" office:value="-0.0173107000044626" calcext:value-type="float">
            <text:p>-0.017310700004463</text:p>
          </table:table-cell>
          <table:table-cell office:value-type="float" office:value="-0.0172857541949022" calcext:value-type="float">
            <text:p>-0.017285754194902</text:p>
          </table:table-cell>
          <table:table-cell office:value-type="float" office:value="-0.0131223373289739" calcext:value-type="float">
            <text:p>-0.013122337328974</text:p>
          </table:table-cell>
          <table:table-cell office:value-type="float" office:value="-0.0153619975185841" calcext:value-type="float">
            <text:p>-0.015361997518584</text:p>
          </table:table-cell>
          <table:table-cell office:value-type="float" office:value="-0.0202791428730699" calcext:value-type="float">
            <text:p>-0.02027914287307</text:p>
          </table:table-cell>
          <table:table-cell office:value-type="float" office:value="-0.0218585116877615" calcext:value-type="float">
            <text:p>-0.021858511687762</text:p>
          </table:table-cell>
          <table:table-cell office:value-type="float" office:value="-0.0180083246648253" calcext:value-type="float">
            <text:p>-0.018008324664825</text:p>
          </table:table-cell>
          <table:table-cell office:value-type="float" office:value="-0.0189146409065745" calcext:value-type="float">
            <text:p>-0.018914640906575</text:p>
          </table:table-cell>
          <table:table-cell office:value-type="float" office:value="-0.0181200734820422" calcext:value-type="float">
            <text:p>-0.018120073482042</text:p>
          </table:table-cell>
          <table:table-cell office:value-type="float" office:value="-0.0182248467394279" calcext:value-type="float">
            <text:p>-0.018224846739428</text:p>
          </table:table-cell>
          <table:table-cell office:value-type="float" office:value="-0.0152253893465765" calcext:value-type="float">
            <text:p>-0.015225389346577</text:p>
          </table:table-cell>
          <table:table-cell office:value-type="float" office:value="-0.0223993489703618" calcext:value-type="float">
            <text:p>-0.022399348970362</text:p>
          </table:table-cell>
          <table:table-cell office:value-type="float" office:value="-0.0203683165622751" calcext:value-type="float">
            <text:p>-0.020368316562275</text:p>
          </table:table-cell>
          <table:table-cell office:value-type="float" office:value="-0.0195063403165686" calcext:value-type="float">
            <text:p>-0.019506340316569</text:p>
          </table:table-cell>
          <table:table-cell office:value-type="float" office:value="-0.0136752679178077" calcext:value-type="float">
            <text:p>-0.013675267917808</text:p>
          </table:table-cell>
          <table:table-cell office:value-type="float" office:value="-0.0172561211592114" calcext:value-type="float">
            <text:p>-0.017256121159211</text:p>
          </table:table-cell>
          <table:table-cell office:value-type="float" office:value="-0.0221023853703222" calcext:value-type="float">
            <text:p>-0.022102385370322</text:p>
          </table:table-cell>
          <table:table-cell office:value-type="float" office:value="-0.0179664214364238" calcext:value-type="float">
            <text:p>-0.017966421436424</text:p>
          </table:table-cell>
          <table:table-cell office:value-type="float" office:value="-0.0176703454566458" calcext:value-type="float">
            <text:p>-0.017670345456646</text:p>
          </table:table-cell>
          <table:table-cell office:value-type="float" office:value="-0.0176483023357298" calcext:value-type="float">
            <text:p>-0.01764830233573</text:p>
          </table:table-cell>
          <table:table-cell office:value-type="float" office:value="-0.0188926207426435" calcext:value-type="float">
            <text:p>-0.018892620742644</text:p>
          </table:table-cell>
          <table:table-cell office:value-type="float" office:value="-0.0135226895027688" calcext:value-type="float">
            <text:p>-0.013522689502769</text:p>
          </table:table-cell>
          <table:table-cell office:value-type="float" office:value="-0.0133981988608795" calcext:value-type="float">
            <text:p>-0.01339819886088</text:p>
          </table:table-cell>
          <table:table-cell office:value-type="float" office:value="-0.0142542996577097" calcext:value-type="float">
            <text:p>-0.01425429965771</text:p>
          </table:table-cell>
          <table:table-cell office:value-type="float" office:value="-0.0216868833608664" calcext:value-type="float">
            <text:p>-0.021686883360866</text:p>
          </table:table-cell>
          <table:table-cell office:value-type="float" office:value="-0.0217821587892814" calcext:value-type="float">
            <text:p>-0.021782158789281</text:p>
          </table:table-cell>
          <table:table-cell office:value-type="float" office:value="-0.0192420327709791" calcext:value-type="float">
            <text:p>-0.019242032770979</text:p>
          </table:table-cell>
          <table:table-cell office:value-type="float" office:value="-0.0191064051504893" calcext:value-type="float">
            <text:p>-0.019106405150489</text:p>
          </table:table-cell>
          <table:table-cell office:value-type="float" office:value="-0.0141968424731728" calcext:value-type="float">
            <text:p>-0.014196842473173</text:p>
          </table:table-cell>
          <table:table-cell office:value-type="float" office:value="-0.0139723271962669" calcext:value-type="float">
            <text:p>-0.013972327196267</text:p>
          </table:table-cell>
          <table:table-cell office:value-type="float" office:value="-0.0173479776295638" calcext:value-type="float">
            <text:p>-0.017347977629564</text:p>
          </table:table-cell>
          <table:table-cell office:value-type="float" office:value="-0.0192302092652635" calcext:value-type="float">
            <text:p>-0.019230209265264</text:p>
          </table:table-cell>
          <table:table-cell office:value-type="float" office:value="-0.0187873117125597" calcext:value-type="float">
            <text:p>-0.01878731171256</text:p>
          </table:table-cell>
          <table:table-cell office:value-type="float" office:value="-0.0181686903039681" calcext:value-type="float">
            <text:p>-0.018168690303968</text:p>
          </table:table-cell>
          <table:table-cell office:value-type="float" office:value="-0.0127001966657094" calcext:value-type="float">
            <text:p>-0.012700196665709</text:p>
          </table:table-cell>
          <table:table-cell office:value-type="float" office:value="-0.0132991295972908" calcext:value-type="float">
            <text:p>-0.013299129597291</text:p>
          </table:table-cell>
          <table:table-cell office:value-type="float" office:value="-0.0133087530103545" calcext:value-type="float">
            <text:p>-0.013308753010355</text:p>
          </table:table-cell>
          <table:table-cell office:value-type="float" office:value="-0.0146887841296029" calcext:value-type="float">
            <text:p>-0.014688784129603</text:p>
          </table:table-cell>
          <table:table-cell office:value-type="float" office:value="-0.0204365227810417" calcext:value-type="float">
            <text:p>-0.020436522781042</text:p>
          </table:table-cell>
          <table:table-cell office:value-type="float" office:value="-0.0175407319943458" calcext:value-type="float">
            <text:p>-0.017540731994346</text:p>
          </table:table-cell>
          <table:table-cell office:value-type="float" office:value="-0.0171701318129998" calcext:value-type="float">
            <text:p>-0.017170131813</text:p>
          </table:table-cell>
          <table:table-cell office:value-type="float" office:value="-0.0169922205031103" calcext:value-type="float">
            <text:p>-0.01699222050311</text:p>
          </table:table-cell>
          <table:table-cell office:value-type="float" office:value="-0.0187845718160251" calcext:value-type="float">
            <text:p>-0.018784571816025</text:p>
          </table:table-cell>
          <table:table-cell office:value-type="float" office:value="-0.0155814368578652" calcext:value-type="float">
            <text:p>-0.015581436857865</text:p>
          </table:table-cell>
          <table:table-cell office:value-type="float" office:value="-0.0137332795926472" calcext:value-type="float">
            <text:p>-0.013733279592647</text:p>
          </table:table-cell>
          <table:table-cell office:value-type="float" office:value="-0.0132079612331096" calcext:value-type="float">
            <text:p>-0.01320796123311</text:p>
          </table:table-cell>
          <table:table-cell office:value-type="float" office:value="-0.0152554169158667" calcext:value-type="float">
            <text:p>-0.015255416915867</text:p>
          </table:table-cell>
          <table:table-cell office:value-type="float" office:value="-0.017389342938439" calcext:value-type="float">
            <text:p>-0.017389342938439</text:p>
          </table:table-cell>
          <table:table-cell office:value-type="float" office:value="-0.0186884235530944" calcext:value-type="float">
            <text:p>-0.018688423553095</text:p>
          </table:table-cell>
          <table:table-cell office:value-type="float" office:value="-0.013701998323" calcext:value-type="float">
            <text:p>-0.013701998323</text:p>
          </table:table-cell>
          <table:table-cell office:value-type="float" office:value="-0.0192613401240435" calcext:value-type="float">
            <text:p>-0.019261340124044</text:p>
          </table:table-cell>
          <table:table-cell office:value-type="float" office:value="-0.0131426505920616" calcext:value-type="float">
            <text:p>-0.013142650592062</text:p>
          </table:table-cell>
          <table:table-cell office:value-type="float" office:value="-0.0163074938741808" calcext:value-type="float">
            <text:p>-0.016307493874181</text:p>
          </table:table-cell>
          <table:table-cell office:value-type="float" office:value="-0.0181018304738461" calcext:value-type="float">
            <text:p>-0.018101830473846</text:p>
          </table:table-cell>
          <table:table-cell office:value-type="float" office:value="-0.0179719813150044" calcext:value-type="float">
            <text:p>-0.017971981315005</text:p>
          </table:table-cell>
          <table:table-cell office:value-type="float" office:value="-0.0119695703352768" calcext:value-type="float">
            <text:p>-0.011969570335277</text:p>
          </table:table-cell>
          <table:table-cell office:value-type="float" office:value="-0.013713094193463" calcext:value-type="float">
            <text:p>-0.013713094193463</text:p>
          </table:table-cell>
          <table:table-cell office:value-type="float" office:value="-0.0176797367154808" calcext:value-type="float">
            <text:p>-0.017679736715481</text:p>
          </table:table-cell>
          <table:table-cell office:value-type="float" office:value="-0.0185420269807634" calcext:value-type="float">
            <text:p>-0.018542026980763</text:p>
          </table:table-cell>
          <table:table-cell office:value-type="float" office:value="-0.0142387662288757" calcext:value-type="float">
            <text:p>-0.014238766228876</text:p>
          </table:table-cell>
          <table:table-cell office:value-type="float" office:value="-0.0164005714397759" calcext:value-type="float">
            <text:p>-0.016400571439776</text:p>
          </table:table-cell>
          <table:table-cell office:value-type="float" office:value="-0.0195207933920703" calcext:value-type="float">
            <text:p>-0.01952079339207</text:p>
          </table:table-cell>
          <table:table-cell office:value-type="float" office:value="-0.0199426713046453" calcext:value-type="float">
            <text:p>-0.019942671304645</text:p>
          </table:table-cell>
          <table:table-cell office:value-type="float" office:value="-0.0184624890605815" calcext:value-type="float">
            <text:p>-0.018462489060582</text:p>
          </table:table-cell>
          <table:table-cell office:value-type="float" office:value="-0.0113680815424352" calcext:value-type="float">
            <text:p>-0.011368081542435</text:p>
          </table:table-cell>
          <table:table-cell office:value-type="float" office:value="-0.0169558742812892" calcext:value-type="float">
            <text:p>-0.016955874281289</text:p>
          </table:table-cell>
          <table:table-cell office:value-type="float" office:value="-0.0166747894334185" calcext:value-type="float">
            <text:p>-0.016674789433419</text:p>
          </table:table-cell>
          <table:table-cell office:value-type="float" office:value="-0.0149678698524246" calcext:value-type="float">
            <text:p>-0.014967869852425</text:p>
          </table:table-cell>
          <table:table-cell office:value-type="float" office:value="-0.0145611522285202" calcext:value-type="float">
            <text:p>-0.01456115222852</text:p>
          </table:table-cell>
          <table:table-cell office:value-type="float" office:value="-0.0165560426963259" calcext:value-type="float">
            <text:p>-0.016556042696326</text:p>
          </table:table-cell>
          <table:table-cell office:value-type="float" office:value="-0.016788002283027" calcext:value-type="float">
            <text:p>-0.016788002283027</text:p>
          </table:table-cell>
          <table:table-cell office:value-type="float" office:value="-0.0170762594382749" calcext:value-type="float">
            <text:p>-0.017076259438275</text:p>
          </table:table-cell>
          <table:table-cell office:value-type="float" office:value="-0.0145168608354567" calcext:value-type="float">
            <text:p>-0.014516860835457</text:p>
          </table:table-cell>
          <table:table-cell office:value-type="float" office:value="-0.0120866399100843" calcext:value-type="float">
            <text:p>-0.012086639910084</text:p>
          </table:table-cell>
          <table:table-cell office:value-type="float" office:value="-0.012854651997357" calcext:value-type="float">
            <text:p>-0.012854651997357</text:p>
          </table:table-cell>
          <table:table-cell office:value-type="float" office:value="-0.0148753559693098" calcext:value-type="float">
            <text:p>-0.01487535596931</text:p>
          </table:table-cell>
          <table:table-cell office:value-type="float" office:value="-0.0197199463562853" calcext:value-type="float">
            <text:p>-0.019719946356285</text:p>
          </table:table-cell>
          <table:table-cell office:value-type="float" office:value="-0.0202167947278373" calcext:value-type="float">
            <text:p>-0.020216794727837</text:p>
          </table:table-cell>
          <table:table-cell office:value-type="float" office:value="-0.0179352641840453" calcext:value-type="float">
            <text:p>-0.017935264184045</text:p>
          </table:table-cell>
          <table:table-cell office:value-type="float" office:value="-0.0174675350538904" calcext:value-type="float">
            <text:p>-0.017467535053891</text:p>
          </table:table-cell>
          <table:table-cell office:value-type="float" office:value="-0.0196403485280808" calcext:value-type="float">
            <text:p>-0.019640348528081</text:p>
          </table:table-cell>
          <table:table-cell office:value-type="float" office:value="-0.0150834977907588" calcext:value-type="float">
            <text:p>-0.015083497790759</text:p>
          </table:table-cell>
          <table:table-cell office:value-type="float" office:value="-0.0158326843978745" calcext:value-type="float">
            <text:p>-0.015832684397875</text:p>
          </table:table-cell>
          <table:table-cell office:value-type="float" office:value="-0.0167339970426757" calcext:value-type="float">
            <text:p>-0.016733997042676</text:p>
          </table:table-cell>
          <table:table-cell office:value-type="float" office:value="-0.0191471306742642" calcext:value-type="float">
            <text:p>-0.019147130674264</text:p>
          </table:table-cell>
          <table:table-cell office:value-type="float" office:value="-0.0213690913153027" calcext:value-type="float">
            <text:p>-0.021369091315303</text:p>
          </table:table-cell>
          <table:table-cell office:value-type="float" office:value="-0.0238670561461815" calcext:value-type="float">
            <text:p>-0.023867056146182</text:p>
          </table:table-cell>
          <table:table-cell office:value-type="float" office:value="-0.0205697756401583" calcext:value-type="float">
            <text:p>-0.020569775640158</text:p>
          </table:table-cell>
          <table:table-cell office:value-type="float" office:value="-0.0197545208689697" calcext:value-type="float">
            <text:p>-0.01975452086897</text:p>
          </table:table-cell>
          <table:table-cell office:value-type="float" office:value="-0.0208156200598334" calcext:value-type="float">
            <text:p>-0.020815620059834</text:p>
          </table:table-cell>
          <table:table-cell office:value-type="float" office:value="-0.0156074264450305" calcext:value-type="float">
            <text:p>-0.015607426445031</text:p>
          </table:table-cell>
          <table:table-cell office:value-type="float" office:value="-0.0152639821289374" calcext:value-type="float">
            <text:p>-0.015263982128938</text:p>
          </table:table-cell>
          <table:table-cell office:value-type="float" office:value="-0.0143396657958544" calcext:value-type="float">
            <text:p>-0.014339665795854</text:p>
          </table:table-cell>
          <table:table-cell office:value-type="float" office:value="-0.0143588610510032" calcext:value-type="float">
            <text:p>-0.014358861051003</text:p>
          </table:table-cell>
          <table:table-cell office:value-type="float" office:value="-0.0180780943614032" calcext:value-type="float">
            <text:p>-0.018078094361403</text:p>
          </table:table-cell>
          <table:table-cell office:value-type="float" office:value="-0.0210699737665592" calcext:value-type="float">
            <text:p>-0.021069973766559</text:p>
          </table:table-cell>
          <table:table-cell office:value-type="float" office:value="-0.0224283109893604" calcext:value-type="float">
            <text:p>-0.02242831098936</text:p>
          </table:table-cell>
          <table:table-cell office:value-type="float" office:value="-0.0178609653273427" calcext:value-type="float">
            <text:p>-0.017860965327343</text:p>
          </table:table-cell>
          <table:table-cell office:value-type="float" office:value="-0.0170270650893671" calcext:value-type="float">
            <text:p>-0.017027065089367</text:p>
          </table:table-cell>
          <table:table-cell office:value-type="float" office:value="-0.0168822470925522" calcext:value-type="float">
            <text:p>-0.016882247092552</text:p>
          </table:table-cell>
          <table:table-cell office:value-type="float" office:value="-0.0208161069541726" calcext:value-type="float">
            <text:p>-0.020816106954173</text:p>
          </table:table-cell>
          <table:table-cell office:value-type="float" office:value="-0.0195756880137109" calcext:value-type="float">
            <text:p>-0.019575688013711</text:p>
          </table:table-cell>
          <table:table-cell office:value-type="float" office:value="-0.0145629723482894" calcext:value-type="float">
            <text:p>-0.014562972348289</text:p>
          </table:table-cell>
          <table:table-cell office:value-type="float" office:value="-0.0149875530173106" calcext:value-type="float">
            <text:p>-0.014987553017311</text:p>
          </table:table-cell>
          <table:table-cell office:value-type="float" office:value="-0.0178750126328676" calcext:value-type="float">
            <text:p>-0.017875012632868</text:p>
          </table:table-cell>
          <table:table-cell office:value-type="float" office:value="-0.0187824350474677" calcext:value-type="float">
            <text:p>-0.018782435047468</text:p>
          </table:table-cell>
          <table:table-cell office:value-type="float" office:value="-0.017795669968698" calcext:value-type="float">
            <text:p>-0.017795669968698</text:p>
          </table:table-cell>
          <table:table-cell office:value-type="float" office:value="-0.0168464645889763" calcext:value-type="float">
            <text:p>-0.016846464588976</text:p>
          </table:table-cell>
          <table:table-cell office:value-type="float" office:value="-0.0131948243150593" calcext:value-type="float">
            <text:p>-0.013194824315059</text:p>
          </table:table-cell>
          <table:table-cell office:value-type="float" office:value="-0.014984947654888" calcext:value-type="float">
            <text:p>-0.014984947654888</text:p>
          </table:table-cell>
          <table:table-cell office:value-type="float" office:value="-0.017142304029537" calcext:value-type="float">
            <text:p>-0.017142304029537</text:p>
          </table:table-cell>
          <table:table-cell office:value-type="float" office:value="-0.0235296596294937" calcext:value-type="float">
            <text:p>-0.023529659629494</text:p>
          </table:table-cell>
          <table:table-cell office:value-type="float" office:value="-0.0196263975954808" calcext:value-type="float">
            <text:p>-0.019626397595481</text:p>
          </table:table-cell>
          <table:table-cell office:value-type="float" office:value="-0.0192459085376273" calcext:value-type="float">
            <text:p>-0.019245908537627</text:p>
          </table:table-cell>
          <table:table-cell office:value-type="float" office:value="-0.0186949923372144" calcext:value-type="float">
            <text:p>-0.018694992337214</text:p>
          </table:table-cell>
          <table:table-cell office:value-type="float" office:value="-0.017491390721157" calcext:value-type="float">
            <text:p>-0.017491390721157</text:p>
          </table:table-cell>
          <table:table-cell office:value-type="float" office:value="-0.0144366825972877" calcext:value-type="float">
            <text:p>-0.014436682597288</text:p>
          </table:table-cell>
          <table:table-cell office:value-type="float" office:value="-0.0173927394291794" calcext:value-type="float">
            <text:p>-0.017392739429179</text:p>
          </table:table-cell>
          <table:table-cell office:value-type="float" office:value="-0.0196290207608116" calcext:value-type="float">
            <text:p>-0.019629020760812</text:p>
          </table:table-cell>
          <table:table-cell office:value-type="float" office:value="-0.0133189911928098" calcext:value-type="float">
            <text:p>-0.01331899119281</text:p>
          </table:table-cell>
          <table:table-cell office:value-type="float" office:value="-0.0151839037820434" calcext:value-type="float">
            <text:p>-0.015183903782043</text:p>
          </table:table-cell>
          <table:table-cell office:value-type="float" office:value="-0.0192550914573377" calcext:value-type="float">
            <text:p>-0.019255091457338</text:p>
          </table:table-cell>
          <table:table-cell office:value-type="float" office:value="-0.0201241140910168" calcext:value-type="float">
            <text:p>-0.020124114091017</text:p>
          </table:table-cell>
          <table:table-cell office:value-type="float" office:value="-0.0177771388764623" calcext:value-type="float">
            <text:p>-0.017777138876462</text:p>
          </table:table-cell>
          <table:table-cell office:value-type="float" office:value="-0.0210535650596213" calcext:value-type="float">
            <text:p>-0.021053565059621</text:p>
          </table:table-cell>
          <table:table-cell office:value-type="float" office:value="-0.0194376956090476" calcext:value-type="float">
            <text:p>-0.019437695609048</text:p>
          </table:table-cell>
          <table:table-cell office:value-type="float" office:value="-0.0137444843458393" calcext:value-type="float">
            <text:p>-0.013744484345839</text:p>
          </table:table-cell>
          <table:table-cell office:value-type="float" office:value="-0.0140237830892521" calcext:value-type="float">
            <text:p>-0.014023783089252</text:p>
          </table:table-cell>
          <table:table-cell office:value-type="float" office:value="-0.0144644002922917" calcext:value-type="float">
            <text:p>-0.014464400292292</text:p>
          </table:table-cell>
          <table:table-cell office:value-type="float" office:value="-0.0209766722273255" calcext:value-type="float">
            <text:p>-0.020976672227326</text:p>
          </table:table-cell>
          <table:table-cell office:value-type="float" office:value="-0.0230039396770978" calcext:value-type="float">
            <text:p>-0.023003939677098</text:p>
          </table:table-cell>
          <table:table-cell office:value-type="float" office:value="-0.0180513799766593" calcext:value-type="float">
            <text:p>-0.018051379976659</text:p>
          </table:table-cell>
          <table:table-cell office:value-type="float" office:value="-0.0184215294514847" calcext:value-type="float">
            <text:p>-0.018421529451485</text:p>
          </table:table-cell>
          <table:table-cell office:value-type="float" office:value="-0.0164889492951126" calcext:value-type="float">
            <text:p>-0.016488949295113</text:p>
          </table:table-cell>
          <table:table-cell office:value-type="float" office:value="-0.0189278454725802" calcext:value-type="float">
            <text:p>-0.01892784547258</text:p>
          </table:table-cell>
          <table:table-cell office:value-type="float" office:value="-0.0185174824526121" calcext:value-type="float">
            <text:p>-0.018517482452612</text:p>
          </table:table-cell>
          <table:table-cell office:value-type="float" office:value="-0.0160907653898412" calcext:value-type="float">
            <text:p>-0.016090765389841</text:p>
          </table:table-cell>
          <table:table-cell office:value-type="float" office:value="-0.0132794434412142" calcext:value-type="float">
            <text:p>-0.013279443441214</text:p>
          </table:table-cell>
          <table:table-cell office:value-type="float" office:value="-0.0137339734308771" calcext:value-type="float">
            <text:p>-0.013733973430877</text:p>
          </table:table-cell>
          <table:table-cell office:value-type="float" office:value="-0.0179441412203219" calcext:value-type="float">
            <text:p>-0.017944141220322</text:p>
          </table:table-cell>
          <table:table-cell office:value-type="float" office:value="-0.0192845339980097" calcext:value-type="float">
            <text:p>-0.01928453399801</text:p>
          </table:table-cell>
          <table:table-cell office:value-type="float" office:value="-0.0194035771874345" calcext:value-type="float">
            <text:p>-0.019403577187435</text:p>
          </table:table-cell>
          <table:table-cell office:value-type="float" office:value="-0.012367589576664" calcext:value-type="float">
            <text:p>-0.012367589576664</text:p>
          </table:table-cell>
          <table:table-cell office:value-type="float" office:value="-0.0148844719771663" calcext:value-type="float">
            <text:p>-0.014884471977166</text:p>
          </table:table-cell>
          <table:table-cell office:value-type="float" office:value="-0.0230265713560204" calcext:value-type="float">
            <text:p>-0.023026571356021</text:p>
          </table:table-cell>
          <table:table-cell office:value-type="float" office:value="-0.0197687487518076" calcext:value-type="float">
            <text:p>-0.019768748751808</text:p>
          </table:table-cell>
          <table:table-cell office:value-type="float" office:value="-0.0209577860922004" calcext:value-type="float">
            <text:p>-0.0209577860922</text:p>
          </table:table-cell>
          <table:table-cell office:value-type="float" office:value="-0.0209665375478641" calcext:value-type="float">
            <text:p>-0.020966537547864</text:p>
          </table:table-cell>
          <table:table-cell office:value-type="float" office:value="-0.0140123335391599" calcext:value-type="float">
            <text:p>-0.01401233353916</text:p>
          </table:table-cell>
          <table:table-cell office:value-type="float" office:value="-0.0139903238281105" calcext:value-type="float">
            <text:p>-0.013990323828111</text:p>
          </table:table-cell>
          <table:table-cell office:value-type="float" office:value="-0.0151980191260882" calcext:value-type="float">
            <text:p>-0.015198019126088</text:p>
          </table:table-cell>
          <table:table-cell office:value-type="float" office:value="-0.0209066790531281" calcext:value-type="float">
            <text:p>-0.020906679053128</text:p>
          </table:table-cell>
          <table:table-cell office:value-type="float" office:value="-0.0201300571686493" calcext:value-type="float">
            <text:p>-0.020130057168649</text:p>
          </table:table-cell>
          <table:table-cell office:value-type="float" office:value="-0.013750053164543" calcext:value-type="float">
            <text:p>-0.013750053164543</text:p>
          </table:table-cell>
          <table:table-cell office:value-type="float" office:value="-0.0139412665731928" calcext:value-type="float">
            <text:p>-0.013941266573193</text:p>
          </table:table-cell>
          <table:table-cell office:value-type="float" office:value="-0.0199212469165857" calcext:value-type="float">
            <text:p>-0.019921246916586</text:p>
          </table:table-cell>
          <table:table-cell office:value-type="float" office:value="-0.0201908319290624" calcext:value-type="float">
            <text:p>-0.020190831929063</text:p>
          </table:table-cell>
          <table:table-cell office:value-type="float" office:value="-0.0204245255597345" calcext:value-type="float">
            <text:p>-0.020424525559735</text:p>
          </table:table-cell>
          <table:table-cell office:value-type="float" office:value="-0.0199238077535896" calcext:value-type="float">
            <text:p>-0.01992380775359</text:p>
          </table:table-cell>
          <table:table-cell office:value-type="float" office:value="-0.0141943413044018" calcext:value-type="float">
            <text:p>-0.014194341304402</text:p>
          </table:table-cell>
          <table:table-cell office:value-type="float" office:value="-0.0142594161712806" calcext:value-type="float">
            <text:p>-0.014259416171281</text:p>
          </table:table-cell>
          <table:table-cell office:value-type="float" office:value="-0.0184454400584568" calcext:value-type="float">
            <text:p>-0.018445440058457</text:p>
          </table:table-cell>
          <table:table-cell office:value-type="float" office:value="-0.0212794729824728" calcext:value-type="float">
            <text:p>-0.021279472982473</text:p>
          </table:table-cell>
          <table:table-cell office:value-type="float" office:value="-0.0229679735317969" calcext:value-type="float">
            <text:p>-0.022967973531797</text:p>
          </table:table-cell>
          <table:table-cell office:value-type="float" office:value="-0.0244042174207384" calcext:value-type="float">
            <text:p>-0.024404217420739</text:p>
          </table:table-cell>
          <table:table-cell office:value-type="float" office:value="-0.0193721652137726" calcext:value-type="float">
            <text:p>-0.019372165213773</text:p>
          </table:table-cell>
          <table:table-cell office:value-type="float" office:value="-0.0194320426105758" calcext:value-type="float">
            <text:p>-0.019432042610576</text:p>
          </table:table-cell>
          <table:table-cell office:value-type="float" office:value="-0.0184536466161729" calcext:value-type="float">
            <text:p>-0.018453646616173</text:p>
          </table:table-cell>
          <table:table-cell office:value-type="float" office:value="-0.0212712746424736" calcext:value-type="float">
            <text:p>-0.021271274642474</text:p>
          </table:table-cell>
          <table:table-cell office:value-type="float" office:value="-0.0153648499065148" calcext:value-type="float">
            <text:p>-0.015364849906515</text:p>
          </table:table-cell>
          <table:table-cell office:value-type="float" office:value="-0.0155142851882804" calcext:value-type="float">
            <text:p>-0.01551428518828</text:p>
          </table:table-cell>
          <table:table-cell office:value-type="float" office:value="-0.0206931174133158" calcext:value-type="float">
            <text:p>-0.020693117413316</text:p>
          </table:table-cell>
          <table:table-cell office:value-type="float" office:value="-0.0211565164770455" calcext:value-type="float">
            <text:p>-0.021156516477046</text:p>
          </table:table-cell>
          <table:table-cell office:value-type="float" office:value="-0.0172330224473265" calcext:value-type="float">
            <text:p>-0.017233022447327</text:p>
          </table:table-cell>
          <table:table-cell office:value-type="float" office:value="-0.0190607513324255" calcext:value-type="float">
            <text:p>-0.019060751332426</text:p>
          </table:table-cell>
          <table:table-cell office:value-type="float" office:value="-0.0200965870425459" calcext:value-type="float">
            <text:p>-0.020096587042546</text:p>
          </table:table-cell>
          <table:table-cell office:value-type="float" office:value="-0.0218610822264977" calcext:value-type="float">
            <text:p>-0.021861082226498</text:p>
          </table:table-cell>
          <table:table-cell office:value-type="float" office:value="-0.0236936783784743" calcext:value-type="float">
            <text:p>-0.023693678378474</text:p>
          </table:table-cell>
          <table:table-cell office:value-type="float" office:value="-0.0232948326495265" calcext:value-type="float">
            <text:p>-0.023294832649527</text:p>
          </table:table-cell>
          <table:table-cell office:value-type="float" office:value="-0.0258255178880299" calcext:value-type="float">
            <text:p>-0.02582551788803</text:p>
          </table:table-cell>
          <table:table-cell office:value-type="float" office:value="-0.0266084937928864" calcext:value-type="float">
            <text:p>-0.026608493792887</text:p>
          </table:table-cell>
          <table:table-cell office:value-type="float" office:value="-0.0191098289039365" calcext:value-type="float">
            <text:p>-0.019109828903937</text:p>
          </table:table-cell>
          <table:table-cell office:value-type="float" office:value="-0.0212394705713576" calcext:value-type="float">
            <text:p>-0.021239470571358</text:p>
          </table:table-cell>
          <table:table-cell office:value-type="float" office:value="-0.0249023197727988" calcext:value-type="float">
            <text:p>-0.024902319772799</text:p>
          </table:table-cell>
          <table:table-cell office:value-type="float" office:value="-0.0264934780400786" calcext:value-type="float">
            <text:p>-0.026493478040079</text:p>
          </table:table-cell>
          <table:table-cell office:value-type="float" office:value="-0.0267691156348862" calcext:value-type="float">
            <text:p>-0.026769115634886</text:p>
          </table:table-cell>
          <table:table-cell office:value-type="float" office:value="-0.0259150874235701" calcext:value-type="float">
            <text:p>-0.02591508742357</text:p>
          </table:table-cell>
          <table:table-cell office:value-type="float" office:value="-0.0249411179341482" calcext:value-type="float">
            <text:p>-0.024941117934148</text:p>
          </table:table-cell>
          <table:table-cell office:value-type="float" office:value="-0.0239613061024208" calcext:value-type="float">
            <text:p>-0.023961306102421</text:p>
          </table:table-cell>
          <table:table-cell office:value-type="float" office:value="-0.0244406197604763" calcext:value-type="float">
            <text:p>-0.024440619760476</text:p>
          </table:table-cell>
          <table:table-cell office:value-type="float" office:value="-0.0243906320392198" calcext:value-type="float">
            <text:p>-0.02439063203922</text:p>
          </table:table-cell>
          <table:table-cell office:value-type="float" office:value="-0.0232630209207516" calcext:value-type="float">
            <text:p>-0.023263020920752</text:p>
          </table:table-cell>
          <table:table-cell office:value-type="float" office:value="-0.022405911859277" calcext:value-type="float">
            <text:p>-0.022405911859277</text:p>
          </table:table-cell>
          <table:table-cell office:value-type="float" office:value="-0.0214363002274854" calcext:value-type="float">
            <text:p>-0.021436300227485</text:p>
          </table:table-cell>
          <table:table-cell office:value-type="float" office:value="-0.0198358384377223" calcext:value-type="float">
            <text:p>-0.019835838437722</text:p>
          </table:table-cell>
          <table:table-cell office:value-type="float" office:value="-0.017205990173487" calcext:value-type="float">
            <text:p>-0.017205990173487</text:p>
          </table:table-cell>
          <table:table-cell office:value-type="float" office:value="-0.0155350248819484" calcext:value-type="float">
            <text:p>-0.015535024881949</text:p>
          </table:table-cell>
          <table:table-cell office:value-type="float" office:value="-0.0152187452932657" calcext:value-type="float">
            <text:p>-0.015218745293266</text:p>
          </table:table-cell>
          <table:table-cell office:value-type="float" office:value="-0.0141654846286821" calcext:value-type="float">
            <text:p>-0.014165484628682</text:p>
          </table:table-cell>
          <table:table-cell office:value-type="float" office:value="-0.0137723873270059" calcext:value-type="float">
            <text:p>-0.013772387327006</text:p>
          </table:table-cell>
          <table:table-cell office:value-type="float" office:value="-0.0138281704634346" calcext:value-type="float">
            <text:p>-0.013828170463435</text:p>
          </table:table-cell>
          <table:table-cell office:value-type="float" office:value="-0.0141393811886442" calcext:value-type="float">
            <text:p>-0.014139381188644</text:p>
          </table:table-cell>
          <table:table-cell office:value-type="float" office:value="-0.014168462538748" calcext:value-type="float">
            <text:p>-0.014168462538748</text:p>
          </table:table-cell>
          <table:table-cell office:value-type="float" office:value="-0.0145381416548374" calcext:value-type="float">
            <text:p>-0.014538141654837</text:p>
          </table:table-cell>
          <table:table-cell office:value-type="float" office:value="-0.0147290149697865" calcext:value-type="float">
            <text:p>-0.014729014969787</text:p>
          </table:table-cell>
          <table:table-cell office:value-type="float" office:value="-0.0146436109754473" calcext:value-type="float">
            <text:p>-0.014643610975447</text:p>
          </table:table-cell>
          <table:table-cell office:value-type="float" office:value="-0.014652832295636" calcext:value-type="float">
            <text:p>-0.014652832295636</text:p>
          </table:table-cell>
          <table:table-cell office:value-type="float" office:value="-0.0144343140353721" calcext:value-type="float">
            <text:p>-0.014434314035372</text:p>
          </table:table-cell>
          <table:table-cell office:value-type="float" office:value="-0.0143868084165859" calcext:value-type="float">
            <text:p>-0.014386808416586</text:p>
          </table:table-cell>
          <table:table-cell office:value-type="float" office:value="-0.0143108136594301" calcext:value-type="float">
            <text:p>-0.01431081365943</text:p>
          </table:table-cell>
          <table:table-cell office:value-type="float" office:value="-0.014441534018204" calcext:value-type="float">
            <text:p>-0.014441534018204</text:p>
          </table:table-cell>
          <table:table-cell office:value-type="float" office:value="-0.0145818986289768" calcext:value-type="float">
            <text:p>-0.014581898628977</text:p>
          </table:table-cell>
          <table:table-cell office:value-type="float" office:value="-0.0145880663868758" calcext:value-type="float">
            <text:p>-0.014588066386876</text:p>
          </table:table-cell>
          <table:table-cell office:value-type="float" office:value="-0.0145366036042647" calcext:value-type="float">
            <text:p>-0.014536603604265</text:p>
          </table:table-cell>
          <table:table-cell office:value-type="float" office:value="-0.0144909735269189" calcext:value-type="float">
            <text:p>-0.014490973526919</text:p>
          </table:table-cell>
          <table:table-cell office:value-type="float" office:value="-0.0144395684576768" calcext:value-type="float">
            <text:p>-0.014439568457677</text:p>
          </table:table-cell>
          <table:table-cell office:value-type="float" office:value="-0.0144607356182774" calcext:value-type="float">
            <text:p>-0.014460735618277</text:p>
          </table:table-cell>
          <table:table-cell office:value-type="float" office:value="-0.0145882252555608" calcext:value-type="float">
            <text:p>-0.014588225255561</text:p>
          </table:table-cell>
          <table:table-cell office:value-type="float" office:value="-0.0145519056446716" calcext:value-type="float">
            <text:p>-0.014551905644672</text:p>
          </table:table-cell>
          <table:table-cell office:value-type="float" office:value="-0.0145314626756294" calcext:value-type="float">
            <text:p>-0.014531462675629</text:p>
          </table:table-cell>
          <table:table-cell office:value-type="float" office:value="-0.0144979908822164" calcext:value-type="float">
            <text:p>-0.014497990882216</text:p>
          </table:table-cell>
          <table:table-cell office:value-type="float" office:value="-0.0145616386373626" calcext:value-type="float">
            <text:p>-0.014561638637363</text:p>
          </table:table-cell>
          <table:table-cell office:value-type="float" office:value="-0.0145597588799602" calcext:value-type="float">
            <text:p>-0.01455975887996</text:p>
          </table:table-cell>
          <table:table-cell office:value-type="float" office:value="-0.0145134828297696" calcext:value-type="float">
            <text:p>-0.01451348282977</text:p>
          </table:table-cell>
          <table:table-cell office:value-type="float" office:value="-0.0145269610858862" calcext:value-type="float">
            <text:p>-0.014526961085886</text:p>
          </table:table-cell>
          <table:table-cell office:value-type="float" office:value="-0.014505271501784" calcext:value-type="float">
            <text:p>-0.014505271501784</text:p>
          </table:table-cell>
          <table:table-cell office:value-type="float" office:value="-0.0145165025838042" calcext:value-type="float">
            <text:p>-0.014516502583804</text:p>
          </table:table-cell>
          <table:table-cell office:value-type="float" office:value="-0.014508827974628" calcext:value-type="float">
            <text:p>-0.014508827974628</text:p>
          </table:table-cell>
          <table:table-cell office:value-type="float" office:value="-0.0145195164505078" calcext:value-type="float">
            <text:p>-0.014519516450508</text:p>
          </table:table-cell>
          <table:table-cell office:value-type="float" office:value="-0.0145019083514819" calcext:value-type="float">
            <text:p>-0.014501908351482</text:p>
          </table:table-cell>
          <table:table-cell office:value-type="float" office:value="-0.0145081956680579" calcext:value-type="float">
            <text:p>-0.014508195668058</text:p>
          </table:table-cell>
          <table:table-cell office:value-type="float" office:value="-0.0144937655461048" calcext:value-type="float">
            <text:p>-0.014493765546105</text:p>
          </table:table-cell>
          <table:table-cell office:value-type="float" office:value="-0.0145010482140177" calcext:value-type="float">
            <text:p>-0.014501048214018</text:p>
          </table:table-cell>
          <table:table-cell office:value-type="float" office:value="-0.0145472786916354" calcext:value-type="float">
            <text:p>-0.014547278691635</text:p>
          </table:table-cell>
          <table:table-cell office:value-type="float" office:value="-0.0145001599830023" calcext:value-type="float">
            <text:p>-0.014500159983002</text:p>
          </table:table-cell>
          <table:table-cell office:value-type="float" office:value="-0.0145229001191676" calcext:value-type="float">
            <text:p>-0.014522900119168</text:p>
          </table:table-cell>
          <table:table-cell office:value-type="float" office:value="-0.0145338101081747" calcext:value-type="float">
            <text:p>-0.014533810108175</text:p>
          </table:table-cell>
          <table:table-cell office:value-type="float" office:value="-0.0145256176647704" calcext:value-type="float">
            <text:p>-0.014525617664771</text:p>
          </table:table-cell>
          <table:table-cell office:value-type="float" office:value="-0.0145154104295452" calcext:value-type="float">
            <text:p>-0.014515410429545</text:p>
          </table:table-cell>
          <table:table-cell office:value-type="float" office:value="-0.0145281983220308" calcext:value-type="float">
            <text:p>-0.014528198322031</text:p>
          </table:table-cell>
          <table:table-cell office:value-type="float" office:value="-0.0145120160422134" calcext:value-type="float">
            <text:p>-0.014512016042213</text:p>
          </table:table-cell>
          <table:table-cell office:value-type="float" office:value="-0.0145257206061842" calcext:value-type="float">
            <text:p>-0.014525720606184</text:p>
          </table:table-cell>
          <table:table-cell office:value-type="float" office:value="-0.0145233040616489" calcext:value-type="float">
            <text:p>-0.014523304061649</text:p>
          </table:table-cell>
          <table:table-cell office:value-type="float" office:value="-0.0145323489027603" calcext:value-type="float">
            <text:p>-0.01453234890276</text:p>
          </table:table-cell>
          <table:table-cell office:value-type="float" office:value="-0.0145162359533381" calcext:value-type="float">
            <text:p>-0.014516235953338</text:p>
          </table:table-cell>
          <table:table-cell office:value-type="float" office:value="-0.0145049506041665" calcext:value-type="float">
            <text:p>-0.014504950604167</text:p>
          </table:table-cell>
          <table:table-cell office:value-type="float" office:value="-0.0145181078663875" calcext:value-type="float">
            <text:p>-0.014518107866388</text:p>
          </table:table-cell>
          <table:table-cell office:value-type="float" office:value="-0.0145222372525879" calcext:value-type="float">
            <text:p>-0.014522237252588</text:p>
          </table:table-cell>
          <table:table-cell office:value-type="float" office:value="-0.0145520920490738" calcext:value-type="float">
            <text:p>-0.014552092049074</text:p>
          </table:table-cell>
          <table:table-cell office:value-type="float" office:value="-0.0145103947930134" calcext:value-type="float">
            <text:p>-0.014510394793014</text:p>
          </table:table-cell>
          <table:table-cell office:value-type="float" office:value="-0.0145319781528456" calcext:value-type="float">
            <text:p>-0.014531978152846</text:p>
          </table:table-cell>
          <table:table-cell office:value-type="float" office:value="-0.0145450483657028" calcext:value-type="float">
            <text:p>-0.014545048365703</text:p>
          </table:table-cell>
          <table:table-cell office:value-type="float" office:value="-0.0145313316825268" calcext:value-type="float">
            <text:p>-0.014531331682527</text:p>
          </table:table-cell>
          <table:table-cell office:value-type="float" office:value="-0.0145441878521638" calcext:value-type="float">
            <text:p>-0.014544187852164</text:p>
          </table:table-cell>
          <table:table-cell office:value-type="float" office:value="-0.0145337984640795" calcext:value-type="float">
            <text:p>-0.01453379846408</text:p>
          </table:table-cell>
          <table:table-cell office:value-type="float" office:value="-0.0145438715175355" calcext:value-type="float">
            <text:p>-0.014543871517536</text:p>
          </table:table-cell>
          <table:table-cell office:value-type="float" office:value="-0.0145675004010503" calcext:value-type="float">
            <text:p>-0.01456750040105</text:p>
          </table:table-cell>
          <table:table-cell office:value-type="float" office:value="-0.0145490321991573" calcext:value-type="float">
            <text:p>-0.014549032199157</text:p>
          </table:table-cell>
          <table:table-cell office:value-type="float" office:value="-0.0145416662924323" calcext:value-type="float">
            <text:p>-0.014541666292432</text:p>
          </table:table-cell>
          <table:table-cell office:value-type="float" office:value="-0.014545761448257" calcext:value-type="float">
            <text:p>-0.014545761448257</text:p>
          </table:table-cell>
          <table:table-cell office:value-type="float" office:value="-0.0145399270696088" calcext:value-type="float">
            <text:p>-0.014539927069609</text:p>
          </table:table-cell>
          <table:table-cell office:value-type="float" office:value="-0.014569729203534" calcext:value-type="float">
            <text:p>-0.014569729203534</text:p>
          </table:table-cell>
          <table:table-cell office:value-type="float" office:value="-0.0145306160873182" calcext:value-type="float">
            <text:p>-0.014530616087318</text:p>
          </table:table-cell>
          <table:table-cell office:value-type="float" office:value="-0.0145297318948064" calcext:value-type="float">
            <text:p>-0.014529731894806</text:p>
          </table:table-cell>
          <table:table-cell office:value-type="float" office:value="-0.014524224102079" calcext:value-type="float">
            <text:p>-0.014524224102079</text:p>
          </table:table-cell>
          <table:table-cell office:value-type="float" office:value="-0.0145428612408004" calcext:value-type="float">
            <text:p>-0.0145428612408</text:p>
          </table:table-cell>
          <table:table-cell office:value-type="float" office:value="-0.0145449810655632" calcext:value-type="float">
            <text:p>-0.014544981065563</text:p>
          </table:table-cell>
          <table:table-cell office:value-type="float" office:value="-0.0145828319953967" calcext:value-type="float">
            <text:p>-0.014582831995397</text:p>
          </table:table-cell>
          <table:table-cell office:value-type="float" office:value="-0.0145408376283629" calcext:value-type="float">
            <text:p>-0.014540837628363</text:p>
          </table:table-cell>
          <table:table-cell office:value-type="float" office:value="-0.0145678380206554" calcext:value-type="float">
            <text:p>-0.014567838020655</text:p>
          </table:table-cell>
          <table:table-cell office:value-type="float" office:value="-0.0145373333381997" calcext:value-type="float">
            <text:p>-0.0145373333382</text:p>
          </table:table-cell>
          <table:table-cell office:value-type="float" office:value="-0.0145825218589271" calcext:value-type="float">
            <text:p>-0.014582521858927</text:p>
          </table:table-cell>
          <table:table-cell office:value-type="float" office:value="-0.0145415480493261" calcext:value-type="float">
            <text:p>-0.014541548049326</text:p>
          </table:table-cell>
          <table:table-cell office:value-type="float" office:value="-0.0145359019844043" calcext:value-type="float">
            <text:p>-0.014535901984404</text:p>
          </table:table-cell>
          <table:table-cell office:value-type="float" office:value="-0.0145541995143846" calcext:value-type="float">
            <text:p>-0.014554199514385</text:p>
          </table:table-cell>
          <table:table-cell office:value-type="float" office:value="-0.0145430668805143" calcext:value-type="float">
            <text:p>-0.014543066880514</text:p>
          </table:table-cell>
          <table:table-cell office:value-type="float" office:value="-0.0145585934600985" calcext:value-type="float">
            <text:p>-0.014558593460099</text:p>
          </table:table-cell>
          <table:table-cell table:number-columns-repeated="414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1733970016128" calcext:value-type="float">
            <text:p>0.61733970016128</text:p>
          </table:table-cell>
          <table:table-cell office:value-type="float" office:value="0.61851796033847" calcext:value-type="float">
            <text:p>0.61851796033847</text:p>
          </table:table-cell>
          <table:table-cell office:value-type="float" office:value="0.617591823450487" calcext:value-type="float">
            <text:p>0.617591823450487</text:p>
          </table:table-cell>
          <table:table-cell office:value-type="float" office:value="0.618138078539006" calcext:value-type="float">
            <text:p>0.618138078539006</text:p>
          </table:table-cell>
          <table:table-cell office:value-type="float" office:value="0.617931994416365" calcext:value-type="float">
            <text:p>0.617931994416365</text:p>
          </table:table-cell>
          <table:table-cell office:value-type="float" office:value="0.617416315939924" calcext:value-type="float">
            <text:p>0.617416315939924</text:p>
          </table:table-cell>
          <table:table-cell office:value-type="float" office:value="0.61842171173898" calcext:value-type="float">
            <text:p>0.61842171173898</text:p>
          </table:table-cell>
          <table:table-cell office:value-type="float" office:value="0.618014205463283" calcext:value-type="float">
            <text:p>0.618014205463283</text:p>
          </table:table-cell>
          <table:table-cell office:value-type="float" office:value="0.6184076755032" calcext:value-type="float">
            <text:p>0.6184076755032</text:p>
          </table:table-cell>
          <table:table-cell office:value-type="float" office:value="0.61843120449801" calcext:value-type="float">
            <text:p>0.61843120449801</text:p>
          </table:table-cell>
          <table:table-cell office:value-type="float" office:value="0.618149769611821" calcext:value-type="float">
            <text:p>0.618149769611821</text:p>
          </table:table-cell>
          <table:table-cell office:value-type="float" office:value="0.61782701326293" calcext:value-type="float">
            <text:p>0.61782701326293</text:p>
          </table:table-cell>
          <table:table-cell office:value-type="float" office:value="0.618337080278391" calcext:value-type="float">
            <text:p>0.618337080278391</text:p>
          </table:table-cell>
          <table:table-cell office:value-type="float" office:value="0.618979268326439" calcext:value-type="float">
            <text:p>0.618979268326439</text:p>
          </table:table-cell>
          <table:table-cell office:value-type="float" office:value="0.618417772543917" calcext:value-type="float">
            <text:p>0.618417772543917</text:p>
          </table:table-cell>
          <table:table-cell office:value-type="float" office:value="0.618983094978467" calcext:value-type="float">
            <text:p>0.618983094978467</text:p>
          </table:table-cell>
          <table:table-cell office:value-type="float" office:value="0.619569508073273" calcext:value-type="float">
            <text:p>0.619569508073273</text:p>
          </table:table-cell>
          <table:table-cell office:value-type="float" office:value="0.618109289254109" calcext:value-type="float">
            <text:p>0.618109289254109</text:p>
          </table:table-cell>
          <table:table-cell office:value-type="float" office:value="0.618963186885629" calcext:value-type="float">
            <text:p>0.618963186885629</text:p>
          </table:table-cell>
          <table:table-cell office:value-type="float" office:value="0.617947798738485" calcext:value-type="float">
            <text:p>0.617947798738485</text:p>
          </table:table-cell>
          <table:table-cell office:value-type="float" office:value="0.618812469800064" calcext:value-type="float">
            <text:p>0.618812469800064</text:p>
          </table:table-cell>
          <table:table-cell office:value-type="float" office:value="0.618288288150457" calcext:value-type="float">
            <text:p>0.618288288150457</text:p>
          </table:table-cell>
          <table:table-cell office:value-type="float" office:value="0.618267676174405" calcext:value-type="float">
            <text:p>0.618267676174405</text:p>
          </table:table-cell>
          <table:table-cell office:value-type="float" office:value="0.618819591915083" calcext:value-type="float">
            <text:p>0.618819591915083</text:p>
          </table:table-cell>
          <table:table-cell office:value-type="float" office:value="0.619058400301369" calcext:value-type="float">
            <text:p>0.619058400301369</text:p>
          </table:table-cell>
          <table:table-cell office:value-type="float" office:value="0.619225355741208" calcext:value-type="float">
            <text:p>0.619225355741208</text:p>
          </table:table-cell>
          <table:table-cell office:value-type="float" office:value="0.617890921211665" calcext:value-type="float">
            <text:p>0.617890921211665</text:p>
          </table:table-cell>
          <table:table-cell office:value-type="float" office:value="0.618561161030501" calcext:value-type="float">
            <text:p>0.618561161030501</text:p>
          </table:table-cell>
          <table:table-cell office:value-type="float" office:value="0.618489336957431" calcext:value-type="float">
            <text:p>0.618489336957431</text:p>
          </table:table-cell>
          <table:table-cell office:value-type="float" office:value="0.61799415423292" calcext:value-type="float">
            <text:p>0.61799415423292</text:p>
          </table:table-cell>
          <table:table-cell office:value-type="float" office:value="0.618907868604937" calcext:value-type="float">
            <text:p>0.618907868604937</text:p>
          </table:table-cell>
          <table:table-cell office:value-type="float" office:value="0.618543430666739" calcext:value-type="float">
            <text:p>0.618543430666739</text:p>
          </table:table-cell>
          <table:table-cell office:value-type="float" office:value="0.618868567604713" calcext:value-type="float">
            <text:p>0.618868567604713</text:p>
          </table:table-cell>
          <table:table-cell office:value-type="float" office:value="0.618888325915577" calcext:value-type="float">
            <text:p>0.618888325915577</text:p>
          </table:table-cell>
          <table:table-cell office:value-type="float" office:value="0.618432777180496" calcext:value-type="float">
            <text:p>0.618432777180496</text:p>
          </table:table-cell>
          <table:table-cell office:value-type="float" office:value="0.618416665653066" calcext:value-type="float">
            <text:p>0.618416665653066</text:p>
          </table:table-cell>
          <table:table-cell office:value-type="float" office:value="0.618438996282212" calcext:value-type="float">
            <text:p>0.618438996282212</text:p>
          </table:table-cell>
          <table:table-cell office:value-type="float" office:value="0.619594436503852" calcext:value-type="float">
            <text:p>0.619594436503852</text:p>
          </table:table-cell>
          <table:table-cell office:value-type="float" office:value="0.61989888570505" calcext:value-type="float">
            <text:p>0.61989888570505</text:p>
          </table:table-cell>
          <table:table-cell office:value-type="float" office:value="0.619520193298416" calcext:value-type="float">
            <text:p>0.619520193298416</text:p>
          </table:table-cell>
          <table:table-cell office:value-type="float" office:value="0.618009992003032" calcext:value-type="float">
            <text:p>0.618009992003032</text:p>
          </table:table-cell>
          <table:table-cell office:value-type="float" office:value="0.618528398351677" calcext:value-type="float">
            <text:p>0.618528398351677</text:p>
          </table:table-cell>
          <table:table-cell office:value-type="float" office:value="0.618311154714636" calcext:value-type="float">
            <text:p>0.618311154714636</text:p>
          </table:table-cell>
          <table:table-cell office:value-type="float" office:value="0.619562630217292" calcext:value-type="float">
            <text:p>0.619562630217292</text:p>
          </table:table-cell>
          <table:table-cell office:value-type="float" office:value="0.618960775403952" calcext:value-type="float">
            <text:p>0.618960775403952</text:p>
          </table:table-cell>
          <table:table-cell office:value-type="float" office:value="0.61932985541203" calcext:value-type="float">
            <text:p>0.61932985541203</text:p>
          </table:table-cell>
          <table:table-cell office:value-type="float" office:value="0.61911757384898" calcext:value-type="float">
            <text:p>0.61911757384898</text:p>
          </table:table-cell>
          <table:table-cell office:value-type="float" office:value="0.617782847392361" calcext:value-type="float">
            <text:p>0.617782847392361</text:p>
          </table:table-cell>
          <table:table-cell office:value-type="float" office:value="0.618708864490372" calcext:value-type="float">
            <text:p>0.618708864490372</text:p>
          </table:table-cell>
          <table:table-cell office:value-type="float" office:value="0.618570403955247" calcext:value-type="float">
            <text:p>0.618570403955247</text:p>
          </table:table-cell>
          <table:table-cell office:value-type="float" office:value="0.617757319058036" calcext:value-type="float">
            <text:p>0.617757319058036</text:p>
          </table:table-cell>
          <table:table-cell office:value-type="float" office:value="0.618790801059622" calcext:value-type="float">
            <text:p>0.618790801059622</text:p>
          </table:table-cell>
          <table:table-cell office:value-type="float" office:value="0.618362980173866" calcext:value-type="float">
            <text:p>0.618362980173866</text:p>
          </table:table-cell>
          <table:table-cell office:value-type="float" office:value="0.618492443860435" calcext:value-type="float">
            <text:p>0.618492443860435</text:p>
          </table:table-cell>
          <table:table-cell office:value-type="float" office:value="0.6186571244841" calcext:value-type="float">
            <text:p>0.6186571244841</text:p>
          </table:table-cell>
          <table:table-cell office:value-type="float" office:value="0.618759416006474" calcext:value-type="float">
            <text:p>0.618759416006474</text:p>
          </table:table-cell>
          <table:table-cell office:value-type="float" office:value="0.618737942744863" calcext:value-type="float">
            <text:p>0.618737942744863</text:p>
          </table:table-cell>
          <table:table-cell office:value-type="float" office:value="0.618450284449835" calcext:value-type="float">
            <text:p>0.618450284449835</text:p>
          </table:table-cell>
          <table:table-cell office:value-type="float" office:value="0.619287405590969" calcext:value-type="float">
            <text:p>0.619287405590969</text:p>
          </table:table-cell>
          <table:table-cell office:value-type="float" office:value="0.618411980738776" calcext:value-type="float">
            <text:p>0.618411980738776</text:p>
          </table:table-cell>
          <table:table-cell office:value-type="float" office:value="0.619403140290413" calcext:value-type="float">
            <text:p>0.619403140290413</text:p>
          </table:table-cell>
          <table:table-cell office:value-type="float" office:value="0.618671964646021" calcext:value-type="float">
            <text:p>0.618671964646021</text:p>
          </table:table-cell>
          <table:table-cell office:value-type="float" office:value="0.61859396531659" calcext:value-type="float">
            <text:p>0.61859396531659</text:p>
          </table:table-cell>
          <table:table-cell office:value-type="float" office:value="0.619087695026761" calcext:value-type="float">
            <text:p>0.619087695026761</text:p>
          </table:table-cell>
          <table:table-cell office:value-type="float" office:value="0.619538892402093" calcext:value-type="float">
            <text:p>0.619538892402093</text:p>
          </table:table-cell>
          <table:table-cell office:value-type="float" office:value="0.619242089821369" calcext:value-type="float">
            <text:p>0.619242089821369</text:p>
          </table:table-cell>
          <table:table-cell office:value-type="float" office:value="0.618252526001808" calcext:value-type="float">
            <text:p>0.618252526001808</text:p>
          </table:table-cell>
          <table:table-cell office:value-type="float" office:value="0.619557922979444" calcext:value-type="float">
            <text:p>0.619557922979444</text:p>
          </table:table-cell>
          <table:table-cell office:value-type="float" office:value="0.618381513249279" calcext:value-type="float">
            <text:p>0.618381513249279</text:p>
          </table:table-cell>
          <table:table-cell office:value-type="float" office:value="0.618635440023885" calcext:value-type="float">
            <text:p>0.618635440023885</text:p>
          </table:table-cell>
          <table:table-cell office:value-type="float" office:value="0.619169460415706" calcext:value-type="float">
            <text:p>0.619169460415706</text:p>
          </table:table-cell>
          <table:table-cell office:value-type="float" office:value="0.61793070970163" calcext:value-type="float">
            <text:p>0.61793070970163</text:p>
          </table:table-cell>
          <table:table-cell office:value-type="float" office:value="0.619211310528392" calcext:value-type="float">
            <text:p>0.619211310528392</text:p>
          </table:table-cell>
          <table:table-cell office:value-type="float" office:value="0.618404976544229" calcext:value-type="float">
            <text:p>0.618404976544229</text:p>
          </table:table-cell>
          <table:table-cell office:value-type="float" office:value="0.618890689743319" calcext:value-type="float">
            <text:p>0.618890689743319</text:p>
          </table:table-cell>
          <table:table-cell office:value-type="float" office:value="0.61920956236614" calcext:value-type="float">
            <text:p>0.61920956236614</text:p>
          </table:table-cell>
          <table:table-cell office:value-type="float" office:value="0.61931381109098" calcext:value-type="float">
            <text:p>0.61931381109098</text:p>
          </table:table-cell>
          <table:table-cell office:value-type="float" office:value="0.61943738759477" calcext:value-type="float">
            <text:p>0.61943738759477</text:p>
          </table:table-cell>
          <table:table-cell office:value-type="float" office:value="0.617694727271096" calcext:value-type="float">
            <text:p>0.617694727271096</text:p>
          </table:table-cell>
          <table:table-cell office:value-type="float" office:value="0.61796705114823" calcext:value-type="float">
            <text:p>0.61796705114823</text:p>
          </table:table-cell>
          <table:table-cell office:value-type="float" office:value="0.618629535303351" calcext:value-type="float">
            <text:p>0.618629535303351</text:p>
          </table:table-cell>
          <table:table-cell office:value-type="float" office:value="0.619447178101955" calcext:value-type="float">
            <text:p>0.619447178101955</text:p>
          </table:table-cell>
          <table:table-cell office:value-type="float" office:value="0.619184508218112" calcext:value-type="float">
            <text:p>0.619184508218112</text:p>
          </table:table-cell>
          <table:table-cell office:value-type="float" office:value="0.618780650086775" calcext:value-type="float">
            <text:p>0.618780650086775</text:p>
          </table:table-cell>
          <table:table-cell office:value-type="float" office:value="0.618962400476294" calcext:value-type="float">
            <text:p>0.618962400476294</text:p>
          </table:table-cell>
          <table:table-cell office:value-type="float" office:value="0.618968512530737" calcext:value-type="float">
            <text:p>0.618968512530737</text:p>
          </table:table-cell>
          <table:table-cell office:value-type="float" office:value="0.618614633400705" calcext:value-type="float">
            <text:p>0.618614633400705</text:p>
          </table:table-cell>
          <table:table-cell office:value-type="float" office:value="0.618529548880973" calcext:value-type="float">
            <text:p>0.618529548880973</text:p>
          </table:table-cell>
          <table:table-cell office:value-type="float" office:value="0.619395623831088" calcext:value-type="float">
            <text:p>0.619395623831088</text:p>
          </table:table-cell>
          <table:table-cell office:value-type="float" office:value="0.618898775155657" calcext:value-type="float">
            <text:p>0.618898775155657</text:p>
          </table:table-cell>
          <table:table-cell office:value-type="float" office:value="0.618810413709959" calcext:value-type="float">
            <text:p>0.618810413709959</text:p>
          </table:table-cell>
          <table:table-cell office:value-type="float" office:value="0.618468471879872" calcext:value-type="float">
            <text:p>0.618468471879872</text:p>
          </table:table-cell>
          <table:table-cell office:value-type="float" office:value="0.618013174749386" calcext:value-type="float">
            <text:p>0.618013174749386</text:p>
          </table:table-cell>
          <table:table-cell office:value-type="float" office:value="0.618701710114746" calcext:value-type="float">
            <text:p>0.618701710114746</text:p>
          </table:table-cell>
          <table:table-cell office:value-type="float" office:value="0.61899052580174" calcext:value-type="float">
            <text:p>0.61899052580174</text:p>
          </table:table-cell>
          <table:table-cell office:value-type="float" office:value="0.619071758078998" calcext:value-type="float">
            <text:p>0.619071758078998</text:p>
          </table:table-cell>
          <table:table-cell office:value-type="float" office:value="0.619671512818307" calcext:value-type="float">
            <text:p>0.619671512818307</text:p>
          </table:table-cell>
          <table:table-cell office:value-type="float" office:value="0.618245552312958" calcext:value-type="float">
            <text:p>0.618245552312958</text:p>
          </table:table-cell>
          <table:table-cell office:value-type="float" office:value="0.618114269463023" calcext:value-type="float">
            <text:p>0.618114269463023</text:p>
          </table:table-cell>
          <table:table-cell office:value-type="float" office:value="0.618278255106229" calcext:value-type="float">
            <text:p>0.618278255106229</text:p>
          </table:table-cell>
          <table:table-cell office:value-type="float" office:value="0.618334317329998" calcext:value-type="float">
            <text:p>0.618334317329998</text:p>
          </table:table-cell>
          <table:table-cell office:value-type="float" office:value="0.618734428097374" calcext:value-type="float">
            <text:p>0.618734428097374</text:p>
          </table:table-cell>
          <table:table-cell office:value-type="float" office:value="0.617750751951841" calcext:value-type="float">
            <text:p>0.617750751951841</text:p>
          </table:table-cell>
          <table:table-cell office:value-type="float" office:value="0.618237264667938" calcext:value-type="float">
            <text:p>0.618237264667938</text:p>
          </table:table-cell>
          <table:table-cell office:value-type="float" office:value="0.619519044150053" calcext:value-type="float">
            <text:p>0.619519044150053</text:p>
          </table:table-cell>
          <table:table-cell office:value-type="float" office:value="0.619181477981395" calcext:value-type="float">
            <text:p>0.619181477981395</text:p>
          </table:table-cell>
          <table:table-cell office:value-type="float" office:value="0.618955720749239" calcext:value-type="float">
            <text:p>0.618955720749239</text:p>
          </table:table-cell>
          <table:table-cell office:value-type="float" office:value="0.619701472053063" calcext:value-type="float">
            <text:p>0.619701472053063</text:p>
          </table:table-cell>
          <table:table-cell office:value-type="float" office:value="0.621263485736739" calcext:value-type="float">
            <text:p>0.621263485736739</text:p>
          </table:table-cell>
          <table:table-cell office:value-type="float" office:value="0.627815015040912" calcext:value-type="float">
            <text:p>0.627815015040912</text:p>
          </table:table-cell>
          <table:table-cell office:value-type="float" office:value="0.627779005965912" calcext:value-type="float">
            <text:p>0.627779005965912</text:p>
          </table:table-cell>
          <table:table-cell office:value-type="float" office:value="0.626869193904646" calcext:value-type="float">
            <text:p>0.626869193904646</text:p>
          </table:table-cell>
          <table:table-cell office:value-type="float" office:value="0.625911955134309" calcext:value-type="float">
            <text:p>0.625911955134309</text:p>
          </table:table-cell>
          <table:table-cell office:value-type="float" office:value="0.620324160559647" calcext:value-type="float">
            <text:p>0.620324160559647</text:p>
          </table:table-cell>
          <table:table-cell office:value-type="float" office:value="0.640314178553191" calcext:value-type="float">
            <text:p>0.640314178553191</text:p>
          </table:table-cell>
          <table:table-cell office:value-type="float" office:value="0.635165425867935" calcext:value-type="float">
            <text:p>0.635165425867935</text:p>
          </table:table-cell>
          <table:table-cell office:value-type="float" office:value="0.621368669580765" calcext:value-type="float">
            <text:p>0.621368669580765</text:p>
          </table:table-cell>
          <table:table-cell office:value-type="float" office:value="0.612570418895422" calcext:value-type="float">
            <text:p>0.612570418895422</text:p>
          </table:table-cell>
          <table:table-cell office:value-type="float" office:value="0.615252919534291" calcext:value-type="float">
            <text:p>0.615252919534291</text:p>
          </table:table-cell>
          <table:table-cell office:value-type="float" office:value="0.612464729458098" calcext:value-type="float">
            <text:p>0.612464729458098</text:p>
          </table:table-cell>
          <table:table-cell office:value-type="float" office:value="0.612003648895694" calcext:value-type="float">
            <text:p>0.612003648895694</text:p>
          </table:table-cell>
          <table:table-cell office:value-type="float" office:value="0.592902059062072" calcext:value-type="float">
            <text:p>0.592902059062072</text:p>
          </table:table-cell>
          <table:table-cell office:value-type="float" office:value="0.585655162239153" calcext:value-type="float">
            <text:p>0.585655162239153</text:p>
          </table:table-cell>
          <table:table-cell office:value-type="float" office:value="0.588325571265875" calcext:value-type="float">
            <text:p>0.588325571265875</text:p>
          </table:table-cell>
          <table:table-cell office:value-type="float" office:value="0.596373285188913" calcext:value-type="float">
            <text:p>0.596373285188913</text:p>
          </table:table-cell>
          <table:table-cell office:value-type="float" office:value="0.588935020145127" calcext:value-type="float">
            <text:p>0.588935020145127</text:p>
          </table:table-cell>
          <table:table-cell office:value-type="float" office:value="0.583765340374899" calcext:value-type="float">
            <text:p>0.583765340374899</text:p>
          </table:table-cell>
          <table:table-cell office:value-type="float" office:value="0.580010707326481" calcext:value-type="float">
            <text:p>0.580010707326481</text:p>
          </table:table-cell>
          <table:table-cell office:value-type="float" office:value="0.600424308311373" calcext:value-type="float">
            <text:p>0.600424308311373</text:p>
          </table:table-cell>
          <table:table-cell office:value-type="float" office:value="0.599243749724166" calcext:value-type="float">
            <text:p>0.599243749724166</text:p>
          </table:table-cell>
          <table:table-cell office:value-type="float" office:value="0.579682745748741" calcext:value-type="float">
            <text:p>0.579682745748741</text:p>
          </table:table-cell>
          <table:table-cell office:value-type="float" office:value="0.590458392271382" calcext:value-type="float">
            <text:p>0.590458392271382</text:p>
          </table:table-cell>
          <table:table-cell office:value-type="float" office:value="0.581750369879621" calcext:value-type="float">
            <text:p>0.581750369879621</text:p>
          </table:table-cell>
          <table:table-cell office:value-type="float" office:value="0.575408332281942" calcext:value-type="float">
            <text:p>0.575408332281942</text:p>
          </table:table-cell>
          <table:table-cell office:value-type="float" office:value="0.584144959839262" calcext:value-type="float">
            <text:p>0.584144959839262</text:p>
          </table:table-cell>
          <table:table-cell office:value-type="float" office:value="0.592282954253961" calcext:value-type="float">
            <text:p>0.592282954253961</text:p>
          </table:table-cell>
          <table:table-cell office:value-type="float" office:value="0.59539719490276" calcext:value-type="float">
            <text:p>0.59539719490276</text:p>
          </table:table-cell>
          <table:table-cell office:value-type="float" office:value="0.588049209733312" calcext:value-type="float">
            <text:p>0.588049209733312</text:p>
          </table:table-cell>
          <table:table-cell office:value-type="float" office:value="0.588267468874026" calcext:value-type="float">
            <text:p>0.588267468874026</text:p>
          </table:table-cell>
          <table:table-cell office:value-type="float" office:value="0.596746620559988" calcext:value-type="float">
            <text:p>0.596746620559988</text:p>
          </table:table-cell>
          <table:table-cell office:value-type="float" office:value="0.598457366589798" calcext:value-type="float">
            <text:p>0.598457366589798</text:p>
          </table:table-cell>
          <table:table-cell office:value-type="float" office:value="0.623088969320349" calcext:value-type="float">
            <text:p>0.623088969320349</text:p>
          </table:table-cell>
          <table:table-cell office:value-type="float" office:value="0.622646662829061" calcext:value-type="float">
            <text:p>0.622646662829061</text:p>
          </table:table-cell>
          <table:table-cell office:value-type="float" office:value="0.603805702260452" calcext:value-type="float">
            <text:p>0.603805702260452</text:p>
          </table:table-cell>
          <table:table-cell office:value-type="float" office:value="0.587586806424247" calcext:value-type="float">
            <text:p>0.587586806424247</text:p>
          </table:table-cell>
          <table:table-cell office:value-type="float" office:value="0.602099636245636" calcext:value-type="float">
            <text:p>0.602099636245636</text:p>
          </table:table-cell>
          <table:table-cell office:value-type="float" office:value="0.598662503358984" calcext:value-type="float">
            <text:p>0.598662503358984</text:p>
          </table:table-cell>
          <table:table-cell office:value-type="float" office:value="0.575972136854635" calcext:value-type="float">
            <text:p>0.575972136854635</text:p>
          </table:table-cell>
          <table:table-cell office:value-type="float" office:value="0.578257587923932" calcext:value-type="float">
            <text:p>0.578257587923932</text:p>
          </table:table-cell>
          <table:table-cell office:value-type="float" office:value="0.558038763071245" calcext:value-type="float">
            <text:p>0.558038763071245</text:p>
          </table:table-cell>
          <table:table-cell office:value-type="float" office:value="0.571330081099222" calcext:value-type="float">
            <text:p>0.571330081099222</text:p>
          </table:table-cell>
          <table:table-cell office:value-type="float" office:value="0.531697550034645" calcext:value-type="float">
            <text:p>0.531697550034645</text:p>
          </table:table-cell>
          <table:table-cell office:value-type="float" office:value="0.528030201844226" calcext:value-type="float">
            <text:p>0.528030201844226</text:p>
          </table:table-cell>
          <table:table-cell office:value-type="float" office:value="0.534195660929424" calcext:value-type="float">
            <text:p>0.534195660929424</text:p>
          </table:table-cell>
          <table:table-cell office:value-type="float" office:value="0.512230016306835" calcext:value-type="float">
            <text:p>0.512230016306835</text:p>
          </table:table-cell>
          <table:table-cell office:value-type="float" office:value="0.518716217386718" calcext:value-type="float">
            <text:p>0.518716217386718</text:p>
          </table:table-cell>
          <table:table-cell office:value-type="float" office:value="0.522876289568296" calcext:value-type="float">
            <text:p>0.522876289568296</text:p>
          </table:table-cell>
          <table:table-cell office:value-type="float" office:value="0.523823813856205" calcext:value-type="float">
            <text:p>0.523823813856205</text:p>
          </table:table-cell>
          <table:table-cell office:value-type="float" office:value="0.509140029461845" calcext:value-type="float">
            <text:p>0.509140029461845</text:p>
          </table:table-cell>
          <table:table-cell office:value-type="float" office:value="0.514374763167432" calcext:value-type="float">
            <text:p>0.514374763167432</text:p>
          </table:table-cell>
          <table:table-cell office:value-type="float" office:value="0.521650721099055" calcext:value-type="float">
            <text:p>0.521650721099055</text:p>
          </table:table-cell>
          <table:table-cell office:value-type="float" office:value="0.52135109320568" calcext:value-type="float">
            <text:p>0.52135109320568</text:p>
          </table:table-cell>
          <table:table-cell office:value-type="float" office:value="0.486737199472425" calcext:value-type="float">
            <text:p>0.486737199472425</text:p>
          </table:table-cell>
          <table:table-cell office:value-type="float" office:value="0.512412616043542" calcext:value-type="float">
            <text:p>0.512412616043542</text:p>
          </table:table-cell>
          <table:table-cell office:value-type="float" office:value="0.516400583465814" calcext:value-type="float">
            <text:p>0.516400583465814</text:p>
          </table:table-cell>
          <table:table-cell office:value-type="float" office:value="0.499887927136508" calcext:value-type="float">
            <text:p>0.499887927136508</text:p>
          </table:table-cell>
          <table:table-cell office:value-type="float" office:value="0.510904242457916" calcext:value-type="float">
            <text:p>0.510904242457916</text:p>
          </table:table-cell>
          <table:table-cell office:value-type="float" office:value="0.532780293953507" calcext:value-type="float">
            <text:p>0.532780293953507</text:p>
          </table:table-cell>
          <table:table-cell office:value-type="float" office:value="0.54821275219493" calcext:value-type="float">
            <text:p>0.54821275219493</text:p>
          </table:table-cell>
          <table:table-cell office:value-type="float" office:value="0.542914892511605" calcext:value-type="float">
            <text:p>0.542914892511605</text:p>
          </table:table-cell>
          <table:table-cell office:value-type="float" office:value="0.533170489855648" calcext:value-type="float">
            <text:p>0.533170489855648</text:p>
          </table:table-cell>
          <table:table-cell office:value-type="float" office:value="0.516079102008123" calcext:value-type="float">
            <text:p>0.516079102008123</text:p>
          </table:table-cell>
          <table:table-cell office:value-type="float" office:value="0.550105193573576" calcext:value-type="float">
            <text:p>0.550105193573576</text:p>
          </table:table-cell>
          <table:table-cell office:value-type="float" office:value="0.550997517300915" calcext:value-type="float">
            <text:p>0.550997517300915</text:p>
          </table:table-cell>
          <table:table-cell office:value-type="float" office:value="0.512271725731925" calcext:value-type="float">
            <text:p>0.512271725731925</text:p>
          </table:table-cell>
          <table:table-cell office:value-type="float" office:value="0.540156507710756" calcext:value-type="float">
            <text:p>0.540156507710756</text:p>
          </table:table-cell>
          <table:table-cell office:value-type="float" office:value="0.545768329665417" calcext:value-type="float">
            <text:p>0.545768329665417</text:p>
          </table:table-cell>
          <table:table-cell office:value-type="float" office:value="0.551663893331529" calcext:value-type="float">
            <text:p>0.551663893331529</text:p>
          </table:table-cell>
          <table:table-cell office:value-type="float" office:value="0.547028419236266" calcext:value-type="float">
            <text:p>0.547028419236266</text:p>
          </table:table-cell>
          <table:table-cell office:value-type="float" office:value="0.521839516818837" calcext:value-type="float">
            <text:p>0.521839516818837</text:p>
          </table:table-cell>
          <table:table-cell office:value-type="float" office:value="0.564864076883816" calcext:value-type="float">
            <text:p>0.564864076883816</text:p>
          </table:table-cell>
          <table:table-cell office:value-type="float" office:value="0.532108569473478" calcext:value-type="float">
            <text:p>0.532108569473478</text:p>
          </table:table-cell>
          <table:table-cell office:value-type="float" office:value="0.564838639652617" calcext:value-type="float">
            <text:p>0.564838639652617</text:p>
          </table:table-cell>
          <table:table-cell office:value-type="float" office:value="0.559515206057237" calcext:value-type="float">
            <text:p>0.559515206057237</text:p>
          </table:table-cell>
          <table:table-cell office:value-type="float" office:value="0.5522617729241" calcext:value-type="float">
            <text:p>0.5522617729241</text:p>
          </table:table-cell>
          <table:table-cell office:value-type="float" office:value="0.561046774439141" calcext:value-type="float">
            <text:p>0.561046774439141</text:p>
          </table:table-cell>
          <table:table-cell office:value-type="float" office:value="0.570855090574044" calcext:value-type="float">
            <text:p>0.570855090574044</text:p>
          </table:table-cell>
          <table:table-cell office:value-type="float" office:value="0.570655827832338" calcext:value-type="float">
            <text:p>0.570655827832338</text:p>
          </table:table-cell>
          <table:table-cell office:value-type="float" office:value="0.550872423486151" calcext:value-type="float">
            <text:p>0.550872423486151</text:p>
          </table:table-cell>
          <table:table-cell office:value-type="float" office:value="0.551671131426249" calcext:value-type="float">
            <text:p>0.551671131426249</text:p>
          </table:table-cell>
          <table:table-cell office:value-type="float" office:value="0.575287082276652" calcext:value-type="float">
            <text:p>0.575287082276652</text:p>
          </table:table-cell>
          <table:table-cell office:value-type="float" office:value="0.574413954392449" calcext:value-type="float">
            <text:p>0.574413954392449</text:p>
          </table:table-cell>
          <table:table-cell office:value-type="float" office:value="0.546611107887676" calcext:value-type="float">
            <text:p>0.546611107887676</text:p>
          </table:table-cell>
          <table:table-cell office:value-type="float" office:value="0.58106947756384" calcext:value-type="float">
            <text:p>0.58106947756384</text:p>
          </table:table-cell>
          <table:table-cell office:value-type="float" office:value="0.579845984382918" calcext:value-type="float">
            <text:p>0.579845984382918</text:p>
          </table:table-cell>
          <table:table-cell office:value-type="float" office:value="0.57836209297564" calcext:value-type="float">
            <text:p>0.57836209297564</text:p>
          </table:table-cell>
          <table:table-cell office:value-type="float" office:value="0.574689737757941" calcext:value-type="float">
            <text:p>0.574689737757941</text:p>
          </table:table-cell>
          <table:table-cell office:value-type="float" office:value="0.534808300939987" calcext:value-type="float">
            <text:p>0.534808300939987</text:p>
          </table:table-cell>
          <table:table-cell office:value-type="float" office:value="0.563454661521688" calcext:value-type="float">
            <text:p>0.563454661521688</text:p>
          </table:table-cell>
          <table:table-cell office:value-type="float" office:value="0.5602353697399" calcext:value-type="float">
            <text:p>0.5602353697399</text:p>
          </table:table-cell>
          <table:table-cell office:value-type="float" office:value="0.529399883035979" calcext:value-type="float">
            <text:p>0.529399883035979</text:p>
          </table:table-cell>
          <table:table-cell office:value-type="float" office:value="0.529703752227617" calcext:value-type="float">
            <text:p>0.529703752227617</text:p>
          </table:table-cell>
          <table:table-cell office:value-type="float" office:value="0.530985251748181" calcext:value-type="float">
            <text:p>0.530985251748181</text:p>
          </table:table-cell>
          <table:table-cell office:value-type="float" office:value="0.543134219485325" calcext:value-type="float">
            <text:p>0.543134219485325</text:p>
          </table:table-cell>
          <table:table-cell office:value-type="float" office:value="0.574707923987148" calcext:value-type="float">
            <text:p>0.574707923987148</text:p>
          </table:table-cell>
          <table:table-cell office:value-type="float" office:value="0.576543904351025" calcext:value-type="float">
            <text:p>0.576543904351025</text:p>
          </table:table-cell>
          <table:table-cell office:value-type="float" office:value="0.549834360231341" calcext:value-type="float">
            <text:p>0.549834360231341</text:p>
          </table:table-cell>
          <table:table-cell office:value-type="float" office:value="0.562280609077534" calcext:value-type="float">
            <text:p>0.562280609077534</text:p>
          </table:table-cell>
          <table:table-cell office:value-type="float" office:value="0.566560827324442" calcext:value-type="float">
            <text:p>0.566560827324442</text:p>
          </table:table-cell>
          <table:table-cell office:value-type="float" office:value="0.567888221286818" calcext:value-type="float">
            <text:p>0.567888221286818</text:p>
          </table:table-cell>
          <table:table-cell office:value-type="float" office:value="0.548889072465367" calcext:value-type="float">
            <text:p>0.548889072465367</text:p>
          </table:table-cell>
          <table:table-cell office:value-type="float" office:value="0.57280426963544" calcext:value-type="float">
            <text:p>0.57280426963544</text:p>
          </table:table-cell>
          <table:table-cell office:value-type="float" office:value="0.586656489702905" calcext:value-type="float">
            <text:p>0.586656489702905</text:p>
          </table:table-cell>
          <table:table-cell office:value-type="float" office:value="0.5890257062716" calcext:value-type="float">
            <text:p>0.5890257062716</text:p>
          </table:table-cell>
          <table:table-cell office:value-type="float" office:value="0.560267393503593" calcext:value-type="float">
            <text:p>0.560267393503593</text:p>
          </table:table-cell>
          <table:table-cell office:value-type="float" office:value="0.579866218690032" calcext:value-type="float">
            <text:p>0.579866218690032</text:p>
          </table:table-cell>
          <table:table-cell office:value-type="float" office:value="0.57241036584019" calcext:value-type="float">
            <text:p>0.57241036584019</text:p>
          </table:table-cell>
          <table:table-cell office:value-type="float" office:value="0.575323243090916" calcext:value-type="float">
            <text:p>0.575323243090916</text:p>
          </table:table-cell>
          <table:table-cell office:value-type="float" office:value="0.567587717669588" calcext:value-type="float">
            <text:p>0.567587717669588</text:p>
          </table:table-cell>
          <table:table-cell office:value-type="float" office:value="0.572860420481994" calcext:value-type="float">
            <text:p>0.572860420481994</text:p>
          </table:table-cell>
          <table:table-cell office:value-type="float" office:value="0.587010774804005" calcext:value-type="float">
            <text:p>0.587010774804005</text:p>
          </table:table-cell>
          <table:table-cell office:value-type="float" office:value="0.589422049147923" calcext:value-type="float">
            <text:p>0.589422049147923</text:p>
          </table:table-cell>
          <table:table-cell office:value-type="float" office:value="0.583129279410976" calcext:value-type="float">
            <text:p>0.583129279410976</text:p>
          </table:table-cell>
          <table:table-cell office:value-type="float" office:value="0.585456313301936" calcext:value-type="float">
            <text:p>0.585456313301936</text:p>
          </table:table-cell>
          <table:table-cell office:value-type="float" office:value="0.584343688261786" calcext:value-type="float">
            <text:p>0.584343688261786</text:p>
          </table:table-cell>
          <table:table-cell office:value-type="float" office:value="0.573707383642861" calcext:value-type="float">
            <text:p>0.573707383642861</text:p>
          </table:table-cell>
          <table:table-cell office:value-type="float" office:value="0.571598232394209" calcext:value-type="float">
            <text:p>0.571598232394209</text:p>
          </table:table-cell>
          <table:table-cell office:value-type="float" office:value="0.569731123061345" calcext:value-type="float">
            <text:p>0.569731123061345</text:p>
          </table:table-cell>
          <table:table-cell office:value-type="float" office:value="0.598597648105774" calcext:value-type="float">
            <text:p>0.598597648105774</text:p>
          </table:table-cell>
          <table:table-cell office:value-type="float" office:value="0.580868537145438" calcext:value-type="float">
            <text:p>0.580868537145438</text:p>
          </table:table-cell>
          <table:table-cell office:value-type="float" office:value="0.580402017042354" calcext:value-type="float">
            <text:p>0.580402017042354</text:p>
          </table:table-cell>
          <table:table-cell office:value-type="float" office:value="0.574246632078907" calcext:value-type="float">
            <text:p>0.574246632078907</text:p>
          </table:table-cell>
          <table:table-cell office:value-type="float" office:value="0.573363028946829" calcext:value-type="float">
            <text:p>0.573363028946829</text:p>
          </table:table-cell>
          <table:table-cell office:value-type="float" office:value="0.562292665308126" calcext:value-type="float">
            <text:p>0.562292665308126</text:p>
          </table:table-cell>
          <table:table-cell office:value-type="float" office:value="0.534459898868436" calcext:value-type="float">
            <text:p>0.534459898868436</text:p>
          </table:table-cell>
          <table:table-cell office:value-type="float" office:value="0.533925527641204" calcext:value-type="float">
            <text:p>0.533925527641204</text:p>
          </table:table-cell>
          <table:table-cell office:value-type="float" office:value="0.547647527820767" calcext:value-type="float">
            <text:p>0.547647527820767</text:p>
          </table:table-cell>
          <table:table-cell office:value-type="float" office:value="0.549442694669707" calcext:value-type="float">
            <text:p>0.549442694669707</text:p>
          </table:table-cell>
          <table:table-cell office:value-type="float" office:value="0.554633064585602" calcext:value-type="float">
            <text:p>0.554633064585602</text:p>
          </table:table-cell>
          <table:table-cell office:value-type="float" office:value="0.562028877594656" calcext:value-type="float">
            <text:p>0.562028877594656</text:p>
          </table:table-cell>
          <table:table-cell office:value-type="float" office:value="0.555791773325223" calcext:value-type="float">
            <text:p>0.555791773325223</text:p>
          </table:table-cell>
          <table:table-cell office:value-type="float" office:value="0.560731809433226" calcext:value-type="float">
            <text:p>0.560731809433226</text:p>
          </table:table-cell>
          <table:table-cell office:value-type="float" office:value="0.602316167837452" calcext:value-type="float">
            <text:p>0.602316167837452</text:p>
          </table:table-cell>
          <table:table-cell office:value-type="float" office:value="0.592674937412326" calcext:value-type="float">
            <text:p>0.592674937412326</text:p>
          </table:table-cell>
          <table:table-cell office:value-type="float" office:value="0.564737998641212" calcext:value-type="float">
            <text:p>0.564737998641212</text:p>
          </table:table-cell>
          <table:table-cell office:value-type="float" office:value="0.560241966187573" calcext:value-type="float">
            <text:p>0.560241966187573</text:p>
          </table:table-cell>
          <table:table-cell office:value-type="float" office:value="0.572069866140423" calcext:value-type="float">
            <text:p>0.572069866140423</text:p>
          </table:table-cell>
          <table:table-cell office:value-type="float" office:value="0.586497923283426" calcext:value-type="float">
            <text:p>0.586497923283426</text:p>
          </table:table-cell>
          <table:table-cell office:value-type="float" office:value="0.579560934783585" calcext:value-type="float">
            <text:p>0.579560934783585</text:p>
          </table:table-cell>
          <table:table-cell office:value-type="float" office:value="0.568421747160209" calcext:value-type="float">
            <text:p>0.568421747160209</text:p>
          </table:table-cell>
          <table:table-cell office:value-type="float" office:value="0.545001022197515" calcext:value-type="float">
            <text:p>0.545001022197515</text:p>
          </table:table-cell>
          <table:table-cell office:value-type="float" office:value="0.556243673639927" calcext:value-type="float">
            <text:p>0.556243673639927</text:p>
          </table:table-cell>
          <table:table-cell office:value-type="float" office:value="0.589942402831245" calcext:value-type="float">
            <text:p>0.589942402831245</text:p>
          </table:table-cell>
          <table:table-cell office:value-type="float" office:value="0.582997765206371" calcext:value-type="float">
            <text:p>0.582997765206371</text:p>
          </table:table-cell>
          <table:table-cell office:value-type="float" office:value="0.570667717311258" calcext:value-type="float">
            <text:p>0.570667717311258</text:p>
          </table:table-cell>
          <table:table-cell office:value-type="float" office:value="0.577670362738255" calcext:value-type="float">
            <text:p>0.577670362738255</text:p>
          </table:table-cell>
          <table:table-cell office:value-type="float" office:value="0.589710968078766" calcext:value-type="float">
            <text:p>0.589710968078766</text:p>
          </table:table-cell>
          <table:table-cell office:value-type="float" office:value="0.577746192539477" calcext:value-type="float">
            <text:p>0.577746192539477</text:p>
          </table:table-cell>
          <table:table-cell office:value-type="float" office:value="0.552224780955426" calcext:value-type="float">
            <text:p>0.552224780955426</text:p>
          </table:table-cell>
          <table:table-cell office:value-type="float" office:value="0.602215183881265" calcext:value-type="float">
            <text:p>0.602215183881265</text:p>
          </table:table-cell>
          <table:table-cell office:value-type="float" office:value="0.564318993031549" calcext:value-type="float">
            <text:p>0.564318993031549</text:p>
          </table:table-cell>
          <table:table-cell office:value-type="float" office:value="0.586711711951823" calcext:value-type="float">
            <text:p>0.586711711951823</text:p>
          </table:table-cell>
          <table:table-cell office:value-type="float" office:value="0.590876925053057" calcext:value-type="float">
            <text:p>0.590876925053057</text:p>
          </table:table-cell>
          <table:table-cell office:value-type="float" office:value="0.59327622509917" calcext:value-type="float">
            <text:p>0.59327622509917</text:p>
          </table:table-cell>
          <table:table-cell office:value-type="float" office:value="0.589061399783925" calcext:value-type="float">
            <text:p>0.589061399783925</text:p>
          </table:table-cell>
          <table:table-cell office:value-type="float" office:value="0.597477186154069" calcext:value-type="float">
            <text:p>0.597477186154069</text:p>
          </table:table-cell>
          <table:table-cell office:value-type="float" office:value="0.564577451815019" calcext:value-type="float">
            <text:p>0.564577451815019</text:p>
          </table:table-cell>
          <table:table-cell office:value-type="float" office:value="0.564559616159581" calcext:value-type="float">
            <text:p>0.564559616159581</text:p>
          </table:table-cell>
          <table:table-cell office:value-type="float" office:value="0.562237191087869" calcext:value-type="float">
            <text:p>0.562237191087869</text:p>
          </table:table-cell>
          <table:table-cell office:value-type="float" office:value="0.594476940800789" calcext:value-type="float">
            <text:p>0.594476940800789</text:p>
          </table:table-cell>
          <table:table-cell office:value-type="float" office:value="0.572024635480746" calcext:value-type="float">
            <text:p>0.572024635480746</text:p>
          </table:table-cell>
          <table:table-cell office:value-type="float" office:value="0.571765673803066" calcext:value-type="float">
            <text:p>0.571765673803066</text:p>
          </table:table-cell>
          <table:table-cell office:value-type="float" office:value="0.567429128493795" calcext:value-type="float">
            <text:p>0.567429128493795</text:p>
          </table:table-cell>
          <table:table-cell office:value-type="float" office:value="0.563738664465954" calcext:value-type="float">
            <text:p>0.563738664465954</text:p>
          </table:table-cell>
          <table:table-cell office:value-type="float" office:value="0.562935668694749" calcext:value-type="float">
            <text:p>0.562935668694749</text:p>
          </table:table-cell>
          <table:table-cell office:value-type="float" office:value="0.570995348066258" calcext:value-type="float">
            <text:p>0.570995348066258</text:p>
          </table:table-cell>
          <table:table-cell office:value-type="float" office:value="0.597142755444068" calcext:value-type="float">
            <text:p>0.597142755444068</text:p>
          </table:table-cell>
          <table:table-cell office:value-type="float" office:value="0.585830685421214" calcext:value-type="float">
            <text:p>0.585830685421214</text:p>
          </table:table-cell>
          <table:table-cell office:value-type="float" office:value="0.562046273717844" calcext:value-type="float">
            <text:p>0.562046273717844</text:p>
          </table:table-cell>
          <table:table-cell office:value-type="float" office:value="0.588344512733352" calcext:value-type="float">
            <text:p>0.588344512733352</text:p>
          </table:table-cell>
          <table:table-cell office:value-type="float" office:value="0.548715419141359" calcext:value-type="float">
            <text:p>0.548715419141359</text:p>
          </table:table-cell>
          <table:table-cell office:value-type="float" office:value="0.573374078320282" calcext:value-type="float">
            <text:p>0.573374078320282</text:p>
          </table:table-cell>
          <table:table-cell office:value-type="float" office:value="0.567392831759177" calcext:value-type="float">
            <text:p>0.567392831759177</text:p>
          </table:table-cell>
          <table:table-cell office:value-type="float" office:value="0.553885688440421" calcext:value-type="float">
            <text:p>0.553885688440421</text:p>
          </table:table-cell>
          <table:table-cell office:value-type="float" office:value="0.56050885559769" calcext:value-type="float">
            <text:p>0.56050885559769</text:p>
          </table:table-cell>
          <table:table-cell office:value-type="float" office:value="0.552186884383" calcext:value-type="float">
            <text:p>0.552186884383</text:p>
          </table:table-cell>
          <table:table-cell office:value-type="float" office:value="0.569531009007297" calcext:value-type="float">
            <text:p>0.569531009007297</text:p>
          </table:table-cell>
          <table:table-cell office:value-type="float" office:value="0.563890464560197" calcext:value-type="float">
            <text:p>0.563890464560197</text:p>
          </table:table-cell>
          <table:table-cell office:value-type="float" office:value="0.570924850496267" calcext:value-type="float">
            <text:p>0.570924850496267</text:p>
          </table:table-cell>
          <table:table-cell office:value-type="float" office:value="0.543842339499625" calcext:value-type="float">
            <text:p>0.543842339499625</text:p>
          </table:table-cell>
          <table:table-cell office:value-type="float" office:value="0.542962022585712" calcext:value-type="float">
            <text:p>0.542962022585712</text:p>
          </table:table-cell>
          <table:table-cell office:value-type="float" office:value="0.58083121815961" calcext:value-type="float">
            <text:p>0.58083121815961</text:p>
          </table:table-cell>
          <table:table-cell office:value-type="float" office:value="0.563338820897855" calcext:value-type="float">
            <text:p>0.563338820897855</text:p>
          </table:table-cell>
          <table:table-cell office:value-type="float" office:value="0.540117690714341" calcext:value-type="float">
            <text:p>0.540117690714341</text:p>
          </table:table-cell>
          <table:table-cell office:value-type="float" office:value="0.546999443130575" calcext:value-type="float">
            <text:p>0.546999443130575</text:p>
          </table:table-cell>
          <table:table-cell office:value-type="float" office:value="0.562434308882166" calcext:value-type="float">
            <text:p>0.562434308882166</text:p>
          </table:table-cell>
          <table:table-cell office:value-type="float" office:value="0.581846497519651" calcext:value-type="float">
            <text:p>0.581846497519651</text:p>
          </table:table-cell>
          <table:table-cell office:value-type="float" office:value="0.544676605063191" calcext:value-type="float">
            <text:p>0.544676605063191</text:p>
          </table:table-cell>
          <table:table-cell office:value-type="float" office:value="0.540726086325651" calcext:value-type="float">
            <text:p>0.540726086325651</text:p>
          </table:table-cell>
          <table:table-cell office:value-type="float" office:value="0.541734658412235" calcext:value-type="float">
            <text:p>0.541734658412235</text:p>
          </table:table-cell>
          <table:table-cell office:value-type="float" office:value="0.540105407595218" calcext:value-type="float">
            <text:p>0.540105407595218</text:p>
          </table:table-cell>
          <table:table-cell office:value-type="float" office:value="0.536478328579971" calcext:value-type="float">
            <text:p>0.536478328579971</text:p>
          </table:table-cell>
          <table:table-cell office:value-type="float" office:value="0.555096362306793" calcext:value-type="float">
            <text:p>0.555096362306793</text:p>
          </table:table-cell>
          <table:table-cell office:value-type="float" office:value="0.557709845297238" calcext:value-type="float">
            <text:p>0.557709845297238</text:p>
          </table:table-cell>
          <table:table-cell office:value-type="float" office:value="0.520105780816756" calcext:value-type="float">
            <text:p>0.520105780816756</text:p>
          </table:table-cell>
          <table:table-cell office:value-type="float" office:value="0.544963257563282" calcext:value-type="float">
            <text:p>0.544963257563282</text:p>
          </table:table-cell>
          <table:table-cell office:value-type="float" office:value="0.53590614340216" calcext:value-type="float">
            <text:p>0.53590614340216</text:p>
          </table:table-cell>
          <table:table-cell office:value-type="float" office:value="0.571466496384952" calcext:value-type="float">
            <text:p>0.571466496384952</text:p>
          </table:table-cell>
          <table:table-cell office:value-type="float" office:value="0.559666125331346" calcext:value-type="float">
            <text:p>0.559666125331346</text:p>
          </table:table-cell>
          <table:table-cell office:value-type="float" office:value="0.530775749518132" calcext:value-type="float">
            <text:p>0.530775749518132</text:p>
          </table:table-cell>
          <table:table-cell office:value-type="float" office:value="0.552726978876868" calcext:value-type="float">
            <text:p>0.552726978876868</text:p>
          </table:table-cell>
          <table:table-cell office:value-type="float" office:value="0.532939857562789" calcext:value-type="float">
            <text:p>0.532939857562789</text:p>
          </table:table-cell>
          <table:table-cell office:value-type="float" office:value="0.525964291377761" calcext:value-type="float">
            <text:p>0.525964291377761</text:p>
          </table:table-cell>
          <table:table-cell office:value-type="float" office:value="0.557816250482329" calcext:value-type="float">
            <text:p>0.557816250482329</text:p>
          </table:table-cell>
          <table:table-cell office:value-type="float" office:value="0.555744195029213" calcext:value-type="float">
            <text:p>0.555744195029213</text:p>
          </table:table-cell>
          <table:table-cell office:value-type="float" office:value="0.561521539286945" calcext:value-type="float">
            <text:p>0.561521539286945</text:p>
          </table:table-cell>
          <table:table-cell office:value-type="float" office:value="0.569100444405172" calcext:value-type="float">
            <text:p>0.569100444405172</text:p>
          </table:table-cell>
          <table:table-cell office:value-type="float" office:value="0.545769061045443" calcext:value-type="float">
            <text:p>0.545769061045443</text:p>
          </table:table-cell>
          <table:table-cell office:value-type="float" office:value="0.524789012562259" calcext:value-type="float">
            <text:p>0.524789012562259</text:p>
          </table:table-cell>
          <table:table-cell office:value-type="float" office:value="0.53866385442658" calcext:value-type="float">
            <text:p>0.53866385442658</text:p>
          </table:table-cell>
          <table:table-cell office:value-type="float" office:value="0.558496725603371" calcext:value-type="float">
            <text:p>0.558496725603371</text:p>
          </table:table-cell>
          <table:table-cell office:value-type="float" office:value="0.550568500118961" calcext:value-type="float">
            <text:p>0.550568500118961</text:p>
          </table:table-cell>
          <table:table-cell office:value-type="float" office:value="0.556193831920744" calcext:value-type="float">
            <text:p>0.556193831920744</text:p>
          </table:table-cell>
          <table:table-cell office:value-type="float" office:value="0.530365951128349" calcext:value-type="float">
            <text:p>0.530365951128349</text:p>
          </table:table-cell>
          <table:table-cell office:value-type="float" office:value="0.50566773733297" calcext:value-type="float">
            <text:p>0.50566773733297</text:p>
          </table:table-cell>
          <table:table-cell office:value-type="float" office:value="0.54834793130694" calcext:value-type="float">
            <text:p>0.54834793130694</text:p>
          </table:table-cell>
          <table:table-cell office:value-type="float" office:value="0.532954707787126" calcext:value-type="float">
            <text:p>0.532954707787126</text:p>
          </table:table-cell>
          <table:table-cell office:value-type="float" office:value="0.564585113341436" calcext:value-type="float">
            <text:p>0.564585113341436</text:p>
          </table:table-cell>
          <table:table-cell office:value-type="float" office:value="0.569861749793964" calcext:value-type="float">
            <text:p>0.569861749793964</text:p>
          </table:table-cell>
          <table:table-cell office:value-type="float" office:value="0.569088487132534" calcext:value-type="float">
            <text:p>0.569088487132534</text:p>
          </table:table-cell>
          <table:table-cell office:value-type="float" office:value="0.555004971135626" calcext:value-type="float">
            <text:p>0.555004971135626</text:p>
          </table:table-cell>
          <table:table-cell office:value-type="float" office:value="0.525298711697467" calcext:value-type="float">
            <text:p>0.525298711697467</text:p>
          </table:table-cell>
          <table:table-cell office:value-type="float" office:value="0.557095991597383" calcext:value-type="float">
            <text:p>0.557095991597383</text:p>
          </table:table-cell>
          <table:table-cell office:value-type="float" office:value="0.568632289012389" calcext:value-type="float">
            <text:p>0.568632289012389</text:p>
          </table:table-cell>
          <table:table-cell office:value-type="float" office:value="0.56440856936752" calcext:value-type="float">
            <text:p>0.56440856936752</text:p>
          </table:table-cell>
          <table:table-cell office:value-type="float" office:value="0.546679910125311" calcext:value-type="float">
            <text:p>0.546679910125311</text:p>
          </table:table-cell>
          <table:table-cell office:value-type="float" office:value="0.543972386878678" calcext:value-type="float">
            <text:p>0.543972386878678</text:p>
          </table:table-cell>
          <table:table-cell office:value-type="float" office:value="0.553030003501131" calcext:value-type="float">
            <text:p>0.553030003501131</text:p>
          </table:table-cell>
          <table:table-cell office:value-type="float" office:value="0.558801262956601" calcext:value-type="float">
            <text:p>0.558801262956601</text:p>
          </table:table-cell>
          <table:table-cell office:value-type="float" office:value="0.563367361855491" calcext:value-type="float">
            <text:p>0.563367361855491</text:p>
          </table:table-cell>
          <table:table-cell office:value-type="float" office:value="0.557823024566967" calcext:value-type="float">
            <text:p>0.557823024566967</text:p>
          </table:table-cell>
          <table:table-cell office:value-type="float" office:value="0.567510791487473" calcext:value-type="float">
            <text:p>0.567510791487473</text:p>
          </table:table-cell>
          <table:table-cell office:value-type="float" office:value="0.573658110209736" calcext:value-type="float">
            <text:p>0.573658110209736</text:p>
          </table:table-cell>
          <table:table-cell office:value-type="float" office:value="0.555431703201689" calcext:value-type="float">
            <text:p>0.555431703201689</text:p>
          </table:table-cell>
          <table:table-cell office:value-type="float" office:value="0.552869464979311" calcext:value-type="float">
            <text:p>0.552869464979311</text:p>
          </table:table-cell>
          <table:table-cell office:value-type="float" office:value="0.54744425483054" calcext:value-type="float">
            <text:p>0.54744425483054</text:p>
          </table:table-cell>
          <table:table-cell office:value-type="float" office:value="0.544802395401634" calcext:value-type="float">
            <text:p>0.544802395401634</text:p>
          </table:table-cell>
          <table:table-cell office:value-type="float" office:value="0.541621202381896" calcext:value-type="float">
            <text:p>0.541621202381896</text:p>
          </table:table-cell>
          <table:table-cell office:value-type="float" office:value="0.532579625058996" calcext:value-type="float">
            <text:p>0.532579625058996</text:p>
          </table:table-cell>
          <table:table-cell office:value-type="float" office:value="0.523785031139036" calcext:value-type="float">
            <text:p>0.523785031139036</text:p>
          </table:table-cell>
          <table:table-cell office:value-type="float" office:value="0.519961116164902" calcext:value-type="float">
            <text:p>0.519961116164902</text:p>
          </table:table-cell>
          <table:table-cell office:value-type="float" office:value="0.514565421958595" calcext:value-type="float">
            <text:p>0.514565421958595</text:p>
          </table:table-cell>
          <table:table-cell office:value-type="float" office:value="0.521196793326331" calcext:value-type="float">
            <text:p>0.521196793326331</text:p>
          </table:table-cell>
          <table:table-cell office:value-type="float" office:value="0.523684682266619" calcext:value-type="float">
            <text:p>0.523684682266619</text:p>
          </table:table-cell>
          <table:table-cell office:value-type="float" office:value="0.524461312094488" calcext:value-type="float">
            <text:p>0.524461312094488</text:p>
          </table:table-cell>
          <table:table-cell office:value-type="float" office:value="0.527164675761408" calcext:value-type="float">
            <text:p>0.527164675761408</text:p>
          </table:table-cell>
          <table:table-cell office:value-type="float" office:value="0.529214241364304" calcext:value-type="float">
            <text:p>0.529214241364304</text:p>
          </table:table-cell>
          <table:table-cell office:value-type="float" office:value="0.525317563125726" calcext:value-type="float">
            <text:p>0.525317563125726</text:p>
          </table:table-cell>
          <table:table-cell office:value-type="float" office:value="0.52484483003438" calcext:value-type="float">
            <text:p>0.52484483003438</text:p>
          </table:table-cell>
          <table:table-cell office:value-type="float" office:value="0.524784905086964" calcext:value-type="float">
            <text:p>0.524784905086964</text:p>
          </table:table-cell>
          <table:table-cell office:value-type="float" office:value="0.523565147708642" calcext:value-type="float">
            <text:p>0.523565147708642</text:p>
          </table:table-cell>
          <table:table-cell office:value-type="float" office:value="0.522105350755265" calcext:value-type="float">
            <text:p>0.522105350755265</text:p>
          </table:table-cell>
          <table:table-cell office:value-type="float" office:value="0.522859897459997" calcext:value-type="float">
            <text:p>0.522859897459997</text:p>
          </table:table-cell>
          <table:table-cell office:value-type="float" office:value="0.523946316893699" calcext:value-type="float">
            <text:p>0.523946316893699</text:p>
          </table:table-cell>
          <table:table-cell office:value-type="float" office:value="0.524513820930315" calcext:value-type="float">
            <text:p>0.524513820930315</text:p>
          </table:table-cell>
          <table:table-cell office:value-type="float" office:value="0.5239611860889" calcext:value-type="float">
            <text:p>0.5239611860889</text:p>
          </table:table-cell>
          <table:table-cell office:value-type="float" office:value="0.523754628608213" calcext:value-type="float">
            <text:p>0.523754628608213</text:p>
          </table:table-cell>
          <table:table-cell office:value-type="float" office:value="0.523606148866708" calcext:value-type="float">
            <text:p>0.523606148866708</text:p>
          </table:table-cell>
          <table:table-cell office:value-type="float" office:value="0.522670985217829" calcext:value-type="float">
            <text:p>0.522670985217829</text:p>
          </table:table-cell>
          <table:table-cell office:value-type="float" office:value="0.525033741846198" calcext:value-type="float">
            <text:p>0.525033741846198</text:p>
          </table:table-cell>
          <table:table-cell office:value-type="float" office:value="0.524127966763077" calcext:value-type="float">
            <text:p>0.524127966763077</text:p>
          </table:table-cell>
          <table:table-cell office:value-type="float" office:value="0.524765795131386" calcext:value-type="float">
            <text:p>0.524765795131386</text:p>
          </table:table-cell>
          <table:table-cell office:value-type="float" office:value="0.523900265185323" calcext:value-type="float">
            <text:p>0.523900265185323</text:p>
          </table:table-cell>
          <table:table-cell office:value-type="float" office:value="0.524617210884686" calcext:value-type="float">
            <text:p>0.524617210884686</text:p>
          </table:table-cell>
          <table:table-cell office:value-type="float" office:value="0.524336626439252" calcext:value-type="float">
            <text:p>0.524336626439252</text:p>
          </table:table-cell>
          <table:table-cell office:value-type="float" office:value="0.524141439679254" calcext:value-type="float">
            <text:p>0.524141439679254</text:p>
          </table:table-cell>
          <table:table-cell office:value-type="float" office:value="0.524167129971189" calcext:value-type="float">
            <text:p>0.524167129971189</text:p>
          </table:table-cell>
          <table:table-cell office:value-type="float" office:value="0.523142729036921" calcext:value-type="float">
            <text:p>0.523142729036921</text:p>
          </table:table-cell>
          <table:table-cell office:value-type="float" office:value="0.522833403072665" calcext:value-type="float">
            <text:p>0.522833403072665</text:p>
          </table:table-cell>
          <table:table-cell office:value-type="float" office:value="0.522365570569861" calcext:value-type="float">
            <text:p>0.522365570569861</text:p>
          </table:table-cell>
          <table:table-cell office:value-type="float" office:value="0.523481594033451" calcext:value-type="float">
            <text:p>0.523481594033451</text:p>
          </table:table-cell>
          <table:table-cell office:value-type="float" office:value="0.52315200172758" calcext:value-type="float">
            <text:p>0.52315200172758</text:p>
          </table:table-cell>
          <table:table-cell office:value-type="float" office:value="0.523658942985376" calcext:value-type="float">
            <text:p>0.523658942985376</text:p>
          </table:table-cell>
          <table:table-cell office:value-type="float" office:value="0.522925389804893" calcext:value-type="float">
            <text:p>0.522925389804893</text:p>
          </table:table-cell>
          <table:table-cell office:value-type="float" office:value="0.523004234407825" calcext:value-type="float">
            <text:p>0.523004234407825</text:p>
          </table:table-cell>
          <table:table-cell office:value-type="float" office:value="0.524150996424074" calcext:value-type="float">
            <text:p>0.524150996424074</text:p>
          </table:table-cell>
          <table:table-cell office:value-type="float" office:value="0.522508989724057" calcext:value-type="float">
            <text:p>0.522508989724057</text:p>
          </table:table-cell>
          <table:table-cell office:value-type="float" office:value="0.523722434520779" calcext:value-type="float">
            <text:p>0.523722434520779</text:p>
          </table:table-cell>
          <table:table-cell office:value-type="float" office:value="0.523338106094372" calcext:value-type="float">
            <text:p>0.523338106094372</text:p>
          </table:table-cell>
          <table:table-cell office:value-type="float" office:value="0.523258096626193" calcext:value-type="float">
            <text:p>0.523258096626193</text:p>
          </table:table-cell>
          <table:table-cell office:value-type="float" office:value="0.523612122551634" calcext:value-type="float">
            <text:p>0.523612122551634</text:p>
          </table:table-cell>
          <table:table-cell office:value-type="float" office:value="0.523518518656228" calcext:value-type="float">
            <text:p>0.523518518656228</text:p>
          </table:table-cell>
          <table:table-cell office:value-type="float" office:value="0.52318374376713" calcext:value-type="float">
            <text:p>0.52318374376713</text:p>
          </table:table-cell>
          <table:table-cell office:value-type="float" office:value="0.523150463025778" calcext:value-type="float">
            <text:p>0.523150463025778</text:p>
          </table:table-cell>
          <table:table-cell office:value-type="float" office:value="0.523289510958387" calcext:value-type="float">
            <text:p>0.523289510958387</text:p>
          </table:table-cell>
          <table:table-cell office:value-type="float" office:value="0.523699148732695" calcext:value-type="float">
            <text:p>0.523699148732695</text:p>
          </table:table-cell>
          <table:table-cell office:value-type="float" office:value="0.523192138394816" calcext:value-type="float">
            <text:p>0.523192138394816</text:p>
          </table:table-cell>
          <table:table-cell office:value-type="float" office:value="0.522582284555634" calcext:value-type="float">
            <text:p>0.522582284555634</text:p>
          </table:table-cell>
          <table:table-cell office:value-type="float" office:value="0.522884740752684" calcext:value-type="float">
            <text:p>0.522884740752684</text:p>
          </table:table-cell>
          <table:table-cell office:value-type="float" office:value="0.523211716303169" calcext:value-type="float">
            <text:p>0.523211716303169</text:p>
          </table:table-cell>
          <table:table-cell office:value-type="float" office:value="0.523970784763191" calcext:value-type="float">
            <text:p>0.523970784763191</text:p>
          </table:table-cell>
          <table:table-cell office:value-type="float" office:value="0.522490521408102" calcext:value-type="float">
            <text:p>0.522490521408102</text:p>
          </table:table-cell>
          <table:table-cell office:value-type="float" office:value="0.523144199253663" calcext:value-type="float">
            <text:p>0.523144199253663</text:p>
          </table:table-cell>
          <table:table-cell office:value-type="float" office:value="0.523644699435044" calcext:value-type="float">
            <text:p>0.523644699435044</text:p>
          </table:table-cell>
          <table:table-cell office:value-type="float" office:value="0.522979822034482" calcext:value-type="float">
            <text:p>0.522979822034482</text:p>
          </table:table-cell>
          <table:table-cell office:value-type="float" office:value="0.523656718365808" calcext:value-type="float">
            <text:p>0.523656718365808</text:p>
          </table:table-cell>
          <table:table-cell office:value-type="float" office:value="0.522982773157407" calcext:value-type="float">
            <text:p>0.522982773157407</text:p>
          </table:table-cell>
          <table:table-cell office:value-type="float" office:value="0.523448539102517" calcext:value-type="float">
            <text:p>0.523448539102517</text:p>
          </table:table-cell>
          <table:table-cell office:value-type="float" office:value="0.523860420325604" calcext:value-type="float">
            <text:p>0.523860420325604</text:p>
          </table:table-cell>
          <table:table-cell office:value-type="float" office:value="0.523188881786101" calcext:value-type="float">
            <text:p>0.523188881786101</text:p>
          </table:table-cell>
          <table:table-cell office:value-type="float" office:value="0.523342234202929" calcext:value-type="float">
            <text:p>0.523342234202929</text:p>
          </table:table-cell>
          <table:table-cell office:value-type="float" office:value="0.523508434528778" calcext:value-type="float">
            <text:p>0.523508434528778</text:p>
          </table:table-cell>
          <table:table-cell office:value-type="float" office:value="0.5231336249527" calcext:value-type="float">
            <text:p>0.5231336249527</text:p>
          </table:table-cell>
          <table:table-cell office:value-type="float" office:value="0.523848497019911" calcext:value-type="float">
            <text:p>0.523848497019911</text:p>
          </table:table-cell>
          <table:table-cell office:value-type="float" office:value="0.522797524104058" calcext:value-type="float">
            <text:p>0.522797524104058</text:p>
          </table:table-cell>
          <table:table-cell office:value-type="float" office:value="0.522423860136635" calcext:value-type="float">
            <text:p>0.522423860136635</text:p>
          </table:table-cell>
          <table:table-cell office:value-type="float" office:value="0.522853116942559" calcext:value-type="float">
            <text:p>0.522853116942559</text:p>
          </table:table-cell>
          <table:table-cell office:value-type="float" office:value="0.52293540366584" calcext:value-type="float">
            <text:p>0.52293540366584</text:p>
          </table:table-cell>
          <table:table-cell office:value-type="float" office:value="0.523008904459873" calcext:value-type="float">
            <text:p>0.523008904459873</text:p>
          </table:table-cell>
          <table:table-cell office:value-type="float" office:value="0.523525767414357" calcext:value-type="float">
            <text:p>0.523525767414357</text:p>
          </table:table-cell>
          <table:table-cell office:value-type="float" office:value="0.523188431230491" calcext:value-type="float">
            <text:p>0.523188431230491</text:p>
          </table:table-cell>
          <table:table-cell office:value-type="float" office:value="0.523991268134304" calcext:value-type="float">
            <text:p>0.523991268134304</text:p>
          </table:table-cell>
          <table:table-cell office:value-type="float" office:value="0.522996288666212" calcext:value-type="float">
            <text:p>0.522996288666212</text:p>
          </table:table-cell>
          <table:table-cell office:value-type="float" office:value="0.524170337693738" calcext:value-type="float">
            <text:p>0.524170337693738</text:p>
          </table:table-cell>
          <table:table-cell office:value-type="float" office:value="0.523240086730533" calcext:value-type="float">
            <text:p>0.523240086730533</text:p>
          </table:table-cell>
          <table:table-cell office:value-type="float" office:value="0.523020497461015" calcext:value-type="float">
            <text:p>0.523020497461015</text:p>
          </table:table-cell>
          <table:table-cell office:value-type="float" office:value="0.523475097334357" calcext:value-type="float">
            <text:p>0.523475097334357</text:p>
          </table:table-cell>
          <table:table-cell office:value-type="float" office:value="0.522960350367835" calcext:value-type="float">
            <text:p>0.522960350367835</text:p>
          </table:table-cell>
          <table:table-cell office:value-type="float" office:value="0.52357293714586" calcext:value-type="float">
            <text:p>0.52357293714586</text:p>
          </table:table-cell>
          <table:table-cell table:number-columns-repeated="414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95187867734601" calcext:value-type="float">
            <text:p>-0.195187867734601</text:p>
          </table:table-cell>
          <table:table-cell office:value-type="float" office:value="-0.195428076733318" calcext:value-type="float">
            <text:p>-0.195428076733318</text:p>
          </table:table-cell>
          <table:table-cell office:value-type="float" office:value="-0.19524245732566" calcext:value-type="float">
            <text:p>-0.19524245732566</text:p>
          </table:table-cell>
          <table:table-cell office:value-type="float" office:value="-0.195353684080362" calcext:value-type="float">
            <text:p>-0.195353684080362</text:p>
          </table:table-cell>
          <table:table-cell office:value-type="float" office:value="-0.195329426476882" calcext:value-type="float">
            <text:p>-0.195329426476882</text:p>
          </table:table-cell>
          <table:table-cell office:value-type="float" office:value="-0.195215681780218" calcext:value-type="float">
            <text:p>-0.195215681780218</text:p>
          </table:table-cell>
          <table:table-cell office:value-type="float" office:value="-0.195403180710497" calcext:value-type="float">
            <text:p>-0.195403180710497</text:p>
          </table:table-cell>
          <table:table-cell office:value-type="float" office:value="-0.195341871272855" calcext:value-type="float">
            <text:p>-0.195341871272855</text:p>
          </table:table-cell>
          <table:table-cell office:value-type="float" office:value="-0.195418719556686" calcext:value-type="float">
            <text:p>-0.195418719556686</text:p>
          </table:table-cell>
          <table:table-cell office:value-type="float" office:value="-0.19540396639039" calcext:value-type="float">
            <text:p>-0.19540396639039</text:p>
          </table:table-cell>
          <table:table-cell office:value-type="float" office:value="-0.19537483940033" calcext:value-type="float">
            <text:p>-0.19537483940033</text:p>
          </table:table-cell>
          <table:table-cell office:value-type="float" office:value="-0.195320226100931" calcext:value-type="float">
            <text:p>-0.195320226100931</text:p>
          </table:table-cell>
          <table:table-cell office:value-type="float" office:value="-0.195411775445824" calcext:value-type="float">
            <text:p>-0.195411775445824</text:p>
          </table:table-cell>
          <table:table-cell office:value-type="float" office:value="-0.195556098538424" calcext:value-type="float">
            <text:p>-0.195556098538424</text:p>
          </table:table-cell>
          <table:table-cell office:value-type="float" office:value="-0.195438836163267" calcext:value-type="float">
            <text:p>-0.195438836163267</text:p>
          </table:table-cell>
          <table:table-cell office:value-type="float" office:value="-0.195547943740308" calcext:value-type="float">
            <text:p>-0.195547943740308</text:p>
          </table:table-cell>
          <table:table-cell office:value-type="float" office:value="-0.195655517342995" calcext:value-type="float">
            <text:p>-0.195655517342995</text:p>
          </table:table-cell>
          <table:table-cell office:value-type="float" office:value="-0.195367300711948" calcext:value-type="float">
            <text:p>-0.195367300711948</text:p>
          </table:table-cell>
          <table:table-cell office:value-type="float" office:value="-0.195540583761184" calcext:value-type="float">
            <text:p>-0.195540583761184</text:p>
          </table:table-cell>
          <table:table-cell office:value-type="float" office:value="-0.195333233602535" calcext:value-type="float">
            <text:p>-0.195333233602535</text:p>
          </table:table-cell>
          <table:table-cell office:value-type="float" office:value="-0.195521633869767" calcext:value-type="float">
            <text:p>-0.195521633869767</text:p>
          </table:table-cell>
          <table:table-cell office:value-type="float" office:value="-0.195407798683159" calcext:value-type="float">
            <text:p>-0.195407798683159</text:p>
          </table:table-cell>
          <table:table-cell office:value-type="float" office:value="-0.195390427610144" calcext:value-type="float">
            <text:p>-0.195390427610144</text:p>
          </table:table-cell>
          <table:table-cell office:value-type="float" office:value="-0.195501030004915" calcext:value-type="float">
            <text:p>-0.195501030004915</text:p>
          </table:table-cell>
          <table:table-cell office:value-type="float" office:value="-0.195566389811283" calcext:value-type="float">
            <text:p>-0.195566389811283</text:p>
          </table:table-cell>
          <table:table-cell office:value-type="float" office:value="-0.195605270691702" calcext:value-type="float">
            <text:p>-0.195605270691702</text:p>
          </table:table-cell>
          <table:table-cell office:value-type="float" office:value="-0.19531686786026" calcext:value-type="float">
            <text:p>-0.19531686786026</text:p>
          </table:table-cell>
          <table:table-cell office:value-type="float" office:value="-0.195463607178996" calcext:value-type="float">
            <text:p>-0.195463607178996</text:p>
          </table:table-cell>
          <table:table-cell office:value-type="float" office:value="-0.19543686776311" calcext:value-type="float">
            <text:p>-0.19543686776311</text:p>
          </table:table-cell>
          <table:table-cell office:value-type="float" office:value="-0.195333359063599" calcext:value-type="float">
            <text:p>-0.195333359063599</text:p>
          </table:table-cell>
          <table:table-cell office:value-type="float" office:value="-0.195535575325857" calcext:value-type="float">
            <text:p>-0.195535575325857</text:p>
          </table:table-cell>
          <table:table-cell office:value-type="float" office:value="-0.195447912073708" calcext:value-type="float">
            <text:p>-0.195447912073708</text:p>
          </table:table-cell>
          <table:table-cell office:value-type="float" office:value="-0.195502324837457" calcext:value-type="float">
            <text:p>-0.195502324837457</text:p>
          </table:table-cell>
          <table:table-cell office:value-type="float" office:value="-0.195539013454932" calcext:value-type="float">
            <text:p>-0.195539013454932</text:p>
          </table:table-cell>
          <table:table-cell office:value-type="float" office:value="-0.195424386305513" calcext:value-type="float">
            <text:p>-0.195424386305513</text:p>
          </table:table-cell>
          <table:table-cell office:value-type="float" office:value="-0.195437699337369" calcext:value-type="float">
            <text:p>-0.195437699337369</text:p>
          </table:table-cell>
          <table:table-cell office:value-type="float" office:value="-0.195436537907784" calcext:value-type="float">
            <text:p>-0.195436537907784</text:p>
          </table:table-cell>
          <table:table-cell office:value-type="float" office:value="-0.195657675820664" calcext:value-type="float">
            <text:p>-0.195657675820664</text:p>
          </table:table-cell>
          <table:table-cell office:value-type="float" office:value="-0.195728356153307" calcext:value-type="float">
            <text:p>-0.195728356153307</text:p>
          </table:table-cell>
          <table:table-cell office:value-type="float" office:value="-0.195630542661023" calcext:value-type="float">
            <text:p>-0.195630542661023</text:p>
          </table:table-cell>
          <table:table-cell office:value-type="float" office:value="-0.195334047666584" calcext:value-type="float">
            <text:p>-0.195334047666584</text:p>
          </table:table-cell>
          <table:table-cell office:value-type="float" office:value="-0.195455957477783" calcext:value-type="float">
            <text:p>-0.195455957477783</text:p>
          </table:table-cell>
          <table:table-cell office:value-type="float" office:value="-0.195379687096554" calcext:value-type="float">
            <text:p>-0.195379687096554</text:p>
          </table:table-cell>
          <table:table-cell office:value-type="float" office:value="-0.195689612985602" calcext:value-type="float">
            <text:p>-0.195689612985602</text:p>
          </table:table-cell>
          <table:table-cell office:value-type="float" office:value="-0.195506625406406" calcext:value-type="float">
            <text:p>-0.195506625406406</text:p>
          </table:table-cell>
          <table:table-cell office:value-type="float" office:value="-0.195612438763861" calcext:value-type="float">
            <text:p>-0.195612438763861</text:p>
          </table:table-cell>
          <table:table-cell office:value-type="float" office:value="-0.19558088916728" calcext:value-type="float">
            <text:p>-0.19558088916728</text:p>
          </table:table-cell>
          <table:table-cell office:value-type="float" office:value="-0.195286732816215" calcext:value-type="float">
            <text:p>-0.195286732816215</text:p>
          </table:table-cell>
          <table:table-cell office:value-type="float" office:value="-0.195493682660638" calcext:value-type="float">
            <text:p>-0.195493682660638</text:p>
          </table:table-cell>
          <table:table-cell office:value-type="float" office:value="-0.195440444630904" calcext:value-type="float">
            <text:p>-0.195440444630904</text:p>
          </table:table-cell>
          <table:table-cell office:value-type="float" office:value="-0.195283230682488" calcext:value-type="float">
            <text:p>-0.195283230682488</text:p>
          </table:table-cell>
          <table:table-cell office:value-type="float" office:value="-0.195486964089914" calcext:value-type="float">
            <text:p>-0.195486964089914</text:p>
          </table:table-cell>
          <table:table-cell office:value-type="float" office:value="-0.195420354452435" calcext:value-type="float">
            <text:p>-0.195420354452435</text:p>
          </table:table-cell>
          <table:table-cell office:value-type="float" office:value="-0.195445902392819" calcext:value-type="float">
            <text:p>-0.195445902392819</text:p>
          </table:table-cell>
          <table:table-cell office:value-type="float" office:value="-0.195444936867838" calcext:value-type="float">
            <text:p>-0.195444936867838</text:p>
          </table:table-cell>
          <table:table-cell office:value-type="float" office:value="-0.195506564741708" calcext:value-type="float">
            <text:p>-0.195506564741708</text:p>
          </table:table-cell>
          <table:table-cell office:value-type="float" office:value="-0.195468046167355" calcext:value-type="float">
            <text:p>-0.195468046167355</text:p>
          </table:table-cell>
          <table:table-cell office:value-type="float" office:value="-0.195445870982302" calcext:value-type="float">
            <text:p>-0.195445870982302</text:p>
          </table:table-cell>
          <table:table-cell office:value-type="float" office:value="-0.19559245487405" calcext:value-type="float">
            <text:p>-0.19559245487405</text:p>
          </table:table-cell>
          <table:table-cell office:value-type="float" office:value="-0.195391194777279" calcext:value-type="float">
            <text:p>-0.195391194777279</text:p>
          </table:table-cell>
          <table:table-cell office:value-type="float" office:value="-0.195608100749657" calcext:value-type="float">
            <text:p>-0.195608100749657</text:p>
          </table:table-cell>
          <table:table-cell office:value-type="float" office:value="-0.195484399686473" calcext:value-type="float">
            <text:p>-0.195484399686473</text:p>
          </table:table-cell>
          <table:table-cell office:value-type="float" office:value="-0.19545150463983" calcext:value-type="float">
            <text:p>-0.19545150463983</text:p>
          </table:table-cell>
          <table:table-cell office:value-type="float" office:value="-0.195565277798527" calcext:value-type="float">
            <text:p>-0.195565277798527</text:p>
          </table:table-cell>
          <table:table-cell office:value-type="float" office:value="-0.195638034813019" calcext:value-type="float">
            <text:p>-0.195638034813019</text:p>
          </table:table-cell>
          <table:table-cell office:value-type="float" office:value="-0.195593198471901" calcext:value-type="float">
            <text:p>-0.195593198471901</text:p>
          </table:table-cell>
          <table:table-cell office:value-type="float" office:value="-0.19536568566191" calcext:value-type="float">
            <text:p>-0.19536568566191</text:p>
          </table:table-cell>
          <table:table-cell office:value-type="float" office:value="-0.195677608062626" calcext:value-type="float">
            <text:p>-0.195677608062626</text:p>
          </table:table-cell>
          <table:table-cell office:value-type="float" office:value="-0.195422553369816" calcext:value-type="float">
            <text:p>-0.195422553369816</text:p>
          </table:table-cell>
          <table:table-cell office:value-type="float" office:value="-0.195471195613754" calcext:value-type="float">
            <text:p>-0.195471195613754</text:p>
          </table:table-cell>
          <table:table-cell office:value-type="float" office:value="-0.195552933218815" calcext:value-type="float">
            <text:p>-0.195552933218815</text:p>
          </table:table-cell>
          <table:table-cell office:value-type="float" office:value="-0.195314923316485" calcext:value-type="float">
            <text:p>-0.195314923316485</text:p>
          </table:table-cell>
          <table:table-cell office:value-type="float" office:value="-0.195595398077328" calcext:value-type="float">
            <text:p>-0.195595398077328</text:p>
          </table:table-cell>
          <table:table-cell office:value-type="float" office:value="-0.195431279155156" calcext:value-type="float">
            <text:p>-0.195431279155156</text:p>
          </table:table-cell>
          <table:table-cell office:value-type="float" office:value="-0.19550246169018" calcext:value-type="float">
            <text:p>-0.19550246169018</text:p>
          </table:table-cell>
          <table:table-cell office:value-type="float" office:value="-0.195560011958609" calcext:value-type="float">
            <text:p>-0.195560011958609</text:p>
          </table:table-cell>
          <table:table-cell office:value-type="float" office:value="-0.195613023461291" calcext:value-type="float">
            <text:p>-0.195613023461291</text:p>
          </table:table-cell>
          <table:table-cell office:value-type="float" office:value="-0.195628195813964" calcext:value-type="float">
            <text:p>-0.195628195813964</text:p>
          </table:table-cell>
          <table:table-cell office:value-type="float" office:value="-0.195262226449825" calcext:value-type="float">
            <text:p>-0.195262226449825</text:p>
          </table:table-cell>
          <table:table-cell office:value-type="float" office:value="-0.195309990001063" calcext:value-type="float">
            <text:p>-0.195309990001063</text:p>
          </table:table-cell>
          <table:table-cell office:value-type="float" office:value="-0.195459654143468" calcext:value-type="float">
            <text:p>-0.195459654143468</text:p>
          </table:table-cell>
          <table:table-cell office:value-type="float" office:value="-0.195643670504672" calcext:value-type="float">
            <text:p>-0.195643670504672</text:p>
          </table:table-cell>
          <table:table-cell office:value-type="float" office:value="-0.195572066897357" calcext:value-type="float">
            <text:p>-0.195572066897357</text:p>
          </table:table-cell>
          <table:table-cell office:value-type="float" office:value="-0.195478988849733" calcext:value-type="float">
            <text:p>-0.195478988849733</text:p>
          </table:table-cell>
          <table:table-cell office:value-type="float" office:value="-0.195495576357687" calcext:value-type="float">
            <text:p>-0.195495576357687</text:p>
          </table:table-cell>
          <table:table-cell office:value-type="float" office:value="-0.195508079699727" calcext:value-type="float">
            <text:p>-0.195508079699727</text:p>
          </table:table-cell>
          <table:table-cell office:value-type="float" office:value="-0.195445962998627" calcext:value-type="float">
            <text:p>-0.195445962998627</text:p>
          </table:table-cell>
          <table:table-cell office:value-type="float" office:value="-0.195426507175984" calcext:value-type="float">
            <text:p>-0.195426507175984</text:p>
          </table:table-cell>
          <table:table-cell office:value-type="float" office:value="-0.195609484594796" calcext:value-type="float">
            <text:p>-0.195609484594796</text:p>
          </table:table-cell>
          <table:table-cell office:value-type="float" office:value="-0.195481868720868" calcext:value-type="float">
            <text:p>-0.195481868720868</text:p>
          </table:table-cell>
          <table:table-cell office:value-type="float" office:value="-0.195465235902121" calcext:value-type="float">
            <text:p>-0.195465235902121</text:p>
          </table:table-cell>
          <table:table-cell office:value-type="float" office:value="-0.195421380783249" calcext:value-type="float">
            <text:p>-0.195421380783249</text:p>
          </table:table-cell>
          <table:table-cell office:value-type="float" office:value="-0.195318940339554" calcext:value-type="float">
            <text:p>-0.195318940339554</text:p>
          </table:table-cell>
          <table:table-cell office:value-type="float" office:value="-0.19547599078904" calcext:value-type="float">
            <text:p>-0.19547599078904</text:p>
          </table:table-cell>
          <table:table-cell office:value-type="float" office:value="-0.195524186281264" calcext:value-type="float">
            <text:p>-0.195524186281264</text:p>
          </table:table-cell>
          <table:table-cell office:value-type="float" office:value="-0.195527717362287" calcext:value-type="float">
            <text:p>-0.195527717362287</text:p>
          </table:table-cell>
          <table:table-cell office:value-type="float" office:value="-0.195640875783331" calcext:value-type="float">
            <text:p>-0.195640875783331</text:p>
          </table:table-cell>
          <table:table-cell office:value-type="float" office:value="-0.195376921788416" calcext:value-type="float">
            <text:p>-0.195376921788416</text:p>
          </table:table-cell>
          <table:table-cell office:value-type="float" office:value="-0.195315049620914" calcext:value-type="float">
            <text:p>-0.195315049620914</text:p>
          </table:table-cell>
          <table:table-cell office:value-type="float" office:value="-0.195346247708933" calcext:value-type="float">
            <text:p>-0.195346247708933</text:p>
          </table:table-cell>
          <table:table-cell office:value-type="float" office:value="-0.1953573761183" calcext:value-type="float">
            <text:p>-0.1953573761183</text:p>
          </table:table-cell>
          <table:table-cell office:value-type="float" office:value="-0.195449133032262" calcext:value-type="float">
            <text:p>-0.195449133032262</text:p>
          </table:table-cell>
          <table:table-cell office:value-type="float" office:value="-0.195264340323999" calcext:value-type="float">
            <text:p>-0.195264340323999</text:p>
          </table:table-cell>
          <table:table-cell office:value-type="float" office:value="-0.195336734516354" calcext:value-type="float">
            <text:p>-0.195336734516354</text:p>
          </table:table-cell>
          <table:table-cell office:value-type="float" office:value="-0.195633246838169" calcext:value-type="float">
            <text:p>-0.195633246838169</text:p>
          </table:table-cell>
          <table:table-cell office:value-type="float" office:value="-0.195496671830247" calcext:value-type="float">
            <text:p>-0.195496671830247</text:p>
          </table:table-cell>
          <table:table-cell office:value-type="float" office:value="-0.195445893798254" calcext:value-type="float">
            <text:p>-0.195445893798254</text:p>
          </table:table-cell>
          <table:table-cell office:value-type="float" office:value="-0.195896739521468" calcext:value-type="float">
            <text:p>-0.195896739521468</text:p>
          </table:table-cell>
          <table:table-cell office:value-type="float" office:value="-0.200113885288242" calcext:value-type="float">
            <text:p>-0.200113885288242</text:p>
          </table:table-cell>
          <table:table-cell office:value-type="float" office:value="-0.198716341000843" calcext:value-type="float">
            <text:p>-0.198716341000843</text:p>
          </table:table-cell>
          <table:table-cell office:value-type="float" office:value="-0.19607739248464" calcext:value-type="float">
            <text:p>-0.19607739248464</text:p>
          </table:table-cell>
          <table:table-cell office:value-type="float" office:value="-0.193597737987122" calcext:value-type="float">
            <text:p>-0.193597737987122</text:p>
          </table:table-cell>
          <table:table-cell office:value-type="float" office:value="-0.193301076475364" calcext:value-type="float">
            <text:p>-0.193301076475364</text:p>
          </table:table-cell>
          <table:table-cell office:value-type="float" office:value="-0.191859731523324" calcext:value-type="float">
            <text:p>-0.191859731523324</text:p>
          </table:table-cell>
          <table:table-cell office:value-type="float" office:value="-0.20317879390794" calcext:value-type="float">
            <text:p>-0.20317879390794</text:p>
          </table:table-cell>
          <table:table-cell office:value-type="float" office:value="-0.206889236577355" calcext:value-type="float">
            <text:p>-0.206889236577355</text:p>
          </table:table-cell>
          <table:table-cell office:value-type="float" office:value="-0.224852959451551" calcext:value-type="float">
            <text:p>-0.224852959451551</text:p>
          </table:table-cell>
          <table:table-cell office:value-type="float" office:value="-0.225457347135971" calcext:value-type="float">
            <text:p>-0.225457347135971</text:p>
          </table:table-cell>
          <table:table-cell office:value-type="float" office:value="-0.22347456350065" calcext:value-type="float">
            <text:p>-0.22347456350065</text:p>
          </table:table-cell>
          <table:table-cell office:value-type="float" office:value="-0.210686838016039" calcext:value-type="float">
            <text:p>-0.210686838016039</text:p>
          </table:table-cell>
          <table:table-cell office:value-type="float" office:value="-0.200763899581765" calcext:value-type="float">
            <text:p>-0.200763899581765</text:p>
          </table:table-cell>
          <table:table-cell office:value-type="float" office:value="-0.193002779770921" calcext:value-type="float">
            <text:p>-0.193002779770921</text:p>
          </table:table-cell>
          <table:table-cell office:value-type="float" office:value="-0.191399919746268" calcext:value-type="float">
            <text:p>-0.191399919746268</text:p>
          </table:table-cell>
          <table:table-cell office:value-type="float" office:value="-0.194884848705875" calcext:value-type="float">
            <text:p>-0.194884848705875</text:p>
          </table:table-cell>
          <table:table-cell office:value-type="float" office:value="-0.247328211877521" calcext:value-type="float">
            <text:p>-0.247328211877521</text:p>
          </table:table-cell>
          <table:table-cell office:value-type="float" office:value="-0.24433013445422" calcext:value-type="float">
            <text:p>-0.24433013445422</text:p>
          </table:table-cell>
          <table:table-cell office:value-type="float" office:value="-0.183882698316114" calcext:value-type="float">
            <text:p>-0.183882698316114</text:p>
          </table:table-cell>
          <table:table-cell office:value-type="float" office:value="-0.184926171083524" calcext:value-type="float">
            <text:p>-0.184926171083524</text:p>
          </table:table-cell>
          <table:table-cell office:value-type="float" office:value="-0.214230388266945" calcext:value-type="float">
            <text:p>-0.214230388266945</text:p>
          </table:table-cell>
          <table:table-cell office:value-type="float" office:value="-0.231785432532775" calcext:value-type="float">
            <text:p>-0.231785432532775</text:p>
          </table:table-cell>
          <table:table-cell office:value-type="float" office:value="-0.231139458161464" calcext:value-type="float">
            <text:p>-0.231139458161464</text:p>
          </table:table-cell>
          <table:table-cell office:value-type="float" office:value="-0.23158674780448" calcext:value-type="float">
            <text:p>-0.23158674780448</text:p>
          </table:table-cell>
          <table:table-cell office:value-type="float" office:value="-0.18856054410069" calcext:value-type="float">
            <text:p>-0.18856054410069</text:p>
          </table:table-cell>
          <table:table-cell office:value-type="float" office:value="-0.186413690888989" calcext:value-type="float">
            <text:p>-0.186413690888989</text:p>
          </table:table-cell>
          <table:table-cell office:value-type="float" office:value="-0.192801167625649" calcext:value-type="float">
            <text:p>-0.192801167625649</text:p>
          </table:table-cell>
          <table:table-cell office:value-type="float" office:value="-0.204125045968428" calcext:value-type="float">
            <text:p>-0.204125045968428</text:p>
          </table:table-cell>
          <table:table-cell office:value-type="float" office:value="-0.215565538268944" calcext:value-type="float">
            <text:p>-0.215565538268944</text:p>
          </table:table-cell>
          <table:table-cell office:value-type="float" office:value="-0.225044244155108" calcext:value-type="float">
            <text:p>-0.225044244155108</text:p>
          </table:table-cell>
          <table:table-cell office:value-type="float" office:value="-0.226529546792748" calcext:value-type="float">
            <text:p>-0.226529546792748</text:p>
          </table:table-cell>
          <table:table-cell office:value-type="float" office:value="-0.168845081534326" calcext:value-type="float">
            <text:p>-0.168845081534326</text:p>
          </table:table-cell>
          <table:table-cell office:value-type="float" office:value="-0.171175094370184" calcext:value-type="float">
            <text:p>-0.171175094370184</text:p>
          </table:table-cell>
          <table:table-cell office:value-type="float" office:value="-0.191629750453418" calcext:value-type="float">
            <text:p>-0.191629750453418</text:p>
          </table:table-cell>
          <table:table-cell office:value-type="float" office:value="-0.197554964419386" calcext:value-type="float">
            <text:p>-0.197554964419386</text:p>
          </table:table-cell>
          <table:table-cell office:value-type="float" office:value="-0.204416865900233" calcext:value-type="float">
            <text:p>-0.204416865900233</text:p>
          </table:table-cell>
          <table:table-cell office:value-type="float" office:value="-0.201000218444996" calcext:value-type="float">
            <text:p>-0.201000218444996</text:p>
          </table:table-cell>
          <table:table-cell office:value-type="float" office:value="-0.146212120527974" calcext:value-type="float">
            <text:p>-0.146212120527974</text:p>
          </table:table-cell>
          <table:table-cell office:value-type="float" office:value="-0.144550847313187" calcext:value-type="float">
            <text:p>-0.144550847313187</text:p>
          </table:table-cell>
          <table:table-cell office:value-type="float" office:value="-0.208749116918034" calcext:value-type="float">
            <text:p>-0.208749116918034</text:p>
          </table:table-cell>
          <table:table-cell office:value-type="float" office:value="-0.211530491841623" calcext:value-type="float">
            <text:p>-0.211530491841623</text:p>
          </table:table-cell>
          <table:table-cell office:value-type="float" office:value="-0.159906088429639" calcext:value-type="float">
            <text:p>-0.159906088429639</text:p>
          </table:table-cell>
          <table:table-cell office:value-type="float" office:value="-0.197413924155867" calcext:value-type="float">
            <text:p>-0.197413924155867</text:p>
          </table:table-cell>
          <table:table-cell office:value-type="float" office:value="-0.207351548393773" calcext:value-type="float">
            <text:p>-0.207351548393773</text:p>
          </table:table-cell>
          <table:table-cell office:value-type="float" office:value="-0.198231426996225" calcext:value-type="float">
            <text:p>-0.198231426996225</text:p>
          </table:table-cell>
          <table:table-cell office:value-type="float" office:value="-0.192869566556637" calcext:value-type="float">
            <text:p>-0.192869566556637</text:p>
          </table:table-cell>
          <table:table-cell office:value-type="float" office:value="-0.179616877696246" calcext:value-type="float">
            <text:p>-0.179616877696246</text:p>
          </table:table-cell>
          <table:table-cell office:value-type="float" office:value="-0.188816945641792" calcext:value-type="float">
            <text:p>-0.188816945641792</text:p>
          </table:table-cell>
          <table:table-cell office:value-type="float" office:value="-0.201223463106007" calcext:value-type="float">
            <text:p>-0.201223463106007</text:p>
          </table:table-cell>
          <table:table-cell office:value-type="float" office:value="-0.212426135518969" calcext:value-type="float">
            <text:p>-0.212426135518969</text:p>
          </table:table-cell>
          <table:table-cell office:value-type="float" office:value="-0.218406138847339" calcext:value-type="float">
            <text:p>-0.218406138847339</text:p>
          </table:table-cell>
          <table:table-cell office:value-type="float" office:value="-0.22073007235056" calcext:value-type="float">
            <text:p>-0.22073007235056</text:p>
          </table:table-cell>
          <table:table-cell office:value-type="float" office:value="-0.204448912000367" calcext:value-type="float">
            <text:p>-0.204448912000367</text:p>
          </table:table-cell>
          <table:table-cell office:value-type="float" office:value="-0.191734181234174" calcext:value-type="float">
            <text:p>-0.191734181234174</text:p>
          </table:table-cell>
          <table:table-cell office:value-type="float" office:value="-0.171844108766972" calcext:value-type="float">
            <text:p>-0.171844108766972</text:p>
          </table:table-cell>
          <table:table-cell office:value-type="float" office:value="-0.212093339597139" calcext:value-type="float">
            <text:p>-0.212093339597139</text:p>
          </table:table-cell>
          <table:table-cell office:value-type="float" office:value="-0.227629949614278" calcext:value-type="float">
            <text:p>-0.227629949614278</text:p>
          </table:table-cell>
          <table:table-cell office:value-type="float" office:value="-0.230560835840843" calcext:value-type="float">
            <text:p>-0.230560835840843</text:p>
          </table:table-cell>
          <table:table-cell office:value-type="float" office:value="-0.164081269662945" calcext:value-type="float">
            <text:p>-0.164081269662945</text:p>
          </table:table-cell>
          <table:table-cell office:value-type="float" office:value="-0.173286567895876" calcext:value-type="float">
            <text:p>-0.173286567895876</text:p>
          </table:table-cell>
          <table:table-cell office:value-type="float" office:value="-0.188343994372175" calcext:value-type="float">
            <text:p>-0.188343994372175</text:p>
          </table:table-cell>
          <table:table-cell office:value-type="float" office:value="-0.206068692701795" calcext:value-type="float">
            <text:p>-0.206068692701795</text:p>
          </table:table-cell>
          <table:table-cell office:value-type="float" office:value="-0.207056426657901" calcext:value-type="float">
            <text:p>-0.207056426657901</text:p>
          </table:table-cell>
          <table:table-cell office:value-type="float" office:value="-0.204412203881558" calcext:value-type="float">
            <text:p>-0.204412203881558</text:p>
          </table:table-cell>
          <table:table-cell office:value-type="float" office:value="-0.188705753839906" calcext:value-type="float">
            <text:p>-0.188705753839906</text:p>
          </table:table-cell>
          <table:table-cell office:value-type="float" office:value="-0.166966685428965" calcext:value-type="float">
            <text:p>-0.166966685428965</text:p>
          </table:table-cell>
          <table:table-cell office:value-type="float" office:value="-0.154827707851858" calcext:value-type="float">
            <text:p>-0.154827707851858</text:p>
          </table:table-cell>
          <table:table-cell office:value-type="float" office:value="-0.162582567893736" calcext:value-type="float">
            <text:p>-0.162582567893736</text:p>
          </table:table-cell>
          <table:table-cell office:value-type="float" office:value="-0.183405106769988" calcext:value-type="float">
            <text:p>-0.183405106769988</text:p>
          </table:table-cell>
          <table:table-cell office:value-type="float" office:value="-0.199133689111993" calcext:value-type="float">
            <text:p>-0.199133689111993</text:p>
          </table:table-cell>
          <table:table-cell office:value-type="float" office:value="-0.203819505866738" calcext:value-type="float">
            <text:p>-0.203819505866738</text:p>
          </table:table-cell>
          <table:table-cell office:value-type="float" office:value="-0.201983316405936" calcext:value-type="float">
            <text:p>-0.201983316405936</text:p>
          </table:table-cell>
          <table:table-cell office:value-type="float" office:value="-0.161826405228463" calcext:value-type="float">
            <text:p>-0.161826405228463</text:p>
          </table:table-cell>
          <table:table-cell office:value-type="float" office:value="-0.149378075719468" calcext:value-type="float">
            <text:p>-0.149378075719468</text:p>
          </table:table-cell>
          <table:table-cell office:value-type="float" office:value="-0.161656504285916" calcext:value-type="float">
            <text:p>-0.161656504285916</text:p>
          </table:table-cell>
          <table:table-cell office:value-type="float" office:value="-0.214455865858354" calcext:value-type="float">
            <text:p>-0.214455865858354</text:p>
          </table:table-cell>
          <table:table-cell office:value-type="float" office:value="-0.213543650144821" calcext:value-type="float">
            <text:p>-0.213543650144821</text:p>
          </table:table-cell>
          <table:table-cell office:value-type="float" office:value="-0.212903849764671" calcext:value-type="float">
            <text:p>-0.212903849764671</text:p>
          </table:table-cell>
          <table:table-cell office:value-type="float" office:value="-0.165515356193319" calcext:value-type="float">
            <text:p>-0.165515356193319</text:p>
          </table:table-cell>
          <table:table-cell office:value-type="float" office:value="-0.16207410375787" calcext:value-type="float">
            <text:p>-0.16207410375787</text:p>
          </table:table-cell>
          <table:table-cell office:value-type="float" office:value="-0.157676140980692" calcext:value-type="float">
            <text:p>-0.157676140980692</text:p>
          </table:table-cell>
          <table:table-cell office:value-type="float" office:value="-0.160043494860779" calcext:value-type="float">
            <text:p>-0.160043494860779</text:p>
          </table:table-cell>
          <table:table-cell office:value-type="float" office:value="-0.174452155951423" calcext:value-type="float">
            <text:p>-0.174452155951423</text:p>
          </table:table-cell>
          <table:table-cell office:value-type="float" office:value="-0.198816355203648" calcext:value-type="float">
            <text:p>-0.198816355203648</text:p>
          </table:table-cell>
          <table:table-cell office:value-type="float" office:value="-0.196395465233886" calcext:value-type="float">
            <text:p>-0.196395465233886</text:p>
          </table:table-cell>
          <table:table-cell office:value-type="float" office:value="-0.197427512749546" calcext:value-type="float">
            <text:p>-0.197427512749546</text:p>
          </table:table-cell>
          <table:table-cell office:value-type="float" office:value="-0.182959390341816" calcext:value-type="float">
            <text:p>-0.182959390341816</text:p>
          </table:table-cell>
          <table:table-cell office:value-type="float" office:value="-0.170912637770856" calcext:value-type="float">
            <text:p>-0.170912637770856</text:p>
          </table:table-cell>
          <table:table-cell office:value-type="float" office:value="-0.165423436159749" calcext:value-type="float">
            <text:p>-0.165423436159749</text:p>
          </table:table-cell>
          <table:table-cell office:value-type="float" office:value="-0.157510600329512" calcext:value-type="float">
            <text:p>-0.157510600329512</text:p>
          </table:table-cell>
          <table:table-cell office:value-type="float" office:value="-0.164938236212648" calcext:value-type="float">
            <text:p>-0.164938236212648</text:p>
          </table:table-cell>
          <table:table-cell office:value-type="float" office:value="-0.168726676462684" calcext:value-type="float">
            <text:p>-0.168726676462684</text:p>
          </table:table-cell>
          <table:table-cell office:value-type="float" office:value="-0.197393332026956" calcext:value-type="float">
            <text:p>-0.197393332026956</text:p>
          </table:table-cell>
          <table:table-cell office:value-type="float" office:value="-0.146883161892514" calcext:value-type="float">
            <text:p>-0.146883161892514</text:p>
          </table:table-cell>
          <table:table-cell office:value-type="float" office:value="-0.204701302928643" calcext:value-type="float">
            <text:p>-0.204701302928643</text:p>
          </table:table-cell>
          <table:table-cell office:value-type="float" office:value="-0.146749426297901" calcext:value-type="float">
            <text:p>-0.146749426297901</text:p>
          </table:table-cell>
          <table:table-cell office:value-type="float" office:value="-0.154659532318997" calcext:value-type="float">
            <text:p>-0.154659532318997</text:p>
          </table:table-cell>
          <table:table-cell office:value-type="float" office:value="-0.192427644903997" calcext:value-type="float">
            <text:p>-0.192427644903997</text:p>
          </table:table-cell>
          <table:table-cell office:value-type="float" office:value="-0.186650453688202" calcext:value-type="float">
            <text:p>-0.186650453688202</text:p>
          </table:table-cell>
          <table:table-cell office:value-type="float" office:value="-0.128656248891503" calcext:value-type="float">
            <text:p>-0.128656248891503</text:p>
          </table:table-cell>
          <table:table-cell office:value-type="float" office:value="-0.129603168133319" calcext:value-type="float">
            <text:p>-0.129603168133319</text:p>
          </table:table-cell>
          <table:table-cell office:value-type="float" office:value="-0.167530730632978" calcext:value-type="float">
            <text:p>-0.167530730632978</text:p>
          </table:table-cell>
          <table:table-cell office:value-type="float" office:value="-0.164079230445981" calcext:value-type="float">
            <text:p>-0.164079230445981</text:p>
          </table:table-cell>
          <table:table-cell office:value-type="float" office:value="-0.106772400199101" calcext:value-type="float">
            <text:p>-0.106772400199101</text:p>
          </table:table-cell>
          <table:table-cell office:value-type="float" office:value="-0.113428644656328" calcext:value-type="float">
            <text:p>-0.113428644656328</text:p>
          </table:table-cell>
          <table:table-cell office:value-type="float" office:value="-0.168129511484154" calcext:value-type="float">
            <text:p>-0.168129511484154</text:p>
          </table:table-cell>
          <table:table-cell office:value-type="float" office:value="-0.168219737027019" calcext:value-type="float">
            <text:p>-0.168219737027019</text:p>
          </table:table-cell>
          <table:table-cell office:value-type="float" office:value="-0.168209292383278" calcext:value-type="float">
            <text:p>-0.168209292383278</text:p>
          </table:table-cell>
          <table:table-cell office:value-type="float" office:value="-0.125083754946177" calcext:value-type="float">
            <text:p>-0.125083754946177</text:p>
          </table:table-cell>
          <table:table-cell office:value-type="float" office:value="-0.184944684325065" calcext:value-type="float">
            <text:p>-0.184944684325065</text:p>
          </table:table-cell>
          <table:table-cell office:value-type="float" office:value="-0.18459825266616" calcext:value-type="float">
            <text:p>-0.18459825266616</text:p>
          </table:table-cell>
          <table:table-cell office:value-type="float" office:value="-0.184739508360893" calcext:value-type="float">
            <text:p>-0.184739508360893</text:p>
          </table:table-cell>
          <table:table-cell office:value-type="float" office:value="-0.182492172244528" calcext:value-type="float">
            <text:p>-0.182492172244528</text:p>
          </table:table-cell>
          <table:table-cell office:value-type="float" office:value="-0.177473784001765" calcext:value-type="float">
            <text:p>-0.177473784001765</text:p>
          </table:table-cell>
          <table:table-cell office:value-type="float" office:value="-0.169450234497748" calcext:value-type="float">
            <text:p>-0.169450234497748</text:p>
          </table:table-cell>
          <table:table-cell office:value-type="float" office:value="-0.165237938776115" calcext:value-type="float">
            <text:p>-0.165237938776115</text:p>
          </table:table-cell>
          <table:table-cell office:value-type="float" office:value="-0.15934710094833" calcext:value-type="float">
            <text:p>-0.15934710094833</text:p>
          </table:table-cell>
          <table:table-cell office:value-type="float" office:value="-0.153404903580052" calcext:value-type="float">
            <text:p>-0.153404903580052</text:p>
          </table:table-cell>
          <table:table-cell office:value-type="float" office:value="-0.151764325900102" calcext:value-type="float">
            <text:p>-0.151764325900102</text:p>
          </table:table-cell>
          <table:table-cell office:value-type="float" office:value="-0.153576251827303" calcext:value-type="float">
            <text:p>-0.153576251827303</text:p>
          </table:table-cell>
          <table:table-cell office:value-type="float" office:value="-0.231294290626139" calcext:value-type="float">
            <text:p>-0.231294290626139</text:p>
          </table:table-cell>
          <table:table-cell office:value-type="float" office:value="-0.230600584541776" calcext:value-type="float">
            <text:p>-0.230600584541776</text:p>
          </table:table-cell>
          <table:table-cell office:value-type="float" office:value="-0.231640574132579" calcext:value-type="float">
            <text:p>-0.231640574132579</text:p>
          </table:table-cell>
          <table:table-cell office:value-type="float" office:value="-0.226126816603046" calcext:value-type="float">
            <text:p>-0.226126816603046</text:p>
          </table:table-cell>
          <table:table-cell office:value-type="float" office:value="-0.214341270132033" calcext:value-type="float">
            <text:p>-0.214341270132033</text:p>
          </table:table-cell>
          <table:table-cell office:value-type="float" office:value="-0.199694850780463" calcext:value-type="float">
            <text:p>-0.199694850780463</text:p>
          </table:table-cell>
          <table:table-cell office:value-type="float" office:value="-0.189016419794076" calcext:value-type="float">
            <text:p>-0.189016419794076</text:p>
          </table:table-cell>
          <table:table-cell office:value-type="float" office:value="-0.190192743899628" calcext:value-type="float">
            <text:p>-0.190192743899628</text:p>
          </table:table-cell>
          <table:table-cell office:value-type="float" office:value="-0.196531551276137" calcext:value-type="float">
            <text:p>-0.196531551276137</text:p>
          </table:table-cell>
          <table:table-cell office:value-type="float" office:value="-0.202313211930614" calcext:value-type="float">
            <text:p>-0.202313211930614</text:p>
          </table:table-cell>
          <table:table-cell office:value-type="float" office:value="-0.215522076469698" calcext:value-type="float">
            <text:p>-0.215522076469698</text:p>
          </table:table-cell>
          <table:table-cell office:value-type="float" office:value="-0.227232109476341" calcext:value-type="float">
            <text:p>-0.227232109476341</text:p>
          </table:table-cell>
          <table:table-cell office:value-type="float" office:value="-0.22886021652549" calcext:value-type="float">
            <text:p>-0.22886021652549</text:p>
          </table:table-cell>
          <table:table-cell office:value-type="float" office:value="-0.228878716694081" calcext:value-type="float">
            <text:p>-0.228878716694081</text:p>
          </table:table-cell>
          <table:table-cell office:value-type="float" office:value="-0.168718455176291" calcext:value-type="float">
            <text:p>-0.168718455176291</text:p>
          </table:table-cell>
          <table:table-cell office:value-type="float" office:value="-0.161363896638967" calcext:value-type="float">
            <text:p>-0.161363896638967</text:p>
          </table:table-cell>
          <table:table-cell office:value-type="float" office:value="-0.15299520575027" calcext:value-type="float">
            <text:p>-0.15299520575027</text:p>
          </table:table-cell>
          <table:table-cell office:value-type="float" office:value="-0.152397539307891" calcext:value-type="float">
            <text:p>-0.152397539307891</text:p>
          </table:table-cell>
          <table:table-cell office:value-type="float" office:value="-0.157685947991319" calcext:value-type="float">
            <text:p>-0.157685947991319</text:p>
          </table:table-cell>
          <table:table-cell office:value-type="float" office:value="-0.165492076035098" calcext:value-type="float">
            <text:p>-0.165492076035098</text:p>
          </table:table-cell>
          <table:table-cell office:value-type="float" office:value="-0.170493774354859" calcext:value-type="float">
            <text:p>-0.170493774354859</text:p>
          </table:table-cell>
          <table:table-cell office:value-type="float" office:value="-0.187064587282075" calcext:value-type="float">
            <text:p>-0.187064587282075</text:p>
          </table:table-cell>
          <table:table-cell office:value-type="float" office:value="-0.186719525969403" calcext:value-type="float">
            <text:p>-0.186719525969403</text:p>
          </table:table-cell>
          <table:table-cell office:value-type="float" office:value="-0.187591359241881" calcext:value-type="float">
            <text:p>-0.187591359241881</text:p>
          </table:table-cell>
          <table:table-cell office:value-type="float" office:value="-0.175653565383468" calcext:value-type="float">
            <text:p>-0.175653565383468</text:p>
          </table:table-cell>
          <table:table-cell office:value-type="float" office:value="-0.167725073210851" calcext:value-type="float">
            <text:p>-0.167725073210851</text:p>
          </table:table-cell>
          <table:table-cell office:value-type="float" office:value="-0.155109966950059" calcext:value-type="float">
            <text:p>-0.155109966950059</text:p>
          </table:table-cell>
          <table:table-cell office:value-type="float" office:value="-0.158589715294694" calcext:value-type="float">
            <text:p>-0.158589715294694</text:p>
          </table:table-cell>
          <table:table-cell office:value-type="float" office:value="-0.165604764779516" calcext:value-type="float">
            <text:p>-0.165604764779516</text:p>
          </table:table-cell>
          <table:table-cell office:value-type="float" office:value="-0.19942051674543" calcext:value-type="float">
            <text:p>-0.19942051674543</text:p>
          </table:table-cell>
          <table:table-cell office:value-type="float" office:value="-0.199089487245858" calcext:value-type="float">
            <text:p>-0.199089487245858</text:p>
          </table:table-cell>
          <table:table-cell office:value-type="float" office:value="-0.173400174334985" calcext:value-type="float">
            <text:p>-0.173400174334985</text:p>
          </table:table-cell>
          <table:table-cell office:value-type="float" office:value="-0.158260982597568" calcext:value-type="float">
            <text:p>-0.158260982597568</text:p>
          </table:table-cell>
          <table:table-cell office:value-type="float" office:value="-0.164715542893063" calcext:value-type="float">
            <text:p>-0.164715542893063</text:p>
          </table:table-cell>
          <table:table-cell office:value-type="float" office:value="-0.170897418721225" calcext:value-type="float">
            <text:p>-0.170897418721225</text:p>
          </table:table-cell>
          <table:table-cell office:value-type="float" office:value="-0.192740354198709" calcext:value-type="float">
            <text:p>-0.192740354198709</text:p>
          </table:table-cell>
          <table:table-cell office:value-type="float" office:value="-0.206197950749356" calcext:value-type="float">
            <text:p>-0.206197950749356</text:p>
          </table:table-cell>
          <table:table-cell office:value-type="float" office:value="-0.212159572814278" calcext:value-type="float">
            <text:p>-0.212159572814278</text:p>
          </table:table-cell>
          <table:table-cell office:value-type="float" office:value="-0.206731316708178" calcext:value-type="float">
            <text:p>-0.206731316708178</text:p>
          </table:table-cell>
          <table:table-cell office:value-type="float" office:value="-0.205422957043618" calcext:value-type="float">
            <text:p>-0.205422957043618</text:p>
          </table:table-cell>
          <table:table-cell office:value-type="float" office:value="-0.159399827212481" calcext:value-type="float">
            <text:p>-0.159399827212481</text:p>
          </table:table-cell>
          <table:table-cell office:value-type="float" office:value="-0.171297759288756" calcext:value-type="float">
            <text:p>-0.171297759288756</text:p>
          </table:table-cell>
          <table:table-cell office:value-type="float" office:value="-0.206531983481365" calcext:value-type="float">
            <text:p>-0.206531983481365</text:p>
          </table:table-cell>
          <table:table-cell office:value-type="float" office:value="-0.156437263147081" calcext:value-type="float">
            <text:p>-0.156437263147081</text:p>
          </table:table-cell>
          <table:table-cell office:value-type="float" office:value="-0.154245583187967" calcext:value-type="float">
            <text:p>-0.154245583187967</text:p>
          </table:table-cell>
          <table:table-cell office:value-type="float" office:value="-0.207358828158934" calcext:value-type="float">
            <text:p>-0.207358828158934</text:p>
          </table:table-cell>
          <table:table-cell office:value-type="float" office:value="-0.206881262358087" calcext:value-type="float">
            <text:p>-0.206881262358087</text:p>
          </table:table-cell>
          <table:table-cell office:value-type="float" office:value="-0.206397233378184" calcext:value-type="float">
            <text:p>-0.206397233378184</text:p>
          </table:table-cell>
          <table:table-cell office:value-type="float" office:value="-0.195095527073871" calcext:value-type="float">
            <text:p>-0.195095527073871</text:p>
          </table:table-cell>
          <table:table-cell office:value-type="float" office:value="-0.176670231876917" calcext:value-type="float">
            <text:p>-0.176670231876917</text:p>
          </table:table-cell>
          <table:table-cell office:value-type="float" office:value="-0.159314568382355" calcext:value-type="float">
            <text:p>-0.159314568382355</text:p>
          </table:table-cell>
          <table:table-cell office:value-type="float" office:value="-0.161099873832378" calcext:value-type="float">
            <text:p>-0.161099873832378</text:p>
          </table:table-cell>
          <table:table-cell office:value-type="float" office:value="-0.155077394760354" calcext:value-type="float">
            <text:p>-0.155077394760354</text:p>
          </table:table-cell>
          <table:table-cell office:value-type="float" office:value="-0.167814688154344" calcext:value-type="float">
            <text:p>-0.167814688154344</text:p>
          </table:table-cell>
          <table:table-cell office:value-type="float" office:value="-0.17763399107096" calcext:value-type="float">
            <text:p>-0.17763399107096</text:p>
          </table:table-cell>
          <table:table-cell office:value-type="float" office:value="-0.187367536718906" calcext:value-type="float">
            <text:p>-0.187367536718906</text:p>
          </table:table-cell>
          <table:table-cell office:value-type="float" office:value="-0.192609194563863" calcext:value-type="float">
            <text:p>-0.192609194563863</text:p>
          </table:table-cell>
          <table:table-cell office:value-type="float" office:value="-0.188510806896673" calcext:value-type="float">
            <text:p>-0.188510806896673</text:p>
          </table:table-cell>
          <table:table-cell office:value-type="float" office:value="-0.177790537130861" calcext:value-type="float">
            <text:p>-0.177790537130861</text:p>
          </table:table-cell>
          <table:table-cell office:value-type="float" office:value="-0.169368365118119" calcext:value-type="float">
            <text:p>-0.169368365118119</text:p>
          </table:table-cell>
          <table:table-cell office:value-type="float" office:value="-0.158003964190907" calcext:value-type="float">
            <text:p>-0.158003964190907</text:p>
          </table:table-cell>
          <table:table-cell office:value-type="float" office:value="-0.144033625866422" calcext:value-type="float">
            <text:p>-0.144033625866422</text:p>
          </table:table-cell>
          <table:table-cell office:value-type="float" office:value="-0.145104228219779" calcext:value-type="float">
            <text:p>-0.145104228219779</text:p>
          </table:table-cell>
          <table:table-cell office:value-type="float" office:value="-0.158648872139346" calcext:value-type="float">
            <text:p>-0.158648872139346</text:p>
          </table:table-cell>
          <table:table-cell office:value-type="float" office:value="-0.18981674943121" calcext:value-type="float">
            <text:p>-0.18981674943121</text:p>
          </table:table-cell>
          <table:table-cell office:value-type="float" office:value="-0.188682615929653" calcext:value-type="float">
            <text:p>-0.188682615929653</text:p>
          </table:table-cell>
          <table:table-cell office:value-type="float" office:value="-0.129695146045138" calcext:value-type="float">
            <text:p>-0.129695146045138</text:p>
          </table:table-cell>
          <table:table-cell office:value-type="float" office:value="-0.130770805758282" calcext:value-type="float">
            <text:p>-0.130770805758282</text:p>
          </table:table-cell>
          <table:table-cell office:value-type="float" office:value="-0.171094835267218" calcext:value-type="float">
            <text:p>-0.171094835267218</text:p>
          </table:table-cell>
          <table:table-cell office:value-type="float" office:value="-0.175250881853504" calcext:value-type="float">
            <text:p>-0.175250881853504</text:p>
          </table:table-cell>
          <table:table-cell office:value-type="float" office:value="-0.175740822739653" calcext:value-type="float">
            <text:p>-0.175740822739653</text:p>
          </table:table-cell>
          <table:table-cell office:value-type="float" office:value="-0.175920569067979" calcext:value-type="float">
            <text:p>-0.175920569067979</text:p>
          </table:table-cell>
          <table:table-cell office:value-type="float" office:value="-0.125842116175473" calcext:value-type="float">
            <text:p>-0.125842116175473</text:p>
          </table:table-cell>
          <table:table-cell office:value-type="float" office:value="-0.124197281069873" calcext:value-type="float">
            <text:p>-0.124197281069873</text:p>
          </table:table-cell>
          <table:table-cell office:value-type="float" office:value="-0.130053895177702" calcext:value-type="float">
            <text:p>-0.130053895177702</text:p>
          </table:table-cell>
          <table:table-cell office:value-type="float" office:value="-0.195064863691925" calcext:value-type="float">
            <text:p>-0.195064863691925</text:p>
          </table:table-cell>
          <table:table-cell office:value-type="float" office:value="-0.189766320442545" calcext:value-type="float">
            <text:p>-0.189766320442545</text:p>
          </table:table-cell>
          <table:table-cell office:value-type="float" office:value="-0.140300565555393" calcext:value-type="float">
            <text:p>-0.140300565555393</text:p>
          </table:table-cell>
          <table:table-cell office:value-type="float" office:value="-0.136307677700795" calcext:value-type="float">
            <text:p>-0.136307677700795</text:p>
          </table:table-cell>
          <table:table-cell office:value-type="float" office:value="-0.152945901979523" calcext:value-type="float">
            <text:p>-0.152945901979523</text:p>
          </table:table-cell>
          <table:table-cell office:value-type="float" office:value="-0.195069692755645" calcext:value-type="float">
            <text:p>-0.195069692755645</text:p>
          </table:table-cell>
          <table:table-cell office:value-type="float" office:value="-0.194209711220621" calcext:value-type="float">
            <text:p>-0.194209711220621</text:p>
          </table:table-cell>
          <table:table-cell office:value-type="float" office:value="-0.197677269840301" calcext:value-type="float">
            <text:p>-0.197677269840301</text:p>
          </table:table-cell>
          <table:table-cell office:value-type="float" office:value="-0.143168046084652" calcext:value-type="float">
            <text:p>-0.143168046084652</text:p>
          </table:table-cell>
          <table:table-cell office:value-type="float" office:value="-0.141073854828862" calcext:value-type="float">
            <text:p>-0.141073854828862</text:p>
          </table:table-cell>
          <table:table-cell office:value-type="float" office:value="-0.152302376136895" calcext:value-type="float">
            <text:p>-0.152302376136895</text:p>
          </table:table-cell>
          <table:table-cell office:value-type="float" office:value="-0.158254878229915" calcext:value-type="float">
            <text:p>-0.158254878229915</text:p>
          </table:table-cell>
          <table:table-cell office:value-type="float" office:value="-0.166090804572817" calcext:value-type="float">
            <text:p>-0.166090804572817</text:p>
          </table:table-cell>
          <table:table-cell office:value-type="float" office:value="-0.173094019933096" calcext:value-type="float">
            <text:p>-0.173094019933096</text:p>
          </table:table-cell>
          <table:table-cell office:value-type="float" office:value="-0.181452291721026" calcext:value-type="float">
            <text:p>-0.181452291721026</text:p>
          </table:table-cell>
          <table:table-cell office:value-type="float" office:value="-0.180709443607485" calcext:value-type="float">
            <text:p>-0.180709443607485</text:p>
          </table:table-cell>
          <table:table-cell office:value-type="float" office:value="-0.1816011021971" calcext:value-type="float">
            <text:p>-0.1816011021971</text:p>
          </table:table-cell>
          <table:table-cell office:value-type="float" office:value="-0.154077205878276" calcext:value-type="float">
            <text:p>-0.154077205878276</text:p>
          </table:table-cell>
          <table:table-cell office:value-type="float" office:value="-0.133531738904283" calcext:value-type="float">
            <text:p>-0.133531738904283</text:p>
          </table:table-cell>
          <table:table-cell office:value-type="float" office:value="-0.135962732116946" calcext:value-type="float">
            <text:p>-0.135962732116946</text:p>
          </table:table-cell>
          <table:table-cell office:value-type="float" office:value="-0.185784322845825" calcext:value-type="float">
            <text:p>-0.185784322845825</text:p>
          </table:table-cell>
          <table:table-cell office:value-type="float" office:value="-0.181093391112249" calcext:value-type="float">
            <text:p>-0.181093391112249</text:p>
          </table:table-cell>
          <table:table-cell office:value-type="float" office:value="-0.128410299398625" calcext:value-type="float">
            <text:p>-0.128410299398625</text:p>
          </table:table-cell>
          <table:table-cell office:value-type="float" office:value="-0.123100435656627" calcext:value-type="float">
            <text:p>-0.123100435656627</text:p>
          </table:table-cell>
          <table:table-cell office:value-type="float" office:value="-0.13112266806135" calcext:value-type="float">
            <text:p>-0.13112266806135</text:p>
          </table:table-cell>
          <table:table-cell office:value-type="float" office:value="-0.138885197914707" calcext:value-type="float">
            <text:p>-0.138885197914707</text:p>
          </table:table-cell>
          <table:table-cell office:value-type="float" office:value="-0.155004725863066" calcext:value-type="float">
            <text:p>-0.155004725863066</text:p>
          </table:table-cell>
          <table:table-cell office:value-type="float" office:value="-0.169174122047468" calcext:value-type="float">
            <text:p>-0.169174122047468</text:p>
          </table:table-cell>
          <table:table-cell office:value-type="float" office:value="-0.171669396824131" calcext:value-type="float">
            <text:p>-0.171669396824131</text:p>
          </table:table-cell>
          <table:table-cell office:value-type="float" office:value="-0.175880268363612" calcext:value-type="float">
            <text:p>-0.175880268363612</text:p>
          </table:table-cell>
          <table:table-cell office:value-type="float" office:value="-0.109025153235992" calcext:value-type="float">
            <text:p>-0.109025153235992</text:p>
          </table:table-cell>
          <table:table-cell office:value-type="float" office:value="-0.109223774651219" calcext:value-type="float">
            <text:p>-0.109223774651219</text:p>
          </table:table-cell>
          <table:table-cell office:value-type="float" office:value="-0.149794304323584" calcext:value-type="float">
            <text:p>-0.149794304323584</text:p>
          </table:table-cell>
          <table:table-cell office:value-type="float" office:value="-0.149777508975906" calcext:value-type="float">
            <text:p>-0.149777508975906</text:p>
          </table:table-cell>
          <table:table-cell office:value-type="float" office:value="-0.144861444697495" calcext:value-type="float">
            <text:p>-0.144861444697495</text:p>
          </table:table-cell>
          <table:table-cell office:value-type="float" office:value="-0.136829932431935" calcext:value-type="float">
            <text:p>-0.136829932431935</text:p>
          </table:table-cell>
          <table:table-cell office:value-type="float" office:value="-0.128454201561556" calcext:value-type="float">
            <text:p>-0.128454201561556</text:p>
          </table:table-cell>
          <table:table-cell office:value-type="float" office:value="-0.12165975144444" calcext:value-type="float">
            <text:p>-0.12165975144444</text:p>
          </table:table-cell>
          <table:table-cell office:value-type="float" office:value="-0.121949475221766" calcext:value-type="float">
            <text:p>-0.121949475221766</text:p>
          </table:table-cell>
          <table:table-cell office:value-type="float" office:value="-0.126402416730266" calcext:value-type="float">
            <text:p>-0.126402416730266</text:p>
          </table:table-cell>
          <table:table-cell office:value-type="float" office:value="-0.127590686491898" calcext:value-type="float">
            <text:p>-0.127590686491898</text:p>
          </table:table-cell>
          <table:table-cell office:value-type="float" office:value="-0.126984118498171" calcext:value-type="float">
            <text:p>-0.126984118498171</text:p>
          </table:table-cell>
          <table:table-cell office:value-type="float" office:value="-0.125849170528721" calcext:value-type="float">
            <text:p>-0.125849170528721</text:p>
          </table:table-cell>
          <table:table-cell office:value-type="float" office:value="-0.123781140357864" calcext:value-type="float">
            <text:p>-0.123781140357864</text:p>
          </table:table-cell>
          <table:table-cell office:value-type="float" office:value="-0.12545263840502" calcext:value-type="float">
            <text:p>-0.12545263840502</text:p>
          </table:table-cell>
          <table:table-cell office:value-type="float" office:value="-0.126791145242945" calcext:value-type="float">
            <text:p>-0.126791145242945</text:p>
          </table:table-cell>
          <table:table-cell office:value-type="float" office:value="-0.127011573629519" calcext:value-type="float">
            <text:p>-0.127011573629519</text:p>
          </table:table-cell>
          <table:table-cell office:value-type="float" office:value="-0.127923892673683" calcext:value-type="float">
            <text:p>-0.127923892673683</text:p>
          </table:table-cell>
          <table:table-cell office:value-type="float" office:value="-0.127305455451661" calcext:value-type="float">
            <text:p>-0.127305455451661</text:p>
          </table:table-cell>
          <table:table-cell office:value-type="float" office:value="-0.129156234995686" calcext:value-type="float">
            <text:p>-0.129156234995686</text:p>
          </table:table-cell>
          <table:table-cell office:value-type="float" office:value="-0.130784561650512" calcext:value-type="float">
            <text:p>-0.130784561650512</text:p>
          </table:table-cell>
          <table:table-cell office:value-type="float" office:value="-0.130801515046316" calcext:value-type="float">
            <text:p>-0.130801515046316</text:p>
          </table:table-cell>
          <table:table-cell office:value-type="float" office:value="-0.132312078843796" calcext:value-type="float">
            <text:p>-0.132312078843796</text:p>
          </table:table-cell>
          <table:table-cell office:value-type="float" office:value="-0.13321524701753" calcext:value-type="float">
            <text:p>-0.13321524701753</text:p>
          </table:table-cell>
          <table:table-cell office:value-type="float" office:value="-0.133184450638317" calcext:value-type="float">
            <text:p>-0.133184450638317</text:p>
          </table:table-cell>
          <table:table-cell office:value-type="float" office:value="-0.133005277087688" calcext:value-type="float">
            <text:p>-0.133005277087688</text:p>
          </table:table-cell>
          <table:table-cell office:value-type="float" office:value="-0.132797520120995" calcext:value-type="float">
            <text:p>-0.132797520120995</text:p>
          </table:table-cell>
          <table:table-cell office:value-type="float" office:value="-0.132109818929802" calcext:value-type="float">
            <text:p>-0.132109818929802</text:p>
          </table:table-cell>
          <table:table-cell office:value-type="float" office:value="-0.132004254570834" calcext:value-type="float">
            <text:p>-0.132004254570834</text:p>
          </table:table-cell>
          <table:table-cell office:value-type="float" office:value="-0.132191072162594" calcext:value-type="float">
            <text:p>-0.132191072162594</text:p>
          </table:table-cell>
          <table:table-cell office:value-type="float" office:value="-0.132089411861611" calcext:value-type="float">
            <text:p>-0.132089411861611</text:p>
          </table:table-cell>
          <table:table-cell office:value-type="float" office:value="-0.131488817218559" calcext:value-type="float">
            <text:p>-0.131488817218559</text:p>
          </table:table-cell>
          <table:table-cell office:value-type="float" office:value="-0.131359607267105" calcext:value-type="float">
            <text:p>-0.131359607267105</text:p>
          </table:table-cell>
          <table:table-cell office:value-type="float" office:value="-0.131302202993002" calcext:value-type="float">
            <text:p>-0.131302202993002</text:p>
          </table:table-cell>
          <table:table-cell office:value-type="float" office:value="-0.131182524897269" calcext:value-type="float">
            <text:p>-0.131182524897269</text:p>
          </table:table-cell>
          <table:table-cell office:value-type="float" office:value="-0.130954527144804" calcext:value-type="float">
            <text:p>-0.130954527144804</text:p>
          </table:table-cell>
          <table:table-cell office:value-type="float" office:value="-0.131314839078191" calcext:value-type="float">
            <text:p>-0.131314839078191</text:p>
          </table:table-cell>
          <table:table-cell office:value-type="float" office:value="-0.131149733272714" calcext:value-type="float">
            <text:p>-0.131149733272714</text:p>
          </table:table-cell>
          <table:table-cell office:value-type="float" office:value="-0.131175294033417" calcext:value-type="float">
            <text:p>-0.131175294033417</text:p>
          </table:table-cell>
          <table:table-cell office:value-type="float" office:value="-0.131010645671262" calcext:value-type="float">
            <text:p>-0.131010645671262</text:p>
          </table:table-cell>
          <table:table-cell office:value-type="float" office:value="-0.13114398951639" calcext:value-type="float">
            <text:p>-0.13114398951639</text:p>
          </table:table-cell>
          <table:table-cell office:value-type="float" office:value="-0.131075631528847" calcext:value-type="float">
            <text:p>-0.131075631528847</text:p>
          </table:table-cell>
          <table:table-cell office:value-type="float" office:value="-0.131053519561034" calcext:value-type="float">
            <text:p>-0.131053519561034</text:p>
          </table:table-cell>
          <table:table-cell office:value-type="float" office:value="-0.131083109827191" calcext:value-type="float">
            <text:p>-0.131083109827191</text:p>
          </table:table-cell>
          <table:table-cell office:value-type="float" office:value="-0.130934616643587" calcext:value-type="float">
            <text:p>-0.130934616643587</text:p>
          </table:table-cell>
          <table:table-cell office:value-type="float" office:value="-0.13088543709776" calcext:value-type="float">
            <text:p>-0.13088543709776</text:p>
          </table:table-cell>
          <table:table-cell office:value-type="float" office:value="-0.130793577007387" calcext:value-type="float">
            <text:p>-0.130793577007387</text:p>
          </table:table-cell>
          <table:table-cell office:value-type="float" office:value="-0.130995022537642" calcext:value-type="float">
            <text:p>-0.130995022537642</text:p>
          </table:table-cell>
          <table:table-cell office:value-type="float" office:value="-0.130924229915837" calcext:value-type="float">
            <text:p>-0.130924229915837</text:p>
          </table:table-cell>
          <table:table-cell office:value-type="float" office:value="-0.130991564967601" calcext:value-type="float">
            <text:p>-0.130991564967601</text:p>
          </table:table-cell>
          <table:table-cell office:value-type="float" office:value="-0.130887377124182" calcext:value-type="float">
            <text:p>-0.130887377124182</text:p>
          </table:table-cell>
          <table:table-cell office:value-type="float" office:value="-0.130902872082684" calcext:value-type="float">
            <text:p>-0.130902872082684</text:p>
          </table:table-cell>
          <table:table-cell office:value-type="float" office:value="-0.131067044300302" calcext:value-type="float">
            <text:p>-0.131067044300302</text:p>
          </table:table-cell>
          <table:table-cell office:value-type="float" office:value="-0.130805509096531" calcext:value-type="float">
            <text:p>-0.130805509096531</text:p>
          </table:table-cell>
          <table:table-cell office:value-type="float" office:value="-0.13100745752332" calcext:value-type="float">
            <text:p>-0.13100745752332</text:p>
          </table:table-cell>
          <table:table-cell office:value-type="float" office:value="-0.130936559490267" calcext:value-type="float">
            <text:p>-0.130936559490267</text:p>
          </table:table-cell>
          <table:table-cell office:value-type="float" office:value="-0.130913926015296" calcext:value-type="float">
            <text:p>-0.130913926015296</text:p>
          </table:table-cell>
          <table:table-cell office:value-type="float" office:value="-0.130970553795338" calcext:value-type="float">
            <text:p>-0.130970553795338</text:p>
          </table:table-cell>
          <table:table-cell office:value-type="float" office:value="-0.130944170758337" calcext:value-type="float">
            <text:p>-0.130944170758337</text:p>
          </table:table-cell>
          <table:table-cell office:value-type="float" office:value="-0.130892824589364" calcext:value-type="float">
            <text:p>-0.130892824589364</text:p>
          </table:table-cell>
          <table:table-cell office:value-type="float" office:value="-0.130883543662184" calcext:value-type="float">
            <text:p>-0.130883543662184</text:p>
          </table:table-cell>
          <table:table-cell office:value-type="float" office:value="-0.130886554189135" calcext:value-type="float">
            <text:p>-0.130886554189135</text:p>
          </table:table-cell>
          <table:table-cell office:value-type="float" office:value="-0.130965711538468" calcext:value-type="float">
            <text:p>-0.130965711538468</text:p>
          </table:table-cell>
          <table:table-cell office:value-type="float" office:value="-0.130860202347225" calcext:value-type="float">
            <text:p>-0.130860202347225</text:p>
          </table:table-cell>
          <table:table-cell office:value-type="float" office:value="-0.13081299503079" calcext:value-type="float">
            <text:p>-0.13081299503079</text:p>
          </table:table-cell>
          <table:table-cell office:value-type="float" office:value="-0.130837455829964" calcext:value-type="float">
            <text:p>-0.130837455829964</text:p>
          </table:table-cell>
          <table:table-cell office:value-type="float" office:value="-0.130870392639135" calcext:value-type="float">
            <text:p>-0.130870392639135</text:p>
          </table:table-cell>
          <table:table-cell office:value-type="float" office:value="-0.130940146643274" calcext:value-type="float">
            <text:p>-0.130940146643274</text:p>
          </table:table-cell>
          <table:table-cell office:value-type="float" office:value="-0.130747387219639" calcext:value-type="float">
            <text:p>-0.130747387219639</text:p>
          </table:table-cell>
          <table:table-cell office:value-type="float" office:value="-0.130839854468457" calcext:value-type="float">
            <text:p>-0.130839854468457</text:p>
          </table:table-cell>
          <table:table-cell office:value-type="float" office:value="-0.130898086571551" calcext:value-type="float">
            <text:p>-0.130898086571551</text:p>
          </table:table-cell>
          <table:table-cell office:value-type="float" office:value="-0.130777139593867" calcext:value-type="float">
            <text:p>-0.130777139593867</text:p>
          </table:table-cell>
          <table:table-cell office:value-type="float" office:value="-0.130889937715802" calcext:value-type="float">
            <text:p>-0.130889937715802</text:p>
          </table:table-cell>
          <table:table-cell office:value-type="float" office:value="-0.130789574104248" calcext:value-type="float">
            <text:p>-0.130789574104248</text:p>
          </table:table-cell>
          <table:table-cell office:value-type="float" office:value="-0.130851241588118" calcext:value-type="float">
            <text:p>-0.130851241588118</text:p>
          </table:table-cell>
          <table:table-cell office:value-type="float" office:value="-0.130896485565814" calcext:value-type="float">
            <text:p>-0.130896485565814</text:p>
          </table:table-cell>
          <table:table-cell office:value-type="float" office:value="-0.130810445242435" calcext:value-type="float">
            <text:p>-0.130810445242435</text:p>
          </table:table-cell>
          <table:table-cell office:value-type="float" office:value="-0.130809993806342" calcext:value-type="float">
            <text:p>-0.130809993806342</text:p>
          </table:table-cell>
          <table:table-cell office:value-type="float" office:value="-0.130850825373413" calcext:value-type="float">
            <text:p>-0.130850825373413</text:p>
          </table:table-cell>
          <table:table-cell office:value-type="float" office:value="-0.130804007506273" calcext:value-type="float">
            <text:p>-0.130804007506273</text:p>
          </table:table-cell>
          <table:table-cell office:value-type="float" office:value="-0.130883556737979" calcext:value-type="float">
            <text:p>-0.130883556737979</text:p>
          </table:table-cell>
          <table:table-cell office:value-type="float" office:value="-0.130755088195774" calcext:value-type="float">
            <text:p>-0.130755088195774</text:p>
          </table:table-cell>
          <table:table-cell office:value-type="float" office:value="-0.130678603024252" calcext:value-type="float">
            <text:p>-0.130678603024252</text:p>
          </table:table-cell>
          <table:table-cell office:value-type="float" office:value="-0.130772299514393" calcext:value-type="float">
            <text:p>-0.130772299514393</text:p>
          </table:table-cell>
          <table:table-cell office:value-type="float" office:value="-0.130789216409463" calcext:value-type="float">
            <text:p>-0.130789216409463</text:p>
          </table:table-cell>
          <table:table-cell office:value-type="float" office:value="-0.130781856687406" calcext:value-type="float">
            <text:p>-0.130781856687406</text:p>
          </table:table-cell>
          <table:table-cell office:value-type="float" office:value="-0.130829731797125" calcext:value-type="float">
            <text:p>-0.130829731797125</text:p>
          </table:table-cell>
          <table:table-cell office:value-type="float" office:value="-0.130806383394836" calcext:value-type="float">
            <text:p>-0.130806383394836</text:p>
          </table:table-cell>
          <table:table-cell office:value-type="float" office:value="-0.13088585503902" calcext:value-type="float">
            <text:p>-0.13088585503902</text:p>
          </table:table-cell>
          <table:table-cell office:value-type="float" office:value="-0.130763596962612" calcext:value-type="float">
            <text:p>-0.130763596962612</text:p>
          </table:table-cell>
          <table:table-cell office:value-type="float" office:value="-0.13091800510691" calcext:value-type="float">
            <text:p>-0.13091800510691</text:p>
          </table:table-cell>
          <table:table-cell office:value-type="float" office:value="-0.130814604487334" calcext:value-type="float">
            <text:p>-0.130814604487334</text:p>
          </table:table-cell>
          <table:table-cell office:value-type="float" office:value="-0.130784306203743" calcext:value-type="float">
            <text:p>-0.130784306203743</text:p>
          </table:table-cell>
          <table:table-cell office:value-type="float" office:value="-0.130826506721374" calcext:value-type="float">
            <text:p>-0.130826506721374</text:p>
          </table:table-cell>
          <table:table-cell office:value-type="float" office:value="-0.13076359920094" calcext:value-type="float">
            <text:p>-0.13076359920094</text:p>
          </table:table-cell>
          <table:table-cell office:value-type="float" office:value="-0.130864269802631" calcext:value-type="float">
            <text:p>-0.130864269802631</text:p>
          </table:table-cell>
          <table:table-cell table:number-columns-repeated="414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7649051862574" calcext:value-type="float">
            <text:p>0.297649051862574</text:p>
          </table:table-cell>
          <table:table-cell office:value-type="float" office:value="0.297671033522361" calcext:value-type="float">
            <text:p>0.297671033522361</text:p>
          </table:table-cell>
          <table:table-cell office:value-type="float" office:value="0.297669370511053" calcext:value-type="float">
            <text:p>0.297669370511053</text:p>
          </table:table-cell>
          <table:table-cell office:value-type="float" office:value="0.297668927327628" calcext:value-type="float">
            <text:p>0.297668927327628</text:p>
          </table:table-cell>
          <table:table-cell office:value-type="float" office:value="0.297661028266563" calcext:value-type="float">
            <text:p>0.297661028266563</text:p>
          </table:table-cell>
          <table:table-cell office:value-type="float" office:value="0.297652486949042" calcext:value-type="float">
            <text:p>0.297652486949042</text:p>
          </table:table-cell>
          <table:table-cell office:value-type="float" office:value="0.297677590562298" calcext:value-type="float">
            <text:p>0.297677590562298</text:p>
          </table:table-cell>
          <table:table-cell office:value-type="float" office:value="0.297667223795439" calcext:value-type="float">
            <text:p>0.297667223795439</text:p>
          </table:table-cell>
          <table:table-cell office:value-type="float" office:value="0.297673525888177" calcext:value-type="float">
            <text:p>0.297673525888177</text:p>
          </table:table-cell>
          <table:table-cell office:value-type="float" office:value="0.297680481695976" calcext:value-type="float">
            <text:p>0.297680481695976</text:p>
          </table:table-cell>
          <table:table-cell office:value-type="float" office:value="0.297663907052259" calcext:value-type="float">
            <text:p>0.297663907052259</text:p>
          </table:table-cell>
          <table:table-cell office:value-type="float" office:value="0.297672385617736" calcext:value-type="float">
            <text:p>0.297672385617736</text:p>
          </table:table-cell>
          <table:table-cell office:value-type="float" office:value="0.297680218704718" calcext:value-type="float">
            <text:p>0.297680218704718</text:p>
          </table:table-cell>
          <table:table-cell office:value-type="float" office:value="0.297690829952045" calcext:value-type="float">
            <text:p>0.297690829952045</text:p>
          </table:table-cell>
          <table:table-cell office:value-type="float" office:value="0.297678756046602" calcext:value-type="float">
            <text:p>0.297678756046602</text:p>
          </table:table-cell>
          <table:table-cell office:value-type="float" office:value="0.297696813224614" calcext:value-type="float">
            <text:p>0.297696813224614</text:p>
          </table:table-cell>
          <table:table-cell office:value-type="float" office:value="0.297672138197891" calcext:value-type="float">
            <text:p>0.297672138197891</text:p>
          </table:table-cell>
          <table:table-cell office:value-type="float" office:value="0.297661421485489" calcext:value-type="float">
            <text:p>0.297661421485489</text:p>
          </table:table-cell>
          <table:table-cell office:value-type="float" office:value="0.297675561344185" calcext:value-type="float">
            <text:p>0.297675561344185</text:p>
          </table:table-cell>
          <table:table-cell office:value-type="float" office:value="0.297664982330692" calcext:value-type="float">
            <text:p>0.297664982330692</text:p>
          </table:table-cell>
          <table:table-cell office:value-type="float" office:value="0.29767846694941" calcext:value-type="float">
            <text:p>0.29767846694941</text:p>
          </table:table-cell>
          <table:table-cell office:value-type="float" office:value="0.297667481769083" calcext:value-type="float">
            <text:p>0.297667481769083</text:p>
          </table:table-cell>
          <table:table-cell office:value-type="float" office:value="0.297671800521092" calcext:value-type="float">
            <text:p>0.297671800521092</text:p>
          </table:table-cell>
          <table:table-cell office:value-type="float" office:value="0.297680086138364" calcext:value-type="float">
            <text:p>0.297680086138364</text:p>
          </table:table-cell>
          <table:table-cell office:value-type="float" office:value="0.297671941524533" calcext:value-type="float">
            <text:p>0.297671941524533</text:p>
          </table:table-cell>
          <table:table-cell office:value-type="float" office:value="0.297681572708523" calcext:value-type="float">
            <text:p>0.297681572708523</text:p>
          </table:table-cell>
          <table:table-cell office:value-type="float" office:value="0.297660710714049" calcext:value-type="float">
            <text:p>0.297660710714049</text:p>
          </table:table-cell>
          <table:table-cell office:value-type="float" office:value="0.297666894894247" calcext:value-type="float">
            <text:p>0.297666894894247</text:p>
          </table:table-cell>
          <table:table-cell office:value-type="float" office:value="0.297659146482421" calcext:value-type="float">
            <text:p>0.297659146482421</text:p>
          </table:table-cell>
          <table:table-cell office:value-type="float" office:value="0.297668342559691" calcext:value-type="float">
            <text:p>0.297668342559691</text:p>
          </table:table-cell>
          <table:table-cell office:value-type="float" office:value="0.297684995032533" calcext:value-type="float">
            <text:p>0.297684995032533</text:p>
          </table:table-cell>
          <table:table-cell office:value-type="float" office:value="0.297674359691759" calcext:value-type="float">
            <text:p>0.297674359691759</text:p>
          </table:table-cell>
          <table:table-cell office:value-type="float" office:value="0.297683864787736" calcext:value-type="float">
            <text:p>0.297683864787736</text:p>
          </table:table-cell>
          <table:table-cell office:value-type="float" office:value="0.297672917925374" calcext:value-type="float">
            <text:p>0.297672917925374</text:p>
          </table:table-cell>
          <table:table-cell office:value-type="float" office:value="0.29766678682392" calcext:value-type="float">
            <text:p>0.29766678682392</text:p>
          </table:table-cell>
          <table:table-cell office:value-type="float" office:value="0.297676818595947" calcext:value-type="float">
            <text:p>0.297676818595947</text:p>
          </table:table-cell>
          <table:table-cell office:value-type="float" office:value="0.297670459203685" calcext:value-type="float">
            <text:p>0.297670459203685</text:p>
          </table:table-cell>
          <table:table-cell office:value-type="float" office:value="0.297693159662431" calcext:value-type="float">
            <text:p>0.297693159662431</text:p>
          </table:table-cell>
          <table:table-cell office:value-type="float" office:value="0.297695268838694" calcext:value-type="float">
            <text:p>0.297695268838694</text:p>
          </table:table-cell>
          <table:table-cell office:value-type="float" office:value="0.297698311383572" calcext:value-type="float">
            <text:p>0.297698311383572</text:p>
          </table:table-cell>
          <table:table-cell office:value-type="float" office:value="0.297663373960744" calcext:value-type="float">
            <text:p>0.297663373960744</text:p>
          </table:table-cell>
          <table:table-cell office:value-type="float" office:value="0.297677302227924" calcext:value-type="float">
            <text:p>0.297677302227924</text:p>
          </table:table-cell>
          <table:table-cell office:value-type="float" office:value="0.297669326393634" calcext:value-type="float">
            <text:p>0.297669326393634</text:p>
          </table:table-cell>
          <table:table-cell office:value-type="float" office:value="0.29770603852821" calcext:value-type="float">
            <text:p>0.29770603852821</text:p>
          </table:table-cell>
          <table:table-cell office:value-type="float" office:value="0.297673410301912" calcext:value-type="float">
            <text:p>0.297673410301912</text:p>
          </table:table-cell>
          <table:table-cell office:value-type="float" office:value="0.297689399382524" calcext:value-type="float">
            <text:p>0.297689399382524</text:p>
          </table:table-cell>
          <table:table-cell office:value-type="float" office:value="0.297703441533848" calcext:value-type="float">
            <text:p>0.297703441533848</text:p>
          </table:table-cell>
          <table:table-cell office:value-type="float" office:value="0.297665415621949" calcext:value-type="float">
            <text:p>0.297665415621949</text:p>
          </table:table-cell>
          <table:table-cell office:value-type="float" office:value="0.297665460657837" calcext:value-type="float">
            <text:p>0.297665460657837</text:p>
          </table:table-cell>
          <table:table-cell office:value-type="float" office:value="0.297671845510937" calcext:value-type="float">
            <text:p>0.297671845510937</text:p>
          </table:table-cell>
          <table:table-cell office:value-type="float" office:value="0.297654861153067" calcext:value-type="float">
            <text:p>0.297654861153067</text:p>
          </table:table-cell>
          <table:table-cell office:value-type="float" office:value="0.297682221593552" calcext:value-type="float">
            <text:p>0.297682221593552</text:p>
          </table:table-cell>
          <table:table-cell office:value-type="float" office:value="0.297670865869664" calcext:value-type="float">
            <text:p>0.297670865869664</text:p>
          </table:table-cell>
          <table:table-cell office:value-type="float" office:value="0.297684474507761" calcext:value-type="float">
            <text:p>0.297684474507761</text:p>
          </table:table-cell>
          <table:table-cell office:value-type="float" office:value="0.297674270412631" calcext:value-type="float">
            <text:p>0.297674270412631</text:p>
          </table:table-cell>
          <table:table-cell office:value-type="float" office:value="0.297681076183779" calcext:value-type="float">
            <text:p>0.297681076183779</text:p>
          </table:table-cell>
          <table:table-cell office:value-type="float" office:value="0.297675736709014" calcext:value-type="float">
            <text:p>0.297675736709014</text:p>
          </table:table-cell>
          <table:table-cell office:value-type="float" office:value="0.297670932744812" calcext:value-type="float">
            <text:p>0.297670932744812</text:p>
          </table:table-cell>
          <table:table-cell office:value-type="float" office:value="0.297692233242128" calcext:value-type="float">
            <text:p>0.297692233242128</text:p>
          </table:table-cell>
          <table:table-cell office:value-type="float" office:value="0.297674003634011" calcext:value-type="float">
            <text:p>0.297674003634011</text:p>
          </table:table-cell>
          <table:table-cell office:value-type="float" office:value="0.297694903390215" calcext:value-type="float">
            <text:p>0.297694903390215</text:p>
          </table:table-cell>
          <table:table-cell office:value-type="float" office:value="0.29767153890897" calcext:value-type="float">
            <text:p>0.29767153890897</text:p>
          </table:table-cell>
          <table:table-cell office:value-type="float" office:value="0.297663650147512" calcext:value-type="float">
            <text:p>0.297663650147512</text:p>
          </table:table-cell>
          <table:table-cell office:value-type="float" office:value="0.297672913161016" calcext:value-type="float">
            <text:p>0.297672913161016</text:p>
          </table:table-cell>
          <table:table-cell office:value-type="float" office:value="0.297686185465454" calcext:value-type="float">
            <text:p>0.297686185465454</text:p>
          </table:table-cell>
          <table:table-cell office:value-type="float" office:value="0.297669056665107" calcext:value-type="float">
            <text:p>0.297669056665107</text:p>
          </table:table-cell>
          <table:table-cell office:value-type="float" office:value="0.297682189368276" calcext:value-type="float">
            <text:p>0.297682189368276</text:p>
          </table:table-cell>
          <table:table-cell office:value-type="float" office:value="0.297711285474821" calcext:value-type="float">
            <text:p>0.297711285474821</text:p>
          </table:table-cell>
          <table:table-cell office:value-type="float" office:value="0.297658720344046" calcext:value-type="float">
            <text:p>0.297658720344046</text:p>
          </table:table-cell>
          <table:table-cell office:value-type="float" office:value="0.297684163177709" calcext:value-type="float">
            <text:p>0.297684163177709</text:p>
          </table:table-cell>
          <table:table-cell office:value-type="float" office:value="0.29768829910023" calcext:value-type="float">
            <text:p>0.29768829910023</text:p>
          </table:table-cell>
          <table:table-cell office:value-type="float" office:value="0.297668424832802" calcext:value-type="float">
            <text:p>0.297668424832802</text:p>
          </table:table-cell>
          <table:table-cell office:value-type="float" office:value="0.297688054432424" calcext:value-type="float">
            <text:p>0.297688054432424</text:p>
          </table:table-cell>
          <table:table-cell office:value-type="float" office:value="0.297677519869095" calcext:value-type="float">
            <text:p>0.297677519869095</text:p>
          </table:table-cell>
          <table:table-cell office:value-type="float" office:value="0.297691100598233" calcext:value-type="float">
            <text:p>0.297691100598233</text:p>
          </table:table-cell>
          <table:table-cell office:value-type="float" office:value="0.297669677569035" calcext:value-type="float">
            <text:p>0.297669677569035</text:p>
          </table:table-cell>
          <table:table-cell office:value-type="float" office:value="0.297677382052138" calcext:value-type="float">
            <text:p>0.297677382052138</text:p>
          </table:table-cell>
          <table:table-cell office:value-type="float" office:value="0.297699300906959" calcext:value-type="float">
            <text:p>0.297699300906959</text:p>
          </table:table-cell>
          <table:table-cell office:value-type="float" office:value="0.297662195413185" calcext:value-type="float">
            <text:p>0.297662195413185</text:p>
          </table:table-cell>
          <table:table-cell office:value-type="float" office:value="0.29766392762606" calcext:value-type="float">
            <text:p>0.29766392762606</text:p>
          </table:table-cell>
          <table:table-cell office:value-type="float" office:value="0.297669501542523" calcext:value-type="float">
            <text:p>0.297669501542523</text:p>
          </table:table-cell>
          <table:table-cell office:value-type="float" office:value="0.297704844118039" calcext:value-type="float">
            <text:p>0.297704844118039</text:p>
          </table:table-cell>
          <table:table-cell office:value-type="float" office:value="0.297685644766967" calcext:value-type="float">
            <text:p>0.297685644766967</text:p>
          </table:table-cell>
          <table:table-cell office:value-type="float" office:value="0.297680988888897" calcext:value-type="float">
            <text:p>0.297680988888897</text:p>
          </table:table-cell>
          <table:table-cell office:value-type="float" office:value="0.297669621970633" calcext:value-type="float">
            <text:p>0.297669621970633</text:p>
          </table:table-cell>
          <table:table-cell office:value-type="float" office:value="0.297661828636164" calcext:value-type="float">
            <text:p>0.297661828636164</text:p>
          </table:table-cell>
          <table:table-cell office:value-type="float" office:value="0.297665801022396" calcext:value-type="float">
            <text:p>0.297665801022396</text:p>
          </table:table-cell>
          <table:table-cell office:value-type="float" office:value="0.297654370990346" calcext:value-type="float">
            <text:p>0.297654370990346</text:p>
          </table:table-cell>
          <table:table-cell office:value-type="float" office:value="0.297696266177695" calcext:value-type="float">
            <text:p>0.297696266177695</text:p>
          </table:table-cell>
          <table:table-cell office:value-type="float" office:value="0.2976690976845" calcext:value-type="float">
            <text:p>0.2976690976845</text:p>
          </table:table-cell>
          <table:table-cell office:value-type="float" office:value="0.297703837951184" calcext:value-type="float">
            <text:p>0.297703837951184</text:p>
          </table:table-cell>
          <table:table-cell office:value-type="float" office:value="0.297696844199941" calcext:value-type="float">
            <text:p>0.297696844199941</text:p>
          </table:table-cell>
          <table:table-cell office:value-type="float" office:value="0.297679534763254" calcext:value-type="float">
            <text:p>0.297679534763254</text:p>
          </table:table-cell>
          <table:table-cell office:value-type="float" office:value="0.297695649216976" calcext:value-type="float">
            <text:p>0.297695649216976</text:p>
          </table:table-cell>
          <table:table-cell office:value-type="float" office:value="0.297681853869677" calcext:value-type="float">
            <text:p>0.297681853869677</text:p>
          </table:table-cell>
          <table:table-cell office:value-type="float" office:value="0.297692534132186" calcext:value-type="float">
            <text:p>0.297692534132186</text:p>
          </table:table-cell>
          <table:table-cell office:value-type="float" office:value="0.297724842591126" calcext:value-type="float">
            <text:p>0.297724842591126</text:p>
          </table:table-cell>
          <table:table-cell office:value-type="float" office:value="0.29769852442655" calcext:value-type="float">
            <text:p>0.29769852442655</text:p>
          </table:table-cell>
          <table:table-cell office:value-type="float" office:value="0.297690219280012" calcext:value-type="float">
            <text:p>0.297690219280012</text:p>
          </table:table-cell>
          <table:table-cell office:value-type="float" office:value="0.297694481036599" calcext:value-type="float">
            <text:p>0.297694481036599</text:p>
          </table:table-cell>
          <table:table-cell office:value-type="float" office:value="0.297693404328463" calcext:value-type="float">
            <text:p>0.297693404328463</text:p>
          </table:table-cell>
          <table:table-cell office:value-type="float" office:value="0.297680296875795" calcext:value-type="float">
            <text:p>0.297680296875795</text:p>
          </table:table-cell>
          <table:table-cell office:value-type="float" office:value="0.297653290636011" calcext:value-type="float">
            <text:p>0.297653290636011</text:p>
          </table:table-cell>
          <table:table-cell office:value-type="float" office:value="0.297680401225158" calcext:value-type="float">
            <text:p>0.297680401225158</text:p>
          </table:table-cell>
          <table:table-cell office:value-type="float" office:value="0.297689248423484" calcext:value-type="float">
            <text:p>0.297689248423484</text:p>
          </table:table-cell>
          <table:table-cell office:value-type="float" office:value="0.297697593715078" calcext:value-type="float">
            <text:p>0.297697593715078</text:p>
          </table:table-cell>
          <table:table-cell office:value-type="float" office:value="0.29772692212053" calcext:value-type="float">
            <text:p>0.29772692212053</text:p>
          </table:table-cell>
          <table:table-cell office:value-type="float" office:value="0.297845851860083" calcext:value-type="float">
            <text:p>0.297845851860083</text:p>
          </table:table-cell>
          <table:table-cell office:value-type="float" office:value="0.297241001601811" calcext:value-type="float">
            <text:p>0.297241001601811</text:p>
          </table:table-cell>
          <table:table-cell office:value-type="float" office:value="0.300420416819931" calcext:value-type="float">
            <text:p>0.300420416819931</text:p>
          </table:table-cell>
          <table:table-cell office:value-type="float" office:value="0.301816819639093" calcext:value-type="float">
            <text:p>0.301816819639093</text:p>
          </table:table-cell>
          <table:table-cell office:value-type="float" office:value="0.297047058673228" calcext:value-type="float">
            <text:p>0.297047058673228</text:p>
          </table:table-cell>
          <table:table-cell office:value-type="float" office:value="0.297522695481237" calcext:value-type="float">
            <text:p>0.297522695481237</text:p>
          </table:table-cell>
          <table:table-cell office:value-type="float" office:value="0.298902908095502" calcext:value-type="float">
            <text:p>0.298902908095502</text:p>
          </table:table-cell>
          <table:table-cell office:value-type="float" office:value="0.304005224877067" calcext:value-type="float">
            <text:p>0.304005224877067</text:p>
          </table:table-cell>
          <table:table-cell office:value-type="float" office:value="0.305659638055362" calcext:value-type="float">
            <text:p>0.305659638055362</text:p>
          </table:table-cell>
          <table:table-cell office:value-type="float" office:value="0.301076847284116" calcext:value-type="float">
            <text:p>0.301076847284116</text:p>
          </table:table-cell>
          <table:table-cell office:value-type="float" office:value="0.301137526087833" calcext:value-type="float">
            <text:p>0.301137526087833</text:p>
          </table:table-cell>
          <table:table-cell office:value-type="float" office:value="0.30161368328558" calcext:value-type="float">
            <text:p>0.30161368328558</text:p>
          </table:table-cell>
          <table:table-cell office:value-type="float" office:value="0.304186296883616" calcext:value-type="float">
            <text:p>0.304186296883616</text:p>
          </table:table-cell>
          <table:table-cell office:value-type="float" office:value="0.302404388496519" calcext:value-type="float">
            <text:p>0.302404388496519</text:p>
          </table:table-cell>
          <table:table-cell office:value-type="float" office:value="0.299542061800981" calcext:value-type="float">
            <text:p>0.299542061800981</text:p>
          </table:table-cell>
          <table:table-cell office:value-type="float" office:value="0.299385159529294" calcext:value-type="float">
            <text:p>0.299385159529294</text:p>
          </table:table-cell>
          <table:table-cell office:value-type="float" office:value="0.299794388595044" calcext:value-type="float">
            <text:p>0.299794388595044</text:p>
          </table:table-cell>
          <table:table-cell office:value-type="float" office:value="0.304648678602913" calcext:value-type="float">
            <text:p>0.304648678602913</text:p>
          </table:table-cell>
          <table:table-cell office:value-type="float" office:value="0.303867000867091" calcext:value-type="float">
            <text:p>0.303867000867091</text:p>
          </table:table-cell>
          <table:table-cell office:value-type="float" office:value="0.299133468218853" calcext:value-type="float">
            <text:p>0.299133468218853</text:p>
          </table:table-cell>
          <table:table-cell office:value-type="float" office:value="0.300669067608838" calcext:value-type="float">
            <text:p>0.300669067608838</text:p>
          </table:table-cell>
          <table:table-cell office:value-type="float" office:value="0.308584156551507" calcext:value-type="float">
            <text:p>0.308584156551507</text:p>
          </table:table-cell>
          <table:table-cell office:value-type="float" office:value="0.304363341742197" calcext:value-type="float">
            <text:p>0.304363341742197</text:p>
          </table:table-cell>
          <table:table-cell office:value-type="float" office:value="0.303296481619535" calcext:value-type="float">
            <text:p>0.303296481619535</text:p>
          </table:table-cell>
          <table:table-cell office:value-type="float" office:value="0.303499460214697" calcext:value-type="float">
            <text:p>0.303499460214697</text:p>
          </table:table-cell>
          <table:table-cell office:value-type="float" office:value="0.298718027843106" calcext:value-type="float">
            <text:p>0.298718027843106</text:p>
          </table:table-cell>
          <table:table-cell office:value-type="float" office:value="0.299076393876543" calcext:value-type="float">
            <text:p>0.299076393876543</text:p>
          </table:table-cell>
          <table:table-cell office:value-type="float" office:value="0.301334665732867" calcext:value-type="float">
            <text:p>0.301334665732867</text:p>
          </table:table-cell>
          <table:table-cell office:value-type="float" office:value="0.30614386198819" calcext:value-type="float">
            <text:p>0.30614386198819</text:p>
          </table:table-cell>
          <table:table-cell office:value-type="float" office:value="0.307970065480612" calcext:value-type="float">
            <text:p>0.307970065480612</text:p>
          </table:table-cell>
          <table:table-cell office:value-type="float" office:value="0.303716886181626" calcext:value-type="float">
            <text:p>0.303716886181626</text:p>
          </table:table-cell>
          <table:table-cell office:value-type="float" office:value="0.303859107170967" calcext:value-type="float">
            <text:p>0.303859107170967</text:p>
          </table:table-cell>
          <table:table-cell office:value-type="float" office:value="0.297754216098681" calcext:value-type="float">
            <text:p>0.297754216098681</text:p>
          </table:table-cell>
          <table:table-cell office:value-type="float" office:value="0.299175208350057" calcext:value-type="float">
            <text:p>0.299175208350057</text:p>
          </table:table-cell>
          <table:table-cell office:value-type="float" office:value="0.306441832798486" calcext:value-type="float">
            <text:p>0.306441832798486</text:p>
          </table:table-cell>
          <table:table-cell office:value-type="float" office:value="0.307196257291751" calcext:value-type="float">
            <text:p>0.307196257291751</text:p>
          </table:table-cell>
          <table:table-cell office:value-type="float" office:value="0.302459259753606" calcext:value-type="float">
            <text:p>0.302459259753606</text:p>
          </table:table-cell>
          <table:table-cell office:value-type="float" office:value="0.301658684311276" calcext:value-type="float">
            <text:p>0.301658684311276</text:p>
          </table:table-cell>
          <table:table-cell office:value-type="float" office:value="0.29715813275812" calcext:value-type="float">
            <text:p>0.29715813275812</text:p>
          </table:table-cell>
          <table:table-cell office:value-type="float" office:value="0.297604147430958" calcext:value-type="float">
            <text:p>0.297604147430958</text:p>
          </table:table-cell>
          <table:table-cell office:value-type="float" office:value="0.302790025364623" calcext:value-type="float">
            <text:p>0.302790025364623</text:p>
          </table:table-cell>
          <table:table-cell office:value-type="float" office:value="0.303408736594348" calcext:value-type="float">
            <text:p>0.303408736594348</text:p>
          </table:table-cell>
          <table:table-cell office:value-type="float" office:value="0.298531233369759" calcext:value-type="float">
            <text:p>0.298531233369759</text:p>
          </table:table-cell>
          <table:table-cell office:value-type="float" office:value="0.306601977353608" calcext:value-type="float">
            <text:p>0.306601977353608</text:p>
          </table:table-cell>
          <table:table-cell office:value-type="float" office:value="0.300338738340428" calcext:value-type="float">
            <text:p>0.300338738340428</text:p>
          </table:table-cell>
          <table:table-cell office:value-type="float" office:value="0.303194865151035" calcext:value-type="float">
            <text:p>0.303194865151035</text:p>
          </table:table-cell>
          <table:table-cell office:value-type="float" office:value="0.303175696125996" calcext:value-type="float">
            <text:p>0.303175696125996</text:p>
          </table:table-cell>
          <table:table-cell office:value-type="float" office:value="0.299015467714286" calcext:value-type="float">
            <text:p>0.299015467714286</text:p>
          </table:table-cell>
          <table:table-cell office:value-type="float" office:value="0.301261093635501" calcext:value-type="float">
            <text:p>0.301261093635501</text:p>
          </table:table-cell>
          <table:table-cell office:value-type="float" office:value="0.306170101575075" calcext:value-type="float">
            <text:p>0.306170101575075</text:p>
          </table:table-cell>
          <table:table-cell office:value-type="float" office:value="0.30776242681042" calcext:value-type="float">
            <text:p>0.30776242681042</text:p>
          </table:table-cell>
          <table:table-cell office:value-type="float" office:value="0.303896251611456" calcext:value-type="float">
            <text:p>0.303896251611456</text:p>
          </table:table-cell>
          <table:table-cell office:value-type="float" office:value="0.304806049747065" calcext:value-type="float">
            <text:p>0.304806049747065</text:p>
          </table:table-cell>
          <table:table-cell office:value-type="float" office:value="0.304010179319309" calcext:value-type="float">
            <text:p>0.304010179319309</text:p>
          </table:table-cell>
          <table:table-cell office:value-type="float" office:value="0.304096093917086" calcext:value-type="float">
            <text:p>0.304096093917086</text:p>
          </table:table-cell>
          <table:table-cell office:value-type="float" office:value="0.301099237615616" calcext:value-type="float">
            <text:p>0.301099237615616</text:p>
          </table:table-cell>
          <table:table-cell office:value-type="float" office:value="0.308285506786386" calcext:value-type="float">
            <text:p>0.308285506786386</text:p>
          </table:table-cell>
          <table:table-cell office:value-type="float" office:value="0.306249039508281" calcext:value-type="float">
            <text:p>0.306249039508281</text:p>
          </table:table-cell>
          <table:table-cell office:value-type="float" office:value="0.305387497421753" calcext:value-type="float">
            <text:p>0.305387497421753</text:p>
          </table:table-cell>
          <table:table-cell office:value-type="float" office:value="0.299551068790269" calcext:value-type="float">
            <text:p>0.299551068790269</text:p>
          </table:table-cell>
          <table:table-cell office:value-type="float" office:value="0.303117411928693" calcext:value-type="float">
            <text:p>0.303117411928693</text:p>
          </table:table-cell>
          <table:table-cell office:value-type="float" office:value="0.307989596004056" calcext:value-type="float">
            <text:p>0.307989596004056</text:p>
          </table:table-cell>
          <table:table-cell office:value-type="float" office:value="0.303851927444462" calcext:value-type="float">
            <text:p>0.303851927444462</text:p>
          </table:table-cell>
          <table:table-cell office:value-type="float" office:value="0.303563954673406" calcext:value-type="float">
            <text:p>0.303563954673406</text:p>
          </table:table-cell>
          <table:table-cell office:value-type="float" office:value="0.303527949425274" calcext:value-type="float">
            <text:p>0.303527949425274</text:p>
          </table:table-cell>
          <table:table-cell office:value-type="float" office:value="0.304772089935974" calcext:value-type="float">
            <text:p>0.304772089935974</text:p>
          </table:table-cell>
          <table:table-cell office:value-type="float" office:value="0.299398293090481" calcext:value-type="float">
            <text:p>0.299398293090481</text:p>
          </table:table-cell>
          <table:table-cell office:value-type="float" office:value="0.299276763416235" calcext:value-type="float">
            <text:p>0.299276763416235</text:p>
          </table:table-cell>
          <table:table-cell office:value-type="float" office:value="0.300119716398086" calcext:value-type="float">
            <text:p>0.300119716398086</text:p>
          </table:table-cell>
          <table:table-cell office:value-type="float" office:value="0.307557778693557" calcext:value-type="float">
            <text:p>0.307557778693557</text:p>
          </table:table-cell>
          <table:table-cell office:value-type="float" office:value="0.307640345249235" calcext:value-type="float">
            <text:p>0.307640345249235</text:p>
          </table:table-cell>
          <table:table-cell office:value-type="float" office:value="0.305124484370832" calcext:value-type="float">
            <text:p>0.305124484370832</text:p>
          </table:table-cell>
          <table:table-cell office:value-type="float" office:value="0.30500108734834" calcext:value-type="float">
            <text:p>0.30500108734834</text:p>
          </table:table-cell>
          <table:table-cell office:value-type="float" office:value="0.300067357857202" calcext:value-type="float">
            <text:p>0.300067357857202</text:p>
          </table:table-cell>
          <table:table-cell office:value-type="float" office:value="0.299856105329667" calcext:value-type="float">
            <text:p>0.299856105329667</text:p>
          </table:table-cell>
          <table:table-cell office:value-type="float" office:value="0.303240548982368" calcext:value-type="float">
            <text:p>0.303240548982368</text:p>
          </table:table-cell>
          <table:table-cell office:value-type="float" office:value="0.305099317803709" calcext:value-type="float">
            <text:p>0.305099317803709</text:p>
          </table:table-cell>
          <table:table-cell office:value-type="float" office:value="0.304672660154614" calcext:value-type="float">
            <text:p>0.304672660154614</text:p>
          </table:table-cell>
          <table:table-cell office:value-type="float" office:value="0.304042830514935" calcext:value-type="float">
            <text:p>0.304042830514935</text:p>
          </table:table-cell>
          <table:table-cell office:value-type="float" office:value="0.298568899695509" calcext:value-type="float">
            <text:p>0.298568899695509</text:p>
          </table:table-cell>
          <table:table-cell office:value-type="float" office:value="0.299165875959522" calcext:value-type="float">
            <text:p>0.299165875959522</text:p>
          </table:table-cell>
          <table:table-cell office:value-type="float" office:value="0.299177447874631" calcext:value-type="float">
            <text:p>0.299177447874631</text:p>
          </table:table-cell>
          <table:table-cell office:value-type="float" office:value="0.300552041576998" calcext:value-type="float">
            <text:p>0.300552041576998</text:p>
          </table:table-cell>
          <table:table-cell office:value-type="float" office:value="0.306312710031898" calcext:value-type="float">
            <text:p>0.306312710031898</text:p>
          </table:table-cell>
          <table:table-cell office:value-type="float" office:value="0.30340722896117" calcext:value-type="float">
            <text:p>0.30340722896117</text:p>
          </table:table-cell>
          <table:table-cell office:value-type="float" office:value="0.303041177077794" calcext:value-type="float">
            <text:p>0.303041177077794</text:p>
          </table:table-cell>
          <table:table-cell office:value-type="float" office:value="0.302865808396048" calcext:value-type="float">
            <text:p>0.302865808396048</text:p>
          </table:table-cell>
          <table:table-cell office:value-type="float" office:value="0.304644530765323" calcext:value-type="float">
            <text:p>0.304644530765323</text:p>
          </table:table-cell>
          <table:table-cell office:value-type="float" office:value="0.301434034602143" calcext:value-type="float">
            <text:p>0.301434034602143</text:p>
          </table:table-cell>
          <table:table-cell office:value-type="float" office:value="0.299599249452122" calcext:value-type="float">
            <text:p>0.299599249452122</text:p>
          </table:table-cell>
          <table:table-cell office:value-type="float" office:value="0.299084666996521" calcext:value-type="float">
            <text:p>0.299084666996521</text:p>
          </table:table-cell>
          <table:table-cell office:value-type="float" office:value="0.301129854958796" calcext:value-type="float">
            <text:p>0.301129854958796</text:p>
          </table:table-cell>
          <table:table-cell office:value-type="float" office:value="0.303263110457268" calcext:value-type="float">
            <text:p>0.303263110457268</text:p>
          </table:table-cell>
          <table:table-cell office:value-type="float" office:value="0.304564688292193" calcext:value-type="float">
            <text:p>0.304564688292193</text:p>
          </table:table-cell>
          <table:table-cell office:value-type="float" office:value="0.299565410405765" calcext:value-type="float">
            <text:p>0.299565410405765</text:p>
          </table:table-cell>
          <table:table-cell office:value-type="float" office:value="0.305133054291595" calcext:value-type="float">
            <text:p>0.305133054291595</text:p>
          </table:table-cell>
          <table:table-cell office:value-type="float" office:value="0.299009793259327" calcext:value-type="float">
            <text:p>0.299009793259327</text:p>
          </table:table-cell>
          <table:table-cell office:value-type="float" office:value="0.302181505644586" calcext:value-type="float">
            <text:p>0.302181505644586</text:p>
          </table:table-cell>
          <table:table-cell office:value-type="float" office:value="0.303974865158277" calcext:value-type="float">
            <text:p>0.303974865158277</text:p>
          </table:table-cell>
          <table:table-cell office:value-type="float" office:value="0.303854396464162" calcext:value-type="float">
            <text:p>0.303854396464162</text:p>
          </table:table-cell>
          <table:table-cell office:value-type="float" office:value="0.297844059985764" calcext:value-type="float">
            <text:p>0.297844059985764</text:p>
          </table:table-cell>
          <table:table-cell office:value-type="float" office:value="0.299588284796171" calcext:value-type="float">
            <text:p>0.299588284796171</text:p>
          </table:table-cell>
          <table:table-cell office:value-type="float" office:value="0.303560231413133" calcext:value-type="float">
            <text:p>0.303560231413133</text:p>
          </table:table-cell>
          <table:table-cell office:value-type="float" office:value="0.304422788904804" calcext:value-type="float">
            <text:p>0.304422788904804</text:p>
          </table:table-cell>
          <table:table-cell office:value-type="float" office:value="0.300097407376572" calcext:value-type="float">
            <text:p>0.300097407376572</text:p>
          </table:table-cell>
          <table:table-cell office:value-type="float" office:value="0.302282069084245" calcext:value-type="float">
            <text:p>0.302282069084245</text:p>
          </table:table-cell>
          <table:table-cell office:value-type="float" office:value="0.305393822068053" calcext:value-type="float">
            <text:p>0.305393822068053</text:p>
          </table:table-cell>
          <table:table-cell office:value-type="float" office:value="0.30581441943223" calcext:value-type="float">
            <text:p>0.30581441943223</text:p>
          </table:table-cell>
          <table:table-cell office:value-type="float" office:value="0.304328755222712" calcext:value-type="float">
            <text:p>0.304328755222712</text:p>
          </table:table-cell>
          <table:table-cell office:value-type="float" office:value="0.297233424610658" calcext:value-type="float">
            <text:p>0.297233424610658</text:p>
          </table:table-cell>
          <table:table-cell office:value-type="float" office:value="0.302818740681245" calcext:value-type="float">
            <text:p>0.302818740681245</text:p>
          </table:table-cell>
          <table:table-cell office:value-type="float" office:value="0.302541818869984" calcext:value-type="float">
            <text:p>0.302541818869984</text:p>
          </table:table-cell>
          <table:table-cell office:value-type="float" office:value="0.300823895165845" calcext:value-type="float">
            <text:p>0.300823895165845</text:p>
          </table:table-cell>
          <table:table-cell office:value-type="float" office:value="0.300424463809612" calcext:value-type="float">
            <text:p>0.300424463809612</text:p>
          </table:table-cell>
          <table:table-cell office:value-type="float" office:value="0.302413778176828" calcext:value-type="float">
            <text:p>0.302413778176828</text:p>
          </table:table-cell>
          <table:table-cell office:value-type="float" office:value="0.302644480295678" calcext:value-type="float">
            <text:p>0.302644480295678</text:p>
          </table:table-cell>
          <table:table-cell office:value-type="float" office:value="0.302945132732909" calcext:value-type="float">
            <text:p>0.302945132732909</text:p>
          </table:table-cell>
          <table:table-cell office:value-type="float" office:value="0.300377680315269" calcext:value-type="float">
            <text:p>0.300377680315269</text:p>
          </table:table-cell>
          <table:table-cell office:value-type="float" office:value="0.297954014291415" calcext:value-type="float">
            <text:p>0.297954014291415</text:p>
          </table:table-cell>
          <table:table-cell office:value-type="float" office:value="0.298714125378318" calcext:value-type="float">
            <text:p>0.298714125378318</text:p>
          </table:table-cell>
          <table:table-cell office:value-type="float" office:value="0.300738036202807" calcext:value-type="float">
            <text:p>0.300738036202807</text:p>
          </table:table-cell>
          <table:table-cell office:value-type="float" office:value="0.305589717288243" calcext:value-type="float">
            <text:p>0.305589717288243</text:p>
          </table:table-cell>
          <table:table-cell office:value-type="float" office:value="0.306085793738257" calcext:value-type="float">
            <text:p>0.306085793738257</text:p>
          </table:table-cell>
          <table:table-cell office:value-type="float" office:value="0.303795669309334" calcext:value-type="float">
            <text:p>0.303795669309334</text:p>
          </table:table-cell>
          <table:table-cell office:value-type="float" office:value="0.303326572089348" calcext:value-type="float">
            <text:p>0.303326572089348</text:p>
          </table:table-cell>
          <table:table-cell office:value-type="float" office:value="0.305491160324324" calcext:value-type="float">
            <text:p>0.305491160324324</text:p>
          </table:table-cell>
          <table:table-cell office:value-type="float" office:value="0.300949005191866" calcext:value-type="float">
            <text:p>0.300949005191866</text:p>
          </table:table-cell>
          <table:table-cell office:value-type="float" office:value="0.301689648193085" calcext:value-type="float">
            <text:p>0.301689648193085</text:p>
          </table:table-cell>
          <table:table-cell office:value-type="float" office:value="0.302581800259683" calcext:value-type="float">
            <text:p>0.302581800259683</text:p>
          </table:table-cell>
          <table:table-cell office:value-type="float" office:value="0.30500731653998" calcext:value-type="float">
            <text:p>0.30500731653998</text:p>
          </table:table-cell>
          <table:table-cell office:value-type="float" office:value="0.307235416100637" calcext:value-type="float">
            <text:p>0.307235416100637</text:p>
          </table:table-cell>
          <table:table-cell office:value-type="float" office:value="0.309726943965322" calcext:value-type="float">
            <text:p>0.309726943965322</text:p>
          </table:table-cell>
          <table:table-cell office:value-type="float" office:value="0.306431823211021" calcext:value-type="float">
            <text:p>0.306431823211021</text:p>
          </table:table-cell>
          <table:table-cell office:value-type="float" office:value="0.305608569773205" calcext:value-type="float">
            <text:p>0.305608569773205</text:p>
          </table:table-cell>
          <table:table-cell office:value-type="float" office:value="0.30668307443625" calcext:value-type="float">
            <text:p>0.30668307443625</text:p>
          </table:table-cell>
          <table:table-cell office:value-type="float" office:value="0.301472532374892" calcext:value-type="float">
            <text:p>0.301472532374892</text:p>
          </table:table-cell>
          <table:table-cell office:value-type="float" office:value="0.301131801949704" calcext:value-type="float">
            <text:p>0.301131801949704</text:p>
          </table:table-cell>
          <table:table-cell office:value-type="float" office:value="0.300208539796678" calcext:value-type="float">
            <text:p>0.300208539796678</text:p>
          </table:table-cell>
          <table:table-cell office:value-type="float" office:value="0.300226264804433" calcext:value-type="float">
            <text:p>0.300226264804433</text:p>
          </table:table-cell>
          <table:table-cell office:value-type="float" office:value="0.303943814005344" calcext:value-type="float">
            <text:p>0.303943814005344</text:p>
          </table:table-cell>
          <table:table-cell office:value-type="float" office:value="0.306942620372158" calcext:value-type="float">
            <text:p>0.306942620372158</text:p>
          </table:table-cell>
          <table:table-cell office:value-type="float" office:value="0.308296696130781" calcext:value-type="float">
            <text:p>0.308296696130781</text:p>
          </table:table-cell>
          <table:table-cell office:value-type="float" office:value="0.303717980206224" calcext:value-type="float">
            <text:p>0.303717980206224</text:p>
          </table:table-cell>
          <table:table-cell office:value-type="float" office:value="0.302884447315943" calcext:value-type="float">
            <text:p>0.302884447315943</text:p>
          </table:table-cell>
          <table:table-cell office:value-type="float" office:value="0.302738492841045" calcext:value-type="float">
            <text:p>0.302738492841045</text:p>
          </table:table-cell>
          <table:table-cell office:value-type="float" office:value="0.306683703599916" calcext:value-type="float">
            <text:p>0.306683703599916</text:p>
          </table:table-cell>
          <table:table-cell office:value-type="float" office:value="0.305447140890857" calcext:value-type="float">
            <text:p>0.305447140890857</text:p>
          </table:table-cell>
          <table:table-cell office:value-type="float" office:value="0.300427953734006" calcext:value-type="float">
            <text:p>0.300427953734006</text:p>
          </table:table-cell>
          <table:table-cell office:value-type="float" office:value="0.300853780757015" calcext:value-type="float">
            <text:p>0.300853780757015</text:p>
          </table:table-cell>
          <table:table-cell office:value-type="float" office:value="0.303740282582646" calcext:value-type="float">
            <text:p>0.303740282582646</text:p>
          </table:table-cell>
          <table:table-cell office:value-type="float" office:value="0.304643521761061" calcext:value-type="float">
            <text:p>0.304643521761061</text:p>
          </table:table-cell>
          <table:table-cell office:value-type="float" office:value="0.303661354968112" calcext:value-type="float">
            <text:p>0.303661354968112</text:p>
          </table:table-cell>
          <table:table-cell office:value-type="float" office:value="0.302700738016796" calcext:value-type="float">
            <text:p>0.302700738016796</text:p>
          </table:table-cell>
          <table:table-cell office:value-type="float" office:value="0.299052402920606" calcext:value-type="float">
            <text:p>0.299052402920606</text:p>
          </table:table-cell>
          <table:table-cell office:value-type="float" office:value="0.300840540965253" calcext:value-type="float">
            <text:p>0.300840540965253</text:p>
          </table:table-cell>
          <table:table-cell office:value-type="float" office:value="0.302995271794843" calcext:value-type="float">
            <text:p>0.302995271794843</text:p>
          </table:table-cell>
          <table:table-cell office:value-type="float" office:value="0.309398875788441" calcext:value-type="float">
            <text:p>0.309398875788441</text:p>
          </table:table-cell>
          <table:table-cell office:value-type="float" office:value="0.305485337726535" calcext:value-type="float">
            <text:p>0.305485337726535</text:p>
          </table:table-cell>
          <table:table-cell office:value-type="float" office:value="0.305111118519695" calcext:value-type="float">
            <text:p>0.305111118519695</text:p>
          </table:table-cell>
          <table:table-cell office:value-type="float" office:value="0.304547161510716" calcext:value-type="float">
            <text:p>0.304547161510716</text:p>
          </table:table-cell>
          <table:table-cell office:value-type="float" office:value="0.303357578109905" calcext:value-type="float">
            <text:p>0.303357578109905</text:p>
          </table:table-cell>
          <table:table-cell office:value-type="float" office:value="0.300287681461892" calcext:value-type="float">
            <text:p>0.300287681461892</text:p>
          </table:table-cell>
          <table:table-cell office:value-type="float" office:value="0.303251650671464" calcext:value-type="float">
            <text:p>0.303251650671464</text:p>
          </table:table-cell>
          <table:table-cell office:value-type="float" office:value="0.305489115492408" calcext:value-type="float">
            <text:p>0.305489115492408</text:p>
          </table:table-cell>
          <table:table-cell office:value-type="float" office:value="0.299177890035844" calcext:value-type="float">
            <text:p>0.299177890035844</text:p>
          </table:table-cell>
          <table:table-cell office:value-type="float" office:value="0.301037824595017" calcext:value-type="float">
            <text:p>0.301037824595017</text:p>
          </table:table-cell>
          <table:table-cell office:value-type="float" office:value="0.305098801623393" calcext:value-type="float">
            <text:p>0.305098801623393</text:p>
          </table:table-cell>
          <table:table-cell office:value-type="float" office:value="0.305981055005083" calcext:value-type="float">
            <text:p>0.305981055005083</text:p>
          </table:table-cell>
          <table:table-cell office:value-type="float" office:value="0.303617795465441" calcext:value-type="float">
            <text:p>0.303617795465441</text:p>
          </table:table-cell>
          <table:table-cell office:value-type="float" office:value="0.306899112376672" calcext:value-type="float">
            <text:p>0.306899112376672</text:p>
          </table:table-cell>
          <table:table-cell office:value-type="float" office:value="0.305286297814157" calcext:value-type="float">
            <text:p>0.305286297814157</text:p>
          </table:table-cell>
          <table:table-cell office:value-type="float" office:value="0.299595525839122" calcext:value-type="float">
            <text:p>0.299595525839122</text:p>
          </table:table-cell>
          <table:table-cell office:value-type="float" office:value="0.299877661585891" calcext:value-type="float">
            <text:p>0.299877661585891</text:p>
          </table:table-cell>
          <table:table-cell office:value-type="float" office:value="0.300319451860423" calcext:value-type="float">
            <text:p>0.300319451860423</text:p>
          </table:table-cell>
          <table:table-cell office:value-type="float" office:value="0.306835510695136" calcext:value-type="float">
            <text:p>0.306835510695136</text:p>
          </table:table-cell>
          <table:table-cell office:value-type="float" office:value="0.308860268235719" calcext:value-type="float">
            <text:p>0.308860268235719</text:p>
          </table:table-cell>
          <table:table-cell office:value-type="float" office:value="0.303905451369501" calcext:value-type="float">
            <text:p>0.303905451369501</text:p>
          </table:table-cell>
          <table:table-cell office:value-type="float" office:value="0.30428148066515" calcext:value-type="float">
            <text:p>0.30428148066515</text:p>
          </table:table-cell>
          <table:table-cell office:value-type="float" office:value="0.302343639465553" calcext:value-type="float">
            <text:p>0.302343639465553</text:p>
          </table:table-cell>
          <table:table-cell office:value-type="float" office:value="0.304780695552966" calcext:value-type="float">
            <text:p>0.304780695552966</text:p>
          </table:table-cell>
          <table:table-cell office:value-type="float" office:value="0.304357562733592" calcext:value-type="float">
            <text:p>0.304357562733592</text:p>
          </table:table-cell>
          <table:table-cell office:value-type="float" office:value="0.301952007260476" calcext:value-type="float">
            <text:p>0.301952007260476</text:p>
          </table:table-cell>
          <table:table-cell office:value-type="float" office:value="0.299133828525652" calcext:value-type="float">
            <text:p>0.299133828525652</text:p>
          </table:table-cell>
          <table:table-cell office:value-type="float" office:value="0.29958847399451" calcext:value-type="float">
            <text:p>0.29958847399451</text:p>
          </table:table-cell>
          <table:table-cell office:value-type="float" office:value="0.303785501824721" calcext:value-type="float">
            <text:p>0.303785501824721</text:p>
          </table:table-cell>
          <table:table-cell office:value-type="float" office:value="0.305135965804549" calcext:value-type="float">
            <text:p>0.305135965804549</text:p>
          </table:table-cell>
          <table:table-cell office:value-type="float" office:value="0.305251917987976" calcext:value-type="float">
            <text:p>0.305251917987976</text:p>
          </table:table-cell>
          <table:table-cell office:value-type="float" office:value="0.298234969112558" calcext:value-type="float">
            <text:p>0.298234969112558</text:p>
          </table:table-cell>
          <table:table-cell office:value-type="float" office:value="0.300743811302547" calcext:value-type="float">
            <text:p>0.300743811302547</text:p>
          </table:table-cell>
          <table:table-cell office:value-type="float" office:value="0.308867687673111" calcext:value-type="float">
            <text:p>0.308867687673111</text:p>
          </table:table-cell>
          <table:table-cell office:value-type="float" office:value="0.305617294072781" calcext:value-type="float">
            <text:p>0.305617294072781</text:p>
          </table:table-cell>
          <table:table-cell office:value-type="float" office:value="0.306822554829601" calcext:value-type="float">
            <text:p>0.306822554829601</text:p>
          </table:table-cell>
          <table:table-cell office:value-type="float" office:value="0.306810870773196" calcext:value-type="float">
            <text:p>0.306810870773196</text:p>
          </table:table-cell>
          <table:table-cell office:value-type="float" office:value="0.299849750602937" calcext:value-type="float">
            <text:p>0.299849750602937</text:p>
          </table:table-cell>
          <table:table-cell office:value-type="float" office:value="0.299841333159791" calcext:value-type="float">
            <text:p>0.299841333159791</text:p>
          </table:table-cell>
          <table:table-cell office:value-type="float" office:value="0.301043220958719" calcext:value-type="float">
            <text:p>0.301043220958719</text:p>
          </table:table-cell>
          <table:table-cell office:value-type="float" office:value="0.306736535459371" calcext:value-type="float">
            <text:p>0.306736535459371</text:p>
          </table:table-cell>
          <table:table-cell office:value-type="float" office:value="0.305970642997911" calcext:value-type="float">
            <text:p>0.305970642997911</text:p>
          </table:table-cell>
          <table:table-cell office:value-type="float" office:value="0.299584231813799" calcext:value-type="float">
            <text:p>0.299584231813799</text:p>
          </table:table-cell>
          <table:table-cell office:value-type="float" office:value="0.299767286883845" calcext:value-type="float">
            <text:p>0.299767286883845</text:p>
          </table:table-cell>
          <table:table-cell office:value-type="float" office:value="0.30573603420425" calcext:value-type="float">
            <text:p>0.30573603420425</text:p>
          </table:table-cell>
          <table:table-cell office:value-type="float" office:value="0.306019253491128" calcext:value-type="float">
            <text:p>0.306019253491128</text:p>
          </table:table-cell>
          <table:table-cell office:value-type="float" office:value="0.306245965970042" calcext:value-type="float">
            <text:p>0.306245965970042</text:p>
          </table:table-cell>
          <table:table-cell office:value-type="float" office:value="0.305755423217934" calcext:value-type="float">
            <text:p>0.305755423217934</text:p>
          </table:table-cell>
          <table:table-cell office:value-type="float" office:value="0.300013474328747" calcext:value-type="float">
            <text:p>0.300013474328747</text:p>
          </table:table-cell>
          <table:table-cell office:value-type="float" office:value="0.300071656657563" calcext:value-type="float">
            <text:p>0.300071656657563</text:p>
          </table:table-cell>
          <table:table-cell office:value-type="float" office:value="0.304242557916534" calcext:value-type="float">
            <text:p>0.304242557916534</text:p>
          </table:table-cell>
          <table:table-cell office:value-type="float" office:value="0.307095464996588" calcext:value-type="float">
            <text:p>0.307095464996588</text:p>
          </table:table-cell>
          <table:table-cell office:value-type="float" office:value="0.308794777799857" calcext:value-type="float">
            <text:p>0.308794777799857</text:p>
          </table:table-cell>
          <table:table-cell office:value-type="float" office:value="0.310215141232282" calcext:value-type="float">
            <text:p>0.310215141232282</text:p>
          </table:table-cell>
          <table:table-cell office:value-type="float" office:value="0.305193573536333" calcext:value-type="float">
            <text:p>0.305193573536333</text:p>
          </table:table-cell>
          <table:table-cell office:value-type="float" office:value="0.305257263835751" calcext:value-type="float">
            <text:p>0.305257263835751</text:p>
          </table:table-cell>
          <table:table-cell office:value-type="float" office:value="0.304274747425072" calcext:value-type="float">
            <text:p>0.304274747425072</text:p>
          </table:table-cell>
          <table:table-cell office:value-type="float" office:value="0.307089802864526" calcext:value-type="float">
            <text:p>0.307089802864526</text:p>
          </table:table-cell>
          <table:table-cell office:value-type="float" office:value="0.301178283048385" calcext:value-type="float">
            <text:p>0.301178283048385</text:p>
          </table:table-cell>
          <table:table-cell office:value-type="float" office:value="0.301328175323014" calcext:value-type="float">
            <text:p>0.301328175323014</text:p>
          </table:table-cell>
          <table:table-cell office:value-type="float" office:value="0.306493719069576" calcext:value-type="float">
            <text:p>0.306493719069576</text:p>
          </table:table-cell>
          <table:table-cell office:value-type="float" office:value="0.306973270672361" calcext:value-type="float">
            <text:p>0.306973270672361</text:p>
          </table:table-cell>
          <table:table-cell office:value-type="float" office:value="0.303049562915893" calcext:value-type="float">
            <text:p>0.303049562915893</text:p>
          </table:table-cell>
          <table:table-cell office:value-type="float" office:value="0.304877246009662" calcext:value-type="float">
            <text:p>0.304877246009662</text:p>
          </table:table-cell>
          <table:table-cell office:value-type="float" office:value="0.305907439276058" calcext:value-type="float">
            <text:p>0.305907439276058</text:p>
          </table:table-cell>
          <table:table-cell office:value-type="float" office:value="0.307675484819427" calcext:value-type="float">
            <text:p>0.307675484819427</text:p>
          </table:table-cell>
          <table:table-cell office:value-type="float" office:value="0.309502565401816" calcext:value-type="float">
            <text:p>0.309502565401816</text:p>
          </table:table-cell>
          <table:table-cell office:value-type="float" office:value="0.309111660033605" calcext:value-type="float">
            <text:p>0.309111660033605</text:p>
          </table:table-cell>
          <table:table-cell office:value-type="float" office:value="0.311638083107115" calcext:value-type="float">
            <text:p>0.311638083107115</text:p>
          </table:table-cell>
          <table:table-cell office:value-type="float" office:value="0.312423109647147" calcext:value-type="float">
            <text:p>0.312423109647147</text:p>
          </table:table-cell>
          <table:table-cell office:value-type="float" office:value="0.304921533771339" calcext:value-type="float">
            <text:p>0.304921533771339</text:p>
          </table:table-cell>
          <table:table-cell office:value-type="float" office:value="0.307043539019043" calcext:value-type="float">
            <text:p>0.307043539019043</text:p>
          </table:table-cell>
          <table:table-cell office:value-type="float" office:value="0.310696234200907" calcext:value-type="float">
            <text:p>0.310696234200907</text:p>
          </table:table-cell>
          <table:table-cell office:value-type="float" office:value="0.312279200525265" calcext:value-type="float">
            <text:p>0.312279200525265</text:p>
          </table:table-cell>
          <table:table-cell office:value-type="float" office:value="0.312569767716278" calcext:value-type="float">
            <text:p>0.312569767716278</text:p>
          </table:table-cell>
          <table:table-cell office:value-type="float" office:value="0.311707840045447" calcext:value-type="float">
            <text:p>0.311707840045447</text:p>
          </table:table-cell>
          <table:table-cell office:value-type="float" office:value="0.310707132236301" calcext:value-type="float">
            <text:p>0.310707132236301</text:p>
          </table:table-cell>
          <table:table-cell office:value-type="float" office:value="0.309743054771534" calcext:value-type="float">
            <text:p>0.309743054771534</text:p>
          </table:table-cell>
          <table:table-cell office:value-type="float" office:value="0.310220175344431" calcext:value-type="float">
            <text:p>0.310220175344431</text:p>
          </table:table-cell>
          <table:table-cell office:value-type="float" office:value="0.310182380397002" calcext:value-type="float">
            <text:p>0.310182380397002</text:p>
          </table:table-cell>
          <table:table-cell office:value-type="float" office:value="0.309046876484672" calcext:value-type="float">
            <text:p>0.309046876484672</text:p>
          </table:table-cell>
          <table:table-cell office:value-type="float" office:value="0.308185792967229" calcext:value-type="float">
            <text:p>0.308185792967229</text:p>
          </table:table-cell>
          <table:table-cell office:value-type="float" office:value="0.307219950864001" calcext:value-type="float">
            <text:p>0.307219950864001</text:p>
          </table:table-cell>
          <table:table-cell office:value-type="float" office:value="0.305613422402877" calcext:value-type="float">
            <text:p>0.305613422402877</text:p>
          </table:table-cell>
          <table:table-cell office:value-type="float" office:value="0.302999813587205" calcext:value-type="float">
            <text:p>0.302999813587205</text:p>
          </table:table-cell>
          <table:table-cell office:value-type="float" office:value="0.301305366982296" calcext:value-type="float">
            <text:p>0.301305366982296</text:p>
          </table:table-cell>
          <table:table-cell office:value-type="float" office:value="0.301008740663319" calcext:value-type="float">
            <text:p>0.301008740663319</text:p>
          </table:table-cell>
          <table:table-cell office:value-type="float" office:value="0.299951528833937" calcext:value-type="float">
            <text:p>0.299951528833937</text:p>
          </table:table-cell>
          <table:table-cell office:value-type="float" office:value="0.29954998744326" calcext:value-type="float">
            <text:p>0.29954998744326</text:p>
          </table:table-cell>
          <table:table-cell office:value-type="float" office:value="0.299614124683507" calcext:value-type="float">
            <text:p>0.299614124683507</text:p>
          </table:table-cell>
          <table:table-cell office:value-type="float" office:value="0.299922789389551" calcext:value-type="float">
            <text:p>0.299922789389551</text:p>
          </table:table-cell>
          <table:table-cell office:value-type="float" office:value="0.299936314168098" calcext:value-type="float">
            <text:p>0.299936314168098</text:p>
          </table:table-cell>
          <table:table-cell office:value-type="float" office:value="0.300312644839862" calcext:value-type="float">
            <text:p>0.300312644839862</text:p>
          </table:table-cell>
          <table:table-cell office:value-type="float" office:value="0.300507741246908" calcext:value-type="float">
            <text:p>0.300507741246908</text:p>
          </table:table-cell>
          <table:table-cell office:value-type="float" office:value="0.300422401245637" calcext:value-type="float">
            <text:p>0.300422401245637</text:p>
          </table:table-cell>
          <table:table-cell office:value-type="float" office:value="0.300432711506433" calcext:value-type="float">
            <text:p>0.300432711506433</text:p>
          </table:table-cell>
          <table:table-cell office:value-type="float" office:value="0.300215323227166" calcext:value-type="float">
            <text:p>0.300215323227166</text:p>
          </table:table-cell>
          <table:table-cell office:value-type="float" office:value="0.300167904318054" calcext:value-type="float">
            <text:p>0.300167904318054</text:p>
          </table:table-cell>
          <table:table-cell office:value-type="float" office:value="0.300084064453017" calcext:value-type="float">
            <text:p>0.300084064453017</text:p>
          </table:table-cell>
          <table:table-cell office:value-type="float" office:value="0.300228482751403" calcext:value-type="float">
            <text:p>0.300228482751403</text:p>
          </table:table-cell>
          <table:table-cell office:value-type="float" office:value="0.300363907634768" calcext:value-type="float">
            <text:p>0.300363907634768</text:p>
          </table:table-cell>
          <table:table-cell office:value-type="float" office:value="0.300369367269621" calcext:value-type="float">
            <text:p>0.300369367269621</text:p>
          </table:table-cell>
          <table:table-cell office:value-type="float" office:value="0.300313314504999" calcext:value-type="float">
            <text:p>0.300313314504999</text:p>
          </table:table-cell>
          <table:table-cell office:value-type="float" office:value="0.300266211438166" calcext:value-type="float">
            <text:p>0.300266211438166</text:p>
          </table:table-cell>
          <table:table-cell office:value-type="float" office:value="0.300228986812954" calcext:value-type="float">
            <text:p>0.300228986812954</text:p>
          </table:table-cell>
          <table:table-cell office:value-type="float" office:value="0.300242759030944" calcext:value-type="float">
            <text:p>0.300242759030944</text:p>
          </table:table-cell>
          <table:table-cell office:value-type="float" office:value="0.300365609341543" calcext:value-type="float">
            <text:p>0.300365609341543</text:p>
          </table:table-cell>
          <table:table-cell office:value-type="float" office:value="0.300333331995028" calcext:value-type="float">
            <text:p>0.300333331995028</text:p>
          </table:table-cell>
          <table:table-cell office:value-type="float" office:value="0.300316902280786" calcext:value-type="float">
            <text:p>0.300316902280786</text:p>
          </table:table-cell>
          <table:table-cell office:value-type="float" office:value="0.300290679336447" calcext:value-type="float">
            <text:p>0.300290679336447</text:p>
          </table:table-cell>
          <table:table-cell office:value-type="float" office:value="0.300341685990612" calcext:value-type="float">
            <text:p>0.300341685990612</text:p>
          </table:table-cell>
          <table:table-cell office:value-type="float" office:value="0.300340781808481" calcext:value-type="float">
            <text:p>0.300340781808481</text:p>
          </table:table-cell>
          <table:table-cell office:value-type="float" office:value="0.300290380639538" calcext:value-type="float">
            <text:p>0.300290380639538</text:p>
          </table:table-cell>
          <table:table-cell office:value-type="float" office:value="0.300315767321092" calcext:value-type="float">
            <text:p>0.300315767321092</text:p>
          </table:table-cell>
          <table:table-cell office:value-type="float" office:value="0.300286399451081" calcext:value-type="float">
            <text:p>0.300286399451081</text:p>
          </table:table-cell>
          <table:table-cell office:value-type="float" office:value="0.300307226849654" calcext:value-type="float">
            <text:p>0.300307226849654</text:p>
          </table:table-cell>
          <table:table-cell office:value-type="float" office:value="0.300276985479071" calcext:value-type="float">
            <text:p>0.300276985479071</text:p>
          </table:table-cell>
          <table:table-cell office:value-type="float" office:value="0.300295974692455" calcext:value-type="float">
            <text:p>0.300295974692455</text:p>
          </table:table-cell>
          <table:table-cell office:value-type="float" office:value="0.300287896785595" calcext:value-type="float">
            <text:p>0.300287896785595</text:p>
          </table:table-cell>
          <table:table-cell office:value-type="float" office:value="0.300293537918438" calcext:value-type="float">
            <text:p>0.300293537918438</text:p>
          </table:table-cell>
          <table:table-cell office:value-type="float" office:value="0.30026979377936" calcext:value-type="float">
            <text:p>0.30026979377936</text:p>
          </table:table-cell>
          <table:table-cell office:value-type="float" office:value="0.300287655724357" calcext:value-type="float">
            <text:p>0.300287655724357</text:p>
          </table:table-cell>
          <table:table-cell office:value-type="float" office:value="0.300333841129118" calcext:value-type="float">
            <text:p>0.300333841129118</text:p>
          </table:table-cell>
          <table:table-cell office:value-type="float" office:value="0.300280004733021" calcext:value-type="float">
            <text:p>0.300280004733021</text:p>
          </table:table-cell>
          <table:table-cell office:value-type="float" office:value="0.300300980390326" calcext:value-type="float">
            <text:p>0.300300980390326</text:p>
          </table:table-cell>
          <table:table-cell office:value-type="float" office:value="0.300305699499546" calcext:value-type="float">
            <text:p>0.300305699499546</text:p>
          </table:table-cell>
          <table:table-cell office:value-type="float" office:value="0.300305065373776" calcext:value-type="float">
            <text:p>0.300305065373776</text:p>
          </table:table-cell>
          <table:table-cell office:value-type="float" office:value="0.300303791507105" calcext:value-type="float">
            <text:p>0.300303791507105</text:p>
          </table:table-cell>
          <table:table-cell office:value-type="float" office:value="0.300316182491736" calcext:value-type="float">
            <text:p>0.300316182491736</text:p>
          </table:table-cell>
          <table:table-cell office:value-type="float" office:value="0.300287371308131" calcext:value-type="float">
            <text:p>0.300287371308131</text:p>
          </table:table-cell>
          <table:table-cell office:value-type="float" office:value="0.300309380648407" calcext:value-type="float">
            <text:p>0.300309380648407</text:p>
          </table:table-cell>
          <table:table-cell office:value-type="float" office:value="0.300290327576998" calcext:value-type="float">
            <text:p>0.300290327576998</text:p>
          </table:table-cell>
          <table:table-cell office:value-type="float" office:value="0.300316100426928" calcext:value-type="float">
            <text:p>0.300316100426928</text:p>
          </table:table-cell>
          <table:table-cell office:value-type="float" office:value="0.300289909032526" calcext:value-type="float">
            <text:p>0.300289909032526</text:p>
          </table:table-cell>
          <table:table-cell office:value-type="float" office:value="0.300289569142967" calcext:value-type="float">
            <text:p>0.300289569142967</text:p>
          </table:table-cell>
          <table:table-cell office:value-type="float" office:value="0.300305645658526" calcext:value-type="float">
            <text:p>0.300305645658526</text:p>
          </table:table-cell>
          <table:table-cell office:value-type="float" office:value="0.300310596080471" calcext:value-type="float">
            <text:p>0.300310596080471</text:p>
          </table:table-cell>
          <table:table-cell office:value-type="float" office:value="0.300328208899127" calcext:value-type="float">
            <text:p>0.300328208899127</text:p>
          </table:table-cell>
          <table:table-cell office:value-type="float" office:value="0.300281095717057" calcext:value-type="float">
            <text:p>0.300281095717057</text:p>
          </table:table-cell>
          <table:table-cell office:value-type="float" office:value="0.300318525732553" calcext:value-type="float">
            <text:p>0.300318525732553</text:p>
          </table:table-cell>
          <table:table-cell office:value-type="float" office:value="0.300320830878066" calcext:value-type="float">
            <text:p>0.300320830878066</text:p>
          </table:table-cell>
          <table:table-cell office:value-type="float" office:value="0.300304815150574" calcext:value-type="float">
            <text:p>0.300304815150574</text:p>
          </table:table-cell>
          <table:table-cell office:value-type="float" office:value="0.300334615064328" calcext:value-type="float">
            <text:p>0.300334615064328</text:p>
          </table:table-cell>
          <table:table-cell office:value-type="float" office:value="0.300303002532014" calcext:value-type="float">
            <text:p>0.300303002532014</text:p>
          </table:table-cell>
          <table:table-cell office:value-type="float" office:value="0.300325036170311" calcext:value-type="float">
            <text:p>0.300325036170311</text:p>
          </table:table-cell>
          <table:table-cell office:value-type="float" office:value="0.300345002213825" calcext:value-type="float">
            <text:p>0.300345002213825</text:p>
          </table:table-cell>
          <table:table-cell office:value-type="float" office:value="0.300334839531595" calcext:value-type="float">
            <text:p>0.300334839531595</text:p>
          </table:table-cell>
          <table:table-cell office:value-type="float" office:value="0.300307663580331" calcext:value-type="float">
            <text:p>0.300307663580331</text:p>
          </table:table-cell>
          <table:table-cell office:value-type="float" office:value="0.300324791594901" calcext:value-type="float">
            <text:p>0.300324791594901</text:p>
          </table:table-cell>
          <table:table-cell office:value-type="float" office:value="0.300323012239869" calcext:value-type="float">
            <text:p>0.300323012239869</text:p>
          </table:table-cell>
          <table:table-cell office:value-type="float" office:value="0.300348703018154" calcext:value-type="float">
            <text:p>0.300348703018154</text:p>
          </table:table-cell>
          <table:table-cell office:value-type="float" office:value="0.300314498092107" calcext:value-type="float">
            <text:p>0.300314498092107</text:p>
          </table:table-cell>
          <table:table-cell office:value-type="float" office:value="0.300295980006377" calcext:value-type="float">
            <text:p>0.300295980006377</text:p>
          </table:table-cell>
          <table:table-cell office:value-type="float" office:value="0.300292236980965" calcext:value-type="float">
            <text:p>0.300292236980965</text:p>
          </table:table-cell>
          <table:table-cell office:value-type="float" office:value="0.30033216727426" calcext:value-type="float">
            <text:p>0.30033216727426</text:p>
          </table:table-cell>
          <table:table-cell office:value-type="float" office:value="0.300325455656779" calcext:value-type="float">
            <text:p>0.300325455656779</text:p>
          </table:table-cell>
          <table:table-cell office:value-type="float" office:value="0.300371672175335" calcext:value-type="float">
            <text:p>0.300371672175335</text:p>
          </table:table-cell>
          <table:table-cell office:value-type="float" office:value="0.300318009328409" calcext:value-type="float">
            <text:p>0.300318009328409</text:p>
          </table:table-cell>
          <table:table-cell office:value-type="float" office:value="0.300332719903419" calcext:value-type="float">
            <text:p>0.300332719903419</text:p>
          </table:table-cell>
          <table:table-cell office:value-type="float" office:value="0.300315368833638" calcext:value-type="float">
            <text:p>0.300315368833638</text:p>
          </table:table-cell>
          <table:table-cell office:value-type="float" office:value="0.300361455930191" calcext:value-type="float">
            <text:p>0.300361455930191</text:p>
          </table:table-cell>
          <table:table-cell office:value-type="float" office:value="0.30033586381107" calcext:value-type="float">
            <text:p>0.30033586381107</text:p>
          </table:table-cell>
          <table:table-cell office:value-type="float" office:value="0.300311226809066" calcext:value-type="float">
            <text:p>0.300311226809066</text:p>
          </table:table-cell>
          <table:table-cell office:value-type="float" office:value="0.300330827311224" calcext:value-type="float">
            <text:p>0.300330827311224</text:p>
          </table:table-cell>
          <table:table-cell office:value-type="float" office:value="0.300311265753873" calcext:value-type="float">
            <text:p>0.300311265753873</text:p>
          </table:table-cell>
          <table:table-cell office:value-type="float" office:value="0.300337327012654" calcext:value-type="float">
            <text:p>0.300337327012654</text:p>
          </table:table-cell>
          <table:table-cell table:number-columns-repeated="414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15560392489751" calcext:value-type="float">
            <text:p>-0.415560392489751</text:p>
          </table:table-cell>
          <table:table-cell office:value-type="float" office:value="-0.416734923382452" calcext:value-type="float">
            <text:p>-0.416734923382452</text:p>
          </table:table-cell>
          <table:table-cell office:value-type="float" office:value="-0.415804613161857" calcext:value-type="float">
            <text:p>-0.415804613161857</text:p>
          </table:table-cell>
          <table:table-cell office:value-type="float" office:value="-0.416338351134322" calcext:value-type="float">
            <text:p>-0.416338351134322</text:p>
          </table:table-cell>
          <table:table-cell office:value-type="float" office:value="-0.416159249725763" calcext:value-type="float">
            <text:p>-0.416159249725763</text:p>
          </table:table-cell>
          <table:table-cell office:value-type="float" office:value="-0.415610201685774" calcext:value-type="float">
            <text:p>-0.415610201685774</text:p>
          </table:table-cell>
          <table:table-cell office:value-type="float" office:value="-0.416595825652332" calcext:value-type="float">
            <text:p>-0.416595825652332</text:p>
          </table:table-cell>
          <table:table-cell office:value-type="float" office:value="-0.416184274269018" calcext:value-type="float">
            <text:p>-0.416184274269018</text:p>
          </table:table-cell>
          <table:table-cell office:value-type="float" office:value="-0.416593996509494" calcext:value-type="float">
            <text:p>-0.416593996509494</text:p>
          </table:table-cell>
          <table:table-cell office:value-type="float" office:value="-0.416644110410654" calcext:value-type="float">
            <text:p>-0.416644110410654</text:p>
          </table:table-cell>
          <table:table-cell office:value-type="float" office:value="-0.416370434905758" calcext:value-type="float">
            <text:p>-0.416370434905758</text:p>
          </table:table-cell>
          <table:table-cell office:value-type="float" office:value="-0.416021829996593" calcext:value-type="float">
            <text:p>-0.416021829996593</text:p>
          </table:table-cell>
          <table:table-cell office:value-type="float" office:value="-0.416495543692004" calcext:value-type="float">
            <text:p>-0.416495543692004</text:p>
          </table:table-cell>
          <table:table-cell office:value-type="float" office:value="-0.41716126638631" calcext:value-type="float">
            <text:p>-0.41716126638631</text:p>
          </table:table-cell>
          <table:table-cell office:value-type="float" office:value="-0.416580406442406" calcext:value-type="float">
            <text:p>-0.416580406442406</text:p>
          </table:table-cell>
          <table:table-cell office:value-type="float" office:value="-0.417144253336406" calcext:value-type="float">
            <text:p>-0.417144253336406</text:p>
          </table:table-cell>
          <table:table-cell office:value-type="float" office:value="-0.41781088467175" calcext:value-type="float">
            <text:p>-0.41781088467175</text:p>
          </table:table-cell>
          <table:table-cell office:value-type="float" office:value="-0.416319676512871" calcext:value-type="float">
            <text:p>-0.416319676512871</text:p>
          </table:table-cell>
          <table:table-cell office:value-type="float" office:value="-0.417186453406576" calcext:value-type="float">
            <text:p>-0.417186453406576</text:p>
          </table:table-cell>
          <table:table-cell office:value-type="float" office:value="-0.416146399235928" calcext:value-type="float">
            <text:p>-0.416146399235928</text:p>
          </table:table-cell>
          <table:table-cell office:value-type="float" office:value="-0.416990511890164" calcext:value-type="float">
            <text:p>-0.416990511890164</text:p>
          </table:table-cell>
          <table:table-cell office:value-type="float" office:value="-0.416484320713766" calcext:value-type="float">
            <text:p>-0.416484320713766</text:p>
          </table:table-cell>
          <table:table-cell office:value-type="float" office:value="-0.416440241141039" calcext:value-type="float">
            <text:p>-0.416440241141039</text:p>
          </table:table-cell>
          <table:table-cell office:value-type="float" office:value="-0.416974315909537" calcext:value-type="float">
            <text:p>-0.416974315909537</text:p>
          </table:table-cell>
          <table:table-cell office:value-type="float" office:value="-0.417284790173246" calcext:value-type="float">
            <text:p>-0.417284790173246</text:p>
          </table:table-cell>
          <table:table-cell office:value-type="float" office:value="-0.417392665235825" calcext:value-type="float">
            <text:p>-0.417392665235825</text:p>
          </table:table-cell>
          <table:table-cell office:value-type="float" office:value="-0.41604692191463" calcext:value-type="float">
            <text:p>-0.41604692191463</text:p>
          </table:table-cell>
          <table:table-cell office:value-type="float" office:value="-0.41674619910487" calcext:value-type="float">
            <text:p>-0.41674619910487</text:p>
          </table:table-cell>
          <table:table-cell office:value-type="float" office:value="-0.416715509938901" calcext:value-type="float">
            <text:p>-0.416715509938901</text:p>
          </table:table-cell>
          <table:table-cell office:value-type="float" office:value="-0.416183977834832" calcext:value-type="float">
            <text:p>-0.416183977834832</text:p>
          </table:table-cell>
          <table:table-cell office:value-type="float" office:value="-0.417062179508971" calcext:value-type="float">
            <text:p>-0.417062179508971</text:p>
          </table:table-cell>
          <table:table-cell office:value-type="float" office:value="-0.416759864714489" calcext:value-type="float">
            <text:p>-0.416759864714489</text:p>
          </table:table-cell>
          <table:table-cell office:value-type="float" office:value="-0.417054858703779" calcext:value-type="float">
            <text:p>-0.417054858703779</text:p>
          </table:table-cell>
          <table:table-cell office:value-type="float" office:value="-0.417066882860103" calcext:value-type="float">
            <text:p>-0.417066882860103</text:p>
          </table:table-cell>
          <table:table-cell office:value-type="float" office:value="-0.416633514450429" calcext:value-type="float">
            <text:p>-0.416633514450429</text:p>
          </table:table-cell>
          <table:table-cell office:value-type="float" office:value="-0.41657668307223" calcext:value-type="float">
            <text:p>-0.41657668307223</text:p>
          </table:table-cell>
          <table:table-cell office:value-type="float" office:value="-0.416636932521853" calcext:value-type="float">
            <text:p>-0.416636932521853</text:p>
          </table:table-cell>
          <table:table-cell office:value-type="float" office:value="-0.417785114147194" calcext:value-type="float">
            <text:p>-0.417785114147194</text:p>
          </table:table-cell>
          <table:table-cell office:value-type="float" office:value="-0.418101969183002" calcext:value-type="float">
            <text:p>-0.418101969183002</text:p>
          </table:table-cell>
          <table:table-cell office:value-type="float" office:value="-0.417719877870822" calcext:value-type="float">
            <text:p>-0.417719877870822</text:p>
          </table:table-cell>
          <table:table-cell office:value-type="float" office:value="-0.416205493219107" calcext:value-type="float">
            <text:p>-0.416205493219107</text:p>
          </table:table-cell>
          <table:table-cell office:value-type="float" office:value="-0.416745921785475" calcext:value-type="float">
            <text:p>-0.416745921785475</text:p>
          </table:table-cell>
          <table:table-cell office:value-type="float" office:value="-0.416530125708221" calcext:value-type="float">
            <text:p>-0.416530125708221</text:p>
          </table:table-cell>
          <table:table-cell office:value-type="float" office:value="-0.417729224267948" calcext:value-type="float">
            <text:p>-0.417729224267948</text:p>
          </table:table-cell>
          <table:table-cell office:value-type="float" office:value="-0.417202376183115" calcext:value-type="float">
            <text:p>-0.417202376183115</text:p>
          </table:table-cell>
          <table:table-cell office:value-type="float" office:value="-0.41755137378083" calcext:value-type="float">
            <text:p>-0.41755137378083</text:p>
          </table:table-cell>
          <table:table-cell office:value-type="float" office:value="-0.417268854654538" calcext:value-type="float">
            <text:p>-0.417268854654538</text:p>
          </table:table-cell>
          <table:table-cell office:value-type="float" office:value="-0.415969692734991" calcext:value-type="float">
            <text:p>-0.415969692734991</text:p>
          </table:table-cell>
          <table:table-cell office:value-type="float" office:value="-0.41689203324253" calcext:value-type="float">
            <text:p>-0.41689203324253</text:p>
          </table:table-cell>
          <table:table-cell office:value-type="float" office:value="-0.416785154175913" calcext:value-type="float">
            <text:p>-0.416785154175913</text:p>
          </table:table-cell>
          <table:table-cell office:value-type="float" office:value="-0.415935746786312" calcext:value-type="float">
            <text:p>-0.415935746786312</text:p>
          </table:table-cell>
          <table:table-cell office:value-type="float" office:value="-0.416968621246616" calcext:value-type="float">
            <text:p>-0.416968621246616</text:p>
          </table:table-cell>
          <table:table-cell office:value-type="float" office:value="-0.416533390677106" calcext:value-type="float">
            <text:p>-0.416533390677106</text:p>
          </table:table-cell>
          <table:table-cell office:value-type="float" office:value="-0.416683855847302" calcext:value-type="float">
            <text:p>-0.416683855847302</text:p>
          </table:table-cell>
          <table:table-cell office:value-type="float" office:value="-0.416860627946578" calcext:value-type="float">
            <text:p>-0.416860627946578</text:p>
          </table:table-cell>
          <table:table-cell office:value-type="float" office:value="-0.416963830003557" calcext:value-type="float">
            <text:p>-0.416963830003557</text:p>
          </table:table-cell>
          <table:table-cell office:value-type="float" office:value="-0.417010434989547" calcext:value-type="float">
            <text:p>-0.417010434989547</text:p>
          </table:table-cell>
          <table:table-cell office:value-type="float" office:value="-0.416630872768769" calcext:value-type="float">
            <text:p>-0.416630872768769</text:p>
          </table:table-cell>
          <table:table-cell office:value-type="float" office:value="-0.417470388727487" calcext:value-type="float">
            <text:p>-0.417470388727487</text:p>
          </table:table-cell>
          <table:table-cell office:value-type="float" office:value="-0.416633371045518" calcext:value-type="float">
            <text:p>-0.416633371045518</text:p>
          </table:table-cell>
          <table:table-cell office:value-type="float" office:value="-0.417579933094828" calcext:value-type="float">
            <text:p>-0.417579933094828</text:p>
          </table:table-cell>
          <table:table-cell office:value-type="float" office:value="-0.416870800198799" calcext:value-type="float">
            <text:p>-0.416870800198799</text:p>
          </table:table-cell>
          <table:table-cell office:value-type="float" office:value="-0.416836380273377" calcext:value-type="float">
            <text:p>-0.416836380273377</text:p>
          </table:table-cell>
          <table:table-cell office:value-type="float" office:value="-0.417290013253709" calcext:value-type="float">
            <text:p>-0.417290013253709</text:p>
          </table:table-cell>
          <table:table-cell office:value-type="float" office:value="-0.417726287901881" calcext:value-type="float">
            <text:p>-0.417726287901881</text:p>
          </table:table-cell>
          <table:table-cell office:value-type="float" office:value="-0.417473843826773" calcext:value-type="float">
            <text:p>-0.417473843826773</text:p>
          </table:table-cell>
          <table:table-cell office:value-type="float" office:value="-0.416459033157996" calcext:value-type="float">
            <text:p>-0.416459033157996</text:p>
          </table:table-cell>
          <table:table-cell office:value-type="float" office:value="-0.417740411833605" calcext:value-type="float">
            <text:p>-0.417740411833605</text:p>
          </table:table-cell>
          <table:table-cell office:value-type="float" office:value="-0.416590917641577" calcext:value-type="float">
            <text:p>-0.416590917641577</text:p>
          </table:table-cell>
          <table:table-cell office:value-type="float" office:value="-0.416802633911686" calcext:value-type="float">
            <text:p>-0.416802633911686</text:p>
          </table:table-cell>
          <table:table-cell office:value-type="float" office:value="-0.417382965441654" calcext:value-type="float">
            <text:p>-0.417382965441654</text:p>
          </table:table-cell>
          <table:table-cell office:value-type="float" office:value="-0.416135921066404" calcext:value-type="float">
            <text:p>-0.416135921066404</text:p>
          </table:table-cell>
          <table:table-cell office:value-type="float" office:value="-0.417427243551978" calcext:value-type="float">
            <text:p>-0.417427243551978</text:p>
          </table:table-cell>
          <table:table-cell office:value-type="float" office:value="-0.416606926522904" calcext:value-type="float">
            <text:p>-0.416606926522904</text:p>
          </table:table-cell>
          <table:table-cell office:value-type="float" office:value="-0.417076579196836" calcext:value-type="float">
            <text:p>-0.417076579196836</text:p>
          </table:table-cell>
          <table:table-cell office:value-type="float" office:value="-0.417439591592178" calcext:value-type="float">
            <text:p>-0.417439591592178</text:p>
          </table:table-cell>
          <table:table-cell office:value-type="float" office:value="-0.417516571481662" calcext:value-type="float">
            <text:p>-0.417516571481662</text:p>
          </table:table-cell>
          <table:table-cell office:value-type="float" office:value="-0.417608301404671" calcext:value-type="float">
            <text:p>-0.417608301404671</text:p>
          </table:table-cell>
          <table:table-cell office:value-type="float" office:value="-0.41590453682029" calcext:value-type="float">
            <text:p>-0.41590453682029</text:p>
          </table:table-cell>
          <table:table-cell office:value-type="float" office:value="-0.416134136337722" calcext:value-type="float">
            <text:p>-0.416134136337722</text:p>
          </table:table-cell>
          <table:table-cell office:value-type="float" office:value="-0.416884172312044" calcext:value-type="float">
            <text:p>-0.416884172312044</text:p>
          </table:table-cell>
          <table:table-cell office:value-type="float" office:value="-0.417621849624408" calcext:value-type="float">
            <text:p>-0.417621849624408</text:p>
          </table:table-cell>
          <table:table-cell office:value-type="float" office:value="-0.417369655251283" calcext:value-type="float">
            <text:p>-0.417369655251283</text:p>
          </table:table-cell>
          <table:table-cell office:value-type="float" office:value="-0.416972142595312" calcext:value-type="float">
            <text:p>-0.416972142595312</text:p>
          </table:table-cell>
          <table:table-cell office:value-type="float" office:value="-0.417187788714528" calcext:value-type="float">
            <text:p>-0.417187788714528</text:p>
          </table:table-cell>
          <table:table-cell office:value-type="float" office:value="-0.417192299456939" calcext:value-type="float">
            <text:p>-0.417192299456939</text:p>
          </table:table-cell>
          <table:table-cell office:value-type="float" office:value="-0.416801904839436" calcext:value-type="float">
            <text:p>-0.416801904839436</text:p>
          </table:table-cell>
          <table:table-cell office:value-type="float" office:value="-0.416738559263355" calcext:value-type="float">
            <text:p>-0.416738559263355</text:p>
          </table:table-cell>
          <table:table-cell office:value-type="float" office:value="-0.417601117604028" calcext:value-type="float">
            <text:p>-0.417601117604028</text:p>
          </table:table-cell>
          <table:table-cell office:value-type="float" office:value="-0.41710194474908" calcext:value-type="float">
            <text:p>-0.41710194474908</text:p>
          </table:table-cell>
          <table:table-cell office:value-type="float" office:value="-0.416948828098909" calcext:value-type="float">
            <text:p>-0.416948828098909</text:p>
          </table:table-cell>
          <table:table-cell office:value-type="float" office:value="-0.416635259743425" calcext:value-type="float">
            <text:p>-0.416635259743425</text:p>
          </table:table-cell>
          <table:table-cell office:value-type="float" office:value="-0.416196666437956" calcext:value-type="float">
            <text:p>-0.416196666437956</text:p>
          </table:table-cell>
          <table:table-cell office:value-type="float" office:value="-0.416926793412187" calcext:value-type="float">
            <text:p>-0.416926793412187</text:p>
          </table:table-cell>
          <table:table-cell office:value-type="float" office:value="-0.417220673461909" calcext:value-type="float">
            <text:p>-0.417220673461909</text:p>
          </table:table-cell>
          <table:table-cell office:value-type="float" office:value="-0.417222845702128" calcext:value-type="float">
            <text:p>-0.417222845702128</text:p>
          </table:table-cell>
          <table:table-cell office:value-type="float" office:value="-0.417831074775736" calcext:value-type="float">
            <text:p>-0.417831074775736</text:p>
          </table:table-cell>
          <table:table-cell office:value-type="float" office:value="-0.416402890284911" calcext:value-type="float">
            <text:p>-0.416402890284911</text:p>
          </table:table-cell>
          <table:table-cell office:value-type="float" office:value="-0.416289414376976" calcext:value-type="float">
            <text:p>-0.416289414376976</text:p>
          </table:table-cell>
          <table:table-cell office:value-type="float" office:value="-0.416457777524821" calcext:value-type="float">
            <text:p>-0.416457777524821</text:p>
          </table:table-cell>
          <table:table-cell office:value-type="float" office:value="-0.416499922028302" calcext:value-type="float">
            <text:p>-0.416499922028302</text:p>
          </table:table-cell>
          <table:table-cell office:value-type="float" office:value="-0.416922273856648" calcext:value-type="float">
            <text:p>-0.416922273856648</text:p>
          </table:table-cell>
          <table:table-cell office:value-type="float" office:value="-0.415954298022841" calcext:value-type="float">
            <text:p>-0.415954298022841</text:p>
          </table:table-cell>
          <table:table-cell office:value-type="float" office:value="-0.416426588295417" calcext:value-type="float">
            <text:p>-0.416426588295417</text:p>
          </table:table-cell>
          <table:table-cell office:value-type="float" office:value="-0.417710733008768" calcext:value-type="float">
            <text:p>-0.417710733008768</text:p>
          </table:table-cell>
          <table:table-cell office:value-type="float" office:value="-0.417408317865825" calcext:value-type="float">
            <text:p>-0.417408317865825</text:p>
          </table:table-cell>
          <table:table-cell office:value-type="float" office:value="-0.417149376364824" calcext:value-type="float">
            <text:p>-0.417149376364824</text:p>
          </table:table-cell>
          <table:table-cell office:value-type="float" office:value="-0.417834888638498" calcext:value-type="float">
            <text:p>-0.417834888638498</text:p>
          </table:table-cell>
          <table:table-cell office:value-type="float" office:value="-0.419461958735635" calcext:value-type="float">
            <text:p>-0.419461958735635</text:p>
          </table:table-cell>
          <table:table-cell office:value-type="float" office:value="-0.426007049188758" calcext:value-type="float">
            <text:p>-0.426007049188758</text:p>
          </table:table-cell>
          <table:table-cell office:value-type="float" office:value="-0.425968760556155" calcext:value-type="float">
            <text:p>-0.425968760556155</text:p>
          </table:table-cell>
          <table:table-cell office:value-type="float" office:value="-0.425052954008802" calcext:value-type="float">
            <text:p>-0.425052954008802</text:p>
          </table:table-cell>
          <table:table-cell office:value-type="float" office:value="-0.424093411043144" calcext:value-type="float">
            <text:p>-0.424093411043144</text:p>
          </table:table-cell>
          <table:table-cell office:value-type="float" office:value="-0.418519438095105" calcext:value-type="float">
            <text:p>-0.418519438095105</text:p>
          </table:table-cell>
          <table:table-cell office:value-type="float" office:value="-0.438537667948782" calcext:value-type="float">
            <text:p>-0.438537667948782</text:p>
          </table:table-cell>
          <table:table-cell office:value-type="float" office:value="-0.433315892833896" calcext:value-type="float">
            <text:p>-0.433315892833896</text:p>
          </table:table-cell>
          <table:table-cell office:value-type="float" office:value="-0.419576212980318" calcext:value-type="float">
            <text:p>-0.419576212980318</text:p>
          </table:table-cell>
          <table:table-cell office:value-type="float" office:value="-0.410739179534243" calcext:value-type="float">
            <text:p>-0.410739179534243</text:p>
          </table:table-cell>
          <table:table-cell office:value-type="float" office:value="-0.413438370792383" calcext:value-type="float">
            <text:p>-0.413438370792383</text:p>
          </table:table-cell>
          <table:table-cell office:value-type="float" office:value="-0.410622807213408" calcext:value-type="float">
            <text:p>-0.410622807213408</text:p>
          </table:table-cell>
          <table:table-cell office:value-type="float" office:value="-0.410189050037425" calcext:value-type="float">
            <text:p>-0.410189050037425</text:p>
          </table:table-cell>
          <table:table-cell office:value-type="float" office:value="-0.391087025621738" calcext:value-type="float">
            <text:p>-0.391087025621738</text:p>
          </table:table-cell>
          <table:table-cell office:value-type="float" office:value="-0.383887800905108" calcext:value-type="float">
            <text:p>-0.383887800905108</text:p>
          </table:table-cell>
          <table:table-cell office:value-type="float" office:value="-0.386526809279105" calcext:value-type="float">
            <text:p>-0.386526809279105</text:p>
          </table:table-cell>
          <table:table-cell office:value-type="float" office:value="-0.394554571673097" calcext:value-type="float">
            <text:p>-0.394554571673097</text:p>
          </table:table-cell>
          <table:table-cell office:value-type="float" office:value="-0.387086943144163" calcext:value-type="float">
            <text:p>-0.387086943144163</text:p>
          </table:table-cell>
          <table:table-cell office:value-type="float" office:value="-0.381970699718605" calcext:value-type="float">
            <text:p>-0.381970699718605</text:p>
          </table:table-cell>
          <table:table-cell office:value-type="float" office:value="-0.378108351501209" calcext:value-type="float">
            <text:p>-0.378108351501209</text:p>
          </table:table-cell>
          <table:table-cell office:value-type="float" office:value="-0.398720965373877" calcext:value-type="float">
            <text:p>-0.398720965373877</text:p>
          </table:table-cell>
          <table:table-cell office:value-type="float" office:value="-0.397476210265455" calcext:value-type="float">
            <text:p>-0.397476210265455</text:p>
          </table:table-cell>
          <table:table-cell office:value-type="float" office:value="-0.377879356371322" calcext:value-type="float">
            <text:p>-0.377879356371322</text:p>
          </table:table-cell>
          <table:table-cell office:value-type="float" office:value="-0.38864976626307" calcext:value-type="float">
            <text:p>-0.38864976626307</text:p>
          </table:table-cell>
          <table:table-cell office:value-type="float" office:value="-0.379989321321702" calcext:value-type="float">
            <text:p>-0.379989321321702</text:p>
          </table:table-cell>
          <table:table-cell office:value-type="float" office:value="-0.37361983712551" calcext:value-type="float">
            <text:p>-0.37361983712551</text:p>
          </table:table-cell>
          <table:table-cell office:value-type="float" office:value="-0.382383507794027" calcext:value-type="float">
            <text:p>-0.382383507794027</text:p>
          </table:table-cell>
          <table:table-cell office:value-type="float" office:value="-0.390513294427858" calcext:value-type="float">
            <text:p>-0.390513294427858</text:p>
          </table:table-cell>
          <table:table-cell office:value-type="float" office:value="-0.393587847722777" calcext:value-type="float">
            <text:p>-0.393587847722777</text:p>
          </table:table-cell>
          <table:table-cell office:value-type="float" office:value="-0.386304874842978" calcext:value-type="float">
            <text:p>-0.386304874842978</text:p>
          </table:table-cell>
          <table:table-cell office:value-type="float" office:value="-0.386488573512028" calcext:value-type="float">
            <text:p>-0.386488573512028</text:p>
          </table:table-cell>
          <table:table-cell office:value-type="float" office:value="-0.39499707871379" calcext:value-type="float">
            <text:p>-0.39499707871379</text:p>
          </table:table-cell>
          <table:table-cell office:value-type="float" office:value="-0.396680997201218" calcext:value-type="float">
            <text:p>-0.396680997201218</text:p>
          </table:table-cell>
          <table:table-cell office:value-type="float" office:value="-0.421309467004895" calcext:value-type="float">
            <text:p>-0.421309467004895</text:p>
          </table:table-cell>
          <table:table-cell office:value-type="float" office:value="-0.420872842521461" calcext:value-type="float">
            <text:p>-0.420872842521461</text:p>
          </table:table-cell>
          <table:table-cell office:value-type="float" office:value="-0.401992530175835" calcext:value-type="float">
            <text:p>-0.401992530175835</text:p>
          </table:table-cell>
          <table:table-cell office:value-type="float" office:value="-0.38581839098744" calcext:value-type="float">
            <text:p>-0.38581839098744</text:p>
          </table:table-cell>
          <table:table-cell office:value-type="float" office:value="-0.4003204954245" calcext:value-type="float">
            <text:p>-0.4003204954245</text:p>
          </table:table-cell>
          <table:table-cell office:value-type="float" office:value="-0.396856176722997" calcext:value-type="float">
            <text:p>-0.396856176722997</text:p>
          </table:table-cell>
          <table:table-cell office:value-type="float" office:value="-0.374236836950249" calcext:value-type="float">
            <text:p>-0.374236836950249</text:p>
          </table:table-cell>
          <table:table-cell office:value-type="float" office:value="-0.376532260680731" calcext:value-type="float">
            <text:p>-0.376532260680731</text:p>
          </table:table-cell>
          <table:table-cell office:value-type="float" office:value="-0.35626778263416" calcext:value-type="float">
            <text:p>-0.35626778263416</text:p>
          </table:table-cell>
          <table:table-cell office:value-type="float" office:value="-0.369621329231652" calcext:value-type="float">
            <text:p>-0.369621329231652</text:p>
          </table:table-cell>
          <table:table-cell office:value-type="float" office:value="-0.329982817251074" calcext:value-type="float">
            <text:p>-0.329982817251074</text:p>
          </table:table-cell>
          <table:table-cell office:value-type="float" office:value="-0.326293622197829" calcext:value-type="float">
            <text:p>-0.326293622197829</text:p>
          </table:table-cell>
          <table:table-cell office:value-type="float" office:value="-0.332394932297555" calcext:value-type="float">
            <text:p>-0.332394932297555</text:p>
          </table:table-cell>
          <table:table-cell office:value-type="float" office:value="-0.310526206900241" calcext:value-type="float">
            <text:p>-0.310526206900241</text:p>
          </table:table-cell>
          <table:table-cell office:value-type="float" office:value="-0.316974922100865" calcext:value-type="float">
            <text:p>-0.316974922100865</text:p>
          </table:table-cell>
          <table:table-cell office:value-type="float" office:value="-0.321103575319797" calcext:value-type="float">
            <text:p>-0.321103575319797</text:p>
          </table:table-cell>
          <table:table-cell office:value-type="float" office:value="-0.322007471922754" calcext:value-type="float">
            <text:p>-0.322007471922754</text:p>
          </table:table-cell>
          <table:table-cell office:value-type="float" office:value="-0.307364980955429" calcext:value-type="float">
            <text:p>-0.307364980955429</text:p>
          </table:table-cell>
          <table:table-cell office:value-type="float" office:value="-0.312619358017337" calcext:value-type="float">
            <text:p>-0.312619358017337</text:p>
          </table:table-cell>
          <table:table-cell office:value-type="float" office:value="-0.319894718132046" calcext:value-type="float">
            <text:p>-0.319894718132046</text:p>
          </table:table-cell>
          <table:table-cell office:value-type="float" office:value="-0.31964026715166" calcext:value-type="float">
            <text:p>-0.31964026715166</text:p>
          </table:table-cell>
          <table:table-cell office:value-type="float" office:value="-0.28498440603197" calcext:value-type="float">
            <text:p>-0.28498440603197</text:p>
          </table:table-cell>
          <table:table-cell office:value-type="float" office:value="-0.310673071560633" calcext:value-type="float">
            <text:p>-0.310673071560633</text:p>
          </table:table-cell>
          <table:table-cell office:value-type="float" office:value="-0.314638586656417" calcext:value-type="float">
            <text:p>-0.314638586656417</text:p>
          </table:table-cell>
          <table:table-cell office:value-type="float" office:value="-0.298104008327002" calcext:value-type="float">
            <text:p>-0.298104008327002</text:p>
          </table:table-cell>
          <table:table-cell office:value-type="float" office:value="-0.309153438922934" calcext:value-type="float">
            <text:p>-0.309153438922934</text:p>
          </table:table-cell>
          <table:table-cell office:value-type="float" office:value="-0.331017552321575" calcext:value-type="float">
            <text:p>-0.331017552321575</text:p>
          </table:table-cell>
          <table:table-cell office:value-type="float" office:value="-0.346399003934133" calcext:value-type="float">
            <text:p>-0.346399003934133</text:p>
          </table:table-cell>
          <table:table-cell office:value-type="float" office:value="-0.341154150995892" calcext:value-type="float">
            <text:p>-0.341154150995892</text:p>
          </table:table-cell>
          <table:table-cell office:value-type="float" office:value="-0.331358899414757" calcext:value-type="float">
            <text:p>-0.331358899414757</text:p>
          </table:table-cell>
          <table:table-cell office:value-type="float" office:value="-0.314330178171819" calcext:value-type="float">
            <text:p>-0.314330178171819</text:p>
          </table:table-cell>
          <table:table-cell office:value-type="float" office:value="-0.348374003093854" calcext:value-type="float">
            <text:p>-0.348374003093854</text:p>
          </table:table-cell>
          <table:table-cell office:value-type="float" office:value="-0.349250140664527" calcext:value-type="float">
            <text:p>-0.349250140664527</text:p>
          </table:table-cell>
          <table:table-cell office:value-type="float" office:value="-0.310532403058793" calcext:value-type="float">
            <text:p>-0.310532403058793</text:p>
          </table:table-cell>
          <table:table-cell office:value-type="float" office:value="-0.33832266929297" calcext:value-type="float">
            <text:p>-0.33832266929297</text:p>
          </table:table-cell>
          <table:table-cell office:value-type="float" office:value="-0.344041252068166" calcext:value-type="float">
            <text:p>-0.344041252068166</text:p>
          </table:table-cell>
          <table:table-cell office:value-type="float" office:value="-0.349917799034329" calcext:value-type="float">
            <text:p>-0.349917799034329</text:p>
          </table:table-cell>
          <table:table-cell office:value-type="float" office:value="-0.345245107740849" calcext:value-type="float">
            <text:p>-0.345245107740849</text:p>
          </table:table-cell>
          <table:table-cell office:value-type="float" office:value="-0.320136456242162" calcext:value-type="float">
            <text:p>-0.320136456242162</text:p>
          </table:table-cell>
          <table:table-cell office:value-type="float" office:value="-0.3631854397774" calcext:value-type="float">
            <text:p>-0.3631854397774</text:p>
          </table:table-cell>
          <table:table-cell office:value-type="float" office:value="-0.330354152740383" calcext:value-type="float">
            <text:p>-0.330354152740383</text:p>
          </table:table-cell>
          <table:table-cell office:value-type="float" office:value="-0.363110748872551" calcext:value-type="float">
            <text:p>-0.363110748872551</text:p>
          </table:table-cell>
          <table:table-cell office:value-type="float" office:value="-0.35779354512802" calcext:value-type="float">
            <text:p>-0.35779354512802</text:p>
          </table:table-cell>
          <table:table-cell office:value-type="float" office:value="-0.350487158809222" calcext:value-type="float">
            <text:p>-0.350487158809222</text:p>
          </table:table-cell>
          <table:table-cell office:value-type="float" office:value="-0.359295377054447" calcext:value-type="float">
            <text:p>-0.359295377054447</text:p>
          </table:table-cell>
          <table:table-cell office:value-type="float" office:value="-0.369127198560452" calcext:value-type="float">
            <text:p>-0.369127198560452</text:p>
          </table:table-cell>
          <table:table-cell office:value-type="float" office:value="-0.368895505912559" calcext:value-type="float">
            <text:p>-0.368895505912559</text:p>
          </table:table-cell>
          <table:table-cell office:value-type="float" office:value="-0.349163036730847" calcext:value-type="float">
            <text:p>-0.349163036730847</text:p>
          </table:table-cell>
          <table:table-cell office:value-type="float" office:value="-0.349973212286524" calcext:value-type="float">
            <text:p>-0.349973212286524</text:p>
          </table:table-cell>
          <table:table-cell office:value-type="float" office:value="-0.373548618736745" calcext:value-type="float">
            <text:p>-0.373548618736745</text:p>
          </table:table-cell>
          <table:table-cell office:value-type="float" office:value="-0.372695893412139" calcext:value-type="float">
            <text:p>-0.372695893412139</text:p>
          </table:table-cell>
          <table:table-cell office:value-type="float" office:value="-0.34488789114292" calcext:value-type="float">
            <text:p>-0.34488789114292</text:p>
          </table:table-cell>
          <table:table-cell office:value-type="float" office:value="-0.379277620024829" calcext:value-type="float">
            <text:p>-0.379277620024829</text:p>
          </table:table-cell>
          <table:table-cell office:value-type="float" office:value="-0.378141244030887" calcext:value-type="float">
            <text:p>-0.378141244030887</text:p>
          </table:table-cell>
          <table:table-cell office:value-type="float" office:value="-0.376654826510802" calcext:value-type="float">
            <text:p>-0.376654826510802</text:p>
          </table:table-cell>
          <table:table-cell office:value-type="float" office:value="-0.372992558349492" calcext:value-type="float">
            <text:p>-0.372992558349492</text:p>
          </table:table-cell>
          <table:table-cell office:value-type="float" office:value="-0.333075075082279" calcext:value-type="float">
            <text:p>-0.333075075082279</text:p>
          </table:table-cell>
          <table:table-cell office:value-type="float" office:value="-0.361711389126415" calcext:value-type="float">
            <text:p>-0.361711389126415</text:p>
          </table:table-cell>
          <table:table-cell office:value-type="float" office:value="-0.358513168121771" calcext:value-type="float">
            <text:p>-0.358513168121771</text:p>
          </table:table-cell>
          <table:table-cell office:value-type="float" office:value="-0.327701870713269" calcext:value-type="float">
            <text:p>-0.327701870713269</text:p>
          </table:table-cell>
          <table:table-cell office:value-type="float" office:value="-0.327974574528751" calcext:value-type="float">
            <text:p>-0.327974574528751</text:p>
          </table:table-cell>
          <table:table-cell office:value-type="float" office:value="-0.329261899186988" calcext:value-type="float">
            <text:p>-0.329261899186988</text:p>
          </table:table-cell>
          <table:table-cell office:value-type="float" office:value="-0.341391753138599" calcext:value-type="float">
            <text:p>-0.341391753138599</text:p>
          </table:table-cell>
          <table:table-cell office:value-type="float" office:value="-0.373009686655631" calcext:value-type="float">
            <text:p>-0.373009686655631</text:p>
          </table:table-cell>
          <table:table-cell office:value-type="float" office:value="-0.374826995692611" calcext:value-type="float">
            <text:p>-0.374826995692611</text:p>
          </table:table-cell>
          <table:table-cell office:value-type="float" office:value="-0.348078318247989" calcext:value-type="float">
            <text:p>-0.348078318247989</text:p>
          </table:table-cell>
          <table:table-cell office:value-type="float" office:value="-0.360565144865467" calcext:value-type="float">
            <text:p>-0.360565144865467</text:p>
          </table:table-cell>
          <table:table-cell office:value-type="float" office:value="-0.364820746263575" calcext:value-type="float">
            <text:p>-0.364820746263575</text:p>
          </table:table-cell>
          <table:table-cell office:value-type="float" office:value="-0.366113757678213" calcext:value-type="float">
            <text:p>-0.366113757678213</text:p>
          </table:table-cell>
          <table:table-cell office:value-type="float" office:value="-0.347148541030885" calcext:value-type="float">
            <text:p>-0.347148541030885</text:p>
          </table:table-cell>
          <table:table-cell office:value-type="float" office:value="-0.371065189391143" calcext:value-type="float">
            <text:p>-0.371065189391143</text:p>
          </table:table-cell>
          <table:table-cell office:value-type="float" office:value="-0.384916769710477" calcext:value-type="float">
            <text:p>-0.384916769710477</text:p>
          </table:table-cell>
          <table:table-cell office:value-type="float" office:value="-0.387298854715446" calcext:value-type="float">
            <text:p>-0.387298854715446</text:p>
          </table:table-cell>
          <table:table-cell office:value-type="float" office:value="-0.358566339925308" calcext:value-type="float">
            <text:p>-0.358566339925308</text:p>
          </table:table-cell>
          <table:table-cell office:value-type="float" office:value="-0.378166612128054" calcext:value-type="float">
            <text:p>-0.378166612128054</text:p>
          </table:table-cell>
          <table:table-cell office:value-type="float" office:value="-0.370658788228447" calcext:value-type="float">
            <text:p>-0.370658788228447</text:p>
          </table:table-cell>
          <table:table-cell office:value-type="float" office:value="-0.373659708502062" calcext:value-type="float">
            <text:p>-0.373659708502062</text:p>
          </table:table-cell>
          <table:table-cell office:value-type="float" office:value="-0.36585823651928" calcext:value-type="float">
            <text:p>-0.36585823651928</text:p>
          </table:table-cell>
          <table:table-cell office:value-type="float" office:value="-0.371174163426432" calcext:value-type="float">
            <text:p>-0.371174163426432</text:p>
          </table:table-cell>
          <table:table-cell office:value-type="float" office:value="-0.385261146788937" calcext:value-type="float">
            <text:p>-0.385261146788937</text:p>
          </table:table-cell>
          <table:table-cell office:value-type="float" office:value="-0.38777081775012" calcext:value-type="float">
            <text:p>-0.38777081775012</text:p>
          </table:table-cell>
          <table:table-cell office:value-type="float" office:value="-0.381480999544252" calcext:value-type="float">
            <text:p>-0.381480999544252</text:p>
          </table:table-cell>
          <table:table-cell office:value-type="float" office:value="-0.383724716692093" calcext:value-type="float">
            <text:p>-0.383724716692093</text:p>
          </table:table-cell>
          <table:table-cell office:value-type="float" office:value="-0.382621607391452" calcext:value-type="float">
            <text:p>-0.382621607391452</text:p>
          </table:table-cell>
          <table:table-cell office:value-type="float" office:value="-0.37194702838837" calcext:value-type="float">
            <text:p>-0.37194702838837</text:p>
          </table:table-cell>
          <table:table-cell office:value-type="float" office:value="-0.369891858616944" calcext:value-type="float">
            <text:p>-0.369891858616944</text:p>
          </table:table-cell>
          <table:table-cell office:value-type="float" office:value="-0.368016146399278" calcext:value-type="float">
            <text:p>-0.368016146399278</text:p>
          </table:table-cell>
          <table:table-cell office:value-type="float" office:value="-0.396874961231619" calcext:value-type="float">
            <text:p>-0.396874961231619</text:p>
          </table:table-cell>
          <table:table-cell office:value-type="float" office:value="-0.379150463105679" calcext:value-type="float">
            <text:p>-0.379150463105679</text:p>
          </table:table-cell>
          <table:table-cell office:value-type="float" office:value="-0.378718144924397" calcext:value-type="float">
            <text:p>-0.378718144924397</text:p>
          </table:table-cell>
          <table:table-cell office:value-type="float" office:value="-0.372553489519538" calcext:value-type="float">
            <text:p>-0.372553489519538</text:p>
          </table:table-cell>
          <table:table-cell office:value-type="float" office:value="-0.37165321030649" calcext:value-type="float">
            <text:p>-0.37165321030649</text:p>
          </table:table-cell>
          <table:table-cell office:value-type="float" office:value="-0.360553726012695" calcext:value-type="float">
            <text:p>-0.360553726012695</text:p>
          </table:table-cell>
          <table:table-cell office:value-type="float" office:value="-0.332773756470081" calcext:value-type="float">
            <text:p>-0.332773756470081</text:p>
          </table:table-cell>
          <table:table-cell office:value-type="float" office:value="-0.33224415019704" calcext:value-type="float">
            <text:p>-0.33224415019704</text:p>
          </table:table-cell>
          <table:table-cell office:value-type="float" office:value="-0.345913125766435" calcext:value-type="float">
            <text:p>-0.345913125766435</text:p>
          </table:table-cell>
          <table:table-cell office:value-type="float" office:value="-0.34768454459578" calcext:value-type="float">
            <text:p>-0.34768454459578</text:p>
          </table:table-cell>
          <table:table-cell office:value-type="float" office:value="-0.352876308443959" calcext:value-type="float">
            <text:p>-0.352876308443959</text:p>
          </table:table-cell>
          <table:table-cell office:value-type="float" office:value="-0.360308787062398" calcext:value-type="float">
            <text:p>-0.360308787062398</text:p>
          </table:table-cell>
          <table:table-cell office:value-type="float" office:value="-0.354098606124973" calcext:value-type="float">
            <text:p>-0.354098606124973</text:p>
          </table:table-cell>
          <table:table-cell office:value-type="float" office:value="-0.358979120097802" calcext:value-type="float">
            <text:p>-0.358979120097802</text:p>
          </table:table-cell>
          <table:table-cell office:value-type="float" office:value="-0.400574688371049" calcext:value-type="float">
            <text:p>-0.400574688371049</text:p>
          </table:table-cell>
          <table:table-cell office:value-type="float" office:value="-0.390923129464245" calcext:value-type="float">
            <text:p>-0.390923129464245</text:p>
          </table:table-cell>
          <table:table-cell office:value-type="float" office:value="-0.363028402052065" calcext:value-type="float">
            <text:p>-0.363028402052065</text:p>
          </table:table-cell>
          <table:table-cell office:value-type="float" office:value="-0.358478667353949" calcext:value-type="float">
            <text:p>-0.358478667353949</text:p>
          </table:table-cell>
          <table:table-cell office:value-type="float" office:value="-0.370403806304715" calcext:value-type="float">
            <text:p>-0.370403806304715</text:p>
          </table:table-cell>
          <table:table-cell office:value-type="float" office:value="-0.384772133617977" calcext:value-type="float">
            <text:p>-0.384772133617977</text:p>
          </table:table-cell>
          <table:table-cell office:value-type="float" office:value="-0.377864579646279" calcext:value-type="float">
            <text:p>-0.377864579646279</text:p>
          </table:table-cell>
          <table:table-cell office:value-type="float" office:value="-0.366748163080027" calcext:value-type="float">
            <text:p>-0.366748163080027</text:p>
          </table:table-cell>
          <table:table-cell office:value-type="float" office:value="-0.343269651544236" calcext:value-type="float">
            <text:p>-0.343269651544236</text:p>
          </table:table-cell>
          <table:table-cell office:value-type="float" office:value="-0.354497752092495" calcext:value-type="float">
            <text:p>-0.354497752092495</text:p>
          </table:table-cell>
          <table:table-cell office:value-type="float" office:value="-0.388207006458463" calcext:value-type="float">
            <text:p>-0.388207006458463</text:p>
          </table:table-cell>
          <table:table-cell office:value-type="float" office:value="-0.381210510995264" calcext:value-type="float">
            <text:p>-0.381210510995264</text:p>
          </table:table-cell>
          <table:table-cell office:value-type="float" office:value="-0.368944637358773" calcext:value-type="float">
            <text:p>-0.368944637358773</text:p>
          </table:table-cell>
          <table:table-cell office:value-type="float" office:value="-0.375917210184416" calcext:value-type="float">
            <text:p>-0.375917210184416</text:p>
          </table:table-cell>
          <table:table-cell office:value-type="float" office:value="-0.387999973360566" calcext:value-type="float">
            <text:p>-0.387999973360566</text:p>
          </table:table-cell>
          <table:table-cell office:value-type="float" office:value="-0.376038803384075" calcext:value-type="float">
            <text:p>-0.376038803384075</text:p>
          </table:table-cell>
          <table:table-cell office:value-type="float" office:value="-0.350509274179515" calcext:value-type="float">
            <text:p>-0.350509274179515</text:p>
          </table:table-cell>
          <table:table-cell office:value-type="float" office:value="-0.400491623780117" calcext:value-type="float">
            <text:p>-0.400491623780117</text:p>
          </table:table-cell>
          <table:table-cell office:value-type="float" office:value="-0.36255421832542" calcext:value-type="float">
            <text:p>-0.36255421832542</text:p>
          </table:table-cell>
          <table:table-cell office:value-type="float" office:value="-0.385034802728885" calcext:value-type="float">
            <text:p>-0.385034802728885</text:p>
          </table:table-cell>
          <table:table-cell office:value-type="float" office:value="-0.389138948024276" calcext:value-type="float">
            <text:p>-0.389138948024276</text:p>
          </table:table-cell>
          <table:table-cell office:value-type="float" office:value="-0.391581802659634" calcext:value-type="float">
            <text:p>-0.391581802659634</text:p>
          </table:table-cell>
          <table:table-cell office:value-type="float" office:value="-0.387344759109795" calcext:value-type="float">
            <text:p>-0.387344759109795</text:p>
          </table:table-cell>
          <table:table-cell office:value-type="float" office:value="-0.395713377400549" calcext:value-type="float">
            <text:p>-0.395713377400549</text:p>
          </table:table-cell>
          <table:table-cell office:value-type="float" office:value="-0.362875983601996" calcext:value-type="float">
            <text:p>-0.362875983601996</text:p>
          </table:table-cell>
          <table:table-cell office:value-type="float" office:value="-0.36283706429233" calcext:value-type="float">
            <text:p>-0.36283706429233</text:p>
          </table:table-cell>
          <table:table-cell office:value-type="float" office:value="-0.360527833861317" calcext:value-type="float">
            <text:p>-0.360527833861317</text:p>
          </table:table-cell>
          <table:table-cell office:value-type="float" office:value="-0.392760530226345" calcext:value-type="float">
            <text:p>-0.392760530226345</text:p>
          </table:table-cell>
          <table:table-cell office:value-type="float" office:value="-0.3703426314835" calcext:value-type="float">
            <text:p>-0.3703426314835</text:p>
          </table:table-cell>
          <table:table-cell office:value-type="float" office:value="-0.37006493141419" calcext:value-type="float">
            <text:p>-0.37006493141419</text:p>
          </table:table-cell>
          <table:table-cell office:value-type="float" office:value="-0.36576248536161" calcext:value-type="float">
            <text:p>-0.36576248536161</text:p>
          </table:table-cell>
          <table:table-cell office:value-type="float" office:value="-0.362000922359424" calcext:value-type="float">
            <text:p>-0.362000922359424</text:p>
          </table:table-cell>
          <table:table-cell office:value-type="float" office:value="-0.361326997053403" calcext:value-type="float">
            <text:p>-0.361326997053403</text:p>
          </table:table-cell>
          <table:table-cell office:value-type="float" office:value="-0.369321781047352" calcext:value-type="float">
            <text:p>-0.369321781047352</text:p>
          </table:table-cell>
          <table:table-cell office:value-type="float" office:value="-0.395421539820715" calcext:value-type="float">
            <text:p>-0.395421539820715</text:p>
          </table:table-cell>
          <table:table-cell office:value-type="float" office:value="-0.384204446346375" calcext:value-type="float">
            <text:p>-0.384204446346375</text:p>
          </table:table-cell>
          <table:table-cell office:value-type="float" office:value="-0.360328584917016" calcext:value-type="float">
            <text:p>-0.360328584917016</text:p>
          </table:table-cell>
          <table:table-cell office:value-type="float" office:value="-0.386647107585444" calcext:value-type="float">
            <text:p>-0.386647107585444</text:p>
          </table:table-cell>
          <table:table-cell office:value-type="float" office:value="-0.347030956853597" calcext:value-type="float">
            <text:p>-0.347030956853597</text:p>
          </table:table-cell>
          <table:table-cell office:value-type="float" office:value="-0.371708044388313" calcext:value-type="float">
            <text:p>-0.371708044388313</text:p>
          </table:table-cell>
          <table:table-cell office:value-type="float" office:value="-0.365730478822781" calcext:value-type="float">
            <text:p>-0.365730478822781</text:p>
          </table:table-cell>
          <table:table-cell office:value-type="float" office:value="-0.35222550431728" calcext:value-type="float">
            <text:p>-0.35222550431728</text:p>
          </table:table-cell>
          <table:table-cell office:value-type="float" office:value="-0.358758079686493" calcext:value-type="float">
            <text:p>-0.358758079686493</text:p>
          </table:table-cell>
          <table:table-cell office:value-type="float" office:value="-0.350527998204084" calcext:value-type="float">
            <text:p>-0.350527998204084</text:p>
          </table:table-cell>
          <table:table-cell office:value-type="float" office:value="-0.367839239124363" calcext:value-type="float">
            <text:p>-0.367839239124363</text:p>
          </table:table-cell>
          <table:table-cell office:value-type="float" office:value="-0.362196061754" calcext:value-type="float">
            <text:p>-0.362196061754</text:p>
          </table:table-cell>
          <table:table-cell office:value-type="float" office:value="-0.369231459679205" calcext:value-type="float">
            <text:p>-0.369231459679205</text:p>
          </table:table-cell>
          <table:table-cell office:value-type="float" office:value="-0.342201657220184" calcext:value-type="float">
            <text:p>-0.342201657220184</text:p>
          </table:table-cell>
          <table:table-cell office:value-type="float" office:value="-0.341224677341664" calcext:value-type="float">
            <text:p>-0.341224677341664</text:p>
          </table:table-cell>
          <table:table-cell office:value-type="float" office:value="-0.37912335523299" calcext:value-type="float">
            <text:p>-0.37912335523299</text:p>
          </table:table-cell>
          <table:table-cell office:value-type="float" office:value="-0.361711768802034" calcext:value-type="float">
            <text:p>-0.361711768802034</text:p>
          </table:table-cell>
          <table:table-cell office:value-type="float" office:value="-0.338434726912796" calcext:value-type="float">
            <text:p>-0.338434726912796</text:p>
          </table:table-cell>
          <table:table-cell office:value-type="float" office:value="-0.345297934155045" calcext:value-type="float">
            <text:p>-0.345297934155045</text:p>
          </table:table-cell>
          <table:table-cell office:value-type="float" office:value="-0.360757576768414" calcext:value-type="float">
            <text:p>-0.360757576768414</text:p>
          </table:table-cell>
          <table:table-cell office:value-type="float" office:value="-0.380205986102472" calcext:value-type="float">
            <text:p>-0.380205986102472</text:p>
          </table:table-cell>
          <table:table-cell office:value-type="float" office:value="-0.343006524415815" calcext:value-type="float">
            <text:p>-0.343006524415815</text:p>
          </table:table-cell>
          <table:table-cell office:value-type="float" office:value="-0.339009265348328" calcext:value-type="float">
            <text:p>-0.339009265348328</text:p>
          </table:table-cell>
          <table:table-cell office:value-type="float" office:value="-0.340082498534794" calcext:value-type="float">
            <text:p>-0.340082498534794</text:p>
          </table:table-cell>
          <table:table-cell office:value-type="float" office:value="-0.338485137812362" calcext:value-type="float">
            <text:p>-0.338485137812362</text:p>
          </table:table-cell>
          <table:table-cell office:value-type="float" office:value="-0.334788116890795" calcext:value-type="float">
            <text:p>-0.334788116890795</text:p>
          </table:table-cell>
          <table:table-cell office:value-type="float" office:value="-0.353493208812139" calcext:value-type="float">
            <text:p>-0.353493208812139</text:p>
          </table:table-cell>
          <table:table-cell office:value-type="float" office:value="-0.35612529943138" calcext:value-type="float">
            <text:p>-0.35612529943138</text:p>
          </table:table-cell>
          <table:table-cell office:value-type="float" office:value="-0.318482352305048" calcext:value-type="float">
            <text:p>-0.318482352305048</text:p>
          </table:table-cell>
          <table:table-cell office:value-type="float" office:value="-0.343349708023078" calcext:value-type="float">
            <text:p>-0.343349708023078</text:p>
          </table:table-cell>
          <table:table-cell office:value-type="float" office:value="-0.334230660480414" calcext:value-type="float">
            <text:p>-0.334230660480414</text:p>
          </table:table-cell>
          <table:table-cell office:value-type="float" office:value="-0.369869217878175" calcext:value-type="float">
            <text:p>-0.369869217878175</text:p>
          </table:table-cell>
          <table:table-cell office:value-type="float" office:value="-0.358094930002595" calcext:value-type="float">
            <text:p>-0.358094930002595</text:p>
          </table:table-cell>
          <table:table-cell office:value-type="float" office:value="-0.329203179259511" calcext:value-type="float">
            <text:p>-0.329203179259511</text:p>
          </table:table-cell>
          <table:table-cell office:value-type="float" office:value="-0.351187336631937" calcext:value-type="float">
            <text:p>-0.351187336631937</text:p>
          </table:table-cell>
          <table:table-cell office:value-type="float" office:value="-0.331425342779856" calcext:value-type="float">
            <text:p>-0.331425342779856</text:p>
          </table:table-cell>
          <table:table-cell office:value-type="float" office:value="-0.324397086552557" calcext:value-type="float">
            <text:p>-0.324397086552557</text:p>
          </table:table-cell>
          <table:table-cell office:value-type="float" office:value="-0.356227636839975" calcext:value-type="float">
            <text:p>-0.356227636839975</text:p>
          </table:table-cell>
          <table:table-cell office:value-type="float" office:value="-0.354228174574124" calcext:value-type="float">
            <text:p>-0.354228174574124</text:p>
          </table:table-cell>
          <table:table-cell office:value-type="float" office:value="-0.359916200277441" calcext:value-type="float">
            <text:p>-0.359916200277441</text:p>
          </table:table-cell>
          <table:table-cell office:value-type="float" office:value="-0.367660639011119" calcext:value-type="float">
            <text:p>-0.367660639011119</text:p>
          </table:table-cell>
          <table:table-cell office:value-type="float" office:value="-0.344203931868158" calcext:value-type="float">
            <text:p>-0.344203931868158</text:p>
          </table:table-cell>
          <table:table-cell office:value-type="float" office:value="-0.323241780725219" calcext:value-type="float">
            <text:p>-0.323241780725219</text:p>
          </table:table-cell>
          <table:table-cell office:value-type="float" office:value="-0.337092635705769" calcext:value-type="float">
            <text:p>-0.337092635705769</text:p>
          </table:table-cell>
          <table:table-cell office:value-type="float" office:value="-0.35691551394955" calcext:value-type="float">
            <text:p>-0.35691551394955</text:p>
          </table:table-cell>
          <table:table-cell office:value-type="float" office:value="-0.349005116531844" calcext:value-type="float">
            <text:p>-0.349005116531844</text:p>
          </table:table-cell>
          <table:table-cell office:value-type="float" office:value="-0.354636779845501" calcext:value-type="float">
            <text:p>-0.354636779845501</text:p>
          </table:table-cell>
          <table:table-cell office:value-type="float" office:value="-0.328851239416321" calcext:value-type="float">
            <text:p>-0.328851239416321</text:p>
          </table:table-cell>
          <table:table-cell office:value-type="float" office:value="-0.304124636939134" calcext:value-type="float">
            <text:p>-0.304124636939134</text:p>
          </table:table-cell>
          <table:table-cell office:value-type="float" office:value="-0.34680127891938" calcext:value-type="float">
            <text:p>-0.34680127891938</text:p>
          </table:table-cell>
          <table:table-cell office:value-type="float" office:value="-0.331486700772933" calcext:value-type="float">
            <text:p>-0.331486700772933</text:p>
          </table:table-cell>
          <table:table-cell office:value-type="float" office:value="-0.36301291393792" calcext:value-type="float">
            <text:p>-0.36301291393792</text:p>
          </table:table-cell>
          <table:table-cell office:value-type="float" office:value="-0.368325549183808" calcext:value-type="float">
            <text:p>-0.368325549183808</text:p>
          </table:table-cell>
          <table:table-cell office:value-type="float" office:value="-0.367596403428968" calcext:value-type="float">
            <text:p>-0.367596403428968</text:p>
          </table:table-cell>
          <table:table-cell office:value-type="float" office:value="-0.353449293043954" calcext:value-type="float">
            <text:p>-0.353449293043954</text:p>
          </table:table-cell>
          <table:table-cell office:value-type="float" office:value="-0.323778048764991" calcext:value-type="float">
            <text:p>-0.323778048764991</text:p>
          </table:table-cell>
          <table:table-cell office:value-type="float" office:value="-0.355542913329821" calcext:value-type="float">
            <text:p>-0.355542913329821</text:p>
          </table:table-cell>
          <table:table-cell office:value-type="float" office:value="-0.367076728260561" calcext:value-type="float">
            <text:p>-0.367076728260561</text:p>
          </table:table-cell>
          <table:table-cell office:value-type="float" office:value="-0.362929641033919" calcext:value-type="float">
            <text:p>-0.362929641033919</text:p>
          </table:table-cell>
          <table:table-cell office:value-type="float" office:value="-0.345184186275043" calcext:value-type="float">
            <text:p>-0.345184186275043</text:p>
          </table:table-cell>
          <table:table-cell office:value-type="float" office:value="-0.342508884358759" calcext:value-type="float">
            <text:p>-0.342508884358759</text:p>
          </table:table-cell>
          <table:table-cell office:value-type="float" office:value="-0.35145180482653" calcext:value-type="float">
            <text:p>-0.35145180482653</text:p>
          </table:table-cell>
          <table:table-cell office:value-type="float" office:value="-0.357276167779906" calcext:value-type="float">
            <text:p>-0.357276167779906</text:p>
          </table:table-cell>
          <table:table-cell office:value-type="float" office:value="-0.361924252360104" calcext:value-type="float">
            <text:p>-0.361924252360104</text:p>
          </table:table-cell>
          <table:table-cell office:value-type="float" office:value="-0.356292063614642" calcext:value-type="float">
            <text:p>-0.356292063614642</text:p>
          </table:table-cell>
          <table:table-cell office:value-type="float" office:value="-0.366052821967663" calcext:value-type="float">
            <text:p>-0.366052821967663</text:p>
          </table:table-cell>
          <table:table-cell office:value-type="float" office:value="-0.372147739106464" calcext:value-type="float">
            <text:p>-0.372147739106464</text:p>
          </table:table-cell>
          <table:table-cell office:value-type="float" office:value="-0.353934289635023" calcext:value-type="float">
            <text:p>-0.353934289635023</text:p>
          </table:table-cell>
          <table:table-cell office:value-type="float" office:value="-0.351386258722647" calcext:value-type="float">
            <text:p>-0.351386258722647</text:p>
          </table:table-cell>
          <table:table-cell office:value-type="float" office:value="-0.34590654967157" calcext:value-type="float">
            <text:p>-0.34590654967157</text:p>
          </table:table-cell>
          <table:table-cell office:value-type="float" office:value="-0.343317793966491" calcext:value-type="float">
            <text:p>-0.343317793966491</text:p>
          </table:table-cell>
          <table:table-cell office:value-type="float" office:value="-0.340060804048799" calcext:value-type="float">
            <text:p>-0.340060804048799</text:p>
          </table:table-cell>
          <table:table-cell office:value-type="float" office:value="-0.331113333004649" calcext:value-type="float">
            <text:p>-0.331113333004649</text:p>
          </table:table-cell>
          <table:table-cell office:value-type="float" office:value="-0.322337720604793" calcext:value-type="float">
            <text:p>-0.322337720604793</text:p>
          </table:table-cell>
          <table:table-cell office:value-type="float" office:value="-0.31841832504178" calcext:value-type="float">
            <text:p>-0.31841832504178</text:p>
          </table:table-cell>
          <table:table-cell office:value-type="float" office:value="-0.313088810514924" calcext:value-type="float">
            <text:p>-0.313088810514924</text:p>
          </table:table-cell>
          <table:table-cell office:value-type="float" office:value="-0.319665560717056" calcext:value-type="float">
            <text:p>-0.319665560717056</text:p>
          </table:table-cell>
          <table:table-cell office:value-type="float" office:value="-0.32219855219682" calcext:value-type="float">
            <text:p>-0.32219855219682</text:p>
          </table:table-cell>
          <table:table-cell office:value-type="float" office:value="-0.323017536223003" calcext:value-type="float">
            <text:p>-0.323017536223003</text:p>
          </table:table-cell>
          <table:table-cell office:value-type="float" office:value="-0.32568901455826" calcext:value-type="float">
            <text:p>-0.32568901455826</text:p>
          </table:table-cell>
          <table:table-cell office:value-type="float" office:value="-0.32773782921472" calcext:value-type="float">
            <text:p>-0.32773782921472</text:p>
          </table:table-cell>
          <table:table-cell office:value-type="float" office:value="-0.323842035602747" calcext:value-type="float">
            <text:p>-0.323842035602747</text:p>
          </table:table-cell>
          <table:table-cell office:value-type="float" office:value="-0.323327839445052" calcext:value-type="float">
            <text:p>-0.323327839445052</text:p>
          </table:table-cell>
          <table:table-cell office:value-type="float" office:value="-0.323350674893917" calcext:value-type="float">
            <text:p>-0.323350674893917</text:p>
          </table:table-cell>
          <table:table-cell office:value-type="float" office:value="-0.322111997902702" calcext:value-type="float">
            <text:p>-0.322111997902702</text:p>
          </table:table-cell>
          <table:table-cell office:value-type="float" office:value="-0.320629685891174" calcext:value-type="float">
            <text:p>-0.320629685891174</text:p>
          </table:table-cell>
          <table:table-cell office:value-type="float" office:value="-0.321349260214938" calcext:value-type="float">
            <text:p>-0.321349260214938</text:p>
          </table:table-cell>
          <table:table-cell office:value-type="float" office:value="-0.322490773922072" calcext:value-type="float">
            <text:p>-0.322490773922072</text:p>
          </table:table-cell>
          <table:table-cell office:value-type="float" office:value="-0.323032092236181" calcext:value-type="float">
            <text:p>-0.323032092236181</text:p>
          </table:table-cell>
          <table:table-cell office:value-type="float" office:value="-0.322467287708341" calcext:value-type="float">
            <text:p>-0.322467287708341</text:p>
          </table:table-cell>
          <table:table-cell office:value-type="float" office:value="-0.322318680046409" calcext:value-type="float">
            <text:p>-0.322318680046409</text:p>
          </table:table-cell>
          <table:table-cell office:value-type="float" office:value="-0.3221235047214" calcext:value-type="float">
            <text:p>-0.3221235047214</text:p>
          </table:table-cell>
          <table:table-cell office:value-type="float" office:value="-0.321211285522917" calcext:value-type="float">
            <text:p>-0.321211285522917</text:p>
          </table:table-cell>
          <table:table-cell office:value-type="float" office:value="-0.32353206024145" calcext:value-type="float">
            <text:p>-0.32353206024145</text:p>
          </table:table-cell>
          <table:table-cell office:value-type="float" office:value="-0.322666780832922" calcext:value-type="float">
            <text:p>-0.322666780832922</text:p>
          </table:table-cell>
          <table:table-cell office:value-type="float" office:value="-0.323261877849883" calcext:value-type="float">
            <text:p>-0.323261877849883</text:p>
          </table:table-cell>
          <table:table-cell office:value-type="float" office:value="-0.322373998031333" calcext:value-type="float">
            <text:p>-0.322373998031333</text:p>
          </table:table-cell>
          <table:table-cell office:value-type="float" office:value="-0.323141178227631" calcext:value-type="float">
            <text:p>-0.323141178227631</text:p>
          </table:table-cell>
          <table:table-cell office:value-type="float" office:value="-0.322891475183597" calcext:value-type="float">
            <text:p>-0.322891475183597</text:p>
          </table:table-cell>
          <table:table-cell office:value-type="float" office:value="-0.322645850210842" calcext:value-type="float">
            <text:p>-0.322645850210842</text:p>
          </table:table-cell>
          <table:table-cell office:value-type="float" office:value="-0.322617674957335" calcext:value-type="float">
            <text:p>-0.322617674957335</text:p>
          </table:table-cell>
          <table:table-cell office:value-type="float" office:value="-0.321645872568598" calcext:value-type="float">
            <text:p>-0.321645872568598</text:p>
          </table:table-cell>
          <table:table-cell office:value-type="float" office:value="-0.321306982566136" calcext:value-type="float">
            <text:p>-0.321306982566136</text:p>
          </table:table-cell>
          <table:table-cell office:value-type="float" office:value="-0.320940336986554" calcext:value-type="float">
            <text:p>-0.320940336986554</text:p>
          </table:table-cell>
          <table:table-cell office:value-type="float" office:value="-0.321985787156954" calcext:value-type="float">
            <text:p>-0.321985787156954</text:p>
          </table:table-cell>
          <table:table-cell office:value-type="float" office:value="-0.321652500750347" calcext:value-type="float">
            <text:p>-0.321652500750347</text:p>
          </table:table-cell>
          <table:table-cell office:value-type="float" office:value="-0.322133441447793" calcext:value-type="float">
            <text:p>-0.322133441447793</text:p>
          </table:table-cell>
          <table:table-cell office:value-type="float" office:value="-0.321414983388009" calcext:value-type="float">
            <text:p>-0.321414983388009</text:p>
          </table:table-cell>
          <table:table-cell office:value-type="float" office:value="-0.321499907881923" calcext:value-type="float">
            <text:p>-0.321499907881923</text:p>
          </table:table-cell>
          <table:table-cell office:value-type="float" office:value="-0.322610171430604" calcext:value-type="float">
            <text:p>-0.322610171430604</text:p>
          </table:table-cell>
          <table:table-cell office:value-type="float" office:value="-0.321073554946419" calcext:value-type="float">
            <text:p>-0.321073554946419</text:p>
          </table:table-cell>
          <table:table-cell office:value-type="float" office:value="-0.322238070108754" calcext:value-type="float">
            <text:p>-0.322238070108754</text:p>
          </table:table-cell>
          <table:table-cell office:value-type="float" office:value="-0.321820749020409" calcext:value-type="float">
            <text:p>-0.321820749020409</text:p>
          </table:table-cell>
          <table:table-cell office:value-type="float" office:value="-0.321768939997206" calcext:value-type="float">
            <text:p>-0.321768939997206</text:p>
          </table:table-cell>
          <table:table-cell office:value-type="float" office:value="-0.322106257554754" calcext:value-type="float">
            <text:p>-0.322106257554754</text:p>
          </table:table-cell>
          <table:table-cell office:value-type="float" office:value="-0.321997227916393" calcext:value-type="float">
            <text:p>-0.321997227916393</text:p>
          </table:table-cell>
          <table:table-cell office:value-type="float" office:value="-0.321700647503526" calcext:value-type="float">
            <text:p>-0.321700647503526</text:p>
          </table:table-cell>
          <table:table-cell office:value-type="float" office:value="-0.321697713908101" calcext:value-type="float">
            <text:p>-0.321697713908101</text:p>
          </table:table-cell>
          <table:table-cell office:value-type="float" office:value="-0.321890524738224" calcext:value-type="float">
            <text:p>-0.321890524738224</text:p>
          </table:table-cell>
          <table:table-cell office:value-type="float" office:value="-0.32216623534898" calcext:value-type="float">
            <text:p>-0.32216623534898</text:p>
          </table:table-cell>
          <table:table-cell office:value-type="float" office:value="-0.321747367362862" calcext:value-type="float">
            <text:p>-0.321747367362862</text:p>
          </table:table-cell>
          <table:table-cell office:value-type="float" office:value="-0.321084403199318" calcext:value-type="float">
            <text:p>-0.321084403199318</text:p>
          </table:table-cell>
          <table:table-cell office:value-type="float" office:value="-0.321394450952802" calcext:value-type="float">
            <text:p>-0.321394450952802</text:p>
          </table:table-cell>
          <table:table-cell office:value-type="float" office:value="-0.321699119385919" calcext:value-type="float">
            <text:p>-0.321699119385919</text:p>
          </table:table-cell>
          <table:table-cell office:value-type="float" office:value="-0.322516193314476" calcext:value-type="float">
            <text:p>-0.322516193314476</text:p>
          </table:table-cell>
          <table:table-cell office:value-type="float" office:value="-0.321055660019345" calcext:value-type="float">
            <text:p>-0.321055660019345</text:p>
          </table:table-cell>
          <table:table-cell office:value-type="float" office:value="-0.321655002065344" calcext:value-type="float">
            <text:p>-0.321655002065344</text:p>
          </table:table-cell>
          <table:table-cell office:value-type="float" office:value="-0.322200852999024" calcext:value-type="float">
            <text:p>-0.322200852999024</text:p>
          </table:table-cell>
          <table:table-cell office:value-type="float" office:value="-0.321597413460414" calcext:value-type="float">
            <text:p>-0.321597413460414</text:p>
          </table:table-cell>
          <table:table-cell office:value-type="float" office:value="-0.322150503168458" calcext:value-type="float">
            <text:p>-0.322150503168458</text:p>
          </table:table-cell>
          <table:table-cell office:value-type="float" office:value="-0.321535398520777" calcext:value-type="float">
            <text:p>-0.321535398520777</text:p>
          </table:table-cell>
          <table:table-cell office:value-type="float" office:value="-0.321994543713341" calcext:value-type="float">
            <text:p>-0.321994543713341</text:p>
          </table:table-cell>
          <table:table-cell office:value-type="float" office:value="-0.322404301450385" calcext:value-type="float">
            <text:p>-0.322404301450385</text:p>
          </table:table-cell>
          <table:table-cell office:value-type="float" office:value="-0.321716993015635" calcext:value-type="float">
            <text:p>-0.321716993015635</text:p>
          </table:table-cell>
          <table:table-cell office:value-type="float" office:value="-0.321939655327552" calcext:value-type="float">
            <text:p>-0.321939655327552</text:p>
          </table:table-cell>
          <table:table-cell office:value-type="float" office:value="-0.322014808400606" calcext:value-type="float">
            <text:p>-0.322014808400606</text:p>
          </table:table-cell>
          <table:table-cell office:value-type="float" office:value="-0.321651389308916" calcext:value-type="float">
            <text:p>-0.321651389308916</text:p>
          </table:table-cell>
          <table:table-cell office:value-type="float" office:value="-0.322413512847828" calcext:value-type="float">
            <text:p>-0.322413512847828</text:p>
          </table:table-cell>
          <table:table-cell office:value-type="float" office:value="-0.321321564309565" calcext:value-type="float">
            <text:p>-0.321321564309565</text:p>
          </table:table-cell>
          <table:table-cell office:value-type="float" office:value="-0.320991340547559" calcext:value-type="float">
            <text:p>-0.320991340547559</text:p>
          </table:table-cell>
          <table:table-cell office:value-type="float" office:value="-0.321361701813028" calcext:value-type="float">
            <text:p>-0.321361701813028</text:p>
          </table:table-cell>
          <table:table-cell office:value-type="float" office:value="-0.321401906757115" calcext:value-type="float">
            <text:p>-0.321401906757115</text:p>
          </table:table-cell>
          <table:table-cell office:value-type="float" office:value="-0.321558638803645" calcext:value-type="float">
            <text:p>-0.321558638803645</text:p>
          </table:table-cell>
          <table:table-cell office:value-type="float" office:value="-0.322043255772816" calcext:value-type="float">
            <text:p>-0.322043255772816</text:p>
          </table:table-cell>
          <table:table-cell office:value-type="float" office:value="-0.321678613473723" calcext:value-type="float">
            <text:p>-0.321678613473723</text:p>
          </table:table-cell>
          <table:table-cell office:value-type="float" office:value="-0.322590492686192" calcext:value-type="float">
            <text:p>-0.322590492686192</text:p>
          </table:table-cell>
          <table:table-cell office:value-type="float" office:value="-0.321510075940496" calcext:value-type="float">
            <text:p>-0.321510075940496</text:p>
          </table:table-cell>
          <table:table-cell office:value-type="float" office:value="-0.322701497626476" calcext:value-type="float">
            <text:p>-0.322701497626476</text:p>
          </table:table-cell>
          <table:table-cell office:value-type="float" office:value="-0.321731645350176" calcext:value-type="float">
            <text:p>-0.321731645350176</text:p>
          </table:table-cell>
          <table:table-cell office:value-type="float" office:value="-0.321530550988854" calcext:value-type="float">
            <text:p>-0.321530550988854</text:p>
          </table:table-cell>
          <table:table-cell office:value-type="float" office:value="-0.321962823933735" calcext:value-type="float">
            <text:p>-0.321962823933735</text:p>
          </table:table-cell>
          <table:table-cell office:value-type="float" office:value="-0.321501587446006" calcext:value-type="float">
            <text:p>-0.321501587446006</text:p>
          </table:table-cell>
          <table:table-cell office:value-type="float" office:value="-0.3220702636598" calcext:value-type="float">
            <text:p>-0.3220702636598</text:p>
          </table:table-cell>
          <table:table-cell table:number-columns-repeated="414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191383023699365" calcext:value-type="float">
            <text:p>-1.91383023699365E-05</text:p>
          </table:table-cell>
          <table:table-cell office:value-type="float" office:value="0.0000219816597872291" calcext:value-type="float">
            <text:p>2.19816597872291E-05</text:p>
          </table:table-cell>
          <table:table-cell office:value-type="float" office:value="-0.00000166301130816171" calcext:value-type="float">
            <text:p>-1.66301130816171E-06</text:p>
          </table:table-cell>
          <table:table-cell office:value-type="float" office:value="-0.000000443183424847504" calcext:value-type="float">
            <text:p>-4.43183424847504E-07</text:p>
          </table:table-cell>
          <table:table-cell office:value-type="float" office:value="-0.00000789906106479776" calcext:value-type="float">
            <text:p>-7.89906106479776E-06</text:p>
          </table:table-cell>
          <table:table-cell office:value-type="float" office:value="-0.00000854131752170417" calcext:value-type="float">
            <text:p>-8.54131752170417E-06</text:p>
          </table:table-cell>
          <table:table-cell office:value-type="float" office:value="0.0000251036132559723" calcext:value-type="float">
            <text:p>2.51036132559723E-05</text:p>
          </table:table-cell>
          <table:table-cell office:value-type="float" office:value="-0.000010366766858283" calcext:value-type="float">
            <text:p>-1.0366766858283E-05</text:p>
          </table:table-cell>
          <table:table-cell office:value-type="float" office:value="0.00000630209273755344" calcext:value-type="float">
            <text:p>6.30209273755344E-06</text:p>
          </table:table-cell>
          <table:table-cell office:value-type="float" office:value="0.00000695580779952465" calcext:value-type="float">
            <text:p>6.95580779952465E-06</text:p>
          </table:table-cell>
          <table:table-cell office:value-type="float" office:value="-0.0000165746437170711" calcext:value-type="float">
            <text:p>-1.65746437170711E-05</text:p>
          </table:table-cell>
          <table:table-cell office:value-type="float" office:value="0.00000847856547681047" calcext:value-type="float">
            <text:p>8.47856547681047E-06</text:p>
          </table:table-cell>
          <table:table-cell office:value-type="float" office:value="0.0000078330869814347" calcext:value-type="float">
            <text:p>7.8330869814347E-06</text:p>
          </table:table-cell>
          <table:table-cell office:value-type="float" office:value="0.0000106112473269304" calcext:value-type="float">
            <text:p>1.06112473269304E-05</text:p>
          </table:table-cell>
          <table:table-cell office:value-type="float" office:value="-0.0000120739054426111" calcext:value-type="float">
            <text:p>-1.20739054426111E-05</text:p>
          </table:table-cell>
          <table:table-cell office:value-type="float" office:value="0.0000180571780121208" calcext:value-type="float">
            <text:p>1.80571780121208E-05</text:p>
          </table:table-cell>
          <table:table-cell office:value-type="float" office:value="-0.0000246750267228202" calcext:value-type="float">
            <text:p>-2.46750267228202E-05</text:p>
          </table:table-cell>
          <table:table-cell office:value-type="float" office:value="-0.0000107167124027141" calcext:value-type="float">
            <text:p>-1.07167124027141E-05</text:p>
          </table:table-cell>
          <table:table-cell office:value-type="float" office:value="0.0000141398586968045" calcext:value-type="float">
            <text:p>1.41398586968045E-05</text:p>
          </table:table-cell>
          <table:table-cell office:value-type="float" office:value="-0.000010579013492884" calcext:value-type="float">
            <text:p>-1.0579013492884E-05</text:p>
          </table:table-cell>
          <table:table-cell office:value-type="float" office:value="0.0000134846187171966" calcext:value-type="float">
            <text:p>1.34846187171966E-05</text:p>
          </table:table-cell>
          <table:table-cell office:value-type="float" office:value="-0.0000109851803267169" calcext:value-type="float">
            <text:p>-1.09851803267169E-05</text:p>
          </table:table-cell>
          <table:table-cell office:value-type="float" office:value="0.00000431875200895826" calcext:value-type="float">
            <text:p>4.31875200895826E-06</text:p>
          </table:table-cell>
          <table:table-cell office:value-type="float" office:value="0.0000082856172722301" calcext:value-type="float">
            <text:p>8.2856172722301E-06</text:p>
          </table:table-cell>
          <table:table-cell office:value-type="float" office:value="-0.00000814461383158438" calcext:value-type="float">
            <text:p>-8.14461383158438E-06</text:p>
          </table:table-cell>
          <table:table-cell office:value-type="float" office:value="0.00000963118399055496" calcext:value-type="float">
            <text:p>9.63118399055496E-06</text:p>
          </table:table-cell>
          <table:table-cell office:value-type="float" office:value="-0.0000208619944740973" calcext:value-type="float">
            <text:p>-2.08619944740973E-05</text:p>
          </table:table-cell>
          <table:table-cell office:value-type="float" office:value="0.00000618418019843192" calcext:value-type="float">
            <text:p>6.18418019843192E-06</text:p>
          </table:table-cell>
          <table:table-cell office:value-type="float" office:value="-0.00000774841182604735" calcext:value-type="float">
            <text:p>-7.74841182604735E-06</text:p>
          </table:table-cell>
          <table:table-cell office:value-type="float" office:value="0.00000919607727006833" calcext:value-type="float">
            <text:p>9.19607727006833E-06</text:p>
          </table:table-cell>
          <table:table-cell office:value-type="float" office:value="0.0000166524728412165" calcext:value-type="float">
            <text:p>1.66524728412165E-05</text:p>
          </table:table-cell>
          <table:table-cell office:value-type="float" office:value="-0.0000106353407735571" calcext:value-type="float">
            <text:p>-1.06353407735571E-05</text:p>
          </table:table-cell>
          <table:table-cell office:value-type="float" office:value="0.0000095050959771914" calcext:value-type="float">
            <text:p>9.5050959771914E-06</text:p>
          </table:table-cell>
          <table:table-cell office:value-type="float" office:value="-0.0000109468623627484" calcext:value-type="float">
            <text:p>-1.09468623627484E-05</text:p>
          </table:table-cell>
          <table:table-cell office:value-type="float" office:value="-0.00000613110145325502" calcext:value-type="float">
            <text:p>-6.13110145325502E-06</text:p>
          </table:table-cell>
          <table:table-cell office:value-type="float" office:value="0.0000100317720264087" calcext:value-type="float">
            <text:p>1.00317720264087E-05</text:p>
          </table:table-cell>
          <table:table-cell office:value-type="float" office:value="-0.00000635939226217852" calcext:value-type="float">
            <text:p>-6.35939226217852E-06</text:p>
          </table:table-cell>
          <table:table-cell office:value-type="float" office:value="0.0000227004587464164" calcext:value-type="float">
            <text:p>2.27004587464164E-05</text:p>
          </table:table-cell>
          <table:table-cell office:value-type="float" office:value="0.00000210917626336515" calcext:value-type="float">
            <text:p>2.10917626336515E-06</text:p>
          </table:table-cell>
          <table:table-cell office:value-type="float" office:value="0.00000304254487781819" calcext:value-type="float">
            <text:p>3.04254487781819E-06</text:p>
          </table:table-cell>
          <table:table-cell office:value-type="float" office:value="-0.0000349374228284516" calcext:value-type="float">
            <text:p>-3.49374228284516E-05</text:p>
          </table:table-cell>
          <table:table-cell office:value-type="float" office:value="0.0000139282671799967" calcext:value-type="float">
            <text:p>1.39282671799967E-05</text:p>
          </table:table-cell>
          <table:table-cell office:value-type="float" office:value="-0.00000797583428963078" calcext:value-type="float">
            <text:p>-7.97583428963078E-06</text:p>
          </table:table-cell>
          <table:table-cell office:value-type="float" office:value="0.0000367121345757893" calcext:value-type="float">
            <text:p>3.67121345757893E-05</text:p>
          </table:table-cell>
          <table:table-cell office:value-type="float" office:value="-0.0000326282262977928" calcext:value-type="float">
            <text:p>-3.26282262977928E-05</text:p>
          </table:table-cell>
          <table:table-cell office:value-type="float" office:value="0.0000159890806122887" calcext:value-type="float">
            <text:p>1.59890806122887E-05</text:p>
          </table:table-cell>
          <table:table-cell office:value-type="float" office:value="0.0000140421513235567" calcext:value-type="float">
            <text:p>1.40421513235567E-05</text:p>
          </table:table-cell>
          <table:table-cell office:value-type="float" office:value="-0.0000380259118987758" calcext:value-type="float">
            <text:p>-3.80259118987758E-05</text:p>
          </table:table-cell>
          <table:table-cell office:value-type="float" office:value="0.0000000450358876857848" calcext:value-type="float">
            <text:p>4.50358876857848E-08</text:p>
          </table:table-cell>
          <table:table-cell office:value-type="float" office:value="0.00000638485310006098" calcext:value-type="float">
            <text:p>6.38485310006098E-06</text:p>
          </table:table-cell>
          <table:table-cell office:value-type="float" office:value="-0.0000169843578695095" calcext:value-type="float">
            <text:p>-1.69843578695095E-05</text:p>
          </table:table-cell>
          <table:table-cell office:value-type="float" office:value="0.0000273604404848471" calcext:value-type="float">
            <text:p>2.73604404848471E-05</text:p>
          </table:table-cell>
          <table:table-cell office:value-type="float" office:value="-0.0000113557238885509" calcext:value-type="float">
            <text:p>-1.13557238885509E-05</text:p>
          </table:table-cell>
          <table:table-cell office:value-type="float" office:value="0.0000136086380971845" calcext:value-type="float">
            <text:p>1.36086380971845E-05</text:p>
          </table:table-cell>
          <table:table-cell office:value-type="float" office:value="-0.0000102040951295845" calcext:value-type="float">
            <text:p>-1.02040951295845E-05</text:p>
          </table:table-cell>
          <table:table-cell office:value-type="float" office:value="0.00000680577114803294" calcext:value-type="float">
            <text:p>6.80577114803294E-06</text:p>
          </table:table-cell>
          <table:table-cell office:value-type="float" office:value="-0.00000533947476516472" calcext:value-type="float">
            <text:p>-5.33947476516472E-06</text:p>
          </table:table-cell>
          <table:table-cell office:value-type="float" office:value="-0.00000480396420199369" calcext:value-type="float">
            <text:p>-4.80396420199369E-06</text:p>
          </table:table-cell>
          <table:table-cell office:value-type="float" office:value="0.0000213004973162456" calcext:value-type="float">
            <text:p>2.13004973162456E-05</text:p>
          </table:table-cell>
          <table:table-cell office:value-type="float" office:value="-0.0000182296081175926" calcext:value-type="float">
            <text:p>-1.82296081175926E-05</text:p>
          </table:table-cell>
          <table:table-cell office:value-type="float" office:value="0.0000208997562040625" calcext:value-type="float">
            <text:p>2.08997562040625E-05</text:p>
          </table:table-cell>
          <table:table-cell office:value-type="float" office:value="-0.0000233644812447364" calcext:value-type="float">
            <text:p>-2.33644812447364E-05</text:p>
          </table:table-cell>
          <table:table-cell office:value-type="float" office:value="-0.00000788876145796369" calcext:value-type="float">
            <text:p>-7.88876145796369E-06</text:p>
          </table:table-cell>
          <table:table-cell office:value-type="float" office:value="0.00000926301350417935" calcext:value-type="float">
            <text:p>9.26301350417935E-06</text:p>
          </table:table-cell>
          <table:table-cell office:value-type="float" office:value="0.0000132723044376504" calcext:value-type="float">
            <text:p>1.32723044376504E-05</text:p>
          </table:table-cell>
          <table:table-cell office:value-type="float" office:value="-0.0000171288003469328" calcext:value-type="float">
            <text:p>-1.71288003469328E-05</text:p>
          </table:table-cell>
          <table:table-cell office:value-type="float" office:value="0.0000131327031688833" calcext:value-type="float">
            <text:p>1.31327031688833E-05</text:p>
          </table:table-cell>
          <table:table-cell office:value-type="float" office:value="0.0000290961065452233" calcext:value-type="float">
            <text:p>2.90961065452233E-05</text:p>
          </table:table-cell>
          <table:table-cell office:value-type="float" office:value="-0.0000525651307754504" calcext:value-type="float">
            <text:p>-5.25651307754504E-05</text:p>
          </table:table-cell>
          <table:table-cell office:value-type="float" office:value="0.0000254428336636248" calcext:value-type="float">
            <text:p>2.54428336636248E-05</text:p>
          </table:table-cell>
          <table:table-cell office:value-type="float" office:value="0.00000413592252046513" calcext:value-type="float">
            <text:p>4.13592252046513E-06</text:p>
          </table:table-cell>
          <table:table-cell office:value-type="float" office:value="-0.000019874267428277" calcext:value-type="float">
            <text:p>-1.9874267428277E-05</text:p>
          </table:table-cell>
          <table:table-cell office:value-type="float" office:value="0.0000196295996225948" calcext:value-type="float">
            <text:p>1.96295996225948E-05</text:p>
          </table:table-cell>
          <table:table-cell office:value-type="float" office:value="-0.0000105345633293896" calcext:value-type="float">
            <text:p>-1.05345633293896E-05</text:p>
          </table:table-cell>
          <table:table-cell office:value-type="float" office:value="0.0000135807291387069" calcext:value-type="float">
            <text:p>1.35807291387069E-05</text:p>
          </table:table-cell>
          <table:table-cell office:value-type="float" office:value="-0.0000214230291984419" calcext:value-type="float">
            <text:p>-2.14230291984419E-05</text:p>
          </table:table-cell>
          <table:table-cell office:value-type="float" office:value="0.00000770448310255523" calcext:value-type="float">
            <text:p>7.70448310255523E-06</text:p>
          </table:table-cell>
          <table:table-cell office:value-type="float" office:value="0.000021918854821279" calcext:value-type="float">
            <text:p>2.1918854821279E-05</text:p>
          </table:table-cell>
          <table:table-cell office:value-type="float" office:value="-0.0000371054937742254" calcext:value-type="float">
            <text:p>-3.71054937742254E-05</text:p>
          </table:table-cell>
          <table:table-cell office:value-type="float" office:value="0.00000173221287491643" calcext:value-type="float">
            <text:p>1.73221287491643E-06</text:p>
          </table:table-cell>
          <table:table-cell office:value-type="float" office:value="0.00000557391646344163" calcext:value-type="float">
            <text:p>5.57391646344163E-06</text:p>
          </table:table-cell>
          <table:table-cell office:value-type="float" office:value="0.0000353425755155734" calcext:value-type="float">
            <text:p>3.53425755155734E-05</text:p>
          </table:table-cell>
          <table:table-cell office:value-type="float" office:value="-0.0000191993510718635" calcext:value-type="float">
            <text:p>-1.91993510718635E-05</text:p>
          </table:table-cell>
          <table:table-cell office:value-type="float" office:value="-0.00000465587806985912" calcext:value-type="float">
            <text:p>-4.65587806985912E-06</text:p>
          </table:table-cell>
          <table:table-cell office:value-type="float" office:value="-0.000011366918264144" calcext:value-type="float">
            <text:p>-1.1366918264144E-05</text:p>
          </table:table-cell>
          <table:table-cell office:value-type="float" office:value="-0.00000779333446870867" calcext:value-type="float">
            <text:p>-7.79333446870867E-06</text:p>
          </table:table-cell>
          <table:table-cell office:value-type="float" office:value="0.00000397238623228713" calcext:value-type="float">
            <text:p>3.97238623228713E-06</text:p>
          </table:table-cell>
          <table:table-cell office:value-type="float" office:value="-0.0000114300320501748" calcext:value-type="float">
            <text:p>-1.14300320501748E-05</text:p>
          </table:table-cell>
          <table:table-cell office:value-type="float" office:value="0.0000418951873492612" calcext:value-type="float">
            <text:p>4.18951873492612E-05</text:p>
          </table:table-cell>
          <table:table-cell office:value-type="float" office:value="-0.0000271684931957283" calcext:value-type="float">
            <text:p>-2.71684931957283E-05</text:p>
          </table:table-cell>
          <table:table-cell office:value-type="float" office:value="0.0000347402666842078" calcext:value-type="float">
            <text:p>3.47402666842078E-05</text:p>
          </table:table-cell>
          <table:table-cell office:value-type="float" office:value="-0.00000699375124324497" calcext:value-type="float">
            <text:p>-6.99375124324497E-06</text:p>
          </table:table-cell>
          <table:table-cell office:value-type="float" office:value="-0.0000173094366870408" calcext:value-type="float">
            <text:p>-1.73094366870408E-05</text:p>
          </table:table-cell>
          <table:table-cell office:value-type="float" office:value="0.000016114453722238" calcext:value-type="float">
            <text:p>1.6114453722238E-05</text:p>
          </table:table-cell>
          <table:table-cell office:value-type="float" office:value="-0.0000137953472986729" calcext:value-type="float">
            <text:p>-1.37953472986729E-05</text:p>
          </table:table-cell>
          <table:table-cell office:value-type="float" office:value="0.0000106802625088887" calcext:value-type="float">
            <text:p>1.06802625088887E-05</text:p>
          </table:table-cell>
          <table:table-cell office:value-type="float" office:value="0.0000323084589402001" calcext:value-type="float">
            <text:p>3.23084589402001E-05</text:p>
          </table:table-cell>
          <table:table-cell office:value-type="float" office:value="-0.0000263181645761001" calcext:value-type="float">
            <text:p>-2.63181645761001E-05</text:p>
          </table:table-cell>
          <table:table-cell office:value-type="float" office:value="-0.00000830514653765713" calcext:value-type="float">
            <text:p>-8.30514653765713E-06</text:p>
          </table:table-cell>
          <table:table-cell office:value-type="float" office:value="0.00000426175658635453" calcext:value-type="float">
            <text:p>4.26175658635453E-06</text:p>
          </table:table-cell>
          <table:table-cell office:value-type="float" office:value="-0.00000107670813587202" calcext:value-type="float">
            <text:p>-1.07670813587202E-06</text:p>
          </table:table-cell>
          <table:table-cell office:value-type="float" office:value="-0.0000131074526675268" calcext:value-type="float">
            <text:p>-1.31074526675268E-05</text:p>
          </table:table-cell>
          <table:table-cell office:value-type="float" office:value="-0.0000270062397845217" calcext:value-type="float">
            <text:p>-2.70062397845217E-05</text:p>
          </table:table-cell>
          <table:table-cell office:value-type="float" office:value="0.0000271105891467283" calcext:value-type="float">
            <text:p>2.71105891467283E-05</text:p>
          </table:table-cell>
          <table:table-cell office:value-type="float" office:value="0.00000884719832627834" calcext:value-type="float">
            <text:p>8.84719832627834E-06</text:p>
          </table:table-cell>
          <table:table-cell office:value-type="float" office:value="0.00000834529159388087" calcext:value-type="float">
            <text:p>8.34529159388087E-06</text:p>
          </table:table-cell>
          <table:table-cell office:value-type="float" office:value="0.0000293284054517784" calcext:value-type="float">
            <text:p>2.93284054517784E-05</text:p>
          </table:table-cell>
          <table:table-cell office:value-type="float" office:value="0.000118929739553963" calcext:value-type="float">
            <text:p>0.000118929739554</text:p>
          </table:table-cell>
          <table:table-cell office:value-type="float" office:value="-0.000604850258272727" calcext:value-type="float">
            <text:p>-0.000604850258273</text:p>
          </table:table-cell>
          <table:table-cell office:value-type="float" office:value="0.0031794152181206" calcext:value-type="float">
            <text:p>0.003179415218121</text:p>
          </table:table-cell>
          <table:table-cell office:value-type="float" office:value="0.00139640281916192" calcext:value-type="float">
            <text:p>0.001396402819162</text:p>
          </table:table-cell>
          <table:table-cell office:value-type="float" office:value="-0.0047697609658649" calcext:value-type="float">
            <text:p>-0.004769760965865</text:p>
          </table:table-cell>
          <table:table-cell office:value-type="float" office:value="0.000475636808008828" calcext:value-type="float">
            <text:p>0.000475636808009</text:p>
          </table:table-cell>
          <table:table-cell office:value-type="float" office:value="0.0013802126142648" calcext:value-type="float">
            <text:p>0.001380212614265</text:p>
          </table:table-cell>
          <table:table-cell office:value-type="float" office:value="0.00510231678156509" calcext:value-type="float">
            <text:p>0.005102316781565</text:p>
          </table:table-cell>
          <table:table-cell office:value-type="float" office:value="0.00165441317829534" calcext:value-type="float">
            <text:p>0.001654413178295</text:p>
          </table:table-cell>
          <table:table-cell office:value-type="float" office:value="-0.00458279077124685" calcext:value-type="float">
            <text:p>-0.004582790771247</text:p>
          </table:table-cell>
          <table:table-cell office:value-type="float" office:value="0.0000606788037174622" calcext:value-type="float">
            <text:p>6.06788037174622E-05</text:p>
          </table:table-cell>
          <table:table-cell office:value-type="float" office:value="0.000476157197746518" calcext:value-type="float">
            <text:p>0.000476157197747</text:p>
          </table:table-cell>
          <table:table-cell office:value-type="float" office:value="0.00257261359803623" calcext:value-type="float">
            <text:p>0.002572613598036</text:p>
          </table:table-cell>
          <table:table-cell office:value-type="float" office:value="-0.00178190838709652" calcext:value-type="float">
            <text:p>-0.001781908387097</text:p>
          </table:table-cell>
          <table:table-cell office:value-type="float" office:value="-0.0028623266955386" calcext:value-type="float">
            <text:p>-0.002862326695539</text:p>
          </table:table-cell>
          <table:table-cell office:value-type="float" office:value="-0.000156902271686687" calcext:value-type="float">
            <text:p>-0.000156902271687</text:p>
          </table:table-cell>
          <table:table-cell office:value-type="float" office:value="0.000409229065750028" calcext:value-type="float">
            <text:p>0.00040922906575</text:p>
          </table:table-cell>
          <table:table-cell office:value-type="float" office:value="0.00485429000786891" calcext:value-type="float">
            <text:p>0.004854290007869</text:p>
          </table:table-cell>
          <table:table-cell office:value-type="float" office:value="-0.000781677735822106" calcext:value-type="float">
            <text:p>-0.000781677735822</text:p>
          </table:table-cell>
          <table:table-cell office:value-type="float" office:value="-0.00473353264823812" calcext:value-type="float">
            <text:p>-0.004733532648238</text:p>
          </table:table-cell>
          <table:table-cell office:value-type="float" office:value="0.0015355993899856" calcext:value-type="float">
            <text:p>0.001535599389986</text:p>
          </table:table-cell>
          <table:table-cell office:value-type="float" office:value="0.00791508894266857" calcext:value-type="float">
            <text:p>0.007915088942669</text:p>
          </table:table-cell>
          <table:table-cell office:value-type="float" office:value="-0.0042208148093103" calcext:value-type="float">
            <text:p>-0.00422081480931</text:p>
          </table:table-cell>
          <table:table-cell office:value-type="float" office:value="-0.00106686012266155" calcext:value-type="float">
            <text:p>-0.001066860122662</text:p>
          </table:table-cell>
          <table:table-cell office:value-type="float" office:value="0.000202978595162329" calcext:value-type="float">
            <text:p>0.000202978595162</text:p>
          </table:table-cell>
          <table:table-cell office:value-type="float" office:value="-0.00478143237159179" calcext:value-type="float">
            <text:p>-0.004781432371592</text:p>
          </table:table-cell>
          <table:table-cell office:value-type="float" office:value="0.000358366033437252" calcext:value-type="float">
            <text:p>0.000358366033437</text:p>
          </table:table-cell>
          <table:table-cell office:value-type="float" office:value="0.00225827185632455" calcext:value-type="float">
            <text:p>0.002258271856325</text:p>
          </table:table-cell>
          <table:table-cell office:value-type="float" office:value="0.00480919625532261" calcext:value-type="float">
            <text:p>0.004809196255323</text:p>
          </table:table-cell>
          <table:table-cell office:value-type="float" office:value="0.00182620349242157" calcext:value-type="float">
            <text:p>0.001826203492422</text:p>
          </table:table-cell>
          <table:table-cell office:value-type="float" office:value="-0.00425317929898589" calcext:value-type="float">
            <text:p>-0.004253179298986</text:p>
          </table:table-cell>
          <table:table-cell office:value-type="float" office:value="0.00014222098934169" calcext:value-type="float">
            <text:p>0.000142220989342</text:p>
          </table:table-cell>
          <table:table-cell office:value-type="float" office:value="-0.0061048910722864" calcext:value-type="float">
            <text:p>-0.006104891072286</text:p>
          </table:table-cell>
          <table:table-cell office:value-type="float" office:value="0.00142099225137637" calcext:value-type="float">
            <text:p>0.001420992251376</text:p>
          </table:table-cell>
          <table:table-cell office:value-type="float" office:value="0.00726662444842846" calcext:value-type="float">
            <text:p>0.007266624448428</text:p>
          </table:table-cell>
          <table:table-cell office:value-type="float" office:value="0.000754424493265016" calcext:value-type="float">
            <text:p>0.000754424493265</text:p>
          </table:table-cell>
          <table:table-cell office:value-type="float" office:value="-0.00473699753814461" calcext:value-type="float">
            <text:p>-0.004736997538145</text:p>
          </table:table-cell>
          <table:table-cell office:value-type="float" office:value="-0.000800575442330254" calcext:value-type="float">
            <text:p>-0.00080057544233</text:p>
          </table:table-cell>
          <table:table-cell office:value-type="float" office:value="-0.0045005515531561" calcext:value-type="float">
            <text:p>-0.004500551553156</text:p>
          </table:table-cell>
          <table:table-cell office:value-type="float" office:value="0.000446014672838446" calcext:value-type="float">
            <text:p>0.000446014672838</text:p>
          </table:table-cell>
          <table:table-cell office:value-type="float" office:value="0.00518587793366521" calcext:value-type="float">
            <text:p>0.005185877933665</text:p>
          </table:table-cell>
          <table:table-cell office:value-type="float" office:value="0.000618711229724789" calcext:value-type="float">
            <text:p>0.000618711229725</text:p>
          </table:table-cell>
          <table:table-cell office:value-type="float" office:value="-0.00487750322458952" calcext:value-type="float">
            <text:p>-0.00487750322459</text:p>
          </table:table-cell>
          <table:table-cell office:value-type="float" office:value="0.00807074398384883" calcext:value-type="float">
            <text:p>0.008070743983849</text:p>
          </table:table-cell>
          <table:table-cell office:value-type="float" office:value="-0.00626323901317927" calcext:value-type="float">
            <text:p>-0.006263239013179</text:p>
          </table:table-cell>
          <table:table-cell office:value-type="float" office:value="0.00285612681060626" calcext:value-type="float">
            <text:p>0.002856126810606</text:p>
          </table:table-cell>
          <table:table-cell office:value-type="float" office:value="-0.0000191690250383458" calcext:value-type="float">
            <text:p>-1.91690250383458E-05</text:p>
          </table:table-cell>
          <table:table-cell office:value-type="float" office:value="-0.00416022841170977" calcext:value-type="float">
            <text:p>-0.00416022841171</text:p>
          </table:table-cell>
          <table:table-cell office:value-type="float" office:value="0.00224562592121452" calcext:value-type="float">
            <text:p>0.002245625921215</text:p>
          </table:table-cell>
          <table:table-cell office:value-type="float" office:value="0.00490900793957438" calcext:value-type="float">
            <text:p>0.004909007939574</text:p>
          </table:table-cell>
          <table:table-cell office:value-type="float" office:value="0.00159232523534469" calcext:value-type="float">
            <text:p>0.001592325235345</text:p>
          </table:table-cell>
          <table:table-cell office:value-type="float" office:value="-0.00386617519896448" calcext:value-type="float">
            <text:p>-0.003866175198964</text:p>
          </table:table-cell>
          <table:table-cell office:value-type="float" office:value="0.000909798135609097" calcext:value-type="float">
            <text:p>0.000909798135609</text:p>
          </table:table-cell>
          <table:table-cell office:value-type="float" office:value="-0.00079587042775564" calcext:value-type="float">
            <text:p>-0.000795870427756</text:p>
          </table:table-cell>
          <table:table-cell office:value-type="float" office:value="0.0000859145977770703" calcext:value-type="float">
            <text:p>8.59145977770703E-05</text:p>
          </table:table-cell>
          <table:table-cell office:value-type="float" office:value="-0.00299685630147056" calcext:value-type="float">
            <text:p>-0.002996856301471</text:p>
          </table:table-cell>
          <table:table-cell office:value-type="float" office:value="0.00718626917077053" calcext:value-type="float">
            <text:p>0.007186269170771</text:p>
          </table:table-cell>
          <table:table-cell office:value-type="float" office:value="-0.00203646727810475" calcext:value-type="float">
            <text:p>-0.002036467278105</text:p>
          </table:table-cell>
          <table:table-cell office:value-type="float" office:value="-0.000861542086528666" calcext:value-type="float">
            <text:p>-0.000861542086529</text:p>
          </table:table-cell>
          <table:table-cell office:value-type="float" office:value="-0.00583642863148398" calcext:value-type="float">
            <text:p>-0.005836428631484</text:p>
          </table:table-cell>
          <table:table-cell office:value-type="float" office:value="0.00356634313842452" calcext:value-type="float">
            <text:p>0.003566343138425</text:p>
          </table:table-cell>
          <table:table-cell office:value-type="float" office:value="0.004872184075363" calcext:value-type="float">
            <text:p>0.004872184075363</text:p>
          </table:table-cell>
          <table:table-cell office:value-type="float" office:value="-0.00413766855959441" calcext:value-type="float">
            <text:p>-0.004137668559594</text:p>
          </table:table-cell>
          <table:table-cell office:value-type="float" office:value="-0.000287972771055633" calcext:value-type="float">
            <text:p>-0.000287972771056</text:p>
          </table:table-cell>
          <table:table-cell office:value-type="float" office:value="-0.000036005248131743" calcext:value-type="float">
            <text:p>-3.6005248131743E-05</text:p>
          </table:table-cell>
          <table:table-cell office:value-type="float" office:value="0.0012441405106996" calcext:value-type="float">
            <text:p>0.0012441405107</text:p>
          </table:table-cell>
          <table:table-cell office:value-type="float" office:value="-0.00537379684549266" calcext:value-type="float">
            <text:p>-0.005373796845493</text:p>
          </table:table-cell>
          <table:table-cell office:value-type="float" office:value="-0.00012152967424639" calcext:value-type="float">
            <text:p>-0.000121529674246</text:p>
          </table:table-cell>
          <table:table-cell office:value-type="float" office:value="0.000842952981850997" calcext:value-type="float">
            <text:p>0.000842952981851</text:p>
          </table:table-cell>
          <table:table-cell office:value-type="float" office:value="0.00743806229547061" calcext:value-type="float">
            <text:p>0.007438062295471</text:p>
          </table:table-cell>
          <table:table-cell office:value-type="float" office:value="0.0000825665556781763" calcext:value-type="float">
            <text:p>8.25665556781763E-05</text:p>
          </table:table-cell>
          <table:table-cell office:value-type="float" office:value="-0.00251586087840267" calcext:value-type="float">
            <text:p>-0.002515860878403</text:p>
          </table:table-cell>
          <table:table-cell office:value-type="float" office:value="-0.000123397022492255" calcext:value-type="float">
            <text:p>-0.000123397022492</text:p>
          </table:table-cell>
          <table:table-cell office:value-type="float" office:value="-0.0049337294911378" calcext:value-type="float">
            <text:p>-0.004933729491138</text:p>
          </table:table-cell>
          <table:table-cell office:value-type="float" office:value="-0.000211252527534733" calcext:value-type="float">
            <text:p>-0.000211252527535</text:p>
          </table:table-cell>
          <table:table-cell office:value-type="float" office:value="0.0033844436527003" calcext:value-type="float">
            <text:p>0.0033844436527</text:p>
          </table:table-cell>
          <table:table-cell office:value-type="float" office:value="0.00185876882134162" calcext:value-type="float">
            <text:p>0.001858768821342</text:p>
          </table:table-cell>
          <table:table-cell office:value-type="float" office:value="-0.000426657649094886" calcext:value-type="float">
            <text:p>-0.000426657649095</text:p>
          </table:table-cell>
          <table:table-cell office:value-type="float" office:value="-0.000629829639679058" calcext:value-type="float">
            <text:p>-0.000629829639679</text:p>
          </table:table-cell>
          <table:table-cell office:value-type="float" office:value="-0.00547393081942582" calcext:value-type="float">
            <text:p>-0.005473930819426</text:p>
          </table:table-cell>
          <table:table-cell office:value-type="float" office:value="0.000596976264012616" calcext:value-type="float">
            <text:p>0.000596976264013</text:p>
          </table:table-cell>
          <table:table-cell office:value-type="float" office:value="0.0000115719151088656" calcext:value-type="float">
            <text:p>1.15719151088656E-05</text:p>
          </table:table-cell>
          <table:table-cell office:value-type="float" office:value="0.0013745937023672" calcext:value-type="float">
            <text:p>0.001374593702367</text:p>
          </table:table-cell>
          <table:table-cell office:value-type="float" office:value="0.00576066845489942" calcext:value-type="float">
            <text:p>0.005760668454899</text:p>
          </table:table-cell>
          <table:table-cell office:value-type="float" office:value="-0.00290548107072758" calcext:value-type="float">
            <text:p>-0.002905481070728</text:p>
          </table:table-cell>
          <table:table-cell office:value-type="float" office:value="-0.000366051883376017" calcext:value-type="float">
            <text:p>-0.000366051883376</text:p>
          </table:table-cell>
          <table:table-cell office:value-type="float" office:value="-0.000175368681745947" calcext:value-type="float">
            <text:p>-0.000175368681746</text:p>
          </table:table-cell>
          <table:table-cell office:value-type="float" office:value="0.00177872236927468" calcext:value-type="float">
            <text:p>0.001778722369275</text:p>
          </table:table-cell>
          <table:table-cell office:value-type="float" office:value="-0.00321049616318009" calcext:value-type="float">
            <text:p>-0.00321049616318</text:p>
          </table:table-cell>
          <table:table-cell office:value-type="float" office:value="-0.00183478515002056" calcext:value-type="float">
            <text:p>-0.001834785150021</text:p>
          </table:table-cell>
          <table:table-cell office:value-type="float" office:value="-0.000514582455600987" calcext:value-type="float">
            <text:p>-0.000514582455601</text:p>
          </table:table-cell>
          <table:table-cell office:value-type="float" office:value="0.00204518796227487" calcext:value-type="float">
            <text:p>0.002045187962275</text:p>
          </table:table-cell>
          <table:table-cell office:value-type="float" office:value="0.00213325549847232" calcext:value-type="float">
            <text:p>0.002133255498472</text:p>
          </table:table-cell>
          <table:table-cell office:value-type="float" office:value="0.00130157783492518" calcext:value-type="float">
            <text:p>0.001301577834925</text:p>
          </table:table-cell>
          <table:table-cell office:value-type="float" office:value="-0.00499927788642823" calcext:value-type="float">
            <text:p>-0.004999277886428</text:p>
          </table:table-cell>
          <table:table-cell office:value-type="float" office:value="0.00556764388582998" calcext:value-type="float">
            <text:p>0.00556764388583</text:p>
          </table:table-cell>
          <table:table-cell office:value-type="float" office:value="-0.00612326103226824" calcext:value-type="float">
            <text:p>-0.006123261032268</text:p>
          </table:table-cell>
          <table:table-cell office:value-type="float" office:value="0.00317171238525871" calcext:value-type="float">
            <text:p>0.003171712385259</text:p>
          </table:table-cell>
          <table:table-cell office:value-type="float" office:value="0.00179335951369164" calcext:value-type="float">
            <text:p>0.001793359513692</text:p>
          </table:table-cell>
          <table:table-cell office:value-type="float" office:value="-0.00012046869411525" calcext:value-type="float">
            <text:p>-0.000120468694115</text:p>
          </table:table-cell>
          <table:table-cell office:value-type="float" office:value="-0.00601033647839844" calcext:value-type="float">
            <text:p>-0.006010336478398</text:p>
          </table:table-cell>
          <table:table-cell office:value-type="float" office:value="0.00174422481040698" calcext:value-type="float">
            <text:p>0.001744224810407</text:p>
          </table:table-cell>
          <table:table-cell office:value-type="float" office:value="0.00397194661696204" calcext:value-type="float">
            <text:p>0.003971946616962</text:p>
          </table:table-cell>
          <table:table-cell office:value-type="float" office:value="0.000862557491670912" calcext:value-type="float">
            <text:p>0.000862557491671</text:p>
          </table:table-cell>
          <table:table-cell office:value-type="float" office:value="-0.00432538152823186" calcext:value-type="float">
            <text:p>-0.004325381528232</text:p>
          </table:table-cell>
          <table:table-cell office:value-type="float" office:value="0.00218466170767306" calcext:value-type="float">
            <text:p>0.002184661707673</text:p>
          </table:table-cell>
          <table:table-cell office:value-type="float" office:value="0.00311175298380828" calcext:value-type="float">
            <text:p>0.003111752983808</text:p>
          </table:table-cell>
          <table:table-cell office:value-type="float" office:value="0.000420597364176878" calcext:value-type="float">
            <text:p>0.000420597364177</text:p>
          </table:table-cell>
          <table:table-cell office:value-type="float" office:value="-0.00148566420951762" calcext:value-type="float">
            <text:p>-0.001485664209518</text:p>
          </table:table-cell>
          <table:table-cell office:value-type="float" office:value="-0.0070953306120547" calcext:value-type="float">
            <text:p>-0.007095330612055</text:p>
          </table:table-cell>
          <table:table-cell office:value-type="float" office:value="0.00558531607058699" calcext:value-type="float">
            <text:p>0.005585316070587</text:p>
          </table:table-cell>
          <table:table-cell office:value-type="float" office:value="-0.000276921811260433" calcext:value-type="float">
            <text:p>-0.00027692181126</text:p>
          </table:table-cell>
          <table:table-cell office:value-type="float" office:value="-0.00171792370413959" calcext:value-type="float">
            <text:p>-0.00171792370414</text:p>
          </table:table-cell>
          <table:table-cell office:value-type="float" office:value="-0.00039943135623216" calcext:value-type="float">
            <text:p>-0.000399431356232</text:p>
          </table:table-cell>
          <table:table-cell office:value-type="float" office:value="0.00198931436721606" calcext:value-type="float">
            <text:p>0.001989314367216</text:p>
          </table:table-cell>
          <table:table-cell office:value-type="float" office:value="0.000230702118849235" calcext:value-type="float">
            <text:p>0.000230702118849</text:p>
          </table:table-cell>
          <table:table-cell office:value-type="float" office:value="0.000300652437231597" calcext:value-type="float">
            <text:p>0.000300652437232</text:p>
          </table:table-cell>
          <table:table-cell office:value-type="float" office:value="-0.00256745241763989" calcext:value-type="float">
            <text:p>-0.00256745241764</text:p>
          </table:table-cell>
          <table:table-cell office:value-type="float" office:value="-0.00242366602385474" calcext:value-type="float">
            <text:p>-0.002423666023855</text:p>
          </table:table-cell>
          <table:table-cell office:value-type="float" office:value="0.000760111086903048" calcext:value-type="float">
            <text:p>0.000760111086903</text:p>
          </table:table-cell>
          <table:table-cell office:value-type="float" office:value="0.00202391082448888" calcext:value-type="float">
            <text:p>0.002023910824489</text:p>
          </table:table-cell>
          <table:table-cell office:value-type="float" office:value="0.0048516810854361" calcext:value-type="float">
            <text:p>0.004851681085436</text:p>
          </table:table-cell>
          <table:table-cell office:value-type="float" office:value="0.000496076450014482" calcext:value-type="float">
            <text:p>0.000496076450014</text:p>
          </table:table-cell>
          <table:table-cell office:value-type="float" office:value="-0.00229012442892346" calcext:value-type="float">
            <text:p>-0.002290124428923</text:p>
          </table:table-cell>
          <table:table-cell office:value-type="float" office:value="-0.000469097219986003" calcext:value-type="float">
            <text:p>-0.000469097219986</text:p>
          </table:table-cell>
          <table:table-cell office:value-type="float" office:value="0.00216458823497595" calcext:value-type="float">
            <text:p>0.002164588234976</text:p>
          </table:table-cell>
          <table:table-cell office:value-type="float" office:value="-0.00454215513245737" calcext:value-type="float">
            <text:p>-0.004542155132457</text:p>
          </table:table-cell>
          <table:table-cell office:value-type="float" office:value="0.000740643001218955" calcext:value-type="float">
            <text:p>0.000740643001219</text:p>
          </table:table-cell>
          <table:table-cell office:value-type="float" office:value="0.000892152066597762" calcext:value-type="float">
            <text:p>0.000892152066598</text:p>
          </table:table-cell>
          <table:table-cell office:value-type="float" office:value="0.00242551628029736" calcext:value-type="float">
            <text:p>0.002425516280297</text:p>
          </table:table-cell>
          <table:table-cell office:value-type="float" office:value="0.00222809956065639" calcext:value-type="float">
            <text:p>0.002228099560656</text:p>
          </table:table-cell>
          <table:table-cell office:value-type="float" office:value="0.00249152786468515" calcext:value-type="float">
            <text:p>0.002491527864685</text:p>
          </table:table-cell>
          <table:table-cell office:value-type="float" office:value="-0.0032951207543005" calcext:value-type="float">
            <text:p>-0.003295120754301</text:p>
          </table:table-cell>
          <table:table-cell office:value-type="float" office:value="-0.000823253437815918" calcext:value-type="float">
            <text:p>-0.000823253437816</text:p>
          </table:table-cell>
          <table:table-cell office:value-type="float" office:value="0.00107450466304415" calcext:value-type="float">
            <text:p>0.001074504663044</text:p>
          </table:table-cell>
          <table:table-cell office:value-type="float" office:value="-0.00521054206135746" calcext:value-type="float">
            <text:p>-0.005210542061357</text:p>
          </table:table-cell>
          <table:table-cell office:value-type="float" office:value="-0.000340730425187785" calcext:value-type="float">
            <text:p>-0.000340730425188</text:p>
          </table:table-cell>
          <table:table-cell office:value-type="float" office:value="-0.000923262153026572" calcext:value-type="float">
            <text:p>-0.000923262153027</text:p>
          </table:table-cell>
          <table:table-cell office:value-type="float" office:value="0.0000177250077549873" calcext:value-type="float">
            <text:p>1.77250077549873E-05</text:p>
          </table:table-cell>
          <table:table-cell office:value-type="float" office:value="0.00371754920091127" calcext:value-type="float">
            <text:p>0.003717549200911</text:p>
          </table:table-cell>
          <table:table-cell office:value-type="float" office:value="0.0029988063668136" calcext:value-type="float">
            <text:p>0.002998806366814</text:p>
          </table:table-cell>
          <table:table-cell office:value-type="float" office:value="0.00135407575862306" calcext:value-type="float">
            <text:p>0.001354075758623</text:p>
          </table:table-cell>
          <table:table-cell office:value-type="float" office:value="-0.00457871592455694" calcext:value-type="float">
            <text:p>-0.004578715924557</text:p>
          </table:table-cell>
          <table:table-cell office:value-type="float" office:value="-0.000833532890280708" calcext:value-type="float">
            <text:p>-0.000833532890281</text:p>
          </table:table-cell>
          <table:table-cell office:value-type="float" office:value="-0.000145954474897958" calcext:value-type="float">
            <text:p>-0.000145954474898</text:p>
          </table:table-cell>
          <table:table-cell office:value-type="float" office:value="0.00394521075887044" calcext:value-type="float">
            <text:p>0.00394521075887</text:p>
          </table:table-cell>
          <table:table-cell office:value-type="float" office:value="-0.00123656270905892" calcext:value-type="float">
            <text:p>-0.001236562709059</text:p>
          </table:table-cell>
          <table:table-cell office:value-type="float" office:value="-0.00501918715685079" calcext:value-type="float">
            <text:p>-0.005019187156851</text:p>
          </table:table-cell>
          <table:table-cell office:value-type="float" office:value="0.000425827023009195" calcext:value-type="float">
            <text:p>0.000425827023009</text:p>
          </table:table-cell>
          <table:table-cell office:value-type="float" office:value="0.00288650182563099" calcext:value-type="float">
            <text:p>0.002886501825631</text:p>
          </table:table-cell>
          <table:table-cell office:value-type="float" office:value="0.000903239178414561" calcext:value-type="float">
            <text:p>0.000903239178415</text:p>
          </table:table-cell>
          <table:table-cell office:value-type="float" office:value="-0.000982166792949102" calcext:value-type="float">
            <text:p>-0.000982166792949</text:p>
          </table:table-cell>
          <table:table-cell office:value-type="float" office:value="-0.000960616951315718" calcext:value-type="float">
            <text:p>-0.000960616951316</text:p>
          </table:table-cell>
          <table:table-cell office:value-type="float" office:value="-0.00364833509618978" calcext:value-type="float">
            <text:p>-0.00364833509619</text:p>
          </table:table-cell>
          <table:table-cell office:value-type="float" office:value="0.00178813804464728" calcext:value-type="float">
            <text:p>0.001788138044647</text:p>
          </table:table-cell>
          <table:table-cell office:value-type="float" office:value="0.00215473082958967" calcext:value-type="float">
            <text:p>0.00215473082959</text:p>
          </table:table-cell>
          <table:table-cell office:value-type="float" office:value="0.00640360399359785" calcext:value-type="float">
            <text:p>0.006403603993598</text:p>
          </table:table-cell>
          <table:table-cell office:value-type="float" office:value="-0.00391353806190614" calcext:value-type="float">
            <text:p>-0.003913538061906</text:p>
          </table:table-cell>
          <table:table-cell office:value-type="float" office:value="-0.00037421920684011" calcext:value-type="float">
            <text:p>-0.00037421920684</text:p>
          </table:table-cell>
          <table:table-cell office:value-type="float" office:value="-0.000563957008978155" calcext:value-type="float">
            <text:p>-0.000563957008978</text:p>
          </table:table-cell>
          <table:table-cell office:value-type="float" office:value="-0.0011895834008111" calcext:value-type="float">
            <text:p>-0.001189583400811</text:p>
          </table:table-cell>
          <table:table-cell office:value-type="float" office:value="-0.0030698966480131" calcext:value-type="float">
            <text:p>-0.003069896648013</text:p>
          </table:table-cell>
          <table:table-cell office:value-type="float" office:value="0.00296396920957193" calcext:value-type="float">
            <text:p>0.002963969209572</text:p>
          </table:table-cell>
          <table:table-cell office:value-type="float" office:value="0.00223746482094384" calcext:value-type="float">
            <text:p>0.002237464820944</text:p>
          </table:table-cell>
          <table:table-cell office:value-type="float" office:value="-0.00631122545656421" calcext:value-type="float">
            <text:p>-0.006311225456564</text:p>
          </table:table-cell>
          <table:table-cell office:value-type="float" office:value="0.00185993455917371" calcext:value-type="float">
            <text:p>0.001859934559174</text:p>
          </table:table-cell>
          <table:table-cell office:value-type="float" office:value="0.00406097702837538" calcext:value-type="float">
            <text:p>0.004060977028375</text:p>
          </table:table-cell>
          <table:table-cell office:value-type="float" office:value="0.000882253381690512" calcext:value-type="float">
            <text:p>0.000882253381691</text:p>
          </table:table-cell>
          <table:table-cell office:value-type="float" office:value="-0.00236325953964195" calcext:value-type="float">
            <text:p>-0.002363259539642</text:p>
          </table:table-cell>
          <table:table-cell office:value-type="float" office:value="0.00328131691123012" calcext:value-type="float">
            <text:p>0.00328131691123</text:p>
          </table:table-cell>
          <table:table-cell office:value-type="float" office:value="-0.00161281456251483" calcext:value-type="float">
            <text:p>-0.001612814562515</text:p>
          </table:table-cell>
          <table:table-cell office:value-type="float" office:value="-0.00569077197503443" calcext:value-type="float">
            <text:p>-0.005690771975034</text:p>
          </table:table-cell>
          <table:table-cell office:value-type="float" office:value="0.00028213574676883" calcext:value-type="float">
            <text:p>0.000282135746769</text:p>
          </table:table-cell>
          <table:table-cell office:value-type="float" office:value="0.000441790274531562" calcext:value-type="float">
            <text:p>0.000441790274532</text:p>
          </table:table-cell>
          <table:table-cell office:value-type="float" office:value="0.00651605883471362" calcext:value-type="float">
            <text:p>0.006516058834714</text:p>
          </table:table-cell>
          <table:table-cell office:value-type="float" office:value="0.00202475754058268" calcext:value-type="float">
            <text:p>0.002024757540583</text:p>
          </table:table-cell>
          <table:table-cell office:value-type="float" office:value="-0.00495481686621768" calcext:value-type="float">
            <text:p>-0.004954816866218</text:p>
          </table:table-cell>
          <table:table-cell office:value-type="float" office:value="0.000376029295649061" calcext:value-type="float">
            <text:p>0.000376029295649</text:p>
          </table:table-cell>
          <table:table-cell office:value-type="float" office:value="-0.00193784119959728" calcext:value-type="float">
            <text:p>-0.001937841199597</text:p>
          </table:table-cell>
          <table:table-cell office:value-type="float" office:value="0.00243705608741251" calcext:value-type="float">
            <text:p>0.002437056087413</text:p>
          </table:table-cell>
          <table:table-cell office:value-type="float" office:value="-0.000423132819373118" calcext:value-type="float">
            <text:p>-0.000423132819373</text:p>
          </table:table-cell>
          <table:table-cell office:value-type="float" office:value="-0.00240555547311649" calcext:value-type="float">
            <text:p>-0.002405555473117</text:p>
          </table:table-cell>
          <table:table-cell office:value-type="float" office:value="-0.00281817873482404" calcext:value-type="float">
            <text:p>-0.002818178734824</text:p>
          </table:table-cell>
          <table:table-cell office:value-type="float" office:value="0.000454645468857873" calcext:value-type="float">
            <text:p>0.000454645468858</text:p>
          </table:table-cell>
          <table:table-cell office:value-type="float" office:value="0.00419702783021109" calcext:value-type="float">
            <text:p>0.004197027830211</text:p>
          </table:table-cell>
          <table:table-cell office:value-type="float" office:value="0.00135046397982791" calcext:value-type="float">
            <text:p>0.001350463979828</text:p>
          </table:table-cell>
          <table:table-cell office:value-type="float" office:value="0.000115952183427137" calcext:value-type="float">
            <text:p>0.000115952183427</text:p>
          </table:table-cell>
          <table:table-cell office:value-type="float" office:value="-0.0070169488754176" calcext:value-type="float">
            <text:p>-0.007016948875418</text:p>
          </table:table-cell>
          <table:table-cell office:value-type="float" office:value="0.00250884218998859" calcext:value-type="float">
            <text:p>0.002508842189989</text:p>
          </table:table-cell>
          <table:table-cell office:value-type="float" office:value="0.00812387637056455" calcext:value-type="float">
            <text:p>0.008123876370565</text:p>
          </table:table-cell>
          <table:table-cell office:value-type="float" office:value="-0.0032503936003308" calcext:value-type="float">
            <text:p>-0.003250393600331</text:p>
          </table:table-cell>
          <table:table-cell office:value-type="float" office:value="0.00120526075682026" calcext:value-type="float">
            <text:p>0.00120526075682</text:p>
          </table:table-cell>
          <table:table-cell office:value-type="float" office:value="-0.000011684056404504" calcext:value-type="float">
            <text:p>-1.1684056404504E-05</text:p>
          </table:table-cell>
          <table:table-cell office:value-type="float" office:value="-0.00696112017025974" calcext:value-type="float">
            <text:p>-0.00696112017026</text:p>
          </table:table-cell>
          <table:table-cell office:value-type="float" office:value="-0.00000841744314583615" calcext:value-type="float">
            <text:p>-8.41744314583615E-06</text:p>
          </table:table-cell>
          <table:table-cell office:value-type="float" office:value="0.00120188779892833" calcext:value-type="float">
            <text:p>0.001201887798928</text:p>
          </table:table-cell>
          <table:table-cell office:value-type="float" office:value="0.00569331450065169" calcext:value-type="float">
            <text:p>0.005693314500652</text:p>
          </table:table-cell>
          <table:table-cell office:value-type="float" office:value="-0.000765892461459916" calcext:value-type="float">
            <text:p>-0.00076589246146</text:p>
          </table:table-cell>
          <table:table-cell office:value-type="float" office:value="-0.00638641118411232" calcext:value-type="float">
            <text:p>-0.006386411184112</text:p>
          </table:table-cell>
          <table:table-cell office:value-type="float" office:value="0.000183055070046567" calcext:value-type="float">
            <text:p>0.000183055070047</text:p>
          </table:table-cell>
          <table:table-cell office:value-type="float" office:value="0.00596874732040481" calcext:value-type="float">
            <text:p>0.005968747320405</text:p>
          </table:table-cell>
          <table:table-cell office:value-type="float" office:value="0.000283219286877523" calcext:value-type="float">
            <text:p>0.000283219286878</text:p>
          </table:table-cell>
          <table:table-cell office:value-type="float" office:value="0.000226712478914759" calcext:value-type="float">
            <text:p>0.000226712478915</text:p>
          </table:table-cell>
          <table:table-cell office:value-type="float" office:value="-0.000490542752108081" calcext:value-type="float">
            <text:p>-0.000490542752108</text:p>
          </table:table-cell>
          <table:table-cell office:value-type="float" office:value="-0.00574194888918767" calcext:value-type="float">
            <text:p>-0.005741948889188</text:p>
          </table:table-cell>
          <table:table-cell office:value-type="float" office:value="0.0000581823288162142" calcext:value-type="float">
            <text:p>5.81823288162142E-05</text:p>
          </table:table-cell>
          <table:table-cell office:value-type="float" office:value="0.0041709012589714" calcext:value-type="float">
            <text:p>0.004170901258971</text:p>
          </table:table-cell>
          <table:table-cell office:value-type="float" office:value="0.00285290708005392" calcext:value-type="float">
            <text:p>0.002852907080054</text:p>
          </table:table-cell>
          <table:table-cell office:value-type="float" office:value="0.00169931280326918" calcext:value-type="float">
            <text:p>0.001699312803269</text:p>
          </table:table-cell>
          <table:table-cell office:value-type="float" office:value="0.00142036343242452" calcext:value-type="float">
            <text:p>0.001420363432425</text:p>
          </table:table-cell>
          <table:table-cell office:value-type="float" office:value="-0.00502156769594869" calcext:value-type="float">
            <text:p>-0.005021567695949</text:p>
          </table:table-cell>
          <table:table-cell office:value-type="float" office:value="0.0000636902994181066" calcext:value-type="float">
            <text:p>6.36902994181066E-05</text:p>
          </table:table-cell>
          <table:table-cell office:value-type="float" office:value="-0.000982516410679146" calcext:value-type="float">
            <text:p>-0.000982516410679</text:p>
          </table:table-cell>
          <table:table-cell office:value-type="float" office:value="0.00281505543945404" calcext:value-type="float">
            <text:p>0.002815055439454</text:p>
          </table:table-cell>
          <table:table-cell office:value-type="float" office:value="-0.00591151981614085" calcext:value-type="float">
            <text:p>-0.005911519816141</text:p>
          </table:table-cell>
          <table:table-cell office:value-type="float" office:value="0.00014989227462836" calcext:value-type="float">
            <text:p>0.000149892274628</text:p>
          </table:table-cell>
          <table:table-cell office:value-type="float" office:value="0.00516554374656253" calcext:value-type="float">
            <text:p>0.005165543746563</text:p>
          </table:table-cell>
          <table:table-cell office:value-type="float" office:value="0.000479551602785067" calcext:value-type="float">
            <text:p>0.000479551602785</text:p>
          </table:table-cell>
          <table:table-cell office:value-type="float" office:value="-0.00392370775646855" calcext:value-type="float">
            <text:p>-0.003923707756469</text:p>
          </table:table-cell>
          <table:table-cell office:value-type="float" office:value="0.00182768309376968" calcext:value-type="float">
            <text:p>0.00182768309377</text:p>
          </table:table-cell>
          <table:table-cell office:value-type="float" office:value="0.00103019326639547" calcext:value-type="float">
            <text:p>0.001030193266395</text:p>
          </table:table-cell>
          <table:table-cell office:value-type="float" office:value="0.00176804554336918" calcext:value-type="float">
            <text:p>0.001768045543369</text:p>
          </table:table-cell>
          <table:table-cell office:value-type="float" office:value="0.00182708058238884" calcext:value-type="float">
            <text:p>0.001827080582389</text:p>
          </table:table-cell>
          <table:table-cell office:value-type="float" office:value="-0.000390905368210737" calcext:value-type="float">
            <text:p>-0.000390905368211</text:p>
          </table:table-cell>
          <table:table-cell office:value-type="float" office:value="0.00252642307351009" calcext:value-type="float">
            <text:p>0.00252642307351</text:p>
          </table:table-cell>
          <table:table-cell office:value-type="float" office:value="0.00078502654003193" calcext:value-type="float">
            <text:p>0.000785026540032</text:p>
          </table:table-cell>
          <table:table-cell office:value-type="float" office:value="-0.00750157587580847" calcext:value-type="float">
            <text:p>-0.007501575875808</text:p>
          </table:table-cell>
          <table:table-cell office:value-type="float" office:value="0.00212200524770456" calcext:value-type="float">
            <text:p>0.002122005247705</text:p>
          </table:table-cell>
          <table:table-cell office:value-type="float" office:value="0.00365269518186351" calcext:value-type="float">
            <text:p>0.003652695181864</text:p>
          </table:table-cell>
          <table:table-cell office:value-type="float" office:value="0.00158296632435806" calcext:value-type="float">
            <text:p>0.001582966324358</text:p>
          </table:table-cell>
          <table:table-cell office:value-type="float" office:value="0.000290567191013114" calcext:value-type="float">
            <text:p>0.000290567191013</text:p>
          </table:table-cell>
          <table:table-cell office:value-type="float" office:value="-0.000861927670830598" calcext:value-type="float">
            <text:p>-0.000861927670831</text:p>
          </table:table-cell>
          <table:table-cell office:value-type="float" office:value="-0.00100070780914624" calcext:value-type="float">
            <text:p>-0.001000707809146</text:p>
          </table:table-cell>
          <table:table-cell office:value-type="float" office:value="-0.000964077464767177" calcext:value-type="float">
            <text:p>-0.000964077464767</text:p>
          </table:table-cell>
          <table:table-cell office:value-type="float" office:value="0.000477120572896839" calcext:value-type="float">
            <text:p>0.000477120572897</text:p>
          </table:table-cell>
          <table:table-cell office:value-type="float" office:value="-0.0000377949474286709" calcext:value-type="float">
            <text:p>-3.77949474286709E-05</text:p>
          </table:table-cell>
          <table:table-cell office:value-type="float" office:value="-0.00113550391233019" calcext:value-type="float">
            <text:p>-0.00113550391233</text:p>
          </table:table-cell>
          <table:table-cell office:value-type="float" office:value="-0.000861083517442795" calcext:value-type="float">
            <text:p>-0.000861083517443</text:p>
          </table:table-cell>
          <table:table-cell office:value-type="float" office:value="-0.000965842103227699" calcext:value-type="float">
            <text:p>-0.000965842103228</text:p>
          </table:table-cell>
          <table:table-cell office:value-type="float" office:value="-0.00160652846112436" calcext:value-type="float">
            <text:p>-0.001606528461124</text:p>
          </table:table-cell>
          <table:table-cell office:value-type="float" office:value="-0.00261360881567208" calcext:value-type="float">
            <text:p>-0.002613608815672</text:p>
          </table:table-cell>
          <table:table-cell office:value-type="float" office:value="-0.00169444660490853" calcext:value-type="float">
            <text:p>-0.001694446604909</text:p>
          </table:table-cell>
          <table:table-cell office:value-type="float" office:value="-0.0002966263189777" calcext:value-type="float">
            <text:p>-0.000296626318978</text:p>
          </table:table-cell>
          <table:table-cell office:value-type="float" office:value="-0.00105721182938129" calcext:value-type="float">
            <text:p>-0.001057211829381</text:p>
          </table:table-cell>
          <table:table-cell office:value-type="float" office:value="-0.000401541390677718" calcext:value-type="float">
            <text:p>-0.000401541390678</text:p>
          </table:table-cell>
          <table:table-cell office:value-type="float" office:value="0.0000641372402475082" calcext:value-type="float">
            <text:p>6.41372402475082E-05</text:p>
          </table:table-cell>
          <table:table-cell office:value-type="float" office:value="0.000308664706043515" calcext:value-type="float">
            <text:p>0.000308664706044</text:p>
          </table:table-cell>
          <table:table-cell office:value-type="float" office:value="0.0000135247785474912" calcext:value-type="float">
            <text:p>1.35247785474912E-05</text:p>
          </table:table-cell>
          <table:table-cell office:value-type="float" office:value="0.000376330671763403" calcext:value-type="float">
            <text:p>0.000376330671763</text:p>
          </table:table-cell>
          <table:table-cell office:value-type="float" office:value="0.000195096407046402" calcext:value-type="float">
            <text:p>0.000195096407046</text:p>
          </table:table-cell>
          <table:table-cell office:value-type="float" office:value="-0.0000853400012709171" calcext:value-type="float">
            <text:p>-8.53400012709171E-05</text:p>
          </table:table-cell>
          <table:table-cell office:value-type="float" office:value="0.0000103102607957317" calcext:value-type="float">
            <text:p>1.03102607957317E-05</text:p>
          </table:table-cell>
          <table:table-cell office:value-type="float" office:value="-0.000217388279266484" calcext:value-type="float">
            <text:p>-0.000217388279266</text:p>
          </table:table-cell>
          <table:table-cell office:value-type="float" office:value="-0.0000474189091123067" calcext:value-type="float">
            <text:p>-4.74189091123067E-05</text:p>
          </table:table-cell>
          <table:table-cell office:value-type="float" office:value="-0.0000838398650371275" calcext:value-type="float">
            <text:p>-8.38398650371275E-05</text:p>
          </table:table-cell>
          <table:table-cell office:value-type="float" office:value="0.00014441829838624" calcext:value-type="float">
            <text:p>0.000144418298386</text:p>
          </table:table-cell>
          <table:table-cell office:value-type="float" office:value="0.000135424883364821" calcext:value-type="float">
            <text:p>0.000135424883365</text:p>
          </table:table-cell>
          <table:table-cell office:value-type="float" office:value="0.0000054596348527669" calcext:value-type="float">
            <text:p>5.4596348527669E-06</text:p>
          </table:table-cell>
          <table:table-cell office:value-type="float" office:value="-0.0000560527646217834" calcext:value-type="float">
            <text:p>-5.60527646217834E-05</text:p>
          </table:table-cell>
          <table:table-cell office:value-type="float" office:value="-0.0000471030668331984" calcext:value-type="float">
            <text:p>-4.71030668331984E-05</text:p>
          </table:table-cell>
          <table:table-cell office:value-type="float" office:value="-0.0000372246252119401" calcext:value-type="float">
            <text:p>-3.72246252119401E-05</text:p>
          </table:table-cell>
          <table:table-cell office:value-type="float" office:value="0.000013772217990593" calcext:value-type="float">
            <text:p>1.3772217990593E-05</text:p>
          </table:table-cell>
          <table:table-cell office:value-type="float" office:value="0.000122850310598943" calcext:value-type="float">
            <text:p>0.000122850310599</text:p>
          </table:table-cell>
          <table:table-cell office:value-type="float" office:value="-0.0000322773465151749" calcext:value-type="float">
            <text:p>-3.22773465151749E-05</text:p>
          </table:table-cell>
          <table:table-cell office:value-type="float" office:value="-0.000016429714242594" calcext:value-type="float">
            <text:p>-1.6429714242594E-05</text:p>
          </table:table-cell>
          <table:table-cell office:value-type="float" office:value="-0.0000262229443385165" calcext:value-type="float">
            <text:p>-2.62229443385165E-05</text:p>
          </table:table-cell>
          <table:table-cell office:value-type="float" office:value="0.0000510066541648535" calcext:value-type="float">
            <text:p>5.10066541648535E-05</text:p>
          </table:table-cell>
          <table:table-cell office:value-type="float" office:value="-0.000000904182131333808" calcext:value-type="float">
            <text:p>-9.04182131333808E-07</text:p>
          </table:table-cell>
          <table:table-cell office:value-type="float" office:value="-0.0000504011689425599" calcext:value-type="float">
            <text:p>-5.04011689425599E-05</text:p>
          </table:table-cell>
          <table:table-cell office:value-type="float" office:value="0.0000253866815539405" calcext:value-type="float">
            <text:p>2.53866815539405E-05</text:p>
          </table:table-cell>
          <table:table-cell office:value-type="float" office:value="-0.000029367870010566" calcext:value-type="float">
            <text:p>-2.9367870010566E-05</text:p>
          </table:table-cell>
          <table:table-cell office:value-type="float" office:value="0.000020827398573009" calcext:value-type="float">
            <text:p>2.0827398573009E-05</text:p>
          </table:table-cell>
          <table:table-cell office:value-type="float" office:value="-0.0000302413705837723" calcext:value-type="float">
            <text:p>-3.02413705837723E-05</text:p>
          </table:table-cell>
          <table:table-cell office:value-type="float" office:value="0.0000189892133842795" calcext:value-type="float">
            <text:p>1.89892133842795E-05</text:p>
          </table:table-cell>
          <table:table-cell office:value-type="float" office:value="-0.00000807790685963816" calcext:value-type="float">
            <text:p>-8.07790685963816E-06</text:p>
          </table:table-cell>
          <table:table-cell office:value-type="float" office:value="0.0000056411328422934" calcext:value-type="float">
            <text:p>5.6411328422934E-06</text:p>
          </table:table-cell>
          <table:table-cell office:value-type="float" office:value="-0.000023744139077464" calcext:value-type="float">
            <text:p>-2.3744139077464E-05</text:p>
          </table:table-cell>
          <table:table-cell office:value-type="float" office:value="0.0000178619449969775" calcext:value-type="float">
            <text:p>1.78619449969775E-05</text:p>
          </table:table-cell>
          <table:table-cell office:value-type="float" office:value="0.0000461854047604793" calcext:value-type="float">
            <text:p>4.61854047604793E-05</text:p>
          </table:table-cell>
          <table:table-cell office:value-type="float" office:value="-0.0000538363960964072" calcext:value-type="float">
            <text:p>-5.38363960964072E-05</text:p>
          </table:table-cell>
          <table:table-cell office:value-type="float" office:value="0.0000209756573052444" calcext:value-type="float">
            <text:p>2.09756573052444E-05</text:p>
          </table:table-cell>
          <table:table-cell office:value-type="float" office:value="0.00000471910921945318" calcext:value-type="float">
            <text:p>4.71910921945318E-06</text:p>
          </table:table-cell>
          <table:table-cell office:value-type="float" office:value="-0.000000634125769560789" calcext:value-type="float">
            <text:p>-6.34125769560789E-07</text:p>
          </table:table-cell>
          <table:table-cell office:value-type="float" office:value="-0.00000127386667153617" calcext:value-type="float">
            <text:p>-1.27386667153617E-06</text:p>
          </table:table-cell>
          <table:table-cell office:value-type="float" office:value="0.0000123909846317383" calcext:value-type="float">
            <text:p>1.23909846317383E-05</text:p>
          </table:table-cell>
          <table:table-cell office:value-type="float" office:value="-0.0000288111836057037" calcext:value-type="float">
            <text:p>-2.88111836057037E-05</text:p>
          </table:table-cell>
          <table:table-cell office:value-type="float" office:value="0.0000220093402763522" calcext:value-type="float">
            <text:p>2.20093402763522E-05</text:p>
          </table:table-cell>
          <table:table-cell office:value-type="float" office:value="-0.0000190530714094805" calcext:value-type="float">
            <text:p>-1.90530714094805E-05</text:p>
          </table:table-cell>
          <table:table-cell office:value-type="float" office:value="0.0000257728499301613" calcext:value-type="float">
            <text:p>2.57728499301613E-05</text:p>
          </table:table-cell>
          <table:table-cell office:value-type="float" office:value="-0.0000261913944013537" calcext:value-type="float">
            <text:p>-2.61913944013537E-05</text:p>
          </table:table-cell>
          <table:table-cell office:value-type="float" office:value="-0.000000339889559497486" calcext:value-type="float">
            <text:p>-3.39889559497486E-07</text:p>
          </table:table-cell>
          <table:table-cell office:value-type="float" office:value="0.0000160765155590159" calcext:value-type="float">
            <text:p>1.60765155590159E-05</text:p>
          </table:table-cell>
          <table:table-cell office:value-type="float" office:value="0.00000495042194531559" calcext:value-type="float">
            <text:p>4.95042194531559E-06</text:p>
          </table:table-cell>
          <table:table-cell office:value-type="float" office:value="0.0000176128186561431" calcext:value-type="float">
            <text:p>1.76128186561431E-05</text:p>
          </table:table-cell>
          <table:table-cell office:value-type="float" office:value="-0.0000471131820707904" calcext:value-type="float">
            <text:p>-4.71131820707904E-05</text:p>
          </table:table-cell>
          <table:table-cell office:value-type="float" office:value="0.000037430015496609" calcext:value-type="float">
            <text:p>3.7430015496609E-05</text:p>
          </table:table-cell>
          <table:table-cell office:value-type="float" office:value="0.00000230514551308181" calcext:value-type="float">
            <text:p>2.30514551308181E-06</text:p>
          </table:table-cell>
          <table:table-cell office:value-type="float" office:value="-0.0000160157274927686" calcext:value-type="float">
            <text:p>-1.60157274927686E-05</text:p>
          </table:table-cell>
          <table:table-cell office:value-type="float" office:value="0.0000297999137540694" calcext:value-type="float">
            <text:p>2.97999137540694E-05</text:p>
          </table:table-cell>
          <table:table-cell office:value-type="float" office:value="-0.0000316125323138183" calcext:value-type="float">
            <text:p>-3.16125323138183E-05</text:p>
          </table:table-cell>
          <table:table-cell office:value-type="float" office:value="0.0000220336382968367" calcext:value-type="float">
            <text:p>2.20336382968367E-05</text:p>
          </table:table-cell>
          <table:table-cell office:value-type="float" office:value="0.0000199660435146187" calcext:value-type="float">
            <text:p>1.99660435146187E-05</text:p>
          </table:table-cell>
          <table:table-cell office:value-type="float" office:value="-0.0000101626822299195" calcext:value-type="float">
            <text:p>-1.01626822299195E-05</text:p>
          </table:table-cell>
          <table:table-cell office:value-type="float" office:value="-0.000027175951264391" calcext:value-type="float">
            <text:p>-2.7175951264391E-05</text:p>
          </table:table-cell>
          <table:table-cell office:value-type="float" office:value="0.0000171280145698782" calcext:value-type="float">
            <text:p>1.71280145698782E-05</text:p>
          </table:table-cell>
          <table:table-cell office:value-type="float" office:value="-0.00000177935503142823" calcext:value-type="float">
            <text:p>-1.77935503142823E-06</text:p>
          </table:table-cell>
          <table:table-cell office:value-type="float" office:value="0.000025690778284293" calcext:value-type="float">
            <text:p>2.5690778284293E-05</text:p>
          </table:table-cell>
          <table:table-cell office:value-type="float" office:value="-0.0000342049260462773" calcext:value-type="float">
            <text:p>-3.42049260462773E-05</text:p>
          </table:table-cell>
          <table:table-cell office:value-type="float" office:value="-0.0000185180857308898" calcext:value-type="float">
            <text:p>-1.85180857308898E-05</text:p>
          </table:table-cell>
          <table:table-cell office:value-type="float" office:value="-0.00000374302541167326" calcext:value-type="float">
            <text:p>-3.74302541167326E-06</text:p>
          </table:table-cell>
          <table:table-cell office:value-type="float" office:value="0.0000399302932949097" calcext:value-type="float">
            <text:p>3.99302932949097E-05</text:p>
          </table:table-cell>
          <table:table-cell office:value-type="float" office:value="-0.00000671161748094784" calcext:value-type="float">
            <text:p>-6.71161748094784E-06</text:p>
          </table:table-cell>
          <table:table-cell office:value-type="float" office:value="0.0000462165185564634" calcext:value-type="float">
            <text:p>4.62165185564634E-05</text:p>
          </table:table-cell>
          <table:table-cell office:value-type="float" office:value="-0.0000536628469264278" calcext:value-type="float">
            <text:p>-5.36628469264278E-05</text:p>
          </table:table-cell>
          <table:table-cell office:value-type="float" office:value="0.000014710575010457" calcext:value-type="float">
            <text:p>1.4710575010457E-05</text:p>
          </table:table-cell>
          <table:table-cell office:value-type="float" office:value="-0.0000173510697812351" calcext:value-type="float">
            <text:p>-1.73510697812351E-05</text:p>
          </table:table-cell>
          <table:table-cell office:value-type="float" office:value="0.0000460870965527938" calcext:value-type="float">
            <text:p>4.60870965527938E-05</text:p>
          </table:table-cell>
          <table:table-cell office:value-type="float" office:value="-0.0000255921191207875" calcext:value-type="float">
            <text:p>-2.55921191207875E-05</text:p>
          </table:table-cell>
          <table:table-cell office:value-type="float" office:value="-0.00002463700200378" calcext:value-type="float">
            <text:p>-2.463700200378E-05</text:p>
          </table:table-cell>
          <table:table-cell office:value-type="float" office:value="0.0000196005021574908" calcext:value-type="float">
            <text:p>1.96005021574908E-05</text:p>
          </table:table-cell>
          <table:table-cell office:value-type="float" office:value="-0.000019561557351111" calcext:value-type="float">
            <text:p>-1.9561557351111E-05</text:p>
          </table:table-cell>
          <table:table-cell office:value-type="float" office:value="0.0000260612587814069" calcext:value-type="float">
            <text:p>2.60612587814069E-05</text:p>
          </table:table-cell>
          <table:table-cell table:number-columns-repeated="414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594862418037069" calcext:value-type="float">
            <text:p>0.594862418037069</text:p>
          </table:table-cell>
          <table:table-cell table:formula="of:=[.B9]*9.8" office:value-type="float" office:value="5.82965169676327" calcext:value-type="float">
            <text:p>5.82965169676327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226885549675752" calcext:value-type="float">
            <text:p>2.26885549675752E-05</text:p>
          </table:table-cell>
          <table:table-cell table:formula="of:=0.5*[.D12]*(([.D5]-[.C5])/([.D1]-[.C1]))^2" office:value-type="float" office:value="0.0000541915961371946" calcext:value-type="float">
            <text:p>5.41915961371946E-05</text:p>
          </table:table-cell>
          <table:table-cell table:formula="of:=0.5*[.E12]*(([.E5]-[.D5])/([.E1]-[.D1]))^2" office:value-type="float" office:value="0.00000486459649379812" calcext:value-type="float">
            <text:p>4.86459649379812E-06</text:p>
          </table:table-cell>
          <table:table-cell table:formula="of:=0.5*[.F12]*(([.F5]-[.E5])/([.F1]-[.E1]))^2" office:value-type="float" office:value="0.00000023137907265708" calcext:value-type="float">
            <text:p>2.3137907265708E-07</text:p>
          </table:table-cell>
          <table:table-cell table:formula="of:=0.5*[.G12]*(([.G5]-[.F5])/([.G1]-[.F1]))^2" office:value-type="float" office:value="0.0000203494979938159" calcext:value-type="float">
            <text:p>2.03494979938159E-05</text:p>
          </table:table-cell>
          <table:table-cell table:formula="of:=0.5*[.H12]*(([.H5]-[.G5])/([.H1]-[.G1]))^2" office:value-type="float" office:value="0.0000138238490731453" calcext:value-type="float">
            <text:p>1.38238490731453E-05</text:p>
          </table:table-cell>
          <table:table-cell table:formula="of:=0.5*[.I12]*(([.I5]-[.H5])/([.I1]-[.H1]))^2" office:value-type="float" office:value="0.00000591207375052926" calcext:value-type="float">
            <text:p>5.91207375052926E-06</text:p>
          </table:table-cell>
          <table:table-cell table:formula="of:=0.5*[.J12]*(([.J5]-[.I5])/([.J1]-[.I1]))^2" office:value-type="float" office:value="0.00000928880258473227" calcext:value-type="float">
            <text:p>9.28880258473227E-06</text:p>
          </table:table-cell>
          <table:table-cell table:formula="of:=0.5*[.K12]*(([.K5]-[.J5])/([.K1]-[.J1]))^2" office:value-type="float" office:value="0.000000342343322913373" calcext:value-type="float">
            <text:p>3.42343322913373E-07</text:p>
          </table:table-cell>
          <table:table-cell table:formula="of:=0.5*[.L12]*(([.L5]-[.K5])/([.L1]-[.K1]))^2" office:value-type="float" office:value="0.00000133438945548258" calcext:value-type="float">
            <text:p>1.33438945548258E-06</text:p>
          </table:table-cell>
          <table:table-cell table:formula="of:=0.5*[.M12]*(([.M5]-[.L5])/([.M1]-[.L1]))^2" office:value-type="float" office:value="0.00000469124609298712" calcext:value-type="float">
            <text:p>4.69124609298712E-06</text:p>
          </table:table-cell>
          <table:table-cell table:formula="of:=0.5*[.N12]*(([.N5]-[.M5])/([.N1]-[.M1]))^2" office:value-type="float" office:value="0.00000329565602278598" calcext:value-type="float">
            <text:p>3.29565602278598E-06</text:p>
          </table:table-cell>
          <table:table-cell table:formula="of:=0.5*[.O12]*(([.O5]-[.N5])/([.O1]-[.N1]))^2" office:value-type="float" office:value="0.0000327609759449068" calcext:value-type="float">
            <text:p>3.27609759449068E-05</text:p>
          </table:table-cell>
          <table:table-cell table:formula="of:=0.5*[.P12]*(([.P5]-[.O5])/([.P1]-[.O1]))^2" office:value-type="float" office:value="0.0000216248391353101" calcext:value-type="float">
            <text:p>2.16248391353101E-05</text:p>
          </table:table-cell>
          <table:table-cell table:formula="of:=0.5*[.Q12]*(([.Q5]-[.P5])/([.Q1]-[.P1]))^2" office:value-type="float" office:value="0.0000187217023056301" calcext:value-type="float">
            <text:p>1.87217023056301E-05</text:p>
          </table:table-cell>
          <table:table-cell table:formula="of:=0.5*[.R12]*(([.R5]-[.Q5])/([.R1]-[.Q1]))^2" office:value-type="float" office:value="0.0000181989754628" calcext:value-type="float">
            <text:p>1.81989754628E-05</text:p>
          </table:table-cell>
          <table:table-cell table:formula="of:=0.5*[.S12]*(([.S5]-[.R5])/([.S1]-[.R1]))^2" office:value-type="float" office:value="0.0000326593387816296" calcext:value-type="float">
            <text:p>3.26593387816296E-05</text:p>
          </table:table-cell>
          <table:table-cell table:formula="of:=0.5*[.T12]*(([.T5]-[.S5])/([.T1]-[.S1]))^2" office:value-type="float" office:value="0.0000118055052881707" calcext:value-type="float">
            <text:p>1.18055052881707E-05</text:p>
          </table:table-cell>
          <table:table-cell table:formula="of:=0.5*[.U12]*(([.U5]-[.T5])/([.U1]-[.T1]))^2" office:value-type="float" office:value="0.000016903555229822" calcext:value-type="float">
            <text:p>1.6903555229822E-05</text:p>
          </table:table-cell>
          <table:table-cell table:formula="of:=0.5*[.V12]*(([.V5]-[.U5])/([.V1]-[.U1]))^2" office:value-type="float" office:value="0.0000139551801065294" calcext:value-type="float">
            <text:p>1.39551801065294E-05</text:p>
          </table:table-cell>
          <table:table-cell table:formula="of:=0.5*[.W12]*(([.W5]-[.V5])/([.W1]-[.V1]))^2" office:value-type="float" office:value="0.00000509470751740238" calcext:value-type="float">
            <text:p>5.09470751740238E-06</text:p>
          </table:table-cell>
          <table:table-cell table:formula="of:=0.5*[.X12]*(([.X5]-[.W5])/([.X1]-[.W1]))^2" office:value-type="float" office:value="0.000000474550675293771" calcext:value-type="float">
            <text:p>4.74550675293771E-07</text:p>
          </table:table-cell>
          <table:table-cell table:formula="of:=0.5*[.Y12]*(([.Y5]-[.X5])/([.Y1]-[.X1]))^2" office:value-type="float" office:value="0.0000192379311080677" calcext:value-type="float">
            <text:p>1.92379311080677E-05</text:p>
          </table:table-cell>
          <table:table-cell table:formula="of:=0.5*[.Z12]*(([.Z5]-[.Y5])/([.Z1]-[.Y1]))^2" office:value-type="float" office:value="0.00000671807132126946" calcext:value-type="float">
            <text:p>6.71807132126946E-06</text:p>
          </table:table-cell>
          <table:table-cell table:formula="of:=0.5*[.AA12]*(([.AA5]-[.Z5])/([.AA1]-[.Z1]))^2" office:value-type="float" office:value="0.00000237736178526824" calcext:value-type="float">
            <text:p>2.37736178526824E-06</text:p>
          </table:table-cell>
          <table:table-cell table:formula="of:=0.5*[.AB12]*(([.AB5]-[.AA5])/([.AB1]-[.AA1]))^2" office:value-type="float" office:value="0.0000327015511001935" calcext:value-type="float">
            <text:p>3.27015511001935E-05</text:p>
          </table:table-cell>
          <table:table-cell table:formula="of:=0.5*[.AC12]*(([.AC5]-[.AB5])/([.AC1]-[.AB1]))^2" office:value-type="float" office:value="0.0000338617879180358" calcext:value-type="float">
            <text:p>3.38617879180358E-05</text:p>
          </table:table-cell>
          <table:table-cell table:formula="of:=0.5*[.AD12]*(([.AD5]-[.AC5])/([.AD1]-[.AC1]))^2" office:value-type="float" office:value="0.00000112443184379569" calcext:value-type="float">
            <text:p>1.12443184379569E-06</text:p>
          </table:table-cell>
          <table:table-cell table:formula="of:=0.5*[.AE12]*(([.AE5]-[.AD5])/([.AE1]-[.AD1]))^2" office:value-type="float" office:value="0.00000421224579376821" calcext:value-type="float">
            <text:p>4.21224579376821E-06</text:p>
          </table:table-cell>
          <table:table-cell table:formula="of:=0.5*[.AF12]*(([.AF5]-[.AE5])/([.AF1]-[.AE1]))^2" office:value-type="float" office:value="0.0000643065563767254" calcext:value-type="float">
            <text:p>6.43065563767254E-05</text:p>
          </table:table-cell>
          <table:table-cell table:formula="of:=0.5*[.AG12]*(([.AG5]-[.AF5])/([.AG1]-[.AF1]))^2" office:value-type="float" office:value="0.00000302135227810984" calcext:value-type="float">
            <text:p>3.02135227810984E-06</text:p>
          </table:table-cell>
          <table:table-cell table:formula="of:=0.5*[.AH12]*(([.AH5]-[.AG5])/([.AH1]-[.AG1]))^2" office:value-type="float" office:value="0.00000465605882925658" calcext:value-type="float">
            <text:p>4.65605882925658E-06</text:p>
          </table:table-cell>
          <table:table-cell table:formula="of:=0.5*[.AI12]*(([.AI5]-[.AH5])/([.AI1]-[.AH1]))^2" office:value-type="float" office:value="0.00000211679880562373" calcext:value-type="float">
            <text:p>2.11679880562373E-06</text:p>
          </table:table-cell>
          <table:table-cell table:formula="of:=0.5*[.AJ12]*(([.AJ5]-[.AI5])/([.AJ1]-[.AI1]))^2" office:value-type="float" office:value="0.0000206632238762879" calcext:value-type="float">
            <text:p>2.06632238762879E-05</text:p>
          </table:table-cell>
          <table:table-cell table:formula="of:=0.5*[.AK12]*(([.AK5]-[.AJ5])/([.AK1]-[.AJ1]))^2" office:value-type="float" office:value="0.0000000696744570407301" calcext:value-type="float">
            <text:p>6.96744570407301E-08</text:p>
          </table:table-cell>
          <table:table-cell table:formula="of:=0.5*[.AL12]*(([.AL5]-[.AK5])/([.AL1]-[.AK1]))^2" office:value-type="float" office:value="0.00000000212090862793587" calcext:value-type="float">
            <text:p>2.12090862793587E-09</text:p>
          </table:table-cell>
          <table:table-cell table:formula="of:=0.5*[.AM12]*(([.AM5]-[.AL5])/([.AM1]-[.AL1]))^2" office:value-type="float" office:value="0.0000085431905463596" calcext:value-type="float">
            <text:p>8.5431905463596E-06</text:p>
          </table:table-cell>
          <table:table-cell table:formula="of:=0.5*[.AN12]*(([.AN5]-[.AM5])/([.AN1]-[.AM1]))^2" office:value-type="float" office:value="0.00000196369198644771" calcext:value-type="float">
            <text:p>1.96369198644771E-06</text:p>
          </table:table-cell>
          <table:table-cell table:formula="of:=0.5*[.AO12]*(([.AO5]-[.AN5])/([.AO1]-[.AN1]))^2" office:value-type="float" office:value="0.00000376074362811033" calcext:value-type="float">
            <text:p>3.76074362811033E-06</text:p>
          </table:table-cell>
          <table:table-cell table:formula="of:=0.5*[.AP12]*(([.AP5]-[.AO5])/([.AP1]-[.AO1]))^2" office:value-type="float" office:value="0.0000345545087109984" calcext:value-type="float">
            <text:p>3.45545087109984E-05</text:p>
          </table:table-cell>
          <table:table-cell table:formula="of:=0.5*[.AQ12]*(([.AQ5]-[.AP5])/([.AQ1]-[.AP1]))^2" office:value-type="float" office:value="0.00000584180839367754" calcext:value-type="float">
            <text:p>5.84180839367754E-06</text:p>
          </table:table-cell>
          <table:table-cell table:formula="of:=0.5*[.AR12]*(([.AR5]-[.AQ5])/([.AR1]-[.AQ1]))^2" office:value-type="float" office:value="0.00000914622364642838" calcext:value-type="float">
            <text:p>9.14622364642838E-06</text:p>
          </table:table-cell>
          <table:table-cell table:formula="of:=0.5*[.AS12]*(([.AS5]-[.AR5])/([.AS1]-[.AR1]))^2" office:value-type="float" office:value="0.000151021745837743" calcext:value-type="float">
            <text:p>0.000151021745838</text:p>
          </table:table-cell>
          <table:table-cell table:formula="of:=0.5*[.AT12]*(([.AT5]-[.AS5])/([.AT1]-[.AS1]))^2" office:value-type="float" office:value="0.0000526477012203518" calcext:value-type="float">
            <text:p>5.26477012203518E-05</text:p>
          </table:table-cell>
          <table:table-cell table:formula="of:=0.5*[.AU12]*(([.AU5]-[.AT5])/([.AU1]-[.AT1]))^2" office:value-type="float" office:value="0.0000176037326645747" calcext:value-type="float">
            <text:p>1.76037326645747E-05</text:p>
          </table:table-cell>
          <table:table-cell table:formula="of:=0.5*[.AV12]*(([.AV5]-[.AU5])/([.AV1]-[.AU1]))^2" office:value-type="float" office:value="0.000000391247345964085" calcext:value-type="float">
            <text:p>3.91247345964085E-07</text:p>
          </table:table-cell>
          <table:table-cell table:formula="of:=0.5*[.AW12]*(([.AW5]-[.AV5])/([.AW1]-[.AV1]))^2" office:value-type="float" office:value="0.0000151160292919988" calcext:value-type="float">
            <text:p>1.51160292919988E-05</text:p>
          </table:table-cell>
          <table:table-cell table:formula="of:=0.5*[.AX12]*(([.AX5]-[.AW5])/([.AX1]-[.AW1]))^2" office:value-type="float" office:value="0.0000673360716685194" calcext:value-type="float">
            <text:p>6.73360716685194E-05</text:p>
          </table:table-cell>
          <table:table-cell table:formula="of:=0.5*[.AY12]*(([.AY5]-[.AX5])/([.AY1]-[.AX1]))^2" office:value-type="float" office:value="0.00000445623129264979" calcext:value-type="float">
            <text:p>4.45623129264979E-06</text:p>
          </table:table-cell>
          <table:table-cell table:formula="of:=0.5*[.AZ12]*(([.AZ5]-[.AY5])/([.AZ1]-[.AY1]))^2" office:value-type="float" office:value="0.0000388602799847302" calcext:value-type="float">
            <text:p>3.88602799847302E-05</text:p>
          </table:table-cell>
          <table:table-cell table:formula="of:=0.5*[.BA12]*(([.BA5]-[.AZ5])/([.BA1]-[.AZ1]))^2" office:value-type="float" office:value="0.0000652592480748231" calcext:value-type="float">
            <text:p>6.52592480748231E-05</text:p>
          </table:table-cell>
          <table:table-cell table:formula="of:=0.5*[.BB12]*(([.BB5]-[.BA5])/([.BB1]-[.BA1]))^2" office:value-type="float" office:value="0.00000174394071322847" calcext:value-type="float">
            <text:p>1.74394071322847E-06</text:p>
          </table:table-cell>
          <table:table-cell table:formula="of:=0.5*[.BC12]*(([.BC5]-[.BB5])/([.BC1]-[.BB1]))^2" office:value-type="float" office:value="0.00000102619372816475" calcext:value-type="float">
            <text:p>1.02619372816475E-06</text:p>
          </table:table-cell>
          <table:table-cell table:formula="of:=0.5*[.BD12]*(([.BD5]-[.BC5])/([.BD1]-[.BC1]))^2" office:value-type="float" office:value="0.00000000146569834334099" calcext:value-type="float">
            <text:p>1.46569834334099E-09</text:p>
          </table:table-cell>
          <table:table-cell table:formula="of:=0.5*[.BE12]*(([.BE5]-[.BD5])/([.BE1]-[.BD1]))^2" office:value-type="float" office:value="0.0000014932516217184" calcext:value-type="float">
            <text:p>1.4932516217184E-06</text:p>
          </table:table-cell>
          <table:table-cell table:formula="of:=0.5*[.BF12]*(([.BF5]-[.BE5])/([.BF1]-[.BE1]))^2" office:value-type="float" office:value="0.00000233332869311386" calcext:value-type="float">
            <text:p>2.33332869311386E-06</text:p>
          </table:table-cell>
          <table:table-cell table:formula="of:=0.5*[.BG12]*(([.BG5]-[.BF5])/([.BG1]-[.BF1]))^2" office:value-type="float" office:value="0.000000773339187433177" calcext:value-type="float">
            <text:p>7.73339187433177E-07</text:p>
          </table:table-cell>
          <table:table-cell table:formula="of:=0.5*[.BH12]*(([.BH5]-[.BG5])/([.BH1]-[.BG1]))^2" office:value-type="float" office:value="0.0000337915418249946" calcext:value-type="float">
            <text:p>3.37915418249946E-05</text:p>
          </table:table-cell>
          <table:table-cell table:formula="of:=0.5*[.BI12]*(([.BI5]-[.BH5])/([.BI1]-[.BH1]))^2" office:value-type="float" office:value="0.00001592553310943" calcext:value-type="float">
            <text:p>1.592553310943E-05</text:p>
          </table:table-cell>
          <table:table-cell table:formula="of:=0.5*[.BJ12]*(([.BJ5]-[.BI5])/([.BJ1]-[.BI1]))^2" office:value-type="float" office:value="0.0000184977344880143" calcext:value-type="float">
            <text:p>1.84977344880143E-05</text:p>
          </table:table-cell>
          <table:table-cell table:formula="of:=0.5*[.BK12]*(([.BK5]-[.BJ5])/([.BK1]-[.BJ1]))^2" office:value-type="float" office:value="0.00000601624466534113" calcext:value-type="float">
            <text:p>6.01624466534113E-06</text:p>
          </table:table-cell>
          <table:table-cell table:formula="of:=0.5*[.BL12]*(([.BL5]-[.BK5])/([.BL1]-[.BK1]))^2" office:value-type="float" office:value="0.000000425438250452119" calcext:value-type="float">
            <text:p>4.25438250452119E-07</text:p>
          </table:table-cell>
          <table:table-cell table:formula="of:=0.5*[.BM12]*(([.BM5]-[.BL5])/([.BM1]-[.BL1]))^2" office:value-type="float" office:value="0.00000508926601772956" calcext:value-type="float">
            <text:p>5.08926601772956E-06</text:p>
          </table:table-cell>
          <table:table-cell table:formula="of:=0.5*[.BN12]*(([.BN5]-[.BM5])/([.BN1]-[.BM1]))^2" office:value-type="float" office:value="0.00000208125484011393" calcext:value-type="float">
            <text:p>2.08125484011393E-06</text:p>
          </table:table-cell>
          <table:table-cell table:formula="of:=0.5*[.BO12]*(([.BO5]-[.BN5])/([.BO1]-[.BN1]))^2" office:value-type="float" office:value="0.00000316151933061507" calcext:value-type="float">
            <text:p>3.16151933061507E-06</text:p>
          </table:table-cell>
          <table:table-cell table:formula="of:=0.5*[.BP12]*(([.BP5]-[.BO5])/([.BP1]-[.BO1]))^2" office:value-type="float" office:value="0.0000203512145959781" calcext:value-type="float">
            <text:p>2.03512145959781E-05</text:p>
          </table:table-cell>
          <table:table-cell table:formula="of:=0.5*[.BQ12]*(([.BQ5]-[.BP5])/([.BQ1]-[.BP1]))^2" office:value-type="float" office:value="0.0000382530040498639" calcext:value-type="float">
            <text:p>3.82530040498639E-05</text:p>
          </table:table-cell>
          <table:table-cell table:formula="of:=0.5*[.BR12]*(([.BR5]-[.BQ5])/([.BR1]-[.BQ1]))^2" office:value-type="float" office:value="0.0000255767443305402" calcext:value-type="float">
            <text:p>2.55767443305402E-05</text:p>
          </table:table-cell>
          <table:table-cell table:formula="of:=0.5*[.BS12]*(([.BS5]-[.BR5])/([.BS1]-[.BR1]))^2" office:value-type="float" office:value="0.00000372097289977509" calcext:value-type="float">
            <text:p>3.72097289977509E-06</text:p>
          </table:table-cell>
          <table:table-cell table:formula="of:=0.5*[.BT12]*(([.BT5]-[.BS5])/([.BT1]-[.BS1]))^2" office:value-type="float" office:value="0.0000105070144483314" calcext:value-type="float">
            <text:p>1.05070144483314E-05</text:p>
          </table:table-cell>
          <table:table-cell table:formula="of:=0.5*[.BU12]*(([.BU5]-[.BT5])/([.BU1]-[.BT1]))^2" office:value-type="float" office:value="0.0000890893036838721" calcext:value-type="float">
            <text:p>8.90893036838721E-05</text:p>
          </table:table-cell>
          <table:table-cell table:formula="of:=0.5*[.BV12]*(([.BV5]-[.BU5])/([.BV1]-[.BU1]))^2" office:value-type="float" office:value="0.000123715206689525" calcext:value-type="float">
            <text:p>0.00012371520669</text:p>
          </table:table-cell>
          <table:table-cell table:formula="of:=0.5*[.BW12]*(([.BW5]-[.BV5])/([.BW1]-[.BV1]))^2" office:value-type="float" office:value="0.0000423590895093166" calcext:value-type="float">
            <text:p>4.23590895093166E-05</text:p>
          </table:table-cell>
          <table:table-cell table:formula="of:=0.5*[.BX12]*(([.BX5]-[.BW5])/([.BX1]-[.BW1]))^2" office:value-type="float" office:value="0.00000796860708523468" calcext:value-type="float">
            <text:p>7.96860708523468E-06</text:p>
          </table:table-cell>
          <table:table-cell table:formula="of:=0.5*[.BY12]*(([.BY5]-[.BX5])/([.BY1]-[.BX1]))^2" office:value-type="float" office:value="0.00000520923172446963" calcext:value-type="float">
            <text:p>5.20923172446963E-06</text:p>
          </table:table-cell>
          <table:table-cell table:formula="of:=0.5*[.BZ12]*(([.BZ5]-[.BY5])/([.BZ1]-[.BY1]))^2" office:value-type="float" office:value="0.00000441996875837752" calcext:value-type="float">
            <text:p>4.41996875837752E-06</text:p>
          </table:table-cell>
          <table:table-cell table:formula="of:=0.5*[.CA12]*(([.CA5]-[.BZ5])/([.CA1]-[.BZ1]))^2" office:value-type="float" office:value="0.000000362063568664447" calcext:value-type="float">
            <text:p>3.62063568664447E-07</text:p>
          </table:table-cell>
          <table:table-cell table:formula="of:=0.5*[.CB12]*(([.CB5]-[.CA5])/([.CB1]-[.CA1]))^2" office:value-type="float" office:value="0.000210653380247895" calcext:value-type="float">
            <text:p>0.000210653380248</text:p>
          </table:table-cell>
          <table:table-cell table:formula="of:=0.5*[.CC12]*(([.CC5]-[.CB5])/([.CC1]-[.CB1]))^2" office:value-type="float" office:value="0.00000358811190937663" calcext:value-type="float">
            <text:p>3.58811190937663E-06</text:p>
          </table:table-cell>
          <table:table-cell table:formula="of:=0.5*[.CD12]*(([.CD5]-[.CC5])/([.CD1]-[.CC1]))^2" office:value-type="float" office:value="0.00003523015001134" calcext:value-type="float">
            <text:p>3.523015001134E-05</text:p>
          </table:table-cell>
          <table:table-cell table:formula="of:=0.5*[.CE12]*(([.CE5]-[.CD5])/([.CE1]-[.CD1]))^2" office:value-type="float" office:value="0.0000133147144020234" calcext:value-type="float">
            <text:p>1.33147144020234E-05</text:p>
          </table:table-cell>
          <table:table-cell table:formula="of:=0.5*[.CF12]*(([.CF5]-[.CE5])/([.CF1]-[.CE1]))^2" office:value-type="float" office:value="0.0000020159918984918" calcext:value-type="float">
            <text:p>2.0159918984918E-06</text:p>
          </table:table-cell>
          <table:table-cell table:formula="of:=0.5*[.CG12]*(([.CG5]-[.CF5])/([.CG1]-[.CF1]))^2" office:value-type="float" office:value="0.00000151401061748637" calcext:value-type="float">
            <text:p>1.51401061748637E-06</text:p>
          </table:table-cell>
          <table:table-cell table:formula="of:=0.5*[.CH12]*(([.CH5]-[.CG5])/([.CH1]-[.CG1]))^2" office:value-type="float" office:value="0.000000108188541602146" calcext:value-type="float">
            <text:p>1.08188541602146E-07</text:p>
          </table:table-cell>
          <table:table-cell table:formula="of:=0.5*[.CI12]*(([.CI5]-[.CH5])/([.CI1]-[.CH1]))^2" office:value-type="float" office:value="0.000000245884522934861" calcext:value-type="float">
            <text:p>2.45884522934861E-07</text:p>
          </table:table-cell>
          <table:table-cell table:formula="of:=0.5*[.CJ12]*(([.CJ5]-[.CI5])/([.CJ1]-[.CI1]))^2" office:value-type="float" office:value="0.00000151717523277145" calcext:value-type="float">
            <text:p>1.51717523277145E-06</text:p>
          </table:table-cell>
          <table:table-cell table:formula="of:=0.5*[.CK12]*(([.CK5]-[.CJ5])/([.CK1]-[.CJ1]))^2" office:value-type="float" office:value="0.000000148839490744558" calcext:value-type="float">
            <text:p>1.48839490744558E-07</text:p>
          </table:table-cell>
          <table:table-cell table:formula="of:=0.5*[.CL12]*(([.CL5]-[.CK5])/([.CL1]-[.CK1]))^2" office:value-type="float" office:value="0.0000131647910963245" calcext:value-type="float">
            <text:p>1.31647910963245E-05</text:p>
          </table:table-cell>
          <table:table-cell table:formula="of:=0.5*[.CM12]*(([.CM5]-[.CL5])/([.CM1]-[.CL1]))^2" office:value-type="float" office:value="0.0000256150127097958" calcext:value-type="float">
            <text:p>2.56150127097958E-05</text:p>
          </table:table-cell>
          <table:table-cell table:formula="of:=0.5*[.CN12]*(([.CN5]-[.CM5])/([.CN1]-[.CM1]))^2" office:value-type="float" office:value="0.000000435121636625744" calcext:value-type="float">
            <text:p>4.35121636625744E-07</text:p>
          </table:table-cell>
          <table:table-cell table:formula="of:=0.5*[.CO12]*(([.CO5]-[.CN5])/([.CO1]-[.CN1]))^2" office:value-type="float" office:value="0.000000756234452559886" calcext:value-type="float">
            <text:p>7.56234452559886E-07</text:p>
          </table:table-cell>
          <table:table-cell table:formula="of:=0.5*[.CP12]*(([.CP5]-[.CO5])/([.CP1]-[.CO1]))^2" office:value-type="float" office:value="0.000016505241043931" calcext:value-type="float">
            <text:p>1.6505241043931E-05</text:p>
          </table:table-cell>
          <table:table-cell table:formula="of:=0.5*[.CQ12]*(([.CQ5]-[.CP5])/([.CQ1]-[.CP1]))^2" office:value-type="float" office:value="0.0000387939092284608" calcext:value-type="float">
            <text:p>3.87939092284608E-05</text:p>
          </table:table-cell>
          <table:table-cell table:formula="of:=0.5*[.CR12]*(([.CR5]-[.CQ5])/([.CR1]-[.CQ1]))^2" office:value-type="float" office:value="0.000000913338612583163" calcext:value-type="float">
            <text:p>9.13338612583163E-07</text:p>
          </table:table-cell>
          <table:table-cell table:formula="of:=0.5*[.CS12]*(([.CS5]-[.CR5])/([.CS1]-[.CR1]))^2" office:value-type="float" office:value="0.0000000196101952875052" calcext:value-type="float">
            <text:p>1.96101952875052E-08</text:p>
          </table:table-cell>
          <table:table-cell table:formula="of:=0.5*[.CT12]*(([.CT5]-[.CS5])/([.CT1]-[.CS1]))^2" office:value-type="float" office:value="0.00000503477792557151" calcext:value-type="float">
            <text:p>5.03477792557151E-06</text:p>
          </table:table-cell>
          <table:table-cell table:formula="of:=0.5*[.CU12]*(([.CU5]-[.CT5])/([.CU1]-[.CT1]))^2" office:value-type="float" office:value="0.000109577914772837" calcext:value-type="float">
            <text:p>0.000109577914773</text:p>
          </table:table-cell>
          <table:table-cell table:formula="of:=0.5*[.CV12]*(([.CV5]-[.CU5])/([.CV1]-[.CU1]))^2" office:value-type="float" office:value="0.00000150521044226226" calcext:value-type="float">
            <text:p>1.50521044226226E-06</text:p>
          </table:table-cell>
          <table:table-cell table:formula="of:=0.5*[.CW12]*(([.CW5]-[.CV5])/([.CW1]-[.CV1]))^2" office:value-type="float" office:value="0.00000153081430163584" calcext:value-type="float">
            <text:p>1.53081430163584E-06</text:p>
          </table:table-cell>
          <table:table-cell table:formula="of:=0.5*[.CX12]*(([.CX5]-[.CW5])/([.CX1]-[.CW1]))^2" office:value-type="float" office:value="0.000000194774787503996" calcext:value-type="float">
            <text:p>1.94774787503996E-07</text:p>
          </table:table-cell>
          <table:table-cell table:formula="of:=0.5*[.CY12]*(([.CY5]-[.CX5])/([.CY1]-[.CX1]))^2" office:value-type="float" office:value="0.0000132417123719298" calcext:value-type="float">
            <text:p>1.32417123719298E-05</text:p>
          </table:table-cell>
          <table:table-cell table:formula="of:=0.5*[.CZ12]*(([.CZ5]-[.CY5])/([.CZ1]-[.CY1]))^2" office:value-type="float" office:value="0.0000537076578736182" calcext:value-type="float">
            <text:p>5.37076578736182E-05</text:p>
          </table:table-cell>
          <table:table-cell table:formula="of:=0.5*[.DA12]*(([.DA5]-[.CZ5])/([.DA1]-[.CZ1]))^2" office:value-type="float" office:value="0.00000206071114794728" calcext:value-type="float">
            <text:p>2.06071114794728E-06</text:p>
          </table:table-cell>
          <table:table-cell table:formula="of:=0.5*[.DB12]*(([.DB5]-[.DA5])/([.DB1]-[.DA1]))^2" office:value-type="float" office:value="0.0000345691697015896" calcext:value-type="float">
            <text:p>3.45691697015896E-05</text:p>
          </table:table-cell>
          <table:table-cell table:formula="of:=0.5*[.DC12]*(([.DC5]-[.DB5])/([.DC1]-[.DB1]))^2" office:value-type="float" office:value="0.00000733413720508478" calcext:value-type="float">
            <text:p>7.33413720508478E-06</text:p>
          </table:table-cell>
          <table:table-cell table:formula="of:=0.5*[.DD12]*(([.DD5]-[.DC5])/([.DD1]-[.DC1]))^2" office:value-type="float" office:value="0.00000101382126307081" calcext:value-type="float">
            <text:p>1.01382126307081E-06</text:p>
          </table:table-cell>
          <table:table-cell table:formula="of:=0.5*[.DE12]*(([.DE5]-[.DD5])/([.DE1]-[.DD1]))^2" office:value-type="float" office:value="0.0000799218584704294" calcext:value-type="float">
            <text:p>7.99218584704294E-05</text:p>
          </table:table-cell>
          <table:table-cell table:formula="of:=0.5*[.DF12]*(([.DF5]-[.DE5])/([.DF1]-[.DE1]))^2" office:value-type="float" office:value="0.00699268213697936" calcext:value-type="float">
            <text:p>0.006992682136979</text:p>
          </table:table-cell>
          <table:table-cell table:formula="of:=0.5*[.DG12]*(([.DG5]-[.DF5])/([.DG1]-[.DF1]))^2" office:value-type="float" office:value="0.00076795844448244" calcext:value-type="float">
            <text:p>0.000767958444482</text:p>
          </table:table-cell>
          <table:table-cell table:formula="of:=0.5*[.DH12]*(([.DH5]-[.DG5])/([.DH1]-[.DG1]))^2" office:value-type="float" office:value="0.00273823994042925" calcext:value-type="float">
            <text:p>0.002738239940429</text:p>
          </table:table-cell>
          <table:table-cell table:formula="of:=0.5*[.DI12]*(([.DI5]-[.DH5])/([.DI1]-[.DH1]))^2" office:value-type="float" office:value="0.00241764210736781" calcext:value-type="float">
            <text:p>0.002417642107368</text:p>
          </table:table-cell>
          <table:table-cell table:formula="of:=0.5*[.DJ12]*(([.DJ5]-[.DI5])/([.DJ1]-[.DI1]))^2" office:value-type="float" office:value="0.000138416850747972" calcext:value-type="float">
            <text:p>0.000138416850748</text:p>
          </table:table-cell>
          <table:table-cell table:formula="of:=0.5*[.DK12]*(([.DK5]-[.DJ5])/([.DK1]-[.DJ1]))^2" office:value-type="float" office:value="0.000816762639400132" calcext:value-type="float">
            <text:p>0.0008167626394</text:p>
          </table:table-cell>
          <table:table-cell table:formula="of:=0.5*[.DL12]*(([.DL5]-[.DK5])/([.DL1]-[.DK1]))^2" office:value-type="float" office:value="0.0503656391983893" calcext:value-type="float">
            <text:p>0.050365639198389</text:p>
          </table:table-cell>
          <table:table-cell table:formula="of:=0.5*[.DM12]*(([.DM5]-[.DL5])/([.DM1]-[.DL1]))^2" office:value-type="float" office:value="0.0216483542263624" calcext:value-type="float">
            <text:p>0.021648354226362</text:p>
          </table:table-cell>
          <table:table-cell table:formula="of:=0.5*[.DN12]*(([.DN5]-[.DM5])/([.DN1]-[.DM1]))^2" office:value-type="float" office:value="0.0317135305370702" calcext:value-type="float">
            <text:p>0.03171353053707</text:p>
          </table:table-cell>
          <table:table-cell table:formula="of:=0.5*[.DO12]*(([.DO5]-[.DN5])/([.DO1]-[.DN1]))^2" office:value-type="float" office:value="0.000574378849063017" calcext:value-type="float">
            <text:p>0.000574378849063</text:p>
          </table:table-cell>
          <table:table-cell table:formula="of:=0.5*[.DP12]*(([.DP5]-[.DO5])/([.DP1]-[.DO1]))^2" office:value-type="float" office:value="0.00154546042023013" calcext:value-type="float">
            <text:p>0.00154546042023</text:p>
          </table:table-cell>
          <table:table-cell table:formula="of:=0.5*[.DQ12]*(([.DQ5]-[.DP5])/([.DQ1]-[.DP1]))^2" office:value-type="float" office:value="0.0642831201906696" calcext:value-type="float">
            <text:p>0.06428312019067</text:p>
          </table:table-cell>
          <table:table-cell table:formula="of:=0.5*[.DR12]*(([.DR5]-[.DQ5])/([.DR1]-[.DQ1]))^2" office:value-type="float" office:value="0.0387071265934561" calcext:value-type="float">
            <text:p>0.038707126593456</text:p>
          </table:table-cell>
          <table:table-cell table:formula="of:=0.5*[.DS12]*(([.DS5]-[.DR5])/([.DS1]-[.DR1]))^2" office:value-type="float" office:value="0.0947130440400393" calcext:value-type="float">
            <text:p>0.094713044040039</text:p>
          </table:table-cell>
          <table:table-cell table:formula="of:=0.5*[.DT12]*(([.DT5]-[.DS5])/([.DT1]-[.DS1]))^2" office:value-type="float" office:value="0.00403978658050746" calcext:value-type="float">
            <text:p>0.004039786580507</text:p>
          </table:table-cell>
          <table:table-cell table:formula="of:=0.5*[.DU12]*(([.DU5]-[.DT5])/([.DU1]-[.DT1]))^2" office:value-type="float" office:value="0.0190965575313082" calcext:value-type="float">
            <text:p>0.019096557531308</text:p>
          </table:table-cell>
          <table:table-cell table:formula="of:=0.5*[.DV12]*(([.DV5]-[.DU5])/([.DV1]-[.DU1]))^2" office:value-type="float" office:value="0.0675716374372161" calcext:value-type="float">
            <text:p>0.067571637437216</text:p>
          </table:table-cell>
          <table:table-cell table:formula="of:=0.5*[.DW12]*(([.DW5]-[.DV5])/([.DW1]-[.DV1]))^2" office:value-type="float" office:value="0.00353335046241942" calcext:value-type="float">
            <text:p>0.003533350462419</text:p>
          </table:table-cell>
          <table:table-cell table:formula="of:=0.5*[.DX12]*(([.DX5]-[.DW5])/([.DX1]-[.DW1]))^2" office:value-type="float" office:value="0.117266966751743" calcext:value-type="float">
            <text:p>0.117266966751743</text:p>
          </table:table-cell>
          <table:table-cell table:formula="of:=0.5*[.DY12]*(([.DY5]-[.DX5])/([.DY1]-[.DX1]))^2" office:value-type="float" office:value="0.000428095698039846" calcext:value-type="float">
            <text:p>0.00042809569804</text:p>
          </table:table-cell>
          <table:table-cell table:formula="of:=0.5*[.DZ12]*(([.DZ5]-[.DY5])/([.DZ1]-[.DY1]))^2" office:value-type="float" office:value="0.0844067795169979" calcext:value-type="float">
            <text:p>0.084406779516998</text:p>
          </table:table-cell>
          <table:table-cell table:formula="of:=0.5*[.EA12]*(([.EA5]-[.DZ5])/([.EA1]-[.DZ1]))^2" office:value-type="float" office:value="0.0538518961146232" calcext:value-type="float">
            <text:p>0.053851896114623</text:p>
          </table:table-cell>
          <table:table-cell table:formula="of:=0.5*[.EB12]*(([.EB5]-[.EA5])/([.EB1]-[.EA1]))^2" office:value-type="float" office:value="0.000164061280471495" calcext:value-type="float">
            <text:p>0.000164061280471</text:p>
          </table:table-cell>
          <table:table-cell table:formula="of:=0.5*[.EC12]*(([.EC5]-[.EB5])/([.EC1]-[.EB1]))^2" office:value-type="float" office:value="0.000314639466270598" calcext:value-type="float">
            <text:p>0.000314639466271</text:p>
          </table:table-cell>
          <table:table-cell table:formula="of:=0.5*[.ED12]*(([.ED5]-[.EC5])/([.ED1]-[.EC1]))^2" office:value-type="float" office:value="0.0808725503335466" calcext:value-type="float">
            <text:p>0.080872550333547</text:p>
          </table:table-cell>
          <table:table-cell table:formula="of:=0.5*[.EE12]*(([.EE5]-[.ED5])/([.EE1]-[.ED1]))^2" office:value-type="float" office:value="0.0072482640582877" calcext:value-type="float">
            <text:p>0.007248264058288</text:p>
          </table:table-cell>
          <table:table-cell table:formula="of:=0.5*[.EF12]*(([.EF5]-[.EE5])/([.EF1]-[.EE1]))^2" office:value-type="float" office:value="0.0160412160395532" calcext:value-type="float">
            <text:p>0.016041216039553</text:p>
          </table:table-cell>
          <table:table-cell table:formula="of:=0.5*[.EG12]*(([.EG5]-[.EF5])/([.EG1]-[.EF1]))^2" office:value-type="float" office:value="0.0504160730140867" calcext:value-type="float">
            <text:p>0.050416073014087</text:p>
          </table:table-cell>
          <table:table-cell table:formula="of:=0.5*[.EH12]*(([.EH5]-[.EG5])/([.EH1]-[.EG1]))^2" office:value-type="float" office:value="0.051459059356079" calcext:value-type="float">
            <text:p>0.051459059356079</text:p>
          </table:table-cell>
          <table:table-cell table:formula="of:=0.5*[.EI12]*(([.EI5]-[.EH5])/([.EI1]-[.EH1]))^2" office:value-type="float" office:value="0.0353291016847877" calcext:value-type="float">
            <text:p>0.035329101684788</text:p>
          </table:table-cell>
          <table:table-cell table:formula="of:=0.5*[.EJ12]*(([.EJ5]-[.EI5])/([.EJ1]-[.EI1]))^2" office:value-type="float" office:value="0.00346993461102344" calcext:value-type="float">
            <text:p>0.003469934611023</text:p>
          </table:table-cell>
          <table:table-cell table:formula="of:=0.5*[.EK12]*(([.EK5]-[.EJ5])/([.EK1]-[.EJ1]))^2" office:value-type="float" office:value="0.0646141385464236" calcext:value-type="float">
            <text:p>0.064614138546424</text:p>
          </table:table-cell>
          <table:table-cell table:formula="of:=0.5*[.EL12]*(([.EL5]-[.EK5])/([.EL1]-[.EK1]))^2" office:value-type="float" office:value="0.00213478543181156" calcext:value-type="float">
            <text:p>0.002134785431812</text:p>
          </table:table-cell>
          <table:table-cell table:formula="of:=0.5*[.EM12]*(([.EM5]-[.EL5])/([.EM1]-[.EL1]))^2" office:value-type="float" office:value="0.0731202014868235" calcext:value-type="float">
            <text:p>0.073120201486824</text:p>
          </table:table-cell>
          <table:table-cell table:formula="of:=0.5*[.EN12]*(([.EN5]-[.EM5])/([.EN1]-[.EM1]))^2" office:value-type="float" office:value="0.0552211784313524" calcext:value-type="float">
            <text:p>0.055221178431352</text:p>
          </table:table-cell>
          <table:table-cell table:formula="of:=0.5*[.EO12]*(([.EO5]-[.EN5])/([.EO1]-[.EN1]))^2" office:value-type="float" office:value="0.0185151212396873" calcext:value-type="float">
            <text:p>0.018515121239687</text:p>
          </table:table-cell>
          <table:table-cell table:formula="of:=0.5*[.EP12]*(([.EP5]-[.EO5])/([.EP1]-[.EO1]))^2" office:value-type="float" office:value="0.00459029973707773" calcext:value-type="float">
            <text:p>0.004590299737078</text:p>
          </table:table-cell>
          <table:table-cell table:formula="of:=0.5*[.EQ12]*(([.EQ5]-[.EP5])/([.EQ1]-[.EP1]))^2" office:value-type="float" office:value="0.0963553282063334" calcext:value-type="float">
            <text:p>0.096355328206333</text:p>
          </table:table-cell>
          <table:table-cell table:formula="of:=0.5*[.ER12]*(([.ER5]-[.EQ5])/([.ER1]-[.EQ1]))^2" office:value-type="float" office:value="0.00108520157765143" calcext:value-type="float">
            <text:p>0.001085201577651</text:p>
          </table:table-cell>
          <table:table-cell table:formula="of:=0.5*[.ES12]*(([.ES5]-[.ER5])/([.ES1]-[.ER1]))^2" office:value-type="float" office:value="0.101283670521269" calcext:value-type="float">
            <text:p>0.101283670521269</text:p>
          </table:table-cell>
          <table:table-cell table:formula="of:=0.5*[.ET12]*(([.ET5]-[.ES5])/([.ET1]-[.ES1]))^2" office:value-type="float" office:value="0.00304180829230148" calcext:value-type="float">
            <text:p>0.003041808292301</text:p>
          </table:table-cell>
          <table:table-cell table:formula="of:=0.5*[.EU12]*(([.EU5]-[.ET5])/([.EU1]-[.ET1]))^2" office:value-type="float" office:value="0.0654943226469116" calcext:value-type="float">
            <text:p>0.065494322646912</text:p>
          </table:table-cell>
          <table:table-cell table:formula="of:=0.5*[.EV12]*(([.EV5]-[.EU5])/([.EV1]-[.EU1]))^2" office:value-type="float" office:value="0.0614635124320003" calcext:value-type="float">
            <text:p>0.061463512432</text:p>
          </table:table-cell>
          <table:table-cell table:formula="of:=0.5*[.EW12]*(([.EW5]-[.EV5])/([.EW1]-[.EV1]))^2" office:value-type="float" office:value="0.00621296828198409" calcext:value-type="float">
            <text:p>0.006212968281984</text:p>
          </table:table-cell>
          <table:table-cell table:formula="of:=0.5*[.EX12]*(([.EX5]-[.EW5])/([.EX1]-[.EW1]))^2" office:value-type="float" office:value="0.0327054565989749" calcext:value-type="float">
            <text:p>0.032705456598975</text:p>
          </table:table-cell>
          <table:table-cell table:formula="of:=0.5*[.EY12]*(([.EY5]-[.EX5])/([.EY1]-[.EX1]))^2" office:value-type="float" office:value="0.0113043835829511" calcext:value-type="float">
            <text:p>0.011304383582951</text:p>
          </table:table-cell>
          <table:table-cell table:formula="of:=0.5*[.EZ12]*(([.EZ5]-[.EY5])/([.EZ1]-[.EY1]))^2" office:value-type="float" office:value="0.0306935084303753" calcext:value-type="float">
            <text:p>0.030693508430375</text:p>
          </table:table-cell>
          <table:table-cell table:formula="of:=0.5*[.FA12]*(([.FA5]-[.EZ5])/([.FA1]-[.EZ1]))^2" office:value-type="float" office:value="0.0332813586857634" calcext:value-type="float">
            <text:p>0.033281358685764</text:p>
          </table:table-cell>
          <table:table-cell table:formula="of:=0.5*[.FB12]*(([.FB5]-[.FA5])/([.FB1]-[.FA1]))^2" office:value-type="float" office:value="0.0605227649940757" calcext:value-type="float">
            <text:p>0.060522764994076</text:p>
          </table:table-cell>
          <table:table-cell table:formula="of:=0.5*[.FC12]*(([.FC5]-[.FB5])/([.FC1]-[.FB1]))^2" office:value-type="float" office:value="0.0493471699862567" calcext:value-type="float">
            <text:p>0.049347169986257</text:p>
          </table:table-cell>
          <table:table-cell table:formula="of:=0.5*[.FD12]*(([.FD5]-[.FC5])/([.FD1]-[.FC1]))^2" office:value-type="float" office:value="0.0140611820021378" calcext:value-type="float">
            <text:p>0.014061182002138</text:p>
          </table:table-cell>
          <table:table-cell table:formula="of:=0.5*[.FE12]*(([.FE5]-[.FD5])/([.FE1]-[.FD1]))^2" office:value-type="float" office:value="0.0021235841560802" calcext:value-type="float">
            <text:p>0.00212358415608</text:p>
          </table:table-cell>
          <table:table-cell table:formula="of:=0.5*[.FF12]*(([.FF5]-[.FE5])/([.FF1]-[.FE1]))^2" office:value-type="float" office:value="0.0463243396005287" calcext:value-type="float">
            <text:p>0.046324339600529</text:p>
          </table:table-cell>
          <table:table-cell table:formula="of:=0.5*[.FG12]*(([.FG5]-[.FF5])/([.FG1]-[.FF1]))^2" office:value-type="float" office:value="0.0635681428165116" calcext:value-type="float">
            <text:p>0.063568142816512</text:p>
          </table:table-cell>
          <table:table-cell table:formula="of:=0.5*[.FH12]*(([.FH5]-[.FG5])/([.FH1]-[.FG1]))^2" office:value-type="float" office:value="0.0691371161664317" calcext:value-type="float">
            <text:p>0.069137116166432</text:p>
          </table:table-cell>
          <table:table-cell table:formula="of:=0.5*[.FI12]*(([.FI5]-[.FH5])/([.FI1]-[.FH1]))^2" office:value-type="float" office:value="0.101919634261254" calcext:value-type="float">
            <text:p>0.101919634261254</text:p>
          </table:table-cell>
          <table:table-cell table:formula="of:=0.5*[.FJ12]*(([.FJ5]-[.FI5])/([.FJ1]-[.FI1]))^2" office:value-type="float" office:value="0.0949054503505088" calcext:value-type="float">
            <text:p>0.094905450350509</text:p>
          </table:table-cell>
          <table:table-cell table:formula="of:=0.5*[.FK12]*(([.FK5]-[.FJ5])/([.FK1]-[.FJ1]))^2" office:value-type="float" office:value="0.00337732955797174" calcext:value-type="float">
            <text:p>0.003377329557972</text:p>
          </table:table-cell>
          <table:table-cell table:formula="of:=0.5*[.FL12]*(([.FL5]-[.FK5])/([.FL1]-[.FK1]))^2" office:value-type="float" office:value="0.0695041320178977" calcext:value-type="float">
            <text:p>0.069504132017898</text:p>
          </table:table-cell>
          <table:table-cell table:formula="of:=0.5*[.FM12]*(([.FM5]-[.FL5])/([.FM1]-[.FL1]))^2" office:value-type="float" office:value="0.0333158768141506" calcext:value-type="float">
            <text:p>0.033315876814151</text:p>
          </table:table-cell>
          <table:table-cell table:formula="of:=0.5*[.FN12]*(([.FN5]-[.FM5])/([.FN1]-[.FM1]))^2" office:value-type="float" office:value="0.0891402647094461" calcext:value-type="float">
            <text:p>0.089140264709446</text:p>
          </table:table-cell>
          <table:table-cell table:formula="of:=0.5*[.FO12]*(([.FO5]-[.FN5])/([.FO1]-[.FN1]))^2" office:value-type="float" office:value="0.054896741749926" calcext:value-type="float">
            <text:p>0.054896741749926</text:p>
          </table:table-cell>
          <table:table-cell table:formula="of:=0.5*[.FP12]*(([.FP5]-[.FO5])/([.FP1]-[.FO1]))^2" office:value-type="float" office:value="0.00153429642284843" calcext:value-type="float">
            <text:p>0.001534296422848</text:p>
          </table:table-cell>
          <table:table-cell table:formula="of:=0.5*[.FQ12]*(([.FQ5]-[.FP5])/([.FQ1]-[.FP1]))^2" office:value-type="float" office:value="0.0109959206151809" calcext:value-type="float">
            <text:p>0.010995920615181</text:p>
          </table:table-cell>
          <table:table-cell table:formula="of:=0.5*[.FR12]*(([.FR5]-[.FQ5])/([.FR1]-[.FQ1]))^2" office:value-type="float" office:value="0.0242474988918866" calcext:value-type="float">
            <text:p>0.024247498891887</text:p>
          </table:table-cell>
          <table:table-cell table:formula="of:=0.5*[.FS12]*(([.FS5]-[.FR5])/([.FS1]-[.FR1]))^2" office:value-type="float" office:value="0.0825788162972105" calcext:value-type="float">
            <text:p>0.082578816297211</text:p>
          </table:table-cell>
          <table:table-cell table:formula="of:=0.5*[.FT12]*(([.FT5]-[.FS5])/([.FT1]-[.FS1]))^2" office:value-type="float" office:value="0.0579410419407133" calcext:value-type="float">
            <text:p>0.057941041940713</text:p>
          </table:table-cell>
          <table:table-cell table:formula="of:=0.5*[.FU12]*(([.FU5]-[.FT5])/([.FU1]-[.FT1]))^2" office:value-type="float" office:value="0.0945873604401836" calcext:value-type="float">
            <text:p>0.094587360440184</text:p>
          </table:table-cell>
          <table:table-cell table:formula="of:=0.5*[.FV12]*(([.FV5]-[.FU5])/([.FV1]-[.FU1]))^2" office:value-type="float" office:value="0.0757718624422359" calcext:value-type="float">
            <text:p>0.075771862442236</text:p>
          </table:table-cell>
          <table:table-cell table:formula="of:=0.5*[.FW12]*(([.FW5]-[.FV5])/([.FW1]-[.FV1]))^2" office:value-type="float" office:value="0.0972756960679155" calcext:value-type="float">
            <text:p>0.097275696067916</text:p>
          </table:table-cell>
          <table:table-cell table:formula="of:=0.5*[.FX12]*(([.FX5]-[.FW5])/([.FX1]-[.FW1]))^2" office:value-type="float" office:value="0.0345347073171509" calcext:value-type="float">
            <text:p>0.034534707317151</text:p>
          </table:table-cell>
          <table:table-cell table:formula="of:=0.5*[.FY12]*(([.FY5]-[.FX5])/([.FY1]-[.FX1]))^2" office:value-type="float" office:value="0.00132572656521263" calcext:value-type="float">
            <text:p>0.001325726565213</text:p>
          </table:table-cell>
          <table:table-cell table:formula="of:=0.5*[.FZ12]*(([.FZ5]-[.FY5])/([.FZ1]-[.FY1]))^2" office:value-type="float" office:value="0.0517618390289169" calcext:value-type="float">
            <text:p>0.051761839028917</text:p>
          </table:table-cell>
          <table:table-cell table:formula="of:=0.5*[.GA12]*(([.GA5]-[.FZ5])/([.GA1]-[.FZ1]))^2" office:value-type="float" office:value="0.0609327027140243" calcext:value-type="float">
            <text:p>0.060932702714024</text:p>
          </table:table-cell>
          <table:table-cell table:formula="of:=0.5*[.GB12]*(([.GB5]-[.GA5])/([.GB1]-[.GA1]))^2" office:value-type="float" office:value="0.059280350447744" calcext:value-type="float">
            <text:p>0.059280350447744</text:p>
          </table:table-cell>
          <table:table-cell table:formula="of:=0.5*[.GC12]*(([.GC5]-[.GB5])/([.GC1]-[.GB1]))^2" office:value-type="float" office:value="0.0894845820867235" calcext:value-type="float">
            <text:p>0.089484582086724</text:p>
          </table:table-cell>
          <table:table-cell table:formula="of:=0.5*[.GD12]*(([.GD5]-[.GC5])/([.GD1]-[.GC1]))^2" office:value-type="float" office:value="0.00130883977412965" calcext:value-type="float">
            <text:p>0.00130883977413</text:p>
          </table:table-cell>
          <table:table-cell table:formula="of:=0.5*[.GE12]*(([.GE5]-[.GD5])/([.GE1]-[.GD1]))^2" office:value-type="float" office:value="0.000643769960611041" calcext:value-type="float">
            <text:p>0.000643769960611</text:p>
          </table:table-cell>
          <table:table-cell table:formula="of:=0.5*[.GF12]*(([.GF5]-[.GE5])/([.GF1]-[.GE1]))^2" office:value-type="float" office:value="0.0981052544848635" calcext:value-type="float">
            <text:p>0.098105254484864</text:p>
          </table:table-cell>
          <table:table-cell table:formula="of:=0.5*[.GG12]*(([.GG5]-[.GF5])/([.GG1]-[.GF1]))^2" office:value-type="float" office:value="0.018624344312099" calcext:value-type="float">
            <text:p>0.018624344312099</text:p>
          </table:table-cell>
          <table:table-cell table:formula="of:=0.5*[.GH12]*(([.GH5]-[.GG5])/([.GH1]-[.GG1]))^2" office:value-type="float" office:value="0.0304194268541587" calcext:value-type="float">
            <text:p>0.030419426854159</text:p>
          </table:table-cell>
          <table:table-cell table:formula="of:=0.5*[.GI12]*(([.GI5]-[.GH5])/([.GI1]-[.GH1]))^2" office:value-type="float" office:value="0.00881415131174729" calcext:value-type="float">
            <text:p>0.008814151311747</text:p>
          </table:table-cell>
          <table:table-cell table:formula="of:=0.5*[.GJ12]*(([.GJ5]-[.GI5])/([.GJ1]-[.GI1]))^2" office:value-type="float" office:value="0.0816272545643749" calcext:value-type="float">
            <text:p>0.081627254564375</text:p>
          </table:table-cell>
          <table:table-cell table:formula="of:=0.5*[.GK12]*(([.GK5]-[.GJ5])/([.GK1]-[.GJ1]))^2" office:value-type="float" office:value="0.0583490491012561" calcext:value-type="float">
            <text:p>0.058349049101256</text:p>
          </table:table-cell>
          <table:table-cell table:formula="of:=0.5*[.GL12]*(([.GL5]-[.GK5])/([.GL1]-[.GK1]))^2" office:value-type="float" office:value="0.00230429479700872" calcext:value-type="float">
            <text:p>0.002304294797009</text:p>
          </table:table-cell>
          <table:table-cell table:formula="of:=0.5*[.GM12]*(([.GM5]-[.GL5])/([.GM1]-[.GL1]))^2" office:value-type="float" office:value="0.000418784333560568" calcext:value-type="float">
            <text:p>0.000418784333561</text:p>
          </table:table-cell>
          <table:table-cell table:formula="of:=0.5*[.GN12]*(([.GN5]-[.GM5])/([.GN1]-[.GM1]))^2" office:value-type="float" office:value="0.082302947739936" calcext:value-type="float">
            <text:p>0.082302947739936</text:p>
          </table:table-cell>
          <table:table-cell table:formula="of:=0.5*[.GO12]*(([.GO5]-[.GN5])/([.GO1]-[.GN1]))^2" office:value-type="float" office:value="0.0570594942502428" calcext:value-type="float">
            <text:p>0.057059494250243</text:p>
          </table:table-cell>
          <table:table-cell table:formula="of:=0.5*[.GP12]*(([.GP5]-[.GO5])/([.GP1]-[.GO1]))^2" office:value-type="float" office:value="0.0473877722669254" calcext:value-type="float">
            <text:p>0.047387772266925</text:p>
          </table:table-cell>
          <table:table-cell table:formula="of:=0.5*[.GQ12]*(([.GQ5]-[.GP5])/([.GQ1]-[.GP1]))^2" office:value-type="float" office:value="0.0246181465077261" calcext:value-type="float">
            <text:p>0.024618146507726</text:p>
          </table:table-cell>
          <table:table-cell table:formula="of:=0.5*[.GR12]*(([.GR5]-[.GQ5])/([.GR1]-[.GQ1]))^2" office:value-type="float" office:value="0.0867671530406611" calcext:value-type="float">
            <text:p>0.086767153040661</text:p>
          </table:table-cell>
          <table:table-cell table:formula="of:=0.5*[.GS12]*(([.GS5]-[.GR5])/([.GS1]-[.GR1]))^2" office:value-type="float" office:value="0.0225716134690874" calcext:value-type="float">
            <text:p>0.022571613469087</text:p>
          </table:table-cell>
          <table:table-cell table:formula="of:=0.5*[.GT12]*(([.GT5]-[.GS5])/([.GT1]-[.GS1]))^2" office:value-type="float" office:value="0.0358993043924805" calcext:value-type="float">
            <text:p>0.035899304392481</text:p>
          </table:table-cell>
          <table:table-cell table:formula="of:=0.5*[.GU12]*(([.GU5]-[.GT5])/([.GU1]-[.GT1]))^2" office:value-type="float" office:value="0.0401224632375685" calcext:value-type="float">
            <text:p>0.040122463237569</text:p>
          </table:table-cell>
          <table:table-cell table:formula="of:=0.5*[.GV12]*(([.GV5]-[.GU5])/([.GV1]-[.GU1]))^2" office:value-type="float" office:value="0.0649041600217794" calcext:value-type="float">
            <text:p>0.064904160021779</text:p>
          </table:table-cell>
          <table:table-cell table:formula="of:=0.5*[.GW12]*(([.GW5]-[.GV5])/([.GW1]-[.GV1]))^2" office:value-type="float" office:value="0.0652049660548449" calcext:value-type="float">
            <text:p>0.065204966054845</text:p>
          </table:table-cell>
          <table:table-cell table:formula="of:=0.5*[.GX12]*(([.GX5]-[.GW5])/([.GX1]-[.GW1]))^2" office:value-type="float" office:value="0.0246001086898198" calcext:value-type="float">
            <text:p>0.02460010868982</text:p>
          </table:table-cell>
          <table:table-cell table:formula="of:=0.5*[.GY12]*(([.GY5]-[.GX5])/([.GY1]-[.GX1]))^2" office:value-type="float" office:value="0.0623137052328917" calcext:value-type="float">
            <text:p>0.062313705232892</text:p>
          </table:table-cell>
          <table:table-cell table:formula="of:=0.5*[.GZ12]*(([.GZ5]-[.GY5])/([.GZ1]-[.GY1]))^2" office:value-type="float" office:value="0.0131221772998591" calcext:value-type="float">
            <text:p>0.013122177299859</text:p>
          </table:table-cell>
          <table:table-cell table:formula="of:=0.5*[.HA12]*(([.HA5]-[.GZ5])/([.HA1]-[.GZ1]))^2" office:value-type="float" office:value="0.0826462555937528" calcext:value-type="float">
            <text:p>0.082646255593753</text:p>
          </table:table-cell>
          <table:table-cell table:formula="of:=0.5*[.HB12]*(([.HB5]-[.HA5])/([.HB1]-[.HA1]))^2" office:value-type="float" office:value="0.000352534321161492" calcext:value-type="float">
            <text:p>0.000352534321161</text:p>
          </table:table-cell>
          <table:table-cell table:formula="of:=0.5*[.HC12]*(([.HC5]-[.HB5])/([.HC1]-[.HB1]))^2" office:value-type="float" office:value="0.0628406701098327" calcext:value-type="float">
            <text:p>0.062840670109833</text:p>
          </table:table-cell>
          <table:table-cell table:formula="of:=0.5*[.HD12]*(([.HD5]-[.HC5])/([.HD1]-[.HC1]))^2" office:value-type="float" office:value="0.00468365735319421" calcext:value-type="float">
            <text:p>0.004683657353194</text:p>
          </table:table-cell>
          <table:table-cell table:formula="of:=0.5*[.HE12]*(([.HE5]-[.HD5])/([.HE1]-[.HD1]))^2" office:value-type="float" office:value="0.0806972994471774" calcext:value-type="float">
            <text:p>0.080697299447178</text:p>
          </table:table-cell>
          <table:table-cell table:formula="of:=0.5*[.HF12]*(([.HF5]-[.HE5])/([.HF1]-[.HE1]))^2" office:value-type="float" office:value="0.017418936339268" calcext:value-type="float">
            <text:p>0.017418936339268</text:p>
          </table:table-cell>
          <table:table-cell table:formula="of:=0.5*[.HG12]*(([.HG5]-[.HF5])/([.HG1]-[.HF1]))^2" office:value-type="float" office:value="0.130710993785245" calcext:value-type="float">
            <text:p>0.130710993785245</text:p>
          </table:table-cell>
          <table:table-cell table:formula="of:=0.5*[.HH12]*(([.HH5]-[.HG5])/([.HH1]-[.HG1]))^2" office:value-type="float" office:value="0.00000320053154894413" calcext:value-type="float">
            <text:p>3.20053154894413E-06</text:p>
          </table:table-cell>
          <table:table-cell table:formula="of:=0.5*[.HI12]*(([.HI5]-[.HH5])/([.HI1]-[.HH1]))^2" office:value-type="float" office:value="0.000000171560208922713" calcext:value-type="float">
            <text:p>1.71560208922713E-07</text:p>
          </table:table-cell>
          <table:table-cell table:formula="of:=0.5*[.HJ12]*(([.HJ5]-[.HI5])/([.HJ1]-[.HI1]))^2" office:value-type="float" office:value="0.0596893629601082" calcext:value-type="float">
            <text:p>0.059689362960108</text:p>
          </table:table-cell>
          <table:table-cell table:formula="of:=0.5*[.HK12]*(([.HK5]-[.HJ5])/([.HK1]-[.HJ1]))^2" office:value-type="float" office:value="0.0695703676122304" calcext:value-type="float">
            <text:p>0.069570367612231</text:p>
          </table:table-cell>
          <table:table-cell table:formula="of:=0.5*[.HL12]*(([.HL5]-[.HK5])/([.HL1]-[.HK1]))^2" office:value-type="float" office:value="0.000188737519620918" calcext:value-type="float">
            <text:p>0.000188737519621</text:p>
          </table:table-cell>
          <table:table-cell table:formula="of:=0.5*[.HM12]*(([.HM5]-[.HL5])/([.HM1]-[.HL1]))^2" office:value-type="float" office:value="0.0000313787057924293" calcext:value-type="float">
            <text:p>3.13787057924293E-05</text:p>
          </table:table-cell>
          <table:table-cell table:formula="of:=0.5*[.HN12]*(([.HN5]-[.HM5])/([.HN1]-[.HM1]))^2" office:value-type="float" office:value="0.00794253539517883" calcext:value-type="float">
            <text:p>0.007942535395179</text:p>
          </table:table-cell>
          <table:table-cell table:formula="of:=0.5*[.HO12]*(([.HO5]-[.HN5])/([.HO1]-[.HN1]))^2" office:value-type="float" office:value="0.0396045791333447" calcext:value-type="float">
            <text:p>0.039604579133345</text:p>
          </table:table-cell>
          <table:table-cell table:formula="of:=0.5*[.HP12]*(([.HP5]-[.HO5])/([.HP1]-[.HO1]))^2" office:value-type="float" office:value="0.101240940109686" calcext:value-type="float">
            <text:p>0.101240940109686</text:p>
          </table:table-cell>
          <table:table-cell table:formula="of:=0.5*[.HQ12]*(([.HQ5]-[.HP5])/([.HQ1]-[.HP1]))^2" office:value-type="float" office:value="0.027903636275652" calcext:value-type="float">
            <text:p>0.027903636275652</text:p>
          </table:table-cell>
          <table:table-cell table:formula="of:=0.5*[.HR12]*(([.HR5]-[.HQ5])/([.HR1]-[.HQ1]))^2" office:value-type="float" office:value="0.0545721447423041" calcext:value-type="float">
            <text:p>0.054572144742304</text:p>
          </table:table-cell>
          <table:table-cell table:formula="of:=0.5*[.HS12]*(([.HS5]-[.HR5])/([.HS1]-[.HR1]))^2" office:value-type="float" office:value="0.0555286661784342" calcext:value-type="float">
            <text:p>0.055528666178434</text:p>
          </table:table-cell>
          <table:table-cell table:formula="of:=0.5*[.HT12]*(([.HT5]-[.HS5])/([.HT1]-[.HS1]))^2" office:value-type="float" office:value="0.00423269225677396" calcext:value-type="float">
            <text:p>0.004232692256774</text:p>
          </table:table-cell>
          <table:table-cell table:formula="of:=0.5*[.HU12]*(([.HU5]-[.HT5])/([.HU1]-[.HT1]))^2" office:value-type="float" office:value="0.00516302199529624" calcext:value-type="float">
            <text:p>0.005163021995296</text:p>
          </table:table-cell>
          <table:table-cell table:formula="of:=0.5*[.HV12]*(([.HV5]-[.HU5])/([.HV1]-[.HU1]))^2" office:value-type="float" office:value="0.148417011967631" calcext:value-type="float">
            <text:p>0.148417011967631</text:p>
          </table:table-cell>
          <table:table-cell table:formula="of:=0.5*[.HW12]*(([.HW5]-[.HV5])/([.HW1]-[.HV1]))^2" office:value-type="float" office:value="0.000756787767416871" calcext:value-type="float">
            <text:p>0.000756787767417</text:p>
          </table:table-cell>
          <table:table-cell table:formula="of:=0.5*[.HX12]*(([.HX5]-[.HW5])/([.HX1]-[.HW1]))^2" office:value-type="float" office:value="0.000425221173883121" calcext:value-type="float">
            <text:p>0.000425221173883</text:p>
          </table:table-cell>
          <table:table-cell table:formula="of:=0.5*[.HY12]*(([.HY5]-[.HX5])/([.HY1]-[.HX1]))^2" office:value-type="float" office:value="0.0478099648104399" calcext:value-type="float">
            <text:p>0.04780996481044</text:p>
          </table:table-cell>
          <table:table-cell table:formula="of:=0.5*[.HZ12]*(([.HZ5]-[.HY5])/([.HZ1]-[.HY1]))^2" office:value-type="float" office:value="0.0546083997788095" calcext:value-type="float">
            <text:p>0.05460839977881</text:p>
          </table:table-cell>
          <table:table-cell table:formula="of:=0.5*[.IA12]*(([.IA5]-[.HZ5])/([.IA1]-[.HZ1]))^2" office:value-type="float" office:value="0.0843439566434239" calcext:value-type="float">
            <text:p>0.084343956643424</text:p>
          </table:table-cell>
          <table:table-cell table:formula="of:=0.5*[.IB12]*(([.IB5]-[.IA5])/([.IB1]-[.IA1]))^2" office:value-type="float" office:value="0.0448335189322559" calcext:value-type="float">
            <text:p>0.044833518932256</text:p>
          </table:table-cell>
          <table:table-cell table:formula="of:=0.5*[.IC12]*(([.IC5]-[.IB5])/([.IC1]-[.IB1]))^2" office:value-type="float" office:value="0.00217624672281744" calcext:value-type="float">
            <text:p>0.002176246722817</text:p>
          </table:table-cell>
          <table:table-cell table:formula="of:=0.5*[.ID12]*(([.ID5]-[.IC5])/([.ID1]-[.IC1]))^2" office:value-type="float" office:value="0.0631912330186307" calcext:value-type="float">
            <text:p>0.063191233018631</text:p>
          </table:table-cell>
          <table:table-cell table:formula="of:=0.5*[.IE12]*(([.IE5]-[.ID5])/([.IE1]-[.ID1]))^2" office:value-type="float" office:value="0.0525718335403032" calcext:value-type="float">
            <text:p>0.052571833540303</text:p>
          </table:table-cell>
          <table:table-cell table:formula="of:=0.5*[.IF12]*(([.IF5]-[.IE5])/([.IF1]-[.IE1]))^2" office:value-type="float" office:value="0.0685991777010231" calcext:value-type="float">
            <text:p>0.068599177701023</text:p>
          </table:table-cell>
          <table:table-cell table:formula="of:=0.5*[.IG12]*(([.IG5]-[.IF5])/([.IG1]-[.IF1]))^2" office:value-type="float" office:value="0.0539139400574827" calcext:value-type="float">
            <text:p>0.053913940057483</text:p>
          </table:table-cell>
          <table:table-cell table:formula="of:=0.5*[.IH12]*(([.IH5]-[.IG5])/([.IH1]-[.IG1]))^2" office:value-type="float" office:value="0.00416882670028228" calcext:value-type="float">
            <text:p>0.004168826700282</text:p>
          </table:table-cell>
          <table:table-cell table:formula="of:=0.5*[.II12]*(([.II5]-[.IH5])/([.II1]-[.IH1]))^2" office:value-type="float" office:value="0.000000134567228945033" calcext:value-type="float">
            <text:p>1.34567228945033E-07</text:p>
          </table:table-cell>
          <table:table-cell table:formula="of:=0.5*[.IJ12]*(([.IJ5]-[.II5])/([.IJ1]-[.II1]))^2" office:value-type="float" office:value="0.116162739342031" calcext:value-type="float">
            <text:p>0.116162739342031</text:p>
          </table:table-cell>
          <table:table-cell table:formula="of:=0.5*[.IK12]*(([.IK5]-[.IJ5])/([.IK1]-[.IJ1]))^2" office:value-type="float" office:value="0.0850670057429687" calcext:value-type="float">
            <text:p>0.085067005742969</text:p>
          </table:table-cell>
          <table:table-cell table:formula="of:=0.5*[.IL12]*(([.IL5]-[.IK5])/([.IL1]-[.IK1]))^2" office:value-type="float" office:value="0.110142967678619" calcext:value-type="float">
            <text:p>0.110142967678619</text:p>
          </table:table-cell>
          <table:table-cell table:formula="of:=0.5*[.IM12]*(([.IM5]-[.IL5])/([.IM1]-[.IL1]))^2" office:value-type="float" office:value="0.000561771191389282" calcext:value-type="float">
            <text:p>0.000561771191389</text:p>
          </table:table-cell>
          <table:table-cell table:formula="of:=0.5*[.IN12]*(([.IN5]-[.IM5])/([.IN1]-[.IM1]))^2" office:value-type="float" office:value="0.0439843266425617" calcext:value-type="float">
            <text:p>0.043984326642562</text:p>
          </table:table-cell>
          <table:table-cell table:formula="of:=0.5*[.IO12]*(([.IO5]-[.IN5])/([.IO1]-[.IN1]))^2" office:value-type="float" office:value="0.0958311839613457" calcext:value-type="float">
            <text:p>0.095831183961346</text:p>
          </table:table-cell>
          <table:table-cell table:formula="of:=0.5*[.IP12]*(([.IP5]-[.IO5])/([.IP1]-[.IO1]))^2" office:value-type="float" office:value="0.0393438365589879" calcext:value-type="float">
            <text:p>0.039343836558988</text:p>
          </table:table-cell>
          <table:table-cell table:formula="of:=0.5*[.IQ12]*(([.IQ5]-[.IP5])/([.IQ1]-[.IP1]))^2" office:value-type="float" office:value="0.0479827097523252" calcext:value-type="float">
            <text:p>0.047982709752325</text:p>
          </table:table-cell>
          <table:table-cell table:formula="of:=0.5*[.IR12]*(([.IR5]-[.IQ5])/([.IR1]-[.IQ1]))^2" office:value-type="float" office:value="0.0000468181903026907" calcext:value-type="float">
            <text:p>4.68181903026907E-05</text:p>
          </table:table-cell>
          <table:table-cell table:formula="of:=0.5*[.IS12]*(([.IS5]-[.IR5])/([.IS1]-[.IR1]))^2" office:value-type="float" office:value="0.00119548972604714" calcext:value-type="float">
            <text:p>0.001195489726047</text:p>
          </table:table-cell>
          <table:table-cell table:formula="of:=0.5*[.IT12]*(([.IT5]-[.IS5])/([.IT1]-[.IS1]))^2" office:value-type="float" office:value="0.0249050076795271" calcext:value-type="float">
            <text:p>0.024905007679527</text:p>
          </table:table-cell>
          <table:table-cell table:formula="of:=0.5*[.IU12]*(([.IU5]-[.IT5])/([.IU1]-[.IT1]))^2" office:value-type="float" office:value="0.0988690071722009" calcext:value-type="float">
            <text:p>0.098869007172201</text:p>
          </table:table-cell>
          <table:table-cell table:formula="of:=0.5*[.IV12]*(([.IV5]-[.IU5])/([.IV1]-[.IU1]))^2" office:value-type="float" office:value="0.0625754394870256" calcext:value-type="float">
            <text:p>0.062575439487026</text:p>
          </table:table-cell>
          <table:table-cell table:formula="of:=0.5*[.IW12]*(([.IW5]-[.IV5])/([.IW1]-[.IV1]))^2" office:value-type="float" office:value="0.00211610041708129" calcext:value-type="float">
            <text:p>0.002116100417081</text:p>
          </table:table-cell>
          <table:table-cell table:formula="of:=0.5*[.IX12]*(([.IX5]-[.IW5])/([.IX1]-[.IW1]))^2" office:value-type="float" office:value="0.0773999085178569" calcext:value-type="float">
            <text:p>0.077399908517857</text:p>
          </table:table-cell>
          <table:table-cell table:formula="of:=0.5*[.IY12]*(([.IY5]-[.IX5])/([.IY1]-[.IX1]))^2" office:value-type="float" office:value="0.0719417146501047" calcext:value-type="float">
            <text:p>0.071941714650105</text:p>
          </table:table-cell>
          <table:table-cell table:formula="of:=0.5*[.IZ12]*(([.IZ5]-[.IY5])/([.IZ1]-[.IY1]))^2" office:value-type="float" office:value="0.0000430879148026966" calcext:value-type="float">
            <text:p>4.30879148026966E-05</text:p>
          </table:table-cell>
          <table:table-cell table:formula="of:=0.5*[.JA12]*(([.JA5]-[.IZ5])/([.JA1]-[.IZ1]))^2" office:value-type="float" office:value="0.0288327867460621" calcext:value-type="float">
            <text:p>0.028832786746062</text:p>
          </table:table-cell>
          <table:table-cell table:formula="of:=0.5*[.JB12]*(([.JB5]-[.JA5])/([.JB1]-[.JA1]))^2" office:value-type="float" office:value="0.0901219469055682" calcext:value-type="float">
            <text:p>0.090121946905568</text:p>
          </table:table-cell>
          <table:table-cell table:formula="of:=0.5*[.JC12]*(([.JC5]-[.JB5])/([.JC1]-[.JB1]))^2" office:value-type="float" office:value="0.0163815656500848" calcext:value-type="float">
            <text:p>0.016381565650085</text:p>
          </table:table-cell>
          <table:table-cell table:formula="of:=0.5*[.JD12]*(([.JD5]-[.JC5])/([.JD1]-[.JC1]))^2" office:value-type="float" office:value="0.0601122499707725" calcext:value-type="float">
            <text:p>0.060112249970773</text:p>
          </table:table-cell>
          <table:table-cell table:formula="of:=0.5*[.JE12]*(([.JE5]-[.JD5])/([.JE1]-[.JD1]))^2" office:value-type="float" office:value="0.083387686556446" calcext:value-type="float">
            <text:p>0.083387686556446</text:p>
          </table:table-cell>
          <table:table-cell table:formula="of:=0.5*[.JF12]*(([.JF5]-[.JE5])/([.JF1]-[.JE1]))^2" office:value-type="float" office:value="0.0712197673329425" calcext:value-type="float">
            <text:p>0.071219767332943</text:p>
          </table:table-cell>
          <table:table-cell table:formula="of:=0.5*[.JG12]*(([.JG5]-[.JF5])/([.JG1]-[.JF1]))^2" office:value-type="float" office:value="0.0559050847447754" calcext:value-type="float">
            <text:p>0.055905084744775</text:p>
          </table:table-cell>
          <table:table-cell table:formula="of:=0.5*[.JH12]*(([.JH5]-[.JG5])/([.JH1]-[.JG1]))^2" office:value-type="float" office:value="0.0463506154791939" calcext:value-type="float">
            <text:p>0.046350615479194</text:p>
          </table:table-cell>
          <table:table-cell table:formula="of:=0.5*[.JI12]*(([.JI5]-[.JH5])/([.JI1]-[.JH1]))^2" office:value-type="float" office:value="0.00269263026231238" calcext:value-type="float">
            <text:p>0.002692630262312</text:p>
          </table:table-cell>
          <table:table-cell table:formula="of:=0.5*[.JJ12]*(([.JJ5]-[.JI5])/([.JJ1]-[.JI1]))^2" office:value-type="float" office:value="0.0520597093708249" calcext:value-type="float">
            <text:p>0.052059709370825</text:p>
          </table:table-cell>
          <table:table-cell table:formula="of:=0.5*[.JK12]*(([.JK5]-[.JJ5])/([.JK1]-[.JJ1]))^2" office:value-type="float" office:value="0.0556691667821951" calcext:value-type="float">
            <text:p>0.055669166782195</text:p>
          </table:table-cell>
          <table:table-cell table:formula="of:=0.5*[.JL12]*(([.JL5]-[.JK5])/([.JL1]-[.JK1]))^2" office:value-type="float" office:value="0.0398536583136814" calcext:value-type="float">
            <text:p>0.039853658313681</text:p>
          </table:table-cell>
          <table:table-cell table:formula="of:=0.5*[.JM12]*(([.JM5]-[.JL5])/([.JM1]-[.JL1]))^2" office:value-type="float" office:value="0.0616724845451657" calcext:value-type="float">
            <text:p>0.061672484545166</text:p>
          </table:table-cell>
          <table:table-cell table:formula="of:=0.5*[.JN12]*(([.JN5]-[.JM5])/([.JN1]-[.JM1]))^2" office:value-type="float" office:value="0.00188855568096278" calcext:value-type="float">
            <text:p>0.001888555680963</text:p>
          </table:table-cell>
          <table:table-cell table:formula="of:=0.5*[.JO12]*(([.JO5]-[.JN5])/([.JO1]-[.JN1]))^2" office:value-type="float" office:value="0.0693205477130195" calcext:value-type="float">
            <text:p>0.06932054771302</text:p>
          </table:table-cell>
          <table:table-cell table:formula="of:=0.5*[.JP12]*(([.JP5]-[.JO5])/([.JP1]-[.JO1]))^2" office:value-type="float" office:value="0.000358675696140244" calcext:value-type="float">
            <text:p>0.00035867569614</text:p>
          </table:table-cell>
          <table:table-cell table:formula="of:=0.5*[.JQ12]*(([.JQ5]-[.JP5])/([.JQ1]-[.JP1]))^2" office:value-type="float" office:value="0.000368449729063718" calcext:value-type="float">
            <text:p>0.000368449729064</text:p>
          </table:table-cell>
          <table:table-cell table:formula="of:=0.5*[.JR12]*(([.JR5]-[.JQ5])/([.JR1]-[.JQ1]))^2" office:value-type="float" office:value="0.0502184790545807" calcext:value-type="float">
            <text:p>0.050218479054581</text:p>
          </table:table-cell>
          <table:table-cell table:formula="of:=0.5*[.JS12]*(([.JS5]-[.JR5])/([.JS1]-[.JR1]))^2" office:value-type="float" office:value="0.133477337177728" calcext:value-type="float">
            <text:p>0.133477337177728</text:p>
          </table:table-cell>
          <table:table-cell table:formula="of:=0.5*[.JT12]*(([.JT5]-[.JS5])/([.JT1]-[.JS1]))^2" office:value-type="float" office:value="0.118428126559274" calcext:value-type="float">
            <text:p>0.118428126559274</text:p>
          </table:table-cell>
          <table:table-cell table:formula="of:=0.5*[.JU12]*(([.JU5]-[.JT5])/([.JU1]-[.JT1]))^2" office:value-type="float" office:value="0.00501264307562706" calcext:value-type="float">
            <text:p>0.005012643075627</text:p>
          </table:table-cell>
          <table:table-cell table:formula="of:=0.5*[.JV12]*(([.JV5]-[.JU5])/([.JV1]-[.JU1]))^2" office:value-type="float" office:value="0.014260216529822" calcext:value-type="float">
            <text:p>0.014260216529822</text:p>
          </table:table-cell>
          <table:table-cell table:formula="of:=0.5*[.JW12]*(([.JW5]-[.JV5])/([.JW1]-[.JV1]))^2" office:value-type="float" office:value="0.0637866546982698" calcext:value-type="float">
            <text:p>0.06378665469827</text:p>
          </table:table-cell>
          <table:table-cell table:formula="of:=0.5*[.JX12]*(([.JX5]-[.JW5])/([.JX1]-[.JW1]))^2" office:value-type="float" office:value="0.0379087915799228" calcext:value-type="float">
            <text:p>0.037908791579923</text:p>
          </table:table-cell>
          <table:table-cell table:formula="of:=0.5*[.JY12]*(([.JY5]-[.JX5])/([.JY1]-[.JX1]))^2" office:value-type="float" office:value="0.0372500596848748" calcext:value-type="float">
            <text:p>0.037250059684875</text:p>
          </table:table-cell>
          <table:table-cell table:formula="of:=0.5*[.JZ12]*(([.JZ5]-[.JY5])/([.JZ1]-[.JY1]))^2" office:value-type="float" office:value="0.043211334778903" calcext:value-type="float">
            <text:p>0.043211334778903</text:p>
          </table:table-cell>
          <table:table-cell table:formula="of:=0.5*[.KA12]*(([.KA5]-[.JZ5])/([.KA1]-[.JZ1]))^2" office:value-type="float" office:value="0.00660429441210144" calcext:value-type="float">
            <text:p>0.006604294412101</text:p>
          </table:table-cell>
          <table:table-cell table:formula="of:=0.5*[.KB12]*(([.KB5]-[.KA5])/([.KB1]-[.KA1]))^2" office:value-type="float" office:value="0.0451868202582192" calcext:value-type="float">
            <text:p>0.045186820258219</text:p>
          </table:table-cell>
          <table:table-cell table:formula="of:=0.5*[.KC12]*(([.KC5]-[.KB5])/([.KC1]-[.KB1]))^2" office:value-type="float" office:value="0.111560013707404" calcext:value-type="float">
            <text:p>0.111560013707404</text:p>
          </table:table-cell>
          <table:table-cell table:formula="of:=0.5*[.KD12]*(([.KD5]-[.KC5])/([.KD1]-[.KC1]))^2" office:value-type="float" office:value="0.0507797248224628" calcext:value-type="float">
            <text:p>0.050779724822463</text:p>
          </table:table-cell>
          <table:table-cell table:formula="of:=0.5*[.KE12]*(([.KE5]-[.KD5])/([.KE1]-[.KD1]))^2" office:value-type="float" office:value="0.0767386581367882" calcext:value-type="float">
            <text:p>0.076738658136788</text:p>
          </table:table-cell>
          <table:table-cell table:formula="of:=0.5*[.KF12]*(([.KF5]-[.KE5])/([.KF1]-[.KE1]))^2" office:value-type="float" office:value="0.00180267207890224" calcext:value-type="float">
            <text:p>0.001802672078902</text:p>
          </table:table-cell>
          <table:table-cell table:formula="of:=0.5*[.KG12]*(([.KG5]-[.KF5])/([.KG1]-[.KF1]))^2" office:value-type="float" office:value="0.0721322251461691" calcext:value-type="float">
            <text:p>0.072132225146169</text:p>
          </table:table-cell>
          <table:table-cell table:formula="of:=0.5*[.KH12]*(([.KH5]-[.KG5])/([.KH1]-[.KG1]))^2" office:value-type="float" office:value="0.0611128170727958" calcext:value-type="float">
            <text:p>0.061112817072796</text:p>
          </table:table-cell>
          <table:table-cell table:formula="of:=0.5*[.KI12]*(([.KI5]-[.KH5])/([.KI1]-[.KH1]))^2" office:value-type="float" office:value="0.0005057344101581" calcext:value-type="float">
            <text:p>0.000505734410158</text:p>
          </table:table-cell>
          <table:table-cell table:formula="of:=0.5*[.KJ12]*(([.KJ5]-[.KI5])/([.KJ1]-[.KI1]))^2" office:value-type="float" office:value="0.0855057364480664" calcext:value-type="float">
            <text:p>0.085505736448067</text:p>
          </table:table-cell>
          <table:table-cell table:formula="of:=0.5*[.KK12]*(([.KK5]-[.KJ5])/([.KK1]-[.KJ1]))^2" office:value-type="float" office:value="0.000454906584899691" calcext:value-type="float">
            <text:p>0.0004549065849</text:p>
          </table:table-cell>
          <table:table-cell table:formula="of:=0.5*[.KL12]*(([.KL5]-[.KK5])/([.KL1]-[.KK1]))^2" office:value-type="float" office:value="0.102281544648596" calcext:value-type="float">
            <text:p>0.102281544648596</text:p>
          </table:table-cell>
          <table:table-cell table:formula="of:=0.5*[.KM12]*(([.KM5]-[.KL5])/([.KM1]-[.KL1]))^2" office:value-type="float" office:value="0.00679060391323874" calcext:value-type="float">
            <text:p>0.006790603913239</text:p>
          </table:table-cell>
          <table:table-cell table:formula="of:=0.5*[.KN12]*(([.KN5]-[.KM5])/([.KN1]-[.KM1]))^2" office:value-type="float" office:value="0.000377483564434748" calcext:value-type="float">
            <text:p>0.000377483564435</text:p>
          </table:table-cell>
          <table:table-cell table:formula="of:=0.5*[.KO12]*(([.KO5]-[.KN5])/([.KO1]-[.KN1]))^2" office:value-type="float" office:value="0.0000508078404816296" calcext:value-type="float">
            <text:p>5.08078404816296E-05</text:p>
          </table:table-cell>
          <table:table-cell table:formula="of:=0.5*[.KP12]*(([.KP5]-[.KO5])/([.KP1]-[.KO1]))^2" office:value-type="float" office:value="0.0804846129935858" calcext:value-type="float">
            <text:p>0.080484612993586</text:p>
          </table:table-cell>
          <table:table-cell table:formula="of:=0.5*[.KQ12]*(([.KQ5]-[.KP5])/([.KQ1]-[.KP1]))^2" office:value-type="float" office:value="0.00425450664001932" calcext:value-type="float">
            <text:p>0.004254506640019</text:p>
          </table:table-cell>
          <table:table-cell table:formula="of:=0.5*[.KR12]*(([.KR5]-[.KQ5])/([.KR1]-[.KQ1]))^2" office:value-type="float" office:value="0.0539391252656163" calcext:value-type="float">
            <text:p>0.053939125265616</text:p>
          </table:table-cell>
          <table:table-cell table:formula="of:=0.5*[.KS12]*(([.KS5]-[.KR5])/([.KS1]-[.KR1]))^2" office:value-type="float" office:value="0.135637535829377" calcext:value-type="float">
            <text:p>0.135637535829377</text:p>
          </table:table-cell>
          <table:table-cell table:formula="of:=0.5*[.KT12]*(([.KT5]-[.KS5])/([.KT1]-[.KS1]))^2" office:value-type="float" office:value="0.0110371628032239" calcext:value-type="float">
            <text:p>0.011037162803224</text:p>
          </table:table-cell>
          <table:table-cell table:formula="of:=0.5*[.KU12]*(([.KU5]-[.KT5])/([.KU1]-[.KT1]))^2" office:value-type="float" office:value="0.0785421552977022" calcext:value-type="float">
            <text:p>0.078542155297702</text:p>
          </table:table-cell>
          <table:table-cell table:formula="of:=0.5*[.KV12]*(([.KV5]-[.KU5])/([.KV1]-[.KU1]))^2" office:value-type="float" office:value="0.0250782168977564" calcext:value-type="float">
            <text:p>0.025078216897756</text:p>
          </table:table-cell>
          <table:table-cell table:formula="of:=0.5*[.KW12]*(([.KW5]-[.KV5])/([.KW1]-[.KV1]))^2" office:value-type="float" office:value="0.0483840419525936" calcext:value-type="float">
            <text:p>0.048384041952594</text:p>
          </table:table-cell>
          <table:table-cell table:formula="of:=0.5*[.KX12]*(([.KX5]-[.KW5])/([.KX1]-[.KW1]))^2" office:value-type="float" office:value="0.111646091247079" calcext:value-type="float">
            <text:p>0.111646091247079</text:p>
          </table:table-cell>
          <table:table-cell table:formula="of:=0.5*[.KY12]*(([.KY5]-[.KX5])/([.KY1]-[.KX1]))^2" office:value-type="float" office:value="0.000290837232563892" calcext:value-type="float">
            <text:p>0.000290837232564</text:p>
          </table:table-cell>
          <table:table-cell table:formula="of:=0.5*[.KZ12]*(([.KZ5]-[.KY5])/([.KZ1]-[.KY1]))^2" office:value-type="float" office:value="0.0189139601443289" calcext:value-type="float">
            <text:p>0.018913960144329</text:p>
          </table:table-cell>
          <table:table-cell table:formula="of:=0.5*[.LA12]*(([.LA5]-[.KZ5])/([.LA1]-[.KZ1]))^2" office:value-type="float" office:value="0.0953847094563547" calcext:value-type="float">
            <text:p>0.095384709456355</text:p>
          </table:table-cell>
          <table:table-cell table:formula="of:=0.5*[.LB12]*(([.LB5]-[.LA5])/([.LB1]-[.LA1]))^2" office:value-type="float" office:value="0.00689880292458269" calcext:value-type="float">
            <text:p>0.006898802924583</text:p>
          </table:table-cell>
          <table:table-cell table:formula="of:=0.5*[.LC12]*(([.LC5]-[.LB5])/([.LC1]-[.LB1]))^2" office:value-type="float" office:value="0.0495815375011151" calcext:value-type="float">
            <text:p>0.049581537501115</text:p>
          </table:table-cell>
          <table:table-cell table:formula="of:=0.5*[.LD12]*(([.LD5]-[.LC5])/([.LD1]-[.LC1]))^2" office:value-type="float" office:value="0.0557365609740155" calcext:value-type="float">
            <text:p>0.055736560974016</text:p>
          </table:table-cell>
          <table:table-cell table:formula="of:=0.5*[.LE12]*(([.LE5]-[.LD5])/([.LE1]-[.LD1]))^2" office:value-type="float" office:value="0.0965863015003239" calcext:value-type="float">
            <text:p>0.096586301500324</text:p>
          </table:table-cell>
          <table:table-cell table:formula="of:=0.5*[.LF12]*(([.LF5]-[.LE5])/([.LF1]-[.LE1]))^2" office:value-type="float" office:value="0.0771511186479824" calcext:value-type="float">
            <text:p>0.077151118647982</text:p>
          </table:table-cell>
          <table:table-cell table:formula="of:=0.5*[.LG12]*(([.LG5]-[.LF5])/([.LG1]-[.LF1]))^2" office:value-type="float" office:value="0.0274658459101355" calcext:value-type="float">
            <text:p>0.027465845910136</text:p>
          </table:table-cell>
          <table:table-cell table:formula="of:=0.5*[.LH12]*(([.LH5]-[.LG5])/([.LH1]-[.LG1]))^2" office:value-type="float" office:value="0.000216950197914176" calcext:value-type="float">
            <text:p>0.000216950197914</text:p>
          </table:table-cell>
          <table:table-cell table:formula="of:=0.5*[.LI12]*(([.LI5]-[.LH5])/([.LI1]-[.LH1]))^2" office:value-type="float" office:value="0.00125029957529787" calcext:value-type="float">
            <text:p>0.001250299575298</text:p>
          </table:table-cell>
          <table:table-cell table:formula="of:=0.5*[.LJ12]*(([.LJ5]-[.LI5])/([.LJ1]-[.LI1]))^2" office:value-type="float" office:value="0.0744597181761576" calcext:value-type="float">
            <text:p>0.074459718176158</text:p>
          </table:table-cell>
          <table:table-cell table:formula="of:=0.5*[.LK12]*(([.LK5]-[.LJ5])/([.LK1]-[.LJ1]))^2" office:value-type="float" office:value="0.0737578895550916" calcext:value-type="float">
            <text:p>0.073757889555092</text:p>
          </table:table-cell>
          <table:table-cell table:formula="of:=0.5*[.LL12]*(([.LL5]-[.LK5])/([.LL1]-[.LK1]))^2" office:value-type="float" office:value="0.0023234021648708" calcext:value-type="float">
            <text:p>0.002323402164871</text:p>
          </table:table-cell>
          <table:table-cell table:formula="of:=0.5*[.LM12]*(([.LM5]-[.LL5])/([.LM1]-[.LL1]))^2" office:value-type="float" office:value="0.0796633652468197" calcext:value-type="float">
            <text:p>0.07966336524682</text:p>
          </table:table-cell>
          <table:table-cell table:formula="of:=0.5*[.LN12]*(([.LN5]-[.LM5])/([.LN1]-[.LM1]))^2" office:value-type="float" office:value="0.00865123733744014" calcext:value-type="float">
            <text:p>0.00865123733744</text:p>
          </table:table-cell>
          <table:table-cell table:formula="of:=0.5*[.LO12]*(([.LO5]-[.LN5])/([.LO1]-[.LN1]))^2" office:value-type="float" office:value="0.0890767170417914" calcext:value-type="float">
            <text:p>0.089076717041792</text:p>
          </table:table-cell>
          <table:table-cell table:formula="of:=0.5*[.LP12]*(([.LP5]-[.LO5])/([.LP1]-[.LO1]))^2" office:value-type="float" office:value="0.011083741895061" calcext:value-type="float">
            <text:p>0.011083741895061</text:p>
          </table:table-cell>
          <table:table-cell table:formula="of:=0.5*[.LQ12]*(([.LQ5]-[.LP5])/([.LQ1]-[.LP1]))^2" office:value-type="float" office:value="0.101196132041725" calcext:value-type="float">
            <text:p>0.101196132041725</text:p>
          </table:table-cell>
          <table:table-cell table:formula="of:=0.5*[.LR12]*(([.LR5]-[.LQ5])/([.LR1]-[.LQ1]))^2" office:value-type="float" office:value="0.094751525036916" calcext:value-type="float">
            <text:p>0.094751525036916</text:p>
          </table:table-cell>
          <table:table-cell table:formula="of:=0.5*[.LS12]*(([.LS5]-[.LR5])/([.LS1]-[.LR1]))^2" office:value-type="float" office:value="0.102145227991279" calcext:value-type="float">
            <text:p>0.102145227991279</text:p>
          </table:table-cell>
          <table:table-cell table:formula="of:=0.5*[.LT12]*(([.LT5]-[.LS5])/([.LT1]-[.LS1]))^2" office:value-type="float" office:value="0.0789258438522229" calcext:value-type="float">
            <text:p>0.078925843852223</text:p>
          </table:table-cell>
          <table:table-cell table:formula="of:=0.5*[.LU12]*(([.LU5]-[.LT5])/([.LU1]-[.LT1]))^2" office:value-type="float" office:value="0.00244765495878488" calcext:value-type="float">
            <text:p>0.002447654958785</text:p>
          </table:table-cell>
          <table:table-cell table:formula="of:=0.5*[.LV12]*(([.LV5]-[.LU5])/([.LV1]-[.LU1]))^2" office:value-type="float" office:value="0.00697039562249177" calcext:value-type="float">
            <text:p>0.006970395622492</text:p>
          </table:table-cell>
          <table:table-cell table:formula="of:=0.5*[.LW12]*(([.LW5]-[.LV5])/([.LW1]-[.LV1]))^2" office:value-type="float" office:value="0.143431899367583" calcext:value-type="float">
            <text:p>0.143431899367583</text:p>
          </table:table-cell>
          <table:table-cell table:formula="of:=0.5*[.LX12]*(([.LX5]-[.LW5])/([.LX1]-[.LW1]))^2" office:value-type="float" office:value="0.0000155082389236999" calcext:value-type="float">
            <text:p>1.55082389236999E-05</text:p>
          </table:table-cell>
          <table:table-cell table:formula="of:=0.5*[.LY12]*(([.LY5]-[.LX5])/([.LY1]-[.LX1]))^2" office:value-type="float" office:value="0.0718930843373179" calcext:value-type="float">
            <text:p>0.071893084337318</text:p>
          </table:table-cell>
          <table:table-cell table:formula="of:=0.5*[.LZ12]*(([.LZ5]-[.LY5])/([.LZ1]-[.LY1]))^2" office:value-type="float" office:value="0.000000443546356731972" calcext:value-type="float">
            <text:p>4.43546356731972E-07</text:p>
          </table:table-cell>
          <table:table-cell table:formula="of:=0.5*[.MA12]*(([.MA5]-[.LZ5])/([.MA1]-[.LZ1]))^2" office:value-type="float" office:value="0.00422286711371055" calcext:value-type="float">
            <text:p>0.004222867113711</text:p>
          </table:table-cell>
          <table:table-cell table:formula="of:=0.5*[.MB12]*(([.MB5]-[.MA5])/([.MB1]-[.MA1]))^2" office:value-type="float" office:value="0.0253657541320416" calcext:value-type="float">
            <text:p>0.025365754132042</text:p>
          </table:table-cell>
          <table:table-cell table:formula="of:=0.5*[.MC12]*(([.MC5]-[.MB5])/([.MC1]-[.MB1]))^2" office:value-type="float" office:value="0.0275862294622006" calcext:value-type="float">
            <text:p>0.027586229462201</text:p>
          </table:table-cell>
          <table:table-cell table:formula="of:=0.5*[.MD12]*(([.MD5]-[.MC5])/([.MD1]-[.MC1]))^2" office:value-type="float" office:value="0.0181534280999659" calcext:value-type="float">
            <text:p>0.018153428099966</text:p>
          </table:table-cell>
          <table:table-cell table:formula="of:=0.5*[.ME12]*(([.ME5]-[.MD5])/([.ME1]-[.MD1]))^2" office:value-type="float" office:value="0.0000330081665675225" calcext:value-type="float">
            <text:p>3.30081665675225E-05</text:p>
          </table:table-cell>
          <table:table-cell table:formula="of:=0.5*[.MF12]*(([.MF5]-[.ME5])/([.MF1]-[.ME1]))^2" office:value-type="float" office:value="0.00779729564516946" calcext:value-type="float">
            <text:p>0.007797295645169</text:p>
          </table:table-cell>
          <table:table-cell table:formula="of:=0.5*[.MG12]*(([.MG5]-[.MF5])/([.MG1]-[.MF1]))^2" office:value-type="float" office:value="0.000555243158299996" calcext:value-type="float">
            <text:p>0.0005552431583</text:p>
          </table:table-cell>
          <table:table-cell table:formula="of:=0.5*[.MH12]*(([.MH5]-[.MG5])/([.MH1]-[.MG1]))^2" office:value-type="float" office:value="0.000144681201176986" calcext:value-type="float">
            <text:p>0.000144681201177</text:p>
          </table:table-cell>
          <table:table-cell table:formula="of:=0.5*[.MI12]*(([.MI5]-[.MH5])/([.MI1]-[.MH1]))^2" office:value-type="float" office:value="0.00202613381475017" calcext:value-type="float">
            <text:p>0.00202613381475</text:p>
          </table:table-cell>
          <table:table-cell table:formula="of:=0.5*[.MJ12]*(([.MJ5]-[.MI5])/([.MJ1]-[.MI1]))^2" office:value-type="float" office:value="0.00168177102423462" calcext:value-type="float">
            <text:p>0.001681771024235</text:p>
          </table:table-cell>
          <table:table-cell table:formula="of:=0.5*[.MK12]*(([.MK5]-[.MJ5])/([.MK1]-[.MJ1]))^2" office:value-type="float" office:value="0.00109867964963663" calcext:value-type="float">
            <text:p>0.001098679649637</text:p>
          </table:table-cell>
          <table:table-cell table:formula="of:=0.5*[.ML12]*(([.ML5]-[.MK5])/([.ML1]-[.MK1]))^2" office:value-type="float" office:value="0.00281806625868294" calcext:value-type="float">
            <text:p>0.002818066258683</text:p>
          </table:table-cell>
          <table:table-cell table:formula="of:=0.5*[.MM12]*(([.MM5]-[.ML5])/([.MM1]-[.ML1]))^2" office:value-type="float" office:value="0.0000764277833751829" calcext:value-type="float">
            <text:p>7.64277833751829E-05</text:p>
          </table:table-cell>
          <table:table-cell table:formula="of:=0.5*[.MN12]*(([.MN5]-[.MM5])/([.MN1]-[.MM1]))^2" office:value-type="float" office:value="0.00130922988509241" calcext:value-type="float">
            <text:p>0.001309229885092</text:p>
          </table:table-cell>
          <table:table-cell table:formula="of:=0.5*[.MO12]*(([.MO5]-[.MN5])/([.MO1]-[.MN1]))^2" office:value-type="float" office:value="0.00060159949310252" calcext:value-type="float">
            <text:p>0.000601599493103</text:p>
          </table:table-cell>
          <table:table-cell table:formula="of:=0.5*[.MP12]*(([.MP5]-[.MO5])/([.MP1]-[.MO1]))^2" office:value-type="float" office:value="0.00538797537060218" calcext:value-type="float">
            <text:p>0.005387975370602</text:p>
          </table:table-cell>
          <table:table-cell table:formula="of:=0.5*[.MQ12]*(([.MQ5]-[.MP5])/([.MQ1]-[.MP1]))^2" office:value-type="float" office:value="0.00104265179004173" calcext:value-type="float">
            <text:p>0.001042651790042</text:p>
          </table:table-cell>
          <table:table-cell table:formula="of:=0.5*[.MR12]*(([.MR5]-[.MQ5])/([.MR1]-[.MQ1]))^2" office:value-type="float" office:value="0.000000452101379080325" calcext:value-type="float">
            <text:p>4.52101379080325E-07</text:p>
          </table:table-cell>
          <table:table-cell table:formula="of:=0.5*[.MS12]*(([.MS5]-[.MR5])/([.MS1]-[.MR1]))^2" office:value-type="float" office:value="0.000897293192995446" calcext:value-type="float">
            <text:p>0.000897293192995</text:p>
          </table:table-cell>
          <table:table-cell table:formula="of:=0.5*[.MT12]*(([.MT5]-[.MS5])/([.MT1]-[.MS1]))^2" office:value-type="float" office:value="0.00128311590456835" calcext:value-type="float">
            <text:p>0.001283115904568</text:p>
          </table:table-cell>
          <table:table-cell table:formula="of:=0.5*[.MU12]*(([.MU5]-[.MT5])/([.MU1]-[.MT1]))^2" office:value-type="float" office:value="0.00000149183827839129" calcext:value-type="float">
            <text:p>1.49183827839129E-06</text:p>
          </table:table-cell>
          <table:table-cell table:formula="of:=0.5*[.MV12]*(([.MV5]-[.MU5])/([.MV1]-[.MU1]))^2" office:value-type="float" office:value="0.0000504989846818596" calcext:value-type="float">
            <text:p>5.04989846818596E-05</text:p>
          </table:table-cell>
          <table:table-cell table:formula="of:=0.5*[.MW12]*(([.MW5]-[.MV5])/([.MW1]-[.MV1]))^2" office:value-type="float" office:value="0.0000678953183957973" calcext:value-type="float">
            <text:p>6.78953183957973E-05</text:p>
          </table:table-cell>
          <table:table-cell table:formula="of:=0.5*[.MX12]*(([.MX5]-[.MW5])/([.MX1]-[.MW1]))^2" office:value-type="float" office:value="0.000743923350651" calcext:value-type="float">
            <text:p>0.000743923350651</text:p>
          </table:table-cell>
          <table:table-cell table:formula="of:=0.5*[.MY12]*(([.MY5]-[.MX5])/([.MY1]-[.MX1]))^2" office:value-type="float" office:value="0.0000175292472677801" calcext:value-type="float">
            <text:p>1.75292472677801E-05</text:p>
          </table:table-cell>
          <table:table-cell table:formula="of:=0.5*[.MZ12]*(([.MZ5]-[.MY5])/([.MZ1]-[.MY1]))^2" office:value-type="float" office:value="0.0000548989674559052" calcext:value-type="float">
            <text:p>5.48989674559052E-05</text:p>
          </table:table-cell>
          <table:table-cell table:formula="of:=0.5*[.NA12]*(([.NA5]-[.MZ5])/([.NA1]-[.MZ1]))^2" office:value-type="float" office:value="0.00000406416590922978" calcext:value-type="float">
            <text:p>4.06416590922978E-06</text:p>
          </table:table-cell>
          <table:table-cell table:formula="of:=0.5*[.NB12]*(([.NB5]-[.NA5])/([.NB1]-[.NA1]))^2" office:value-type="float" office:value="0.000141852751256573" calcext:value-type="float">
            <text:p>0.000141852751257</text:p>
          </table:table-cell>
          <table:table-cell table:formula="of:=0.5*[.NC12]*(([.NC5]-[.NB5])/([.NC1]-[.NB1]))^2" office:value-type="float" office:value="0.0000262619380729924" calcext:value-type="float">
            <text:p>2.62619380729924E-05</text:p>
          </table:table-cell>
          <table:table-cell table:formula="of:=0.5*[.ND12]*(([.ND5]-[.NC5])/([.ND1]-[.NC1]))^2" office:value-type="float" office:value="0.00000129586634111755" calcext:value-type="float">
            <text:p>1.29586634111755E-06</text:p>
          </table:table-cell>
          <table:table-cell table:formula="of:=0.5*[.NE12]*(([.NE5]-[.ND5])/([.NE1]-[.ND1]))^2" office:value-type="float" office:value="0.000022530155378063" calcext:value-type="float">
            <text:p>2.2530155378063E-05</text:p>
          </table:table-cell>
          <table:table-cell table:formula="of:=0.5*[.NF12]*(([.NF5]-[.NE5])/([.NF1]-[.NE1]))^2" office:value-type="float" office:value="0.0000204425932133377" calcext:value-type="float">
            <text:p>2.04425932133377E-05</text:p>
          </table:table-cell>
          <table:table-cell table:formula="of:=0.5*[.NG12]*(([.NG5]-[.NF5])/([.NG1]-[.NF1]))^2" office:value-type="float" office:value="0.0000510546438982176" calcext:value-type="float">
            <text:p>5.10546438982176E-05</text:p>
          </table:table-cell>
          <table:table-cell table:formula="of:=0.5*[.NH12]*(([.NH5]-[.NG5])/([.NH1]-[.NG1]))^2" office:value-type="float" office:value="0.0000107201940774762" calcext:value-type="float">
            <text:p>1.07201940774762E-05</text:p>
          </table:table-cell>
          <table:table-cell table:formula="of:=0.5*[.NI12]*(([.NI5]-[.NH5])/([.NI1]-[.NH1]))^2" office:value-type="float" office:value="0.00000102775264730241" calcext:value-type="float">
            <text:p>1.02775264730241E-06</text:p>
          </table:table-cell>
          <table:table-cell table:formula="of:=0.5*[.NJ12]*(([.NJ5]-[.NI5])/([.NJ1]-[.NI1]))^2" office:value-type="float" office:value="0.0000106609496815918" calcext:value-type="float">
            <text:p>1.06609496815918E-05</text:p>
          </table:table-cell>
          <table:table-cell table:formula="of:=0.5*[.NK12]*(([.NK5]-[.NJ5])/([.NK1]-[.NJ1]))^2" office:value-type="float" office:value="0.00000699241204819484" calcext:value-type="float">
            <text:p>6.99241204819484E-06</text:p>
          </table:table-cell>
          <table:table-cell table:formula="of:=0.5*[.NL12]*(([.NL5]-[.NK5])/([.NL1]-[.NK1]))^2" office:value-type="float" office:value="0.00000183763646833498" calcext:value-type="float">
            <text:p>1.83763646833498E-06</text:p>
          </table:table-cell>
          <table:table-cell table:formula="of:=0.5*[.NM12]*(([.NM5]-[.NL5])/([.NM1]-[.NL1]))^2" office:value-type="float" office:value="0.000000192282143626048" calcext:value-type="float">
            <text:p>1.92282143626048E-07</text:p>
          </table:table-cell>
          <table:table-cell table:formula="of:=0.5*[.NN12]*(([.NN5]-[.NM5])/([.NN1]-[.NM1]))^2" office:value-type="float" office:value="0.00000137705688086544" calcext:value-type="float">
            <text:p>1.37705688086544E-06</text:p>
          </table:table-cell>
          <table:table-cell table:formula="of:=0.5*[.NO12]*(([.NO5]-[.NN5])/([.NO1]-[.NN1]))^2" office:value-type="float" office:value="0.00000866994803017043" calcext:value-type="float">
            <text:p>8.66994803017043E-06</text:p>
          </table:table-cell>
          <table:table-cell table:formula="of:=0.5*[.NP12]*(([.NP5]-[.NO5])/([.NP1]-[.NO1]))^2" office:value-type="float" office:value="0.00000380390245962877" calcext:value-type="float">
            <text:p>3.80390245962877E-06</text:p>
          </table:table-cell>
          <table:table-cell table:formula="of:=0.5*[.NQ12]*(([.NQ5]-[.NP5])/([.NQ1]-[.NP1]))^2" office:value-type="float" office:value="0.0000132713187880328" calcext:value-type="float">
            <text:p>1.32713187880328E-05</text:p>
          </table:table-cell>
          <table:table-cell table:formula="of:=0.5*[.NR12]*(([.NR5]-[.NQ5])/([.NR1]-[.NQ1]))^2" office:value-type="float" office:value="0.0000638227650843473" calcext:value-type="float">
            <text:p>6.38227650843473E-05</text:p>
          </table:table-cell>
          <table:table-cell table:formula="of:=0.5*[.NS12]*(([.NS5]-[.NR5])/([.NS1]-[.NR1]))^2" office:value-type="float" office:value="0.00000788211099737731" calcext:value-type="float">
            <text:p>7.88211099737731E-06</text:p>
          </table:table-cell>
          <table:table-cell table:formula="of:=0.5*[.NT12]*(([.NT5]-[.NS5])/([.NT1]-[.NS1]))^2" office:value-type="float" office:value="0.00000713077171586952" calcext:value-type="float">
            <text:p>7.13077171586952E-06</text:p>
          </table:table-cell>
          <table:table-cell table:formula="of:=0.5*[.NU12]*(([.NU5]-[.NT5])/([.NU1]-[.NT1]))^2" office:value-type="float" office:value="0.0000170723946740388" calcext:value-type="float">
            <text:p>1.70723946740388E-05</text:p>
          </table:table-cell>
          <table:table-cell table:formula="of:=0.5*[.NV12]*(([.NV5]-[.NU5])/([.NV1]-[.NU1]))^2" office:value-type="float" office:value="0.000000377607993875485" calcext:value-type="float">
            <text:p>3.77607993875485E-07</text:p>
          </table:table-cell>
          <table:table-cell table:formula="of:=0.5*[.NW12]*(([.NW5]-[.NV5])/([.NW1]-[.NV1]))^2" office:value-type="float" office:value="0.0000105974844196136" calcext:value-type="float">
            <text:p>1.05974844196136E-05</text:p>
          </table:table-cell>
          <table:table-cell table:formula="of:=0.5*[.NX12]*(([.NX5]-[.NW5])/([.NX1]-[.NW1]))^2" office:value-type="float" office:value="0.0000268943259148316" calcext:value-type="float">
            <text:p>2.68943259148316E-05</text:p>
          </table:table-cell>
          <table:table-cell table:formula="of:=0.5*[.NY12]*(([.NY5]-[.NX5])/([.NY1]-[.NX1]))^2" office:value-type="float" office:value="0.0000160353409270208" calcext:value-type="float">
            <text:p>1.60353409270208E-05</text:p>
          </table:table-cell>
          <table:table-cell table:formula="of:=0.5*[.NZ12]*(([.NZ5]-[.NY5])/([.NZ1]-[.NY1]))^2" office:value-type="float" office:value="0.00000197638628125863" calcext:value-type="float">
            <text:p>1.97638628125863E-06</text:p>
          </table:table-cell>
          <table:table-cell table:formula="of:=0.5*[.OA12]*(([.OA5]-[.NZ5])/([.OA1]-[.NZ1]))^2" office:value-type="float" office:value="0.000000201420109653497" calcext:value-type="float">
            <text:p>2.01420109653497E-07</text:p>
          </table:table-cell>
          <table:table-cell table:formula="of:=0.5*[.OB12]*(([.OB5]-[.OA5])/([.OB1]-[.OA1]))^2" office:value-type="float" office:value="0.00000126083839752523" calcext:value-type="float">
            <text:p>1.26083839752523E-06</text:p>
          </table:table-cell>
          <table:table-cell table:formula="of:=0.5*[.OC12]*(([.OC5]-[.OB5])/([.OC1]-[.OB1]))^2" office:value-type="float" office:value="0.000000121638057976043" calcext:value-type="float">
            <text:p>1.21638057976043E-07</text:p>
          </table:table-cell>
          <table:table-cell table:formula="of:=0.5*[.OD12]*(([.OD5]-[.OC5])/([.OD1]-[.OC1]))^2" office:value-type="float" office:value="0.00000103661250781652" calcext:value-type="float">
            <text:p>1.03661250781652E-06</text:p>
          </table:table-cell>
          <table:table-cell table:formula="of:=0.5*[.OE12]*(([.OE5]-[.OD5])/([.OE1]-[.OD1]))^2" office:value-type="float" office:value="0.0000000338677377066995" calcext:value-type="float">
            <text:p>3.38677377066995E-08</text:p>
          </table:table-cell>
          <table:table-cell table:formula="of:=0.5*[.OF12]*(([.OF5]-[.OE5])/([.OF1]-[.OE1]))^2" office:value-type="float" office:value="0.00000000356331611445815" calcext:value-type="float">
            <text:p>3.56331611445815E-09</text:p>
          </table:table-cell>
          <table:table-cell table:formula="of:=0.5*[.OG12]*(([.OG5]-[.OF5])/([.OG1]-[.OF1]))^2" office:value-type="float" office:value="0.0000024633371890513" calcext:value-type="float">
            <text:p>2.4633371890513E-06</text:p>
          </table:table-cell>
          <table:table-cell table:formula="of:=0.5*[.OH12]*(([.OH5]-[.OG5])/([.OH1]-[.OG1]))^2" office:value-type="float" office:value="0.00000437644994487735" calcext:value-type="float">
            <text:p>4.37644994487735E-06</text:p>
          </table:table-cell>
          <table:table-cell table:formula="of:=0.5*[.OI12]*(([.OI5]-[.OH5])/([.OI1]-[.OH1]))^2" office:value-type="float" office:value="0.00000350442597826048" calcext:value-type="float">
            <text:p>3.50442597826048E-06</text:p>
          </table:table-cell>
          <table:table-cell table:formula="of:=0.5*[.OJ12]*(([.OJ5]-[.OI5])/([.OJ1]-[.OI1]))^2" office:value-type="float" office:value="0.000000940891508443315" calcext:value-type="float">
            <text:p>9.40891508443315E-07</text:p>
          </table:table-cell>
          <table:table-cell table:formula="of:=0.5*[.OK12]*(([.OK5]-[.OJ5])/([.OK1]-[.OJ1]))^2" office:value-type="float" office:value="0.00000170593041444877" calcext:value-type="float">
            <text:p>1.70593041444877E-06</text:p>
          </table:table-cell>
          <table:table-cell table:formula="of:=0.5*[.OL12]*(([.OL5]-[.OK5])/([.OL1]-[.OK1]))^2" office:value-type="float" office:value="0.00000191284448466129" calcext:value-type="float">
            <text:p>1.91284448466129E-06</text:p>
          </table:table-cell>
          <table:table-cell table:formula="of:=0.5*[.OM12]*(([.OM5]-[.OL5])/([.OM1]-[.OL1]))^2" office:value-type="float" office:value="0.00000649209586820056" calcext:value-type="float">
            <text:p>6.49209586820056E-06</text:p>
          </table:table-cell>
          <table:table-cell table:formula="of:=0.5*[.ON12]*(([.ON5]-[.OM5])/([.ON1]-[.OM1]))^2" office:value-type="float" office:value="0.00000336135317680692" calcext:value-type="float">
            <text:p>3.36135317680692E-06</text:p>
          </table:table-cell>
          <table:table-cell table:formula="of:=0.5*[.OO12]*(([.OO5]-[.ON5])/([.OO1]-[.ON1]))^2" office:value-type="float" office:value="0.00000133308246661093" calcext:value-type="float">
            <text:p>1.33308246661093E-06</text:p>
          </table:table-cell>
          <table:table-cell table:formula="of:=0.5*[.OP12]*(([.OP5]-[.OO5])/([.OP1]-[.OO1]))^2" office:value-type="float" office:value="0.00000575075956518844" calcext:value-type="float">
            <text:p>5.75075956518844E-06</text:p>
          </table:table-cell>
          <table:table-cell table:formula="of:=0.5*[.OQ12]*(([.OQ5]-[.OP5])/([.OQ1]-[.OP1]))^2" office:value-type="float" office:value="0.0000200079227787846" calcext:value-type="float">
            <text:p>2.00079227787846E-05</text:p>
          </table:table-cell>
          <table:table-cell table:formula="of:=0.5*[.OR12]*(([.OR5]-[.OQ5])/([.OR1]-[.OQ1]))^2" office:value-type="float" office:value="0.0000158393885082176" calcext:value-type="float">
            <text:p>1.58393885082176E-05</text:p>
          </table:table-cell>
          <table:table-cell table:formula="of:=0.5*[.OS12]*(([.OS5]-[.OR5])/([.OS1]-[.OR1]))^2" office:value-type="float" office:value="0.00000149502215141315" calcext:value-type="float">
            <text:p>1.49502215141315E-06</text:p>
          </table:table-cell>
          <table:table-cell table:formula="of:=0.5*[.OT12]*(([.OT5]-[.OS5])/([.OT1]-[.OS1]))^2" office:value-type="float" office:value="0.00000321894544637577" calcext:value-type="float">
            <text:p>3.21894544637577E-06</text:p>
          </table:table-cell>
          <table:table-cell table:formula="of:=0.5*[.OU12]*(([.OU5]-[.OT5])/([.OU1]-[.OT1]))^2" office:value-type="float" office:value="0.00000291028910779379" calcext:value-type="float">
            <text:p>2.91028910779379E-06</text:p>
          </table:table-cell>
          <table:table-cell table:formula="of:=0.5*[.OV12]*(([.OV5]-[.OU5])/([.OV1]-[.OU1]))^2" office:value-type="float" office:value="0.0000000000801169899805782" calcext:value-type="float">
            <text:p>8.01169899805782E-11</text:p>
          </table:table-cell>
          <table:table-cell table:formula="of:=0.5*[.OW12]*(([.OW5]-[.OV5])/([.OW1]-[.OV1]))^2" office:value-type="float" office:value="0.00000262166952373487" calcext:value-type="float">
            <text:p>2.62166952373487E-06</text:p>
          </table:table-cell>
          <table:table-cell table:formula="of:=0.5*[.OX12]*(([.OX5]-[.OW5])/([.OX1]-[.OW1]))^2" office:value-type="float" office:value="0.000000861729250818792" calcext:value-type="float">
            <text:p>8.61729250818792E-07</text:p>
          </table:table-cell>
          <table:table-cell table:formula="of:=0.5*[.OY12]*(([.OY5]-[.OX5])/([.OY1]-[.OX1]))^2" office:value-type="float" office:value="0.0000024878590531634" calcext:value-type="float">
            <text:p>2.4878590531634E-06</text:p>
          </table:table-cell>
          <table:table-cell table:formula="of:=0.5*[.OZ12]*(([.OZ5]-[.OY5])/([.OZ1]-[.OY1]))^2" office:value-type="float" office:value="0.0000259543693347819" calcext:value-type="float">
            <text:p>2.59543693347819E-05</text:p>
          </table:table-cell>
          <table:table-cell table:formula="of:=0.5*[.PA12]*(([.PA5]-[.OZ5])/([.PA1]-[.OZ1]))^2" office:value-type="float" office:value="0.00000919952005413976" calcext:value-type="float">
            <text:p>9.19952005413976E-06</text:p>
          </table:table-cell>
          <table:table-cell table:formula="of:=0.5*[.PB12]*(([.PB5]-[.PA5])/([.PB1]-[.PA1]))^2" office:value-type="float" office:value="0.0000138056648366854" calcext:value-type="float">
            <text:p>1.38056648366854E-05</text:p>
          </table:table-cell>
          <table:table-cell table:formula="of:=0.5*[.PC12]*(([.PC5]-[.PB5])/([.PC1]-[.PB1]))^2" office:value-type="float" office:value="0.00000045004734033711" calcext:value-type="float">
            <text:p>4.5004734033711E-07</text:p>
          </table:table-cell>
          <table:table-cell table:formula="of:=0.5*[.PD12]*(([.PD5]-[.PC5])/([.PD1]-[.PC1]))^2" office:value-type="float" office:value="0.000000021294949761475" calcext:value-type="float">
            <text:p>2.1294949761475E-08</text:p>
          </table:table-cell>
          <table:table-cell table:formula="of:=0.5*[.PE12]*(([.PE5]-[.PD5])/([.PE1]-[.PD1]))^2" office:value-type="float" office:value="0.00000090109432342528" calcext:value-type="float">
            <text:p>9.0109432342528E-07</text:p>
          </table:table-cell>
          <table:table-cell table:formula="of:=0.5*[.PF12]*(([.PF5]-[.PE5])/([.PF1]-[.PE1]))^2" office:value-type="float" office:value="0.000000214322678487302" calcext:value-type="float">
            <text:p>2.14322678487302E-07</text:p>
          </table:table-cell>
          <table:table-cell table:formula="of:=0.5*[.PG12]*(([.PG5]-[.PF5])/([.PG1]-[.PF1]))^2" office:value-type="float" office:value="0.00000993182066658599" calcext:value-type="float">
            <text:p>9.93182066658599E-06</text:p>
          </table:table-cell>
          <table:table-cell table:formula="of:=0.5*[.PH12]*(([.PH5]-[.PG5])/([.PH1]-[.PG1]))^2" office:value-type="float" office:value="0.00000587636698259598" calcext:value-type="float">
            <text:p>5.87636698259598E-06</text:p>
          </table:table-cell>
          <table:table-cell table:formula="of:=0.5*[.PI12]*(([.PI5]-[.PH5])/([.PI1]-[.PH1]))^2" office:value-type="float" office:value="0.0000374925414173075" calcext:value-type="float">
            <text:p>3.74925414173075E-05</text:p>
          </table:table-cell>
          <table:table-cell table:formula="of:=0.5*[.PJ12]*(([.PJ5]-[.PI5])/([.PJ1]-[.PI1]))^2" office:value-type="float" office:value="0.0000168136952121273" calcext:value-type="float">
            <text:p>1.68136952121273E-05</text:p>
          </table:table-cell>
          <table:table-cell table:formula="of:=0.5*[.PK12]*(([.PK5]-[.PJ5])/([.PK1]-[.PJ1]))^2" office:value-type="float" office:value="0.00000144359953350722" calcext:value-type="float">
            <text:p>1.44359953350722E-06</text:p>
          </table:table-cell>
          <table:table-cell table:formula="of:=0.5*[.PL12]*(([.PL5]-[.PK5])/([.PL1]-[.PK1]))^2" office:value-type="float" office:value="0.00000280052870721674" calcext:value-type="float">
            <text:p>2.80052870721674E-06</text:p>
          </table:table-cell>
          <table:table-cell table:formula="of:=0.5*[.PM12]*(([.PM5]-[.PL5])/([.PM1]-[.PL1]))^2" office:value-type="float" office:value="0.00000622322947252562" calcext:value-type="float">
            <text:p>6.22322947252562E-06</text:p>
          </table:table-cell>
          <table:table-cell table:formula="of:=0.5*[.PN12]*(([.PN5]-[.PM5])/([.PN1]-[.PM1]))^2" office:value-type="float" office:value="0.0000159373462905015" calcext:value-type="float">
            <text:p>1.59373462905015E-05</text:p>
          </table:table-cell>
          <table:table-cell table:formula="of:=0.5*[.PO12]*(([.PO5]-[.PN5])/([.PO1]-[.PN1]))^2" office:value-type="float" office:value="0.0000304814031535097" calcext:value-type="float">
            <text:p>3.04814031535097E-05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189998098537416" calcext:value-type="float">
            <text:p>1.89998098537416E-07</text:p>
          </table:table-cell>
          <table:table-cell table:formula="of:=0.5*[.D12]*(([.D6]-[.C6])/([.D1]-[.C1]))^2" office:value-type="float" office:value="0.00000000434986303613029" calcext:value-type="float">
            <text:p>4.34986303613029E-09</text:p>
          </table:table-cell>
          <table:table-cell table:formula="of:=0.5*[.E12]*(([.E6]-[.D6])/([.E1]-[.D1]))^2" office:value-type="float" office:value="0.0000000000772316492760222" calcext:value-type="float">
            <text:p>7.72316492760222E-11</text:p>
          </table:table-cell>
          <table:table-cell table:formula="of:=0.5*[.F12]*(([.F6]-[.E6])/([.F1]-[.E1]))^2" office:value-type="float" office:value="0.0000000245346141970474" calcext:value-type="float">
            <text:p>2.45346141970474E-08</text:p>
          </table:table-cell>
          <table:table-cell table:formula="of:=0.5*[.G12]*(([.G6]-[.F6])/([.G1]-[.F1]))^2" office:value-type="float" office:value="0.000000114746941941721" calcext:value-type="float">
            <text:p>1.14746941941721E-07</text:p>
          </table:table-cell>
          <table:table-cell table:formula="of:=0.5*[.H12]*(([.H6]-[.G6])/([.H1]-[.G1]))^2" office:value-type="float" office:value="0.000000247801463019188" calcext:value-type="float">
            <text:p>2.47801463019188E-07</text:p>
          </table:table-cell>
          <table:table-cell table:formula="of:=0.5*[.I12]*(([.I6]-[.H6])/([.I1]-[.H1]))^2" office:value-type="float" office:value="0.000000169033133020372" calcext:value-type="float">
            <text:p>1.69033133020372E-07</text:p>
          </table:table-cell>
          <table:table-cell table:formula="of:=0.5*[.J12]*(([.J6]-[.I6])/([.J1]-[.I1]))^2" office:value-type="float" office:value="0.0000000624684838734228" calcext:value-type="float">
            <text:p>6.24684838734228E-08</text:p>
          </table:table-cell>
          <table:table-cell table:formula="of:=0.5*[.K12]*(([.K6]-[.J6])/([.K1]-[.J1]))^2" office:value-type="float" office:value="0.0000000761003287149936" calcext:value-type="float">
            <text:p>7.61003287149936E-08</text:p>
          </table:table-cell>
          <table:table-cell table:formula="of:=0.5*[.L12]*(([.L6]-[.K6])/([.L1]-[.K1]))^2" office:value-type="float" office:value="0.000000432095546059166" calcext:value-type="float">
            <text:p>4.32095546059166E-07</text:p>
          </table:table-cell>
          <table:table-cell table:formula="of:=0.5*[.M12]*(([.M6]-[.L6])/([.M1]-[.L1]))^2" office:value-type="float" office:value="0.000000113067071303899" calcext:value-type="float">
            <text:p>1.13067071303899E-07</text:p>
          </table:table-cell>
          <table:table-cell table:formula="of:=0.5*[.N12]*(([.N6]-[.M6])/([.N1]-[.M1]))^2" office:value-type="float" office:value="0.0000000241266649531273" calcext:value-type="float">
            <text:p>2.41266649531273E-08</text:p>
          </table:table-cell>
          <table:table-cell table:formula="of:=0.5*[.O12]*(([.O6]-[.N6])/([.O1]-[.N1]))^2" office:value-type="float" office:value="0.00000017709979245518" calcext:value-type="float">
            <text:p>1.7709979245518E-07</text:p>
          </table:table-cell>
          <table:table-cell table:formula="of:=0.5*[.P12]*(([.P6]-[.O6])/([.P1]-[.O1]))^2" office:value-type="float" office:value="0.000000229261459554672" calcext:value-type="float">
            <text:p>2.29261459554672E-07</text:p>
          </table:table-cell>
          <table:table-cell table:formula="of:=0.5*[.Q12]*(([.Q6]-[.P6])/([.Q1]-[.P1]))^2" office:value-type="float" office:value="0.000000512784950968541" calcext:value-type="float">
            <text:p>5.12784950968541E-07</text:p>
          </table:table-cell>
          <table:table-cell table:formula="of:=0.5*[.R12]*(([.R6]-[.Q6])/([.R1]-[.Q1]))^2" office:value-type="float" office:value="0.000000957526441636269" calcext:value-type="float">
            <text:p>9.57526441636269E-07</text:p>
          </table:table-cell>
          <table:table-cell table:formula="of:=0.5*[.S12]*(([.S6]-[.R6])/([.S1]-[.R1]))^2" office:value-type="float" office:value="0.0000000451536086867417" calcext:value-type="float">
            <text:p>4.51536086867417E-08</text:p>
          </table:table-cell>
          <table:table-cell table:formula="of:=0.5*[.T12]*(([.T6]-[.S6])/([.T1]-[.S1]))^2" office:value-type="float" office:value="0.00000007860724144325" calcext:value-type="float">
            <text:p>7.860724144325E-08</text:p>
          </table:table-cell>
          <table:table-cell table:formula="of:=0.5*[.U12]*(([.U6]-[.T6])/([.U1]-[.T1]))^2" office:value-type="float" office:value="0.0000000440007070304301" calcext:value-type="float">
            <text:p>4.40007070304301E-08</text:p>
          </table:table-cell>
          <table:table-cell table:formula="of:=0.5*[.V12]*(([.V6]-[.U6])/([.V1]-[.U1]))^2" office:value-type="float" office:value="0.0000000714907345216946" calcext:value-type="float">
            <text:p>7.14907345216946E-08</text:p>
          </table:table-cell>
          <table:table-cell table:formula="of:=0.5*[.W12]*(([.W6]-[.V6])/([.W1]-[.V1]))^2" office:value-type="float" office:value="0.0000000474439227262583" calcext:value-type="float">
            <text:p>4.74439227262583E-08</text:p>
          </table:table-cell>
          <table:table-cell table:formula="of:=0.5*[.X12]*(([.X6]-[.W6])/([.X1]-[.W1]))^2" office:value-type="float" office:value="0.0000000293322810626938" calcext:value-type="float">
            <text:p>2.93322810626938E-08</text:p>
          </table:table-cell>
          <table:table-cell table:formula="of:=0.5*[.Y12]*(([.Y6]-[.X6])/([.Y1]-[.X1]))^2" office:value-type="float" office:value="0.000000107964018618915" calcext:value-type="float">
            <text:p>1.07964018618915E-07</text:p>
          </table:table-cell>
          <table:table-cell table:formula="of:=0.5*[.Z12]*(([.Z6]-[.Y6])/([.Z1]-[.Y1]))^2" office:value-type="float" office:value="0.000000104319162397693" calcext:value-type="float">
            <text:p>1.04319162397693E-07</text:p>
          </table:table-cell>
          <table:table-cell table:formula="of:=0.5*[.AA12]*(([.AA6]-[.Z6])/([.AA1]-[.Z1]))^2" office:value-type="float" office:value="0.000000145875532843695" calcext:value-type="float">
            <text:p>1.45875532843695E-07</text:p>
          </table:table-cell>
          <table:table-cell table:formula="of:=0.5*[.AB12]*(([.AB6]-[.AA6])/([.AB1]-[.AA1]))^2" office:value-type="float" office:value="0.000000171112196037322" calcext:value-type="float">
            <text:p>1.71112196037322E-07</text:p>
          </table:table-cell>
          <table:table-cell table:formula="of:=0.5*[.AC12]*(([.AC6]-[.AB6])/([.AC1]-[.AB1]))^2" office:value-type="float" office:value="0.0000000601424561325503" calcext:value-type="float">
            <text:p>6.01424561325503E-08</text:p>
          </table:table-cell>
          <table:table-cell table:formula="of:=0.5*[.AD12]*(([.AD6]-[.AC6])/([.AD1]-[.AC1]))^2" office:value-type="float" office:value="0.0000000944179778466563" calcext:value-type="float">
            <text:p>9.44179778466563E-08</text:p>
          </table:table-cell>
          <table:table-cell table:formula="of:=0.5*[.AE12]*(([.AE6]-[.AD6])/([.AE1]-[.AD1]))^2" office:value-type="float" office:value="0.0000000332479769349913" calcext:value-type="float">
            <text:p>3.32479769349913E-08</text:p>
          </table:table-cell>
          <table:table-cell table:formula="of:=0.5*[.AF12]*(([.AF6]-[.AE6])/([.AF1]-[.AE1]))^2" office:value-type="float" office:value="0.000000436094454798948" calcext:value-type="float">
            <text:p>4.36094454798948E-07</text:p>
          </table:table-cell>
          <table:table-cell table:formula="of:=0.5*[.AG12]*(([.AG6]-[.AF6])/([.AG1]-[.AF1]))^2" office:value-type="float" office:value="0.0000000444701944957601" calcext:value-type="float">
            <text:p>4.44701944957601E-08</text:p>
          </table:table-cell>
          <table:table-cell table:formula="of:=0.5*[.AH12]*(([.AH6]-[.AG6])/([.AH1]-[.AG1]))^2" office:value-type="float" office:value="0.000000142079003162084" calcext:value-type="float">
            <text:p>1.42079003162084E-07</text:p>
          </table:table-cell>
          <table:table-cell table:formula="of:=0.5*[.AI12]*(([.AI6]-[.AH6])/([.AI1]-[.AH1]))^2" office:value-type="float" office:value="0.000000188450026869705" calcext:value-type="float">
            <text:p>1.88450026869705E-07</text:p>
          </table:table-cell>
          <table:table-cell table:formula="of:=0.5*[.AJ12]*(([.AJ6]-[.AI6])/([.AJ1]-[.AI1]))^2" office:value-type="float" office:value="0.000000059115327715544" calcext:value-type="float">
            <text:p>5.9115327715544E-08</text:p>
          </table:table-cell>
          <table:table-cell table:formula="of:=0.5*[.AK12]*(([.AK6]-[.AJ6])/([.AK1]-[.AJ1]))^2" office:value-type="float" office:value="0.0000000395617012403508" calcext:value-type="float">
            <text:p>3.95617012403508E-08</text:p>
          </table:table-cell>
          <table:table-cell table:formula="of:=0.5*[.AL12]*(([.AL6]-[.AK6])/([.AL1]-[.AK1]))^2" office:value-type="float" office:value="0.000000063586865616744" calcext:value-type="float">
            <text:p>6.3586865616744E-08</text:p>
          </table:table-cell>
          <table:table-cell table:formula="of:=0.5*[.AM12]*(([.AM6]-[.AL6])/([.AM1]-[.AL1]))^2" office:value-type="float" office:value="0.0000000900249622235255" calcext:value-type="float">
            <text:p>9.00249622235255E-08</text:p>
          </table:table-cell>
          <table:table-cell table:formula="of:=0.5*[.AN12]*(([.AN6]-[.AM6])/([.AN1]-[.AM1]))^2" office:value-type="float" office:value="0.00000000174864620057175" calcext:value-type="float">
            <text:p>1.74864620057175E-09</text:p>
          </table:table-cell>
          <table:table-cell table:formula="of:=0.5*[.AO12]*(([.AO6]-[.AN6])/([.AO1]-[.AN1]))^2" office:value-type="float" office:value="0.00000000363873295402014" calcext:value-type="float">
            <text:p>3.63873295402014E-09</text:p>
          </table:table-cell>
          <table:table-cell table:formula="of:=0.5*[.AP12]*(([.AP6]-[.AO6])/([.AP1]-[.AO1]))^2" office:value-type="float" office:value="0.00000047979058655572" calcext:value-type="float">
            <text:p>4.7979058655572E-07</text:p>
          </table:table-cell>
          <table:table-cell table:formula="of:=0.5*[.AQ12]*(([.AQ6]-[.AP6])/([.AQ1]-[.AP1]))^2" office:value-type="float" office:value="0.000000076254270235416" calcext:value-type="float">
            <text:p>7.6254270235416E-08</text:p>
          </table:table-cell>
          <table:table-cell table:formula="of:=0.5*[.AR12]*(([.AR6]-[.AQ6])/([.AR1]-[.AQ1]))^2" office:value-type="float" office:value="0.000000100018935225687" calcext:value-type="float">
            <text:p>1.00018935225687E-07</text:p>
          </table:table-cell>
          <table:table-cell table:formula="of:=0.5*[.AS12]*(([.AS6]-[.AR6])/([.AS1]-[.AR1]))^2" office:value-type="float" office:value="0.00000211905899868436" calcext:value-type="float">
            <text:p>2.11905899868436E-06</text:p>
          </table:table-cell>
          <table:table-cell table:formula="of:=0.5*[.AT12]*(([.AT6]-[.AS6])/([.AT1]-[.AS1]))^2" office:value-type="float" office:value="0.00000167387537811786" calcext:value-type="float">
            <text:p>1.67387537811786E-06</text:p>
          </table:table-cell>
          <table:table-cell table:formula="of:=0.5*[.AU12]*(([.AU6]-[.AT6])/([.AU1]-[.AT1]))^2" office:value-type="float" office:value="0.0000004019488211856" calcext:value-type="float">
            <text:p>4.019488211856E-07</text:p>
          </table:table-cell>
          <table:table-cell table:formula="of:=0.5*[.AV12]*(([.AV6]-[.AU6])/([.AV1]-[.AU1]))^2" office:value-type="float" office:value="0.000000077505242862082" calcext:value-type="float">
            <text:p>7.7505242862082E-08</text:p>
          </table:table-cell>
          <table:table-cell table:formula="of:=0.5*[.AW12]*(([.AW6]-[.AV6])/([.AW1]-[.AV1]))^2" office:value-type="float" office:value="0.000000252604184744966" calcext:value-type="float">
            <text:p>2.52604184744966E-07</text:p>
          </table:table-cell>
          <table:table-cell table:formula="of:=0.5*[.AX12]*(([.AX6]-[.AW6])/([.AX1]-[.AW1]))^2" office:value-type="float" office:value="0.00000000000318885684097238" calcext:value-type="float">
            <text:p>3.18885684097238E-12</text:p>
          </table:table-cell>
          <table:table-cell table:formula="of:=0.5*[.AY12]*(([.AY6]-[.AX6])/([.AY1]-[.AX1]))^2" office:value-type="float" office:value="0.0000000640952128954832" calcext:value-type="float">
            <text:p>6.40952128954832E-08</text:p>
          </table:table-cell>
          <table:table-cell table:formula="of:=0.5*[.AZ12]*(([.AZ6]-[.AY6])/([.AZ1]-[.AY1]))^2" office:value-type="float" office:value="0.000000453546729113257" calcext:value-type="float">
            <text:p>4.53546729113257E-07</text:p>
          </table:table-cell>
          <table:table-cell table:formula="of:=0.5*[.BA12]*(([.BA6]-[.AZ6])/([.BA1]-[.AZ1]))^2" office:value-type="float" office:value="0.00000117696551387189" calcext:value-type="float">
            <text:p>1.17696551387189E-06</text:p>
          </table:table-cell>
          <table:table-cell table:formula="of:=0.5*[.BB12]*(([.BB6]-[.BA6])/([.BB1]-[.BA1]))^2" office:value-type="float" office:value="0.0000000506859073082111" calcext:value-type="float">
            <text:p>5.06859073082111E-08</text:p>
          </table:table-cell>
          <table:table-cell table:formula="of:=0.5*[.BC12]*(([.BC6]-[.BB6])/([.BC1]-[.BB1]))^2" office:value-type="float" office:value="0.000000291170181685187" calcext:value-type="float">
            <text:p>2.91170181685187E-07</text:p>
          </table:table-cell>
          <table:table-cell table:formula="of:=0.5*[.BD12]*(([.BD6]-[.BC6])/([.BD1]-[.BC1]))^2" office:value-type="float" office:value="0.000000163706741963328" calcext:value-type="float">
            <text:p>1.63706741963328E-07</text:p>
          </table:table-cell>
          <table:table-cell table:formula="of:=0.5*[.BE12]*(([.BE6]-[.BD6])/([.BE1]-[.BD1]))^2" office:value-type="float" office:value="0.0000000182109795914514" calcext:value-type="float">
            <text:p>1.82109795914514E-08</text:p>
          </table:table-cell>
          <table:table-cell table:formula="of:=0.5*[.BF12]*(([.BF6]-[.BE6])/([.BF1]-[.BE1]))^2" office:value-type="float" office:value="0.0000000448365914033685" calcext:value-type="float">
            <text:p>4.48365914033685E-08</text:p>
          </table:table-cell>
          <table:table-cell table:formula="of:=0.5*[.BG12]*(([.BG6]-[.BF6])/([.BG1]-[.BF1]))^2" office:value-type="float" office:value="0.0000000362940169111488" calcext:value-type="float">
            <text:p>3.62940169111488E-08</text:p>
          </table:table-cell>
          <table:table-cell table:formula="of:=0.5*[.BH12]*(([.BH6]-[.BG6])/([.BH1]-[.BG1]))^2" office:value-type="float" office:value="0.000000713534536852924" calcext:value-type="float">
            <text:p>7.13534536852924E-07</text:p>
          </table:table-cell>
          <table:table-cell table:formula="of:=0.5*[.BI12]*(([.BI6]-[.BH6])/([.BI1]-[.BH1]))^2" office:value-type="float" office:value="0.00000013065718298143" calcext:value-type="float">
            <text:p>1.3065718298143E-07</text:p>
          </table:table-cell>
          <table:table-cell table:formula="of:=0.5*[.BJ12]*(([.BJ6]-[.BI6])/([.BJ1]-[.BI1]))^2" office:value-type="float" office:value="0.000000171734662580611" calcext:value-type="float">
            <text:p>1.71734662580611E-07</text:p>
          </table:table-cell>
          <table:table-cell table:formula="of:=0.5*[.BK12]*(([.BK6]-[.BJ6])/([.BK1]-[.BJ1]))^2" office:value-type="float" office:value="0.000000214630239833692" calcext:value-type="float">
            <text:p>2.14630239833692E-07</text:p>
          </table:table-cell>
          <table:table-cell table:formula="of:=0.5*[.BL12]*(([.BL6]-[.BK6])/([.BL1]-[.BK1]))^2" office:value-type="float" office:value="0.0000000244677012366661" calcext:value-type="float">
            <text:p>2.44677012366661E-08</text:p>
          </table:table-cell>
          <table:table-cell table:formula="of:=0.5*[.BM12]*(([.BM6]-[.BL6])/([.BM1]-[.BL1]))^2" office:value-type="float" office:value="0.0000000337349534598084" calcext:value-type="float">
            <text:p>3.37349534598084E-08</text:p>
          </table:table-cell>
          <table:table-cell table:formula="of:=0.5*[.BN12]*(([.BN6]-[.BM6])/([.BN1]-[.BM1]))^2" office:value-type="float" office:value="0.000000069257720079083" calcext:value-type="float">
            <text:p>6.9257720079083E-08</text:p>
          </table:table-cell>
          <table:table-cell table:formula="of:=0.5*[.BO12]*(([.BO6]-[.BN6])/([.BO1]-[.BN1]))^2" office:value-type="float" office:value="0.000000461412554304811" calcext:value-type="float">
            <text:p>4.61412554304811E-07</text:p>
          </table:table-cell>
          <table:table-cell table:formula="of:=0.5*[.BP12]*(([.BP6]-[.BO6])/([.BP1]-[.BO1]))^2" office:value-type="float" office:value="0.0000000678089284492542" calcext:value-type="float">
            <text:p>6.78089284492542E-08</text:p>
          </table:table-cell>
          <table:table-cell table:formula="of:=0.5*[.BQ12]*(([.BQ6]-[.BP6])/([.BQ1]-[.BP1]))^2" office:value-type="float" office:value="0.000000332845104475302" calcext:value-type="float">
            <text:p>3.32845104475302E-07</text:p>
          </table:table-cell>
          <table:table-cell table:formula="of:=0.5*[.BR12]*(([.BR6]-[.BQ6])/([.BR1]-[.BQ1]))^2" office:value-type="float" office:value="0.00000108636089300589" calcext:value-type="float">
            <text:p>1.08636089300589E-06</text:p>
          </table:table-cell>
          <table:table-cell table:formula="of:=0.5*[.BS12]*(([.BS6]-[.BR6])/([.BS1]-[.BR1]))^2" office:value-type="float" office:value="0.00000101802926244712" calcext:value-type="float">
            <text:p>1.01802926244712E-06</text:p>
          </table:table-cell>
          <table:table-cell table:formula="of:=0.5*[.BT12]*(([.BT6]-[.BS6])/([.BT1]-[.BS1]))^2" office:value-type="float" office:value="0.0000000269017356672799" calcext:value-type="float">
            <text:p>2.69017356672799E-08</text:p>
          </table:table-cell>
          <table:table-cell table:formula="of:=0.5*[.BU12]*(([.BU6]-[.BT6])/([.BU1]-[.BT1]))^2" office:value-type="float" office:value="0.000000621180438639823" calcext:value-type="float">
            <text:p>6.21180438639823E-07</text:p>
          </table:table-cell>
          <table:table-cell table:formula="of:=0.5*[.BV12]*(([.BV6]-[.BU6])/([.BV1]-[.BU1]))^2" office:value-type="float" office:value="0.000000605980145961755" calcext:value-type="float">
            <text:p>6.05980145961755E-07</text:p>
          </table:table-cell>
          <table:table-cell table:formula="of:=0.5*[.BW12]*(([.BW6]-[.BV6])/([.BW1]-[.BV1]))^2" office:value-type="float" office:value="0.000000174526902471951" calcext:value-type="float">
            <text:p>1.74526902471951E-07</text:p>
          </table:table-cell>
          <table:table-cell table:formula="of:=0.5*[.BX12]*(([.BX6]-[.BW6])/([.BX1]-[.BW1]))^2" office:value-type="float" office:value="0.000000290055888943362" calcext:value-type="float">
            <text:p>2.90055888943362E-07</text:p>
          </table:table-cell>
          <table:table-cell table:formula="of:=0.5*[.BY12]*(([.BY6]-[.BX6])/([.BY1]-[.BX1]))^2" office:value-type="float" office:value="0.000000721839641957559" calcext:value-type="float">
            <text:p>7.21839641957559E-07</text:p>
          </table:table-cell>
          <table:table-cell table:formula="of:=0.5*[.BZ12]*(([.BZ6]-[.BY6])/([.BZ1]-[.BY1]))^2" office:value-type="float" office:value="0.0000000933611050561317" calcext:value-type="float">
            <text:p>9.33611050561317E-08</text:p>
          </table:table-cell>
          <table:table-cell table:formula="of:=0.5*[.CA12]*(([.CA6]-[.BZ6])/([.CA1]-[.BZ1]))^2" office:value-type="float" office:value="0.000000755639565759844" calcext:value-type="float">
            <text:p>7.55639565759844E-07</text:p>
          </table:table-cell>
          <table:table-cell table:formula="of:=0.5*[.CB12]*(([.CB6]-[.CA6])/([.CB1]-[.CA1]))^2" office:value-type="float" office:value="0.00000216548609816203" calcext:value-type="float">
            <text:p>2.16548609816203E-06</text:p>
          </table:table-cell>
          <table:table-cell table:formula="of:=0.5*[.CC12]*(([.CC6]-[.CB6])/([.CC1]-[.CB1]))^2" office:value-type="float" office:value="0.00000000471927500601537" calcext:value-type="float">
            <text:p>4.71927500601537E-09</text:p>
          </table:table-cell>
          <table:table-cell table:formula="of:=0.5*[.CD12]*(([.CD6]-[.CC6])/([.CD1]-[.CC1]))^2" office:value-type="float" office:value="0.0000000488652225201456" calcext:value-type="float">
            <text:p>4.88652225201456E-08</text:p>
          </table:table-cell>
          <table:table-cell table:formula="of:=0.5*[.CE12]*(([.CE6]-[.CD6])/([.CE1]-[.CD1]))^2" office:value-type="float" office:value="0.000000491151378628054" calcext:value-type="float">
            <text:p>4.91151378628054E-07</text:p>
          </table:table-cell>
          <table:table-cell table:formula="of:=0.5*[.CF12]*(([.CF6]-[.CE6])/([.CF1]-[.CE1]))^2" office:value-type="float" office:value="0.000000144941275296553" calcext:value-type="float">
            <text:p>1.44941275296553E-07</text:p>
          </table:table-cell>
          <table:table-cell table:formula="of:=0.5*[.CG12]*(([.CG6]-[.CF6])/([.CG1]-[.CF1]))^2" office:value-type="float" office:value="0.00000000378824088767497" calcext:value-type="float">
            <text:p>3.78824088767497E-09</text:p>
          </table:table-cell>
          <table:table-cell table:formula="of:=0.5*[.CH12]*(([.CH6]-[.CG6])/([.CH1]-[.CG1]))^2" office:value-type="float" office:value="0.0000000508047656545392" calcext:value-type="float">
            <text:p>5.08047656545392E-08</text:p>
          </table:table-cell>
          <table:table-cell table:formula="of:=0.5*[.CI12]*(([.CI6]-[.CH6])/([.CI1]-[.CH1]))^2" office:value-type="float" office:value="0.0000000955268814868487" calcext:value-type="float">
            <text:p>9.55268814868487E-08</text:p>
          </table:table-cell>
          <table:table-cell table:formula="of:=0.5*[.CJ12]*(([.CJ6]-[.CI6])/([.CJ1]-[.CI1]))^2" office:value-type="float" office:value="0.00000000620471608989639" calcext:value-type="float">
            <text:p>6.20471608989639E-09</text:p>
          </table:table-cell>
          <table:table-cell table:formula="of:=0.5*[.CK12]*(([.CK6]-[.CJ6])/([.CK1]-[.CJ1]))^2" office:value-type="float" office:value="0.0000000513705096645219" calcext:value-type="float">
            <text:p>5.13705096645219E-08</text:p>
          </table:table-cell>
          <table:table-cell table:formula="of:=0.5*[.CL12]*(([.CL6]-[.CK6])/([.CL1]-[.CK1]))^2" office:value-type="float" office:value="0.00000069015597450354" calcext:value-type="float">
            <text:p>6.9015597450354E-07</text:p>
          </table:table-cell>
          <table:table-cell table:formula="of:=0.5*[.CM12]*(([.CM6]-[.CL6])/([.CM1]-[.CL1]))^2" office:value-type="float" office:value="0.00000116095739661603" calcext:value-type="float">
            <text:p>1.16095739661603E-06</text:p>
          </table:table-cell>
          <table:table-cell table:formula="of:=0.5*[.CN12]*(([.CN6]-[.CM6])/([.CN1]-[.CM1]))^2" office:value-type="float" office:value="0.00000189821440800875" calcext:value-type="float">
            <text:p>1.89821440800875E-06</text:p>
          </table:table-cell>
          <table:table-cell table:formula="of:=0.5*[.CO12]*(([.CO6]-[.CN6])/([.CO1]-[.CN1]))^2" office:value-type="float" office:value="0.000000019232521923426" calcext:value-type="float">
            <text:p>1.9232521923426E-08</text:p>
          </table:table-cell>
          <table:table-cell table:formula="of:=0.5*[.CP12]*(([.CP6]-[.CO6])/([.CP1]-[.CO1]))^2" office:value-type="float" office:value="0.000000471242920272271" calcext:value-type="float">
            <text:p>4.71242920272271E-07</text:p>
          </table:table-cell>
          <table:table-cell table:formula="of:=0.5*[.CQ12]*(([.CQ6]-[.CP6])/([.CQ1]-[.CP1]))^2" office:value-type="float" office:value="0.000000408428794943042" calcext:value-type="float">
            <text:p>4.08428794943042E-07</text:p>
          </table:table-cell>
          <table:table-cell table:formula="of:=0.5*[.CR12]*(([.CR6]-[.CQ6])/([.CR1]-[.CQ1]))^2" office:value-type="float" office:value="0.0000000748314662471831" calcext:value-type="float">
            <text:p>7.48314662471831E-08</text:p>
          </table:table-cell>
          <table:table-cell table:formula="of:=0.5*[.CS12]*(([.CS6]-[.CR6])/([.CS1]-[.CR1]))^2" office:value-type="float" office:value="0.00000017940329182371" calcext:value-type="float">
            <text:p>1.7940329182371E-07</text:p>
          </table:table-cell>
          <table:table-cell table:formula="of:=0.5*[.CT12]*(([.CT6]-[.CS6])/([.CT1]-[.CS1]))^2" office:value-type="float" office:value="0.000000410429953473356" calcext:value-type="float">
            <text:p>4.10429953473356E-07</text:p>
          </table:table-cell>
          <table:table-cell table:formula="of:=0.5*[.CU12]*(([.CU6]-[.CT6])/([.CU1]-[.CT1]))^2" office:value-type="float" office:value="0.00000108937586601722" calcext:value-type="float">
            <text:p>1.08937586601722E-06</text:p>
          </table:table-cell>
          <table:table-cell table:formula="of:=0.5*[.CV12]*(([.CV6]-[.CU6])/([.CV1]-[.CU1]))^2" office:value-type="float" office:value="0.0000000271207166212602" calcext:value-type="float">
            <text:p>2.71207166212602E-08</text:p>
          </table:table-cell>
          <table:table-cell table:formula="of:=0.5*[.CW12]*(([.CW6]-[.CV6])/([.CW1]-[.CV1]))^2" office:value-type="float" office:value="0.000000028565631862664" calcext:value-type="float">
            <text:p>2.8565631862664E-08</text:p>
          </table:table-cell>
          <table:table-cell table:formula="of:=0.5*[.CX12]*(([.CX6]-[.CW6])/([.CX1]-[.CW1]))^2" office:value-type="float" office:value="0.00000000182331851617445" calcext:value-type="float">
            <text:p>1.82331851617445E-09</text:p>
          </table:table-cell>
          <table:table-cell table:formula="of:=0.5*[.CY12]*(([.CY6]-[.CX6])/([.CY1]-[.CX1]))^2" office:value-type="float" office:value="0.000000270211077423053" calcext:value-type="float">
            <text:p>2.70211077423053E-07</text:p>
          </table:table-cell>
          <table:table-cell table:formula="of:=0.5*[.CZ12]*(([.CZ6]-[.CY6])/([.CZ1]-[.CY1]))^2" office:value-type="float" office:value="0.00000114708286322133" calcext:value-type="float">
            <text:p>1.14708286322133E-06</text:p>
          </table:table-cell>
          <table:table-cell table:formula="of:=0.5*[.DA12]*(([.DA6]-[.CZ6])/([.DA1]-[.CZ1]))^2" office:value-type="float" office:value="0.000000288993168509335" calcext:value-type="float">
            <text:p>2.88993168509335E-07</text:p>
          </table:table-cell>
          <table:table-cell table:formula="of:=0.5*[.DB12]*(([.DB6]-[.DA6])/([.DB1]-[.DA1]))^2" office:value-type="float" office:value="0.0000000307761991283545" calcext:value-type="float">
            <text:p>3.07761991283545E-08</text:p>
          </table:table-cell>
          <table:table-cell table:formula="of:=0.5*[.DC12]*(([.DC6]-[.DB6])/([.DC1]-[.DB1]))^2" office:value-type="float" office:value="0.0000000273835401838606" calcext:value-type="float">
            <text:p>2.73835401838606E-08</text:p>
          </table:table-cell>
          <table:table-cell table:formula="of:=0.5*[.DD12]*(([.DD6]-[.DC6])/([.DD1]-[.DC1]))^2" office:value-type="float" office:value="0.000000338210096941457" calcext:value-type="float">
            <text:p>3.38210096941457E-07</text:p>
          </table:table-cell>
          <table:table-cell table:formula="of:=0.5*[.DE12]*(([.DE6]-[.DD6])/([.DE1]-[.DD1]))^2" office:value-type="float" office:value="0.00000556148283783194" calcext:value-type="float">
            <text:p>5.56148283783194E-06</text:p>
          </table:table-cell>
          <table:table-cell table:formula="of:=0.5*[.DF12]*(([.DF6]-[.DE6])/([.DF1]-[.DE1]))^2" office:value-type="float" office:value="0.00014384749470274" calcext:value-type="float">
            <text:p>0.000143847494703</text:p>
          </table:table-cell>
          <table:table-cell table:formula="of:=0.5*[.DG12]*(([.DG6]-[.DF6])/([.DG1]-[.DF1]))^2" office:value-type="float" office:value="0.00397466983543582" calcext:value-type="float">
            <text:p>0.003974669835436</text:p>
          </table:table-cell>
          <table:table-cell table:formula="of:=0.5*[.DH12]*(([.DH6]-[.DG6])/([.DH1]-[.DG1]))^2" office:value-type="float" office:value="0.000766709950415816" calcext:value-type="float">
            <text:p>0.000766709950416</text:p>
          </table:table-cell>
          <table:table-cell table:formula="of:=0.5*[.DI12]*(([.DI6]-[.DH6])/([.DI1]-[.DH1]))^2" office:value-type="float" office:value="0.0089454644888733" calcext:value-type="float">
            <text:p>0.008945464488873</text:p>
          </table:table-cell>
          <table:table-cell table:formula="of:=0.5*[.DJ12]*(([.DJ6]-[.DI6])/([.DJ1]-[.DI1]))^2" office:value-type="float" office:value="0.000355809438820473" calcext:value-type="float">
            <text:p>0.00035580943882</text:p>
          </table:table-cell>
          <table:table-cell table:formula="of:=0.5*[.DK12]*(([.DK6]-[.DJ6])/([.DK1]-[.DJ1]))^2" office:value-type="float" office:value="0.000748948552195811" calcext:value-type="float">
            <text:p>0.000748948552196</text:p>
          </table:table-cell>
          <table:table-cell table:formula="of:=0.5*[.DL12]*(([.DL6]-[.DK6])/([.DL1]-[.DK1]))^2" office:value-type="float" office:value="0.0102340675747388" calcext:value-type="float">
            <text:p>0.010234067574739</text:p>
          </table:table-cell>
          <table:table-cell table:formula="of:=0.5*[.DM12]*(([.DM6]-[.DL6])/([.DM1]-[.DL1]))^2" office:value-type="float" office:value="0.0043038923085677" calcext:value-type="float">
            <text:p>0.004303892308568</text:p>
          </table:table-cell>
          <table:table-cell table:formula="of:=0.5*[.DN12]*(([.DN6]-[.DM6])/([.DN1]-[.DM1]))^2" office:value-type="float" office:value="0.00206401077158929" calcext:value-type="float">
            <text:p>0.002064010771589</text:p>
          </table:table-cell>
          <table:table-cell table:formula="of:=0.5*[.DO12]*(([.DO6]-[.DN6])/([.DO1]-[.DN1]))^2" office:value-type="float" office:value="0.00000578950251479332" calcext:value-type="float">
            <text:p>5.78950251479332E-06</text:p>
          </table:table-cell>
          <table:table-cell table:formula="of:=0.5*[.DP12]*(([.DP6]-[.DO6])/([.DP1]-[.DO1]))^2" office:value-type="float" office:value="0.0000891267238182382" calcext:value-type="float">
            <text:p>8.91267238182382E-05</text:p>
          </table:table-cell>
          <table:table-cell table:formula="of:=0.5*[.DQ12]*(([.DQ6]-[.DP6])/([.DQ1]-[.DP1]))^2" office:value-type="float" office:value="0.00260171344266711" calcext:value-type="float">
            <text:p>0.002601713442667</text:p>
          </table:table-cell>
          <table:table-cell table:formula="of:=0.5*[.DR12]*(([.DR6]-[.DQ6])/([.DR1]-[.DQ1]))^2" office:value-type="float" office:value="0.00124819110444549" calcext:value-type="float">
            <text:p>0.001248191104445</text:p>
          </table:table-cell>
          <table:table-cell table:formula="of:=0.5*[.DS12]*(([.DS6]-[.DR6])/([.DS1]-[.DR1]))^2" office:value-type="float" office:value="0.0128824783514881" calcext:value-type="float">
            <text:p>0.012882478351488</text:p>
          </table:table-cell>
          <table:table-cell table:formula="of:=0.5*[.DT12]*(([.DT6]-[.DS6])/([.DT1]-[.DS1]))^2" office:value-type="float" office:value="0.0000387102244759289" calcext:value-type="float">
            <text:p>3.87102244759289E-05</text:p>
          </table:table-cell>
          <table:table-cell table:formula="of:=0.5*[.DU12]*(([.DU6]-[.DT6])/([.DU1]-[.DT1]))^2" office:value-type="float" office:value="0.000263329898105473" calcext:value-type="float">
            <text:p>0.000263329898105</text:p>
          </table:table-cell>
          <table:table-cell table:formula="of:=0.5*[.DV12]*(([.DV6]-[.DU6])/([.DV1]-[.DU1]))^2" office:value-type="float" office:value="0.000578941671089238" calcext:value-type="float">
            <text:p>0.000578941671089</text:p>
          </table:table-cell>
          <table:table-cell table:formula="of:=0.5*[.DW12]*(([.DW6]-[.DV6])/([.DW1]-[.DV1]))^2" office:value-type="float" office:value="0.000240190879577479" calcext:value-type="float">
            <text:p>0.000240190879577</text:p>
          </table:table-cell>
          <table:table-cell table:formula="of:=0.5*[.DX12]*(([.DX6]-[.DW6])/([.DX1]-[.DW1]))^2" office:value-type="float" office:value="0.000719102295888592" calcext:value-type="float">
            <text:p>0.000719102295889</text:p>
          </table:table-cell>
          <table:table-cell table:formula="of:=0.5*[.DY12]*(([.DY6]-[.DX6])/([.DY1]-[.DX1]))^2" office:value-type="float" office:value="0.000927116876748395" calcext:value-type="float">
            <text:p>0.000927116876748</text:p>
          </table:table-cell>
          <table:table-cell table:formula="of:=0.5*[.DZ12]*(([.DZ6]-[.DY6])/([.DZ1]-[.DY1]))^2" office:value-type="float" office:value="0.0061578439719334" calcext:value-type="float">
            <text:p>0.006157843971933</text:p>
          </table:table-cell>
          <table:table-cell table:formula="of:=0.5*[.EA12]*(([.EA6]-[.DZ6])/([.EA1]-[.DZ1]))^2" office:value-type="float" office:value="0.00311307609696418" calcext:value-type="float">
            <text:p>0.003113076096964</text:p>
          </table:table-cell>
          <table:table-cell table:formula="of:=0.5*[.EB12]*(([.EB6]-[.EA6])/([.EB1]-[.EA1]))^2" office:value-type="float" office:value="0.000447497368198355" calcext:value-type="float">
            <text:p>0.000447497368198</text:p>
          </table:table-cell>
          <table:table-cell table:formula="of:=0.5*[.EC12]*(([.EC6]-[.EB6])/([.EC1]-[.EB1]))^2" office:value-type="float" office:value="0.0000647941798516604" calcext:value-type="float">
            <text:p>6.47941798516604E-05</text:p>
          </table:table-cell>
          <table:table-cell table:formula="of:=0.5*[.ED12]*(([.ED6]-[.EC6])/([.ED1]-[.EC1]))^2" office:value-type="float" office:value="0.000998736945931088" calcext:value-type="float">
            <text:p>0.000998736945931</text:p>
          </table:table-cell>
          <table:table-cell table:formula="of:=0.5*[.EE12]*(([.EE6]-[.ED6])/([.EE1]-[.ED1]))^2" office:value-type="float" office:value="0.00020196819481225" calcext:value-type="float">
            <text:p>0.000201968194812</text:p>
          </table:table-cell>
          <table:table-cell table:formula="of:=0.5*[.EF12]*(([.EF6]-[.EE6])/([.EF1]-[.EE1]))^2" office:value-type="float" office:value="0.0020050770648407" calcext:value-type="float">
            <text:p>0.002005077064841</text:p>
          </table:table-cell>
          <table:table-cell table:formula="of:=0.5*[.EG12]*(([.EG6]-[.EF6])/([.EG1]-[.EF1]))^2" office:value-type="float" office:value="0.00909334410085243" calcext:value-type="float">
            <text:p>0.009093344100852</text:p>
          </table:table-cell>
          <table:table-cell table:formula="of:=0.5*[.EH12]*(([.EH6]-[.EG6])/([.EH1]-[.EG1]))^2" office:value-type="float" office:value="0.00131120547784958" calcext:value-type="float">
            <text:p>0.00131120547785</text:p>
          </table:table-cell>
          <table:table-cell table:formula="of:=0.5*[.EI12]*(([.EI6]-[.EH6])/([.EI1]-[.EH1]))^2" office:value-type="float" office:value="0.00711314860651341" calcext:value-type="float">
            <text:p>0.007113148606513</text:p>
          </table:table-cell>
          <table:table-cell table:formula="of:=0.5*[.EJ12]*(([.EJ6]-[.EI6])/([.EJ1]-[.EI1]))^2" office:value-type="float" office:value="0.0000318140366552112" calcext:value-type="float">
            <text:p>3.18140366552112E-05</text:p>
          </table:table-cell>
          <table:table-cell table:formula="of:=0.5*[.EK12]*(([.EK6]-[.EJ6])/([.EK1]-[.EJ1]))^2" office:value-type="float" office:value="0.000723711802438654" calcext:value-type="float">
            <text:p>0.000723711802439</text:p>
          </table:table-cell>
          <table:table-cell table:formula="of:=0.5*[.EL12]*(([.EL6]-[.EK6])/([.EL1]-[.EK1]))^2" office:value-type="float" office:value="0.000794000951482261" calcext:value-type="float">
            <text:p>0.000794000951482</text:p>
          </table:table-cell>
          <table:table-cell table:formula="of:=0.5*[.EM12]*(([.EM6]-[.EL6])/([.EM1]-[.EL1]))^2" office:value-type="float" office:value="0.00922823078691358" calcext:value-type="float">
            <text:p>0.009228230786914</text:p>
          </table:table-cell>
          <table:table-cell table:formula="of:=0.5*[.EN12]*(([.EN6]-[.EM6])/([.EN1]-[.EM1]))^2" office:value-type="float" office:value="0.000895218718315518" calcext:value-type="float">
            <text:p>0.000895218718316</text:p>
          </table:table-cell>
          <table:table-cell table:formula="of:=0.5*[.EO12]*(([.EO6]-[.EN6])/([.EO1]-[.EN1]))^2" office:value-type="float" office:value="0.00882356158864269" calcext:value-type="float">
            <text:p>0.008823561588643</text:p>
          </table:table-cell>
          <table:table-cell table:formula="of:=0.5*[.EP12]*(([.EP6]-[.EO6])/([.EP1]-[.EO1]))^2" office:value-type="float" office:value="0.000252025935553925" calcext:value-type="float">
            <text:p>0.000252025935554</text:p>
          </table:table-cell>
          <table:table-cell table:formula="of:=0.5*[.EQ12]*(([.EQ6]-[.EP6])/([.EQ1]-[.EP1]))^2" office:value-type="float" office:value="0.000650181742708561" calcext:value-type="float">
            <text:p>0.000650181742709</text:p>
          </table:table-cell>
          <table:table-cell table:formula="of:=0.5*[.ER12]*(([.ER6]-[.EQ6])/([.ER1]-[.EQ1]))^2" office:value-type="float" office:value="0.0000782215798447227" calcext:value-type="float">
            <text:p>7.82215798447227E-05</text:p>
          </table:table-cell>
          <table:table-cell table:formula="of:=0.5*[.ES12]*(([.ES6]-[.ER6])/([.ES1]-[.ER1]))^2" office:value-type="float" office:value="0.000660902458315762" calcext:value-type="float">
            <text:p>0.000660902458316</text:p>
          </table:table-cell>
          <table:table-cell table:formula="of:=0.5*[.ET12]*(([.ET6]-[.ES6])/([.ET1]-[.ES1]))^2" office:value-type="float" office:value="0.000150518113710115" calcext:value-type="float">
            <text:p>0.00015051811371</text:p>
          </table:table-cell>
          <table:table-cell table:formula="of:=0.5*[.EU12]*(([.EU6]-[.ET6])/([.EU1]-[.ET1]))^2" office:value-type="float" office:value="0.000584640226098291" calcext:value-type="float">
            <text:p>0.000584640226098</text:p>
          </table:table-cell>
          <table:table-cell table:formula="of:=0.5*[.EV12]*(([.EV6]-[.EU6])/([.EV1]-[.EU1]))^2" office:value-type="float" office:value="0.00284577465202858" calcext:value-type="float">
            <text:p>0.002845774652029</text:p>
          </table:table-cell>
          <table:table-cell table:formula="of:=0.5*[.EW12]*(([.EW6]-[.EV6])/([.EW1]-[.EV1]))^2" office:value-type="float" office:value="0.00246792504144117" calcext:value-type="float">
            <text:p>0.002467925041441</text:p>
          </table:table-cell>
          <table:table-cell table:formula="of:=0.5*[.EX12]*(([.EX6]-[.EW6])/([.EX1]-[.EW1]))^2" office:value-type="float" office:value="0.00320755380500907" calcext:value-type="float">
            <text:p>0.003207553805009</text:p>
          </table:table-cell>
          <table:table-cell table:formula="of:=0.5*[.EY12]*(([.EY6]-[.EX6])/([.EY1]-[.EX1]))^2" office:value-type="float" office:value="0.000000144482724776307" calcext:value-type="float">
            <text:p>1.44482724776307E-07</text:p>
          </table:table-cell>
          <table:table-cell table:formula="of:=0.5*[.EZ12]*(([.EZ6]-[.EY6])/([.EZ1]-[.EY1]))^2" office:value-type="float" office:value="0.00302463435531504" calcext:value-type="float">
            <text:p>0.003024634355315</text:p>
          </table:table-cell>
          <table:table-cell table:formula="of:=0.5*[.FA12]*(([.FA6]-[.EZ6])/([.FA1]-[.EZ1]))^2" office:value-type="float" office:value="0.00198286799781653" calcext:value-type="float">
            <text:p>0.001982867997817</text:p>
          </table:table-cell>
          <table:table-cell table:formula="of:=0.5*[.FB12]*(([.FB6]-[.FA6])/([.FB1]-[.FA1]))^2" office:value-type="float" office:value="0.00947559406388342" calcext:value-type="float">
            <text:p>0.009475594063883</text:p>
          </table:table-cell>
          <table:table-cell table:formula="of:=0.5*[.FC12]*(([.FC6]-[.FB6])/([.FC1]-[.FB1]))^2" office:value-type="float" office:value="0.000996971019065566" calcext:value-type="float">
            <text:p>0.000996971019066</text:p>
          </table:table-cell>
          <table:table-cell table:formula="of:=0.5*[.FD12]*(([.FD6]-[.FC6])/([.FD1]-[.FC1]))^2" office:value-type="float" office:value="0.00587735656756431" calcext:value-type="float">
            <text:p>0.005877356567564</text:p>
          </table:table-cell>
          <table:table-cell table:formula="of:=0.5*[.FE12]*(([.FE6]-[.FD6])/([.FE1]-[.FD1]))^2" office:value-type="float" office:value="0.000325470901919463" calcext:value-type="float">
            <text:p>0.000325470901919</text:p>
          </table:table-cell>
          <table:table-cell table:formula="of:=0.5*[.FF12]*(([.FF6]-[.FE6])/([.FF1]-[.FE1]))^2" office:value-type="float" office:value="0.000110693792022456" calcext:value-type="float">
            <text:p>0.000110693792022</text:p>
          </table:table-cell>
          <table:table-cell table:formula="of:=0.5*[.FG12]*(([.FG6]-[.FF6])/([.FG1]-[.FF1]))^2" office:value-type="float" office:value="0.00000290241232079122" calcext:value-type="float">
            <text:p>2.90241232079122E-06</text:p>
          </table:table-cell>
          <table:table-cell table:formula="of:=0.5*[.FH12]*(([.FH6]-[.FG6])/([.FH1]-[.FG1]))^2" office:value-type="float" office:value="0.00156953269805239" calcext:value-type="float">
            <text:p>0.001569532698052</text:p>
          </table:table-cell>
          <table:table-cell table:formula="of:=0.5*[.FI12]*(([.FI6]-[.FH6])/([.FI1]-[.FH1]))^2" office:value-type="float" office:value="0.00324899951331233" calcext:value-type="float">
            <text:p>0.003248999513312</text:p>
          </table:table-cell>
          <table:table-cell table:formula="of:=0.5*[.FJ12]*(([.FJ6]-[.FI6])/([.FJ1]-[.FI1]))^2" office:value-type="float" office:value="0.00163054765982359" calcext:value-type="float">
            <text:p>0.001630547659824</text:p>
          </table:table-cell>
          <table:table-cell table:formula="of:=0.5*[.FK12]*(([.FK6]-[.FJ6])/([.FK1]-[.FJ1]))^2" office:value-type="float" office:value="0.000291829046613227" calcext:value-type="float">
            <text:p>0.000291829046613</text:p>
          </table:table-cell>
          <table:table-cell table:formula="of:=0.5*[.FL12]*(([.FL6]-[.FK6])/([.FL1]-[.FK1]))^2" office:value-type="float" office:value="0.00053570861342373" calcext:value-type="float">
            <text:p>0.000535708613424</text:p>
          </table:table-cell>
          <table:table-cell table:formula="of:=0.5*[.FM12]*(([.FM6]-[.FL6])/([.FM1]-[.FL1]))^2" office:value-type="float" office:value="0.00500059606277202" calcext:value-type="float">
            <text:p>0.005000596062772</text:p>
          </table:table-cell>
          <table:table-cell table:formula="of:=0.5*[.FN12]*(([.FN6]-[.FM6])/([.FN1]-[.FM1]))^2" office:value-type="float" office:value="0.00933296834612456" calcext:value-type="float">
            <text:p>0.009332968346125</text:p>
          </table:table-cell>
          <table:table-cell table:formula="of:=0.5*[.FO12]*(([.FO6]-[.FN6])/([.FO1]-[.FN1]))^2" office:value-type="float" office:value="0.00299157753236225" calcext:value-type="float">
            <text:p>0.002991577532362</text:p>
          </table:table-cell>
          <table:table-cell table:formula="of:=0.5*[.FP12]*(([.FP6]-[.FO6])/([.FP1]-[.FO1]))^2" office:value-type="float" office:value="0.000130416384206171" calcext:value-type="float">
            <text:p>0.000130416384206</text:p>
          </table:table-cell>
          <table:table-cell table:formula="of:=0.5*[.FQ12]*(([.FQ6]-[.FP6])/([.FQ1]-[.FP1]))^2" office:value-type="float" office:value="0.00000203876480941056" calcext:value-type="float">
            <text:p>2.03876480941056E-06</text:p>
          </table:table-cell>
          <table:table-cell table:formula="of:=0.5*[.FR12]*(([.FR6]-[.FQ6])/([.FR1]-[.FQ1]))^2" office:value-type="float" office:value="0.000152142215629739" calcext:value-type="float">
            <text:p>0.00015214221563</text:p>
          </table:table-cell>
          <table:table-cell table:formula="of:=0.5*[.FS12]*(([.FS6]-[.FR6])/([.FS1]-[.FR1]))^2" office:value-type="float" office:value="0.00504602366506513" calcext:value-type="float">
            <text:p>0.005046023665065</text:p>
          </table:table-cell>
          <table:table-cell table:formula="of:=0.5*[.FT12]*(([.FT6]-[.FS6])/([.FT1]-[.FS1]))^2" office:value-type="float" office:value="0.00000580746699051215" calcext:value-type="float">
            <text:p>5.80746699051215E-06</text:p>
          </table:table-cell>
          <table:table-cell table:formula="of:=0.5*[.FU12]*(([.FU6]-[.FT6])/([.FU1]-[.FT1]))^2" office:value-type="float" office:value="0.00111761412091436" calcext:value-type="float">
            <text:p>0.001117614120914</text:p>
          </table:table-cell>
          <table:table-cell table:formula="of:=0.5*[.FV12]*(([.FV6]-[.FU6])/([.FV1]-[.FU1]))^2" office:value-type="float" office:value="0.00966852493662642" calcext:value-type="float">
            <text:p>0.009668524936626</text:p>
          </table:table-cell>
          <table:table-cell table:formula="of:=0.5*[.FW12]*(([.FW6]-[.FV6])/([.FW1]-[.FV1]))^2" office:value-type="float" office:value="0.00000268060931670905" calcext:value-type="float">
            <text:p>2.68060931670905E-06</text:p>
          </table:table-cell>
          <table:table-cell table:formula="of:=0.5*[.FX12]*(([.FX6]-[.FW6])/([.FX1]-[.FW1]))^2" office:value-type="float" office:value="0.00995539329165763" calcext:value-type="float">
            <text:p>0.009955393291658</text:p>
          </table:table-cell>
          <table:table-cell table:formula="of:=0.5*[.FY12]*(([.FY6]-[.FX6])/([.FY1]-[.FX1]))^2" office:value-type="float" office:value="0.00000598726304940514" calcext:value-type="float">
            <text:p>5.98726304940514E-06</text:p>
          </table:table-cell>
          <table:table-cell table:formula="of:=0.5*[.FZ12]*(([.FZ6]-[.FY6])/([.FZ1]-[.FY1]))^2" office:value-type="float" office:value="0.000781339474389709" calcext:value-type="float">
            <text:p>0.00078133947439</text:p>
          </table:table-cell>
          <table:table-cell table:formula="of:=0.5*[.GA12]*(([.GA6]-[.FZ6])/([.GA1]-[.FZ1]))^2" office:value-type="float" office:value="0.0000175481815259967" calcext:value-type="float">
            <text:p>1.75481815259967E-05</text:p>
          </table:table-cell>
          <table:table-cell table:formula="of:=0.5*[.GB12]*(([.GB6]-[.GA6])/([.GB1]-[.GA1]))^2" office:value-type="float" office:value="0.00450401431824291" calcext:value-type="float">
            <text:p>0.004504014318243</text:p>
          </table:table-cell>
          <table:table-cell table:formula="of:=0.5*[.GC12]*(([.GC6]-[.GB6])/([.GC1]-[.GB1]))^2" office:value-type="float" office:value="0.000110902574967866" calcext:value-type="float">
            <text:p>0.000110902574968</text:p>
          </table:table-cell>
          <table:table-cell table:formula="of:=0.5*[.GD12]*(([.GD6]-[.GC6])/([.GD1]-[.GC1]))^2" office:value-type="float" office:value="0.000286319191052444" calcext:value-type="float">
            <text:p>0.000286319191052</text:p>
          </table:table-cell>
          <table:table-cell table:formula="of:=0.5*[.GE12]*(([.GE6]-[.GD6])/([.GE1]-[.GD1]))^2" office:value-type="float" office:value="0.000623861104169902" calcext:value-type="float">
            <text:p>0.00062386110417</text:p>
          </table:table-cell>
          <table:table-cell table:formula="of:=0.5*[.GF12]*(([.GF6]-[.GE6])/([.GF1]-[.GE1]))^2" office:value-type="float" office:value="0.00130901635032146" calcext:value-type="float">
            <text:p>0.001309016350321</text:p>
          </table:table-cell>
          <table:table-cell table:formula="of:=0.5*[.GG12]*(([.GG6]-[.GF6])/([.GG1]-[.GF1]))^2" office:value-type="float" office:value="0.000560482498491028" calcext:value-type="float">
            <text:p>0.000560482498491</text:p>
          </table:table-cell>
          <table:table-cell table:formula="of:=0.5*[.GH12]*(([.GH6]-[.GG6])/([.GH1]-[.GG1]))^2" office:value-type="float" office:value="0.00000021060001920455" calcext:value-type="float">
            <text:p>2.1060001920455E-07</text:p>
          </table:table-cell>
          <table:table-cell table:formula="of:=0.5*[.GI12]*(([.GI6]-[.GH6])/([.GI1]-[.GH1]))^2" office:value-type="float" office:value="0.00297168543924194" calcext:value-type="float">
            <text:p>0.002971685439242</text:p>
          </table:table-cell>
          <table:table-cell table:formula="of:=0.5*[.GJ12]*(([.GJ6]-[.GI6])/([.GJ1]-[.GI1]))^2" office:value-type="float" office:value="0.0130476920765565" calcext:value-type="float">
            <text:p>0.013047692076557</text:p>
          </table:table-cell>
          <table:table-cell table:formula="of:=0.5*[.GK12]*(([.GK6]-[.GJ6])/([.GK1]-[.GJ1]))^2" office:value-type="float" office:value="0.000829785035620847" calcext:value-type="float">
            <text:p>0.000829785035621</text:p>
          </table:table-cell>
          <table:table-cell table:formula="of:=0.5*[.GL12]*(([.GL6]-[.GK6])/([.GL1]-[.GK1]))^2" office:value-type="float" office:value="0.0000526833312714267" calcext:value-type="float">
            <text:p>5.26833312714267E-05</text:p>
          </table:table-cell>
          <table:table-cell table:formula="of:=0.5*[.GM12]*(([.GM6]-[.GL6])/([.GM1]-[.GL1]))^2" office:value-type="float" office:value="0.0000120919158424899" calcext:value-type="float">
            <text:p>1.20919158424899E-05</text:p>
          </table:table-cell>
          <table:table-cell table:formula="of:=0.5*[.GN12]*(([.GN6]-[.GM6])/([.GN1]-[.GM1]))^2" office:value-type="float" office:value="0.00124396274709329" calcext:value-type="float">
            <text:p>0.001243962747093</text:p>
          </table:table-cell>
          <table:table-cell table:formula="of:=0.5*[.GO12]*(([.GO6]-[.GN6])/([.GO1]-[.GN1]))^2" office:value-type="float" office:value="0.00405258607243978" calcext:value-type="float">
            <text:p>0.00405258607244</text:p>
          </table:table-cell>
          <table:table-cell table:formula="of:=0.5*[.GP12]*(([.GP6]-[.GO6])/([.GP1]-[.GO1]))^2" office:value-type="float" office:value="0.00529441964615701" calcext:value-type="float">
            <text:p>0.005294419646157</text:p>
          </table:table-cell>
          <table:table-cell table:formula="of:=0.5*[.GQ12]*(([.GQ6]-[.GP6])/([.GQ1]-[.GP1]))^2" office:value-type="float" office:value="0.000104112048414672" calcext:value-type="float">
            <text:p>0.000104112048415</text:p>
          </table:table-cell>
          <table:table-cell table:formula="of:=0.5*[.GR12]*(([.GR6]-[.GQ6])/([.GR1]-[.GQ1]))^2" office:value-type="float" office:value="0.00657840477155647" calcext:value-type="float">
            <text:p>0.006578404771556</text:p>
          </table:table-cell>
          <table:table-cell table:formula="of:=0.5*[.GS12]*(([.GS6]-[.GR6])/([.GS1]-[.GR1]))^2" office:value-type="float" office:value="0.0071569415061461" calcext:value-type="float">
            <text:p>0.007156941506146</text:p>
          </table:table-cell>
          <table:table-cell table:formula="of:=0.5*[.GT12]*(([.GT6]-[.GS6])/([.GT1]-[.GS1]))^2" office:value-type="float" office:value="0.0000740069089331681" calcext:value-type="float">
            <text:p>7.40069089331681E-05</text:p>
          </table:table-cell>
          <table:table-cell table:formula="of:=0.5*[.GU12]*(([.GU6]-[.GT6])/([.GU1]-[.GT1]))^2" office:value-type="float" office:value="0.00039304699540665" calcext:value-type="float">
            <text:p>0.000393046995407</text:p>
          </table:table-cell>
          <table:table-cell table:formula="of:=0.5*[.GV12]*(([.GV6]-[.GU6])/([.GV1]-[.GU1]))^2" office:value-type="float" office:value="0.000601848502465994" calcext:value-type="float">
            <text:p>0.000601848502466</text:p>
          </table:table-cell>
          <table:table-cell table:formula="of:=0.5*[.GW12]*(([.GW6]-[.GV6])/([.GW1]-[.GV1]))^2" office:value-type="float" office:value="0.00072796619507321" calcext:value-type="float">
            <text:p>0.000727966195073</text:p>
          </table:table-cell>
          <table:table-cell table:formula="of:=0.5*[.GX12]*(([.GX6]-[.GW6])/([.GX1]-[.GW1]))^2" office:value-type="float" office:value="0.00395512317286318" calcext:value-type="float">
            <text:p>0.003955123172863</text:p>
          </table:table-cell>
          <table:table-cell table:formula="of:=0.5*[.GY12]*(([.GY6]-[.GX6])/([.GY1]-[.GX1]))^2" office:value-type="float" office:value="0.000140497220841104" calcext:value-type="float">
            <text:p>0.000140497220841</text:p>
          </table:table-cell>
          <table:table-cell table:formula="of:=0.5*[.GZ12]*(([.GZ6]-[.GY6])/([.GZ1]-[.GY1]))^2" office:value-type="float" office:value="0.00000570585619814955" calcext:value-type="float">
            <text:p>5.70585619814955E-06</text:p>
          </table:table-cell>
          <table:table-cell table:formula="of:=0.5*[.HA12]*(([.HA6]-[.GZ6])/([.HA1]-[.GZ1]))^2" office:value-type="float" office:value="0.000887670031816274" calcext:value-type="float">
            <text:p>0.000887670031816</text:p>
          </table:table-cell>
          <table:table-cell table:formula="of:=0.5*[.HB12]*(([.HB6]-[.HA6])/([.HB1]-[.HA1]))^2" office:value-type="float" office:value="0.00119613566656295" calcext:value-type="float">
            <text:p>0.001196135666563</text:p>
          </table:table-cell>
          <table:table-cell table:formula="of:=0.5*[.HC12]*(([.HC6]-[.HB6])/([.HC1]-[.HB1]))^2" office:value-type="float" office:value="0.000689188065153066" calcext:value-type="float">
            <text:p>0.000689188065153</text:p>
          </table:table-cell>
          <table:table-cell table:formula="of:=0.5*[.HD12]*(([.HD6]-[.HC6])/([.HD1]-[.HC1]))^2" office:value-type="float" office:value="0.000292513164407256" calcext:value-type="float">
            <text:p>0.000292513164407</text:p>
          </table:table-cell>
          <table:table-cell table:formula="of:=0.5*[.HE12]*(([.HE6]-[.HD6])/([.HE1]-[.HD1]))^2" office:value-type="float" office:value="0.000459721768573221" calcext:value-type="float">
            <text:p>0.000459721768573</text:p>
          </table:table-cell>
          <table:table-cell table:formula="of:=0.5*[.HF12]*(([.HF6]-[.HE6])/([.HF1]-[.HE1]))^2" office:value-type="float" office:value="0.00187642624230321" calcext:value-type="float">
            <text:p>0.001876426242303</text:p>
          </table:table-cell>
          <table:table-cell table:formula="of:=0.5*[.HG12]*(([.HG6]-[.HF6])/([.HG1]-[.HF1]))^2" office:value-type="float" office:value="0.000422993728968101" calcext:value-type="float">
            <text:p>0.000422993728968</text:p>
          </table:table-cell>
          <table:table-cell table:formula="of:=0.5*[.HH12]*(([.HH6]-[.HG6])/([.HH1]-[.HG1]))^2" office:value-type="float" office:value="0.0000695498501160694" calcext:value-type="float">
            <text:p>6.95498501160694E-05</text:p>
          </table:table-cell>
          <table:table-cell table:formula="of:=0.5*[.HI12]*(([.HI6]-[.HH6])/([.HI1]-[.HH1]))^2" office:value-type="float" office:value="0.00347112798089751" calcext:value-type="float">
            <text:p>0.003471127980898</text:p>
          </table:table-cell>
          <table:table-cell table:formula="of:=0.5*[.HJ12]*(([.HJ6]-[.HI6])/([.HJ1]-[.HI1]))^2" office:value-type="float" office:value="0.00161574632282049" calcext:value-type="float">
            <text:p>0.001615746322821</text:p>
          </table:table-cell>
          <table:table-cell table:formula="of:=0.5*[.HK12]*(([.HK6]-[.HJ6])/([.HK1]-[.HJ1]))^2" office:value-type="float" office:value="0.000605665585096876" calcext:value-type="float">
            <text:p>0.000605665585097</text:p>
          </table:table-cell>
          <table:table-cell table:formula="of:=0.5*[.HL12]*(([.HL6]-[.HK6])/([.HL1]-[.HK1]))^2" office:value-type="float" office:value="0.000120597255214359" calcext:value-type="float">
            <text:p>0.000120597255214</text:p>
          </table:table-cell>
          <table:table-cell table:formula="of:=0.5*[.HM12]*(([.HM6]-[.HL6])/([.HM1]-[.HL1]))^2" office:value-type="float" office:value="0.00464120595381656" calcext:value-type="float">
            <text:p>0.004641205953817</text:p>
          </table:table-cell>
          <table:table-cell table:formula="of:=0.5*[.HN12]*(([.HN6]-[.HM6])/([.HN1]-[.HM1]))^2" office:value-type="float" office:value="0.000250903896678767" calcext:value-type="float">
            <text:p>0.000250903896679</text:p>
          </table:table-cell>
          <table:table-cell table:formula="of:=0.5*[.HO12]*(([.HO6]-[.HN6])/([.HO1]-[.HN1]))^2" office:value-type="float" office:value="0.00622334284253384" calcext:value-type="float">
            <text:p>0.006223342842534</text:p>
          </table:table-cell>
          <table:table-cell table:formula="of:=0.5*[.HP12]*(([.HP6]-[.HO6])/([.HP1]-[.HO1]))^2" office:value-type="float" office:value="0.000083700155114639" calcext:value-type="float">
            <text:p>8.3700155114639E-05</text:p>
          </table:table-cell>
          <table:table-cell table:formula="of:=0.5*[.HQ12]*(([.HQ6]-[.HP6])/([.HQ1]-[.HP1]))^2" office:value-type="float" office:value="0.000142151862384832" calcext:value-type="float">
            <text:p>0.000142151862385</text:p>
          </table:table-cell>
          <table:table-cell table:formula="of:=0.5*[.HR12]*(([.HR6]-[.HQ6])/([.HR1]-[.HQ1]))^2" office:value-type="float" office:value="0.0103662504115102" calcext:value-type="float">
            <text:p>0.01036625041151</text:p>
          </table:table-cell>
          <table:table-cell table:formula="of:=0.5*[.HS12]*(([.HS6]-[.HR6])/([.HS1]-[.HR1]))^2" office:value-type="float" office:value="0.00923780192182719" calcext:value-type="float">
            <text:p>0.009237801921827</text:p>
          </table:table-cell>
          <table:table-cell table:formula="of:=0.5*[.HT12]*(([.HT6]-[.HS6])/([.HT1]-[.HS1]))^2" office:value-type="float" office:value="0.000908609410780614" calcext:value-type="float">
            <text:p>0.000908609410781</text:p>
          </table:table-cell>
          <table:table-cell table:formula="of:=0.5*[.HU12]*(([.HU6]-[.HT6])/([.HU1]-[.HT1]))^2" office:value-type="float" office:value="0.00644177931669609" calcext:value-type="float">
            <text:p>0.006441779316696</text:p>
          </table:table-cell>
          <table:table-cell table:formula="of:=0.5*[.HV12]*(([.HV6]-[.HU6])/([.HV1]-[.HU1]))^2" office:value-type="float" office:value="0.000578394973199024" calcext:value-type="float">
            <text:p>0.000578394973199</text:p>
          </table:table-cell>
          <table:table-cell table:formula="of:=0.5*[.HW12]*(([.HW6]-[.HV6])/([.HW1]-[.HV1]))^2" office:value-type="float" office:value="0.000387008333911378" calcext:value-type="float">
            <text:p>0.000387008333911</text:p>
          </table:table-cell>
          <table:table-cell table:formula="of:=0.5*[.HX12]*(([.HX6]-[.HW6])/([.HX1]-[.HW1]))^2" office:value-type="float" office:value="0.00206193540541106" calcext:value-type="float">
            <text:p>0.002061935405411</text:p>
          </table:table-cell>
          <table:table-cell table:formula="of:=0.5*[.HY12]*(([.HY6]-[.HX6])/([.HY1]-[.HX1]))^2" office:value-type="float" office:value="0.000346057937222764" calcext:value-type="float">
            <text:p>0.000346057937223</text:p>
          </table:table-cell>
          <table:table-cell table:formula="of:=0.5*[.HZ12]*(([.HZ6]-[.HY6])/([.HZ1]-[.HY1]))^2" office:value-type="float" office:value="0.00184208891144044" calcext:value-type="float">
            <text:p>0.00184208891144</text:p>
          </table:table-cell>
          <table:table-cell table:formula="of:=0.5*[.IA12]*(([.IA6]-[.HZ6])/([.IA1]-[.HZ1]))^2" office:value-type="float" office:value="0.00811175765213522" calcext:value-type="float">
            <text:p>0.008111757652135</text:p>
          </table:table-cell>
          <table:table-cell table:formula="of:=0.5*[.IB12]*(([.IB6]-[.IA6])/([.IB1]-[.IA1]))^2" office:value-type="float" office:value="0.000215677968228424" calcext:value-type="float">
            <text:p>0.000215677968228</text:p>
          </table:table-cell>
          <table:table-cell table:formula="of:=0.5*[.IC12]*(([.IC6]-[.IB6])/([.IC1]-[.IB1]))^2" office:value-type="float" office:value="0.0012517912404455" calcext:value-type="float">
            <text:p>0.001251791240446</text:p>
          </table:table-cell>
          <table:table-cell table:formula="of:=0.5*[.ID12]*(([.ID6]-[.IC6])/([.ID1]-[.IC1]))^2" office:value-type="float" office:value="0.00925230857005869" calcext:value-type="float">
            <text:p>0.009252308570059</text:p>
          </table:table-cell>
          <table:table-cell table:formula="of:=0.5*[.IE12]*(([.IE6]-[.ID6])/([.IE1]-[.ID1]))^2" office:value-type="float" office:value="0.00780759207215736" calcext:value-type="float">
            <text:p>0.007807592072157</text:p>
          </table:table-cell>
          <table:table-cell table:formula="of:=0.5*[.IF12]*(([.IF6]-[.IE6])/([.IF1]-[.IE1]))^2" office:value-type="float" office:value="0.0024407282858213" calcext:value-type="float">
            <text:p>0.002440728285821</text:p>
          </table:table-cell>
          <table:table-cell table:formula="of:=0.5*[.IG12]*(([.IG6]-[.IF6])/([.IG1]-[.IF1]))^2" office:value-type="float" office:value="0.0042690132439285" calcext:value-type="float">
            <text:p>0.004269013243929</text:p>
          </table:table-cell>
          <table:table-cell table:formula="of:=0.5*[.IH12]*(([.IH6]-[.IG6])/([.IH1]-[.IG1]))^2" office:value-type="float" office:value="0.00106589649550379" calcext:value-type="float">
            <text:p>0.001065896495504</text:p>
          </table:table-cell>
          <table:table-cell table:formula="of:=0.5*[.II12]*(([.II6]-[.IH6])/([.II1]-[.IH1]))^2" office:value-type="float" office:value="0.000453946368517694" calcext:value-type="float">
            <text:p>0.000453946368518</text:p>
          </table:table-cell>
          <table:table-cell table:formula="of:=0.5*[.IJ12]*(([.IJ6]-[.II6])/([.IJ1]-[.II1]))^2" office:value-type="float" office:value="0.0008713913129939" calcext:value-type="float">
            <text:p>0.000871391312994</text:p>
          </table:table-cell>
          <table:table-cell table:formula="of:=0.5*[.IK12]*(([.IK6]-[.IJ6])/([.IK1]-[.IJ1]))^2" office:value-type="float" office:value="0.000182586960402151" calcext:value-type="float">
            <text:p>0.000182586960402</text:p>
          </table:table-cell>
          <table:table-cell table:formula="of:=0.5*[.IL12]*(([.IL6]-[.IK6])/([.IL1]-[.IK1]))^2" office:value-type="float" office:value="0.0013405770690879" calcext:value-type="float">
            <text:p>0.001340577069088</text:p>
          </table:table-cell>
          <table:table-cell table:formula="of:=0.5*[.IM12]*(([.IM6]-[.IL6])/([.IM1]-[.IL1]))^2" office:value-type="float" office:value="0.000000494099697559722" calcext:value-type="float">
            <text:p>4.94099697559722E-07</text:p>
          </table:table-cell>
          <table:table-cell table:formula="of:=0.5*[.IN12]*(([.IN6]-[.IM6])/([.IN1]-[.IM1]))^2" office:value-type="float" office:value="0.0217350867774432" calcext:value-type="float">
            <text:p>0.021735086777443</text:p>
          </table:table-cell>
          <table:table-cell table:formula="of:=0.5*[.IO12]*(([.IO6]-[.IN6])/([.IO1]-[.IN1]))^2" office:value-type="float" office:value="0.0141427010318741" calcext:value-type="float">
            <text:p>0.014142701031874</text:p>
          </table:table-cell>
          <table:table-cell table:formula="of:=0.5*[.IP12]*(([.IP6]-[.IO6])/([.IP1]-[.IO1]))^2" office:value-type="float" office:value="0.00288355106461961" calcext:value-type="float">
            <text:p>0.00288355106462</text:p>
          </table:table-cell>
          <table:table-cell table:formula="of:=0.5*[.IQ12]*(([.IQ6]-[.IP6])/([.IQ1]-[.IP1]))^2" office:value-type="float" office:value="0.00366340168421951" calcext:value-type="float">
            <text:p>0.00366340168422</text:p>
          </table:table-cell>
          <table:table-cell table:formula="of:=0.5*[.IR12]*(([.IR6]-[.IQ6])/([.IR1]-[.IQ1]))^2" office:value-type="float" office:value="0.000273191740425828" calcext:value-type="float">
            <text:p>0.000273191740426</text:p>
          </table:table-cell>
          <table:table-cell table:formula="of:=0.5*[.IS12]*(([.IS6]-[.IR6])/([.IS1]-[.IR1]))^2" office:value-type="float" office:value="0.0000335053222369635" calcext:value-type="float">
            <text:p>3.35053222369635E-05</text:p>
          </table:table-cell>
          <table:table-cell table:formula="of:=0.5*[.IT12]*(([.IT6]-[.IS6])/([.IT1]-[.IS1]))^2" office:value-type="float" office:value="0.00272006290095684" calcext:value-type="float">
            <text:p>0.002720062900957</text:p>
          </table:table-cell>
          <table:table-cell table:formula="of:=0.5*[.IU12]*(([.IU6]-[.IT6])/([.IU1]-[.IT1]))^2" office:value-type="float" office:value="0.00240497884348633" calcext:value-type="float">
            <text:p>0.002404978843486</text:p>
          </table:table-cell>
          <table:table-cell table:formula="of:=0.5*[.IV12]*(([.IV6]-[.IU6])/([.IV1]-[.IU1]))^2" office:value-type="float" office:value="0.00990578419948274" calcext:value-type="float">
            <text:p>0.009905784199483</text:p>
          </table:table-cell>
          <table:table-cell table:formula="of:=0.5*[.IW12]*(([.IW6]-[.IV6])/([.IW1]-[.IV1]))^2" office:value-type="float" office:value="0.0000316888906323479" calcext:value-type="float">
            <text:p>3.16888906323479E-05</text:p>
          </table:table-cell>
          <table:table-cell table:formula="of:=0.5*[.IX12]*(([.IX6]-[.IW6])/([.IX1]-[.IW1]))^2" office:value-type="float" office:value="0.0131045660025319" calcext:value-type="float">
            <text:p>0.013104566002532</text:p>
          </table:table-cell>
          <table:table-cell table:formula="of:=0.5*[.IY12]*(([.IY6]-[.IX6])/([.IY1]-[.IX1]))^2" office:value-type="float" office:value="0.0000513272764255367" calcext:value-type="float">
            <text:p>5.13272764255367E-05</text:p>
          </table:table-cell>
          <table:table-cell table:formula="of:=0.5*[.IZ12]*(([.IZ6]-[.IY6])/([.IZ1]-[.IY1]))^2" office:value-type="float" office:value="0.000379308500397561" calcext:value-type="float">
            <text:p>0.000379308500398</text:p>
          </table:table-cell>
          <table:table-cell table:formula="of:=0.5*[.JA12]*(([.JA6]-[.IZ6])/([.JA1]-[.IZ1]))^2" office:value-type="float" office:value="0.0000403164361174848" calcext:value-type="float">
            <text:p>4.03164361174848E-05</text:p>
          </table:table-cell>
          <table:table-cell table:formula="of:=0.5*[.JB12]*(([.JB6]-[.JA6])/([.JB1]-[.JA1]))^2" office:value-type="float" office:value="0.00523376994115489" calcext:value-type="float">
            <text:p>0.005233769941155</text:p>
          </table:table-cell>
          <table:table-cell table:formula="of:=0.5*[.JC12]*(([.JC6]-[.JB6])/([.JC1]-[.JB1]))^2" office:value-type="float" office:value="0.00125725730921381" calcext:value-type="float">
            <text:p>0.001257257309214</text:p>
          </table:table-cell>
          <table:table-cell table:formula="of:=0.5*[.JD12]*(([.JD6]-[.JC6])/([.JD1]-[.JC1]))^2" office:value-type="float" office:value="0.00730312072710312" calcext:value-type="float">
            <text:p>0.007303120727103</text:p>
          </table:table-cell>
          <table:table-cell table:formula="of:=0.5*[.JE12]*(([.JE6]-[.JD6])/([.JE1]-[.JD1]))^2" office:value-type="float" office:value="0.00716685888084205" calcext:value-type="float">
            <text:p>0.007166858880842</text:p>
          </table:table-cell>
          <table:table-cell table:formula="of:=0.5*[.JF12]*(([.JF6]-[.JE6])/([.JF1]-[.JE1]))^2" office:value-type="float" office:value="0.00602288631756583" calcext:value-type="float">
            <text:p>0.006022886317566</text:p>
          </table:table-cell>
          <table:table-cell table:formula="of:=0.5*[.JG12]*(([.JG6]-[.JF6])/([.JG1]-[.JF1]))^2" office:value-type="float" office:value="0.000220279750958575" calcext:value-type="float">
            <text:p>0.000220279750959</text:p>
          </table:table-cell>
          <table:table-cell table:formula="of:=0.5*[.JH12]*(([.JH6]-[.JG6])/([.JH1]-[.JG1]))^2" office:value-type="float" office:value="0.000500295784298246" calcext:value-type="float">
            <text:p>0.000500295784298</text:p>
          </table:table-cell>
          <table:table-cell table:formula="of:=0.5*[.JI12]*(([.JI6]-[.JH6])/([.JI1]-[.JH1]))^2" office:value-type="float" office:value="0.0022259336759519" calcext:value-type="float">
            <text:p>0.002225933675952</text:p>
          </table:table-cell>
          <table:table-cell table:formula="of:=0.5*[.JJ12]*(([.JJ6]-[.JI6])/([.JJ1]-[.JI1]))^2" office:value-type="float" office:value="0.000231631142327527" calcext:value-type="float">
            <text:p>0.000231631142328</text:p>
          </table:table-cell>
          <table:table-cell table:formula="of:=0.5*[.JK12]*(([.JK6]-[.JJ6])/([.JK1]-[.JJ1]))^2" office:value-type="float" office:value="0.00345476989236388" calcext:value-type="float">
            <text:p>0.003454769892364</text:p>
          </table:table-cell>
          <table:table-cell table:formula="of:=0.5*[.JL12]*(([.JL6]-[.JK6])/([.JL1]-[.JK1]))^2" office:value-type="float" office:value="0.000160713070196228" calcext:value-type="float">
            <text:p>0.000160713070196</text:p>
          </table:table-cell>
          <table:table-cell table:formula="of:=0.5*[.JM12]*(([.JM6]-[.JL6])/([.JM1]-[.JL1]))^2" office:value-type="float" office:value="0.000978892320914194" calcext:value-type="float">
            <text:p>0.000978892320914</text:p>
          </table:table-cell>
          <table:table-cell table:formula="of:=0.5*[.JN12]*(([.JN6]-[.JM6])/([.JN1]-[.JM1]))^2" office:value-type="float" office:value="0.00136010002651393" calcext:value-type="float">
            <text:p>0.001360100026514</text:p>
          </table:table-cell>
          <table:table-cell table:formula="of:=0.5*[.JO12]*(([.JO6]-[.JN6])/([.JO1]-[.JN1]))^2" office:value-type="float" office:value="0.000405244733911422" calcext:value-type="float">
            <text:p>0.000405244733911</text:p>
          </table:table-cell>
          <table:table-cell table:formula="of:=0.5*[.JP12]*(([.JP6]-[.JO6])/([.JP1]-[.JO1]))^2" office:value-type="float" office:value="0.00122411487587993" calcext:value-type="float">
            <text:p>0.00122411487588</text:p>
          </table:table-cell>
          <table:table-cell table:formula="of:=0.5*[.JQ12]*(([.JQ6]-[.JP6])/([.JQ1]-[.JP1]))^2" office:value-type="float" office:value="0.00878331284160891" calcext:value-type="float">
            <text:p>0.008783312841609</text:p>
          </table:table-cell>
          <table:table-cell table:formula="of:=0.5*[.JR12]*(([.JR6]-[.JQ6])/([.JR1]-[.JQ1]))^2" office:value-type="float" office:value="0.0042332300908289" calcext:value-type="float">
            <text:p>0.004233230090829</text:p>
          </table:table-cell>
          <table:table-cell table:formula="of:=0.5*[.JS12]*(([.JS6]-[.JR6])/([.JS1]-[.JR1]))^2" office:value-type="float" office:value="0.00102269821337671" calcext:value-type="float">
            <text:p>0.001022698213377</text:p>
          </table:table-cell>
          <table:table-cell table:formula="of:=0.5*[.JT12]*(([.JT6]-[.JS6])/([.JT1]-[.JS1]))^2" office:value-type="float" office:value="0.0127325322585173" calcext:value-type="float">
            <text:p>0.012732532258517</text:p>
          </table:table-cell>
          <table:table-cell table:formula="of:=0.5*[.JU12]*(([.JU6]-[.JT6])/([.JU1]-[.JT1]))^2" office:value-type="float" office:value="0.000125186630544532" calcext:value-type="float">
            <text:p>0.000125186630545</text:p>
          </table:table-cell>
          <table:table-cell table:formula="of:=0.5*[.JV12]*(([.JV6]-[.JU6])/([.JV1]-[.JU1]))^2" office:value-type="float" office:value="0.0000767375312631415" calcext:value-type="float">
            <text:p>7.67375312631415E-05</text:p>
          </table:table-cell>
          <table:table-cell table:formula="of:=0.5*[.JW12]*(([.JW6]-[.JV6])/([.JW1]-[.JV1]))^2" office:value-type="float" office:value="0.0166934274844926" calcext:value-type="float">
            <text:p>0.016693427484493</text:p>
          </table:table-cell>
          <table:table-cell table:formula="of:=0.5*[.JX12]*(([.JX6]-[.JW6])/([.JX1]-[.JW1]))^2" office:value-type="float" office:value="0.00161185019103918" calcext:value-type="float">
            <text:p>0.001611850191039</text:p>
          </table:table-cell>
          <table:table-cell table:formula="of:=0.5*[.JY12]*(([.JY6]-[.JX6])/([.JY1]-[.JX1]))^2" office:value-type="float" office:value="0.00965250527350599" calcext:value-type="float">
            <text:p>0.009652505273506</text:p>
          </table:table-cell>
          <table:table-cell table:formula="of:=0.5*[.JZ12]*(([.JZ6]-[.JY6])/([.JZ1]-[.JY1]))^2" office:value-type="float" office:value="0.000222384086828011" calcext:value-type="float">
            <text:p>0.000222384086828</text:p>
          </table:table-cell>
          <table:table-cell table:formula="of:=0.5*[.KA12]*(([.KA6]-[.JZ6])/([.KA1]-[.JZ1]))^2" office:value-type="float" office:value="0.00147651112448382" calcext:value-type="float">
            <text:p>0.001476511124484</text:p>
          </table:table-cell>
          <table:table-cell table:formula="of:=0.5*[.KB12]*(([.KB6]-[.KA6])/([.KB1]-[.KA1]))^2" office:value-type="float" office:value="0.00233523936035675" calcext:value-type="float">
            <text:p>0.002335239360357</text:p>
          </table:table-cell>
          <table:table-cell table:formula="of:=0.5*[.KC12]*(([.KC6]-[.KB6])/([.KC1]-[.KB1]))^2" office:value-type="float" office:value="0.000281587756853199" calcext:value-type="float">
            <text:p>0.000281587756853</text:p>
          </table:table-cell>
          <table:table-cell table:formula="of:=0.5*[.KD12]*(([.KD6]-[.KC6])/([.KD1]-[.KC1]))^2" office:value-type="float" office:value="0.00227524412710005" calcext:value-type="float">
            <text:p>0.0022752441271</text:p>
          </table:table-cell>
          <table:table-cell table:formula="of:=0.5*[.KE12]*(([.KE6]-[.KD6])/([.KE1]-[.KD1]))^2" office:value-type="float" office:value="0.00312275146249461" calcext:value-type="float">
            <text:p>0.003122751462495</text:p>
          </table:table-cell>
          <table:table-cell table:formula="of:=0.5*[.KF12]*(([.KF6]-[.KE6])/([.KF1]-[.KE1]))^2" office:value-type="float" office:value="0.000325091847780127" calcext:value-type="float">
            <text:p>0.00032509184778</text:p>
          </table:table-cell>
          <table:table-cell table:formula="of:=0.5*[.KG12]*(([.KG6]-[.KF6])/([.KG1]-[.KF1]))^2" office:value-type="float" office:value="0.00692592593926867" calcext:value-type="float">
            <text:p>0.006925925939269</text:p>
          </table:table-cell>
          <table:table-cell table:formula="of:=0.5*[.KH12]*(([.KH6]-[.KG6])/([.KH1]-[.KG1]))^2" office:value-type="float" office:value="0.000114731814677449" calcext:value-type="float">
            <text:p>0.000114731814677</text:p>
          </table:table-cell>
          <table:table-cell table:formula="of:=0.5*[.KI12]*(([.KI6]-[.KH6])/([.KI1]-[.KH1]))^2" office:value-type="float" office:value="0.00000528630245020082" calcext:value-type="float">
            <text:p>5.28630245020082E-06</text:p>
          </table:table-cell>
          <table:table-cell table:formula="of:=0.5*[.KJ12]*(([.KJ6]-[.KI6])/([.KJ1]-[.KI1]))^2" office:value-type="float" office:value="0.00120996369433818" calcext:value-type="float">
            <text:p>0.001209963694338</text:p>
          </table:table-cell>
          <table:table-cell table:formula="of:=0.5*[.KK12]*(([.KK6]-[.KJ6])/([.KK1]-[.KJ1]))^2" office:value-type="float" office:value="0.00247468032645175" calcext:value-type="float">
            <text:p>0.002474680326452</text:p>
          </table:table-cell>
          <table:table-cell table:formula="of:=0.5*[.KL12]*(([.KL6]-[.KK6])/([.KL1]-[.KK1]))^2" office:value-type="float" office:value="0.00415141396258592" calcext:value-type="float">
            <text:p>0.004151413962586</text:p>
          </table:table-cell>
          <table:table-cell table:formula="of:=0.5*[.KM12]*(([.KM6]-[.KL6])/([.KM1]-[.KL1]))^2" office:value-type="float" office:value="0.00415355048748185" calcext:value-type="float">
            <text:p>0.004153550487482</text:p>
          </table:table-cell>
          <table:table-cell table:formula="of:=0.5*[.KN12]*(([.KN6]-[.KM6])/([.KN1]-[.KM1]))^2" office:value-type="float" office:value="0.00228440295335168" calcext:value-type="float">
            <text:p>0.002284402953352</text:p>
          </table:table-cell>
          <table:table-cell table:formula="of:=0.5*[.KO12]*(([.KO6]-[.KN6])/([.KO1]-[.KN1]))^2" office:value-type="float" office:value="0.000000214683155579435" calcext:value-type="float">
            <text:p>2.14683155579435E-07</text:p>
          </table:table-cell>
          <table:table-cell table:formula="of:=0.5*[.KP12]*(([.KP6]-[.KO6])/([.KP1]-[.KO1]))^2" office:value-type="float" office:value="0.0015551393672083" calcext:value-type="float">
            <text:p>0.001555139367208</text:p>
          </table:table-cell>
          <table:table-cell table:formula="of:=0.5*[.KQ12]*(([.KQ6]-[.KP6])/([.KQ1]-[.KP1]))^2" office:value-type="float" office:value="0.000000111420436659298" calcext:value-type="float">
            <text:p>1.11420436659298E-07</text:p>
          </table:table-cell>
          <table:table-cell table:formula="of:=0.5*[.KR12]*(([.KR6]-[.KQ6])/([.KR1]-[.KQ1]))^2" office:value-type="float" office:value="0.00227163490574329" calcext:value-type="float">
            <text:p>0.002271634905743</text:p>
          </table:table-cell>
          <table:table-cell table:formula="of:=0.5*[.KS12]*(([.KS6]-[.KR6])/([.KS1]-[.KR1]))^2" office:value-type="float" office:value="0.001040248190834" calcext:value-type="float">
            <text:p>0.001040248190834</text:p>
          </table:table-cell>
          <table:table-cell table:formula="of:=0.5*[.KT12]*(([.KT6]-[.KS6])/([.KT1]-[.KS1]))^2" office:value-type="float" office:value="0.000230611027669614" calcext:value-type="float">
            <text:p>0.00023061102767</text:p>
          </table:table-cell>
          <table:table-cell table:formula="of:=0.5*[.KU12]*(([.KU6]-[.KT6])/([.KU1]-[.KT1]))^2" office:value-type="float" office:value="0.00130920388695628" calcext:value-type="float">
            <text:p>0.001309203886956</text:p>
          </table:table-cell>
          <table:table-cell table:formula="of:=0.5*[.KV12]*(([.KV6]-[.KU6])/([.KV1]-[.KU1]))^2" office:value-type="float" office:value="0.0000527091427320332" calcext:value-type="float">
            <text:p>5.27091427320332E-05</text:p>
          </table:table-cell>
          <table:table-cell table:formula="of:=0.5*[.KW12]*(([.KW6]-[.KV6])/([.KW1]-[.KV1]))^2" office:value-type="float" office:value="0.00622665187684873" calcext:value-type="float">
            <text:p>0.006226651876849</text:p>
          </table:table-cell>
          <table:table-cell table:formula="of:=0.5*[.KX12]*(([.KX6]-[.KW6])/([.KX1]-[.KW1]))^2" office:value-type="float" office:value="0.00000504701131950234" calcext:value-type="float">
            <text:p>5.04701131950234E-06</text:p>
          </table:table-cell>
          <table:table-cell table:formula="of:=0.5*[.KY12]*(([.KY6]-[.KX6])/([.KY1]-[.KX1]))^2" office:value-type="float" office:value="0.0000202126195605426" calcext:value-type="float">
            <text:p>2.02126195605426E-05</text:p>
          </table:table-cell>
          <table:table-cell table:formula="of:=0.5*[.KZ12]*(([.KZ6]-[.KY6])/([.KZ1]-[.KY1]))^2" office:value-type="float" office:value="0.000378519774649737" calcext:value-type="float">
            <text:p>0.00037851977465</text:p>
          </table:table-cell>
          <table:table-cell table:formula="of:=0.5*[.LA12]*(([.LA6]-[.KZ6])/([.LA1]-[.KZ1]))^2" office:value-type="float" office:value="0.00105841847271936" calcext:value-type="float">
            <text:p>0.001058418472719</text:p>
          </table:table-cell>
          <table:table-cell table:formula="of:=0.5*[.LB12]*(([.LB6]-[.LA6])/([.LB1]-[.LA1]))^2" office:value-type="float" office:value="0.00000532504467711831" calcext:value-type="float">
            <text:p>5.32504467711831E-06</text:p>
          </table:table-cell>
          <table:table-cell table:formula="of:=0.5*[.LC12]*(([.LC6]-[.LB6])/([.LC1]-[.LB1]))^2" office:value-type="float" office:value="0.00684123757055" calcext:value-type="float">
            <text:p>0.00684123757055</text:p>
          </table:table-cell>
          <table:table-cell table:formula="of:=0.5*[.LD12]*(([.LD6]-[.LC6])/([.LD1]-[.LC1]))^2" office:value-type="float" office:value="0.0128031345224105" calcext:value-type="float">
            <text:p>0.012803134522411</text:p>
          </table:table-cell>
          <table:table-cell table:formula="of:=0.5*[.LE12]*(([.LE6]-[.LD6])/([.LE1]-[.LD1]))^2" office:value-type="float" office:value="0.00454235952529045" calcext:value-type="float">
            <text:p>0.00454235952529</text:p>
          </table:table-cell>
          <table:table-cell table:formula="of:=0.5*[.LF12]*(([.LF6]-[.LE6])/([.LF1]-[.LE1]))^2" office:value-type="float" office:value="0.00317355646159559" calcext:value-type="float">
            <text:p>0.003173556461596</text:p>
          </table:table-cell>
          <table:table-cell table:formula="of:=0.5*[.LG12]*(([.LG6]-[.LF6])/([.LG1]-[.LF1]))^2" office:value-type="float" office:value="0.00991376556307172" calcext:value-type="float">
            <text:p>0.009913765563072</text:p>
          </table:table-cell>
          <table:table-cell table:formula="of:=0.5*[.LH12]*(([.LH6]-[.LG6])/([.LH1]-[.LG1]))^2" office:value-type="float" office:value="0.00000159480130437712" calcext:value-type="float">
            <text:p>1.59480130437712E-06</text:p>
          </table:table-cell>
          <table:table-cell table:formula="of:=0.5*[.LI12]*(([.LI6]-[.LH6])/([.LI1]-[.LH1]))^2" office:value-type="float" office:value="0.00151808648678706" calcext:value-type="float">
            <text:p>0.001518086486787</text:p>
          </table:table-cell>
          <table:table-cell table:formula="of:=0.5*[.LJ12]*(([.LJ6]-[.LI6])/([.LJ1]-[.LI1]))^2" office:value-type="float" office:value="0.000778888812890833" calcext:value-type="float">
            <text:p>0.000778888812891</text:p>
          </table:table-cell>
          <table:table-cell table:formula="of:=0.5*[.LK12]*(([.LK6]-[.LJ6])/([.LK1]-[.LJ1]))^2" office:value-type="float" office:value="0.00610625234358784" calcext:value-type="float">
            <text:p>0.006106252343588</text:p>
          </table:table-cell>
          <table:table-cell table:formula="of:=0.5*[.LL12]*(([.LL6]-[.LK6])/([.LL1]-[.LK1]))^2" office:value-type="float" office:value="0.00000883314576634769" calcext:value-type="float">
            <text:p>8.83314576634769E-06</text:p>
          </table:table-cell>
          <table:table-cell table:formula="of:=0.5*[.LM12]*(([.LM6]-[.LL6])/([.LM1]-[.LL1]))^2" office:value-type="float" office:value="0.000856358389459365" calcext:value-type="float">
            <text:p>0.000856358389459</text:p>
          </table:table-cell>
          <table:table-cell table:formula="of:=0.5*[.LN12]*(([.LN6]-[.LM6])/([.LN1]-[.LM1]))^2" office:value-type="float" office:value="0.0000904129614680776" calcext:value-type="float">
            <text:p>9.04129614680776E-05</text:p>
          </table:table-cell>
          <table:table-cell table:formula="of:=0.5*[.LO12]*(([.LO6]-[.LN6])/([.LO1]-[.LN1]))^2" office:value-type="float" office:value="0.000494100167682" calcext:value-type="float">
            <text:p>0.000494100167682</text:p>
          </table:table-cell>
          <table:table-cell table:formula="of:=0.5*[.LP12]*(([.LP6]-[.LO6])/([.LP1]-[.LO1]))^2" office:value-type="float" office:value="0.00131317147329711" calcext:value-type="float">
            <text:p>0.001313171473297</text:p>
          </table:table-cell>
          <table:table-cell table:formula="of:=0.5*[.LQ12]*(([.LQ6]-[.LP6])/([.LQ1]-[.LP1]))^2" office:value-type="float" office:value="0.00166882519583936" calcext:value-type="float">
            <text:p>0.001668825195839</text:p>
          </table:table-cell>
          <table:table-cell table:formula="of:=0.5*[.LR12]*(([.LR6]-[.LQ6])/([.LR1]-[.LQ1]))^2" office:value-type="float" office:value="0.00491548683930636" calcext:value-type="float">
            <text:p>0.004915486839306</text:p>
          </table:table-cell>
          <table:table-cell table:formula="of:=0.5*[.LS12]*(([.LS6]-[.LR6])/([.LS1]-[.LR1]))^2" office:value-type="float" office:value="0.00131228706222463" calcext:value-type="float">
            <text:p>0.001312287062225</text:p>
          </table:table-cell>
          <table:table-cell table:formula="of:=0.5*[.LT12]*(([.LT6]-[.LS6])/([.LT1]-[.LS1]))^2" office:value-type="float" office:value="0.0000600703020682783" calcext:value-type="float">
            <text:p>6.00703020682783E-05</text:p>
          </table:table-cell>
          <table:table-cell table:formula="of:=0.5*[.LU12]*(([.LU6]-[.LT6])/([.LU1]-[.LT1]))^2" office:value-type="float" office:value="0.00250914408563259" calcext:value-type="float">
            <text:p>0.002509144085633</text:p>
          </table:table-cell>
          <table:table-cell table:formula="of:=0.5*[.LV12]*(([.LV6]-[.LU6])/([.LV1]-[.LU1]))^2" office:value-type="float" office:value="0.000242260228243255" calcext:value-type="float">
            <text:p>0.000242260228243</text:p>
          </table:table-cell>
          <table:table-cell table:formula="of:=0.5*[.LW12]*(([.LW6]-[.LV6])/([.LW1]-[.LV1]))^2" office:value-type="float" office:value="0.00180584919618652" calcext:value-type="float">
            <text:p>0.001805849196187</text:p>
          </table:table-cell>
          <table:table-cell table:formula="of:=0.5*[.LX12]*(([.LX6]-[.LW6])/([.LX1]-[.LW1]))^2" office:value-type="float" office:value="0.00177012218986752" calcext:value-type="float">
            <text:p>0.001770122189868</text:p>
          </table:table-cell>
          <table:table-cell table:formula="of:=0.5*[.LY12]*(([.LY6]-[.LX6])/([.LY1]-[.LX1]))^2" office:value-type="float" office:value="0.000582763877252518" calcext:value-type="float">
            <text:p>0.000582763877253</text:p>
          </table:table-cell>
          <table:table-cell table:formula="of:=0.5*[.LZ12]*(([.LZ6]-[.LY6])/([.LZ1]-[.LY1]))^2" office:value-type="float" office:value="0.00394007393154905" calcext:value-type="float">
            <text:p>0.003940073931549</text:p>
          </table:table-cell>
          <table:table-cell table:formula="of:=0.5*[.MA12]*(([.MA6]-[.LZ6])/([.MA1]-[.LZ1]))^2" office:value-type="float" office:value="0.0000147524944404642" calcext:value-type="float">
            <text:p>1.47524944404642E-05</text:p>
          </table:table-cell>
          <table:table-cell table:formula="of:=0.5*[.MB12]*(([.MB6]-[.MA6])/([.MB1]-[.MA1]))^2" office:value-type="float" office:value="0.000292142520061188" calcext:value-type="float">
            <text:p>0.000292142520061</text:p>
          </table:table-cell>
          <table:table-cell table:formula="of:=0.5*[.MC12]*(([.MC6]-[.MB6])/([.MC1]-[.MB1]))^2" office:value-type="float" office:value="0.000393787107979146" calcext:value-type="float">
            <text:p>0.000393787107979</text:p>
          </table:table-cell>
          <table:table-cell table:formula="of:=0.5*[.MD12]*(([.MD6]-[.MC6])/([.MD1]-[.MC1]))^2" office:value-type="float" office:value="0.000365488640214899" calcext:value-type="float">
            <text:p>0.000365488640215</text:p>
          </table:table-cell>
          <table:table-cell table:formula="of:=0.5*[.ME12]*(([.ME6]-[.MD6])/([.ME1]-[.MD1]))^2" office:value-type="float" office:value="0.000089517802224599" calcext:value-type="float">
            <text:p>8.9517802224599E-05</text:p>
          </table:table-cell>
          <table:table-cell table:formula="of:=0.5*[.MF12]*(([.MF6]-[.ME6])/([.MF1]-[.ME1]))^2" office:value-type="float" office:value="0.000000561716927392373" calcext:value-type="float">
            <text:p>5.61716927392373E-07</text:p>
          </table:table-cell>
          <table:table-cell table:formula="of:=0.5*[.MG12]*(([.MG6]-[.MF6])/([.MG1]-[.MF1]))^2" office:value-type="float" office:value="0.000507026191705653" calcext:value-type="float">
            <text:p>0.000507026191706</text:p>
          </table:table-cell>
          <table:table-cell table:formula="of:=0.5*[.MH12]*(([.MH6]-[.MG6])/([.MH1]-[.MG1]))^2" office:value-type="float" office:value="0.000291570564101088" calcext:value-type="float">
            <text:p>0.000291570564101</text:p>
          </table:table-cell>
          <table:table-cell table:formula="of:=0.5*[.MI12]*(([.MI6]-[.MH6])/([.MI1]-[.MH1]))^2" office:value-type="float" office:value="0.00146733233155925" calcext:value-type="float">
            <text:p>0.001467332331559</text:p>
          </table:table-cell>
          <table:table-cell table:formula="of:=0.5*[.MJ12]*(([.MJ6]-[.MI6])/([.MJ1]-[.MI1]))^2" office:value-type="float" office:value="0.00101491570388473" calcext:value-type="float">
            <text:p>0.001014915703885</text:p>
          </table:table-cell>
          <table:table-cell table:formula="of:=0.5*[.MK12]*(([.MK6]-[.MJ6])/([.MK1]-[.MJ1]))^2" office:value-type="float" office:value="0.00268621336742003" calcext:value-type="float">
            <text:p>0.00268621336742</text:p>
          </table:table-cell>
          <table:table-cell table:formula="of:=0.5*[.ML12]*(([.ML6]-[.MK6])/([.ML1]-[.MK1]))^2" office:value-type="float" office:value="0.00451612326968699" calcext:value-type="float">
            <text:p>0.004516123269687</text:p>
          </table:table-cell>
          <table:table-cell table:formula="of:=0.5*[.MM12]*(([.MM6]-[.ML6])/([.MM1]-[.ML1]))^2" office:value-type="float" office:value="0.000138399839036615" calcext:value-type="float">
            <text:p>0.000138399839037</text:p>
          </table:table-cell>
          <table:table-cell table:formula="of:=0.5*[.MN12]*(([.MN6]-[.MM6])/([.MN1]-[.MM1]))^2" office:value-type="float" office:value="0.00175811167011123" calcext:value-type="float">
            <text:p>0.001758111670111</text:p>
          </table:table-cell>
          <table:table-cell table:formula="of:=0.5*[.MO12]*(([.MO6]-[.MN6])/([.MO1]-[.MN1]))^2" office:value-type="float" office:value="0.000253616122174808" calcext:value-type="float">
            <text:p>0.000253616122175</text:p>
          </table:table-cell>
          <table:table-cell table:formula="of:=0.5*[.MP12]*(([.MP6]-[.MO6])/([.MP1]-[.MO1]))^2" office:value-type="float" office:value="0.0000064704838548761" calcext:value-type="float">
            <text:p>6.4704838548761E-06</text:p>
          </table:table-cell>
          <table:table-cell table:formula="of:=0.5*[.MQ12]*(([.MQ6]-[.MP6])/([.MQ1]-[.MP1]))^2" office:value-type="float" office:value="0.0000374653829161717" calcext:value-type="float">
            <text:p>3.74653829161717E-05</text:p>
          </table:table-cell>
          <table:table-cell table:formula="of:=0.5*[.MR12]*(([.MR6]-[.MQ6])/([.MR1]-[.MQ1]))^2" office:value-type="float" office:value="0.000000287728415742357" calcext:value-type="float">
            <text:p>2.87728415742357E-07</text:p>
          </table:table-cell>
          <table:table-cell table:formula="of:=0.5*[.MS12]*(([.MS6]-[.MR6])/([.MS1]-[.MR1]))^2" office:value-type="float" office:value="0.0000556923393004219" calcext:value-type="float">
            <text:p>5.56923393004219E-05</text:p>
          </table:table-cell>
          <table:table-cell table:formula="of:=0.5*[.MT12]*(([.MT6]-[.MS6])/([.MT1]-[.MS1]))^2" office:value-type="float" office:value="0.0000598724707267515" calcext:value-type="float">
            <text:p>5.98724707267515E-05</text:p>
          </table:table-cell>
          <table:table-cell table:formula="of:=0.5*[.MU12]*(([.MU6]-[.MT6])/([.MU1]-[.MT1]))^2" office:value-type="float" office:value="0.0000114558605628742" calcext:value-type="float">
            <text:p>1.14558605628742E-05</text:p>
          </table:table-cell>
          <table:table-cell table:formula="of:=0.5*[.MV12]*(([.MV6]-[.MU6])/([.MV1]-[.MU1]))^2" office:value-type="float" office:value="0.000000167214582140965" calcext:value-type="float">
            <text:p>1.67214582140965E-07</text:p>
          </table:table-cell>
          <table:table-cell table:formula="of:=0.5*[.MW12]*(([.MW6]-[.MV6])/([.MW1]-[.MV1]))^2" office:value-type="float" office:value="0.0000743362908567498" calcext:value-type="float">
            <text:p>7.43362908567498E-05</text:p>
          </table:table-cell>
          <table:table-cell table:formula="of:=0.5*[.MX12]*(([.MX6]-[.MW6])/([.MX1]-[.MW1]))^2" office:value-type="float" office:value="0.00000353697308422106" calcext:value-type="float">
            <text:p>3.53697308422106E-06</text:p>
          </table:table-cell>
          <table:table-cell table:formula="of:=0.5*[.MY12]*(([.MY6]-[.MX6])/([.MY1]-[.MX1]))^2" office:value-type="float" office:value="0.0000110568082658533" calcext:value-type="float">
            <text:p>1.10568082658533E-05</text:p>
          </table:table-cell>
          <table:table-cell table:formula="of:=0.5*[.MZ12]*(([.MZ6]-[.MY6])/([.MZ1]-[.MY1]))^2" office:value-type="float" office:value="0.0000328074960172843" calcext:value-type="float">
            <text:p>3.28074960172843E-05</text:p>
          </table:table-cell>
          <table:table-cell table:formula="of:=0.5*[.NA12]*(([.NA6]-[.MZ6])/([.NA1]-[.MZ1]))^2" office:value-type="float" office:value="0.00000721216388301339" calcext:value-type="float">
            <text:p>7.21216388301339E-06</text:p>
          </table:table-cell>
          <table:table-cell table:formula="of:=0.5*[.NB12]*(([.NB6]-[.NA6])/([.NB1]-[.NA1]))^2" office:value-type="float" office:value="0.0000000117220089868075" calcext:value-type="float">
            <text:p>1.17220089868075E-08</text:p>
          </table:table-cell>
          <table:table-cell table:formula="of:=0.5*[.NC12]*(([.NC6]-[.NB6])/([.NC1]-[.NB1]))^2" office:value-type="float" office:value="0.0000049422979266157" calcext:value-type="float">
            <text:p>4.9422979266157E-06</text:p>
          </table:table-cell>
          <table:table-cell table:formula="of:=0.5*[.ND12]*(([.ND6]-[.NC6])/([.ND1]-[.NC1]))^2" office:value-type="float" office:value="0.000000872509410278258" calcext:value-type="float">
            <text:p>8.72509410278258E-07</text:p>
          </table:table-cell>
          <table:table-cell table:formula="of:=0.5*[.NE12]*(([.NE6]-[.ND6])/([.NE1]-[.ND1]))^2" office:value-type="float" office:value="0.00000217969392601405" calcext:value-type="float">
            <text:p>2.17969392601405E-06</text:p>
          </table:table-cell>
          <table:table-cell table:formula="of:=0.5*[.NF12]*(([.NF6]-[.NE6])/([.NF1]-[.NE1]))^2" office:value-type="float" office:value="0.0000000745903476667241" calcext:value-type="float">
            <text:p>7.45903476667241E-08</text:p>
          </table:table-cell>
          <table:table-cell table:formula="of:=0.5*[.NG12]*(([.NG6]-[.NF6])/([.NG1]-[.NF1]))^2" office:value-type="float" office:value="0.00000593513329410327" calcext:value-type="float">
            <text:p>5.93513329410327E-06</text:p>
          </table:table-cell>
          <table:table-cell table:formula="of:=0.5*[.NH12]*(([.NH6]-[.NG6])/([.NH1]-[.NG1]))^2" office:value-type="float" office:value="0.000000409707211818452" calcext:value-type="float">
            <text:p>4.09707211818452E-07</text:p>
          </table:table-cell>
          <table:table-cell table:formula="of:=0.5*[.NI12]*(([.NI6]-[.NH6])/([.NI1]-[.NH1]))^2" office:value-type="float" office:value="0.00000042462061492125" calcext:value-type="float">
            <text:p>4.2462061492125E-07</text:p>
          </table:table-cell>
          <table:table-cell table:formula="of:=0.5*[.NJ12]*(([.NJ6]-[.NI6])/([.NJ1]-[.NI1]))^2" office:value-type="float" office:value="0.000000270423213895088" calcext:value-type="float">
            <text:p>2.70423213895088E-07</text:p>
          </table:table-cell>
          <table:table-cell table:formula="of:=0.5*[.NK12]*(([.NK6]-[.NJ6])/([.NK1]-[.NJ1]))^2" office:value-type="float" office:value="0.00000102313922905179" calcext:value-type="float">
            <text:p>1.02313922905179E-06</text:p>
          </table:table-cell>
          <table:table-cell table:formula="of:=0.5*[.NL12]*(([.NL6]-[.NK6])/([.NL1]-[.NK1]))^2" office:value-type="float" office:value="0.000000000321508829312087" calcext:value-type="float">
            <text:p>3.21508829312087E-10</text:p>
          </table:table-cell>
          <table:table-cell table:formula="of:=0.5*[.NM12]*(([.NM6]-[.NL6])/([.NM1]-[.NL1]))^2" office:value-type="float" office:value="0.000000998999765339971" calcext:value-type="float">
            <text:p>9.98999765339971E-07</text:p>
          </table:table-cell>
          <table:table-cell table:formula="of:=0.5*[.NN12]*(([.NN6]-[.NM6])/([.NN1]-[.NM1]))^2" office:value-type="float" office:value="0.00000101359861212281" calcext:value-type="float">
            <text:p>1.01359861212281E-06</text:p>
          </table:table-cell>
          <table:table-cell table:formula="of:=0.5*[.NO12]*(([.NO6]-[.NN6])/([.NO1]-[.NN1]))^2" office:value-type="float" office:value="0.000000339116058549287" calcext:value-type="float">
            <text:p>3.39116058549287E-07</text:p>
          </table:table-cell>
          <table:table-cell table:formula="of:=0.5*[.NP12]*(([.NP6]-[.NO6])/([.NP1]-[.NO1]))^2" office:value-type="float" office:value="0.000000682229353062963" calcext:value-type="float">
            <text:p>6.82229353062963E-07</text:p>
          </table:table-cell>
          <table:table-cell table:formula="of:=0.5*[.NQ12]*(([.NQ6]-[.NP6])/([.NQ1]-[.NP1]))^2" office:value-type="float" office:value="0.0000014383457187693" calcext:value-type="float">
            <text:p>1.4383457187693E-06</text:p>
          </table:table-cell>
          <table:table-cell table:formula="of:=0.5*[.NR12]*(([.NR6]-[.NQ6])/([.NR1]-[.NQ1]))^2" office:value-type="float" office:value="0.000000567119126215387" calcext:value-type="float">
            <text:p>5.67119126215387E-07</text:p>
          </table:table-cell>
          <table:table-cell table:formula="of:=0.5*[.NS12]*(([.NS6]-[.NR6])/([.NS1]-[.NR1]))^2" office:value-type="float" office:value="0.00000010262761483776" calcext:value-type="float">
            <text:p>1.0262761483776E-07</text:p>
          </table:table-cell>
          <table:table-cell table:formula="of:=0.5*[.NT12]*(([.NT6]-[.NS6])/([.NT1]-[.NS1]))^2" office:value-type="float" office:value="0.0000000500480073153706" calcext:value-type="float">
            <text:p>5.00480073153706E-08</text:p>
          </table:table-cell>
          <table:table-cell table:formula="of:=0.5*[.NU12]*(([.NU6]-[.NT6])/([.NU1]-[.NT1]))^2" office:value-type="float" office:value="0.000000886692835875855" calcext:value-type="float">
            <text:p>8.86692835875855E-07</text:p>
          </table:table-cell>
          <table:table-cell table:formula="of:=0.5*[.NV12]*(([.NV6]-[.NU6])/([.NV1]-[.NU1]))^2" office:value-type="float" office:value="0.000000501785191124235" calcext:value-type="float">
            <text:p>5.01785191124235E-07</text:p>
          </table:table-cell>
          <table:table-cell table:formula="of:=0.5*[.NW12]*(([.NW6]-[.NV6])/([.NW1]-[.NV1]))^2" office:value-type="float" office:value="0.000000838712210128813" calcext:value-type="float">
            <text:p>8.38712210128813E-07</text:p>
          </table:table-cell>
          <table:table-cell table:formula="of:=0.5*[.NX12]*(([.NX6]-[.NW6])/([.NX1]-[.NW1]))^2" office:value-type="float" office:value="0.00000113959966496729" calcext:value-type="float">
            <text:p>1.13959966496729E-06</text:p>
          </table:table-cell>
          <table:table-cell table:formula="of:=0.5*[.NY12]*(([.NY6]-[.NX6])/([.NY1]-[.NX1]))^2" office:value-type="float" office:value="0.000000172992951072097" calcext:value-type="float">
            <text:p>1.72992951072097E-07</text:p>
          </table:table-cell>
          <table:table-cell table:formula="of:=0.5*[.NZ12]*(([.NZ6]-[.NY6])/([.NZ1]-[.NY1]))^2" office:value-type="float" office:value="0.00000000875635811884539" calcext:value-type="float">
            <text:p>8.75635811884539E-09</text:p>
          </table:table-cell>
          <table:table-cell table:formula="of:=0.5*[.OA12]*(([.OA6]-[.NZ6])/([.OA1]-[.NZ1]))^2" office:value-type="float" office:value="0.000000000158107021839229" calcext:value-type="float">
            <text:p>1.58107021839229E-10</text:p>
          </table:table-cell>
          <table:table-cell table:formula="of:=0.5*[.OB12]*(([.OB6]-[.OA6])/([.OB1]-[.OA1]))^2" office:value-type="float" office:value="0.000000000638040583872782" calcext:value-type="float">
            <text:p>6.38040583872782E-10</text:p>
          </table:table-cell>
          <table:table-cell table:formula="of:=0.5*[.OC12]*(([.OC6]-[.OB6])/([.OC1]-[.OB1]))^2" office:value-type="float" office:value="0.0000000268306714571092" calcext:value-type="float">
            <text:p>2.68306714571092E-08</text:p>
          </table:table-cell>
          <table:table-cell table:formula="of:=0.5*[.OD12]*(([.OD6]-[.OC6])/([.OD1]-[.OC1]))^2" office:value-type="float" office:value="0.000000326379260139545" calcext:value-type="float">
            <text:p>3.26379260139545E-07</text:p>
          </table:table-cell>
          <table:table-cell table:formula="of:=0.5*[.OE12]*(([.OE6]-[.OD6])/([.OE1]-[.OD1]))^2" office:value-type="float" office:value="0.000000190466020206307" calcext:value-type="float">
            <text:p>1.90466020206307E-07</text:p>
          </table:table-cell>
          <table:table-cell table:formula="of:=0.5*[.OF12]*(([.OF6]-[.OE6])/([.OF1]-[.OE1]))^2" office:value-type="float" office:value="0.000000142724754051569" calcext:value-type="float">
            <text:p>1.42724754051569E-07</text:p>
          </table:table-cell>
          <table:table-cell table:formula="of:=0.5*[.OG12]*(([.OG6]-[.OF6])/([.OG1]-[.OF1]))^2" office:value-type="float" office:value="0.000000261135711376389" calcext:value-type="float">
            <text:p>2.61135711376389E-07</text:p>
          </table:table-cell>
          <table:table-cell table:formula="of:=0.5*[.OH12]*(([.OH6]-[.OG6])/([.OH1]-[.OG1]))^2" office:value-type="float" office:value="0.000000269686134430227" calcext:value-type="float">
            <text:p>2.69686134430227E-07</text:p>
          </table:table-cell>
          <table:table-cell table:formula="of:=0.5*[.OI12]*(([.OI6]-[.OH6])/([.OI1]-[.OH1]))^2" office:value-type="float" office:value="0.000000000181666108751046" calcext:value-type="float">
            <text:p>1.81666108751046E-10</text:p>
          </table:table-cell>
          <table:table-cell table:formula="of:=0.5*[.OJ12]*(([.OJ6]-[.OI6])/([.OJ1]-[.OI1]))^2" office:value-type="float" office:value="0.000000406426591743077" calcext:value-type="float">
            <text:p>4.06426591743077E-07</text:p>
          </table:table-cell>
          <table:table-cell table:formula="of:=0.5*[.OK12]*(([.OK6]-[.OJ6])/([.OK1]-[.OJ1]))^2" office:value-type="float" office:value="0.000000038537425616721" calcext:value-type="float">
            <text:p>3.8537425616721E-08</text:p>
          </table:table-cell>
          <table:table-cell table:formula="of:=0.5*[.OL12]*(([.OL6]-[.OK6])/([.OL1]-[.OK1]))^2" office:value-type="float" office:value="0.000000121954857941573" calcext:value-type="float">
            <text:p>1.21954857941573E-07</text:p>
          </table:table-cell>
          <table:table-cell table:formula="of:=0.5*[.OM12]*(([.OM6]-[.OL6])/([.OM1]-[.OL1]))^2" office:value-type="float" office:value="0.000000387827465510759" calcext:value-type="float">
            <text:p>3.87827465510759E-07</text:p>
          </table:table-cell>
          <table:table-cell table:formula="of:=0.5*[.ON12]*(([.ON6]-[.OM6])/([.ON1]-[.OM1]))^2" office:value-type="float" office:value="0.000000550780159492347" calcext:value-type="float">
            <text:p>5.50780159492347E-07</text:p>
          </table:table-cell>
          <table:table-cell table:formula="of:=0.5*[.OO12]*(([.OO6]-[.ON6])/([.OO1]-[.ON1]))^2" office:value-type="float" office:value="0.00000000208895342465954" calcext:value-type="float">
            <text:p>2.08895342465954E-09</text:p>
          </table:table-cell>
          <table:table-cell table:formula="of:=0.5*[.OP12]*(([.OP6]-[.OO6])/([.OP1]-[.OO1]))^2" office:value-type="float" office:value="0.000000100838995569995" calcext:value-type="float">
            <text:p>1.00838995569995E-07</text:p>
          </table:table-cell>
          <table:table-cell table:formula="of:=0.5*[.OQ12]*(([.OQ6]-[.OP6])/([.OQ1]-[.OP1]))^2" office:value-type="float" office:value="0.00000139645928915165" calcext:value-type="float">
            <text:p>1.39645928915165E-06</text:p>
          </table:table-cell>
          <table:table-cell table:formula="of:=0.5*[.OR12]*(([.OR6]-[.OQ6])/([.OR1]-[.OQ1]))^2" office:value-type="float" office:value="0.00000157146394826898" calcext:value-type="float">
            <text:p>1.57146394826898E-06</text:p>
          </table:table-cell>
          <table:table-cell table:formula="of:=0.5*[.OS12]*(([.OS6]-[.OR6])/([.OS1]-[.OR1]))^2" office:value-type="float" office:value="0.000000190856783915563" calcext:value-type="float">
            <text:p>1.90856783915563E-07</text:p>
          </table:table-cell>
          <table:table-cell table:formula="of:=0.5*[.OT12]*(([.OT6]-[.OS6])/([.OT1]-[.OS1]))^2" office:value-type="float" office:value="0.000000626867975500174" calcext:value-type="float">
            <text:p>6.26867975500174E-07</text:p>
          </table:table-cell>
          <table:table-cell table:formula="of:=0.5*[.OU12]*(([.OU6]-[.OT6])/([.OU1]-[.OT1]))^2" office:value-type="float" office:value="0.000000040602124461961" calcext:value-type="float">
            <text:p>4.0602124461961E-08</text:p>
          </table:table-cell>
          <table:table-cell table:formula="of:=0.5*[.OV12]*(([.OV6]-[.OU6])/([.OV1]-[.OU1]))^2" office:value-type="float" office:value="0.000000290336459113222" calcext:value-type="float">
            <text:p>2.90336459113222E-07</text:p>
          </table:table-cell>
          <table:table-cell table:formula="of:=0.5*[.OW12]*(([.OW6]-[.OV6])/([.OW1]-[.OV1]))^2" office:value-type="float" office:value="0.000000461317465125378" calcext:value-type="float">
            <text:p>4.61317465125378E-07</text:p>
          </table:table-cell>
          <table:table-cell table:formula="of:=0.5*[.OX12]*(([.OX6]-[.OW6])/([.OX1]-[.OW1]))^2" office:value-type="float" office:value="0.00000000124472326427728" calcext:value-type="float">
            <text:p>1.24472326427728E-09</text:p>
          </table:table-cell>
          <table:table-cell table:formula="of:=0.5*[.OY12]*(([.OY6]-[.OX6])/([.OY1]-[.OX1]))^2" office:value-type="float" office:value="0.00000025948264451398" calcext:value-type="float">
            <text:p>2.5948264451398E-07</text:p>
          </table:table-cell>
          <table:table-cell table:formula="of:=0.5*[.OZ12]*(([.OZ6]-[.OY6])/([.OZ1]-[.OY1]))^2" office:value-type="float" office:value="0.00000183989991773175" calcext:value-type="float">
            <text:p>1.83989991773175E-06</text:p>
          </table:table-cell>
          <table:table-cell table:formula="of:=0.5*[.PA12]*(([.PA6]-[.OZ6])/([.PA1]-[.OZ1]))^2" office:value-type="float" office:value="0.0000005392657787565" calcext:value-type="float">
            <text:p>5.392657787565E-07</text:p>
          </table:table-cell>
          <table:table-cell table:formula="of:=0.5*[.PB12]*(([.PB6]-[.PA6])/([.PB1]-[.PA1]))^2" office:value-type="float" office:value="0.0000000220321171273874" calcext:value-type="float">
            <text:p>2.20321171273874E-08</text:p>
          </table:table-cell>
          <table:table-cell table:formula="of:=0.5*[.PC12]*(([.PC6]-[.PB6])/([.PC1]-[.PB1]))^2" office:value-type="float" office:value="0.00000250738999594641" calcext:value-type="float">
            <text:p>2.50738999594641E-06</text:p>
          </table:table-cell>
          <table:table-cell table:formula="of:=0.5*[.PD12]*(([.PD6]-[.PC6])/([.PD1]-[.PC1]))^2" office:value-type="float" office:value="0.0000000177095769264469" calcext:value-type="float">
            <text:p>1.77095769264469E-08</text:p>
          </table:table-cell>
          <table:table-cell table:formula="of:=0.5*[.PE12]*(([.PE6]-[.PD6])/([.PE1]-[.PD1]))^2" office:value-type="float" office:value="0.000000839740586417082" calcext:value-type="float">
            <text:p>8.39740586417082E-07</text:p>
          </table:table-cell>
          <table:table-cell table:formula="of:=0.5*[.PF12]*(([.PF6]-[.PE6])/([.PF1]-[.PE1]))^2" office:value-type="float" office:value="0.00000113214280667112" calcext:value-type="float">
            <text:p>1.13214280667112E-06</text:p>
          </table:table-cell>
          <table:table-cell table:formula="of:=0.5*[.PG12]*(([.PG6]-[.PF6])/([.PG1]-[.PF1]))^2" office:value-type="float" office:value="0.000000340301427174557" calcext:value-type="float">
            <text:p>3.40301427174557E-07</text:p>
          </table:table-cell>
          <table:table-cell table:formula="of:=0.5*[.PH12]*(([.PH6]-[.PG6])/([.PH1]-[.PG1]))^2" office:value-type="float" office:value="0.000000118360367778766" calcext:value-type="float">
            <text:p>1.18360367778766E-07</text:p>
          </table:table-cell>
          <table:table-cell table:formula="of:=0.5*[.PI12]*(([.PI6]-[.PH6])/([.PI1]-[.PH1]))^2" office:value-type="float" office:value="0.00000334012846331295" calcext:value-type="float">
            <text:p>3.34012846331295E-06</text:p>
          </table:table-cell>
          <table:table-cell table:formula="of:=0.5*[.PJ12]*(([.PJ6]-[.PI6])/([.PJ1]-[.PI1]))^2" office:value-type="float" office:value="0.00000102998140823281" calcext:value-type="float">
            <text:p>1.02998140823281E-06</text:p>
          </table:table-cell>
          <table:table-cell table:formula="of:=0.5*[.PK12]*(([.PK6]-[.PJ6])/([.PK1]-[.PJ1]))^2" office:value-type="float" office:value="0.000000954523001513383" calcext:value-type="float">
            <text:p>9.54523001513383E-07</text:p>
          </table:table-cell>
          <table:table-cell table:formula="of:=0.5*[.PL12]*(([.PL6]-[.PK6])/([.PL1]-[.PK1]))^2" office:value-type="float" office:value="0.000000604141776992705" calcext:value-type="float">
            <text:p>6.04141776992705E-07</text:p>
          </table:table-cell>
          <table:table-cell table:formula="of:=0.5*[.PM12]*(([.PM6]-[.PL6])/([.PM1]-[.PL1]))^2" office:value-type="float" office:value="0.000000601751989831185" calcext:value-type="float">
            <text:p>6.01751989831185E-07</text:p>
          </table:table-cell>
          <table:table-cell table:formula="of:=0.5*[.PN12]*(([.PN6]-[.PM6])/([.PN1]-[.PM1]))^2" office:value-type="float" office:value="0.00000106807428210241" calcext:value-type="float">
            <text:p>1.06807428210241E-06</text:p>
          </table:table-cell>
          <table:table-cell table:formula="of:=0.5*[.PO12]*(([.PO6]-[.PN6])/([.PO1]-[.PN1]))^2" office:value-type="float" office:value="0.000160550404865872" calcext:value-type="float">
            <text:p>0.000160550404866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PN13])" office:value-type="float" office:value="10.1916993622419" calcext:value-type="float">
            <text:p>10.1916993622419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PN14])" office:value-type="float" office:value="0.624420102451497" calcext:value-type="float">
            <text:p>0.624420102451497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10.8161194646934" calcext:value-type="float">
            <text:p>10.8161194646934</text:p>
          </table:table-cell>
          <table:table-cell table:formula="of:=[.B17]+[.C9]" office:value-type="float" office:value="16.6457711614566" calcext:value-type="float">
            <text:p>16.6457711614566</text:p>
          </table:table-cell>
          <table:table-cell table:number-columns-repeated="841"/>
        </table:table-row>
        <table:table-row table:style-name="ro1">
          <table:table-cell table:number-columns-repeated="844"/>
        </table:table-row>
        <table:table-row table:style-name="ro1">
          <table:table-cell office:value-type="string" calcext:value-type="string">
            <text:p>Potential-y</text:p>
          </table:table-cell>
          <table:table-cell table:formula="of:=ABS([.B8])*9.8" office:value-type="float" office:value="0.000187555363225378" calcext:value-type="float">
            <text:p>0.000187555363225</text:p>
          </table:table-cell>
          <table:table-cell table:formula="of:=ABS([.C8])*9.8" office:value-type="float" office:value="0.000215420265914845" calcext:value-type="float">
            <text:p>0.000215420265915</text:p>
          </table:table-cell>
          <table:table-cell table:formula="of:=ABS([.D8])*9.8" office:value-type="float" office:value="0.0000162975108199848" calcext:value-type="float">
            <text:p>1.62975108199848E-05</text:p>
          </table:table-cell>
          <table:table-cell table:formula="of:=ABS([.E8])*9.8" office:value-type="float" office:value="0.00000434319756350554" calcext:value-type="float">
            <text:p>4.34319756350554E-06</text:p>
          </table:table-cell>
          <table:table-cell table:formula="of:=ABS([.F8])*9.8" office:value-type="float" office:value="0.0000774107984350181" calcext:value-type="float">
            <text:p>7.74107984350181E-05</text:p>
          </table:table-cell>
          <table:table-cell table:formula="of:=ABS([.G8])*9.8" office:value-type="float" office:value="0.0000837049117127009" calcext:value-type="float">
            <text:p>8.37049117127009E-05</text:p>
          </table:table-cell>
          <table:table-cell table:formula="of:=ABS([.H8])*9.8" office:value-type="float" office:value="0.000246015409908529" calcext:value-type="float">
            <text:p>0.000246015409909</text:p>
          </table:table-cell>
          <table:table-cell table:formula="of:=ABS([.I8])*9.8" office:value-type="float" office:value="0.000101594315211173" calcext:value-type="float">
            <text:p>0.000101594315211</text:p>
          </table:table-cell>
          <table:table-cell table:formula="of:=ABS([.J8])*9.8" office:value-type="float" office:value="0.0000617605088280238" calcext:value-type="float">
            <text:p>6.17605088280238E-05</text:p>
          </table:table-cell>
          <table:table-cell table:formula="of:=ABS([.K8])*9.8" office:value-type="float" office:value="0.0000681669164353416" calcext:value-type="float">
            <text:p>6.81669164353416E-05</text:p>
          </table:table-cell>
          <table:table-cell table:formula="of:=ABS([.L8])*9.8" office:value-type="float" office:value="0.000162431508427296" calcext:value-type="float">
            <text:p>0.000162431508427</text:p>
          </table:table-cell>
          <table:table-cell table:formula="of:=ABS([.M8])*9.8" office:value-type="float" office:value="0.0000830899416727426" calcext:value-type="float">
            <text:p>8.30899416727426E-05</text:p>
          </table:table-cell>
          <table:table-cell table:formula="of:=ABS([.N8])*9.8" office:value-type="float" office:value="0.0000767642524180601" calcext:value-type="float">
            <text:p>7.67642524180601E-05</text:p>
          </table:table-cell>
          <table:table-cell table:formula="of:=ABS([.O8])*9.8" office:value-type="float" office:value="0.000103990223803918" calcext:value-type="float">
            <text:p>0.000103990223804</text:p>
          </table:table-cell>
          <table:table-cell table:formula="of:=ABS([.P8])*9.8" office:value-type="float" office:value="0.000118324273337589" calcext:value-type="float">
            <text:p>0.000118324273338</text:p>
          </table:table-cell>
          <table:table-cell table:formula="of:=ABS([.Q8])*9.8" office:value-type="float" office:value="0.000176960344518784" calcext:value-type="float">
            <text:p>0.000176960344519</text:p>
          </table:table-cell>
          <table:table-cell table:formula="of:=ABS([.R8])*9.8" office:value-type="float" office:value="0.000241815261883638" calcext:value-type="float">
            <text:p>0.000241815261884</text:p>
          </table:table-cell>
          <table:table-cell table:formula="of:=ABS([.S8])*9.8" office:value-type="float" office:value="0.000105023781546598" calcext:value-type="float">
            <text:p>0.000105023781547</text:p>
          </table:table-cell>
          <table:table-cell table:formula="of:=ABS([.T8])*9.8" office:value-type="float" office:value="0.000138570615228684" calcext:value-type="float">
            <text:p>0.000138570615229</text:p>
          </table:table-cell>
          <table:table-cell table:formula="of:=ABS([.U8])*9.8" office:value-type="float" office:value="0.000103674332230264" calcext:value-type="float">
            <text:p>0.00010367433223</text:p>
          </table:table-cell>
          <table:table-cell table:formula="of:=ABS([.V8])*9.8" office:value-type="float" office:value="0.000132149263428527" calcext:value-type="float">
            <text:p>0.000132149263429</text:p>
          </table:table-cell>
          <table:table-cell table:formula="of:=ABS([.W8])*9.8" office:value-type="float" office:value="0.000107654767201826" calcext:value-type="float">
            <text:p>0.000107654767202</text:p>
          </table:table-cell>
          <table:table-cell table:formula="of:=ABS([.X8])*9.8" office:value-type="float" office:value="0.0000423237696877909" calcext:value-type="float">
            <text:p>4.23237696877909E-05</text:p>
          </table:table-cell>
          <table:table-cell table:formula="of:=ABS([.Y8])*9.8" office:value-type="float" office:value="0.0000811990492678549" calcext:value-type="float">
            <text:p>8.11990492678549E-05</text:p>
          </table:table-cell>
          <table:table-cell table:formula="of:=ABS([.Z8])*9.8" office:value-type="float" office:value="0.0000798172155495269" calcext:value-type="float">
            <text:p>7.98172155495269E-05</text:p>
          </table:table-cell>
          <table:table-cell table:formula="of:=ABS([.AA8])*9.8" office:value-type="float" office:value="0.0000943856031074386" calcext:value-type="float">
            <text:p>9.43856031074386E-05</text:p>
          </table:table-cell>
          <table:table-cell table:formula="of:=ABS([.AB8])*9.8" office:value-type="float" office:value="0.000204447545846154" calcext:value-type="float">
            <text:p>0.000204447545846</text:p>
          </table:table-cell>
          <table:table-cell table:formula="of:=ABS([.AC8])*9.8" office:value-type="float" office:value="0.0000606049659446328" calcext:value-type="float">
            <text:p>6.06049659446328E-05</text:p>
          </table:table-cell>
          <table:table-cell table:formula="of:=ABS([.AD8])*9.8" office:value-type="float" office:value="0.000075934435895264" calcext:value-type="float">
            <text:p>7.5934435895264E-05</text:p>
          </table:table-cell>
          <table:table-cell table:formula="of:=ABS([.AE8])*9.8" office:value-type="float" office:value="0.0000901215572466696" calcext:value-type="float">
            <text:p>9.01215572466696E-05</text:p>
          </table:table-cell>
          <table:table-cell table:formula="of:=ABS([.AF8])*9.8" office:value-type="float" office:value="0.000163194233843922" calcext:value-type="float">
            <text:p>0.000163194233844</text:p>
          </table:table-cell>
          <table:table-cell table:formula="of:=ABS([.AG8])*9.8" office:value-type="float" office:value="0.00010422633958086" calcext:value-type="float">
            <text:p>0.000104226339581</text:p>
          </table:table-cell>
          <table:table-cell table:formula="of:=ABS([.AH8])*9.8" office:value-type="float" office:value="0.0000931499405764757" calcext:value-type="float">
            <text:p>9.31499405764757E-05</text:p>
          </table:table-cell>
          <table:table-cell table:formula="of:=ABS([.AI8])*9.8" office:value-type="float" office:value="0.000107279251154935" calcext:value-type="float">
            <text:p>0.000107279251155</text:p>
          </table:table-cell>
          <table:table-cell table:formula="of:=ABS([.AJ8])*9.8" office:value-type="float" office:value="0.0000600847942418992" calcext:value-type="float">
            <text:p>6.00847942418992E-05</text:p>
          </table:table-cell>
          <table:table-cell table:formula="of:=ABS([.AK8])*9.8" office:value-type="float" office:value="0.0000983113658588053" calcext:value-type="float">
            <text:p>9.83113658588053E-05</text:p>
          </table:table-cell>
          <table:table-cell table:formula="of:=ABS([.AL8])*9.8" office:value-type="float" office:value="0.0000623220441693495" calcext:value-type="float">
            <text:p>6.23220441693495E-05</text:p>
          </table:table-cell>
          <table:table-cell table:formula="of:=ABS([.AM8])*9.8" office:value-type="float" office:value="0.00022246449571488" calcext:value-type="float">
            <text:p>0.000222464495715</text:p>
          </table:table-cell>
          <table:table-cell table:formula="of:=ABS([.AN8])*9.8" office:value-type="float" office:value="0.0000206699273809785" calcext:value-type="float">
            <text:p>2.06699273809785E-05</text:p>
          </table:table-cell>
          <table:table-cell table:formula="of:=ABS([.AO8])*9.8" office:value-type="float" office:value="0.0000298169398026182" calcext:value-type="float">
            <text:p>2.98169398026182E-05</text:p>
          </table:table-cell>
          <table:table-cell table:formula="of:=ABS([.AP8])*9.8" office:value-type="float" office:value="0.000342386743718826" calcext:value-type="float">
            <text:p>0.000342386743719</text:p>
          </table:table-cell>
          <table:table-cell table:formula="of:=ABS([.AQ8])*9.8" office:value-type="float" office:value="0.000136497018363968" calcext:value-type="float">
            <text:p>0.000136497018364</text:p>
          </table:table-cell>
          <table:table-cell table:formula="of:=ABS([.AR8])*9.8" office:value-type="float" office:value="0.0000781631760383816" calcext:value-type="float">
            <text:p>7.81631760383816E-05</text:p>
          </table:table-cell>
          <table:table-cell table:formula="of:=ABS([.AS8])*9.8" office:value-type="float" office:value="0.000359778918842735" calcext:value-type="float">
            <text:p>0.000359778918843</text:p>
          </table:table-cell>
          <table:table-cell table:formula="of:=ABS([.AT8])*9.8" office:value-type="float" office:value="0.00031975661771837" calcext:value-type="float">
            <text:p>0.000319756617718</text:p>
          </table:table-cell>
          <table:table-cell table:formula="of:=ABS([.AU8])*9.8" office:value-type="float" office:value="0.000156692990000429" calcext:value-type="float">
            <text:p>0.00015669299</text:p>
          </table:table-cell>
          <table:table-cell table:formula="of:=ABS([.AV8])*9.8" office:value-type="float" office:value="0.000137613082970856" calcext:value-type="float">
            <text:p>0.000137613082971</text:p>
          </table:table-cell>
          <table:table-cell table:formula="of:=ABS([.AW8])*9.8" office:value-type="float" office:value="0.000372653936608003" calcext:value-type="float">
            <text:p>0.000372653936608</text:p>
          </table:table-cell>
          <table:table-cell table:formula="of:=ABS([.AX8])*9.8" office:value-type="float" office:value="0.000000441351699320691" calcext:value-type="float">
            <text:p>4.41351699320691E-07</text:p>
          </table:table-cell>
          <table:table-cell table:formula="of:=ABS([.AY8])*9.8" office:value-type="float" office:value="0.0000625715603805976" calcext:value-type="float">
            <text:p>6.25715603805976E-05</text:p>
          </table:table-cell>
          <table:table-cell table:formula="of:=ABS([.AZ8])*9.8" office:value-type="float" office:value="0.000166446707121193" calcext:value-type="float">
            <text:p>0.000166446707121</text:p>
          </table:table-cell>
          <table:table-cell table:formula="of:=ABS([.BA8])*9.8" office:value-type="float" office:value="0.000268132316751502" calcext:value-type="float">
            <text:p>0.000268132316752</text:p>
          </table:table-cell>
          <table:table-cell table:formula="of:=ABS([.BB8])*9.8" office:value-type="float" office:value="0.000111286094107799" calcext:value-type="float">
            <text:p>0.000111286094108</text:p>
          </table:table-cell>
          <table:table-cell table:formula="of:=ABS([.BC8])*9.8" office:value-type="float" office:value="0.000133364653352408" calcext:value-type="float">
            <text:p>0.000133364653352</text:p>
          </table:table-cell>
          <table:table-cell table:formula="of:=ABS([.BD8])*9.8" office:value-type="float" office:value="0.000100000132269928" calcext:value-type="float">
            <text:p>0.00010000013227</text:p>
          </table:table-cell>
          <table:table-cell table:formula="of:=ABS([.BE8])*9.8" office:value-type="float" office:value="0.0000666965572507228" calcext:value-type="float">
            <text:p>6.66965572507228E-05</text:p>
          </table:table-cell>
          <table:table-cell table:formula="of:=ABS([.BF8])*9.8" office:value-type="float" office:value="0.0000523268526986143" calcext:value-type="float">
            <text:p>5.23268526986143E-05</text:p>
          </table:table-cell>
          <table:table-cell table:formula="of:=ABS([.BG8])*9.8" office:value-type="float" office:value="0.0000470788491795382" calcext:value-type="float">
            <text:p>4.70788491795382E-05</text:p>
          </table:table-cell>
          <table:table-cell table:formula="of:=ABS([.BH8])*9.8" office:value-type="float" office:value="0.000208744873699207" calcext:value-type="float">
            <text:p>0.000208744873699</text:p>
          </table:table-cell>
          <table:table-cell table:formula="of:=ABS([.BI8])*9.8" office:value-type="float" office:value="0.000178650159552407" calcext:value-type="float">
            <text:p>0.000178650159552</text:p>
          </table:table-cell>
          <table:table-cell table:formula="of:=ABS([.BJ8])*9.8" office:value-type="float" office:value="0.000204817610799812" calcext:value-type="float">
            <text:p>0.0002048176108</text:p>
          </table:table-cell>
          <table:table-cell table:formula="of:=ABS([.BK8])*9.8" office:value-type="float" office:value="0.000228971916198417" calcext:value-type="float">
            <text:p>0.000228971916198</text:p>
          </table:table-cell>
          <table:table-cell table:formula="of:=ABS([.BL8])*9.8" office:value-type="float" office:value="0.0000773098622880441" calcext:value-type="float">
            <text:p>7.73098622880441E-05</text:p>
          </table:table-cell>
          <table:table-cell table:formula="of:=ABS([.BM8])*9.8" office:value-type="float" office:value="0.0000907775323409576" calcext:value-type="float">
            <text:p>9.07775323409576E-05</text:p>
          </table:table-cell>
          <table:table-cell table:formula="of:=ABS([.BN8])*9.8" office:value-type="float" office:value="0.000130068583488974" calcext:value-type="float">
            <text:p>0.000130068583489</text:p>
          </table:table-cell>
          <table:table-cell table:formula="of:=ABS([.BO8])*9.8" office:value-type="float" office:value="0.000167862243399941" calcext:value-type="float">
            <text:p>0.0001678622434</text:p>
          </table:table-cell>
          <table:table-cell table:formula="of:=ABS([.BP8])*9.8" office:value-type="float" office:value="0.000128700491055056" calcext:value-type="float">
            <text:p>0.000128700491055</text:p>
          </table:table-cell>
          <table:table-cell table:formula="of:=ABS([.BQ8])*9.8" office:value-type="float" office:value="0.000285141844143189" calcext:value-type="float">
            <text:p>0.000285141844143</text:p>
          </table:table-cell>
          <table:table-cell table:formula="of:=ABS([.BR8])*9.8" office:value-type="float" office:value="0.000515138281599414" calcext:value-type="float">
            <text:p>0.000515138281599</text:p>
          </table:table-cell>
          <table:table-cell table:formula="of:=ABS([.BS8])*9.8" office:value-type="float" office:value="0.000249339769903523" calcext:value-type="float">
            <text:p>0.000249339769904</text:p>
          </table:table-cell>
          <table:table-cell table:formula="of:=ABS([.BT8])*9.8" office:value-type="float" office:value="0.0000405320407005583" calcext:value-type="float">
            <text:p>4.05320407005583E-05</text:p>
          </table:table-cell>
          <table:table-cell table:formula="of:=ABS([.BU8])*9.8" office:value-type="float" office:value="0.000194767820797115" calcext:value-type="float">
            <text:p>0.000194767820797</text:p>
          </table:table-cell>
          <table:table-cell table:formula="of:=ABS([.BV8])*9.8" office:value-type="float" office:value="0.000192370076301429" calcext:value-type="float">
            <text:p>0.000192370076301</text:p>
          </table:table-cell>
          <table:table-cell table:formula="of:=ABS([.BW8])*9.8" office:value-type="float" office:value="0.000103238720628018" calcext:value-type="float">
            <text:p>0.000103238720628</text:p>
          </table:table-cell>
          <table:table-cell table:formula="of:=ABS([.BX8])*9.8" office:value-type="float" office:value="0.000133091145559328" calcext:value-type="float">
            <text:p>0.000133091145559</text:p>
          </table:table-cell>
          <table:table-cell table:formula="of:=ABS([.BY8])*9.8" office:value-type="float" office:value="0.00020994568614473" calcext:value-type="float">
            <text:p>0.000209945686145</text:p>
          </table:table-cell>
          <table:table-cell table:formula="of:=ABS([.BZ8])*9.8" office:value-type="float" office:value="0.0000755039344050412" calcext:value-type="float">
            <text:p>7.55039344050412E-05</text:p>
          </table:table-cell>
          <table:table-cell table:formula="of:=ABS([.CA8])*9.8" office:value-type="float" office:value="0.000214804777248534" calcext:value-type="float">
            <text:p>0.000214804777249</text:p>
          </table:table-cell>
          <table:table-cell table:formula="of:=ABS([.CB8])*9.8" office:value-type="float" office:value="0.000363633838987409" calcext:value-type="float">
            <text:p>0.000363633838987</text:p>
          </table:table-cell>
          <table:table-cell table:formula="of:=ABS([.CC8])*9.8" office:value-type="float" office:value="0.000016975686174181" calcext:value-type="float">
            <text:p>1.6975686174181E-05</text:p>
          </table:table-cell>
          <table:table-cell table:formula="of:=ABS([.CD8])*9.8" office:value-type="float" office:value="0.000054624381341728" calcext:value-type="float">
            <text:p>5.4624381341728E-05</text:p>
          </table:table-cell>
          <table:table-cell table:formula="of:=ABS([.CE8])*9.8" office:value-type="float" office:value="0.000346357240052619" calcext:value-type="float">
            <text:p>0.000346357240053</text:p>
          </table:table-cell>
          <table:table-cell table:formula="of:=ABS([.CF8])*9.8" office:value-type="float" office:value="0.000188153640504263" calcext:value-type="float">
            <text:p>0.000188153640504</text:p>
          </table:table-cell>
          <table:table-cell table:formula="of:=ABS([.CG8])*9.8" office:value-type="float" office:value="0.0000456276050846194" calcext:value-type="float">
            <text:p>4.56276050846194E-05</text:p>
          </table:table-cell>
          <table:table-cell table:formula="of:=ABS([.CH8])*9.8" office:value-type="float" office:value="0.000111395798988612" calcext:value-type="float">
            <text:p>0.000111395798989</text:p>
          </table:table-cell>
          <table:table-cell table:formula="of:=ABS([.CI8])*9.8" office:value-type="float" office:value="0.000076374677793345" calcext:value-type="float">
            <text:p>7.6374677793345E-05</text:p>
          </table:table-cell>
          <table:table-cell table:formula="of:=ABS([.CJ8])*9.8" office:value-type="float" office:value="0.0000389293850764138" calcext:value-type="float">
            <text:p>3.89293850764138E-05</text:p>
          </table:table-cell>
          <table:table-cell table:formula="of:=ABS([.CK8])*9.8" office:value-type="float" office:value="0.000112014314091713" calcext:value-type="float">
            <text:p>0.000112014314092</text:p>
          </table:table-cell>
          <table:table-cell table:formula="of:=ABS([.CL8])*9.8" office:value-type="float" office:value="0.00041057283602276" calcext:value-type="float">
            <text:p>0.000410572836023</text:p>
          </table:table-cell>
          <table:table-cell table:formula="of:=ABS([.CM8])*9.8" office:value-type="float" office:value="0.000266251233318138" calcext:value-type="float">
            <text:p>0.000266251233318</text:p>
          </table:table-cell>
          <table:table-cell table:formula="of:=ABS([.CN8])*9.8" office:value-type="float" office:value="0.000340454613505237" calcext:value-type="float">
            <text:p>0.000340454613505</text:p>
          </table:table-cell>
          <table:table-cell table:formula="of:=ABS([.CO8])*9.8" office:value-type="float" office:value="0.0000685387621838007" calcext:value-type="float">
            <text:p>6.85387621838007E-05</text:p>
          </table:table-cell>
          <table:table-cell table:formula="of:=ABS([.CP8])*9.8" office:value-type="float" office:value="0.000169632479533" calcext:value-type="float">
            <text:p>0.000169632479533</text:p>
          </table:table-cell>
          <table:table-cell table:formula="of:=ABS([.CQ8])*9.8" office:value-type="float" office:value="0.000157921646477932" calcext:value-type="float">
            <text:p>0.000157921646478</text:p>
          </table:table-cell>
          <table:table-cell table:formula="of:=ABS([.CR8])*9.8" office:value-type="float" office:value="0.000135194403526995" calcext:value-type="float">
            <text:p>0.000135194403527</text:p>
          </table:table-cell>
          <table:table-cell table:formula="of:=ABS([.CS8])*9.8" office:value-type="float" office:value="0.000104666572587109" calcext:value-type="float">
            <text:p>0.000104666572587</text:p>
          </table:table-cell>
          <table:table-cell table:formula="of:=ABS([.CT8])*9.8" office:value-type="float" office:value="0.000316622897613961" calcext:value-type="float">
            <text:p>0.000316622897614</text:p>
          </table:table-cell>
          <table:table-cell table:formula="of:=ABS([.CU8])*9.8" office:value-type="float" office:value="0.000257918012845781" calcext:value-type="float">
            <text:p>0.000257918012846</text:p>
          </table:table-cell>
          <table:table-cell table:formula="of:=ABS([.CV8])*9.8" office:value-type="float" office:value="0.0000813904360690398" calcext:value-type="float">
            <text:p>8.13904360690398E-05</text:p>
          </table:table-cell>
          <table:table-cell table:formula="of:=ABS([.CW8])*9.8" office:value-type="float" office:value="0.0000417652145462744" calcext:value-type="float">
            <text:p>4.17652145462744E-05</text:p>
          </table:table-cell>
          <table:table-cell table:formula="of:=ABS([.CX8])*9.8" office:value-type="float" office:value="0.0000105517397315458" calcext:value-type="float">
            <text:p>1.05517397315458E-05</text:p>
          </table:table-cell>
          <table:table-cell table:formula="of:=ABS([.CY8])*9.8" office:value-type="float" office:value="0.000128453036141762" calcext:value-type="float">
            <text:p>0.000128453036142</text:p>
          </table:table-cell>
          <table:table-cell table:formula="of:=ABS([.CZ8])*9.8" office:value-type="float" office:value="0.000264661149888312" calcext:value-type="float">
            <text:p>0.000264661149888</text:p>
          </table:table-cell>
          <table:table-cell table:formula="of:=ABS([.DA8])*9.8" office:value-type="float" office:value="0.000265683773637937" calcext:value-type="float">
            <text:p>0.000265683773638</text:p>
          </table:table-cell>
          <table:table-cell table:formula="of:=ABS([.DB8])*9.8" office:value-type="float" office:value="0.0000867025435975277" calcext:value-type="float">
            <text:p>8.67025435975277E-05</text:p>
          </table:table-cell>
          <table:table-cell table:formula="of:=ABS([.DC8])*9.8" office:value-type="float" office:value="0.0000817838576200325" calcext:value-type="float">
            <text:p>8.17838576200325E-05</text:p>
          </table:table-cell>
          <table:table-cell table:formula="of:=ABS([.DD8])*9.8" office:value-type="float" office:value="0.000287418373427428" calcext:value-type="float">
            <text:p>0.000287418373427</text:p>
          </table:table-cell>
          <table:table-cell table:formula="of:=ABS([.DE8])*9.8" office:value-type="float" office:value="0.00116551144762884" calcext:value-type="float">
            <text:p>0.001165511447629</text:p>
          </table:table-cell>
          <table:table-cell table:formula="of:=ABS([.DF8])*9.8" office:value-type="float" office:value="0.00592753253107272" calcext:value-type="float">
            <text:p>0.005927532531073</text:p>
          </table:table-cell>
          <table:table-cell table:formula="of:=ABS([.DG8])*9.8" office:value-type="float" office:value="0.0311582691375818" calcext:value-type="float">
            <text:p>0.031158269137582</text:p>
          </table:table-cell>
          <table:table-cell table:formula="of:=ABS([.DH8])*9.8" office:value-type="float" office:value="0.0136847476277869" calcext:value-type="float">
            <text:p>0.013684747627787</text:p>
          </table:table-cell>
          <table:table-cell table:formula="of:=ABS([.DI8])*9.8" office:value-type="float" office:value="0.046743657465476" calcext:value-type="float">
            <text:p>0.046743657465476</text:p>
          </table:table-cell>
          <table:table-cell table:formula="of:=ABS([.DJ8])*9.8" office:value-type="float" office:value="0.00466124071848652" calcext:value-type="float">
            <text:p>0.004661240718487</text:p>
          </table:table-cell>
          <table:table-cell table:formula="of:=ABS([.DK8])*9.8" office:value-type="float" office:value="0.013526083619795" calcext:value-type="float">
            <text:p>0.013526083619795</text:p>
          </table:table-cell>
          <table:table-cell table:formula="of:=ABS([.DL8])*9.8" office:value-type="float" office:value="0.0500027044593378" calcext:value-type="float">
            <text:p>0.050002704459338</text:p>
          </table:table-cell>
          <table:table-cell table:formula="of:=ABS([.DM8])*9.8" office:value-type="float" office:value="0.0162132491472944" calcext:value-type="float">
            <text:p>0.016213249147294</text:p>
          </table:table-cell>
          <table:table-cell table:formula="of:=ABS([.DN8])*9.8" office:value-type="float" office:value="0.0449113495582191" calcext:value-type="float">
            <text:p>0.044911349558219</text:p>
          </table:table-cell>
          <table:table-cell table:formula="of:=ABS([.DO8])*9.8" office:value-type="float" office:value="0.000594652276431129" calcext:value-type="float">
            <text:p>0.000594652276431</text:p>
          </table:table-cell>
          <table:table-cell table:formula="of:=ABS([.DP8])*9.8" office:value-type="float" office:value="0.00466634053791588" calcext:value-type="float">
            <text:p>0.004666340537916</text:p>
          </table:table-cell>
          <table:table-cell table:formula="of:=ABS([.DQ8])*9.8" office:value-type="float" office:value="0.0252116132607551" calcext:value-type="float">
            <text:p>0.025211613260755</text:p>
          </table:table-cell>
          <table:table-cell table:formula="of:=ABS([.DR8])*9.8" office:value-type="float" office:value="0.0174627021935459" calcext:value-type="float">
            <text:p>0.017462702193546</text:p>
          </table:table-cell>
          <table:table-cell table:formula="of:=ABS([.DS8])*9.8" office:value-type="float" office:value="0.0280508016162783" calcext:value-type="float">
            <text:p>0.028050801616278</text:p>
          </table:table-cell>
          <table:table-cell table:formula="of:=ABS([.DT8])*9.8" office:value-type="float" office:value="0.00153764226252954" calcext:value-type="float">
            <text:p>0.00153764226253</text:p>
          </table:table-cell>
          <table:table-cell table:formula="of:=ABS([.DU8])*9.8" office:value-type="float" office:value="0.00401044484435027" calcext:value-type="float">
            <text:p>0.00401044484435</text:p>
          </table:table-cell>
          <table:table-cell table:formula="of:=ABS([.DV8])*9.8" office:value-type="float" office:value="0.0475720420771153" calcext:value-type="float">
            <text:p>0.047572042077115</text:p>
          </table:table-cell>
          <table:table-cell table:formula="of:=ABS([.DW8])*9.8" office:value-type="float" office:value="0.00766044181105664" calcext:value-type="float">
            <text:p>0.007660441811057</text:p>
          </table:table-cell>
          <table:table-cell table:formula="of:=ABS([.DX8])*9.8" office:value-type="float" office:value="0.0463886199527335" calcext:value-type="float">
            <text:p>0.046388619952734</text:p>
          </table:table-cell>
          <table:table-cell table:formula="of:=ABS([.DY8])*9.8" office:value-type="float" office:value="0.0150488740218589" calcext:value-type="float">
            <text:p>0.015048874021859</text:p>
          </table:table-cell>
          <table:table-cell table:formula="of:=ABS([.DZ8])*9.8" office:value-type="float" office:value="0.077567871638152" calcext:value-type="float">
            <text:p>0.077567871638152</text:p>
          </table:table-cell>
          <table:table-cell table:formula="of:=ABS([.EA8])*9.8" office:value-type="float" office:value="0.041363985131241" calcext:value-type="float">
            <text:p>0.041363985131241</text:p>
          </table:table-cell>
          <table:table-cell table:formula="of:=ABS([.EB8])*9.8" office:value-type="float" office:value="0.0104552292020832" calcext:value-type="float">
            <text:p>0.010455229202083</text:p>
          </table:table-cell>
          <table:table-cell table:formula="of:=ABS([.EC8])*9.8" office:value-type="float" office:value="0.00198919023259082" calcext:value-type="float">
            <text:p>0.001989190232591</text:p>
          </table:table-cell>
          <table:table-cell table:formula="of:=ABS([.ED8])*9.8" office:value-type="float" office:value="0.0468580372415995" calcext:value-type="float">
            <text:p>0.0468580372416</text:p>
          </table:table-cell>
          <table:table-cell table:formula="of:=ABS([.EE8])*9.8" office:value-type="float" office:value="0.00351198712768507" calcext:value-type="float">
            <text:p>0.003511987127685</text:p>
          </table:table-cell>
          <table:table-cell table:formula="of:=ABS([.EF8])*9.8" office:value-type="float" office:value="0.0221310641919805" calcext:value-type="float">
            <text:p>0.022131064191981</text:p>
          </table:table-cell>
          <table:table-cell table:formula="of:=ABS([.EG8])*9.8" office:value-type="float" office:value="0.0471301233021616" calcext:value-type="float">
            <text:p>0.047130123302162</text:p>
          </table:table-cell>
          <table:table-cell table:formula="of:=ABS([.EH8])*9.8" office:value-type="float" office:value="0.0178967942257314" calcext:value-type="float">
            <text:p>0.017896794225732</text:p>
          </table:table-cell>
          <table:table-cell table:formula="of:=ABS([.EI8])*9.8" office:value-type="float" office:value="0.0416811571300617" calcext:value-type="float">
            <text:p>0.041681157130062</text:p>
          </table:table-cell>
          <table:table-cell table:formula="of:=ABS([.EJ8])*9.8" office:value-type="float" office:value="0.00139376569554857" calcext:value-type="float">
            <text:p>0.001393765695549</text:p>
          </table:table-cell>
          <table:table-cell table:formula="of:=ABS([.EK8])*9.8" office:value-type="float" office:value="0.0598279325084067" calcext:value-type="float">
            <text:p>0.059827932508407</text:p>
          </table:table-cell>
          <table:table-cell table:formula="of:=ABS([.EL8])*9.8" office:value-type="float" office:value="0.0139257240634885" calcext:value-type="float">
            <text:p>0.013925724063489</text:p>
          </table:table-cell>
          <table:table-cell table:formula="of:=ABS([.EM8])*9.8" office:value-type="float" office:value="0.0712129195945989" calcext:value-type="float">
            <text:p>0.071212919594599</text:p>
          </table:table-cell>
          <table:table-cell table:formula="of:=ABS([.EN8])*9.8" office:value-type="float" office:value="0.00739336003399716" calcext:value-type="float">
            <text:p>0.007393360033997</text:p>
          </table:table-cell>
          <table:table-cell table:formula="of:=ABS([.EO8])*9.8" office:value-type="float" office:value="0.0464225758738171" calcext:value-type="float">
            <text:p>0.046422575873817</text:p>
          </table:table-cell>
          <table:table-cell table:formula="of:=ABS([.EP8])*9.8" office:value-type="float" office:value="0.00784563933483649" calcext:value-type="float">
            <text:p>0.007845639334836</text:p>
          </table:table-cell>
          <table:table-cell table:formula="of:=ABS([.EQ8])*9.8" office:value-type="float" office:value="0.0441054052209297" calcext:value-type="float">
            <text:p>0.04410540522093</text:p>
          </table:table-cell>
          <table:table-cell table:formula="of:=ABS([.ER8])*9.8" office:value-type="float" office:value="0.00437094379381677" calcext:value-type="float">
            <text:p>0.004370943793817</text:p>
          </table:table-cell>
          <table:table-cell table:formula="of:=ABS([.ES8])*9.8" office:value-type="float" office:value="0.050821603749919" calcext:value-type="float">
            <text:p>0.050821603749919</text:p>
          </table:table-cell>
          <table:table-cell table:formula="of:=ABS([.ET8])*9.8" office:value-type="float" office:value="0.00606337005130293" calcext:value-type="float">
            <text:p>0.006063370051303</text:p>
          </table:table-cell>
          <table:table-cell table:formula="of:=ABS([.EU8])*9.8" office:value-type="float" office:value="0.0477995316009773" calcext:value-type="float">
            <text:p>0.047799531600977</text:p>
          </table:table-cell>
          <table:table-cell table:formula="of:=ABS([.EV8])*9.8" office:value-type="float" office:value="0.0790932910417185" calcext:value-type="float">
            <text:p>0.079093291041719</text:p>
          </table:table-cell>
          <table:table-cell table:formula="of:=ABS([.EW8])*9.8" office:value-type="float" office:value="0.0613797423291568" calcext:value-type="float">
            <text:p>0.061379742329157</text:p>
          </table:table-cell>
          <table:table-cell table:formula="of:=ABS([.EX8])*9.8" office:value-type="float" office:value="0.0279900427439414" calcext:value-type="float">
            <text:p>0.027990042743941</text:p>
          </table:table-cell>
          <table:table-cell table:formula="of:=ABS([.EY8])*9.8" office:value-type="float" office:value="0.000187856445375789" calcext:value-type="float">
            <text:p>0.000187856445376</text:p>
          </table:table-cell>
          <table:table-cell table:formula="of:=ABS([.EZ8])*9.8" office:value-type="float" office:value="0.0407702384347557" calcext:value-type="float">
            <text:p>0.040770238434756</text:p>
          </table:table-cell>
          <table:table-cell table:formula="of:=ABS([.FA8])*9.8" office:value-type="float" office:value="0.0220071340279023" calcext:value-type="float">
            <text:p>0.022007134027902</text:p>
          </table:table-cell>
          <table:table-cell table:formula="of:=ABS([.FB8])*9.8" office:value-type="float" office:value="0.048108277807829" calcext:value-type="float">
            <text:p>0.048108277807829</text:p>
          </table:table-cell>
          <table:table-cell table:formula="of:=ABS([.FC8])*9.8" office:value-type="float" office:value="0.015604787306378" calcext:value-type="float">
            <text:p>0.015604787306378</text:p>
          </table:table-cell>
          <table:table-cell table:formula="of:=ABS([.FD8])*9.8" office:value-type="float" office:value="0.0378885169498519" calcext:value-type="float">
            <text:p>0.037888516949852</text:p>
          </table:table-cell>
          <table:table-cell table:formula="of:=ABS([.FE8])*9.8" office:value-type="float" office:value="0.00891602172896915" calcext:value-type="float">
            <text:p>0.008916021728969</text:p>
          </table:table-cell>
          <table:table-cell table:formula="of:=ABS([.FF8])*9.8" office:value-type="float" office:value="0.00779953019200528" calcext:value-type="float">
            <text:p>0.007799530192005</text:p>
          </table:table-cell>
          <table:table-cell table:formula="of:=ABS([.FG8])*9.8" office:value-type="float" office:value="0.000841963058215289" calcext:value-type="float">
            <text:p>0.000841963058215</text:p>
          </table:table-cell>
          <table:table-cell table:formula="of:=ABS([.FH8])*9.8" office:value-type="float" office:value="0.0293691917544115" calcext:value-type="float">
            <text:p>0.029369191754412</text:p>
          </table:table-cell>
          <table:table-cell table:formula="of:=ABS([.FI8])*9.8" office:value-type="float" office:value="0.0704254378735512" calcext:value-type="float">
            <text:p>0.070425437873551</text:p>
          </table:table-cell>
          <table:table-cell table:formula="of:=ABS([.FJ8])*9.8" office:value-type="float" office:value="0.0199573793254265" calcext:value-type="float">
            <text:p>0.019957379325427</text:p>
          </table:table-cell>
          <table:table-cell table:formula="of:=ABS([.FK8])*9.8" office:value-type="float" office:value="0.00844311244798093" calcext:value-type="float">
            <text:p>0.008443112447981</text:p>
          </table:table-cell>
          <table:table-cell table:formula="of:=ABS([.FL8])*9.8" office:value-type="float" office:value="0.057197000588543" calcext:value-type="float">
            <text:p>0.057197000588543</text:p>
          </table:table-cell>
          <table:table-cell table:formula="of:=ABS([.FM8])*9.8" office:value-type="float" office:value="0.0349501627565603" calcext:value-type="float">
            <text:p>0.03495016275656</text:p>
          </table:table-cell>
          <table:table-cell table:formula="of:=ABS([.FN8])*9.8" office:value-type="float" office:value="0.0477474039385574" calcext:value-type="float">
            <text:p>0.047747403938557</text:p>
          </table:table-cell>
          <table:table-cell table:formula="of:=ABS([.FO8])*9.8" office:value-type="float" office:value="0.0405491518840252" calcext:value-type="float">
            <text:p>0.040549151884025</text:p>
          </table:table-cell>
          <table:table-cell table:formula="of:=ABS([.FP8])*9.8" office:value-type="float" office:value="0.00282213315634521" calcext:value-type="float">
            <text:p>0.002822133156345</text:p>
          </table:table-cell>
          <table:table-cell table:formula="of:=ABS([.FQ8])*9.8" office:value-type="float" office:value="0.000352851431691081" calcext:value-type="float">
            <text:p>0.000352851431691</text:p>
          </table:table-cell>
          <table:table-cell table:formula="of:=ABS([.FR8])*9.8" office:value-type="float" office:value="0.0121925770048561" calcext:value-type="float">
            <text:p>0.012192577004856</text:p>
          </table:table-cell>
          <table:table-cell table:formula="of:=ABS([.FS8])*9.8" office:value-type="float" office:value="0.0526632090858281" calcext:value-type="float">
            <text:p>0.052663209085828</text:p>
          </table:table-cell>
          <table:table-cell table:formula="of:=ABS([.FT8])*9.8" office:value-type="float" office:value="0.00119099080761462" calcext:value-type="float">
            <text:p>0.001190990807615</text:p>
          </table:table-cell>
          <table:table-cell table:formula="of:=ABS([.FU8])*9.8" office:value-type="float" office:value="0.00826093922213977" calcext:value-type="float">
            <text:p>0.00826093922214</text:p>
          </table:table-cell>
          <table:table-cell table:formula="of:=ABS([.FV8])*9.8" office:value-type="float" office:value="0.072893010495612" calcext:value-type="float">
            <text:p>0.072893010495612</text:p>
          </table:table-cell>
          <table:table-cell table:formula="of:=ABS([.FW8])*9.8" office:value-type="float" office:value="0.000809152245646128" calcext:value-type="float">
            <text:p>0.000809152245646</text:p>
          </table:table-cell>
          <table:table-cell table:formula="of:=ABS([.FX8])*9.8" office:value-type="float" office:value="0.0246554366083461" calcext:value-type="float">
            <text:p>0.024655436608346</text:p>
          </table:table-cell>
          <table:table-cell table:formula="of:=ABS([.FY8])*9.8" office:value-type="float" office:value="0.0012092908204241" calcext:value-type="float">
            <text:p>0.001209290820424</text:p>
          </table:table-cell>
          <table:table-cell table:formula="of:=ABS([.FZ8])*9.8" office:value-type="float" office:value="0.0483505490131504" calcext:value-type="float">
            <text:p>0.04835054901315</text:p>
          </table:table-cell>
          <table:table-cell table:formula="of:=ABS([.GA8])*9.8" office:value-type="float" office:value="0.00207027476984039" calcext:value-type="float">
            <text:p>0.00207027476984</text:p>
          </table:table-cell>
          <table:table-cell table:formula="of:=ABS([.GB8])*9.8" office:value-type="float" office:value="0.0331675477964629" calcext:value-type="float">
            <text:p>0.033167547796463</text:p>
          </table:table-cell>
          <table:table-cell table:formula="of:=ABS([.GC8])*9.8" office:value-type="float" office:value="0.0182159344491478" calcext:value-type="float">
            <text:p>0.018215934449148</text:p>
          </table:table-cell>
          <table:table-cell table:formula="of:=ABS([.GD8])*9.8" office:value-type="float" office:value="0.00418124496112988" calcext:value-type="float">
            <text:p>0.00418124496113</text:p>
          </table:table-cell>
          <table:table-cell table:formula="of:=ABS([.GE8])*9.8" office:value-type="float" office:value="0.00617233046885477" calcext:value-type="float">
            <text:p>0.006172330468855</text:p>
          </table:table-cell>
          <table:table-cell table:formula="of:=ABS([.GF8])*9.8" office:value-type="float" office:value="0.0536445220303731" calcext:value-type="float">
            <text:p>0.053644522030373</text:p>
          </table:table-cell>
          <table:table-cell table:formula="of:=ABS([.GG8])*9.8" office:value-type="float" office:value="0.00585036738732364" calcext:value-type="float">
            <text:p>0.005850367387324</text:p>
          </table:table-cell>
          <table:table-cell table:formula="of:=ABS([.GH8])*9.8" office:value-type="float" office:value="0.000113404768066883" calcext:value-type="float">
            <text:p>0.000113404768067</text:p>
          </table:table-cell>
          <table:table-cell table:formula="of:=ABS([.GI8])*9.8" office:value-type="float" office:value="0.0134710182831986" calcext:value-type="float">
            <text:p>0.013471018283199</text:p>
          </table:table-cell>
          <table:table-cell table:formula="of:=ABS([.GJ8])*9.8" office:value-type="float" office:value="0.0564545508580143" calcext:value-type="float">
            <text:p>0.056454550858014</text:p>
          </table:table-cell>
          <table:table-cell table:formula="of:=ABS([.GK8])*9.8" office:value-type="float" office:value="0.0284737144931303" calcext:value-type="float">
            <text:p>0.02847371449313</text:p>
          </table:table-cell>
          <table:table-cell table:formula="of:=ABS([.GL8])*9.8" office:value-type="float" office:value="0.00358730845708497" calcext:value-type="float">
            <text:p>0.003587308457085</text:p>
          </table:table-cell>
          <table:table-cell table:formula="of:=ABS([.GM8])*9.8" office:value-type="float" office:value="0.00171861308111028" calcext:value-type="float">
            <text:p>0.00171861308111</text:p>
          </table:table-cell>
          <table:table-cell table:formula="of:=ABS([.GN8])*9.8" office:value-type="float" office:value="0.0174314792188918" calcext:value-type="float">
            <text:p>0.017431479218892</text:p>
          </table:table-cell>
          <table:table-cell table:formula="of:=ABS([.GO8])*9.8" office:value-type="float" office:value="0.0314628623991649" calcext:value-type="float">
            <text:p>0.031462862399165</text:p>
          </table:table-cell>
          <table:table-cell table:formula="of:=ABS([.GP8])*9.8" office:value-type="float" office:value="0.0179808944702015" calcext:value-type="float">
            <text:p>0.017980894470202</text:p>
          </table:table-cell>
          <table:table-cell table:formula="of:=ABS([.GQ8])*9.8" office:value-type="float" office:value="0.00504290806488967" calcext:value-type="float">
            <text:p>0.00504290806489</text:p>
          </table:table-cell>
          <table:table-cell table:formula="of:=ABS([.GR8])*9.8" office:value-type="float" office:value="0.0200428420302938" calcext:value-type="float">
            <text:p>0.020042842030294</text:p>
          </table:table-cell>
          <table:table-cell table:formula="of:=ABS([.GS8])*9.8" office:value-type="float" office:value="0.0209059038850287" calcext:value-type="float">
            <text:p>0.020905903885029</text:p>
          </table:table-cell>
          <table:table-cell table:formula="of:=ABS([.GT8])*9.8" office:value-type="float" office:value="0.0127554627822668" calcext:value-type="float">
            <text:p>0.012755462782267</text:p>
          </table:table-cell>
          <table:table-cell table:formula="of:=ABS([.GU8])*9.8" office:value-type="float" office:value="0.0489929232869967" calcext:value-type="float">
            <text:p>0.048992923286997</text:p>
          </table:table-cell>
          <table:table-cell table:formula="of:=ABS([.GV8])*9.8" office:value-type="float" office:value="0.0545629100811338" calcext:value-type="float">
            <text:p>0.054562910081134</text:p>
          </table:table-cell>
          <table:table-cell table:formula="of:=ABS([.GW8])*9.8" office:value-type="float" office:value="0.0600079581162287" calcext:value-type="float">
            <text:p>0.060007958116229</text:p>
          </table:table-cell>
          <table:table-cell table:formula="of:=ABS([.GX8])*9.8" office:value-type="float" office:value="0.0310827813755353" calcext:value-type="float">
            <text:p>0.031082781375535</text:p>
          </table:table-cell>
          <table:table-cell table:formula="of:=ABS([.GY8])*9.8" office:value-type="float" office:value="0.0175749232341781" calcext:value-type="float">
            <text:p>0.017574923234178</text:p>
          </table:table-cell>
          <table:table-cell table:formula="of:=ABS([.GZ8])*9.8" office:value-type="float" office:value="0.00118059320232945" calcext:value-type="float">
            <text:p>0.001180593202329</text:p>
          </table:table-cell>
          <table:table-cell table:formula="of:=ABS([.HA8])*9.8" office:value-type="float" office:value="0.0589012974883047" calcext:value-type="float">
            <text:p>0.058901297488305</text:p>
          </table:table-cell>
          <table:table-cell table:formula="of:=ABS([.HB8])*9.8" office:value-type="float" office:value="0.0170934031419884" calcext:value-type="float">
            <text:p>0.017093403141988</text:p>
          </table:table-cell>
          <table:table-cell table:formula="of:=ABS([.HC8])*9.8" office:value-type="float" office:value="0.038925076846228" calcext:value-type="float">
            <text:p>0.038925076846228</text:p>
          </table:table-cell>
          <table:table-cell table:formula="of:=ABS([.HD8])*9.8" office:value-type="float" office:value="0.00845306341837494" calcext:value-type="float">
            <text:p>0.008453063418375</text:p>
          </table:table-cell>
          <table:table-cell table:formula="of:=ABS([.HE8])*9.8" office:value-type="float" office:value="0.0423887389766723" calcext:value-type="float">
            <text:p>0.042388738976672</text:p>
          </table:table-cell>
          <table:table-cell table:formula="of:=ABS([.HF8])*9.8" office:value-type="float" office:value="0.021409684735196" calcext:value-type="float">
            <text:p>0.021409684735196</text:p>
          </table:table-cell>
          <table:table-cell table:formula="of:=ABS([.HG8])*9.8" office:value-type="float" office:value="0.0304951792413211" calcext:value-type="float">
            <text:p>0.030495179241321</text:p>
          </table:table-cell>
          <table:table-cell table:formula="of:=ABS([.HH8])*9.8" office:value-type="float" office:value="0.0041218541689334" calcext:value-type="float">
            <text:p>0.004121854168933</text:p>
          </table:table-cell>
          <table:table-cell table:formula="of:=ABS([.HI8])*9.8" office:value-type="float" office:value="0.0145595092532727" calcext:value-type="float">
            <text:p>0.014559509253273</text:p>
          </table:table-cell>
          <table:table-cell table:formula="of:=ABS([.HJ8])*9.8" office:value-type="float" office:value="0.069534239998136" calcext:value-type="float">
            <text:p>0.069534239998136</text:p>
          </table:table-cell>
          <table:table-cell table:formula="of:=ABS([.HK8])*9.8" office:value-type="float" office:value="0.0547360974917525" calcext:value-type="float">
            <text:p>0.054736097491753</text:p>
          </table:table-cell>
          <table:table-cell table:formula="of:=ABS([.HL8])*9.8" office:value-type="float" office:value="0.00271383375035225" calcext:value-type="float">
            <text:p>0.002713833750352</text:p>
          </table:table-cell>
          <table:table-cell table:formula="of:=ABS([.HM8])*9.8" office:value-type="float" office:value="0.016835652300568" calcext:value-type="float">
            <text:p>0.016835652300568</text:p>
          </table:table-cell>
          <table:table-cell table:formula="of:=ABS([.HN8])*9.8" office:value-type="float" office:value="0.00391442729107517" calcext:value-type="float">
            <text:p>0.003914427291075</text:p>
          </table:table-cell>
          <table:table-cell table:formula="of:=ABS([.HO8])*9.8" office:value-type="float" office:value="0.0194952807987173" calcext:value-type="float">
            <text:p>0.019495280798717</text:p>
          </table:table-cell>
          <table:table-cell table:formula="of:=ABS([.HP8])*9.8" office:value-type="float" office:value="0.00226088076472251" calcext:value-type="float">
            <text:p>0.002260880764723</text:p>
          </table:table-cell>
          <table:table-cell table:formula="of:=ABS([.HQ8])*9.8" office:value-type="float" office:value="0.00294639388486965" calcext:value-type="float">
            <text:p>0.00294639388487</text:p>
          </table:table-cell>
          <table:table-cell table:formula="of:=ABS([.HR8])*9.8" office:value-type="float" office:value="0.0251610336928709" calcext:value-type="float">
            <text:p>0.025161033692871</text:p>
          </table:table-cell>
          <table:table-cell table:formula="of:=ABS([.HS8])*9.8" office:value-type="float" office:value="0.0237519270337765" calcext:value-type="float">
            <text:p>0.023751927033777</text:p>
          </table:table-cell>
          <table:table-cell table:formula="of:=ABS([.HT8])*9.8" office:value-type="float" office:value="0.00744908865164987" calcext:value-type="float">
            <text:p>0.00744908865165</text:p>
          </table:table-cell>
          <table:table-cell table:formula="of:=ABS([.HU8])*9.8" office:value-type="float" office:value="0.0198343260799911" calcext:value-type="float">
            <text:p>0.019834326079991</text:p>
          </table:table-cell>
          <table:table-cell table:formula="of:=ABS([.HV8])*9.8" office:value-type="float" office:value="0.0475464746372738" calcext:value-type="float">
            <text:p>0.047546474637274</text:p>
          </table:table-cell>
          <table:table-cell table:formula="of:=ABS([.HW8])*9.8" office:value-type="float" office:value="0.00486154921014192" calcext:value-type="float">
            <text:p>0.004861549210142</text:p>
          </table:table-cell>
          <table:table-cell table:formula="of:=ABS([.HX8])*9.8" office:value-type="float" office:value="0.0224432194034499" calcext:value-type="float">
            <text:p>0.02244321940345</text:p>
          </table:table-cell>
          <table:table-cell table:formula="of:=ABS([.HY8])*9.8" office:value-type="float" office:value="0.00459715275586283" calcext:value-type="float">
            <text:p>0.004597152755863</text:p>
          </table:table-cell>
          <table:table-cell table:formula="of:=ABS([.HZ8])*9.8" office:value-type="float" office:value="0.0212129647027643" calcext:value-type="float">
            <text:p>0.021212964702764</text:p>
          </table:table-cell>
          <table:table-cell table:formula="of:=ABS([.IA8])*9.8" office:value-type="float" office:value="0.0445131202980822" calcext:value-type="float">
            <text:p>0.044513120298082</text:p>
          </table:table-cell>
          <table:table-cell table:formula="of:=ABS([.IB8])*9.8" office:value-type="float" office:value="0.00725830141194576" calcext:value-type="float">
            <text:p>0.007258301411946</text:p>
          </table:table-cell>
          <table:table-cell table:formula="of:=ABS([.IC8])*9.8" office:value-type="float" office:value="0.00874309025265807" calcext:value-type="float">
            <text:p>0.008743090252658</text:p>
          </table:table-cell>
          <table:table-cell table:formula="of:=ABS([.ID8])*9.8" office:value-type="float" office:value="0.0237700595469141" calcext:value-type="float">
            <text:p>0.023770059546914</text:p>
          </table:table-cell>
          <table:table-cell table:formula="of:=ABS([.IE8])*9.8" office:value-type="float" office:value="0.0218353756944327" calcext:value-type="float">
            <text:p>0.021835375694433</text:p>
          </table:table-cell>
          <table:table-cell table:formula="of:=ABS([.IF8])*9.8" office:value-type="float" office:value="0.0244169730739145" calcext:value-type="float">
            <text:p>0.024416973073915</text:p>
          </table:table-cell>
          <table:table-cell table:formula="of:=ABS([.IG8])*9.8" office:value-type="float" office:value="0.0322921833921449" calcext:value-type="float">
            <text:p>0.032292183392145</text:p>
          </table:table-cell>
          <table:table-cell table:formula="of:=ABS([.IH8])*9.8" office:value-type="float" office:value="0.008067883690596" calcext:value-type="float">
            <text:p>0.008067883690596</text:p>
          </table:table-cell>
          <table:table-cell table:formula="of:=ABS([.II8])*9.8" office:value-type="float" office:value="0.0105301456978327" calcext:value-type="float">
            <text:p>0.010530145697833</text:p>
          </table:table-cell>
          <table:table-cell table:formula="of:=ABS([.IJ8])*9.8" office:value-type="float" office:value="0.0510633122013031" calcext:value-type="float">
            <text:p>0.051063312201303</text:p>
          </table:table-cell>
          <table:table-cell table:formula="of:=ABS([.IK8])*9.8" office:value-type="float" office:value="0.0033391581668403" calcext:value-type="float">
            <text:p>0.00333915816684</text:p>
          </table:table-cell>
          <table:table-cell table:formula="of:=ABS([.IL8])*9.8" office:value-type="float" office:value="0.0090479690996604" calcext:value-type="float">
            <text:p>0.00904796909966</text:p>
          </table:table-cell>
          <table:table-cell table:formula="of:=ABS([.IM8])*9.8" office:value-type="float" office:value="0.000173705075998876" calcext:value-type="float">
            <text:p>0.000173705075999</text:p>
          </table:table-cell>
          <table:table-cell table:formula="of:=ABS([.IN8])*9.8" office:value-type="float" office:value="0.0364319821689305" calcext:value-type="float">
            <text:p>0.036431982168931</text:p>
          </table:table-cell>
          <table:table-cell table:formula="of:=ABS([.IO8])*9.8" office:value-type="float" office:value="0.0293883023947733" calcext:value-type="float">
            <text:p>0.029388302394773</text:p>
          </table:table-cell>
          <table:table-cell table:formula="of:=ABS([.IP8])*9.8" office:value-type="float" office:value="0.013269942434506" calcext:value-type="float">
            <text:p>0.013269942434506</text:p>
          </table:table-cell>
          <table:table-cell table:formula="of:=ABS([.IQ8])*9.8" office:value-type="float" office:value="0.044871416060658" calcext:value-type="float">
            <text:p>0.044871416060658</text:p>
          </table:table-cell>
          <table:table-cell table:formula="of:=ABS([.IR8])*9.8" office:value-type="float" office:value="0.00816862232475094" calcext:value-type="float">
            <text:p>0.008168622324751</text:p>
          </table:table-cell>
          <table:table-cell table:formula="of:=ABS([.IS8])*9.8" office:value-type="float" office:value="0.00143035385399999" calcext:value-type="float">
            <text:p>0.001430353854</text:p>
          </table:table-cell>
          <table:table-cell table:formula="of:=ABS([.IT8])*9.8" office:value-type="float" office:value="0.0386630654369303" calcext:value-type="float">
            <text:p>0.03866306543693</text:p>
          </table:table-cell>
          <table:table-cell table:formula="of:=ABS([.IU8])*9.8" office:value-type="float" office:value="0.0121183145487774" calcext:value-type="float">
            <text:p>0.012118314548777</text:p>
          </table:table-cell>
          <table:table-cell table:formula="of:=ABS([.IV8])*9.8" office:value-type="float" office:value="0.0491880341371378" calcext:value-type="float">
            <text:p>0.049188034137138</text:p>
          </table:table-cell>
          <table:table-cell table:formula="of:=ABS([.IW8])*9.8" office:value-type="float" office:value="0.00417310482549012" calcext:value-type="float">
            <text:p>0.00417310482549</text:p>
          </table:table-cell>
          <table:table-cell table:formula="of:=ABS([.IX8])*9.8" office:value-type="float" office:value="0.0282877178911837" calcext:value-type="float">
            <text:p>0.028287717891184</text:p>
          </table:table-cell>
          <table:table-cell table:formula="of:=ABS([.IY8])*9.8" office:value-type="float" office:value="0.0088517439484627" calcext:value-type="float">
            <text:p>0.008851743948463</text:p>
          </table:table-cell>
          <table:table-cell table:formula="of:=ABS([.IZ8])*9.8" office:value-type="float" office:value="0.0096252345709012" calcext:value-type="float">
            <text:p>0.009625234570901</text:p>
          </table:table-cell>
          <table:table-cell table:formula="of:=ABS([.JA8])*9.8" office:value-type="float" office:value="0.00941404612289404" calcext:value-type="float">
            <text:p>0.009414046122894</text:p>
          </table:table-cell>
          <table:table-cell table:formula="of:=ABS([.JB8])*9.8" office:value-type="float" office:value="0.0357536839426599" calcext:value-type="float">
            <text:p>0.03575368394266</text:p>
          </table:table-cell>
          <table:table-cell table:formula="of:=ABS([.JC8])*9.8" office:value-type="float" office:value="0.0175237528375433" calcext:value-type="float">
            <text:p>0.017523752837543</text:p>
          </table:table-cell>
          <table:table-cell table:formula="of:=ABS([.JD8])*9.8" office:value-type="float" office:value="0.0211163621299787" calcext:value-type="float">
            <text:p>0.021116362129979</text:p>
          </table:table-cell>
          <table:table-cell table:formula="of:=ABS([.JE8])*9.8" office:value-type="float" office:value="0.0627553191372589" calcext:value-type="float">
            <text:p>0.062755319137259</text:p>
          </table:table-cell>
          <table:table-cell table:formula="of:=ABS([.JF8])*9.8" office:value-type="float" office:value="0.0383526730066802" calcext:value-type="float">
            <text:p>0.03835267300668</text:p>
          </table:table-cell>
          <table:table-cell table:formula="of:=ABS([.JG8])*9.8" office:value-type="float" office:value="0.00366734822703307" calcext:value-type="float">
            <text:p>0.003667348227033</text:p>
          </table:table-cell>
          <table:table-cell table:formula="of:=ABS([.JH8])*9.8" office:value-type="float" office:value="0.00552677868798592" calcext:value-type="float">
            <text:p>0.005526778687986</text:p>
          </table:table-cell>
          <table:table-cell table:formula="of:=ABS([.JI8])*9.8" office:value-type="float" office:value="0.0116579173279488" calcext:value-type="float">
            <text:p>0.011657917327949</text:p>
          </table:table-cell>
          <table:table-cell table:formula="of:=ABS([.JJ8])*9.8" office:value-type="float" office:value="0.0300849871505284" calcext:value-type="float">
            <text:p>0.030084987150529</text:p>
          </table:table-cell>
          <table:table-cell table:formula="of:=ABS([.JK8])*9.8" office:value-type="float" office:value="0.0290468982538049" calcext:value-type="float">
            <text:p>0.029046898253805</text:p>
          </table:table-cell>
          <table:table-cell table:formula="of:=ABS([.JL8])*9.8" office:value-type="float" office:value="0.0219271552452496" calcext:value-type="float">
            <text:p>0.02192715524525</text:p>
          </table:table-cell>
          <table:table-cell table:formula="of:=ABS([.JM8])*9.8" office:value-type="float" office:value="0.0618500094743292" calcext:value-type="float">
            <text:p>0.061850009474329</text:p>
          </table:table-cell>
          <table:table-cell table:formula="of:=ABS([.JN8])*9.8" office:value-type="float" office:value="0.0182273586799024" calcext:value-type="float">
            <text:p>0.018227358679902</text:p>
          </table:table-cell>
          <table:table-cell table:formula="of:=ABS([.JO8])*9.8" office:value-type="float" office:value="0.0397975748780787" calcext:value-type="float">
            <text:p>0.039797574878079</text:p>
          </table:table-cell>
          <table:table-cell table:formula="of:=ABS([.JP8])*9.8" office:value-type="float" office:value="0.00864608314056702" calcext:value-type="float">
            <text:p>0.008646083140567</text:p>
          </table:table-cell>
          <table:table-cell table:formula="of:=ABS([.JQ8])*9.8" office:value-type="float" office:value="0.0231599434884911" calcext:value-type="float">
            <text:p>0.023159943488491</text:p>
          </table:table-cell>
          <table:table-cell table:formula="of:=ABS([.JR8])*9.8" office:value-type="float" office:value="0.0321569057300552" calcext:value-type="float">
            <text:p>0.032156905730055</text:p>
          </table:table-cell>
          <table:table-cell table:formula="of:=ABS([.JS8])*9.8" office:value-type="float" office:value="0.0158055827126453" calcext:value-type="float">
            <text:p>0.015805582712645</text:p>
          </table:table-cell>
          <table:table-cell table:formula="of:=ABS([.JT8])*9.8" office:value-type="float" office:value="0.0557695653553374" calcext:value-type="float">
            <text:p>0.055769565355337</text:p>
          </table:table-cell>
          <table:table-cell table:formula="of:=ABS([.JU8])*9.8" office:value-type="float" office:value="0.00276493031833454" calcext:value-type="float">
            <text:p>0.002764930318335</text:p>
          </table:table-cell>
          <table:table-cell table:formula="of:=ABS([.JV8])*9.8" office:value-type="float" office:value="0.0043295446904093" calcext:value-type="float">
            <text:p>0.004329544690409</text:p>
          </table:table-cell>
          <table:table-cell table:formula="of:=ABS([.JW8])*9.8" office:value-type="float" office:value="0.0638573765801935" calcext:value-type="float">
            <text:p>0.063857376580194</text:p>
          </table:table-cell>
          <table:table-cell table:formula="of:=ABS([.JX8])*9.8" office:value-type="float" office:value="0.0198426238977103" calcext:value-type="float">
            <text:p>0.01984262389771</text:p>
          </table:table-cell>
          <table:table-cell table:formula="of:=ABS([.JY8])*9.8" office:value-type="float" office:value="0.0485572052889333" calcext:value-type="float">
            <text:p>0.048557205288933</text:p>
          </table:table-cell>
          <table:table-cell table:formula="of:=ABS([.JZ8])*9.8" office:value-type="float" office:value="0.0036850870973608" calcext:value-type="float">
            <text:p>0.003685087097361</text:p>
          </table:table-cell>
          <table:table-cell table:formula="of:=ABS([.KA8])*9.8" office:value-type="float" office:value="0.0189908437560533" calcext:value-type="float">
            <text:p>0.018990843756053</text:p>
          </table:table-cell>
          <table:table-cell table:formula="of:=ABS([.KB8])*9.8" office:value-type="float" office:value="0.0238831496566426" calcext:value-type="float">
            <text:p>0.023883149656643</text:p>
          </table:table-cell>
          <table:table-cell table:formula="of:=ABS([.KC8])*9.8" office:value-type="float" office:value="0.00414670162985655" calcext:value-type="float">
            <text:p>0.004146701629857</text:p>
          </table:table-cell>
          <table:table-cell table:formula="of:=ABS([.KD8])*9.8" office:value-type="float" office:value="0.0235744436365416" calcext:value-type="float">
            <text:p>0.023574443636542</text:p>
          </table:table-cell>
          <table:table-cell table:formula="of:=ABS([.KE8])*9.8" office:value-type="float" office:value="0.0276181516012756" calcext:value-type="float">
            <text:p>0.027618151601276</text:p>
          </table:table-cell>
          <table:table-cell table:formula="of:=ABS([.KF8])*9.8" office:value-type="float" office:value="0.00445552559480715" calcext:value-type="float">
            <text:p>0.004455525594807</text:p>
          </table:table-cell>
          <table:table-cell table:formula="of:=ABS([.KG8])*9.8" office:value-type="float" office:value="0.0411308727360686" calcext:value-type="float">
            <text:p>0.041130872736069</text:p>
          </table:table-cell>
          <table:table-cell table:formula="of:=ABS([.KH8])*9.8" office:value-type="float" office:value="0.0132345470023135" calcext:value-type="float">
            <text:p>0.013234547002314</text:p>
          </table:table-cell>
          <table:table-cell table:formula="of:=ABS([.KI8])*9.8" office:value-type="float" office:value="0.00113633139758594" calcext:value-type="float">
            <text:p>0.001136331397586</text:p>
          </table:table-cell>
          <table:table-cell table:formula="of:=ABS([.KJ8])*9.8" office:value-type="float" office:value="0.0687660989790924" calcext:value-type="float">
            <text:p>0.068766098979093</text:p>
          </table:table-cell>
          <table:table-cell table:formula="of:=ABS([.KK8])*9.8" office:value-type="float" office:value="0.0245866534618882" calcext:value-type="float">
            <text:p>0.024586653461888</text:p>
          </table:table-cell>
          <table:table-cell table:formula="of:=ABS([.KL8])*9.8" office:value-type="float" office:value="0.0796139884315326" calcext:value-type="float">
            <text:p>0.079613988431533</text:p>
          </table:table-cell>
          <table:table-cell table:formula="of:=ABS([.KM8])*9.8" office:value-type="float" office:value="0.0318538572832419" calcext:value-type="float">
            <text:p>0.031853857283242</text:p>
          </table:table-cell>
          <table:table-cell table:formula="of:=ABS([.KN8])*9.8" office:value-type="float" office:value="0.0118115554168385" calcext:value-type="float">
            <text:p>0.011811555416839</text:p>
          </table:table-cell>
          <table:table-cell table:formula="of:=ABS([.KO8])*9.8" office:value-type="float" office:value="0.000114503752764139" calcext:value-type="float">
            <text:p>0.000114503752764</text:p>
          </table:table-cell>
          <table:table-cell table:formula="of:=ABS([.KP8])*9.8" office:value-type="float" office:value="0.0682189776685454" calcext:value-type="float">
            <text:p>0.068218977668546</text:p>
          </table:table-cell>
          <table:table-cell table:formula="of:=ABS([.KQ8])*9.8" office:value-type="float" office:value="0.0000824909428291942" calcext:value-type="float">
            <text:p>8.24909428291942E-05</text:p>
          </table:table-cell>
          <table:table-cell table:formula="of:=ABS([.KR8])*9.8" office:value-type="float" office:value="0.0117785004294976" calcext:value-type="float">
            <text:p>0.011778500429498</text:p>
          </table:table-cell>
          <table:table-cell table:formula="of:=ABS([.KS8])*9.8" office:value-type="float" office:value="0.0557944821063866" calcext:value-type="float">
            <text:p>0.055794482106387</text:p>
          </table:table-cell>
          <table:table-cell table:formula="of:=ABS([.KT8])*9.8" office:value-type="float" office:value="0.00750574612230718" calcext:value-type="float">
            <text:p>0.007505746122307</text:p>
          </table:table-cell>
          <table:table-cell table:formula="of:=ABS([.KU8])*9.8" office:value-type="float" office:value="0.0625868296043007" calcext:value-type="float">
            <text:p>0.062586829604301</text:p>
          </table:table-cell>
          <table:table-cell table:formula="of:=ABS([.KV8])*9.8" office:value-type="float" office:value="0.00179393968645636" calcext:value-type="float">
            <text:p>0.001793939686456</text:p>
          </table:table-cell>
          <table:table-cell table:formula="of:=ABS([.KW8])*9.8" office:value-type="float" office:value="0.0584937237399671" calcext:value-type="float">
            <text:p>0.058493723739967</text:p>
          </table:table-cell>
          <table:table-cell table:formula="of:=ABS([.KX8])*9.8" office:value-type="float" office:value="0.00277554901139973" calcext:value-type="float">
            <text:p>0.0027755490114</text:p>
          </table:table-cell>
          <table:table-cell table:formula="of:=ABS([.KY8])*9.8" office:value-type="float" office:value="0.00222178229336464" calcext:value-type="float">
            <text:p>0.002221782293365</text:p>
          </table:table-cell>
          <table:table-cell table:formula="of:=ABS([.KZ8])*9.8" office:value-type="float" office:value="0.00480731897065919" calcext:value-type="float">
            <text:p>0.004807318970659</text:p>
          </table:table-cell>
          <table:table-cell table:formula="of:=ABS([.LA8])*9.8" office:value-type="float" office:value="0.0562710991140391" calcext:value-type="float">
            <text:p>0.056271099114039</text:p>
          </table:table-cell>
          <table:table-cell table:formula="of:=ABS([.LB8])*9.8" office:value-type="float" office:value="0.000570186822398899" calcext:value-type="float">
            <text:p>0.000570186822399</text:p>
          </table:table-cell>
          <table:table-cell table:formula="of:=ABS([.LC8])*9.8" office:value-type="float" office:value="0.0408748323379198" calcext:value-type="float">
            <text:p>0.04087483233792</text:p>
          </table:table-cell>
          <table:table-cell table:formula="of:=ABS([.LD8])*9.8" office:value-type="float" office:value="0.0279584893845285" calcext:value-type="float">
            <text:p>0.027958489384529</text:p>
          </table:table-cell>
          <table:table-cell table:formula="of:=ABS([.LE8])*9.8" office:value-type="float" office:value="0.016653265472038" calcext:value-type="float">
            <text:p>0.016653265472038</text:p>
          </table:table-cell>
          <table:table-cell table:formula="of:=ABS([.LF8])*9.8" office:value-type="float" office:value="0.0139195616377603" calcext:value-type="float">
            <text:p>0.01391956163776</text:p>
          </table:table-cell>
          <table:table-cell table:formula="of:=ABS([.LG8])*9.8" office:value-type="float" office:value="0.0492113634202972" calcext:value-type="float">
            <text:p>0.049211363420297</text:p>
          </table:table-cell>
          <table:table-cell table:formula="of:=ABS([.LH8])*9.8" office:value-type="float" office:value="0.000624164934297444" calcext:value-type="float">
            <text:p>0.000624164934297</text:p>
          </table:table-cell>
          <table:table-cell table:formula="of:=ABS([.LI8])*9.8" office:value-type="float" office:value="0.00962866082465563" calcext:value-type="float">
            <text:p>0.009628660824656</text:p>
          </table:table-cell>
          <table:table-cell table:formula="of:=ABS([.LJ8])*9.8" office:value-type="float" office:value="0.0275875433066496" calcext:value-type="float">
            <text:p>0.02758754330665</text:p>
          </table:table-cell>
          <table:table-cell table:formula="of:=ABS([.LK8])*9.8" office:value-type="float" office:value="0.0579328941981804" calcext:value-type="float">
            <text:p>0.05793289419818</text:p>
          </table:table-cell>
          <table:table-cell table:formula="of:=ABS([.LL8])*9.8" office:value-type="float" office:value="0.00146894429135793" calcext:value-type="float">
            <text:p>0.001468944291358</text:p>
          </table:table-cell>
          <table:table-cell table:formula="of:=ABS([.LM8])*9.8" office:value-type="float" office:value="0.0506223287163128" calcext:value-type="float">
            <text:p>0.050622328716313</text:p>
          </table:table-cell>
          <table:table-cell table:formula="of:=ABS([.LN8])*9.8" office:value-type="float" office:value="0.00469960570729365" calcext:value-type="float">
            <text:p>0.004699605707294</text:p>
          </table:table-cell>
          <table:table-cell table:formula="of:=ABS([.LO8])*9.8" office:value-type="float" office:value="0.0384523360133918" calcext:value-type="float">
            <text:p>0.038452336013392</text:p>
          </table:table-cell>
          <table:table-cell table:formula="of:=ABS([.LP8])*9.8" office:value-type="float" office:value="0.0179112943189429" calcext:value-type="float">
            <text:p>0.017911294318943</text:p>
          </table:table-cell>
          <table:table-cell table:formula="of:=ABS([.LQ8])*9.8" office:value-type="float" office:value="0.0100958940106756" calcext:value-type="float">
            <text:p>0.010095894010676</text:p>
          </table:table-cell>
          <table:table-cell table:formula="of:=ABS([.LR8])*9.8" office:value-type="float" office:value="0.017326846325018" calcext:value-type="float">
            <text:p>0.017326846325018</text:p>
          </table:table-cell>
          <table:table-cell table:formula="of:=ABS([.LS8])*9.8" office:value-type="float" office:value="0.0179053897074106" calcext:value-type="float">
            <text:p>0.017905389707411</text:p>
          </table:table-cell>
          <table:table-cell table:formula="of:=ABS([.LT8])*9.8" office:value-type="float" office:value="0.00383087260846522" calcext:value-type="float">
            <text:p>0.003830872608465</text:p>
          </table:table-cell>
          <table:table-cell table:formula="of:=ABS([.LU8])*9.8" office:value-type="float" office:value="0.0247589461203989" calcext:value-type="float">
            <text:p>0.024758946120399</text:p>
          </table:table-cell>
          <table:table-cell table:formula="of:=ABS([.LV8])*9.8" office:value-type="float" office:value="0.00769326009231292" calcext:value-type="float">
            <text:p>0.007693260092313</text:p>
          </table:table-cell>
          <table:table-cell table:formula="of:=ABS([.LW8])*9.8" office:value-type="float" office:value="0.073515443582923" calcext:value-type="float">
            <text:p>0.073515443582923</text:p>
          </table:table-cell>
          <table:table-cell table:formula="of:=ABS([.LX8])*9.8" office:value-type="float" office:value="0.0207956514275047" calcext:value-type="float">
            <text:p>0.020795651427505</text:p>
          </table:table-cell>
          <table:table-cell table:formula="of:=ABS([.LY8])*9.8" office:value-type="float" office:value="0.0357964127822624" calcext:value-type="float">
            <text:p>0.035796412782262</text:p>
          </table:table-cell>
          <table:table-cell table:formula="of:=ABS([.LZ8])*9.8" office:value-type="float" office:value="0.015513069978709" calcext:value-type="float">
            <text:p>0.015513069978709</text:p>
          </table:table-cell>
          <table:table-cell table:formula="of:=ABS([.MA8])*9.8" office:value-type="float" office:value="0.00284755847192851" calcext:value-type="float">
            <text:p>0.002847558471929</text:p>
          </table:table-cell>
          <table:table-cell table:formula="of:=ABS([.MB8])*9.8" office:value-type="float" office:value="0.00844689117413986" calcext:value-type="float">
            <text:p>0.00844689117414</text:p>
          </table:table-cell>
          <table:table-cell table:formula="of:=ABS([.MC8])*9.8" office:value-type="float" office:value="0.00980693652963315" calcext:value-type="float">
            <text:p>0.009806936529633</text:p>
          </table:table-cell>
          <table:table-cell table:formula="of:=ABS([.MD8])*9.8" office:value-type="float" office:value="0.00944795915471833" calcext:value-type="float">
            <text:p>0.009447959154718</text:p>
          </table:table-cell>
          <table:table-cell table:formula="of:=ABS([.ME8])*9.8" office:value-type="float" office:value="0.00467578161438902" calcext:value-type="float">
            <text:p>0.004675781614389</text:p>
          </table:table-cell>
          <table:table-cell table:formula="of:=ABS([.MF8])*9.8" office:value-type="float" office:value="0.000370390484800975" calcext:value-type="float">
            <text:p>0.000370390484801</text:p>
          </table:table-cell>
          <table:table-cell table:formula="of:=ABS([.MG8])*9.8" office:value-type="float" office:value="0.0111279383408359" calcext:value-type="float">
            <text:p>0.011127938340836</text:p>
          </table:table-cell>
          <table:table-cell table:formula="of:=ABS([.MH8])*9.8" office:value-type="float" office:value="0.0084386184709394" calcext:value-type="float">
            <text:p>0.008438618470939</text:p>
          </table:table-cell>
          <table:table-cell table:formula="of:=ABS([.MI8])*9.8" office:value-type="float" office:value="0.00946525261163145" calcext:value-type="float">
            <text:p>0.009465252611631</text:p>
          </table:table-cell>
          <table:table-cell table:formula="of:=ABS([.MJ8])*9.8" office:value-type="float" office:value="0.0157439789190187" calcext:value-type="float">
            <text:p>0.015743978919019</text:p>
          </table:table-cell>
          <table:table-cell table:formula="of:=ABS([.MK8])*9.8" office:value-type="float" office:value="0.0256133663935863" calcext:value-type="float">
            <text:p>0.025613366393586</text:p>
          </table:table-cell>
          <table:table-cell table:formula="of:=ABS([.ML8])*9.8" office:value-type="float" office:value="0.0166055767281036" calcext:value-type="float">
            <text:p>0.016605576728104</text:p>
          </table:table-cell>
          <table:table-cell table:formula="of:=ABS([.MM8])*9.8" office:value-type="float" office:value="0.00290693792598146" calcext:value-type="float">
            <text:p>0.002906937925981</text:p>
          </table:table-cell>
          <table:table-cell table:formula="of:=ABS([.MN8])*9.8" office:value-type="float" office:value="0.0103606759279366" calcext:value-type="float">
            <text:p>0.010360675927937</text:p>
          </table:table-cell>
          <table:table-cell table:formula="of:=ABS([.MO8])*9.8" office:value-type="float" office:value="0.00393510562864163" calcext:value-type="float">
            <text:p>0.003935105628642</text:p>
          </table:table-cell>
          <table:table-cell table:formula="of:=ABS([.MP8])*9.8" office:value-type="float" office:value="0.000628544954425581" calcext:value-type="float">
            <text:p>0.000628544954426</text:p>
          </table:table-cell>
          <table:table-cell table:formula="of:=ABS([.MQ8])*9.8" office:value-type="float" office:value="0.00302491411922645" calcext:value-type="float">
            <text:p>0.003024914119226</text:p>
          </table:table-cell>
          <table:table-cell table:formula="of:=ABS([.MR8])*9.8" office:value-type="float" office:value="0.000132542829765414" calcext:value-type="float">
            <text:p>0.000132542829765</text:p>
          </table:table-cell>
          <table:table-cell table:formula="of:=ABS([.MS8])*9.8" office:value-type="float" office:value="0.00368804058328135" calcext:value-type="float">
            <text:p>0.003688040583281</text:p>
          </table:table-cell>
          <table:table-cell table:formula="of:=ABS([.MT8])*9.8" office:value-type="float" office:value="0.00191194478905474" calcext:value-type="float">
            <text:p>0.001911944789055</text:p>
          </table:table-cell>
          <table:table-cell table:formula="of:=ABS([.MU8])*9.8" office:value-type="float" office:value="0.000836332012454988" calcext:value-type="float">
            <text:p>0.000836332012455</text:p>
          </table:table-cell>
          <table:table-cell table:formula="of:=ABS([.MV8])*9.8" office:value-type="float" office:value="0.000101040555798171" calcext:value-type="float">
            <text:p>0.000101040555798</text:p>
          </table:table-cell>
          <table:table-cell table:formula="of:=ABS([.MW8])*9.8" office:value-type="float" office:value="0.00213040513681154" calcext:value-type="float">
            <text:p>0.002130405136812</text:p>
          </table:table-cell>
          <table:table-cell table:formula="of:=ABS([.MX8])*9.8" office:value-type="float" office:value="0.000464705309300606" calcext:value-type="float">
            <text:p>0.000464705309301</text:p>
          </table:table-cell>
          <table:table-cell table:formula="of:=ABS([.MY8])*9.8" office:value-type="float" office:value="0.00082163067736385" calcext:value-type="float">
            <text:p>0.000821630677364</text:p>
          </table:table-cell>
          <table:table-cell table:formula="of:=ABS([.MZ8])*9.8" office:value-type="float" office:value="0.00141529932418515" calcext:value-type="float">
            <text:p>0.001415299324185</text:p>
          </table:table-cell>
          <table:table-cell table:formula="of:=ABS([.NA8])*9.8" office:value-type="float" office:value="0.00132716385697524" calcext:value-type="float">
            <text:p>0.001327163856975</text:p>
          </table:table-cell>
          <table:table-cell table:formula="of:=ABS([.NB8])*9.8" office:value-type="float" office:value="0.0000535044215571157" calcext:value-type="float">
            <text:p>5.35044215571157E-05</text:p>
          </table:table-cell>
          <table:table-cell table:formula="of:=ABS([.NC8])*9.8" office:value-type="float" office:value="0.000549317093293478" calcext:value-type="float">
            <text:p>0.000549317093293</text:p>
          </table:table-cell>
          <table:table-cell table:formula="of:=ABS([.ND8])*9.8" office:value-type="float" office:value="0.000461610054965345" calcext:value-type="float">
            <text:p>0.000461610054965</text:p>
          </table:table-cell>
          <table:table-cell table:formula="of:=ABS([.NE8])*9.8" office:value-type="float" office:value="0.000364801327077013" calcext:value-type="float">
            <text:p>0.000364801327077</text:p>
          </table:table-cell>
          <table:table-cell table:formula="of:=ABS([.NF8])*9.8" office:value-type="float" office:value="0.000134967736307812" calcext:value-type="float">
            <text:p>0.000134967736308</text:p>
          </table:table-cell>
          <table:table-cell table:formula="of:=ABS([.NG8])*9.8" office:value-type="float" office:value="0.00120393304386964" calcext:value-type="float">
            <text:p>0.00120393304387</text:p>
          </table:table-cell>
          <table:table-cell table:formula="of:=ABS([.NH8])*9.8" office:value-type="float" office:value="0.000316317995848714" calcext:value-type="float">
            <text:p>0.000316317995849</text:p>
          </table:table-cell>
          <table:table-cell table:formula="of:=ABS([.NI8])*9.8" office:value-type="float" office:value="0.000161011199577421" calcext:value-type="float">
            <text:p>0.000161011199577</text:p>
          </table:table-cell>
          <table:table-cell table:formula="of:=ABS([.NJ8])*9.8" office:value-type="float" office:value="0.000256984854517461" calcext:value-type="float">
            <text:p>0.000256984854517</text:p>
          </table:table-cell>
          <table:table-cell table:formula="of:=ABS([.NK8])*9.8" office:value-type="float" office:value="0.000499865210815564" calcext:value-type="float">
            <text:p>0.000499865210816</text:p>
          </table:table-cell>
          <table:table-cell table:formula="of:=ABS([.NL8])*9.8" office:value-type="float" office:value="0.00000886098488707132" calcext:value-type="float">
            <text:p>8.86098488707132E-06</text:p>
          </table:table-cell>
          <table:table-cell table:formula="of:=ABS([.NM8])*9.8" office:value-type="float" office:value="0.000493931455637087" calcext:value-type="float">
            <text:p>0.000493931455637</text:p>
          </table:table-cell>
          <table:table-cell table:formula="of:=ABS([.NN8])*9.8" office:value-type="float" office:value="0.000248789479228617" calcext:value-type="float">
            <text:p>0.000248789479229</text:p>
          </table:table-cell>
          <table:table-cell table:formula="of:=ABS([.NO8])*9.8" office:value-type="float" office:value="0.000287805126103546" calcext:value-type="float">
            <text:p>0.000287805126104</text:p>
          </table:table-cell>
          <table:table-cell table:formula="of:=ABS([.NP8])*9.8" office:value-type="float" office:value="0.000204108506015488" calcext:value-type="float">
            <text:p>0.000204108506015</text:p>
          </table:table-cell>
          <table:table-cell table:formula="of:=ABS([.NQ8])*9.8" office:value-type="float" office:value="0.000296365431720969" calcext:value-type="float">
            <text:p>0.000296365431721</text:p>
          </table:table-cell>
          <table:table-cell table:formula="of:=ABS([.NR8])*9.8" office:value-type="float" office:value="0.000186094291165939" calcext:value-type="float">
            <text:p>0.000186094291166</text:p>
          </table:table-cell>
          <table:table-cell table:formula="of:=ABS([.NS8])*9.8" office:value-type="float" office:value="0.000079163487224454" calcext:value-type="float">
            <text:p>7.9163487224454E-05</text:p>
          </table:table-cell>
          <table:table-cell table:formula="of:=ABS([.NT8])*9.8" office:value-type="float" office:value="0.0000552831018544753" calcext:value-type="float">
            <text:p>5.52831018544753E-05</text:p>
          </table:table-cell>
          <table:table-cell table:formula="of:=ABS([.NU8])*9.8" office:value-type="float" office:value="0.000232692562959147" calcext:value-type="float">
            <text:p>0.000232692562959</text:p>
          </table:table-cell>
          <table:table-cell table:formula="of:=ABS([.NV8])*9.8" office:value-type="float" office:value="0.000175047060970379" calcext:value-type="float">
            <text:p>0.00017504706097</text:p>
          </table:table-cell>
          <table:table-cell table:formula="of:=ABS([.NW8])*9.8" office:value-type="float" office:value="0.000452616966652697" calcext:value-type="float">
            <text:p>0.000452616966653</text:p>
          </table:table-cell>
          <table:table-cell table:formula="of:=ABS([.NX8])*9.8" office:value-type="float" office:value="0.000527596681744791" calcext:value-type="float">
            <text:p>0.000527596681745</text:p>
          </table:table-cell>
          <table:table-cell table:formula="of:=ABS([.NY8])*9.8" office:value-type="float" office:value="0.000205561441591395" calcext:value-type="float">
            <text:p>0.000205561441591</text:p>
          </table:table-cell>
          <table:table-cell table:formula="of:=ABS([.NZ8])*9.8" office:value-type="float" office:value="0.0000462472703506411" calcext:value-type="float">
            <text:p>4.62472703506411E-05</text:p>
          </table:table-cell>
          <table:table-cell table:formula="of:=ABS([.OA8])*9.8" office:value-type="float" office:value="0.00000621443254169574" calcext:value-type="float">
            <text:p>6.21443254169574E-06</text:p>
          </table:table-cell>
          <table:table-cell table:formula="of:=ABS([.OB8])*9.8" office:value-type="float" office:value="0.0000124838933810545" calcext:value-type="float">
            <text:p>1.24838933810545E-05</text:p>
          </table:table-cell>
          <table:table-cell table:formula="of:=ABS([.OC8])*9.8" office:value-type="float" office:value="0.000121431649391035" calcext:value-type="float">
            <text:p>0.000121431649391</text:p>
          </table:table-cell>
          <table:table-cell table:formula="of:=ABS([.OD8])*9.8" office:value-type="float" office:value="0.000282349599335896" calcext:value-type="float">
            <text:p>0.000282349599336</text:p>
          </table:table-cell>
          <table:table-cell table:formula="of:=ABS([.OE8])*9.8" office:value-type="float" office:value="0.000215691534708251" calcext:value-type="float">
            <text:p>0.000215691534708</text:p>
          </table:table-cell>
          <table:table-cell table:formula="of:=ABS([.OF8])*9.8" office:value-type="float" office:value="0.000186720099812909" calcext:value-type="float">
            <text:p>0.000186720099813</text:p>
          </table:table-cell>
          <table:table-cell table:formula="of:=ABS([.OG8])*9.8" office:value-type="float" office:value="0.00025257392931558" calcext:value-type="float">
            <text:p>0.000252573929316</text:p>
          </table:table-cell>
          <table:table-cell table:formula="of:=ABS([.OH8])*9.8" office:value-type="float" office:value="0.000256675665133266" calcext:value-type="float">
            <text:p>0.000256675665133</text:p>
          </table:table-cell>
          <table:table-cell table:formula="of:=ABS([.OI8])*9.8" office:value-type="float" office:value="0.00000333091768307536" calcext:value-type="float">
            <text:p>3.33091768307536E-06</text:p>
          </table:table-cell>
          <table:table-cell table:formula="of:=ABS([.OJ8])*9.8" office:value-type="float" office:value="0.000157549852478356" calcext:value-type="float">
            <text:p>0.000157549852478</text:p>
          </table:table-cell>
          <table:table-cell table:formula="of:=ABS([.OK8])*9.8" office:value-type="float" office:value="0.0000485141350640927" calcext:value-type="float">
            <text:p>4.85141350640927E-05</text:p>
          </table:table-cell>
          <table:table-cell table:formula="of:=ABS([.OL8])*9.8" office:value-type="float" office:value="0.000172605622830202" calcext:value-type="float">
            <text:p>0.00017260562283</text:p>
          </table:table-cell>
          <table:table-cell table:formula="of:=ABS([.OM8])*9.8" office:value-type="float" office:value="0.000461709184293746" calcext:value-type="float">
            <text:p>0.000461709184294</text:p>
          </table:table-cell>
          <table:table-cell table:formula="of:=ABS([.ON8])*9.8" office:value-type="float" office:value="0.000366814151866768" calcext:value-type="float">
            <text:p>0.000366814151867</text:p>
          </table:table-cell>
          <table:table-cell table:formula="of:=ABS([.OO8])*9.8" office:value-type="float" office:value="0.0000225904260282017" calcext:value-type="float">
            <text:p>2.25904260282017E-05</text:p>
          </table:table-cell>
          <table:table-cell table:formula="of:=ABS([.OP8])*9.8" office:value-type="float" office:value="0.000156954129429132" calcext:value-type="float">
            <text:p>0.000156954129429</text:p>
          </table:table-cell>
          <table:table-cell table:formula="of:=ABS([.OQ8])*9.8" office:value-type="float" office:value="0.00029203915478988" calcext:value-type="float">
            <text:p>0.00029203915479</text:p>
          </table:table-cell>
          <table:table-cell table:formula="of:=ABS([.OR8])*9.8" office:value-type="float" office:value="0.00030980281667542" calcext:value-type="float">
            <text:p>0.000309802816675</text:p>
          </table:table-cell>
          <table:table-cell table:formula="of:=ABS([.OS8])*9.8" office:value-type="float" office:value="0.000215929655309" calcext:value-type="float">
            <text:p>0.000215929655309</text:p>
          </table:table-cell>
          <table:table-cell table:formula="of:=ABS([.OT8])*9.8" office:value-type="float" office:value="0.000195667226443264" calcext:value-type="float">
            <text:p>0.000195667226443</text:p>
          </table:table-cell>
          <table:table-cell table:formula="of:=ABS([.OU8])*9.8" office:value-type="float" office:value="0.0000995942858532106" calcext:value-type="float">
            <text:p>9.95942858532106E-05</text:p>
          </table:table-cell>
          <table:table-cell table:formula="of:=ABS([.OV8])*9.8" office:value-type="float" office:value="0.000266324322391032" calcext:value-type="float">
            <text:p>0.000266324322391</text:p>
          </table:table-cell>
          <table:table-cell table:formula="of:=ABS([.OW8])*9.8" office:value-type="float" office:value="0.000167854542784807" calcext:value-type="float">
            <text:p>0.000167854542785</text:p>
          </table:table-cell>
          <table:table-cell table:formula="of:=ABS([.OX8])*9.8" office:value-type="float" office:value="0.0000174376793079967" calcext:value-type="float">
            <text:p>1.74376793079967E-05</text:p>
          </table:table-cell>
          <table:table-cell table:formula="of:=ABS([.OY8])*9.8" office:value-type="float" office:value="0.000251769627186071" calcext:value-type="float">
            <text:p>0.000251769627186</text:p>
          </table:table-cell>
          <table:table-cell table:formula="of:=ABS([.OZ8])*9.8" office:value-type="float" office:value="0.000335208275253518" calcext:value-type="float">
            <text:p>0.000335208275254</text:p>
          </table:table-cell>
          <table:table-cell table:formula="of:=ABS([.PA8])*9.8" office:value-type="float" office:value="0.00018147724016272" calcext:value-type="float">
            <text:p>0.000181477240163</text:p>
          </table:table-cell>
          <table:table-cell table:formula="of:=ABS([.PB8])*9.8" office:value-type="float" office:value="0.000036681649034398" calcext:value-type="float">
            <text:p>3.6681649034398E-05</text:p>
          </table:table-cell>
          <table:table-cell table:formula="of:=ABS([.PC8])*9.8" office:value-type="float" office:value="0.000391316874290115" calcext:value-type="float">
            <text:p>0.00039131687429</text:p>
          </table:table-cell>
          <table:table-cell table:formula="of:=ABS([.PD8])*9.8" office:value-type="float" office:value="0.0000657738513132888" calcext:value-type="float">
            <text:p>6.57738513132888E-05</text:p>
          </table:table-cell>
          <table:table-cell table:formula="of:=ABS([.PE8])*9.8" office:value-type="float" office:value="0.000452921881853341" calcext:value-type="float">
            <text:p>0.000452921881853</text:p>
          </table:table-cell>
          <table:table-cell table:formula="of:=ABS([.PF8])*9.8" office:value-type="float" office:value="0.000525895899878992" calcext:value-type="float">
            <text:p>0.000525895899879</text:p>
          </table:table-cell>
          <table:table-cell table:formula="of:=ABS([.PG8])*9.8" office:value-type="float" office:value="0.000144163635102479" calcext:value-type="float">
            <text:p>0.000144163635102</text:p>
          </table:table-cell>
          <table:table-cell table:formula="of:=ABS([.PH8])*9.8" office:value-type="float" office:value="0.000170040483856104" calcext:value-type="float">
            <text:p>0.000170040483856</text:p>
          </table:table-cell>
          <table:table-cell table:formula="of:=ABS([.PI8])*9.8" office:value-type="float" office:value="0.000451653546217379" calcext:value-type="float">
            <text:p>0.000451653546217</text:p>
          </table:table-cell>
          <table:table-cell table:formula="of:=ABS([.PJ8])*9.8" office:value-type="float" office:value="0.000250802767383718" calcext:value-type="float">
            <text:p>0.000250802767384</text:p>
          </table:table-cell>
          <table:table-cell table:formula="of:=ABS([.PK8])*9.8" office:value-type="float" office:value="0.000241442619637045" calcext:value-type="float">
            <text:p>0.000241442619637</text:p>
          </table:table-cell>
          <table:table-cell table:formula="of:=ABS([.PL8])*9.8" office:value-type="float" office:value="0.000192084921143409" calcext:value-type="float">
            <text:p>0.000192084921143</text:p>
          </table:table-cell>
          <table:table-cell table:formula="of:=ABS([.PM8])*9.8" office:value-type="float" office:value="0.000191703262040888" calcext:value-type="float">
            <text:p>0.000191703262041</text:p>
          </table:table-cell>
          <table:table-cell table:formula="of:=ABS([.PN8])*9.8" office:value-type="float" office:value="0.000255400336057787" calcext:value-type="float">
            <text:p>0.000255400336058</text:p>
          </table:table-cell>
          <table:table-cell table:number-columns-repeated="414"/>
        </table:table-row>
        <table:table-row table:style-name="ro1">
          <table:table-cell office:value-type="string" calcext:value-type="string">
            <text:p>total potential</text:p>
          </table:table-cell>
          <table:table-cell table:formula="of:=SUM([.B19:.PN19])" office:value-type="float" office:value="5.82965169676327" calcext:value-type="float">
            <text:p>5.82965169676327</text:p>
          </table:table-cell>
          <table:table-cell table:number-columns-repeated="842"/>
        </table:table-row>
        <table:table-row table:style-name="ro1" table:number-rows-repeated="9">
          <table:table-cell table:number-columns-repeated="844"/>
        </table:table-row>
        <table:table-row table:style-name="ro1">
          <table:table-cell table:number-columns-repeated="3"/>
          <table:table-cell table:formula="of:=2.5/0.0127" office:value-type="float" office:value="196.850393700787" calcext:value-type="float">
            <text:p>196.850393700787</text:p>
          </table:table-cell>
          <table:table-cell table:number-columns-repeated="8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5:10:26.297902401</dc:date>
    <meta:editing-duration>PT18M4S</meta:editing-duration>
    <meta:editing-cycles>2</meta:editing-cycles>
    <meta:generator>LibreOffice/6.4.7.2$Linux_X86_64 LibreOffice_project/40$Build-2</meta:generator>
    <meta:document-statistic meta:table-count="1" meta:cell-count="641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74cm" svg:height="15.041cm" xlink:href=".." xlink:type="simple" chart:class="chart:scatter" chart:style-name="ch1">
        <chart:legend chart:legend-position="end" svg:x="23.465cm" svg:y="6.972cm" style:legend-expansion="high" chart:style-name="ch2"/>
        <chart:plot-area chart:style-name="ch3" table:cell-range-address="flat7.A1:flat7.PN1 flat7.A6:flat7.PN6 flat7.A8:flat7.PN8" chart:data-source-has-labels="both" svg:x="0.534cm" svg:y="0.3cm" svg:width="22.397cm" svg:height="14.441cm">
          <chartooo:coordinate-region svg:x="1.552cm" svg:y="0.5cm" svg:width="21.192cm" svg:height="14.042cm"/>
          <chart:axis chart:dimension="x" chart:name="primary-x" chart:style-name="ch4" chartooo:axis-type="auto">
            <chart:categories table:cell-range-address="flat7.B1:flat7.PN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7.B6:flat7.PN6" chart:label-cell-address="flat7.A6:flat7.A6" chart:class="chart:scatter">
            <chart:domain table:cell-range-address="flat7.B1:flat7.PN1"/>
            <chart:data-point chart:repeated="429"/>
          </chart:series>
          <chart:series chart:style-name="ch7" chart:values-cell-range-address="flat7.B8:flat7.PN8" chart:label-cell-address="flat7.A8:flat7.A8" chart:class="chart:scatter">
            <chart:data-point chart:repeated="4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2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7.B1:flat7.PN1</svg:desc>
                </draw:g>
              </table:table-cell>
              <table:table-cell office:value-type="float" office:value="0.0667121410369873">
                <text:p>0.0667121410369873</text:p>
              </table:table-cell>
              <table:table-cell office:value-type="float" office:value="0.100068330764771">
                <text:p>0.100068330764771</text:p>
              </table:table-cell>
              <table:table-cell office:value-type="float" office:value="0.166780471801758">
                <text:p>0.166780471801758</text:p>
              </table:table-cell>
              <table:table-cell office:value-type="float" office:value="0.233492612838745">
                <text:p>0.233492612838745</text:p>
              </table:table-cell>
              <table:table-cell office:value-type="float" office:value="0.266848564147949">
                <text:p>0.266848564147949</text:p>
              </table:table-cell>
              <table:table-cell office:value-type="float" office:value="0.333560466766357">
                <text:p>0.333560466766357</text:p>
              </table:table-cell>
              <table:table-cell office:value-type="float" office:value="0.366916656494141">
                <text:p>0.366916656494141</text:p>
              </table:table-cell>
              <table:table-cell office:value-type="float" office:value="0.400272607803345">
                <text:p>0.400272607803345</text:p>
              </table:table-cell>
              <table:table-cell office:value-type="float" office:value="0.433628559112549">
                <text:p>0.433628559112549</text:p>
              </table:table-cell>
              <table:table-cell office:value-type="float" office:value="0.466984510421753">
                <text:p>0.466984510421753</text:p>
              </table:table-cell>
              <table:table-cell office:value-type="float" office:value="0.500340461730957">
                <text:p>0.500340461730957</text:p>
              </table:table-cell>
              <table:table-cell office:value-type="float" office:value="0.567052364349365">
                <text:p>0.567052364349365</text:p>
              </table:table-cell>
              <table:table-cell office:value-type="float" office:value="0.600408554077148">
                <text:p>0.600408554077148</text:p>
              </table:table-cell>
              <table:table-cell office:value-type="float" office:value="0.633766651153564">
                <text:p>0.633766651153564</text:p>
              </table:table-cell>
              <table:table-cell office:value-type="float" office:value="0.667124748229981">
                <text:p>0.667124748229981</text:p>
              </table:table-cell>
              <table:table-cell office:value-type="float" office:value="0.700482845306397">
                <text:p>0.700482845306397</text:p>
              </table:table-cell>
              <table:table-cell office:value-type="float" office:value="0.767199516296387">
                <text:p>0.767199516296387</text:p>
              </table:table-cell>
              <table:table-cell office:value-type="float" office:value="0.833915948867798">
                <text:p>0.833915948867798</text:p>
              </table:table-cell>
              <table:table-cell office:value-type="float" office:value="0.900632619857788">
                <text:p>0.900632619857788</text:p>
              </table:table-cell>
              <table:table-cell office:value-type="float" office:value="0.967349052429199">
                <text:p>0.967349052429199</text:p>
              </table:table-cell>
              <table:table-cell office:value-type="float" office:value="1.03406596183777">
                <text:p>1.03406596183777</text:p>
              </table:table-cell>
              <table:table-cell office:value-type="float" office:value="1.06742429733276">
                <text:p>1.06742429733276</text:p>
              </table:table-cell>
              <table:table-cell office:value-type="float" office:value="1.10078263282776">
                <text:p>1.10078263282776</text:p>
              </table:table-cell>
              <table:table-cell office:value-type="float" office:value="1.13414120674133">
                <text:p>1.13414120674133</text:p>
              </table:table-cell>
              <table:table-cell office:value-type="float" office:value="1.16749978065491">
                <text:p>1.16749978065491</text:p>
              </table:table-cell>
              <table:table-cell office:value-type="float" office:value="1.2342164516449">
                <text:p>1.2342164516449</text:p>
              </table:table-cell>
              <table:table-cell office:value-type="float" office:value="1.26757526397705">
                <text:p>1.26757526397705</text:p>
              </table:table-cell>
              <table:table-cell office:value-type="float" office:value="1.30093359947205">
                <text:p>1.30093359947205</text:p>
              </table:table-cell>
              <table:table-cell office:value-type="float" office:value="1.36765098571777">
                <text:p>1.36765098571777</text:p>
              </table:table-cell>
              <table:table-cell office:value-type="float" office:value="1.40100955963135">
                <text:p>1.40100955963135</text:p>
              </table:table-cell>
              <table:table-cell office:value-type="float" office:value="1.46772646903992">
                <text:p>1.46772646903992</text:p>
              </table:table-cell>
              <table:table-cell office:value-type="float" office:value="1.50108528137207">
                <text:p>1.50108528137207</text:p>
              </table:table-cell>
              <table:table-cell office:value-type="float" office:value="1.53444409370422">
                <text:p>1.53444409370422</text:p>
              </table:table-cell>
              <table:table-cell office:value-type="float" office:value="1.5678026676178">
                <text:p>1.5678026676178</text:p>
              </table:table-cell>
              <table:table-cell office:value-type="float" office:value="1.63452315330505">
                <text:p>1.63452315330505</text:p>
              </table:table-cell>
              <table:table-cell office:value-type="float" office:value="1.66788506507874">
                <text:p>1.66788506507874</text:p>
              </table:table-cell>
              <table:table-cell office:value-type="float" office:value="1.76797080039978">
                <text:p>1.76797080039978</text:p>
              </table:table-cell>
              <table:table-cell office:value-type="float" office:value="1.83469462394714">
                <text:p>1.83469462394714</text:p>
              </table:table-cell>
              <table:table-cell office:value-type="float" office:value="1.90141844749451">
                <text:p>1.90141844749451</text:p>
              </table:table-cell>
              <table:table-cell office:value-type="float" office:value="1.96814274787903">
                <text:p>1.96814274787903</text:p>
              </table:table-cell>
              <table:table-cell office:value-type="float" office:value="2.03486704826355">
                <text:p>2.03486704826355</text:p>
              </table:table-cell>
              <table:table-cell office:value-type="float" office:value="2.06822919845581">
                <text:p>2.06822919845581</text:p>
              </table:table-cell>
              <table:table-cell office:value-type="float" office:value="2.10159158706665">
                <text:p>2.10159158706665</text:p>
              </table:table-cell>
              <table:table-cell office:value-type="float" office:value="2.13495349884033">
                <text:p>2.13495349884033</text:p>
              </table:table-cell>
              <table:table-cell office:value-type="float" office:value="2.16831588745117">
                <text:p>2.16831588745117</text:p>
              </table:table-cell>
              <table:table-cell office:value-type="float" office:value="2.23504066467285">
                <text:p>2.23504066467285</text:p>
              </table:table-cell>
              <table:table-cell office:value-type="float" office:value="2.33512783050537">
                <text:p>2.33512783050537</text:p>
              </table:table-cell>
              <table:table-cell office:value-type="float" office:value="2.36849045753479">
                <text:p>2.36849045753479</text:p>
              </table:table-cell>
              <table:table-cell office:value-type="float" office:value="2.40185284614563">
                <text:p>2.40185284614563</text:p>
              </table:table-cell>
              <table:table-cell office:value-type="float" office:value="2.43521523475647">
                <text:p>2.43521523475647</text:p>
              </table:table-cell>
              <table:table-cell office:value-type="float" office:value="2.46857786178589">
                <text:p>2.46857786178589</text:p>
              </table:table-cell>
              <table:table-cell office:value-type="float" office:value="2.53530311584473">
                <text:p>2.53530311584473</text:p>
              </table:table-cell>
              <table:table-cell office:value-type="float" office:value="2.56866574287415">
                <text:p>2.56866574287415</text:p>
              </table:table-cell>
              <table:table-cell office:value-type="float" office:value="2.60202836990356">
                <text:p>2.60202836990356</text:p>
              </table:table-cell>
              <table:table-cell office:value-type="float" office:value="2.66874432563782">
                <text:p>2.66874432563782</text:p>
              </table:table-cell>
              <table:table-cell office:value-type="float" office:value="2.70210242271423">
                <text:p>2.70210242271423</text:p>
              </table:table-cell>
              <table:table-cell office:value-type="float" office:value="2.73546051979065">
                <text:p>2.73546051979065</text:p>
              </table:table-cell>
              <table:table-cell office:value-type="float" office:value="2.76881861686707">
                <text:p>2.76881861686707</text:p>
              </table:table-cell>
              <table:table-cell office:value-type="float" office:value="2.83553457260132">
                <text:p>2.83553457260132</text:p>
              </table:table-cell>
              <table:table-cell office:value-type="float" office:value="2.90225076675415">
                <text:p>2.90225076675415</text:p>
              </table:table-cell>
              <table:table-cell office:value-type="float" office:value="2.9689667224884">
                <text:p>2.9689667224884</text:p>
              </table:table-cell>
              <table:table-cell office:value-type="float" office:value="3.03568291664124">
                <text:p>3.03568291664124</text:p>
              </table:table-cell>
              <table:table-cell office:value-type="float" office:value="3.10239911079407">
                <text:p>3.10239911079407</text:p>
              </table:table-cell>
              <table:table-cell office:value-type="float" office:value="3.1691153049469">
                <text:p>3.1691153049469</text:p>
              </table:table-cell>
              <table:table-cell office:value-type="float" office:value="3.20247340202332">
                <text:p>3.20247340202332</text:p>
              </table:table-cell>
              <table:table-cell office:value-type="float" office:value="3.26918935775757">
                <text:p>3.26918935775757</text:p>
              </table:table-cell>
              <table:table-cell office:value-type="float" office:value="3.33590579032898">
                <text:p>3.33590579032898</text:p>
              </table:table-cell>
              <table:table-cell office:value-type="float" office:value="3.40262174606323">
                <text:p>3.40262174606323</text:p>
              </table:table-cell>
              <table:table-cell office:value-type="float" office:value="3.43598008155823">
                <text:p>3.43598008155823</text:p>
              </table:table-cell>
              <table:table-cell office:value-type="float" office:value="3.46933817863464">
                <text:p>3.46933817863464</text:p>
              </table:table-cell>
              <table:table-cell office:value-type="float" office:value="3.50269627571106">
                <text:p>3.50269627571106</text:p>
              </table:table-cell>
              <table:table-cell office:value-type="float" office:value="3.53605437278748">
                <text:p>3.53605437278748</text:p>
              </table:table-cell>
              <table:table-cell office:value-type="float" office:value="3.56941270828247">
                <text:p>3.56941270828247</text:p>
              </table:table-cell>
              <table:table-cell office:value-type="float" office:value="3.60277080535889">
                <text:p>3.60277080535889</text:p>
              </table:table-cell>
              <table:table-cell office:value-type="float" office:value="3.63612723350525">
                <text:p>3.63612723350525</text:p>
              </table:table-cell>
              <table:table-cell office:value-type="float" office:value="3.66948366165161">
                <text:p>3.66948366165161</text:p>
              </table:table-cell>
              <table:table-cell office:value-type="float" office:value="3.70284008979797">
                <text:p>3.70284008979797</text:p>
              </table:table-cell>
              <table:table-cell office:value-type="float" office:value="3.73619651794434">
                <text:p>3.73619651794434</text:p>
              </table:table-cell>
              <table:table-cell office:value-type="float" office:value="3.76955318450928">
                <text:p>3.76955318450928</text:p>
              </table:table-cell>
              <table:table-cell office:value-type="float" office:value="3.80290961265564">
                <text:p>3.80290961265564</text:p>
              </table:table-cell>
              <table:table-cell office:value-type="float" office:value="3.86962246894836">
                <text:p>3.86962246894836</text:p>
              </table:table-cell>
              <table:table-cell office:value-type="float" office:value="3.93633532524109">
                <text:p>3.93633532524109</text:p>
              </table:table-cell>
              <table:table-cell office:value-type="float" office:value="4.03640484809876">
                <text:p>4.03640484809876</text:p>
              </table:table-cell>
              <table:table-cell office:value-type="float" office:value="4.10311770439148">
                <text:p>4.10311770439148</text:p>
              </table:table-cell>
              <table:table-cell office:value-type="float" office:value="4.13647413253784">
                <text:p>4.13647413253784</text:p>
              </table:table-cell>
              <table:table-cell office:value-type="float" office:value="4.20318698883057">
                <text:p>4.20318698883057</text:p>
              </table:table-cell>
              <table:table-cell office:value-type="float" office:value="4.26989984512329">
                <text:p>4.26989984512329</text:p>
              </table:table-cell>
              <table:table-cell office:value-type="float" office:value="4.33661270141602">
                <text:p>4.33661270141602</text:p>
              </table:table-cell>
              <table:table-cell office:value-type="float" office:value="4.3699688911438">
                <text:p>4.3699688911438</text:p>
              </table:table-cell>
              <table:table-cell office:value-type="float" office:value="4.40332531929016">
                <text:p>4.40332531929016</text:p>
              </table:table-cell>
              <table:table-cell office:value-type="float" office:value="4.47003841400147">
                <text:p>4.47003841400147</text:p>
              </table:table-cell>
              <table:table-cell office:value-type="float" office:value="4.50339484214783">
                <text:p>4.50339484214783</text:p>
              </table:table-cell>
              <table:table-cell office:value-type="float" office:value="4.53675103187561">
                <text:p>4.53675103187561</text:p>
              </table:table-cell>
              <table:table-cell office:value-type="float" office:value="4.60346388816834">
                <text:p>4.60346388816834</text:p>
              </table:table-cell>
              <table:table-cell office:value-type="float" office:value="4.63682079315186">
                <text:p>4.63682079315186</text:p>
              </table:table-cell>
              <table:table-cell office:value-type="float" office:value="4.7035346031189">
                <text:p>4.7035346031189</text:p>
              </table:table-cell>
              <table:table-cell office:value-type="float" office:value="4.73689150810242">
                <text:p>4.73689150810242</text:p>
              </table:table-cell>
              <table:table-cell office:value-type="float" office:value="4.80360531806946">
                <text:p>4.80360531806946</text:p>
              </table:table-cell>
              <table:table-cell office:value-type="float" office:value="4.83696222305298">
                <text:p>4.83696222305298</text:p>
              </table:table-cell>
              <table:table-cell office:value-type="float" office:value="4.8703191280365">
                <text:p>4.8703191280365</text:p>
              </table:table-cell>
              <table:table-cell office:value-type="float" office:value="4.90367603302002">
                <text:p>4.90367603302002</text:p>
              </table:table-cell>
              <table:table-cell office:value-type="float" office:value="4.93703293800354">
                <text:p>4.93703293800354</text:p>
              </table:table-cell>
              <table:table-cell office:value-type="float" office:value="5.003746509552">
                <text:p>5.003746509552</text:p>
              </table:table-cell>
              <table:table-cell office:value-type="float" office:value="5.07046055793762">
                <text:p>5.07046055793762</text:p>
              </table:table-cell>
              <table:table-cell office:value-type="float" office:value="5.13717436790466">
                <text:p>5.13717436790466</text:p>
              </table:table-cell>
              <table:table-cell office:value-type="float" office:value="5.20388793945313">
                <text:p>5.20388793945313</text:p>
              </table:table-cell>
              <table:table-cell office:value-type="float" office:value="5.27060151100159">
                <text:p>5.27060151100159</text:p>
              </table:table-cell>
              <table:table-cell office:value-type="float" office:value="5.33731532096863">
                <text:p>5.33731532096863</text:p>
              </table:table-cell>
              <table:table-cell office:value-type="float" office:value="5.40402913093567">
                <text:p>5.40402913093567</text:p>
              </table:table-cell>
              <table:table-cell office:value-type="float" office:value="5.47074270248413">
                <text:p>5.47074270248413</text:p>
              </table:table-cell>
              <table:table-cell office:value-type="float" office:value="5.53745627403259">
                <text:p>5.53745627403259</text:p>
              </table:table-cell>
              <table:table-cell office:value-type="float" office:value="5.57081317901611">
                <text:p>5.57081317901611</text:p>
              </table:table-cell>
              <table:table-cell office:value-type="float" office:value="5.63753056526184">
                <text:p>5.63753056526184</text:p>
              </table:table-cell>
              <table:table-cell office:value-type="float" office:value="5.70425152778626">
                <text:p>5.70425152778626</text:p>
              </table:table-cell>
              <table:table-cell office:value-type="float" office:value="5.73761200904846">
                <text:p>5.73761200904846</text:p>
              </table:table-cell>
              <table:table-cell office:value-type="float" office:value="5.87105417251587">
                <text:p>5.87105417251587</text:p>
              </table:table-cell>
              <table:table-cell office:value-type="float" office:value="5.90441489219666">
                <text:p>5.90441489219666</text:p>
              </table:table-cell>
              <table:table-cell office:value-type="float" office:value="5.97113633155823">
                <text:p>5.97113633155823</text:p>
              </table:table-cell>
              <table:table-cell office:value-type="float" office:value="6.03785753250122">
                <text:p>6.03785753250122</text:p>
              </table:table-cell>
              <table:table-cell office:value-type="float" office:value="6.10457873344421">
                <text:p>6.10457873344421</text:p>
              </table:table-cell>
              <table:table-cell office:value-type="float" office:value="6.13793969154358">
                <text:p>6.13793969154358</text:p>
              </table:table-cell>
              <table:table-cell office:value-type="float" office:value="6.17130041122437">
                <text:p>6.17130041122437</text:p>
              </table:table-cell>
              <table:table-cell office:value-type="float" office:value="6.20466113090515">
                <text:p>6.20466113090515</text:p>
              </table:table-cell>
              <table:table-cell office:value-type="float" office:value="6.47154808044434">
                <text:p>6.47154808044434</text:p>
              </table:table-cell>
              <table:table-cell office:value-type="float" office:value="6.53826999664307">
                <text:p>6.53826999664307</text:p>
              </table:table-cell>
              <table:table-cell office:value-type="float" office:value="6.77178192138672">
                <text:p>6.77178192138672</text:p>
              </table:table-cell>
              <table:table-cell office:value-type="float" office:value="6.83849787712097">
                <text:p>6.83849787712097</text:p>
              </table:table-cell>
              <table:table-cell office:value-type="float" office:value="6.97193002700806">
                <text:p>6.97193002700806</text:p>
              </table:table-cell>
              <table:table-cell office:value-type="float" office:value="7.07200384140015">
                <text:p>7.07200384140015</text:p>
              </table:table-cell>
              <table:table-cell office:value-type="float" office:value="7.13872003555298">
                <text:p>7.13872003555298</text:p>
              </table:table-cell>
              <table:table-cell office:value-type="float" office:value="7.17207813262939">
                <text:p>7.17207813262939</text:p>
              </table:table-cell>
              <table:table-cell office:value-type="float" office:value="7.37222623825073">
                <text:p>7.37222623825073</text:p>
              </table:table-cell>
              <table:table-cell office:value-type="float" office:value="7.40558457374573">
                <text:p>7.40558457374573</text:p>
              </table:table-cell>
              <table:table-cell office:value-type="float" office:value="7.47230052947998">
                <text:p>7.47230052947998</text:p>
              </table:table-cell>
              <table:table-cell office:value-type="float" office:value="7.53901648521423">
                <text:p>7.53901648521423</text:p>
              </table:table-cell>
              <table:table-cell office:value-type="float" office:value="7.60573291778564">
                <text:p>7.60573291778564</text:p>
              </table:table-cell>
              <table:table-cell office:value-type="float" office:value="7.67244458198547">
                <text:p>7.67244458198547</text:p>
              </table:table-cell>
              <table:table-cell office:value-type="float" office:value="7.70580053329468">
                <text:p>7.70580053329468</text:p>
              </table:table-cell>
              <table:table-cell office:value-type="float" office:value="8.00600290298462">
                <text:p>8.00600290298462</text:p>
              </table:table-cell>
              <table:table-cell office:value-type="float" office:value="8.07271432876587">
                <text:p>8.07271432876587</text:p>
              </table:table-cell>
              <table:table-cell office:value-type="float" office:value="8.17278170585632">
                <text:p>8.17278170585632</text:p>
              </table:table-cell>
              <table:table-cell office:value-type="float" office:value="8.20613741874695">
                <text:p>8.20613741874695</text:p>
              </table:table-cell>
              <table:table-cell office:value-type="float" office:value="8.2728488445282">
                <text:p>8.2728488445282</text:p>
              </table:table-cell>
              <table:table-cell office:value-type="float" office:value="8.33956003189087">
                <text:p>8.33956003189087</text:p>
              </table:table-cell>
              <table:table-cell office:value-type="float" office:value="8.57304954528809">
                <text:p>8.57304954528809</text:p>
              </table:table-cell>
              <table:table-cell office:value-type="float" office:value="8.63976168632507">
                <text:p>8.63976168632507</text:p>
              </table:table-cell>
              <table:table-cell office:value-type="float" office:value="8.9066150188446">
                <text:p>8.9066150188446</text:p>
              </table:table-cell>
              <table:table-cell office:value-type="float" office:value="8.97332835197449">
                <text:p>8.97332835197449</text:p>
              </table:table-cell>
              <table:table-cell office:value-type="float" office:value="9.24018144607544">
                <text:p>9.24018144607544</text:p>
              </table:table-cell>
              <table:table-cell office:value-type="float" office:value="9.44032073020935">
                <text:p>9.44032073020935</text:p>
              </table:table-cell>
              <table:table-cell office:value-type="float" office:value="9.60710382461548">
                <text:p>9.60710382461548</text:p>
              </table:table-cell>
              <table:table-cell office:value-type="float" office:value="9.6738166809082">
                <text:p>9.6738166809082</text:p>
              </table:table-cell>
              <table:table-cell office:value-type="float" office:value="9.74052977561951">
                <text:p>9.74052977561951</text:p>
              </table:table-cell>
              <table:table-cell office:value-type="float" office:value="9.84059882164001">
                <text:p>9.84059882164001</text:p>
              </table:table-cell>
              <table:table-cell office:value-type="float" office:value="9.90731167793274">
                <text:p>9.90731167793274</text:p>
              </table:table-cell>
              <table:table-cell office:value-type="float" office:value="9.97402453422546">
                <text:p>9.97402453422546</text:p>
              </table:table-cell>
              <table:table-cell office:value-type="float" office:value="10.0407373905182">
                <text:p>10.0407373905182</text:p>
              </table:table-cell>
              <table:table-cell office:value-type="float" office:value="10.1074502468109">
                <text:p>10.1074502468109</text:p>
              </table:table-cell>
              <table:table-cell office:value-type="float" office:value="10.1741628646851">
                <text:p>10.1741628646851</text:p>
              </table:table-cell>
              <table:table-cell office:value-type="float" office:value="10.2742319107056">
                <text:p>10.2742319107056</text:p>
              </table:table-cell>
              <table:table-cell office:value-type="float" office:value="10.3409442901611">
                <text:p>10.3409442901611</text:p>
              </table:table-cell>
              <table:table-cell office:value-type="float" office:value="10.4410133361816">
                <text:p>10.4410133361816</text:p>
              </table:table-cell>
              <table:table-cell office:value-type="float" office:value="10.6077947616577">
                <text:p>10.6077947616577</text:p>
              </table:table-cell>
              <table:table-cell office:value-type="float" office:value="10.674510717392">
                <text:p>10.674510717392</text:p>
              </table:table-cell>
              <table:table-cell office:value-type="float" office:value="10.7412269115448">
                <text:p>10.7412269115448</text:p>
              </table:table-cell>
              <table:table-cell office:value-type="float" office:value="11.0748083591461">
                <text:p>11.0748083591461</text:p>
              </table:table-cell>
              <table:table-cell office:value-type="float" office:value="11.141524553299">
                <text:p>11.141524553299</text:p>
              </table:table-cell>
              <table:table-cell office:value-type="float" office:value="11.2082409858704">
                <text:p>11.2082409858704</text:p>
              </table:table-cell>
              <table:table-cell office:value-type="float" office:value="11.3083157539368">
                <text:p>11.3083157539368</text:p>
              </table:table-cell>
              <table:table-cell office:value-type="float" office:value="11.3416740894318">
                <text:p>11.3416740894318</text:p>
              </table:table-cell>
              <table:table-cell office:value-type="float" office:value="11.3750321865082">
                <text:p>11.3750321865082</text:p>
              </table:table-cell>
              <table:table-cell office:value-type="float" office:value="11.5084652900696">
                <text:p>11.5084652900696</text:p>
              </table:table-cell>
              <table:table-cell office:value-type="float" office:value="11.6085402965546">
                <text:p>11.6085402965546</text:p>
              </table:table-cell>
              <table:table-cell office:value-type="float" office:value="11.6752529144287">
                <text:p>11.6752529144287</text:p>
              </table:table-cell>
              <table:table-cell office:value-type="float" office:value="11.7086091041565">
                <text:p>11.7086091041565</text:p>
              </table:table-cell>
              <table:table-cell office:value-type="float" office:value="11.8086779117584">
                <text:p>11.8086779117584</text:p>
              </table:table-cell>
              <table:table-cell office:value-type="float" office:value="11.875390291214">
                <text:p>11.875390291214</text:p>
              </table:table-cell>
              <table:table-cell office:value-type="float" office:value="11.9087464809418">
                <text:p>11.9087464809418</text:p>
              </table:table-cell>
              <table:table-cell office:value-type="float" office:value="11.9754593372345">
                <text:p>11.9754593372345</text:p>
              </table:table-cell>
              <table:table-cell office:value-type="float" office:value="12.208952665329">
                <text:p>12.208952665329</text:p>
              </table:table-cell>
              <table:table-cell office:value-type="float" office:value="12.275664806366">
                <text:p>12.275664806366</text:p>
              </table:table-cell>
              <table:table-cell office:value-type="float" office:value="12.3423771858215">
                <text:p>12.3423771858215</text:p>
              </table:table-cell>
              <table:table-cell office:value-type="float" office:value="12.5758700370789">
                <text:p>12.5758700370789</text:p>
              </table:table-cell>
              <table:table-cell office:value-type="float" office:value="12.6092259883881">
                <text:p>12.6092259883881</text:p>
              </table:table-cell>
              <table:table-cell office:value-type="float" office:value="12.6425838470459">
                <text:p>12.6425838470459</text:p>
              </table:table-cell>
              <table:table-cell office:value-type="float" office:value="12.8427293300629">
                <text:p>12.8427293300629</text:p>
              </table:table-cell>
              <table:table-cell office:value-type="float" office:value="12.8760869503021">
                <text:p>12.8760869503021</text:p>
              </table:table-cell>
              <table:table-cell office:value-type="float" office:value="12.9094445705414">
                <text:p>12.9094445705414</text:p>
              </table:table-cell>
              <table:table-cell office:value-type="float" office:value="12.9428019523621">
                <text:p>12.9428019523621</text:p>
              </table:table-cell>
              <table:table-cell office:value-type="float" office:value="13.0095171928406">
                <text:p>13.0095171928406</text:p>
              </table:table-cell>
              <table:table-cell office:value-type="float" office:value="13.142947435379">
                <text:p>13.142947435379</text:p>
              </table:table-cell>
              <table:table-cell office:value-type="float" office:value="13.2096626758575">
                <text:p>13.2096626758575</text:p>
              </table:table-cell>
              <table:table-cell office:value-type="float" office:value="13.2763776779175">
                <text:p>13.2763776779175</text:p>
              </table:table-cell>
              <table:table-cell office:value-type="float" office:value="13.3430926799774">
                <text:p>13.3430926799774</text:p>
              </table:table-cell>
              <table:table-cell office:value-type="float" office:value="13.4098079204559">
                <text:p>13.4098079204559</text:p>
              </table:table-cell>
              <table:table-cell office:value-type="float" office:value="13.4431655406952">
                <text:p>13.4431655406952</text:p>
              </table:table-cell>
              <table:table-cell office:value-type="float" office:value="13.5098805427551">
                <text:p>13.5098805427551</text:p>
              </table:table-cell>
              <table:table-cell office:value-type="float" office:value="13.5432379245758">
                <text:p>13.5432379245758</text:p>
              </table:table-cell>
              <table:table-cell office:value-type="float" office:value="13.5765957832336">
                <text:p>13.5765957832336</text:p>
              </table:table-cell>
              <table:table-cell office:value-type="float" office:value="13.7767446041107">
                <text:p>13.7767446041107</text:p>
              </table:table-cell>
              <table:table-cell office:value-type="float" office:value="14.1103277206421">
                <text:p>14.1103277206421</text:p>
              </table:table-cell>
              <table:table-cell office:value-type="float" office:value="14.410552740097">
                <text:p>14.410552740097</text:p>
              </table:table-cell>
              <table:table-cell office:value-type="float" office:value="14.7107772827148">
                <text:p>14.7107772827148</text:p>
              </table:table-cell>
              <table:table-cell office:value-type="float" office:value="14.7774937152863">
                <text:p>14.7774937152863</text:p>
              </table:table-cell>
              <table:table-cell office:value-type="float" office:value="14.9776422977448">
                <text:p>14.9776422977448</text:p>
              </table:table-cell>
              <table:table-cell office:value-type="float" office:value="15.0443587303162">
                <text:p>15.0443587303162</text:p>
              </table:table-cell>
              <table:table-cell office:value-type="float" office:value="15.3112239837646">
                <text:p>15.3112239837646</text:p>
              </table:table-cell>
              <table:table-cell office:value-type="float" office:value="15.3779401779175">
                <text:p>15.3779401779175</text:p>
              </table:table-cell>
              <table:table-cell office:value-type="float" office:value="15.5780892372131">
                <text:p>15.5780892372131</text:p>
              </table:table-cell>
              <table:table-cell office:value-type="float" office:value="15.6448059082031">
                <text:p>15.6448059082031</text:p>
              </table:table-cell>
              <table:table-cell office:value-type="float" office:value="15.9116735458374">
                <text:p>15.9116735458374</text:p>
              </table:table-cell>
              <table:table-cell office:value-type="float" office:value="15.9783906936646">
                <text:p>15.9783906936646</text:p>
              </table:table-cell>
              <table:table-cell office:value-type="float" office:value="16.1785414218903">
                <text:p>16.1785414218903</text:p>
              </table:table-cell>
              <table:table-cell office:value-type="float" office:value="16.2452585697174">
                <text:p>16.2452585697174</text:p>
              </table:table-cell>
              <table:table-cell office:value-type="float" office:value="16.2786169052124">
                <text:p>16.2786169052124</text:p>
              </table:table-cell>
              <table:table-cell office:value-type="float" office:value="16.5121266841888">
                <text:p>16.5121266841888</text:p>
              </table:table-cell>
              <table:table-cell office:value-type="float" office:value="16.8123540878296">
                <text:p>16.8123540878296</text:p>
              </table:table-cell>
              <table:table-cell office:value-type="float" office:value="16.8457126617432">
                <text:p>16.8457126617432</text:p>
              </table:table-cell>
              <table:table-cell office:value-type="float" office:value="16.8790712356567">
                <text:p>16.8790712356567</text:p>
              </table:table-cell>
              <table:table-cell office:value-type="float" office:value="16.9124298095703">
                <text:p>16.9124298095703</text:p>
              </table:table-cell>
              <table:table-cell office:value-type="float" office:value="16.9457886219025">
                <text:p>16.9457886219025</text:p>
              </table:table-cell>
              <table:table-cell office:value-type="float" office:value="16.979147195816">
                <text:p>16.979147195816</text:p>
              </table:table-cell>
              <table:table-cell office:value-type="float" office:value="17.0125057697296">
                <text:p>17.0125057697296</text:p>
              </table:table-cell>
              <table:table-cell office:value-type="float" office:value="17.0458645820618">
                <text:p>17.0458645820618</text:p>
              </table:table-cell>
              <table:table-cell office:value-type="float" office:value="17.0792231559753">
                <text:p>17.0792231559753</text:p>
              </table:table-cell>
              <table:table-cell office:value-type="float" office:value="17.1125817298889">
                <text:p>17.1125817298889</text:p>
              </table:table-cell>
              <table:table-cell office:value-type="float" office:value="17.1459403038025">
                <text:p>17.1459403038025</text:p>
              </table:table-cell>
              <table:table-cell office:value-type="float" office:value="17.4128098487854">
                <text:p>17.4128098487854</text:p>
              </table:table-cell>
              <table:table-cell office:value-type="float" office:value="17.446168422699">
                <text:p>17.446168422699</text:p>
              </table:table-cell>
              <table:table-cell office:value-type="float" office:value="17.5128860473633">
                <text:p>17.5128860473633</text:p>
              </table:table-cell>
              <table:table-cell office:value-type="float" office:value="17.5462446212769">
                <text:p>17.5462446212769</text:p>
              </table:table-cell>
              <table:table-cell office:value-type="float" office:value="17.6129620075226">
                <text:p>17.6129620075226</text:p>
              </table:table-cell>
              <table:table-cell office:value-type="float" office:value="17.6796770095825">
                <text:p>17.6796770095825</text:p>
              </table:table-cell>
              <table:table-cell office:value-type="float" office:value="17.746392250061">
                <text:p>17.746392250061</text:p>
              </table:table-cell>
              <table:table-cell office:value-type="float" office:value="17.7797496318817">
                <text:p>17.7797496318817</text:p>
              </table:table-cell>
              <table:table-cell office:value-type="float" office:value="17.8131074905396">
                <text:p>17.8131074905396</text:p>
              </table:table-cell>
              <table:table-cell office:value-type="float" office:value="17.8464651107788">
                <text:p>17.8464651107788</text:p>
              </table:table-cell>
              <table:table-cell office:value-type="float" office:value="17.9131803512573">
                <text:p>17.9131803512573</text:p>
              </table:table-cell>
              <table:table-cell office:value-type="float" office:value="17.9798958301544">
                <text:p>17.9798958301544</text:p>
              </table:table-cell>
              <table:table-cell office:value-type="float" office:value="18.0132534503937">
                <text:p>18.0132534503937</text:p>
              </table:table-cell>
              <table:table-cell office:value-type="float" office:value="18.0799686908722">
                <text:p>18.0799686908722</text:p>
              </table:table-cell>
              <table:table-cell office:value-type="float" office:value="18.3134732246399">
                <text:p>18.3134732246399</text:p>
              </table:table-cell>
              <table:table-cell office:value-type="float" office:value="18.3468308448792">
                <text:p>18.3468308448792</text:p>
              </table:table-cell>
              <table:table-cell office:value-type="float" office:value="18.380188703537">
                <text:p>18.380188703537</text:p>
              </table:table-cell>
              <table:table-cell office:value-type="float" office:value="18.4135465621948">
                <text:p>18.4135465621948</text:p>
              </table:table-cell>
              <table:table-cell office:value-type="float" office:value="18.4469041824341">
                <text:p>18.4469041824341</text:p>
              </table:table-cell>
              <table:table-cell office:value-type="float" office:value="18.4802622795105">
                <text:p>18.4802622795105</text:p>
              </table:table-cell>
              <table:table-cell office:value-type="float" office:value="18.5136201381683">
                <text:p>18.5136201381683</text:p>
              </table:table-cell>
              <table:table-cell office:value-type="float" office:value="18.6136939525604">
                <text:p>18.6136939525604</text:p>
              </table:table-cell>
              <table:table-cell office:value-type="float" office:value="18.6804065704346">
                <text:p>18.6804065704346</text:p>
              </table:table-cell>
              <table:table-cell office:value-type="float" office:value="18.7137629985809">
                <text:p>18.7137629985809</text:p>
              </table:table-cell>
              <table:table-cell office:value-type="float" office:value="18.8138320446014">
                <text:p>18.8138320446014</text:p>
              </table:table-cell>
              <table:table-cell office:value-type="float" office:value="18.8471884727478">
                <text:p>18.8471884727478</text:p>
              </table:table-cell>
              <table:table-cell office:value-type="float" office:value="18.9139010906219">
                <text:p>18.9139010906219</text:p>
              </table:table-cell>
              <table:table-cell office:value-type="float" office:value="19.0139698982239">
                <text:p>19.0139698982239</text:p>
              </table:table-cell>
              <table:table-cell office:value-type="float" office:value="19.0473263263702">
                <text:p>19.0473263263702</text:p>
              </table:table-cell>
              <table:table-cell office:value-type="float" office:value="19.2141077518463">
                <text:p>19.2141077518463</text:p>
              </table:table-cell>
              <table:table-cell office:value-type="float" office:value="19.2808203697205">
                <text:p>19.2808203697205</text:p>
              </table:table-cell>
              <table:table-cell office:value-type="float" office:value="19.4809577465057">
                <text:p>19.4809577465057</text:p>
              </table:table-cell>
              <table:table-cell office:value-type="float" office:value="19.5476701259613">
                <text:p>19.5476701259613</text:p>
              </table:table-cell>
              <table:table-cell office:value-type="float" office:value="19.6143827438355">
                <text:p>19.6143827438355</text:p>
              </table:table-cell>
              <table:table-cell office:value-type="float" office:value="19.6477375030518">
                <text:p>19.6477375030518</text:p>
              </table:table-cell>
              <table:table-cell office:value-type="float" office:value="19.7478017807007">
                <text:p>19.7478017807007</text:p>
              </table:table-cell>
              <table:table-cell office:value-type="float" office:value="19.8145110607147">
                <text:p>19.8145110607147</text:p>
              </table:table-cell>
              <table:table-cell office:value-type="float" office:value="19.847865819931">
                <text:p>19.847865819931</text:p>
              </table:table-cell>
              <table:table-cell office:value-type="float" office:value="19.8812201023102">
                <text:p>19.8812201023102</text:p>
              </table:table-cell>
              <table:table-cell office:value-type="float" office:value="19.9145748615265">
                <text:p>19.9145748615265</text:p>
              </table:table-cell>
              <table:table-cell office:value-type="float" office:value="20.1814107894897">
                <text:p>20.1814107894897</text:p>
              </table:table-cell>
              <table:table-cell office:value-type="float" office:value="20.2481195926666">
                <text:p>20.2481195926666</text:p>
              </table:table-cell>
              <table:table-cell office:value-type="float" office:value="20.4815995693207">
                <text:p>20.4815995693207</text:p>
              </table:table-cell>
              <table:table-cell office:value-type="float" office:value="20.7484483718872">
                <text:p>20.7484483718872</text:p>
              </table:table-cell>
              <table:table-cell office:value-type="float" office:value="20.81516456604">
                <text:p>20.81516456604</text:p>
              </table:table-cell>
              <table:table-cell office:value-type="float" office:value="21.0820291042328">
                <text:p>21.0820291042328</text:p>
              </table:table-cell>
              <table:table-cell office:value-type="float" office:value="21.1153872013092">
                <text:p>21.1153872013092</text:p>
              </table:table-cell>
              <table:table-cell office:value-type="float" office:value="21.1487452983856">
                <text:p>21.1487452983856</text:p>
              </table:table-cell>
              <table:table-cell office:value-type="float" office:value="21.2154614925385">
                <text:p>21.2154614925385</text:p>
              </table:table-cell>
              <table:table-cell office:value-type="float" office:value="21.2821774482727">
                <text:p>21.2821774482727</text:p>
              </table:table-cell>
              <table:table-cell office:value-type="float" office:value="21.3488938808441">
                <text:p>21.3488938808441</text:p>
              </table:table-cell>
              <table:table-cell office:value-type="float" office:value="21.382251739502">
                <text:p>21.382251739502</text:p>
              </table:table-cell>
              <table:table-cell office:value-type="float" office:value="21.4489679336548">
                <text:p>21.4489679336548</text:p>
              </table:table-cell>
              <table:table-cell office:value-type="float" office:value="21.5156841278076">
                <text:p>21.5156841278076</text:p>
              </table:table-cell>
              <table:table-cell office:value-type="float" office:value="21.5824000835419">
                <text:p>21.5824000835419</text:p>
              </table:table-cell>
              <table:table-cell office:value-type="float" office:value="21.649115562439">
                <text:p>21.649115562439</text:p>
              </table:table-cell>
              <table:table-cell office:value-type="float" office:value="21.6824727058411">
                <text:p>21.6824727058411</text:p>
              </table:table-cell>
              <table:table-cell office:value-type="float" office:value="21.7491869926453">
                <text:p>21.7491869926453</text:p>
              </table:table-cell>
              <table:table-cell office:value-type="float" office:value="21.8159012794495">
                <text:p>21.8159012794495</text:p>
              </table:table-cell>
              <table:table-cell office:value-type="float" office:value="21.8492584228516">
                <text:p>21.8492584228516</text:p>
              </table:table-cell>
              <table:table-cell office:value-type="float" office:value="21.9159729480743">
                <text:p>21.9159729480743</text:p>
              </table:table-cell>
              <table:table-cell office:value-type="float" office:value="21.9826872348785">
                <text:p>21.9826872348785</text:p>
              </table:table-cell>
              <table:table-cell office:value-type="float" office:value="22.0160443782806">
                <text:p>22.0160443782806</text:p>
              </table:table-cell>
              <table:table-cell office:value-type="float" office:value="22.082759141922">
                <text:p>22.082759141922</text:p>
              </table:table-cell>
              <table:table-cell office:value-type="float" office:value="22.2495453357697">
                <text:p>22.2495453357697</text:p>
              </table:table-cell>
              <table:table-cell office:value-type="float" office:value="22.316260099411">
                <text:p>22.316260099411</text:p>
              </table:table-cell>
              <table:table-cell office:value-type="float" office:value="22.5831186771393">
                <text:p>22.5831186771393</text:p>
              </table:table-cell>
              <table:table-cell office:value-type="float" office:value="22.6498351097107">
                <text:p>22.6498351097107</text:p>
              </table:table-cell>
              <table:table-cell office:value-type="float" office:value="22.8166306018829">
                <text:p>22.8166306018829</text:p>
              </table:table-cell>
              <table:table-cell office:value-type="float" office:value="22.883348941803">
                <text:p>22.883348941803</text:p>
              </table:table-cell>
              <table:table-cell office:value-type="float" office:value="22.9167079925537">
                <text:p>22.9167079925537</text:p>
              </table:table-cell>
              <table:table-cell office:value-type="float" office:value="22.9500670433044">
                <text:p>22.9500670433044</text:p>
              </table:table-cell>
              <table:table-cell office:value-type="float" office:value="23.1835813522339">
                <text:p>23.1835813522339</text:p>
              </table:table-cell>
              <table:table-cell office:value-type="float" office:value="23.2169406414032">
                <text:p>23.2169406414032</text:p>
              </table:table-cell>
              <table:table-cell office:value-type="float" office:value="23.2502996921539">
                <text:p>23.2502996921539</text:p>
              </table:table-cell>
              <table:table-cell office:value-type="float" office:value="23.4838151931763">
                <text:p>23.4838151931763</text:p>
              </table:table-cell>
              <table:table-cell office:value-type="float" office:value="23.5505337715149">
                <text:p>23.5505337715149</text:p>
              </table:table-cell>
              <table:table-cell office:value-type="float" office:value="23.7840259075165">
                <text:p>23.7840259075165</text:p>
              </table:table-cell>
              <table:table-cell office:value-type="float" office:value="23.8173806667328">
                <text:p>23.8173806667328</text:p>
              </table:table-cell>
              <table:table-cell office:value-type="float" office:value="23.9174439907074">
                <text:p>23.9174439907074</text:p>
              </table:table-cell>
              <table:table-cell office:value-type="float" office:value="24.084216594696">
                <text:p>24.084216594696</text:p>
              </table:table-cell>
              <table:table-cell office:value-type="float" office:value="24.1509253978729">
                <text:p>24.1509253978729</text:p>
              </table:table-cell>
              <table:table-cell office:value-type="float" office:value="24.1842796802521">
                <text:p>24.1842796802521</text:p>
              </table:table-cell>
              <table:table-cell office:value-type="float" office:value="24.4177596569061">
                <text:p>24.4177596569061</text:p>
              </table:table-cell>
              <table:table-cell office:value-type="float" office:value="24.4511137008667">
                <text:p>24.4511137008667</text:p>
              </table:table-cell>
              <table:table-cell office:value-type="float" office:value="24.517822265625">
                <text:p>24.517822265625</text:p>
              </table:table-cell>
              <table:table-cell office:value-type="float" office:value="24.5511763095856">
                <text:p>24.5511763095856</text:p>
              </table:table-cell>
              <table:table-cell office:value-type="float" office:value="24.5845305919647">
                <text:p>24.5845305919647</text:p>
              </table:table-cell>
              <table:table-cell office:value-type="float" office:value="24.6178843975067">
                <text:p>24.6178843975067</text:p>
              </table:table-cell>
              <table:table-cell office:value-type="float" office:value="24.6846017837524">
                <text:p>24.6846017837524</text:p>
              </table:table-cell>
              <table:table-cell office:value-type="float" office:value="24.7513191699982">
                <text:p>24.7513191699982</text:p>
              </table:table-cell>
              <table:table-cell office:value-type="float" office:value="24.7846779823303">
                <text:p>24.7846779823303</text:p>
              </table:table-cell>
              <table:table-cell office:value-type="float" office:value="24.9181125164032">
                <text:p>24.9181125164032</text:p>
              </table:table-cell>
              <table:table-cell office:value-type="float" office:value="25.0181887149811">
                <text:p>25.0181887149811</text:p>
              </table:table-cell>
              <table:table-cell office:value-type="float" office:value="25.0849063396454">
                <text:p>25.0849063396454</text:p>
              </table:table-cell>
              <table:table-cell office:value-type="float" office:value="25.3184173107147">
                <text:p>25.3184173107147</text:p>
              </table:table-cell>
              <table:table-cell office:value-type="float" office:value="25.3851346969604">
                <text:p>25.3851346969604</text:p>
              </table:table-cell>
              <table:table-cell office:value-type="float" office:value="25.6186461448669">
                <text:p>25.6186461448669</text:p>
              </table:table-cell>
              <table:table-cell office:value-type="float" office:value="25.6853666305542">
                <text:p>25.6853666305542</text:p>
              </table:table-cell>
              <table:table-cell office:value-type="float" office:value="25.7187271118164">
                <text:p>25.7187271118164</text:p>
              </table:table-cell>
              <table:table-cell office:value-type="float" office:value="25.75208735466">
                <text:p>25.75208735466</text:p>
              </table:table-cell>
              <table:table-cell office:value-type="float" office:value="25.8188083171844">
                <text:p>25.8188083171844</text:p>
              </table:table-cell>
              <table:table-cell office:value-type="float" office:value="25.8855290412903">
                <text:p>25.8855290412903</text:p>
              </table:table-cell>
              <table:table-cell office:value-type="float" office:value="25.9522500038147">
                <text:p>25.9522500038147</text:p>
              </table:table-cell>
              <table:table-cell office:value-type="float" office:value="26.0189709663391">
                <text:p>26.0189709663391</text:p>
              </table:table-cell>
              <table:table-cell office:value-type="float" office:value="26.2524945735931">
                <text:p>26.2524945735931</text:p>
              </table:table-cell>
              <table:table-cell office:value-type="float" office:value="26.3192157745361">
                <text:p>26.3192157745361</text:p>
              </table:table-cell>
              <table:table-cell office:value-type="float" office:value="26.5193798542023">
                <text:p>26.5193798542023</text:p>
              </table:table-cell>
              <table:table-cell office:value-type="float" office:value="26.5527408123016">
                <text:p>26.5527408123016</text:p>
              </table:table-cell>
              <table:table-cell office:value-type="float" office:value="26.6528174877167">
                <text:p>26.6528174877167</text:p>
              </table:table-cell>
              <table:table-cell office:value-type="float" office:value="26.719527721405">
                <text:p>26.719527721405</text:p>
              </table:table-cell>
              <table:table-cell office:value-type="float" office:value="26.7862384319305">
                <text:p>26.7862384319305</text:p>
              </table:table-cell>
              <table:table-cell office:value-type="float" office:value="26.8529489040375">
                <text:p>26.8529489040375</text:p>
              </table:table-cell>
              <table:table-cell office:value-type="float" office:value="26.9196591377258">
                <text:p>26.9196591377258</text:p>
              </table:table-cell>
              <table:table-cell office:value-type="float" office:value="26.9863696098328">
                <text:p>26.9863696098328</text:p>
              </table:table-cell>
              <table:table-cell office:value-type="float" office:value="27.0530798435211">
                <text:p>27.0530798435211</text:p>
              </table:table-cell>
              <table:table-cell office:value-type="float" office:value="27.1197900772095">
                <text:p>27.1197900772095</text:p>
              </table:table-cell>
              <table:table-cell office:value-type="float" office:value="27.1531450748444">
                <text:p>27.1531450748444</text:p>
              </table:table-cell>
              <table:table-cell office:value-type="float" office:value="27.2198553085327">
                <text:p>27.2198553085327</text:p>
              </table:table-cell>
              <table:table-cell office:value-type="float" office:value="27.2865650653839">
                <text:p>27.2865650653839</text:p>
              </table:table-cell>
              <table:table-cell office:value-type="float" office:value="27.3199203014374">
                <text:p>27.3199203014374</text:p>
              </table:table-cell>
              <table:table-cell office:value-type="float" office:value="27.3532752990723">
                <text:p>27.3532752990723</text:p>
              </table:table-cell>
              <table:table-cell office:value-type="float" office:value="27.3866300582886">
                <text:p>27.3866300582886</text:p>
              </table:table-cell>
              <table:table-cell office:value-type="float" office:value="27.4199850559235">
                <text:p>27.4199850559235</text:p>
              </table:table-cell>
              <table:table-cell office:value-type="float" office:value="27.4533400535583">
                <text:p>27.4533400535583</text:p>
              </table:table-cell>
              <table:table-cell office:value-type="float" office:value="27.5200500488281">
                <text:p>27.5200500488281</text:p>
              </table:table-cell>
              <table:table-cell office:value-type="float" office:value="27.5534048080444">
                <text:p>27.5534048080444</text:p>
              </table:table-cell>
              <table:table-cell office:value-type="float" office:value="27.6201148033142">
                <text:p>27.6201148033142</text:p>
              </table:table-cell>
              <table:table-cell office:value-type="float" office:value="27.6534693241119">
                <text:p>27.6534693241119</text:p>
              </table:table-cell>
              <table:table-cell office:value-type="float" office:value="27.6868240833282">
                <text:p>27.6868240833282</text:p>
              </table:table-cell>
              <table:table-cell office:value-type="float" office:value="27.7201783657074">
                <text:p>27.7201783657074</text:p>
              </table:table-cell>
              <table:table-cell office:value-type="float" office:value="27.7535328865051">
                <text:p>27.7535328865051</text:p>
              </table:table-cell>
              <table:table-cell office:value-type="float" office:value="27.7868874073029">
                <text:p>27.7868874073029</text:p>
              </table:table-cell>
              <table:table-cell office:value-type="float" office:value="27.8202419281006">
                <text:p>27.8202419281006</text:p>
              </table:table-cell>
              <table:table-cell office:value-type="float" office:value="27.8535964488983">
                <text:p>27.8535964488983</text:p>
              </table:table-cell>
              <table:table-cell office:value-type="float" office:value="27.9203054904938">
                <text:p>27.9203054904938</text:p>
              </table:table-cell>
              <table:table-cell office:value-type="float" office:value="27.9870140552521">
                <text:p>27.9870140552521</text:p>
              </table:table-cell>
              <table:table-cell office:value-type="float" office:value="28.0203683376312">
                <text:p>28.0203683376312</text:p>
              </table:table-cell>
              <table:table-cell office:value-type="float" office:value="28.0870771408081">
                <text:p>28.0870771408081</text:p>
              </table:table-cell>
              <table:table-cell office:value-type="float" office:value="28.1204314231873">
                <text:p>28.1204314231873</text:p>
              </table:table-cell>
              <table:table-cell office:value-type="float" office:value="28.1871399879456">
                <text:p>28.1871399879456</text:p>
              </table:table-cell>
              <table:table-cell office:value-type="float" office:value="28.2538483142853">
                <text:p>28.2538483142853</text:p>
              </table:table-cell>
              <table:table-cell office:value-type="float" office:value="28.320556640625">
                <text:p>28.320556640625</text:p>
              </table:table-cell>
              <table:table-cell office:value-type="float" office:value="28.3539106845856">
                <text:p>28.3539106845856</text:p>
              </table:table-cell>
              <table:table-cell office:value-type="float" office:value="28.4206187725067">
                <text:p>28.4206187725067</text:p>
              </table:table-cell>
              <table:table-cell office:value-type="float" office:value="28.4873268604279">
                <text:p>28.4873268604279</text:p>
              </table:table-cell>
              <table:table-cell office:value-type="float" office:value="28.554034948349">
                <text:p>28.554034948349</text:p>
              </table:table-cell>
              <table:table-cell office:value-type="float" office:value="28.6207427978516">
                <text:p>28.6207427978516</text:p>
              </table:table-cell>
              <table:table-cell office:value-type="float" office:value="28.6541001796722">
                <text:p>28.6541001796722</text:p>
              </table:table-cell>
              <table:table-cell office:value-type="float" office:value="28.7208142280579">
                <text:p>28.7208142280579</text:p>
              </table:table-cell>
              <table:table-cell office:value-type="float" office:value="28.75417137146">
                <text:p>28.75417137146</text:p>
              </table:table-cell>
              <table:table-cell office:value-type="float" office:value="28.7875285148621">
                <text:p>28.7875285148621</text:p>
              </table:table-cell>
              <table:table-cell office:value-type="float" office:value="28.8208856582642">
                <text:p>28.8208856582642</text:p>
              </table:table-cell>
              <table:table-cell office:value-type="float" office:value="28.8542425632477">
                <text:p>28.8542425632477</text:p>
              </table:table-cell>
              <table:table-cell office:value-type="float" office:value="28.8875999450684">
                <text:p>28.8875999450684</text:p>
              </table:table-cell>
              <table:table-cell office:value-type="float" office:value="28.9209570884705">
                <text:p>28.9209570884705</text:p>
              </table:table-cell>
              <table:table-cell office:value-type="float" office:value="28.9543142318726">
                <text:p>28.9543142318726</text:p>
              </table:table-cell>
              <table:table-cell office:value-type="float" office:value="29.0210282802582">
                <text:p>29.0210282802582</text:p>
              </table:table-cell>
              <table:table-cell office:value-type="float" office:value="29.0877425670624">
                <text:p>29.0877425670624</text:p>
              </table:table-cell>
              <table:table-cell office:value-type="float" office:value="29.1544570922852">
                <text:p>29.1544570922852</text:p>
              </table:table-cell>
              <table:table-cell office:value-type="float" office:value="29.2211711406708">
                <text:p>29.2211711406708</text:p>
              </table:table-cell>
              <table:table-cell office:value-type="float" office:value="29.287885427475">
                <text:p>29.287885427475</text:p>
              </table:table-cell>
              <table:table-cell office:value-type="float" office:value="29.3545997142792">
                <text:p>29.3545997142792</text:p>
              </table:table-cell>
              <table:table-cell office:value-type="float" office:value="29.4546709060669">
                <text:p>29.4546709060669</text:p>
              </table:table-cell>
              <table:table-cell office:value-type="float" office:value="29.5213851928711">
                <text:p>29.5213851928711</text:p>
              </table:table-cell>
              <table:table-cell office:value-type="float" office:value="29.5880992412567">
                <text:p>29.5880992412567</text:p>
              </table:table-cell>
              <table:table-cell office:value-type="float" office:value="29.6548159122467">
                <text:p>29.6548159122467</text:p>
              </table:table-cell>
              <table:table-cell office:value-type="float" office:value="29.7215347290039">
                <text:p>29.7215347290039</text:p>
              </table:table-cell>
              <table:table-cell office:value-type="float" office:value="29.7882535457611">
                <text:p>29.7882535457611</text:p>
              </table:table-cell>
              <table:table-cell office:value-type="float" office:value="29.821613073349">
                <text:p>29.821613073349</text:p>
              </table:table-cell>
              <table:table-cell office:value-type="float" office:value="29.8549726009369">
                <text:p>29.8549726009369</text:p>
              </table:table-cell>
              <table:table-cell office:value-type="float" office:value="29.8883321285248">
                <text:p>29.8883321285248</text:p>
              </table:table-cell>
              <table:table-cell office:value-type="float" office:value="29.955050945282">
                <text:p>29.955050945282</text:p>
              </table:table-cell>
              <table:table-cell office:value-type="float" office:value="30.0551297664642">
                <text:p>30.0551297664642</text:p>
              </table:table-cell>
              <table:table-cell office:value-type="float" office:value="30.12184882164">
                <text:p>30.12184882164</text:p>
              </table:table-cell>
              <table:table-cell office:value-type="float" office:value="30.188568353653">
                <text:p>30.188568353653</text:p>
              </table:table-cell>
              <table:table-cell office:value-type="float" office:value="30.2552876472473">
                <text:p>30.2552876472473</text:p>
              </table:table-cell>
              <table:table-cell office:value-type="float" office:value="30.2886471748352">
                <text:p>30.2886471748352</text:p>
              </table:table-cell>
              <table:table-cell office:value-type="float" office:value="30.3220071792603">
                <text:p>30.3220071792603</text:p>
              </table:table-cell>
              <table:table-cell office:value-type="float" office:value="30.3887264728546">
                <text:p>30.3887264728546</text:p>
              </table:table-cell>
              <table:table-cell office:value-type="float" office:value="30.4220862388611">
                <text:p>30.4220862388611</text:p>
              </table:table-cell>
              <table:table-cell office:value-type="float" office:value="30.488805770874">
                <text:p>30.488805770874</text:p>
              </table:table-cell>
              <table:table-cell office:value-type="float" office:value="30.555525302887">
                <text:p>30.555525302887</text:p>
              </table:table-cell>
              <table:table-cell office:value-type="float" office:value="30.588885307312">
                <text:p>30.588885307312</text:p>
              </table:table-cell>
              <table:table-cell office:value-type="float" office:value="30.6556036472321">
                <text:p>30.6556036472321</text:p>
              </table:table-cell>
              <table:table-cell office:value-type="float" office:value="30.7223215103149">
                <text:p>30.7223215103149</text:p>
              </table:table-cell>
              <table:table-cell office:value-type="float" office:value="30.7556803226471">
                <text:p>30.7556803226471</text:p>
              </table:table-cell>
              <table:table-cell office:value-type="float" office:value="30.7890393733978">
                <text:p>30.7890393733978</text:p>
              </table:table-cell>
              <table:table-cell office:value-type="float" office:value="30.8223984241486">
                <text:p>30.8223984241486</text:p>
              </table:table-cell>
              <table:table-cell office:value-type="float" office:value="30.8557572364807">
                <text:p>30.8557572364807</text:p>
              </table:table-cell>
              <table:table-cell office:value-type="float" office:value="30.9224750995636">
                <text:p>30.9224750995636</text:p>
              </table:table-cell>
              <table:table-cell office:value-type="float" office:value="30.9891932010651">
                <text:p>30.9891932010651</text:p>
              </table:table-cell>
              <table:table-cell office:value-type="float" office:value="31.0559110641479">
                <text:p>31.0559110641479</text:p>
              </table:table-cell>
              <table:table-cell office:value-type="float" office:value="31.0892703533173">
                <text:p>31.0892703533173</text:p>
              </table:table-cell>
              <table:table-cell office:value-type="float" office:value="31.1559882164001">
                <text:p>31.1559882164001</text:p>
              </table:table-cell>
              <table:table-cell office:value-type="float" office:value="31.1893475055695">
                <text:p>31.1893475055695</text:p>
              </table:table-cell>
              <table:table-cell office:value-type="float" office:value="31.2227063179016">
                <text:p>31.2227063179016</text:p>
              </table:table-cell>
              <table:table-cell office:value-type="float" office:value="31.2560653686523">
                <text:p>31.2560653686523</text:p>
              </table:table-cell>
              <table:table-cell office:value-type="float" office:value="31.2894246578217">
                <text:p>31.2894246578217</text:p>
              </table:table-cell>
              <table:table-cell office:value-type="float" office:value="31.3227837085724">
                <text:p>31.3227837085724</text:p>
              </table:table-cell>
              <table:table-cell office:value-type="float" office:value="31.3561427593231">
                <text:p>31.3561427593231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flat7.A6:flat7.A6</svg:desc>
                </draw:g>
              </table:table-cell>
              <table:table-cell office:value-type="float" office:value="0.297649051862574">
                <text:p>0.297649051862574</text:p>
                <draw:g>
                  <svg:desc>flat7.B6:flat7.PN6</svg:desc>
                </draw:g>
              </table:table-cell>
              <table:table-cell office:value-type="float" office:value="0.297671033522361">
                <text:p>0.297671033522361</text:p>
              </table:table-cell>
              <table:table-cell office:value-type="float" office:value="0.297669370511053">
                <text:p>0.297669370511053</text:p>
              </table:table-cell>
              <table:table-cell office:value-type="float" office:value="0.297668927327628">
                <text:p>0.297668927327628</text:p>
              </table:table-cell>
              <table:table-cell office:value-type="float" office:value="0.297661028266563">
                <text:p>0.297661028266563</text:p>
              </table:table-cell>
              <table:table-cell office:value-type="float" office:value="0.297652486949042">
                <text:p>0.297652486949042</text:p>
              </table:table-cell>
              <table:table-cell office:value-type="float" office:value="0.297677590562298">
                <text:p>0.297677590562298</text:p>
              </table:table-cell>
              <table:table-cell office:value-type="float" office:value="0.297667223795439">
                <text:p>0.297667223795439</text:p>
              </table:table-cell>
              <table:table-cell office:value-type="float" office:value="0.297673525888177">
                <text:p>0.297673525888177</text:p>
              </table:table-cell>
              <table:table-cell office:value-type="float" office:value="0.297680481695976">
                <text:p>0.297680481695976</text:p>
              </table:table-cell>
              <table:table-cell office:value-type="float" office:value="0.297663907052259">
                <text:p>0.297663907052259</text:p>
              </table:table-cell>
              <table:table-cell office:value-type="float" office:value="0.297672385617736">
                <text:p>0.297672385617736</text:p>
              </table:table-cell>
              <table:table-cell office:value-type="float" office:value="0.297680218704718">
                <text:p>0.297680218704718</text:p>
              </table:table-cell>
              <table:table-cell office:value-type="float" office:value="0.297690829952045">
                <text:p>0.297690829952045</text:p>
              </table:table-cell>
              <table:table-cell office:value-type="float" office:value="0.297678756046602">
                <text:p>0.297678756046602</text:p>
              </table:table-cell>
              <table:table-cell office:value-type="float" office:value="0.297696813224614">
                <text:p>0.297696813224614</text:p>
              </table:table-cell>
              <table:table-cell office:value-type="float" office:value="0.297672138197891">
                <text:p>0.297672138197891</text:p>
              </table:table-cell>
              <table:table-cell office:value-type="float" office:value="0.297661421485489">
                <text:p>0.297661421485489</text:p>
              </table:table-cell>
              <table:table-cell office:value-type="float" office:value="0.297675561344185">
                <text:p>0.297675561344185</text:p>
              </table:table-cell>
              <table:table-cell office:value-type="float" office:value="0.297664982330692">
                <text:p>0.297664982330692</text:p>
              </table:table-cell>
              <table:table-cell office:value-type="float" office:value="0.29767846694941">
                <text:p>0.29767846694941</text:p>
              </table:table-cell>
              <table:table-cell office:value-type="float" office:value="0.297667481769083">
                <text:p>0.297667481769083</text:p>
              </table:table-cell>
              <table:table-cell office:value-type="float" office:value="0.297671800521092">
                <text:p>0.297671800521092</text:p>
              </table:table-cell>
              <table:table-cell office:value-type="float" office:value="0.297680086138364">
                <text:p>0.297680086138364</text:p>
              </table:table-cell>
              <table:table-cell office:value-type="float" office:value="0.297671941524533">
                <text:p>0.297671941524533</text:p>
              </table:table-cell>
              <table:table-cell office:value-type="float" office:value="0.297681572708523">
                <text:p>0.297681572708523</text:p>
              </table:table-cell>
              <table:table-cell office:value-type="float" office:value="0.297660710714049">
                <text:p>0.297660710714049</text:p>
              </table:table-cell>
              <table:table-cell office:value-type="float" office:value="0.297666894894247">
                <text:p>0.297666894894247</text:p>
              </table:table-cell>
              <table:table-cell office:value-type="float" office:value="0.297659146482421">
                <text:p>0.297659146482421</text:p>
              </table:table-cell>
              <table:table-cell office:value-type="float" office:value="0.297668342559691">
                <text:p>0.297668342559691</text:p>
              </table:table-cell>
              <table:table-cell office:value-type="float" office:value="0.297684995032533">
                <text:p>0.297684995032533</text:p>
              </table:table-cell>
              <table:table-cell office:value-type="float" office:value="0.297674359691759">
                <text:p>0.297674359691759</text:p>
              </table:table-cell>
              <table:table-cell office:value-type="float" office:value="0.297683864787736">
                <text:p>0.297683864787736</text:p>
              </table:table-cell>
              <table:table-cell office:value-type="float" office:value="0.297672917925374">
                <text:p>0.297672917925374</text:p>
              </table:table-cell>
              <table:table-cell office:value-type="float" office:value="0.29766678682392">
                <text:p>0.29766678682392</text:p>
              </table:table-cell>
              <table:table-cell office:value-type="float" office:value="0.297676818595947">
                <text:p>0.297676818595947</text:p>
              </table:table-cell>
              <table:table-cell office:value-type="float" office:value="0.297670459203685">
                <text:p>0.297670459203685</text:p>
              </table:table-cell>
              <table:table-cell office:value-type="float" office:value="0.297693159662431">
                <text:p>0.297693159662431</text:p>
              </table:table-cell>
              <table:table-cell office:value-type="float" office:value="0.297695268838694">
                <text:p>0.297695268838694</text:p>
              </table:table-cell>
              <table:table-cell office:value-type="float" office:value="0.297698311383572">
                <text:p>0.297698311383572</text:p>
              </table:table-cell>
              <table:table-cell office:value-type="float" office:value="0.297663373960744">
                <text:p>0.297663373960744</text:p>
              </table:table-cell>
              <table:table-cell office:value-type="float" office:value="0.297677302227924">
                <text:p>0.297677302227924</text:p>
              </table:table-cell>
              <table:table-cell office:value-type="float" office:value="0.297669326393634">
                <text:p>0.297669326393634</text:p>
              </table:table-cell>
              <table:table-cell office:value-type="float" office:value="0.29770603852821">
                <text:p>0.29770603852821</text:p>
              </table:table-cell>
              <table:table-cell office:value-type="float" office:value="0.297673410301912">
                <text:p>0.297673410301912</text:p>
              </table:table-cell>
              <table:table-cell office:value-type="float" office:value="0.297689399382524">
                <text:p>0.297689399382524</text:p>
              </table:table-cell>
              <table:table-cell office:value-type="float" office:value="0.297703441533848">
                <text:p>0.297703441533848</text:p>
              </table:table-cell>
              <table:table-cell office:value-type="float" office:value="0.297665415621949">
                <text:p>0.297665415621949</text:p>
              </table:table-cell>
              <table:table-cell office:value-type="float" office:value="0.297665460657837">
                <text:p>0.297665460657837</text:p>
              </table:table-cell>
              <table:table-cell office:value-type="float" office:value="0.297671845510937">
                <text:p>0.297671845510937</text:p>
              </table:table-cell>
              <table:table-cell office:value-type="float" office:value="0.297654861153067">
                <text:p>0.297654861153067</text:p>
              </table:table-cell>
              <table:table-cell office:value-type="float" office:value="0.297682221593552">
                <text:p>0.297682221593552</text:p>
              </table:table-cell>
              <table:table-cell office:value-type="float" office:value="0.297670865869664">
                <text:p>0.297670865869664</text:p>
              </table:table-cell>
              <table:table-cell office:value-type="float" office:value="0.297684474507761">
                <text:p>0.297684474507761</text:p>
              </table:table-cell>
              <table:table-cell office:value-type="float" office:value="0.297674270412631">
                <text:p>0.297674270412631</text:p>
              </table:table-cell>
              <table:table-cell office:value-type="float" office:value="0.297681076183779">
                <text:p>0.297681076183779</text:p>
              </table:table-cell>
              <table:table-cell office:value-type="float" office:value="0.297675736709014">
                <text:p>0.297675736709014</text:p>
              </table:table-cell>
              <table:table-cell office:value-type="float" office:value="0.297670932744812">
                <text:p>0.297670932744812</text:p>
              </table:table-cell>
              <table:table-cell office:value-type="float" office:value="0.297692233242128">
                <text:p>0.297692233242128</text:p>
              </table:table-cell>
              <table:table-cell office:value-type="float" office:value="0.297674003634011">
                <text:p>0.297674003634011</text:p>
              </table:table-cell>
              <table:table-cell office:value-type="float" office:value="0.297694903390215">
                <text:p>0.297694903390215</text:p>
              </table:table-cell>
              <table:table-cell office:value-type="float" office:value="0.29767153890897">
                <text:p>0.29767153890897</text:p>
              </table:table-cell>
              <table:table-cell office:value-type="float" office:value="0.297663650147512">
                <text:p>0.297663650147512</text:p>
              </table:table-cell>
              <table:table-cell office:value-type="float" office:value="0.297672913161016">
                <text:p>0.297672913161016</text:p>
              </table:table-cell>
              <table:table-cell office:value-type="float" office:value="0.297686185465454">
                <text:p>0.297686185465454</text:p>
              </table:table-cell>
              <table:table-cell office:value-type="float" office:value="0.297669056665107">
                <text:p>0.297669056665107</text:p>
              </table:table-cell>
              <table:table-cell office:value-type="float" office:value="0.297682189368276">
                <text:p>0.297682189368276</text:p>
              </table:table-cell>
              <table:table-cell office:value-type="float" office:value="0.297711285474821">
                <text:p>0.297711285474821</text:p>
              </table:table-cell>
              <table:table-cell office:value-type="float" office:value="0.297658720344046">
                <text:p>0.297658720344046</text:p>
              </table:table-cell>
              <table:table-cell office:value-type="float" office:value="0.297684163177709">
                <text:p>0.297684163177709</text:p>
              </table:table-cell>
              <table:table-cell office:value-type="float" office:value="0.29768829910023">
                <text:p>0.29768829910023</text:p>
              </table:table-cell>
              <table:table-cell office:value-type="float" office:value="0.297668424832802">
                <text:p>0.297668424832802</text:p>
              </table:table-cell>
              <table:table-cell office:value-type="float" office:value="0.297688054432424">
                <text:p>0.297688054432424</text:p>
              </table:table-cell>
              <table:table-cell office:value-type="float" office:value="0.297677519869095">
                <text:p>0.297677519869095</text:p>
              </table:table-cell>
              <table:table-cell office:value-type="float" office:value="0.297691100598233">
                <text:p>0.297691100598233</text:p>
              </table:table-cell>
              <table:table-cell office:value-type="float" office:value="0.297669677569035">
                <text:p>0.297669677569035</text:p>
              </table:table-cell>
              <table:table-cell office:value-type="float" office:value="0.297677382052138">
                <text:p>0.297677382052138</text:p>
              </table:table-cell>
              <table:table-cell office:value-type="float" office:value="0.297699300906959">
                <text:p>0.297699300906959</text:p>
              </table:table-cell>
              <table:table-cell office:value-type="float" office:value="0.297662195413185">
                <text:p>0.297662195413185</text:p>
              </table:table-cell>
              <table:table-cell office:value-type="float" office:value="0.29766392762606">
                <text:p>0.29766392762606</text:p>
              </table:table-cell>
              <table:table-cell office:value-type="float" office:value="0.297669501542523">
                <text:p>0.297669501542523</text:p>
              </table:table-cell>
              <table:table-cell office:value-type="float" office:value="0.297704844118039">
                <text:p>0.297704844118039</text:p>
              </table:table-cell>
              <table:table-cell office:value-type="float" office:value="0.297685644766967">
                <text:p>0.297685644766967</text:p>
              </table:table-cell>
              <table:table-cell office:value-type="float" office:value="0.297680988888897">
                <text:p>0.297680988888897</text:p>
              </table:table-cell>
              <table:table-cell office:value-type="float" office:value="0.297669621970633">
                <text:p>0.297669621970633</text:p>
              </table:table-cell>
              <table:table-cell office:value-type="float" office:value="0.297661828636164">
                <text:p>0.297661828636164</text:p>
              </table:table-cell>
              <table:table-cell office:value-type="float" office:value="0.297665801022396">
                <text:p>0.297665801022396</text:p>
              </table:table-cell>
              <table:table-cell office:value-type="float" office:value="0.297654370990346">
                <text:p>0.297654370990346</text:p>
              </table:table-cell>
              <table:table-cell office:value-type="float" office:value="0.297696266177695">
                <text:p>0.297696266177695</text:p>
              </table:table-cell>
              <table:table-cell office:value-type="float" office:value="0.2976690976845">
                <text:p>0.2976690976845</text:p>
              </table:table-cell>
              <table:table-cell office:value-type="float" office:value="0.297703837951184">
                <text:p>0.297703837951184</text:p>
              </table:table-cell>
              <table:table-cell office:value-type="float" office:value="0.297696844199941">
                <text:p>0.297696844199941</text:p>
              </table:table-cell>
              <table:table-cell office:value-type="float" office:value="0.297679534763254">
                <text:p>0.297679534763254</text:p>
              </table:table-cell>
              <table:table-cell office:value-type="float" office:value="0.297695649216976">
                <text:p>0.297695649216976</text:p>
              </table:table-cell>
              <table:table-cell office:value-type="float" office:value="0.297681853869677">
                <text:p>0.297681853869677</text:p>
              </table:table-cell>
              <table:table-cell office:value-type="float" office:value="0.297692534132186">
                <text:p>0.297692534132186</text:p>
              </table:table-cell>
              <table:table-cell office:value-type="float" office:value="0.297724842591126">
                <text:p>0.297724842591126</text:p>
              </table:table-cell>
              <table:table-cell office:value-type="float" office:value="0.29769852442655">
                <text:p>0.29769852442655</text:p>
              </table:table-cell>
              <table:table-cell office:value-type="float" office:value="0.297690219280012">
                <text:p>0.297690219280012</text:p>
              </table:table-cell>
              <table:table-cell office:value-type="float" office:value="0.297694481036599">
                <text:p>0.297694481036599</text:p>
              </table:table-cell>
              <table:table-cell office:value-type="float" office:value="0.297693404328463">
                <text:p>0.297693404328463</text:p>
              </table:table-cell>
              <table:table-cell office:value-type="float" office:value="0.297680296875795">
                <text:p>0.297680296875795</text:p>
              </table:table-cell>
              <table:table-cell office:value-type="float" office:value="0.297653290636011">
                <text:p>0.297653290636011</text:p>
              </table:table-cell>
              <table:table-cell office:value-type="float" office:value="0.297680401225158">
                <text:p>0.297680401225158</text:p>
              </table:table-cell>
              <table:table-cell office:value-type="float" office:value="0.297689248423484">
                <text:p>0.297689248423484</text:p>
              </table:table-cell>
              <table:table-cell office:value-type="float" office:value="0.297697593715078">
                <text:p>0.297697593715078</text:p>
              </table:table-cell>
              <table:table-cell office:value-type="float" office:value="0.29772692212053">
                <text:p>0.29772692212053</text:p>
              </table:table-cell>
              <table:table-cell office:value-type="float" office:value="0.297845851860083">
                <text:p>0.297845851860083</text:p>
              </table:table-cell>
              <table:table-cell office:value-type="float" office:value="0.297241001601811">
                <text:p>0.297241001601811</text:p>
              </table:table-cell>
              <table:table-cell office:value-type="float" office:value="0.300420416819931">
                <text:p>0.300420416819931</text:p>
              </table:table-cell>
              <table:table-cell office:value-type="float" office:value="0.301816819639093">
                <text:p>0.301816819639093</text:p>
              </table:table-cell>
              <table:table-cell office:value-type="float" office:value="0.297047058673228">
                <text:p>0.297047058673228</text:p>
              </table:table-cell>
              <table:table-cell office:value-type="float" office:value="0.297522695481237">
                <text:p>0.297522695481237</text:p>
              </table:table-cell>
              <table:table-cell office:value-type="float" office:value="0.298902908095502">
                <text:p>0.298902908095502</text:p>
              </table:table-cell>
              <table:table-cell office:value-type="float" office:value="0.304005224877067">
                <text:p>0.304005224877067</text:p>
              </table:table-cell>
              <table:table-cell office:value-type="float" office:value="0.305659638055362">
                <text:p>0.305659638055362</text:p>
              </table:table-cell>
              <table:table-cell office:value-type="float" office:value="0.301076847284116">
                <text:p>0.301076847284116</text:p>
              </table:table-cell>
              <table:table-cell office:value-type="float" office:value="0.301137526087833">
                <text:p>0.301137526087833</text:p>
              </table:table-cell>
              <table:table-cell office:value-type="float" office:value="0.30161368328558">
                <text:p>0.30161368328558</text:p>
              </table:table-cell>
              <table:table-cell office:value-type="float" office:value="0.304186296883616">
                <text:p>0.304186296883616</text:p>
              </table:table-cell>
              <table:table-cell office:value-type="float" office:value="0.302404388496519">
                <text:p>0.302404388496519</text:p>
              </table:table-cell>
              <table:table-cell office:value-type="float" office:value="0.299542061800981">
                <text:p>0.299542061800981</text:p>
              </table:table-cell>
              <table:table-cell office:value-type="float" office:value="0.299385159529294">
                <text:p>0.299385159529294</text:p>
              </table:table-cell>
              <table:table-cell office:value-type="float" office:value="0.299794388595044">
                <text:p>0.299794388595044</text:p>
              </table:table-cell>
              <table:table-cell office:value-type="float" office:value="0.304648678602913">
                <text:p>0.304648678602913</text:p>
              </table:table-cell>
              <table:table-cell office:value-type="float" office:value="0.303867000867091">
                <text:p>0.303867000867091</text:p>
              </table:table-cell>
              <table:table-cell office:value-type="float" office:value="0.299133468218853">
                <text:p>0.299133468218853</text:p>
              </table:table-cell>
              <table:table-cell office:value-type="float" office:value="0.300669067608838">
                <text:p>0.300669067608838</text:p>
              </table:table-cell>
              <table:table-cell office:value-type="float" office:value="0.308584156551507">
                <text:p>0.308584156551507</text:p>
              </table:table-cell>
              <table:table-cell office:value-type="float" office:value="0.304363341742197">
                <text:p>0.304363341742197</text:p>
              </table:table-cell>
              <table:table-cell office:value-type="float" office:value="0.303296481619535">
                <text:p>0.303296481619535</text:p>
              </table:table-cell>
              <table:table-cell office:value-type="float" office:value="0.303499460214697">
                <text:p>0.303499460214697</text:p>
              </table:table-cell>
              <table:table-cell office:value-type="float" office:value="0.298718027843106">
                <text:p>0.298718027843106</text:p>
              </table:table-cell>
              <table:table-cell office:value-type="float" office:value="0.299076393876543">
                <text:p>0.299076393876543</text:p>
              </table:table-cell>
              <table:table-cell office:value-type="float" office:value="0.301334665732867">
                <text:p>0.301334665732867</text:p>
              </table:table-cell>
              <table:table-cell office:value-type="float" office:value="0.30614386198819">
                <text:p>0.30614386198819</text:p>
              </table:table-cell>
              <table:table-cell office:value-type="float" office:value="0.307970065480612">
                <text:p>0.307970065480612</text:p>
              </table:table-cell>
              <table:table-cell office:value-type="float" office:value="0.303716886181626">
                <text:p>0.303716886181626</text:p>
              </table:table-cell>
              <table:table-cell office:value-type="float" office:value="0.303859107170967">
                <text:p>0.303859107170967</text:p>
              </table:table-cell>
              <table:table-cell office:value-type="float" office:value="0.297754216098681">
                <text:p>0.297754216098681</text:p>
              </table:table-cell>
              <table:table-cell office:value-type="float" office:value="0.299175208350057">
                <text:p>0.299175208350057</text:p>
              </table:table-cell>
              <table:table-cell office:value-type="float" office:value="0.306441832798486">
                <text:p>0.306441832798486</text:p>
              </table:table-cell>
              <table:table-cell office:value-type="float" office:value="0.307196257291751">
                <text:p>0.307196257291751</text:p>
              </table:table-cell>
              <table:table-cell office:value-type="float" office:value="0.302459259753606">
                <text:p>0.302459259753606</text:p>
              </table:table-cell>
              <table:table-cell office:value-type="float" office:value="0.301658684311276">
                <text:p>0.301658684311276</text:p>
              </table:table-cell>
              <table:table-cell office:value-type="float" office:value="0.29715813275812">
                <text:p>0.29715813275812</text:p>
              </table:table-cell>
              <table:table-cell office:value-type="float" office:value="0.297604147430958">
                <text:p>0.297604147430958</text:p>
              </table:table-cell>
              <table:table-cell office:value-type="float" office:value="0.302790025364623">
                <text:p>0.302790025364623</text:p>
              </table:table-cell>
              <table:table-cell office:value-type="float" office:value="0.303408736594348">
                <text:p>0.303408736594348</text:p>
              </table:table-cell>
              <table:table-cell office:value-type="float" office:value="0.298531233369759">
                <text:p>0.298531233369759</text:p>
              </table:table-cell>
              <table:table-cell office:value-type="float" office:value="0.306601977353608">
                <text:p>0.306601977353608</text:p>
              </table:table-cell>
              <table:table-cell office:value-type="float" office:value="0.300338738340428">
                <text:p>0.300338738340428</text:p>
              </table:table-cell>
              <table:table-cell office:value-type="float" office:value="0.303194865151035">
                <text:p>0.303194865151035</text:p>
              </table:table-cell>
              <table:table-cell office:value-type="float" office:value="0.303175696125996">
                <text:p>0.303175696125996</text:p>
              </table:table-cell>
              <table:table-cell office:value-type="float" office:value="0.299015467714286">
                <text:p>0.299015467714286</text:p>
              </table:table-cell>
              <table:table-cell office:value-type="float" office:value="0.301261093635501">
                <text:p>0.301261093635501</text:p>
              </table:table-cell>
              <table:table-cell office:value-type="float" office:value="0.306170101575075">
                <text:p>0.306170101575075</text:p>
              </table:table-cell>
              <table:table-cell office:value-type="float" office:value="0.30776242681042">
                <text:p>0.30776242681042</text:p>
              </table:table-cell>
              <table:table-cell office:value-type="float" office:value="0.303896251611456">
                <text:p>0.303896251611456</text:p>
              </table:table-cell>
              <table:table-cell office:value-type="float" office:value="0.304806049747065">
                <text:p>0.304806049747065</text:p>
              </table:table-cell>
              <table:table-cell office:value-type="float" office:value="0.304010179319309">
                <text:p>0.304010179319309</text:p>
              </table:table-cell>
              <table:table-cell office:value-type="float" office:value="0.304096093917086">
                <text:p>0.304096093917086</text:p>
              </table:table-cell>
              <table:table-cell office:value-type="float" office:value="0.301099237615616">
                <text:p>0.301099237615616</text:p>
              </table:table-cell>
              <table:table-cell office:value-type="float" office:value="0.308285506786386">
                <text:p>0.308285506786386</text:p>
              </table:table-cell>
              <table:table-cell office:value-type="float" office:value="0.306249039508281">
                <text:p>0.306249039508281</text:p>
              </table:table-cell>
              <table:table-cell office:value-type="float" office:value="0.305387497421753">
                <text:p>0.305387497421753</text:p>
              </table:table-cell>
              <table:table-cell office:value-type="float" office:value="0.299551068790269">
                <text:p>0.299551068790269</text:p>
              </table:table-cell>
              <table:table-cell office:value-type="float" office:value="0.303117411928693">
                <text:p>0.303117411928693</text:p>
              </table:table-cell>
              <table:table-cell office:value-type="float" office:value="0.307989596004056">
                <text:p>0.307989596004056</text:p>
              </table:table-cell>
              <table:table-cell office:value-type="float" office:value="0.303851927444462">
                <text:p>0.303851927444462</text:p>
              </table:table-cell>
              <table:table-cell office:value-type="float" office:value="0.303563954673406">
                <text:p>0.303563954673406</text:p>
              </table:table-cell>
              <table:table-cell office:value-type="float" office:value="0.303527949425274">
                <text:p>0.303527949425274</text:p>
              </table:table-cell>
              <table:table-cell office:value-type="float" office:value="0.304772089935974">
                <text:p>0.304772089935974</text:p>
              </table:table-cell>
              <table:table-cell office:value-type="float" office:value="0.299398293090481">
                <text:p>0.299398293090481</text:p>
              </table:table-cell>
              <table:table-cell office:value-type="float" office:value="0.299276763416235">
                <text:p>0.299276763416235</text:p>
              </table:table-cell>
              <table:table-cell office:value-type="float" office:value="0.300119716398086">
                <text:p>0.300119716398086</text:p>
              </table:table-cell>
              <table:table-cell office:value-type="float" office:value="0.307557778693557">
                <text:p>0.307557778693557</text:p>
              </table:table-cell>
              <table:table-cell office:value-type="float" office:value="0.307640345249235">
                <text:p>0.307640345249235</text:p>
              </table:table-cell>
              <table:table-cell office:value-type="float" office:value="0.305124484370832">
                <text:p>0.305124484370832</text:p>
              </table:table-cell>
              <table:table-cell office:value-type="float" office:value="0.30500108734834">
                <text:p>0.30500108734834</text:p>
              </table:table-cell>
              <table:table-cell office:value-type="float" office:value="0.300067357857202">
                <text:p>0.300067357857202</text:p>
              </table:table-cell>
              <table:table-cell office:value-type="float" office:value="0.299856105329667">
                <text:p>0.299856105329667</text:p>
              </table:table-cell>
              <table:table-cell office:value-type="float" office:value="0.303240548982368">
                <text:p>0.303240548982368</text:p>
              </table:table-cell>
              <table:table-cell office:value-type="float" office:value="0.305099317803709">
                <text:p>0.305099317803709</text:p>
              </table:table-cell>
              <table:table-cell office:value-type="float" office:value="0.304672660154614">
                <text:p>0.304672660154614</text:p>
              </table:table-cell>
              <table:table-cell office:value-type="float" office:value="0.304042830514935">
                <text:p>0.304042830514935</text:p>
              </table:table-cell>
              <table:table-cell office:value-type="float" office:value="0.298568899695509">
                <text:p>0.298568899695509</text:p>
              </table:table-cell>
              <table:table-cell office:value-type="float" office:value="0.299165875959522">
                <text:p>0.299165875959522</text:p>
              </table:table-cell>
              <table:table-cell office:value-type="float" office:value="0.299177447874631">
                <text:p>0.299177447874631</text:p>
              </table:table-cell>
              <table:table-cell office:value-type="float" office:value="0.300552041576998">
                <text:p>0.300552041576998</text:p>
              </table:table-cell>
              <table:table-cell office:value-type="float" office:value="0.306312710031898">
                <text:p>0.306312710031898</text:p>
              </table:table-cell>
              <table:table-cell office:value-type="float" office:value="0.30340722896117">
                <text:p>0.30340722896117</text:p>
              </table:table-cell>
              <table:table-cell office:value-type="float" office:value="0.303041177077794">
                <text:p>0.303041177077794</text:p>
              </table:table-cell>
              <table:table-cell office:value-type="float" office:value="0.302865808396048">
                <text:p>0.302865808396048</text:p>
              </table:table-cell>
              <table:table-cell office:value-type="float" office:value="0.304644530765323">
                <text:p>0.304644530765323</text:p>
              </table:table-cell>
              <table:table-cell office:value-type="float" office:value="0.301434034602143">
                <text:p>0.301434034602143</text:p>
              </table:table-cell>
              <table:table-cell office:value-type="float" office:value="0.299599249452122">
                <text:p>0.299599249452122</text:p>
              </table:table-cell>
              <table:table-cell office:value-type="float" office:value="0.299084666996521">
                <text:p>0.299084666996521</text:p>
              </table:table-cell>
              <table:table-cell office:value-type="float" office:value="0.301129854958796">
                <text:p>0.301129854958796</text:p>
              </table:table-cell>
              <table:table-cell office:value-type="float" office:value="0.303263110457268">
                <text:p>0.303263110457268</text:p>
              </table:table-cell>
              <table:table-cell office:value-type="float" office:value="0.304564688292193">
                <text:p>0.304564688292193</text:p>
              </table:table-cell>
              <table:table-cell office:value-type="float" office:value="0.299565410405765">
                <text:p>0.299565410405765</text:p>
              </table:table-cell>
              <table:table-cell office:value-type="float" office:value="0.305133054291595">
                <text:p>0.305133054291595</text:p>
              </table:table-cell>
              <table:table-cell office:value-type="float" office:value="0.299009793259327">
                <text:p>0.299009793259327</text:p>
              </table:table-cell>
              <table:table-cell office:value-type="float" office:value="0.302181505644586">
                <text:p>0.302181505644586</text:p>
              </table:table-cell>
              <table:table-cell office:value-type="float" office:value="0.303974865158277">
                <text:p>0.303974865158277</text:p>
              </table:table-cell>
              <table:table-cell office:value-type="float" office:value="0.303854396464162">
                <text:p>0.303854396464162</text:p>
              </table:table-cell>
              <table:table-cell office:value-type="float" office:value="0.297844059985764">
                <text:p>0.297844059985764</text:p>
              </table:table-cell>
              <table:table-cell office:value-type="float" office:value="0.299588284796171">
                <text:p>0.299588284796171</text:p>
              </table:table-cell>
              <table:table-cell office:value-type="float" office:value="0.303560231413133">
                <text:p>0.303560231413133</text:p>
              </table:table-cell>
              <table:table-cell office:value-type="float" office:value="0.304422788904804">
                <text:p>0.304422788904804</text:p>
              </table:table-cell>
              <table:table-cell office:value-type="float" office:value="0.300097407376572">
                <text:p>0.300097407376572</text:p>
              </table:table-cell>
              <table:table-cell office:value-type="float" office:value="0.302282069084245">
                <text:p>0.302282069084245</text:p>
              </table:table-cell>
              <table:table-cell office:value-type="float" office:value="0.305393822068053">
                <text:p>0.305393822068053</text:p>
              </table:table-cell>
              <table:table-cell office:value-type="float" office:value="0.30581441943223">
                <text:p>0.30581441943223</text:p>
              </table:table-cell>
              <table:table-cell office:value-type="float" office:value="0.304328755222712">
                <text:p>0.304328755222712</text:p>
              </table:table-cell>
              <table:table-cell office:value-type="float" office:value="0.297233424610658">
                <text:p>0.297233424610658</text:p>
              </table:table-cell>
              <table:table-cell office:value-type="float" office:value="0.302818740681245">
                <text:p>0.302818740681245</text:p>
              </table:table-cell>
              <table:table-cell office:value-type="float" office:value="0.302541818869984">
                <text:p>0.302541818869984</text:p>
              </table:table-cell>
              <table:table-cell office:value-type="float" office:value="0.300823895165845">
                <text:p>0.300823895165845</text:p>
              </table:table-cell>
              <table:table-cell office:value-type="float" office:value="0.300424463809612">
                <text:p>0.300424463809612</text:p>
              </table:table-cell>
              <table:table-cell office:value-type="float" office:value="0.302413778176828">
                <text:p>0.302413778176828</text:p>
              </table:table-cell>
              <table:table-cell office:value-type="float" office:value="0.302644480295678">
                <text:p>0.302644480295678</text:p>
              </table:table-cell>
              <table:table-cell office:value-type="float" office:value="0.302945132732909">
                <text:p>0.302945132732909</text:p>
              </table:table-cell>
              <table:table-cell office:value-type="float" office:value="0.300377680315269">
                <text:p>0.300377680315269</text:p>
              </table:table-cell>
              <table:table-cell office:value-type="float" office:value="0.297954014291415">
                <text:p>0.297954014291415</text:p>
              </table:table-cell>
              <table:table-cell office:value-type="float" office:value="0.298714125378318">
                <text:p>0.298714125378318</text:p>
              </table:table-cell>
              <table:table-cell office:value-type="float" office:value="0.300738036202807">
                <text:p>0.300738036202807</text:p>
              </table:table-cell>
              <table:table-cell office:value-type="float" office:value="0.305589717288243">
                <text:p>0.305589717288243</text:p>
              </table:table-cell>
              <table:table-cell office:value-type="float" office:value="0.306085793738257">
                <text:p>0.306085793738257</text:p>
              </table:table-cell>
              <table:table-cell office:value-type="float" office:value="0.303795669309334">
                <text:p>0.303795669309334</text:p>
              </table:table-cell>
              <table:table-cell office:value-type="float" office:value="0.303326572089348">
                <text:p>0.303326572089348</text:p>
              </table:table-cell>
              <table:table-cell office:value-type="float" office:value="0.305491160324324">
                <text:p>0.305491160324324</text:p>
              </table:table-cell>
              <table:table-cell office:value-type="float" office:value="0.300949005191866">
                <text:p>0.300949005191866</text:p>
              </table:table-cell>
              <table:table-cell office:value-type="float" office:value="0.301689648193085">
                <text:p>0.301689648193085</text:p>
              </table:table-cell>
              <table:table-cell office:value-type="float" office:value="0.302581800259683">
                <text:p>0.302581800259683</text:p>
              </table:table-cell>
              <table:table-cell office:value-type="float" office:value="0.30500731653998">
                <text:p>0.30500731653998</text:p>
              </table:table-cell>
              <table:table-cell office:value-type="float" office:value="0.307235416100637">
                <text:p>0.307235416100637</text:p>
              </table:table-cell>
              <table:table-cell office:value-type="float" office:value="0.309726943965322">
                <text:p>0.309726943965322</text:p>
              </table:table-cell>
              <table:table-cell office:value-type="float" office:value="0.306431823211021">
                <text:p>0.306431823211021</text:p>
              </table:table-cell>
              <table:table-cell office:value-type="float" office:value="0.305608569773205">
                <text:p>0.305608569773205</text:p>
              </table:table-cell>
              <table:table-cell office:value-type="float" office:value="0.30668307443625">
                <text:p>0.30668307443625</text:p>
              </table:table-cell>
              <table:table-cell office:value-type="float" office:value="0.301472532374892">
                <text:p>0.301472532374892</text:p>
              </table:table-cell>
              <table:table-cell office:value-type="float" office:value="0.301131801949704">
                <text:p>0.301131801949704</text:p>
              </table:table-cell>
              <table:table-cell office:value-type="float" office:value="0.300208539796678">
                <text:p>0.300208539796678</text:p>
              </table:table-cell>
              <table:table-cell office:value-type="float" office:value="0.300226264804433">
                <text:p>0.300226264804433</text:p>
              </table:table-cell>
              <table:table-cell office:value-type="float" office:value="0.303943814005344">
                <text:p>0.303943814005344</text:p>
              </table:table-cell>
              <table:table-cell office:value-type="float" office:value="0.306942620372158">
                <text:p>0.306942620372158</text:p>
              </table:table-cell>
              <table:table-cell office:value-type="float" office:value="0.308296696130781">
                <text:p>0.308296696130781</text:p>
              </table:table-cell>
              <table:table-cell office:value-type="float" office:value="0.303717980206224">
                <text:p>0.303717980206224</text:p>
              </table:table-cell>
              <table:table-cell office:value-type="float" office:value="0.302884447315943">
                <text:p>0.302884447315943</text:p>
              </table:table-cell>
              <table:table-cell office:value-type="float" office:value="0.302738492841045">
                <text:p>0.302738492841045</text:p>
              </table:table-cell>
              <table:table-cell office:value-type="float" office:value="0.306683703599916">
                <text:p>0.306683703599916</text:p>
              </table:table-cell>
              <table:table-cell office:value-type="float" office:value="0.305447140890857">
                <text:p>0.305447140890857</text:p>
              </table:table-cell>
              <table:table-cell office:value-type="float" office:value="0.300427953734006">
                <text:p>0.300427953734006</text:p>
              </table:table-cell>
              <table:table-cell office:value-type="float" office:value="0.300853780757015">
                <text:p>0.300853780757015</text:p>
              </table:table-cell>
              <table:table-cell office:value-type="float" office:value="0.303740282582646">
                <text:p>0.303740282582646</text:p>
              </table:table-cell>
              <table:table-cell office:value-type="float" office:value="0.304643521761061">
                <text:p>0.304643521761061</text:p>
              </table:table-cell>
              <table:table-cell office:value-type="float" office:value="0.303661354968112">
                <text:p>0.303661354968112</text:p>
              </table:table-cell>
              <table:table-cell office:value-type="float" office:value="0.302700738016796">
                <text:p>0.302700738016796</text:p>
              </table:table-cell>
              <table:table-cell office:value-type="float" office:value="0.299052402920606">
                <text:p>0.299052402920606</text:p>
              </table:table-cell>
              <table:table-cell office:value-type="float" office:value="0.300840540965253">
                <text:p>0.300840540965253</text:p>
              </table:table-cell>
              <table:table-cell office:value-type="float" office:value="0.302995271794843">
                <text:p>0.302995271794843</text:p>
              </table:table-cell>
              <table:table-cell office:value-type="float" office:value="0.309398875788441">
                <text:p>0.309398875788441</text:p>
              </table:table-cell>
              <table:table-cell office:value-type="float" office:value="0.305485337726535">
                <text:p>0.305485337726535</text:p>
              </table:table-cell>
              <table:table-cell office:value-type="float" office:value="0.305111118519695">
                <text:p>0.305111118519695</text:p>
              </table:table-cell>
              <table:table-cell office:value-type="float" office:value="0.304547161510716">
                <text:p>0.304547161510716</text:p>
              </table:table-cell>
              <table:table-cell office:value-type="float" office:value="0.303357578109905">
                <text:p>0.303357578109905</text:p>
              </table:table-cell>
              <table:table-cell office:value-type="float" office:value="0.300287681461892">
                <text:p>0.300287681461892</text:p>
              </table:table-cell>
              <table:table-cell office:value-type="float" office:value="0.303251650671464">
                <text:p>0.303251650671464</text:p>
              </table:table-cell>
              <table:table-cell office:value-type="float" office:value="0.305489115492408">
                <text:p>0.305489115492408</text:p>
              </table:table-cell>
              <table:table-cell office:value-type="float" office:value="0.299177890035844">
                <text:p>0.299177890035844</text:p>
              </table:table-cell>
              <table:table-cell office:value-type="float" office:value="0.301037824595017">
                <text:p>0.301037824595017</text:p>
              </table:table-cell>
              <table:table-cell office:value-type="float" office:value="0.305098801623393">
                <text:p>0.305098801623393</text:p>
              </table:table-cell>
              <table:table-cell office:value-type="float" office:value="0.305981055005083">
                <text:p>0.305981055005083</text:p>
              </table:table-cell>
              <table:table-cell office:value-type="float" office:value="0.303617795465441">
                <text:p>0.303617795465441</text:p>
              </table:table-cell>
              <table:table-cell office:value-type="float" office:value="0.306899112376672">
                <text:p>0.306899112376672</text:p>
              </table:table-cell>
              <table:table-cell office:value-type="float" office:value="0.305286297814157">
                <text:p>0.305286297814157</text:p>
              </table:table-cell>
              <table:table-cell office:value-type="float" office:value="0.299595525839122">
                <text:p>0.299595525839122</text:p>
              </table:table-cell>
              <table:table-cell office:value-type="float" office:value="0.299877661585891">
                <text:p>0.299877661585891</text:p>
              </table:table-cell>
              <table:table-cell office:value-type="float" office:value="0.300319451860423">
                <text:p>0.300319451860423</text:p>
              </table:table-cell>
              <table:table-cell office:value-type="float" office:value="0.306835510695136">
                <text:p>0.306835510695136</text:p>
              </table:table-cell>
              <table:table-cell office:value-type="float" office:value="0.308860268235719">
                <text:p>0.308860268235719</text:p>
              </table:table-cell>
              <table:table-cell office:value-type="float" office:value="0.303905451369501">
                <text:p>0.303905451369501</text:p>
              </table:table-cell>
              <table:table-cell office:value-type="float" office:value="0.30428148066515">
                <text:p>0.30428148066515</text:p>
              </table:table-cell>
              <table:table-cell office:value-type="float" office:value="0.302343639465553">
                <text:p>0.302343639465553</text:p>
              </table:table-cell>
              <table:table-cell office:value-type="float" office:value="0.304780695552966">
                <text:p>0.304780695552966</text:p>
              </table:table-cell>
              <table:table-cell office:value-type="float" office:value="0.304357562733592">
                <text:p>0.304357562733592</text:p>
              </table:table-cell>
              <table:table-cell office:value-type="float" office:value="0.301952007260476">
                <text:p>0.301952007260476</text:p>
              </table:table-cell>
              <table:table-cell office:value-type="float" office:value="0.299133828525652">
                <text:p>0.299133828525652</text:p>
              </table:table-cell>
              <table:table-cell office:value-type="float" office:value="0.29958847399451">
                <text:p>0.29958847399451</text:p>
              </table:table-cell>
              <table:table-cell office:value-type="float" office:value="0.303785501824721">
                <text:p>0.303785501824721</text:p>
              </table:table-cell>
              <table:table-cell office:value-type="float" office:value="0.305135965804549">
                <text:p>0.305135965804549</text:p>
              </table:table-cell>
              <table:table-cell office:value-type="float" office:value="0.305251917987976">
                <text:p>0.305251917987976</text:p>
              </table:table-cell>
              <table:table-cell office:value-type="float" office:value="0.298234969112558">
                <text:p>0.298234969112558</text:p>
              </table:table-cell>
              <table:table-cell office:value-type="float" office:value="0.300743811302547">
                <text:p>0.300743811302547</text:p>
              </table:table-cell>
              <table:table-cell office:value-type="float" office:value="0.308867687673111">
                <text:p>0.308867687673111</text:p>
              </table:table-cell>
              <table:table-cell office:value-type="float" office:value="0.305617294072781">
                <text:p>0.305617294072781</text:p>
              </table:table-cell>
              <table:table-cell office:value-type="float" office:value="0.306822554829601">
                <text:p>0.306822554829601</text:p>
              </table:table-cell>
              <table:table-cell office:value-type="float" office:value="0.306810870773196">
                <text:p>0.306810870773196</text:p>
              </table:table-cell>
              <table:table-cell office:value-type="float" office:value="0.299849750602937">
                <text:p>0.299849750602937</text:p>
              </table:table-cell>
              <table:table-cell office:value-type="float" office:value="0.299841333159791">
                <text:p>0.299841333159791</text:p>
              </table:table-cell>
              <table:table-cell office:value-type="float" office:value="0.301043220958719">
                <text:p>0.301043220958719</text:p>
              </table:table-cell>
              <table:table-cell office:value-type="float" office:value="0.306736535459371">
                <text:p>0.306736535459371</text:p>
              </table:table-cell>
              <table:table-cell office:value-type="float" office:value="0.305970642997911">
                <text:p>0.305970642997911</text:p>
              </table:table-cell>
              <table:table-cell office:value-type="float" office:value="0.299584231813799">
                <text:p>0.299584231813799</text:p>
              </table:table-cell>
              <table:table-cell office:value-type="float" office:value="0.299767286883845">
                <text:p>0.299767286883845</text:p>
              </table:table-cell>
              <table:table-cell office:value-type="float" office:value="0.30573603420425">
                <text:p>0.30573603420425</text:p>
              </table:table-cell>
              <table:table-cell office:value-type="float" office:value="0.306019253491128">
                <text:p>0.306019253491128</text:p>
              </table:table-cell>
              <table:table-cell office:value-type="float" office:value="0.306245965970042">
                <text:p>0.306245965970042</text:p>
              </table:table-cell>
              <table:table-cell office:value-type="float" office:value="0.305755423217934">
                <text:p>0.305755423217934</text:p>
              </table:table-cell>
              <table:table-cell office:value-type="float" office:value="0.300013474328747">
                <text:p>0.300013474328747</text:p>
              </table:table-cell>
              <table:table-cell office:value-type="float" office:value="0.300071656657563">
                <text:p>0.300071656657563</text:p>
              </table:table-cell>
              <table:table-cell office:value-type="float" office:value="0.304242557916534">
                <text:p>0.304242557916534</text:p>
              </table:table-cell>
              <table:table-cell office:value-type="float" office:value="0.307095464996588">
                <text:p>0.307095464996588</text:p>
              </table:table-cell>
              <table:table-cell office:value-type="float" office:value="0.308794777799857">
                <text:p>0.308794777799857</text:p>
              </table:table-cell>
              <table:table-cell office:value-type="float" office:value="0.310215141232282">
                <text:p>0.310215141232282</text:p>
              </table:table-cell>
              <table:table-cell office:value-type="float" office:value="0.305193573536333">
                <text:p>0.305193573536333</text:p>
              </table:table-cell>
              <table:table-cell office:value-type="float" office:value="0.305257263835751">
                <text:p>0.305257263835751</text:p>
              </table:table-cell>
              <table:table-cell office:value-type="float" office:value="0.304274747425072">
                <text:p>0.304274747425072</text:p>
              </table:table-cell>
              <table:table-cell office:value-type="float" office:value="0.307089802864526">
                <text:p>0.307089802864526</text:p>
              </table:table-cell>
              <table:table-cell office:value-type="float" office:value="0.301178283048385">
                <text:p>0.301178283048385</text:p>
              </table:table-cell>
              <table:table-cell office:value-type="float" office:value="0.301328175323014">
                <text:p>0.301328175323014</text:p>
              </table:table-cell>
              <table:table-cell office:value-type="float" office:value="0.306493719069576">
                <text:p>0.306493719069576</text:p>
              </table:table-cell>
              <table:table-cell office:value-type="float" office:value="0.306973270672361">
                <text:p>0.306973270672361</text:p>
              </table:table-cell>
              <table:table-cell office:value-type="float" office:value="0.303049562915893">
                <text:p>0.303049562915893</text:p>
              </table:table-cell>
              <table:table-cell office:value-type="float" office:value="0.304877246009662">
                <text:p>0.304877246009662</text:p>
              </table:table-cell>
              <table:table-cell office:value-type="float" office:value="0.305907439276058">
                <text:p>0.305907439276058</text:p>
              </table:table-cell>
              <table:table-cell office:value-type="float" office:value="0.307675484819427">
                <text:p>0.307675484819427</text:p>
              </table:table-cell>
              <table:table-cell office:value-type="float" office:value="0.309502565401816">
                <text:p>0.309502565401816</text:p>
              </table:table-cell>
              <table:table-cell office:value-type="float" office:value="0.309111660033605">
                <text:p>0.309111660033605</text:p>
              </table:table-cell>
              <table:table-cell office:value-type="float" office:value="0.311638083107115">
                <text:p>0.311638083107115</text:p>
              </table:table-cell>
              <table:table-cell office:value-type="float" office:value="0.312423109647147">
                <text:p>0.312423109647147</text:p>
              </table:table-cell>
              <table:table-cell office:value-type="float" office:value="0.304921533771339">
                <text:p>0.304921533771339</text:p>
              </table:table-cell>
              <table:table-cell office:value-type="float" office:value="0.307043539019043">
                <text:p>0.307043539019043</text:p>
              </table:table-cell>
              <table:table-cell office:value-type="float" office:value="0.310696234200907">
                <text:p>0.310696234200907</text:p>
              </table:table-cell>
              <table:table-cell office:value-type="float" office:value="0.312279200525265">
                <text:p>0.312279200525265</text:p>
              </table:table-cell>
              <table:table-cell office:value-type="float" office:value="0.312569767716278">
                <text:p>0.312569767716278</text:p>
              </table:table-cell>
              <table:table-cell office:value-type="float" office:value="0.311707840045447">
                <text:p>0.311707840045447</text:p>
              </table:table-cell>
              <table:table-cell office:value-type="float" office:value="0.310707132236301">
                <text:p>0.310707132236301</text:p>
              </table:table-cell>
              <table:table-cell office:value-type="float" office:value="0.309743054771534">
                <text:p>0.309743054771534</text:p>
              </table:table-cell>
              <table:table-cell office:value-type="float" office:value="0.310220175344431">
                <text:p>0.310220175344431</text:p>
              </table:table-cell>
              <table:table-cell office:value-type="float" office:value="0.310182380397002">
                <text:p>0.310182380397002</text:p>
              </table:table-cell>
              <table:table-cell office:value-type="float" office:value="0.309046876484672">
                <text:p>0.309046876484672</text:p>
              </table:table-cell>
              <table:table-cell office:value-type="float" office:value="0.308185792967229">
                <text:p>0.308185792967229</text:p>
              </table:table-cell>
              <table:table-cell office:value-type="float" office:value="0.307219950864001">
                <text:p>0.307219950864001</text:p>
              </table:table-cell>
              <table:table-cell office:value-type="float" office:value="0.305613422402877">
                <text:p>0.305613422402877</text:p>
              </table:table-cell>
              <table:table-cell office:value-type="float" office:value="0.302999813587205">
                <text:p>0.302999813587205</text:p>
              </table:table-cell>
              <table:table-cell office:value-type="float" office:value="0.301305366982296">
                <text:p>0.301305366982296</text:p>
              </table:table-cell>
              <table:table-cell office:value-type="float" office:value="0.301008740663319">
                <text:p>0.301008740663319</text:p>
              </table:table-cell>
              <table:table-cell office:value-type="float" office:value="0.299951528833937">
                <text:p>0.299951528833937</text:p>
              </table:table-cell>
              <table:table-cell office:value-type="float" office:value="0.29954998744326">
                <text:p>0.29954998744326</text:p>
              </table:table-cell>
              <table:table-cell office:value-type="float" office:value="0.299614124683507">
                <text:p>0.299614124683507</text:p>
              </table:table-cell>
              <table:table-cell office:value-type="float" office:value="0.299922789389551">
                <text:p>0.299922789389551</text:p>
              </table:table-cell>
              <table:table-cell office:value-type="float" office:value="0.299936314168098">
                <text:p>0.299936314168098</text:p>
              </table:table-cell>
              <table:table-cell office:value-type="float" office:value="0.300312644839862">
                <text:p>0.300312644839862</text:p>
              </table:table-cell>
              <table:table-cell office:value-type="float" office:value="0.300507741246908">
                <text:p>0.300507741246908</text:p>
              </table:table-cell>
              <table:table-cell office:value-type="float" office:value="0.300422401245637">
                <text:p>0.300422401245637</text:p>
              </table:table-cell>
              <table:table-cell office:value-type="float" office:value="0.300432711506433">
                <text:p>0.300432711506433</text:p>
              </table:table-cell>
              <table:table-cell office:value-type="float" office:value="0.300215323227166">
                <text:p>0.300215323227166</text:p>
              </table:table-cell>
              <table:table-cell office:value-type="float" office:value="0.300167904318054">
                <text:p>0.300167904318054</text:p>
              </table:table-cell>
              <table:table-cell office:value-type="float" office:value="0.300084064453017">
                <text:p>0.300084064453017</text:p>
              </table:table-cell>
              <table:table-cell office:value-type="float" office:value="0.300228482751403">
                <text:p>0.300228482751403</text:p>
              </table:table-cell>
              <table:table-cell office:value-type="float" office:value="0.300363907634768">
                <text:p>0.300363907634768</text:p>
              </table:table-cell>
              <table:table-cell office:value-type="float" office:value="0.300369367269621">
                <text:p>0.300369367269621</text:p>
              </table:table-cell>
              <table:table-cell office:value-type="float" office:value="0.300313314504999">
                <text:p>0.300313314504999</text:p>
              </table:table-cell>
              <table:table-cell office:value-type="float" office:value="0.300266211438166">
                <text:p>0.300266211438166</text:p>
              </table:table-cell>
              <table:table-cell office:value-type="float" office:value="0.300228986812954">
                <text:p>0.300228986812954</text:p>
              </table:table-cell>
              <table:table-cell office:value-type="float" office:value="0.300242759030944">
                <text:p>0.300242759030944</text:p>
              </table:table-cell>
              <table:table-cell office:value-type="float" office:value="0.300365609341543">
                <text:p>0.300365609341543</text:p>
              </table:table-cell>
              <table:table-cell office:value-type="float" office:value="0.300333331995028">
                <text:p>0.300333331995028</text:p>
              </table:table-cell>
              <table:table-cell office:value-type="float" office:value="0.300316902280786">
                <text:p>0.300316902280786</text:p>
              </table:table-cell>
              <table:table-cell office:value-type="float" office:value="0.300290679336447">
                <text:p>0.300290679336447</text:p>
              </table:table-cell>
              <table:table-cell office:value-type="float" office:value="0.300341685990612">
                <text:p>0.300341685990612</text:p>
              </table:table-cell>
              <table:table-cell office:value-type="float" office:value="0.300340781808481">
                <text:p>0.300340781808481</text:p>
              </table:table-cell>
              <table:table-cell office:value-type="float" office:value="0.300290380639538">
                <text:p>0.300290380639538</text:p>
              </table:table-cell>
              <table:table-cell office:value-type="float" office:value="0.300315767321092">
                <text:p>0.300315767321092</text:p>
              </table:table-cell>
              <table:table-cell office:value-type="float" office:value="0.300286399451081">
                <text:p>0.300286399451081</text:p>
              </table:table-cell>
              <table:table-cell office:value-type="float" office:value="0.300307226849654">
                <text:p>0.300307226849654</text:p>
              </table:table-cell>
              <table:table-cell office:value-type="float" office:value="0.300276985479071">
                <text:p>0.300276985479071</text:p>
              </table:table-cell>
              <table:table-cell office:value-type="float" office:value="0.300295974692455">
                <text:p>0.300295974692455</text:p>
              </table:table-cell>
              <table:table-cell office:value-type="float" office:value="0.300287896785595">
                <text:p>0.300287896785595</text:p>
              </table:table-cell>
              <table:table-cell office:value-type="float" office:value="0.300293537918438">
                <text:p>0.300293537918438</text:p>
              </table:table-cell>
              <table:table-cell office:value-type="float" office:value="0.30026979377936">
                <text:p>0.30026979377936</text:p>
              </table:table-cell>
              <table:table-cell office:value-type="float" office:value="0.300287655724357">
                <text:p>0.300287655724357</text:p>
              </table:table-cell>
              <table:table-cell office:value-type="float" office:value="0.300333841129118">
                <text:p>0.300333841129118</text:p>
              </table:table-cell>
              <table:table-cell office:value-type="float" office:value="0.300280004733021">
                <text:p>0.300280004733021</text:p>
              </table:table-cell>
              <table:table-cell office:value-type="float" office:value="0.300300980390326">
                <text:p>0.300300980390326</text:p>
              </table:table-cell>
              <table:table-cell office:value-type="float" office:value="0.300305699499546">
                <text:p>0.300305699499546</text:p>
              </table:table-cell>
              <table:table-cell office:value-type="float" office:value="0.300305065373776">
                <text:p>0.300305065373776</text:p>
              </table:table-cell>
              <table:table-cell office:value-type="float" office:value="0.300303791507105">
                <text:p>0.300303791507105</text:p>
              </table:table-cell>
              <table:table-cell office:value-type="float" office:value="0.300316182491736">
                <text:p>0.300316182491736</text:p>
              </table:table-cell>
              <table:table-cell office:value-type="float" office:value="0.300287371308131">
                <text:p>0.300287371308131</text:p>
              </table:table-cell>
              <table:table-cell office:value-type="float" office:value="0.300309380648407">
                <text:p>0.300309380648407</text:p>
              </table:table-cell>
              <table:table-cell office:value-type="float" office:value="0.300290327576998">
                <text:p>0.300290327576998</text:p>
              </table:table-cell>
              <table:table-cell office:value-type="float" office:value="0.300316100426928">
                <text:p>0.300316100426928</text:p>
              </table:table-cell>
              <table:table-cell office:value-type="float" office:value="0.300289909032526">
                <text:p>0.300289909032526</text:p>
              </table:table-cell>
              <table:table-cell office:value-type="float" office:value="0.300289569142967">
                <text:p>0.300289569142967</text:p>
              </table:table-cell>
              <table:table-cell office:value-type="float" office:value="0.300305645658526">
                <text:p>0.300305645658526</text:p>
              </table:table-cell>
              <table:table-cell office:value-type="float" office:value="0.300310596080471">
                <text:p>0.300310596080471</text:p>
              </table:table-cell>
              <table:table-cell office:value-type="float" office:value="0.300328208899127">
                <text:p>0.300328208899127</text:p>
              </table:table-cell>
              <table:table-cell office:value-type="float" office:value="0.300281095717057">
                <text:p>0.300281095717057</text:p>
              </table:table-cell>
              <table:table-cell office:value-type="float" office:value="0.300318525732553">
                <text:p>0.300318525732553</text:p>
              </table:table-cell>
              <table:table-cell office:value-type="float" office:value="0.300320830878066">
                <text:p>0.300320830878066</text:p>
              </table:table-cell>
              <table:table-cell office:value-type="float" office:value="0.300304815150574">
                <text:p>0.300304815150574</text:p>
              </table:table-cell>
              <table:table-cell office:value-type="float" office:value="0.300334615064328">
                <text:p>0.300334615064328</text:p>
              </table:table-cell>
              <table:table-cell office:value-type="float" office:value="0.300303002532014">
                <text:p>0.300303002532014</text:p>
              </table:table-cell>
              <table:table-cell office:value-type="float" office:value="0.300325036170311">
                <text:p>0.300325036170311</text:p>
              </table:table-cell>
              <table:table-cell office:value-type="float" office:value="0.300345002213825">
                <text:p>0.300345002213825</text:p>
              </table:table-cell>
              <table:table-cell office:value-type="float" office:value="0.300334839531595">
                <text:p>0.300334839531595</text:p>
              </table:table-cell>
              <table:table-cell office:value-type="float" office:value="0.300307663580331">
                <text:p>0.300307663580331</text:p>
              </table:table-cell>
              <table:table-cell office:value-type="float" office:value="0.300324791594901">
                <text:p>0.300324791594901</text:p>
              </table:table-cell>
              <table:table-cell office:value-type="float" office:value="0.300323012239869">
                <text:p>0.300323012239869</text:p>
              </table:table-cell>
              <table:table-cell office:value-type="float" office:value="0.300348703018154">
                <text:p>0.300348703018154</text:p>
              </table:table-cell>
              <table:table-cell office:value-type="float" office:value="0.300314498092107">
                <text:p>0.300314498092107</text:p>
              </table:table-cell>
              <table:table-cell office:value-type="float" office:value="0.300295980006377">
                <text:p>0.300295980006377</text:p>
              </table:table-cell>
              <table:table-cell office:value-type="float" office:value="0.300292236980965">
                <text:p>0.300292236980965</text:p>
              </table:table-cell>
              <table:table-cell office:value-type="float" office:value="0.30033216727426">
                <text:p>0.30033216727426</text:p>
              </table:table-cell>
              <table:table-cell office:value-type="float" office:value="0.300325455656779">
                <text:p>0.300325455656779</text:p>
              </table:table-cell>
              <table:table-cell office:value-type="float" office:value="0.300371672175335">
                <text:p>0.300371672175335</text:p>
              </table:table-cell>
              <table:table-cell office:value-type="float" office:value="0.300318009328409">
                <text:p>0.300318009328409</text:p>
              </table:table-cell>
              <table:table-cell office:value-type="float" office:value="0.300332719903419">
                <text:p>0.300332719903419</text:p>
              </table:table-cell>
              <table:table-cell office:value-type="float" office:value="0.300315368833638">
                <text:p>0.300315368833638</text:p>
              </table:table-cell>
              <table:table-cell office:value-type="float" office:value="0.300361455930191">
                <text:p>0.300361455930191</text:p>
              </table:table-cell>
              <table:table-cell office:value-type="float" office:value="0.30033586381107">
                <text:p>0.30033586381107</text:p>
              </table:table-cell>
              <table:table-cell office:value-type="float" office:value="0.300311226809066">
                <text:p>0.300311226809066</text:p>
              </table:table-cell>
              <table:table-cell office:value-type="float" office:value="0.300330827311224">
                <text:p>0.300330827311224</text:p>
              </table:table-cell>
              <table:table-cell office:value-type="float" office:value="0.300311265753873">
                <text:p>0.300311265753873</text:p>
              </table:table-cell>
              <table:table-cell office:value-type="float" office:value="0.300337327012654">
                <text:p>0.300337327012654</text:p>
              </table:table-cell>
            </table:table-row>
            <table:table-row>
              <table:table-cell office:value-type="string">
                <text:p>Potential diff</text:p>
                <draw:g>
                  <svg:desc>flat7.A8:flat7.A8</svg:desc>
                </draw:g>
              </table:table-cell>
              <table:table-cell office:value-type="float" office:value="-0.0000191383023699365">
                <text:p>-0.0000191383023699365</text:p>
                <draw:g>
                  <svg:desc>flat7.B8:flat7.PN8</svg:desc>
                </draw:g>
              </table:table-cell>
              <table:table-cell office:value-type="float" office:value="0.0000219816597872291">
                <text:p>0.0000219816597872291</text:p>
              </table:table-cell>
              <table:table-cell office:value-type="float" office:value="-0.00000166301130816171">
                <text:p>-0.00000166301130816171</text:p>
              </table:table-cell>
              <table:table-cell office:value-type="float" office:value="-0.000000443183424847504">
                <text:p>-0.000000443183424847504</text:p>
              </table:table-cell>
              <table:table-cell office:value-type="float" office:value="-0.00000789906106479776">
                <text:p>-0.00000789906106479776</text:p>
              </table:table-cell>
              <table:table-cell office:value-type="float" office:value="-0.00000854131752170417">
                <text:p>-0.00000854131752170417</text:p>
              </table:table-cell>
              <table:table-cell office:value-type="float" office:value="0.0000251036132559723">
                <text:p>0.0000251036132559723</text:p>
              </table:table-cell>
              <table:table-cell office:value-type="float" office:value="-0.000010366766858283">
                <text:p>-0.000010366766858283</text:p>
              </table:table-cell>
              <table:table-cell office:value-type="float" office:value="0.00000630209273755344">
                <text:p>0.00000630209273755344</text:p>
              </table:table-cell>
              <table:table-cell office:value-type="float" office:value="0.00000695580779952465">
                <text:p>0.00000695580779952465</text:p>
              </table:table-cell>
              <table:table-cell office:value-type="float" office:value="-0.0000165746437170711">
                <text:p>-0.0000165746437170711</text:p>
              </table:table-cell>
              <table:table-cell office:value-type="float" office:value="0.00000847856547681047">
                <text:p>0.00000847856547681047</text:p>
              </table:table-cell>
              <table:table-cell office:value-type="float" office:value="0.0000078330869814347">
                <text:p>0.0000078330869814347</text:p>
              </table:table-cell>
              <table:table-cell office:value-type="float" office:value="0.0000106112473269304">
                <text:p>0.0000106112473269304</text:p>
              </table:table-cell>
              <table:table-cell office:value-type="float" office:value="-0.0000120739054426111">
                <text:p>-0.0000120739054426111</text:p>
              </table:table-cell>
              <table:table-cell office:value-type="float" office:value="0.0000180571780121208">
                <text:p>0.0000180571780121208</text:p>
              </table:table-cell>
              <table:table-cell office:value-type="float" office:value="-0.0000246750267228202">
                <text:p>-0.0000246750267228202</text:p>
              </table:table-cell>
              <table:table-cell office:value-type="float" office:value="-0.0000107167124027141">
                <text:p>-0.0000107167124027141</text:p>
              </table:table-cell>
              <table:table-cell office:value-type="float" office:value="0.0000141398586968045">
                <text:p>0.0000141398586968045</text:p>
              </table:table-cell>
              <table:table-cell office:value-type="float" office:value="-0.000010579013492884">
                <text:p>-0.000010579013492884</text:p>
              </table:table-cell>
              <table:table-cell office:value-type="float" office:value="0.0000134846187171966">
                <text:p>0.0000134846187171966</text:p>
              </table:table-cell>
              <table:table-cell office:value-type="float" office:value="-0.0000109851803267169">
                <text:p>-0.0000109851803267169</text:p>
              </table:table-cell>
              <table:table-cell office:value-type="float" office:value="0.00000431875200895826">
                <text:p>0.00000431875200895826</text:p>
              </table:table-cell>
              <table:table-cell office:value-type="float" office:value="0.0000082856172722301">
                <text:p>0.0000082856172722301</text:p>
              </table:table-cell>
              <table:table-cell office:value-type="float" office:value="-0.00000814461383158438">
                <text:p>-0.00000814461383158438</text:p>
              </table:table-cell>
              <table:table-cell office:value-type="float" office:value="0.00000963118399055496">
                <text:p>0.00000963118399055496</text:p>
              </table:table-cell>
              <table:table-cell office:value-type="float" office:value="-0.0000208619944740973">
                <text:p>-0.0000208619944740973</text:p>
              </table:table-cell>
              <table:table-cell office:value-type="float" office:value="0.00000618418019843192">
                <text:p>0.00000618418019843192</text:p>
              </table:table-cell>
              <table:table-cell office:value-type="float" office:value="-0.00000774841182604735">
                <text:p>-0.00000774841182604735</text:p>
              </table:table-cell>
              <table:table-cell office:value-type="float" office:value="0.00000919607727006833">
                <text:p>0.00000919607727006833</text:p>
              </table:table-cell>
              <table:table-cell office:value-type="float" office:value="0.0000166524728412165">
                <text:p>0.0000166524728412165</text:p>
              </table:table-cell>
              <table:table-cell office:value-type="float" office:value="-0.0000106353407735571">
                <text:p>-0.0000106353407735571</text:p>
              </table:table-cell>
              <table:table-cell office:value-type="float" office:value="0.0000095050959771914">
                <text:p>0.0000095050959771914</text:p>
              </table:table-cell>
              <table:table-cell office:value-type="float" office:value="-0.0000109468623627484">
                <text:p>-0.0000109468623627484</text:p>
              </table:table-cell>
              <table:table-cell office:value-type="float" office:value="-0.00000613110145325502">
                <text:p>-0.00000613110145325502</text:p>
              </table:table-cell>
              <table:table-cell office:value-type="float" office:value="0.0000100317720264087">
                <text:p>0.0000100317720264087</text:p>
              </table:table-cell>
              <table:table-cell office:value-type="float" office:value="-0.00000635939226217852">
                <text:p>-0.00000635939226217852</text:p>
              </table:table-cell>
              <table:table-cell office:value-type="float" office:value="0.0000227004587464164">
                <text:p>0.0000227004587464164</text:p>
              </table:table-cell>
              <table:table-cell office:value-type="float" office:value="0.00000210917626336515">
                <text:p>0.00000210917626336515</text:p>
              </table:table-cell>
              <table:table-cell office:value-type="float" office:value="0.00000304254487781819">
                <text:p>0.00000304254487781819</text:p>
              </table:table-cell>
              <table:table-cell office:value-type="float" office:value="-0.0000349374228284516">
                <text:p>-0.0000349374228284516</text:p>
              </table:table-cell>
              <table:table-cell office:value-type="float" office:value="0.0000139282671799967">
                <text:p>0.0000139282671799967</text:p>
              </table:table-cell>
              <table:table-cell office:value-type="float" office:value="-0.00000797583428963078">
                <text:p>-0.00000797583428963078</text:p>
              </table:table-cell>
              <table:table-cell office:value-type="float" office:value="0.0000367121345757893">
                <text:p>0.0000367121345757893</text:p>
              </table:table-cell>
              <table:table-cell office:value-type="float" office:value="-0.0000326282262977928">
                <text:p>-0.0000326282262977928</text:p>
              </table:table-cell>
              <table:table-cell office:value-type="float" office:value="0.0000159890806122887">
                <text:p>0.0000159890806122887</text:p>
              </table:table-cell>
              <table:table-cell office:value-type="float" office:value="0.0000140421513235567">
                <text:p>0.0000140421513235567</text:p>
              </table:table-cell>
              <table:table-cell office:value-type="float" office:value="-0.0000380259118987758">
                <text:p>-0.0000380259118987758</text:p>
              </table:table-cell>
              <table:table-cell office:value-type="float" office:value="0.0000000450358876857848">
                <text:p>0.0000000450358876857848</text:p>
              </table:table-cell>
              <table:table-cell office:value-type="float" office:value="0.00000638485310006098">
                <text:p>0.00000638485310006098</text:p>
              </table:table-cell>
              <table:table-cell office:value-type="float" office:value="-0.0000169843578695095">
                <text:p>-0.0000169843578695095</text:p>
              </table:table-cell>
              <table:table-cell office:value-type="float" office:value="0.0000273604404848471">
                <text:p>0.0000273604404848471</text:p>
              </table:table-cell>
              <table:table-cell office:value-type="float" office:value="-0.0000113557238885509">
                <text:p>-0.0000113557238885509</text:p>
              </table:table-cell>
              <table:table-cell office:value-type="float" office:value="0.0000136086380971845">
                <text:p>0.0000136086380971845</text:p>
              </table:table-cell>
              <table:table-cell office:value-type="float" office:value="-0.0000102040951295845">
                <text:p>-0.0000102040951295845</text:p>
              </table:table-cell>
              <table:table-cell office:value-type="float" office:value="0.00000680577114803294">
                <text:p>0.00000680577114803294</text:p>
              </table:table-cell>
              <table:table-cell office:value-type="float" office:value="-0.00000533947476516472">
                <text:p>-0.00000533947476516472</text:p>
              </table:table-cell>
              <table:table-cell office:value-type="float" office:value="-0.00000480396420199369">
                <text:p>-0.00000480396420199369</text:p>
              </table:table-cell>
              <table:table-cell office:value-type="float" office:value="0.0000213004973162456">
                <text:p>0.0000213004973162456</text:p>
              </table:table-cell>
              <table:table-cell office:value-type="float" office:value="-0.0000182296081175926">
                <text:p>-0.0000182296081175926</text:p>
              </table:table-cell>
              <table:table-cell office:value-type="float" office:value="0.0000208997562040625">
                <text:p>0.0000208997562040625</text:p>
              </table:table-cell>
              <table:table-cell office:value-type="float" office:value="-0.0000233644812447364">
                <text:p>-0.0000233644812447364</text:p>
              </table:table-cell>
              <table:table-cell office:value-type="float" office:value="-0.00000788876145796369">
                <text:p>-0.00000788876145796369</text:p>
              </table:table-cell>
              <table:table-cell office:value-type="float" office:value="0.00000926301350417935">
                <text:p>0.00000926301350417935</text:p>
              </table:table-cell>
              <table:table-cell office:value-type="float" office:value="0.0000132723044376504">
                <text:p>0.0000132723044376504</text:p>
              </table:table-cell>
              <table:table-cell office:value-type="float" office:value="-0.0000171288003469328">
                <text:p>-0.0000171288003469328</text:p>
              </table:table-cell>
              <table:table-cell office:value-type="float" office:value="0.0000131327031688833">
                <text:p>0.0000131327031688833</text:p>
              </table:table-cell>
              <table:table-cell office:value-type="float" office:value="0.0000290961065452233">
                <text:p>0.0000290961065452233</text:p>
              </table:table-cell>
              <table:table-cell office:value-type="float" office:value="-0.0000525651307754504">
                <text:p>-0.0000525651307754504</text:p>
              </table:table-cell>
              <table:table-cell office:value-type="float" office:value="0.0000254428336636248">
                <text:p>0.0000254428336636248</text:p>
              </table:table-cell>
              <table:table-cell office:value-type="float" office:value="0.00000413592252046513">
                <text:p>0.00000413592252046513</text:p>
              </table:table-cell>
              <table:table-cell office:value-type="float" office:value="-0.000019874267428277">
                <text:p>-0.000019874267428277</text:p>
              </table:table-cell>
              <table:table-cell office:value-type="float" office:value="0.0000196295996225948">
                <text:p>0.0000196295996225948</text:p>
              </table:table-cell>
              <table:table-cell office:value-type="float" office:value="-0.0000105345633293896">
                <text:p>-0.0000105345633293896</text:p>
              </table:table-cell>
              <table:table-cell office:value-type="float" office:value="0.0000135807291387069">
                <text:p>0.0000135807291387069</text:p>
              </table:table-cell>
              <table:table-cell office:value-type="float" office:value="-0.0000214230291984419">
                <text:p>-0.0000214230291984419</text:p>
              </table:table-cell>
              <table:table-cell office:value-type="float" office:value="0.00000770448310255523">
                <text:p>0.00000770448310255523</text:p>
              </table:table-cell>
              <table:table-cell office:value-type="float" office:value="0.000021918854821279">
                <text:p>0.000021918854821279</text:p>
              </table:table-cell>
              <table:table-cell office:value-type="float" office:value="-0.0000371054937742254">
                <text:p>-0.0000371054937742254</text:p>
              </table:table-cell>
              <table:table-cell office:value-type="float" office:value="0.00000173221287491643">
                <text:p>0.00000173221287491643</text:p>
              </table:table-cell>
              <table:table-cell office:value-type="float" office:value="0.00000557391646344163">
                <text:p>0.00000557391646344163</text:p>
              </table:table-cell>
              <table:table-cell office:value-type="float" office:value="0.0000353425755155734">
                <text:p>0.0000353425755155734</text:p>
              </table:table-cell>
              <table:table-cell office:value-type="float" office:value="-0.0000191993510718635">
                <text:p>-0.0000191993510718635</text:p>
              </table:table-cell>
              <table:table-cell office:value-type="float" office:value="-0.00000465587806985912">
                <text:p>-0.00000465587806985912</text:p>
              </table:table-cell>
              <table:table-cell office:value-type="float" office:value="-0.000011366918264144">
                <text:p>-0.000011366918264144</text:p>
              </table:table-cell>
              <table:table-cell office:value-type="float" office:value="-0.00000779333446870867">
                <text:p>-0.00000779333446870867</text:p>
              </table:table-cell>
              <table:table-cell office:value-type="float" office:value="0.00000397238623228713">
                <text:p>0.00000397238623228713</text:p>
              </table:table-cell>
              <table:table-cell office:value-type="float" office:value="-0.0000114300320501748">
                <text:p>-0.0000114300320501748</text:p>
              </table:table-cell>
              <table:table-cell office:value-type="float" office:value="0.0000418951873492612">
                <text:p>0.0000418951873492612</text:p>
              </table:table-cell>
              <table:table-cell office:value-type="float" office:value="-0.0000271684931957283">
                <text:p>-0.0000271684931957283</text:p>
              </table:table-cell>
              <table:table-cell office:value-type="float" office:value="0.0000347402666842078">
                <text:p>0.0000347402666842078</text:p>
              </table:table-cell>
              <table:table-cell office:value-type="float" office:value="-0.00000699375124324497">
                <text:p>-0.00000699375124324497</text:p>
              </table:table-cell>
              <table:table-cell office:value-type="float" office:value="-0.0000173094366870408">
                <text:p>-0.0000173094366870408</text:p>
              </table:table-cell>
              <table:table-cell office:value-type="float" office:value="0.000016114453722238">
                <text:p>0.000016114453722238</text:p>
              </table:table-cell>
              <table:table-cell office:value-type="float" office:value="-0.0000137953472986729">
                <text:p>-0.0000137953472986729</text:p>
              </table:table-cell>
              <table:table-cell office:value-type="float" office:value="0.0000106802625088887">
                <text:p>0.0000106802625088887</text:p>
              </table:table-cell>
              <table:table-cell office:value-type="float" office:value="0.0000323084589402001">
                <text:p>0.0000323084589402001</text:p>
              </table:table-cell>
              <table:table-cell office:value-type="float" office:value="-0.0000263181645761001">
                <text:p>-0.0000263181645761001</text:p>
              </table:table-cell>
              <table:table-cell office:value-type="float" office:value="-0.00000830514653765713">
                <text:p>-0.00000830514653765713</text:p>
              </table:table-cell>
              <table:table-cell office:value-type="float" office:value="0.00000426175658635453">
                <text:p>0.00000426175658635453</text:p>
              </table:table-cell>
              <table:table-cell office:value-type="float" office:value="-0.00000107670813587202">
                <text:p>-0.00000107670813587202</text:p>
              </table:table-cell>
              <table:table-cell office:value-type="float" office:value="-0.0000131074526675268">
                <text:p>-0.0000131074526675268</text:p>
              </table:table-cell>
              <table:table-cell office:value-type="float" office:value="-0.0000270062397845217">
                <text:p>-0.0000270062397845217</text:p>
              </table:table-cell>
              <table:table-cell office:value-type="float" office:value="0.0000271105891467283">
                <text:p>0.0000271105891467283</text:p>
              </table:table-cell>
              <table:table-cell office:value-type="float" office:value="0.00000884719832627834">
                <text:p>0.00000884719832627834</text:p>
              </table:table-cell>
              <table:table-cell office:value-type="float" office:value="0.00000834529159388087">
                <text:p>0.00000834529159388087</text:p>
              </table:table-cell>
              <table:table-cell office:value-type="float" office:value="0.0000293284054517784">
                <text:p>0.0000293284054517784</text:p>
              </table:table-cell>
              <table:table-cell office:value-type="float" office:value="0.000118929739553963">
                <text:p>0.000118929739553963</text:p>
              </table:table-cell>
              <table:table-cell office:value-type="float" office:value="-0.000604850258272727">
                <text:p>-0.000604850258272727</text:p>
              </table:table-cell>
              <table:table-cell office:value-type="float" office:value="0.0031794152181206">
                <text:p>0.0031794152181206</text:p>
              </table:table-cell>
              <table:table-cell office:value-type="float" office:value="0.00139640281916192">
                <text:p>0.00139640281916192</text:p>
              </table:table-cell>
              <table:table-cell office:value-type="float" office:value="-0.0047697609658649">
                <text:p>-0.0047697609658649</text:p>
              </table:table-cell>
              <table:table-cell office:value-type="float" office:value="0.000475636808008828">
                <text:p>0.000475636808008828</text:p>
              </table:table-cell>
              <table:table-cell office:value-type="float" office:value="0.0013802126142648">
                <text:p>0.0013802126142648</text:p>
              </table:table-cell>
              <table:table-cell office:value-type="float" office:value="0.00510231678156509">
                <text:p>0.00510231678156509</text:p>
              </table:table-cell>
              <table:table-cell office:value-type="float" office:value="0.00165441317829534">
                <text:p>0.00165441317829534</text:p>
              </table:table-cell>
              <table:table-cell office:value-type="float" office:value="-0.00458279077124685">
                <text:p>-0.00458279077124685</text:p>
              </table:table-cell>
              <table:table-cell office:value-type="float" office:value="0.0000606788037174622">
                <text:p>0.0000606788037174622</text:p>
              </table:table-cell>
              <table:table-cell office:value-type="float" office:value="0.000476157197746518">
                <text:p>0.000476157197746518</text:p>
              </table:table-cell>
              <table:table-cell office:value-type="float" office:value="0.00257261359803623">
                <text:p>0.00257261359803623</text:p>
              </table:table-cell>
              <table:table-cell office:value-type="float" office:value="-0.00178190838709652">
                <text:p>-0.00178190838709652</text:p>
              </table:table-cell>
              <table:table-cell office:value-type="float" office:value="-0.0028623266955386">
                <text:p>-0.0028623266955386</text:p>
              </table:table-cell>
              <table:table-cell office:value-type="float" office:value="-0.000156902271686687">
                <text:p>-0.000156902271686687</text:p>
              </table:table-cell>
              <table:table-cell office:value-type="float" office:value="0.000409229065750028">
                <text:p>0.000409229065750028</text:p>
              </table:table-cell>
              <table:table-cell office:value-type="float" office:value="0.00485429000786891">
                <text:p>0.00485429000786891</text:p>
              </table:table-cell>
              <table:table-cell office:value-type="float" office:value="-0.000781677735822106">
                <text:p>-0.000781677735822106</text:p>
              </table:table-cell>
              <table:table-cell office:value-type="float" office:value="-0.00473353264823812">
                <text:p>-0.00473353264823812</text:p>
              </table:table-cell>
              <table:table-cell office:value-type="float" office:value="0.0015355993899856">
                <text:p>0.0015355993899856</text:p>
              </table:table-cell>
              <table:table-cell office:value-type="float" office:value="0.00791508894266857">
                <text:p>0.00791508894266857</text:p>
              </table:table-cell>
              <table:table-cell office:value-type="float" office:value="-0.0042208148093103">
                <text:p>-0.0042208148093103</text:p>
              </table:table-cell>
              <table:table-cell office:value-type="float" office:value="-0.00106686012266155">
                <text:p>-0.00106686012266155</text:p>
              </table:table-cell>
              <table:table-cell office:value-type="float" office:value="0.000202978595162329">
                <text:p>0.000202978595162329</text:p>
              </table:table-cell>
              <table:table-cell office:value-type="float" office:value="-0.00478143237159179">
                <text:p>-0.00478143237159179</text:p>
              </table:table-cell>
              <table:table-cell office:value-type="float" office:value="0.000358366033437252">
                <text:p>0.000358366033437252</text:p>
              </table:table-cell>
              <table:table-cell office:value-type="float" office:value="0.00225827185632455">
                <text:p>0.00225827185632455</text:p>
              </table:table-cell>
              <table:table-cell office:value-type="float" office:value="0.00480919625532261">
                <text:p>0.00480919625532261</text:p>
              </table:table-cell>
              <table:table-cell office:value-type="float" office:value="0.00182620349242157">
                <text:p>0.00182620349242157</text:p>
              </table:table-cell>
              <table:table-cell office:value-type="float" office:value="-0.00425317929898589">
                <text:p>-0.00425317929898589</text:p>
              </table:table-cell>
              <table:table-cell office:value-type="float" office:value="0.00014222098934169">
                <text:p>0.00014222098934169</text:p>
              </table:table-cell>
              <table:table-cell office:value-type="float" office:value="-0.0061048910722864">
                <text:p>-0.0061048910722864</text:p>
              </table:table-cell>
              <table:table-cell office:value-type="float" office:value="0.00142099225137637">
                <text:p>0.00142099225137637</text:p>
              </table:table-cell>
              <table:table-cell office:value-type="float" office:value="0.00726662444842846">
                <text:p>0.00726662444842846</text:p>
              </table:table-cell>
              <table:table-cell office:value-type="float" office:value="0.000754424493265016">
                <text:p>0.000754424493265016</text:p>
              </table:table-cell>
              <table:table-cell office:value-type="float" office:value="-0.00473699753814461">
                <text:p>-0.00473699753814461</text:p>
              </table:table-cell>
              <table:table-cell office:value-type="float" office:value="-0.000800575442330254">
                <text:p>-0.000800575442330254</text:p>
              </table:table-cell>
              <table:table-cell office:value-type="float" office:value="-0.0045005515531561">
                <text:p>-0.0045005515531561</text:p>
              </table:table-cell>
              <table:table-cell office:value-type="float" office:value="0.000446014672838446">
                <text:p>0.000446014672838446</text:p>
              </table:table-cell>
              <table:table-cell office:value-type="float" office:value="0.00518587793366521">
                <text:p>0.00518587793366521</text:p>
              </table:table-cell>
              <table:table-cell office:value-type="float" office:value="0.000618711229724789">
                <text:p>0.000618711229724789</text:p>
              </table:table-cell>
              <table:table-cell office:value-type="float" office:value="-0.00487750322458952">
                <text:p>-0.00487750322458952</text:p>
              </table:table-cell>
              <table:table-cell office:value-type="float" office:value="0.00807074398384883">
                <text:p>0.00807074398384883</text:p>
              </table:table-cell>
              <table:table-cell office:value-type="float" office:value="-0.00626323901317927">
                <text:p>-0.00626323901317927</text:p>
              </table:table-cell>
              <table:table-cell office:value-type="float" office:value="0.00285612681060626">
                <text:p>0.00285612681060626</text:p>
              </table:table-cell>
              <table:table-cell office:value-type="float" office:value="-0.0000191690250383458">
                <text:p>-0.0000191690250383458</text:p>
              </table:table-cell>
              <table:table-cell office:value-type="float" office:value="-0.00416022841170977">
                <text:p>-0.00416022841170977</text:p>
              </table:table-cell>
              <table:table-cell office:value-type="float" office:value="0.00224562592121452">
                <text:p>0.00224562592121452</text:p>
              </table:table-cell>
              <table:table-cell office:value-type="float" office:value="0.00490900793957438">
                <text:p>0.00490900793957438</text:p>
              </table:table-cell>
              <table:table-cell office:value-type="float" office:value="0.00159232523534469">
                <text:p>0.00159232523534469</text:p>
              </table:table-cell>
              <table:table-cell office:value-type="float" office:value="-0.00386617519896448">
                <text:p>-0.00386617519896448</text:p>
              </table:table-cell>
              <table:table-cell office:value-type="float" office:value="0.000909798135609097">
                <text:p>0.000909798135609097</text:p>
              </table:table-cell>
              <table:table-cell office:value-type="float" office:value="-0.00079587042775564">
                <text:p>-0.00079587042775564</text:p>
              </table:table-cell>
              <table:table-cell office:value-type="float" office:value="0.0000859145977770703">
                <text:p>0.0000859145977770703</text:p>
              </table:table-cell>
              <table:table-cell office:value-type="float" office:value="-0.00299685630147056">
                <text:p>-0.00299685630147056</text:p>
              </table:table-cell>
              <table:table-cell office:value-type="float" office:value="0.00718626917077053">
                <text:p>0.00718626917077053</text:p>
              </table:table-cell>
              <table:table-cell office:value-type="float" office:value="-0.00203646727810475">
                <text:p>-0.00203646727810475</text:p>
              </table:table-cell>
              <table:table-cell office:value-type="float" office:value="-0.000861542086528666">
                <text:p>-0.000861542086528666</text:p>
              </table:table-cell>
              <table:table-cell office:value-type="float" office:value="-0.00583642863148398">
                <text:p>-0.00583642863148398</text:p>
              </table:table-cell>
              <table:table-cell office:value-type="float" office:value="0.00356634313842452">
                <text:p>0.00356634313842452</text:p>
              </table:table-cell>
              <table:table-cell office:value-type="float" office:value="0.004872184075363">
                <text:p>0.004872184075363</text:p>
              </table:table-cell>
              <table:table-cell office:value-type="float" office:value="-0.00413766855959441">
                <text:p>-0.00413766855959441</text:p>
              </table:table-cell>
              <table:table-cell office:value-type="float" office:value="-0.000287972771055633">
                <text:p>-0.000287972771055633</text:p>
              </table:table-cell>
              <table:table-cell office:value-type="float" office:value="-0.000036005248131743">
                <text:p>-0.000036005248131743</text:p>
              </table:table-cell>
              <table:table-cell office:value-type="float" office:value="0.0012441405106996">
                <text:p>0.0012441405106996</text:p>
              </table:table-cell>
              <table:table-cell office:value-type="float" office:value="-0.00537379684549266">
                <text:p>-0.00537379684549266</text:p>
              </table:table-cell>
              <table:table-cell office:value-type="float" office:value="-0.00012152967424639">
                <text:p>-0.00012152967424639</text:p>
              </table:table-cell>
              <table:table-cell office:value-type="float" office:value="0.000842952981850997">
                <text:p>0.000842952981850997</text:p>
              </table:table-cell>
              <table:table-cell office:value-type="float" office:value="0.00743806229547061">
                <text:p>0.00743806229547061</text:p>
              </table:table-cell>
              <table:table-cell office:value-type="float" office:value="0.0000825665556781763">
                <text:p>0.0000825665556781763</text:p>
              </table:table-cell>
              <table:table-cell office:value-type="float" office:value="-0.00251586087840267">
                <text:p>-0.00251586087840267</text:p>
              </table:table-cell>
              <table:table-cell office:value-type="float" office:value="-0.000123397022492255">
                <text:p>-0.000123397022492255</text:p>
              </table:table-cell>
              <table:table-cell office:value-type="float" office:value="-0.0049337294911378">
                <text:p>-0.0049337294911378</text:p>
              </table:table-cell>
              <table:table-cell office:value-type="float" office:value="-0.000211252527534733">
                <text:p>-0.000211252527534733</text:p>
              </table:table-cell>
              <table:table-cell office:value-type="float" office:value="0.0033844436527003">
                <text:p>0.0033844436527003</text:p>
              </table:table-cell>
              <table:table-cell office:value-type="float" office:value="0.00185876882134162">
                <text:p>0.00185876882134162</text:p>
              </table:table-cell>
              <table:table-cell office:value-type="float" office:value="-0.000426657649094886">
                <text:p>-0.000426657649094886</text:p>
              </table:table-cell>
              <table:table-cell office:value-type="float" office:value="-0.000629829639679058">
                <text:p>-0.000629829639679058</text:p>
              </table:table-cell>
              <table:table-cell office:value-type="float" office:value="-0.00547393081942582">
                <text:p>-0.00547393081942582</text:p>
              </table:table-cell>
              <table:table-cell office:value-type="float" office:value="0.000596976264012616">
                <text:p>0.000596976264012616</text:p>
              </table:table-cell>
              <table:table-cell office:value-type="float" office:value="0.0000115719151088656">
                <text:p>0.0000115719151088656</text:p>
              </table:table-cell>
              <table:table-cell office:value-type="float" office:value="0.0013745937023672">
                <text:p>0.0013745937023672</text:p>
              </table:table-cell>
              <table:table-cell office:value-type="float" office:value="0.00576066845489942">
                <text:p>0.00576066845489942</text:p>
              </table:table-cell>
              <table:table-cell office:value-type="float" office:value="-0.00290548107072758">
                <text:p>-0.00290548107072758</text:p>
              </table:table-cell>
              <table:table-cell office:value-type="float" office:value="-0.000366051883376017">
                <text:p>-0.000366051883376017</text:p>
              </table:table-cell>
              <table:table-cell office:value-type="float" office:value="-0.000175368681745947">
                <text:p>-0.000175368681745947</text:p>
              </table:table-cell>
              <table:table-cell office:value-type="float" office:value="0.00177872236927468">
                <text:p>0.00177872236927468</text:p>
              </table:table-cell>
              <table:table-cell office:value-type="float" office:value="-0.00321049616318009">
                <text:p>-0.00321049616318009</text:p>
              </table:table-cell>
              <table:table-cell office:value-type="float" office:value="-0.00183478515002056">
                <text:p>-0.00183478515002056</text:p>
              </table:table-cell>
              <table:table-cell office:value-type="float" office:value="-0.000514582455600987">
                <text:p>-0.000514582455600987</text:p>
              </table:table-cell>
              <table:table-cell office:value-type="float" office:value="0.00204518796227487">
                <text:p>0.00204518796227487</text:p>
              </table:table-cell>
              <table:table-cell office:value-type="float" office:value="0.00213325549847232">
                <text:p>0.00213325549847232</text:p>
              </table:table-cell>
              <table:table-cell office:value-type="float" office:value="0.00130157783492518">
                <text:p>0.00130157783492518</text:p>
              </table:table-cell>
              <table:table-cell office:value-type="float" office:value="-0.00499927788642823">
                <text:p>-0.00499927788642823</text:p>
              </table:table-cell>
              <table:table-cell office:value-type="float" office:value="0.00556764388582998">
                <text:p>0.00556764388582998</text:p>
              </table:table-cell>
              <table:table-cell office:value-type="float" office:value="-0.00612326103226824">
                <text:p>-0.00612326103226824</text:p>
              </table:table-cell>
              <table:table-cell office:value-type="float" office:value="0.00317171238525871">
                <text:p>0.00317171238525871</text:p>
              </table:table-cell>
              <table:table-cell office:value-type="float" office:value="0.00179335951369164">
                <text:p>0.00179335951369164</text:p>
              </table:table-cell>
              <table:table-cell office:value-type="float" office:value="-0.00012046869411525">
                <text:p>-0.00012046869411525</text:p>
              </table:table-cell>
              <table:table-cell office:value-type="float" office:value="-0.00601033647839844">
                <text:p>-0.00601033647839844</text:p>
              </table:table-cell>
              <table:table-cell office:value-type="float" office:value="0.00174422481040698">
                <text:p>0.00174422481040698</text:p>
              </table:table-cell>
              <table:table-cell office:value-type="float" office:value="0.00397194661696204">
                <text:p>0.00397194661696204</text:p>
              </table:table-cell>
              <table:table-cell office:value-type="float" office:value="0.000862557491670912">
                <text:p>0.000862557491670912</text:p>
              </table:table-cell>
              <table:table-cell office:value-type="float" office:value="-0.00432538152823186">
                <text:p>-0.00432538152823186</text:p>
              </table:table-cell>
              <table:table-cell office:value-type="float" office:value="0.00218466170767306">
                <text:p>0.00218466170767306</text:p>
              </table:table-cell>
              <table:table-cell office:value-type="float" office:value="0.00311175298380828">
                <text:p>0.00311175298380828</text:p>
              </table:table-cell>
              <table:table-cell office:value-type="float" office:value="0.000420597364176878">
                <text:p>0.000420597364176878</text:p>
              </table:table-cell>
              <table:table-cell office:value-type="float" office:value="-0.00148566420951762">
                <text:p>-0.00148566420951762</text:p>
              </table:table-cell>
              <table:table-cell office:value-type="float" office:value="-0.0070953306120547">
                <text:p>-0.0070953306120547</text:p>
              </table:table-cell>
              <table:table-cell office:value-type="float" office:value="0.00558531607058699">
                <text:p>0.00558531607058699</text:p>
              </table:table-cell>
              <table:table-cell office:value-type="float" office:value="-0.000276921811260433">
                <text:p>-0.000276921811260433</text:p>
              </table:table-cell>
              <table:table-cell office:value-type="float" office:value="-0.00171792370413959">
                <text:p>-0.00171792370413959</text:p>
              </table:table-cell>
              <table:table-cell office:value-type="float" office:value="-0.00039943135623216">
                <text:p>-0.00039943135623216</text:p>
              </table:table-cell>
              <table:table-cell office:value-type="float" office:value="0.00198931436721606">
                <text:p>0.00198931436721606</text:p>
              </table:table-cell>
              <table:table-cell office:value-type="float" office:value="0.000230702118849235">
                <text:p>0.000230702118849235</text:p>
              </table:table-cell>
              <table:table-cell office:value-type="float" office:value="0.000300652437231597">
                <text:p>0.000300652437231597</text:p>
              </table:table-cell>
              <table:table-cell office:value-type="float" office:value="-0.00256745241763989">
                <text:p>-0.00256745241763989</text:p>
              </table:table-cell>
              <table:table-cell office:value-type="float" office:value="-0.00242366602385474">
                <text:p>-0.00242366602385474</text:p>
              </table:table-cell>
              <table:table-cell office:value-type="float" office:value="0.000760111086903048">
                <text:p>0.000760111086903048</text:p>
              </table:table-cell>
              <table:table-cell office:value-type="float" office:value="0.00202391082448888">
                <text:p>0.00202391082448888</text:p>
              </table:table-cell>
              <table:table-cell office:value-type="float" office:value="0.0048516810854361">
                <text:p>0.0048516810854361</text:p>
              </table:table-cell>
              <table:table-cell office:value-type="float" office:value="0.000496076450014482">
                <text:p>0.000496076450014482</text:p>
              </table:table-cell>
              <table:table-cell office:value-type="float" office:value="-0.00229012442892346">
                <text:p>-0.00229012442892346</text:p>
              </table:table-cell>
              <table:table-cell office:value-type="float" office:value="-0.000469097219986003">
                <text:p>-0.000469097219986003</text:p>
              </table:table-cell>
              <table:table-cell office:value-type="float" office:value="0.00216458823497595">
                <text:p>0.00216458823497595</text:p>
              </table:table-cell>
              <table:table-cell office:value-type="float" office:value="-0.00454215513245737">
                <text:p>-0.00454215513245737</text:p>
              </table:table-cell>
              <table:table-cell office:value-type="float" office:value="0.000740643001218955">
                <text:p>0.000740643001218955</text:p>
              </table:table-cell>
              <table:table-cell office:value-type="float" office:value="0.000892152066597762">
                <text:p>0.000892152066597762</text:p>
              </table:table-cell>
              <table:table-cell office:value-type="float" office:value="0.00242551628029736">
                <text:p>0.00242551628029736</text:p>
              </table:table-cell>
              <table:table-cell office:value-type="float" office:value="0.00222809956065639">
                <text:p>0.00222809956065639</text:p>
              </table:table-cell>
              <table:table-cell office:value-type="float" office:value="0.00249152786468515">
                <text:p>0.00249152786468515</text:p>
              </table:table-cell>
              <table:table-cell office:value-type="float" office:value="-0.0032951207543005">
                <text:p>-0.0032951207543005</text:p>
              </table:table-cell>
              <table:table-cell office:value-type="float" office:value="-0.000823253437815918">
                <text:p>-0.000823253437815918</text:p>
              </table:table-cell>
              <table:table-cell office:value-type="float" office:value="0.00107450466304415">
                <text:p>0.00107450466304415</text:p>
              </table:table-cell>
              <table:table-cell office:value-type="float" office:value="-0.00521054206135746">
                <text:p>-0.00521054206135746</text:p>
              </table:table-cell>
              <table:table-cell office:value-type="float" office:value="-0.000340730425187785">
                <text:p>-0.000340730425187785</text:p>
              </table:table-cell>
              <table:table-cell office:value-type="float" office:value="-0.000923262153026572">
                <text:p>-0.000923262153026572</text:p>
              </table:table-cell>
              <table:table-cell office:value-type="float" office:value="0.0000177250077549873">
                <text:p>0.0000177250077549873</text:p>
              </table:table-cell>
              <table:table-cell office:value-type="float" office:value="0.00371754920091127">
                <text:p>0.00371754920091127</text:p>
              </table:table-cell>
              <table:table-cell office:value-type="float" office:value="0.0029988063668136">
                <text:p>0.0029988063668136</text:p>
              </table:table-cell>
              <table:table-cell office:value-type="float" office:value="0.00135407575862306">
                <text:p>0.00135407575862306</text:p>
              </table:table-cell>
              <table:table-cell office:value-type="float" office:value="-0.00457871592455694">
                <text:p>-0.00457871592455694</text:p>
              </table:table-cell>
              <table:table-cell office:value-type="float" office:value="-0.000833532890280708">
                <text:p>-0.000833532890280708</text:p>
              </table:table-cell>
              <table:table-cell office:value-type="float" office:value="-0.000145954474897958">
                <text:p>-0.000145954474897958</text:p>
              </table:table-cell>
              <table:table-cell office:value-type="float" office:value="0.00394521075887044">
                <text:p>0.00394521075887044</text:p>
              </table:table-cell>
              <table:table-cell office:value-type="float" office:value="-0.00123656270905892">
                <text:p>-0.00123656270905892</text:p>
              </table:table-cell>
              <table:table-cell office:value-type="float" office:value="-0.00501918715685079">
                <text:p>-0.00501918715685079</text:p>
              </table:table-cell>
              <table:table-cell office:value-type="float" office:value="0.000425827023009195">
                <text:p>0.000425827023009195</text:p>
              </table:table-cell>
              <table:table-cell office:value-type="float" office:value="0.00288650182563099">
                <text:p>0.00288650182563099</text:p>
              </table:table-cell>
              <table:table-cell office:value-type="float" office:value="0.000903239178414561">
                <text:p>0.000903239178414561</text:p>
              </table:table-cell>
              <table:table-cell office:value-type="float" office:value="-0.000982166792949102">
                <text:p>-0.000982166792949102</text:p>
              </table:table-cell>
              <table:table-cell office:value-type="float" office:value="-0.000960616951315718">
                <text:p>-0.000960616951315718</text:p>
              </table:table-cell>
              <table:table-cell office:value-type="float" office:value="-0.00364833509618978">
                <text:p>-0.00364833509618978</text:p>
              </table:table-cell>
              <table:table-cell office:value-type="float" office:value="0.00178813804464728">
                <text:p>0.00178813804464728</text:p>
              </table:table-cell>
              <table:table-cell office:value-type="float" office:value="0.00215473082958967">
                <text:p>0.00215473082958967</text:p>
              </table:table-cell>
              <table:table-cell office:value-type="float" office:value="0.00640360399359785">
                <text:p>0.00640360399359785</text:p>
              </table:table-cell>
              <table:table-cell office:value-type="float" office:value="-0.00391353806190614">
                <text:p>-0.00391353806190614</text:p>
              </table:table-cell>
              <table:table-cell office:value-type="float" office:value="-0.00037421920684011">
                <text:p>-0.00037421920684011</text:p>
              </table:table-cell>
              <table:table-cell office:value-type="float" office:value="-0.000563957008978155">
                <text:p>-0.000563957008978155</text:p>
              </table:table-cell>
              <table:table-cell office:value-type="float" office:value="-0.0011895834008111">
                <text:p>-0.0011895834008111</text:p>
              </table:table-cell>
              <table:table-cell office:value-type="float" office:value="-0.0030698966480131">
                <text:p>-0.0030698966480131</text:p>
              </table:table-cell>
              <table:table-cell office:value-type="float" office:value="0.00296396920957193">
                <text:p>0.00296396920957193</text:p>
              </table:table-cell>
              <table:table-cell office:value-type="float" office:value="0.00223746482094384">
                <text:p>0.00223746482094384</text:p>
              </table:table-cell>
              <table:table-cell office:value-type="float" office:value="-0.00631122545656421">
                <text:p>-0.00631122545656421</text:p>
              </table:table-cell>
              <table:table-cell office:value-type="float" office:value="0.00185993455917371">
                <text:p>0.00185993455917371</text:p>
              </table:table-cell>
              <table:table-cell office:value-type="float" office:value="0.00406097702837538">
                <text:p>0.00406097702837538</text:p>
              </table:table-cell>
              <table:table-cell office:value-type="float" office:value="0.000882253381690512">
                <text:p>0.000882253381690512</text:p>
              </table:table-cell>
              <table:table-cell office:value-type="float" office:value="-0.00236325953964195">
                <text:p>-0.00236325953964195</text:p>
              </table:table-cell>
              <table:table-cell office:value-type="float" office:value="0.00328131691123012">
                <text:p>0.00328131691123012</text:p>
              </table:table-cell>
              <table:table-cell office:value-type="float" office:value="-0.00161281456251483">
                <text:p>-0.00161281456251483</text:p>
              </table:table-cell>
              <table:table-cell office:value-type="float" office:value="-0.00569077197503443">
                <text:p>-0.00569077197503443</text:p>
              </table:table-cell>
              <table:table-cell office:value-type="float" office:value="0.00028213574676883">
                <text:p>0.00028213574676883</text:p>
              </table:table-cell>
              <table:table-cell office:value-type="float" office:value="0.000441790274531562">
                <text:p>0.000441790274531562</text:p>
              </table:table-cell>
              <table:table-cell office:value-type="float" office:value="0.00651605883471362">
                <text:p>0.00651605883471362</text:p>
              </table:table-cell>
              <table:table-cell office:value-type="float" office:value="0.00202475754058268">
                <text:p>0.00202475754058268</text:p>
              </table:table-cell>
              <table:table-cell office:value-type="float" office:value="-0.00495481686621768">
                <text:p>-0.00495481686621768</text:p>
              </table:table-cell>
              <table:table-cell office:value-type="float" office:value="0.000376029295649061">
                <text:p>0.000376029295649061</text:p>
              </table:table-cell>
              <table:table-cell office:value-type="float" office:value="-0.00193784119959728">
                <text:p>-0.00193784119959728</text:p>
              </table:table-cell>
              <table:table-cell office:value-type="float" office:value="0.00243705608741251">
                <text:p>0.00243705608741251</text:p>
              </table:table-cell>
              <table:table-cell office:value-type="float" office:value="-0.000423132819373118">
                <text:p>-0.000423132819373118</text:p>
              </table:table-cell>
              <table:table-cell office:value-type="float" office:value="-0.00240555547311649">
                <text:p>-0.00240555547311649</text:p>
              </table:table-cell>
              <table:table-cell office:value-type="float" office:value="-0.00281817873482404">
                <text:p>-0.00281817873482404</text:p>
              </table:table-cell>
              <table:table-cell office:value-type="float" office:value="0.000454645468857873">
                <text:p>0.000454645468857873</text:p>
              </table:table-cell>
              <table:table-cell office:value-type="float" office:value="0.00419702783021109">
                <text:p>0.00419702783021109</text:p>
              </table:table-cell>
              <table:table-cell office:value-type="float" office:value="0.00135046397982791">
                <text:p>0.00135046397982791</text:p>
              </table:table-cell>
              <table:table-cell office:value-type="float" office:value="0.000115952183427137">
                <text:p>0.000115952183427137</text:p>
              </table:table-cell>
              <table:table-cell office:value-type="float" office:value="-0.0070169488754176">
                <text:p>-0.0070169488754176</text:p>
              </table:table-cell>
              <table:table-cell office:value-type="float" office:value="0.00250884218998859">
                <text:p>0.00250884218998859</text:p>
              </table:table-cell>
              <table:table-cell office:value-type="float" office:value="0.00812387637056455">
                <text:p>0.00812387637056455</text:p>
              </table:table-cell>
              <table:table-cell office:value-type="float" office:value="-0.0032503936003308">
                <text:p>-0.0032503936003308</text:p>
              </table:table-cell>
              <table:table-cell office:value-type="float" office:value="0.00120526075682026">
                <text:p>0.00120526075682026</text:p>
              </table:table-cell>
              <table:table-cell office:value-type="float" office:value="-0.000011684056404504">
                <text:p>-0.000011684056404504</text:p>
              </table:table-cell>
              <table:table-cell office:value-type="float" office:value="-0.00696112017025974">
                <text:p>-0.00696112017025974</text:p>
              </table:table-cell>
              <table:table-cell office:value-type="float" office:value="-0.00000841744314583615">
                <text:p>-0.00000841744314583615</text:p>
              </table:table-cell>
              <table:table-cell office:value-type="float" office:value="0.00120188779892833">
                <text:p>0.00120188779892833</text:p>
              </table:table-cell>
              <table:table-cell office:value-type="float" office:value="0.00569331450065169">
                <text:p>0.00569331450065169</text:p>
              </table:table-cell>
              <table:table-cell office:value-type="float" office:value="-0.000765892461459916">
                <text:p>-0.000765892461459916</text:p>
              </table:table-cell>
              <table:table-cell office:value-type="float" office:value="-0.00638641118411232">
                <text:p>-0.00638641118411232</text:p>
              </table:table-cell>
              <table:table-cell office:value-type="float" office:value="0.000183055070046567">
                <text:p>0.000183055070046567</text:p>
              </table:table-cell>
              <table:table-cell office:value-type="float" office:value="0.00596874732040481">
                <text:p>0.00596874732040481</text:p>
              </table:table-cell>
              <table:table-cell office:value-type="float" office:value="0.000283219286877523">
                <text:p>0.000283219286877523</text:p>
              </table:table-cell>
              <table:table-cell office:value-type="float" office:value="0.000226712478914759">
                <text:p>0.000226712478914759</text:p>
              </table:table-cell>
              <table:table-cell office:value-type="float" office:value="-0.000490542752108081">
                <text:p>-0.000490542752108081</text:p>
              </table:table-cell>
              <table:table-cell office:value-type="float" office:value="-0.00574194888918767">
                <text:p>-0.00574194888918767</text:p>
              </table:table-cell>
              <table:table-cell office:value-type="float" office:value="0.0000581823288162142">
                <text:p>0.0000581823288162142</text:p>
              </table:table-cell>
              <table:table-cell office:value-type="float" office:value="0.0041709012589714">
                <text:p>0.0041709012589714</text:p>
              </table:table-cell>
              <table:table-cell office:value-type="float" office:value="0.00285290708005392">
                <text:p>0.00285290708005392</text:p>
              </table:table-cell>
              <table:table-cell office:value-type="float" office:value="0.00169931280326918">
                <text:p>0.00169931280326918</text:p>
              </table:table-cell>
              <table:table-cell office:value-type="float" office:value="0.00142036343242452">
                <text:p>0.00142036343242452</text:p>
              </table:table-cell>
              <table:table-cell office:value-type="float" office:value="-0.00502156769594869">
                <text:p>-0.00502156769594869</text:p>
              </table:table-cell>
              <table:table-cell office:value-type="float" office:value="0.0000636902994181066">
                <text:p>0.0000636902994181066</text:p>
              </table:table-cell>
              <table:table-cell office:value-type="float" office:value="-0.000982516410679146">
                <text:p>-0.000982516410679146</text:p>
              </table:table-cell>
              <table:table-cell office:value-type="float" office:value="0.00281505543945404">
                <text:p>0.00281505543945404</text:p>
              </table:table-cell>
              <table:table-cell office:value-type="float" office:value="-0.00591151981614085">
                <text:p>-0.00591151981614085</text:p>
              </table:table-cell>
              <table:table-cell office:value-type="float" office:value="0.00014989227462836">
                <text:p>0.00014989227462836</text:p>
              </table:table-cell>
              <table:table-cell office:value-type="float" office:value="0.00516554374656253">
                <text:p>0.00516554374656253</text:p>
              </table:table-cell>
              <table:table-cell office:value-type="float" office:value="0.000479551602785067">
                <text:p>0.000479551602785067</text:p>
              </table:table-cell>
              <table:table-cell office:value-type="float" office:value="-0.00392370775646855">
                <text:p>-0.00392370775646855</text:p>
              </table:table-cell>
              <table:table-cell office:value-type="float" office:value="0.00182768309376968">
                <text:p>0.00182768309376968</text:p>
              </table:table-cell>
              <table:table-cell office:value-type="float" office:value="0.00103019326639547">
                <text:p>0.00103019326639547</text:p>
              </table:table-cell>
              <table:table-cell office:value-type="float" office:value="0.00176804554336918">
                <text:p>0.00176804554336918</text:p>
              </table:table-cell>
              <table:table-cell office:value-type="float" office:value="0.00182708058238884">
                <text:p>0.00182708058238884</text:p>
              </table:table-cell>
              <table:table-cell office:value-type="float" office:value="-0.000390905368210737">
                <text:p>-0.000390905368210737</text:p>
              </table:table-cell>
              <table:table-cell office:value-type="float" office:value="0.00252642307351009">
                <text:p>0.00252642307351009</text:p>
              </table:table-cell>
              <table:table-cell office:value-type="float" office:value="0.00078502654003193">
                <text:p>0.00078502654003193</text:p>
              </table:table-cell>
              <table:table-cell office:value-type="float" office:value="-0.00750157587580847">
                <text:p>-0.00750157587580847</text:p>
              </table:table-cell>
              <table:table-cell office:value-type="float" office:value="0.00212200524770456">
                <text:p>0.00212200524770456</text:p>
              </table:table-cell>
              <table:table-cell office:value-type="float" office:value="0.00365269518186351">
                <text:p>0.00365269518186351</text:p>
              </table:table-cell>
              <table:table-cell office:value-type="float" office:value="0.00158296632435806">
                <text:p>0.00158296632435806</text:p>
              </table:table-cell>
              <table:table-cell office:value-type="float" office:value="0.000290567191013114">
                <text:p>0.000290567191013114</text:p>
              </table:table-cell>
              <table:table-cell office:value-type="float" office:value="-0.000861927670830598">
                <text:p>-0.000861927670830598</text:p>
              </table:table-cell>
              <table:table-cell office:value-type="float" office:value="-0.00100070780914624">
                <text:p>-0.00100070780914624</text:p>
              </table:table-cell>
              <table:table-cell office:value-type="float" office:value="-0.000964077464767177">
                <text:p>-0.000964077464767177</text:p>
              </table:table-cell>
              <table:table-cell office:value-type="float" office:value="0.000477120572896839">
                <text:p>0.000477120572896839</text:p>
              </table:table-cell>
              <table:table-cell office:value-type="float" office:value="-0.0000377949474286709">
                <text:p>-0.0000377949474286709</text:p>
              </table:table-cell>
              <table:table-cell office:value-type="float" office:value="-0.00113550391233019">
                <text:p>-0.00113550391233019</text:p>
              </table:table-cell>
              <table:table-cell office:value-type="float" office:value="-0.000861083517442795">
                <text:p>-0.000861083517442795</text:p>
              </table:table-cell>
              <table:table-cell office:value-type="float" office:value="-0.000965842103227699">
                <text:p>-0.000965842103227699</text:p>
              </table:table-cell>
              <table:table-cell office:value-type="float" office:value="-0.00160652846112436">
                <text:p>-0.00160652846112436</text:p>
              </table:table-cell>
              <table:table-cell office:value-type="float" office:value="-0.00261360881567208">
                <text:p>-0.00261360881567208</text:p>
              </table:table-cell>
              <table:table-cell office:value-type="float" office:value="-0.00169444660490853">
                <text:p>-0.00169444660490853</text:p>
              </table:table-cell>
              <table:table-cell office:value-type="float" office:value="-0.0002966263189777">
                <text:p>-0.0002966263189777</text:p>
              </table:table-cell>
              <table:table-cell office:value-type="float" office:value="-0.00105721182938129">
                <text:p>-0.00105721182938129</text:p>
              </table:table-cell>
              <table:table-cell office:value-type="float" office:value="-0.000401541390677718">
                <text:p>-0.000401541390677718</text:p>
              </table:table-cell>
              <table:table-cell office:value-type="float" office:value="0.0000641372402475082">
                <text:p>0.0000641372402475082</text:p>
              </table:table-cell>
              <table:table-cell office:value-type="float" office:value="0.000308664706043515">
                <text:p>0.000308664706043515</text:p>
              </table:table-cell>
              <table:table-cell office:value-type="float" office:value="0.0000135247785474912">
                <text:p>0.0000135247785474912</text:p>
              </table:table-cell>
              <table:table-cell office:value-type="float" office:value="0.000376330671763403">
                <text:p>0.000376330671763403</text:p>
              </table:table-cell>
              <table:table-cell office:value-type="float" office:value="0.000195096407046402">
                <text:p>0.000195096407046402</text:p>
              </table:table-cell>
              <table:table-cell office:value-type="float" office:value="-0.0000853400012709171">
                <text:p>-0.0000853400012709171</text:p>
              </table:table-cell>
              <table:table-cell office:value-type="float" office:value="0.0000103102607957317">
                <text:p>0.0000103102607957317</text:p>
              </table:table-cell>
              <table:table-cell office:value-type="float" office:value="-0.000217388279266484">
                <text:p>-0.000217388279266484</text:p>
              </table:table-cell>
              <table:table-cell office:value-type="float" office:value="-0.0000474189091123067">
                <text:p>-0.0000474189091123067</text:p>
              </table:table-cell>
              <table:table-cell office:value-type="float" office:value="-0.0000838398650371275">
                <text:p>-0.0000838398650371275</text:p>
              </table:table-cell>
              <table:table-cell office:value-type="float" office:value="0.00014441829838624">
                <text:p>0.00014441829838624</text:p>
              </table:table-cell>
              <table:table-cell office:value-type="float" office:value="0.000135424883364821">
                <text:p>0.000135424883364821</text:p>
              </table:table-cell>
              <table:table-cell office:value-type="float" office:value="0.0000054596348527669">
                <text:p>0.0000054596348527669</text:p>
              </table:table-cell>
              <table:table-cell office:value-type="float" office:value="-0.0000560527646217834">
                <text:p>-0.0000560527646217834</text:p>
              </table:table-cell>
              <table:table-cell office:value-type="float" office:value="-0.0000471030668331984">
                <text:p>-0.0000471030668331984</text:p>
              </table:table-cell>
              <table:table-cell office:value-type="float" office:value="-0.0000372246252119401">
                <text:p>-0.0000372246252119401</text:p>
              </table:table-cell>
              <table:table-cell office:value-type="float" office:value="0.000013772217990593">
                <text:p>0.000013772217990593</text:p>
              </table:table-cell>
              <table:table-cell office:value-type="float" office:value="0.000122850310598943">
                <text:p>0.000122850310598943</text:p>
              </table:table-cell>
              <table:table-cell office:value-type="float" office:value="-0.0000322773465151749">
                <text:p>-0.0000322773465151749</text:p>
              </table:table-cell>
              <table:table-cell office:value-type="float" office:value="-0.000016429714242594">
                <text:p>-0.000016429714242594</text:p>
              </table:table-cell>
              <table:table-cell office:value-type="float" office:value="-0.0000262229443385165">
                <text:p>-0.0000262229443385165</text:p>
              </table:table-cell>
              <table:table-cell office:value-type="float" office:value="0.0000510066541648535">
                <text:p>0.0000510066541648535</text:p>
              </table:table-cell>
              <table:table-cell office:value-type="float" office:value="-0.000000904182131333808">
                <text:p>-0.000000904182131333808</text:p>
              </table:table-cell>
              <table:table-cell office:value-type="float" office:value="-0.0000504011689425599">
                <text:p>-0.0000504011689425599</text:p>
              </table:table-cell>
              <table:table-cell office:value-type="float" office:value="0.0000253866815539405">
                <text:p>0.0000253866815539405</text:p>
              </table:table-cell>
              <table:table-cell office:value-type="float" office:value="-0.000029367870010566">
                <text:p>-0.000029367870010566</text:p>
              </table:table-cell>
              <table:table-cell office:value-type="float" office:value="0.000020827398573009">
                <text:p>0.000020827398573009</text:p>
              </table:table-cell>
              <table:table-cell office:value-type="float" office:value="-0.0000302413705837723">
                <text:p>-0.0000302413705837723</text:p>
              </table:table-cell>
              <table:table-cell office:value-type="float" office:value="0.0000189892133842795">
                <text:p>0.0000189892133842795</text:p>
              </table:table-cell>
              <table:table-cell office:value-type="float" office:value="-0.00000807790685963816">
                <text:p>-0.00000807790685963816</text:p>
              </table:table-cell>
              <table:table-cell office:value-type="float" office:value="0.0000056411328422934">
                <text:p>0.0000056411328422934</text:p>
              </table:table-cell>
              <table:table-cell office:value-type="float" office:value="-0.000023744139077464">
                <text:p>-0.000023744139077464</text:p>
              </table:table-cell>
              <table:table-cell office:value-type="float" office:value="0.0000178619449969775">
                <text:p>0.0000178619449969775</text:p>
              </table:table-cell>
              <table:table-cell office:value-type="float" office:value="0.0000461854047604793">
                <text:p>0.0000461854047604793</text:p>
              </table:table-cell>
              <table:table-cell office:value-type="float" office:value="-0.0000538363960964072">
                <text:p>-0.0000538363960964072</text:p>
              </table:table-cell>
              <table:table-cell office:value-type="float" office:value="0.0000209756573052444">
                <text:p>0.0000209756573052444</text:p>
              </table:table-cell>
              <table:table-cell office:value-type="float" office:value="0.00000471910921945318">
                <text:p>0.00000471910921945318</text:p>
              </table:table-cell>
              <table:table-cell office:value-type="float" office:value="-0.000000634125769560789">
                <text:p>-0.000000634125769560789</text:p>
              </table:table-cell>
              <table:table-cell office:value-type="float" office:value="-0.00000127386667153617">
                <text:p>-0.00000127386667153617</text:p>
              </table:table-cell>
              <table:table-cell office:value-type="float" office:value="0.0000123909846317383">
                <text:p>0.0000123909846317383</text:p>
              </table:table-cell>
              <table:table-cell office:value-type="float" office:value="-0.0000288111836057037">
                <text:p>-0.0000288111836057037</text:p>
              </table:table-cell>
              <table:table-cell office:value-type="float" office:value="0.0000220093402763522">
                <text:p>0.0000220093402763522</text:p>
              </table:table-cell>
              <table:table-cell office:value-type="float" office:value="-0.0000190530714094805">
                <text:p>-0.0000190530714094805</text:p>
              </table:table-cell>
              <table:table-cell office:value-type="float" office:value="0.0000257728499301613">
                <text:p>0.0000257728499301613</text:p>
              </table:table-cell>
              <table:table-cell office:value-type="float" office:value="-0.0000261913944013537">
                <text:p>-0.0000261913944013537</text:p>
              </table:table-cell>
              <table:table-cell office:value-type="float" office:value="-0.000000339889559497486">
                <text:p>-0.000000339889559497486</text:p>
              </table:table-cell>
              <table:table-cell office:value-type="float" office:value="0.0000160765155590159">
                <text:p>0.0000160765155590159</text:p>
              </table:table-cell>
              <table:table-cell office:value-type="float" office:value="0.00000495042194531559">
                <text:p>0.00000495042194531559</text:p>
              </table:table-cell>
              <table:table-cell office:value-type="float" office:value="0.0000176128186561431">
                <text:p>0.0000176128186561431</text:p>
              </table:table-cell>
              <table:table-cell office:value-type="float" office:value="-0.0000471131820707904">
                <text:p>-0.0000471131820707904</text:p>
              </table:table-cell>
              <table:table-cell office:value-type="float" office:value="0.000037430015496609">
                <text:p>0.000037430015496609</text:p>
              </table:table-cell>
              <table:table-cell office:value-type="float" office:value="0.00000230514551308181">
                <text:p>0.00000230514551308181</text:p>
              </table:table-cell>
              <table:table-cell office:value-type="float" office:value="-0.0000160157274927686">
                <text:p>-0.0000160157274927686</text:p>
              </table:table-cell>
              <table:table-cell office:value-type="float" office:value="0.0000297999137540694">
                <text:p>0.0000297999137540694</text:p>
              </table:table-cell>
              <table:table-cell office:value-type="float" office:value="-0.0000316125323138183">
                <text:p>-0.0000316125323138183</text:p>
              </table:table-cell>
              <table:table-cell office:value-type="float" office:value="0.0000220336382968367">
                <text:p>0.0000220336382968367</text:p>
              </table:table-cell>
              <table:table-cell office:value-type="float" office:value="0.0000199660435146187">
                <text:p>0.0000199660435146187</text:p>
              </table:table-cell>
              <table:table-cell office:value-type="float" office:value="-0.0000101626822299195">
                <text:p>-0.0000101626822299195</text:p>
              </table:table-cell>
              <table:table-cell office:value-type="float" office:value="-0.000027175951264391">
                <text:p>-0.000027175951264391</text:p>
              </table:table-cell>
              <table:table-cell office:value-type="float" office:value="0.0000171280145698782">
                <text:p>0.0000171280145698782</text:p>
              </table:table-cell>
              <table:table-cell office:value-type="float" office:value="-0.00000177935503142823">
                <text:p>-0.00000177935503142823</text:p>
              </table:table-cell>
              <table:table-cell office:value-type="float" office:value="0.000025690778284293">
                <text:p>0.000025690778284293</text:p>
              </table:table-cell>
              <table:table-cell office:value-type="float" office:value="-0.0000342049260462773">
                <text:p>-0.0000342049260462773</text:p>
              </table:table-cell>
              <table:table-cell office:value-type="float" office:value="-0.0000185180857308898">
                <text:p>-0.0000185180857308898</text:p>
              </table:table-cell>
              <table:table-cell office:value-type="float" office:value="-0.00000374302541167326">
                <text:p>-0.00000374302541167326</text:p>
              </table:table-cell>
              <table:table-cell office:value-type="float" office:value="0.0000399302932949097">
                <text:p>0.0000399302932949097</text:p>
              </table:table-cell>
              <table:table-cell office:value-type="float" office:value="-0.00000671161748094784">
                <text:p>-0.00000671161748094784</text:p>
              </table:table-cell>
              <table:table-cell office:value-type="float" office:value="0.0000462165185564634">
                <text:p>0.0000462165185564634</text:p>
              </table:table-cell>
              <table:table-cell office:value-type="float" office:value="-0.0000536628469264278">
                <text:p>-0.0000536628469264278</text:p>
              </table:table-cell>
              <table:table-cell office:value-type="float" office:value="0.000014710575010457">
                <text:p>0.000014710575010457</text:p>
              </table:table-cell>
              <table:table-cell office:value-type="float" office:value="-0.0000173510697812351">
                <text:p>-0.0000173510697812351</text:p>
              </table:table-cell>
              <table:table-cell office:value-type="float" office:value="0.0000460870965527938">
                <text:p>0.0000460870965527938</text:p>
              </table:table-cell>
              <table:table-cell office:value-type="float" office:value="-0.0000255921191207875">
                <text:p>-0.0000255921191207875</text:p>
              </table:table-cell>
              <table:table-cell office:value-type="float" office:value="-0.00002463700200378">
                <text:p>-0.00002463700200378</text:p>
              </table:table-cell>
              <table:table-cell office:value-type="float" office:value="0.0000196005021574908">
                <text:p>0.0000196005021574908</text:p>
              </table:table-cell>
              <table:table-cell office:value-type="float" office:value="-0.000019561557351111">
                <text:p>-0.000019561557351111</text:p>
              </table:table-cell>
              <table:table-cell office:value-type="float" office:value="0.0000260612587814069">
                <text:p>0.0000260612587814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legend chart:legend-position="end" svg:x="12.903cm" svg:y="4.203cm" style:legend-expansion="high" chart:style-name="ch2"/>
        <chart:plot-area chart:style-name="ch3" table:cell-range-address="flat7.A1:flat7.PN1 flat7.A5:flat7.PN5" chart:data-source-has-labels="both" svg:x="0.319cm" svg:y="0.18cm" svg:width="12.265cm" svg:height="8.645cm">
          <chartooo:coordinate-region svg:x="1.337cm" svg:y="0.379cm" svg:width="11.06cm" svg:height="8.247cm"/>
          <chart:axis chart:dimension="x" chart:name="primary-x" chart:style-name="ch4" chartooo:axis-type="auto">
            <chart:categories table:cell-range-address="flat7.B1:flat7.PN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7.B5:flat7.PN5" chart:label-cell-address="flat7.A5:flat7.A5" chart:class="chart:scatter">
            <chart:domain table:cell-range-address="flat7.B1:flat7.PN1"/>
            <chart:data-point chart:repeated="4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2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7.B1:flat7.PN1</svg:desc>
                </draw:g>
              </table:table-cell>
              <table:table-cell office:value-type="float" office:value="0.0667121410369873">
                <text:p>0.0667121410369873</text:p>
              </table:table-cell>
              <table:table-cell office:value-type="float" office:value="0.100068330764771">
                <text:p>0.100068330764771</text:p>
              </table:table-cell>
              <table:table-cell office:value-type="float" office:value="0.166780471801758">
                <text:p>0.166780471801758</text:p>
              </table:table-cell>
              <table:table-cell office:value-type="float" office:value="0.233492612838745">
                <text:p>0.233492612838745</text:p>
              </table:table-cell>
              <table:table-cell office:value-type="float" office:value="0.266848564147949">
                <text:p>0.266848564147949</text:p>
              </table:table-cell>
              <table:table-cell office:value-type="float" office:value="0.333560466766357">
                <text:p>0.333560466766357</text:p>
              </table:table-cell>
              <table:table-cell office:value-type="float" office:value="0.366916656494141">
                <text:p>0.366916656494141</text:p>
              </table:table-cell>
              <table:table-cell office:value-type="float" office:value="0.400272607803345">
                <text:p>0.400272607803345</text:p>
              </table:table-cell>
              <table:table-cell office:value-type="float" office:value="0.433628559112549">
                <text:p>0.433628559112549</text:p>
              </table:table-cell>
              <table:table-cell office:value-type="float" office:value="0.466984510421753">
                <text:p>0.466984510421753</text:p>
              </table:table-cell>
              <table:table-cell office:value-type="float" office:value="0.500340461730957">
                <text:p>0.500340461730957</text:p>
              </table:table-cell>
              <table:table-cell office:value-type="float" office:value="0.567052364349365">
                <text:p>0.567052364349365</text:p>
              </table:table-cell>
              <table:table-cell office:value-type="float" office:value="0.600408554077148">
                <text:p>0.600408554077148</text:p>
              </table:table-cell>
              <table:table-cell office:value-type="float" office:value="0.633766651153564">
                <text:p>0.633766651153564</text:p>
              </table:table-cell>
              <table:table-cell office:value-type="float" office:value="0.667124748229981">
                <text:p>0.667124748229981</text:p>
              </table:table-cell>
              <table:table-cell office:value-type="float" office:value="0.700482845306397">
                <text:p>0.700482845306397</text:p>
              </table:table-cell>
              <table:table-cell office:value-type="float" office:value="0.767199516296387">
                <text:p>0.767199516296387</text:p>
              </table:table-cell>
              <table:table-cell office:value-type="float" office:value="0.833915948867798">
                <text:p>0.833915948867798</text:p>
              </table:table-cell>
              <table:table-cell office:value-type="float" office:value="0.900632619857788">
                <text:p>0.900632619857788</text:p>
              </table:table-cell>
              <table:table-cell office:value-type="float" office:value="0.967349052429199">
                <text:p>0.967349052429199</text:p>
              </table:table-cell>
              <table:table-cell office:value-type="float" office:value="1.03406596183777">
                <text:p>1.03406596183777</text:p>
              </table:table-cell>
              <table:table-cell office:value-type="float" office:value="1.06742429733276">
                <text:p>1.06742429733276</text:p>
              </table:table-cell>
              <table:table-cell office:value-type="float" office:value="1.10078263282776">
                <text:p>1.10078263282776</text:p>
              </table:table-cell>
              <table:table-cell office:value-type="float" office:value="1.13414120674133">
                <text:p>1.13414120674133</text:p>
              </table:table-cell>
              <table:table-cell office:value-type="float" office:value="1.16749978065491">
                <text:p>1.16749978065491</text:p>
              </table:table-cell>
              <table:table-cell office:value-type="float" office:value="1.2342164516449">
                <text:p>1.2342164516449</text:p>
              </table:table-cell>
              <table:table-cell office:value-type="float" office:value="1.26757526397705">
                <text:p>1.26757526397705</text:p>
              </table:table-cell>
              <table:table-cell office:value-type="float" office:value="1.30093359947205">
                <text:p>1.30093359947205</text:p>
              </table:table-cell>
              <table:table-cell office:value-type="float" office:value="1.36765098571777">
                <text:p>1.36765098571777</text:p>
              </table:table-cell>
              <table:table-cell office:value-type="float" office:value="1.40100955963135">
                <text:p>1.40100955963135</text:p>
              </table:table-cell>
              <table:table-cell office:value-type="float" office:value="1.46772646903992">
                <text:p>1.46772646903992</text:p>
              </table:table-cell>
              <table:table-cell office:value-type="float" office:value="1.50108528137207">
                <text:p>1.50108528137207</text:p>
              </table:table-cell>
              <table:table-cell office:value-type="float" office:value="1.53444409370422">
                <text:p>1.53444409370422</text:p>
              </table:table-cell>
              <table:table-cell office:value-type="float" office:value="1.5678026676178">
                <text:p>1.5678026676178</text:p>
              </table:table-cell>
              <table:table-cell office:value-type="float" office:value="1.63452315330505">
                <text:p>1.63452315330505</text:p>
              </table:table-cell>
              <table:table-cell office:value-type="float" office:value="1.66788506507874">
                <text:p>1.66788506507874</text:p>
              </table:table-cell>
              <table:table-cell office:value-type="float" office:value="1.76797080039978">
                <text:p>1.76797080039978</text:p>
              </table:table-cell>
              <table:table-cell office:value-type="float" office:value="1.83469462394714">
                <text:p>1.83469462394714</text:p>
              </table:table-cell>
              <table:table-cell office:value-type="float" office:value="1.90141844749451">
                <text:p>1.90141844749451</text:p>
              </table:table-cell>
              <table:table-cell office:value-type="float" office:value="1.96814274787903">
                <text:p>1.96814274787903</text:p>
              </table:table-cell>
              <table:table-cell office:value-type="float" office:value="2.03486704826355">
                <text:p>2.03486704826355</text:p>
              </table:table-cell>
              <table:table-cell office:value-type="float" office:value="2.06822919845581">
                <text:p>2.06822919845581</text:p>
              </table:table-cell>
              <table:table-cell office:value-type="float" office:value="2.10159158706665">
                <text:p>2.10159158706665</text:p>
              </table:table-cell>
              <table:table-cell office:value-type="float" office:value="2.13495349884033">
                <text:p>2.13495349884033</text:p>
              </table:table-cell>
              <table:table-cell office:value-type="float" office:value="2.16831588745117">
                <text:p>2.16831588745117</text:p>
              </table:table-cell>
              <table:table-cell office:value-type="float" office:value="2.23504066467285">
                <text:p>2.23504066467285</text:p>
              </table:table-cell>
              <table:table-cell office:value-type="float" office:value="2.33512783050537">
                <text:p>2.33512783050537</text:p>
              </table:table-cell>
              <table:table-cell office:value-type="float" office:value="2.36849045753479">
                <text:p>2.36849045753479</text:p>
              </table:table-cell>
              <table:table-cell office:value-type="float" office:value="2.40185284614563">
                <text:p>2.40185284614563</text:p>
              </table:table-cell>
              <table:table-cell office:value-type="float" office:value="2.43521523475647">
                <text:p>2.43521523475647</text:p>
              </table:table-cell>
              <table:table-cell office:value-type="float" office:value="2.46857786178589">
                <text:p>2.46857786178589</text:p>
              </table:table-cell>
              <table:table-cell office:value-type="float" office:value="2.53530311584473">
                <text:p>2.53530311584473</text:p>
              </table:table-cell>
              <table:table-cell office:value-type="float" office:value="2.56866574287415">
                <text:p>2.56866574287415</text:p>
              </table:table-cell>
              <table:table-cell office:value-type="float" office:value="2.60202836990356">
                <text:p>2.60202836990356</text:p>
              </table:table-cell>
              <table:table-cell office:value-type="float" office:value="2.66874432563782">
                <text:p>2.66874432563782</text:p>
              </table:table-cell>
              <table:table-cell office:value-type="float" office:value="2.70210242271423">
                <text:p>2.70210242271423</text:p>
              </table:table-cell>
              <table:table-cell office:value-type="float" office:value="2.73546051979065">
                <text:p>2.73546051979065</text:p>
              </table:table-cell>
              <table:table-cell office:value-type="float" office:value="2.76881861686707">
                <text:p>2.76881861686707</text:p>
              </table:table-cell>
              <table:table-cell office:value-type="float" office:value="2.83553457260132">
                <text:p>2.83553457260132</text:p>
              </table:table-cell>
              <table:table-cell office:value-type="float" office:value="2.90225076675415">
                <text:p>2.90225076675415</text:p>
              </table:table-cell>
              <table:table-cell office:value-type="float" office:value="2.9689667224884">
                <text:p>2.9689667224884</text:p>
              </table:table-cell>
              <table:table-cell office:value-type="float" office:value="3.03568291664124">
                <text:p>3.03568291664124</text:p>
              </table:table-cell>
              <table:table-cell office:value-type="float" office:value="3.10239911079407">
                <text:p>3.10239911079407</text:p>
              </table:table-cell>
              <table:table-cell office:value-type="float" office:value="3.1691153049469">
                <text:p>3.1691153049469</text:p>
              </table:table-cell>
              <table:table-cell office:value-type="float" office:value="3.20247340202332">
                <text:p>3.20247340202332</text:p>
              </table:table-cell>
              <table:table-cell office:value-type="float" office:value="3.26918935775757">
                <text:p>3.26918935775757</text:p>
              </table:table-cell>
              <table:table-cell office:value-type="float" office:value="3.33590579032898">
                <text:p>3.33590579032898</text:p>
              </table:table-cell>
              <table:table-cell office:value-type="float" office:value="3.40262174606323">
                <text:p>3.40262174606323</text:p>
              </table:table-cell>
              <table:table-cell office:value-type="float" office:value="3.43598008155823">
                <text:p>3.43598008155823</text:p>
              </table:table-cell>
              <table:table-cell office:value-type="float" office:value="3.46933817863464">
                <text:p>3.46933817863464</text:p>
              </table:table-cell>
              <table:table-cell office:value-type="float" office:value="3.50269627571106">
                <text:p>3.50269627571106</text:p>
              </table:table-cell>
              <table:table-cell office:value-type="float" office:value="3.53605437278748">
                <text:p>3.53605437278748</text:p>
              </table:table-cell>
              <table:table-cell office:value-type="float" office:value="3.56941270828247">
                <text:p>3.56941270828247</text:p>
              </table:table-cell>
              <table:table-cell office:value-type="float" office:value="3.60277080535889">
                <text:p>3.60277080535889</text:p>
              </table:table-cell>
              <table:table-cell office:value-type="float" office:value="3.63612723350525">
                <text:p>3.63612723350525</text:p>
              </table:table-cell>
              <table:table-cell office:value-type="float" office:value="3.66948366165161">
                <text:p>3.66948366165161</text:p>
              </table:table-cell>
              <table:table-cell office:value-type="float" office:value="3.70284008979797">
                <text:p>3.70284008979797</text:p>
              </table:table-cell>
              <table:table-cell office:value-type="float" office:value="3.73619651794434">
                <text:p>3.73619651794434</text:p>
              </table:table-cell>
              <table:table-cell office:value-type="float" office:value="3.76955318450928">
                <text:p>3.76955318450928</text:p>
              </table:table-cell>
              <table:table-cell office:value-type="float" office:value="3.80290961265564">
                <text:p>3.80290961265564</text:p>
              </table:table-cell>
              <table:table-cell office:value-type="float" office:value="3.86962246894836">
                <text:p>3.86962246894836</text:p>
              </table:table-cell>
              <table:table-cell office:value-type="float" office:value="3.93633532524109">
                <text:p>3.93633532524109</text:p>
              </table:table-cell>
              <table:table-cell office:value-type="float" office:value="4.03640484809876">
                <text:p>4.03640484809876</text:p>
              </table:table-cell>
              <table:table-cell office:value-type="float" office:value="4.10311770439148">
                <text:p>4.10311770439148</text:p>
              </table:table-cell>
              <table:table-cell office:value-type="float" office:value="4.13647413253784">
                <text:p>4.13647413253784</text:p>
              </table:table-cell>
              <table:table-cell office:value-type="float" office:value="4.20318698883057">
                <text:p>4.20318698883057</text:p>
              </table:table-cell>
              <table:table-cell office:value-type="float" office:value="4.26989984512329">
                <text:p>4.26989984512329</text:p>
              </table:table-cell>
              <table:table-cell office:value-type="float" office:value="4.33661270141602">
                <text:p>4.33661270141602</text:p>
              </table:table-cell>
              <table:table-cell office:value-type="float" office:value="4.3699688911438">
                <text:p>4.3699688911438</text:p>
              </table:table-cell>
              <table:table-cell office:value-type="float" office:value="4.40332531929016">
                <text:p>4.40332531929016</text:p>
              </table:table-cell>
              <table:table-cell office:value-type="float" office:value="4.47003841400147">
                <text:p>4.47003841400147</text:p>
              </table:table-cell>
              <table:table-cell office:value-type="float" office:value="4.50339484214783">
                <text:p>4.50339484214783</text:p>
              </table:table-cell>
              <table:table-cell office:value-type="float" office:value="4.53675103187561">
                <text:p>4.53675103187561</text:p>
              </table:table-cell>
              <table:table-cell office:value-type="float" office:value="4.60346388816834">
                <text:p>4.60346388816834</text:p>
              </table:table-cell>
              <table:table-cell office:value-type="float" office:value="4.63682079315186">
                <text:p>4.63682079315186</text:p>
              </table:table-cell>
              <table:table-cell office:value-type="float" office:value="4.7035346031189">
                <text:p>4.7035346031189</text:p>
              </table:table-cell>
              <table:table-cell office:value-type="float" office:value="4.73689150810242">
                <text:p>4.73689150810242</text:p>
              </table:table-cell>
              <table:table-cell office:value-type="float" office:value="4.80360531806946">
                <text:p>4.80360531806946</text:p>
              </table:table-cell>
              <table:table-cell office:value-type="float" office:value="4.83696222305298">
                <text:p>4.83696222305298</text:p>
              </table:table-cell>
              <table:table-cell office:value-type="float" office:value="4.8703191280365">
                <text:p>4.8703191280365</text:p>
              </table:table-cell>
              <table:table-cell office:value-type="float" office:value="4.90367603302002">
                <text:p>4.90367603302002</text:p>
              </table:table-cell>
              <table:table-cell office:value-type="float" office:value="4.93703293800354">
                <text:p>4.93703293800354</text:p>
              </table:table-cell>
              <table:table-cell office:value-type="float" office:value="5.003746509552">
                <text:p>5.003746509552</text:p>
              </table:table-cell>
              <table:table-cell office:value-type="float" office:value="5.07046055793762">
                <text:p>5.07046055793762</text:p>
              </table:table-cell>
              <table:table-cell office:value-type="float" office:value="5.13717436790466">
                <text:p>5.13717436790466</text:p>
              </table:table-cell>
              <table:table-cell office:value-type="float" office:value="5.20388793945313">
                <text:p>5.20388793945313</text:p>
              </table:table-cell>
              <table:table-cell office:value-type="float" office:value="5.27060151100159">
                <text:p>5.27060151100159</text:p>
              </table:table-cell>
              <table:table-cell office:value-type="float" office:value="5.33731532096863">
                <text:p>5.33731532096863</text:p>
              </table:table-cell>
              <table:table-cell office:value-type="float" office:value="5.40402913093567">
                <text:p>5.40402913093567</text:p>
              </table:table-cell>
              <table:table-cell office:value-type="float" office:value="5.47074270248413">
                <text:p>5.47074270248413</text:p>
              </table:table-cell>
              <table:table-cell office:value-type="float" office:value="5.53745627403259">
                <text:p>5.53745627403259</text:p>
              </table:table-cell>
              <table:table-cell office:value-type="float" office:value="5.57081317901611">
                <text:p>5.57081317901611</text:p>
              </table:table-cell>
              <table:table-cell office:value-type="float" office:value="5.63753056526184">
                <text:p>5.63753056526184</text:p>
              </table:table-cell>
              <table:table-cell office:value-type="float" office:value="5.70425152778626">
                <text:p>5.70425152778626</text:p>
              </table:table-cell>
              <table:table-cell office:value-type="float" office:value="5.73761200904846">
                <text:p>5.73761200904846</text:p>
              </table:table-cell>
              <table:table-cell office:value-type="float" office:value="5.87105417251587">
                <text:p>5.87105417251587</text:p>
              </table:table-cell>
              <table:table-cell office:value-type="float" office:value="5.90441489219666">
                <text:p>5.90441489219666</text:p>
              </table:table-cell>
              <table:table-cell office:value-type="float" office:value="5.97113633155823">
                <text:p>5.97113633155823</text:p>
              </table:table-cell>
              <table:table-cell office:value-type="float" office:value="6.03785753250122">
                <text:p>6.03785753250122</text:p>
              </table:table-cell>
              <table:table-cell office:value-type="float" office:value="6.10457873344421">
                <text:p>6.10457873344421</text:p>
              </table:table-cell>
              <table:table-cell office:value-type="float" office:value="6.13793969154358">
                <text:p>6.13793969154358</text:p>
              </table:table-cell>
              <table:table-cell office:value-type="float" office:value="6.17130041122437">
                <text:p>6.17130041122437</text:p>
              </table:table-cell>
              <table:table-cell office:value-type="float" office:value="6.20466113090515">
                <text:p>6.20466113090515</text:p>
              </table:table-cell>
              <table:table-cell office:value-type="float" office:value="6.47154808044434">
                <text:p>6.47154808044434</text:p>
              </table:table-cell>
              <table:table-cell office:value-type="float" office:value="6.53826999664307">
                <text:p>6.53826999664307</text:p>
              </table:table-cell>
              <table:table-cell office:value-type="float" office:value="6.77178192138672">
                <text:p>6.77178192138672</text:p>
              </table:table-cell>
              <table:table-cell office:value-type="float" office:value="6.83849787712097">
                <text:p>6.83849787712097</text:p>
              </table:table-cell>
              <table:table-cell office:value-type="float" office:value="6.97193002700806">
                <text:p>6.97193002700806</text:p>
              </table:table-cell>
              <table:table-cell office:value-type="float" office:value="7.07200384140015">
                <text:p>7.07200384140015</text:p>
              </table:table-cell>
              <table:table-cell office:value-type="float" office:value="7.13872003555298">
                <text:p>7.13872003555298</text:p>
              </table:table-cell>
              <table:table-cell office:value-type="float" office:value="7.17207813262939">
                <text:p>7.17207813262939</text:p>
              </table:table-cell>
              <table:table-cell office:value-type="float" office:value="7.37222623825073">
                <text:p>7.37222623825073</text:p>
              </table:table-cell>
              <table:table-cell office:value-type="float" office:value="7.40558457374573">
                <text:p>7.40558457374573</text:p>
              </table:table-cell>
              <table:table-cell office:value-type="float" office:value="7.47230052947998">
                <text:p>7.47230052947998</text:p>
              </table:table-cell>
              <table:table-cell office:value-type="float" office:value="7.53901648521423">
                <text:p>7.53901648521423</text:p>
              </table:table-cell>
              <table:table-cell office:value-type="float" office:value="7.60573291778564">
                <text:p>7.60573291778564</text:p>
              </table:table-cell>
              <table:table-cell office:value-type="float" office:value="7.67244458198547">
                <text:p>7.67244458198547</text:p>
              </table:table-cell>
              <table:table-cell office:value-type="float" office:value="7.70580053329468">
                <text:p>7.70580053329468</text:p>
              </table:table-cell>
              <table:table-cell office:value-type="float" office:value="8.00600290298462">
                <text:p>8.00600290298462</text:p>
              </table:table-cell>
              <table:table-cell office:value-type="float" office:value="8.07271432876587">
                <text:p>8.07271432876587</text:p>
              </table:table-cell>
              <table:table-cell office:value-type="float" office:value="8.17278170585632">
                <text:p>8.17278170585632</text:p>
              </table:table-cell>
              <table:table-cell office:value-type="float" office:value="8.20613741874695">
                <text:p>8.20613741874695</text:p>
              </table:table-cell>
              <table:table-cell office:value-type="float" office:value="8.2728488445282">
                <text:p>8.2728488445282</text:p>
              </table:table-cell>
              <table:table-cell office:value-type="float" office:value="8.33956003189087">
                <text:p>8.33956003189087</text:p>
              </table:table-cell>
              <table:table-cell office:value-type="float" office:value="8.57304954528809">
                <text:p>8.57304954528809</text:p>
              </table:table-cell>
              <table:table-cell office:value-type="float" office:value="8.63976168632507">
                <text:p>8.63976168632507</text:p>
              </table:table-cell>
              <table:table-cell office:value-type="float" office:value="8.9066150188446">
                <text:p>8.9066150188446</text:p>
              </table:table-cell>
              <table:table-cell office:value-type="float" office:value="8.97332835197449">
                <text:p>8.97332835197449</text:p>
              </table:table-cell>
              <table:table-cell office:value-type="float" office:value="9.24018144607544">
                <text:p>9.24018144607544</text:p>
              </table:table-cell>
              <table:table-cell office:value-type="float" office:value="9.44032073020935">
                <text:p>9.44032073020935</text:p>
              </table:table-cell>
              <table:table-cell office:value-type="float" office:value="9.60710382461548">
                <text:p>9.60710382461548</text:p>
              </table:table-cell>
              <table:table-cell office:value-type="float" office:value="9.6738166809082">
                <text:p>9.6738166809082</text:p>
              </table:table-cell>
              <table:table-cell office:value-type="float" office:value="9.74052977561951">
                <text:p>9.74052977561951</text:p>
              </table:table-cell>
              <table:table-cell office:value-type="float" office:value="9.84059882164001">
                <text:p>9.84059882164001</text:p>
              </table:table-cell>
              <table:table-cell office:value-type="float" office:value="9.90731167793274">
                <text:p>9.90731167793274</text:p>
              </table:table-cell>
              <table:table-cell office:value-type="float" office:value="9.97402453422546">
                <text:p>9.97402453422546</text:p>
              </table:table-cell>
              <table:table-cell office:value-type="float" office:value="10.0407373905182">
                <text:p>10.0407373905182</text:p>
              </table:table-cell>
              <table:table-cell office:value-type="float" office:value="10.1074502468109">
                <text:p>10.1074502468109</text:p>
              </table:table-cell>
              <table:table-cell office:value-type="float" office:value="10.1741628646851">
                <text:p>10.1741628646851</text:p>
              </table:table-cell>
              <table:table-cell office:value-type="float" office:value="10.2742319107056">
                <text:p>10.2742319107056</text:p>
              </table:table-cell>
              <table:table-cell office:value-type="float" office:value="10.3409442901611">
                <text:p>10.3409442901611</text:p>
              </table:table-cell>
              <table:table-cell office:value-type="float" office:value="10.4410133361816">
                <text:p>10.4410133361816</text:p>
              </table:table-cell>
              <table:table-cell office:value-type="float" office:value="10.6077947616577">
                <text:p>10.6077947616577</text:p>
              </table:table-cell>
              <table:table-cell office:value-type="float" office:value="10.674510717392">
                <text:p>10.674510717392</text:p>
              </table:table-cell>
              <table:table-cell office:value-type="float" office:value="10.7412269115448">
                <text:p>10.7412269115448</text:p>
              </table:table-cell>
              <table:table-cell office:value-type="float" office:value="11.0748083591461">
                <text:p>11.0748083591461</text:p>
              </table:table-cell>
              <table:table-cell office:value-type="float" office:value="11.141524553299">
                <text:p>11.141524553299</text:p>
              </table:table-cell>
              <table:table-cell office:value-type="float" office:value="11.2082409858704">
                <text:p>11.2082409858704</text:p>
              </table:table-cell>
              <table:table-cell office:value-type="float" office:value="11.3083157539368">
                <text:p>11.3083157539368</text:p>
              </table:table-cell>
              <table:table-cell office:value-type="float" office:value="11.3416740894318">
                <text:p>11.3416740894318</text:p>
              </table:table-cell>
              <table:table-cell office:value-type="float" office:value="11.3750321865082">
                <text:p>11.3750321865082</text:p>
              </table:table-cell>
              <table:table-cell office:value-type="float" office:value="11.5084652900696">
                <text:p>11.5084652900696</text:p>
              </table:table-cell>
              <table:table-cell office:value-type="float" office:value="11.6085402965546">
                <text:p>11.6085402965546</text:p>
              </table:table-cell>
              <table:table-cell office:value-type="float" office:value="11.6752529144287">
                <text:p>11.6752529144287</text:p>
              </table:table-cell>
              <table:table-cell office:value-type="float" office:value="11.7086091041565">
                <text:p>11.7086091041565</text:p>
              </table:table-cell>
              <table:table-cell office:value-type="float" office:value="11.8086779117584">
                <text:p>11.8086779117584</text:p>
              </table:table-cell>
              <table:table-cell office:value-type="float" office:value="11.875390291214">
                <text:p>11.875390291214</text:p>
              </table:table-cell>
              <table:table-cell office:value-type="float" office:value="11.9087464809418">
                <text:p>11.9087464809418</text:p>
              </table:table-cell>
              <table:table-cell office:value-type="float" office:value="11.9754593372345">
                <text:p>11.9754593372345</text:p>
              </table:table-cell>
              <table:table-cell office:value-type="float" office:value="12.208952665329">
                <text:p>12.208952665329</text:p>
              </table:table-cell>
              <table:table-cell office:value-type="float" office:value="12.275664806366">
                <text:p>12.275664806366</text:p>
              </table:table-cell>
              <table:table-cell office:value-type="float" office:value="12.3423771858215">
                <text:p>12.3423771858215</text:p>
              </table:table-cell>
              <table:table-cell office:value-type="float" office:value="12.5758700370789">
                <text:p>12.5758700370789</text:p>
              </table:table-cell>
              <table:table-cell office:value-type="float" office:value="12.6092259883881">
                <text:p>12.6092259883881</text:p>
              </table:table-cell>
              <table:table-cell office:value-type="float" office:value="12.6425838470459">
                <text:p>12.6425838470459</text:p>
              </table:table-cell>
              <table:table-cell office:value-type="float" office:value="12.8427293300629">
                <text:p>12.8427293300629</text:p>
              </table:table-cell>
              <table:table-cell office:value-type="float" office:value="12.8760869503021">
                <text:p>12.8760869503021</text:p>
              </table:table-cell>
              <table:table-cell office:value-type="float" office:value="12.9094445705414">
                <text:p>12.9094445705414</text:p>
              </table:table-cell>
              <table:table-cell office:value-type="float" office:value="12.9428019523621">
                <text:p>12.9428019523621</text:p>
              </table:table-cell>
              <table:table-cell office:value-type="float" office:value="13.0095171928406">
                <text:p>13.0095171928406</text:p>
              </table:table-cell>
              <table:table-cell office:value-type="float" office:value="13.142947435379">
                <text:p>13.142947435379</text:p>
              </table:table-cell>
              <table:table-cell office:value-type="float" office:value="13.2096626758575">
                <text:p>13.2096626758575</text:p>
              </table:table-cell>
              <table:table-cell office:value-type="float" office:value="13.2763776779175">
                <text:p>13.2763776779175</text:p>
              </table:table-cell>
              <table:table-cell office:value-type="float" office:value="13.3430926799774">
                <text:p>13.3430926799774</text:p>
              </table:table-cell>
              <table:table-cell office:value-type="float" office:value="13.4098079204559">
                <text:p>13.4098079204559</text:p>
              </table:table-cell>
              <table:table-cell office:value-type="float" office:value="13.4431655406952">
                <text:p>13.4431655406952</text:p>
              </table:table-cell>
              <table:table-cell office:value-type="float" office:value="13.5098805427551">
                <text:p>13.5098805427551</text:p>
              </table:table-cell>
              <table:table-cell office:value-type="float" office:value="13.5432379245758">
                <text:p>13.5432379245758</text:p>
              </table:table-cell>
              <table:table-cell office:value-type="float" office:value="13.5765957832336">
                <text:p>13.5765957832336</text:p>
              </table:table-cell>
              <table:table-cell office:value-type="float" office:value="13.7767446041107">
                <text:p>13.7767446041107</text:p>
              </table:table-cell>
              <table:table-cell office:value-type="float" office:value="14.1103277206421">
                <text:p>14.1103277206421</text:p>
              </table:table-cell>
              <table:table-cell office:value-type="float" office:value="14.410552740097">
                <text:p>14.410552740097</text:p>
              </table:table-cell>
              <table:table-cell office:value-type="float" office:value="14.7107772827148">
                <text:p>14.7107772827148</text:p>
              </table:table-cell>
              <table:table-cell office:value-type="float" office:value="14.7774937152863">
                <text:p>14.7774937152863</text:p>
              </table:table-cell>
              <table:table-cell office:value-type="float" office:value="14.9776422977448">
                <text:p>14.9776422977448</text:p>
              </table:table-cell>
              <table:table-cell office:value-type="float" office:value="15.0443587303162">
                <text:p>15.0443587303162</text:p>
              </table:table-cell>
              <table:table-cell office:value-type="float" office:value="15.3112239837646">
                <text:p>15.3112239837646</text:p>
              </table:table-cell>
              <table:table-cell office:value-type="float" office:value="15.3779401779175">
                <text:p>15.3779401779175</text:p>
              </table:table-cell>
              <table:table-cell office:value-type="float" office:value="15.5780892372131">
                <text:p>15.5780892372131</text:p>
              </table:table-cell>
              <table:table-cell office:value-type="float" office:value="15.6448059082031">
                <text:p>15.6448059082031</text:p>
              </table:table-cell>
              <table:table-cell office:value-type="float" office:value="15.9116735458374">
                <text:p>15.9116735458374</text:p>
              </table:table-cell>
              <table:table-cell office:value-type="float" office:value="15.9783906936646">
                <text:p>15.9783906936646</text:p>
              </table:table-cell>
              <table:table-cell office:value-type="float" office:value="16.1785414218903">
                <text:p>16.1785414218903</text:p>
              </table:table-cell>
              <table:table-cell office:value-type="float" office:value="16.2452585697174">
                <text:p>16.2452585697174</text:p>
              </table:table-cell>
              <table:table-cell office:value-type="float" office:value="16.2786169052124">
                <text:p>16.2786169052124</text:p>
              </table:table-cell>
              <table:table-cell office:value-type="float" office:value="16.5121266841888">
                <text:p>16.5121266841888</text:p>
              </table:table-cell>
              <table:table-cell office:value-type="float" office:value="16.8123540878296">
                <text:p>16.8123540878296</text:p>
              </table:table-cell>
              <table:table-cell office:value-type="float" office:value="16.8457126617432">
                <text:p>16.8457126617432</text:p>
              </table:table-cell>
              <table:table-cell office:value-type="float" office:value="16.8790712356567">
                <text:p>16.8790712356567</text:p>
              </table:table-cell>
              <table:table-cell office:value-type="float" office:value="16.9124298095703">
                <text:p>16.9124298095703</text:p>
              </table:table-cell>
              <table:table-cell office:value-type="float" office:value="16.9457886219025">
                <text:p>16.9457886219025</text:p>
              </table:table-cell>
              <table:table-cell office:value-type="float" office:value="16.979147195816">
                <text:p>16.979147195816</text:p>
              </table:table-cell>
              <table:table-cell office:value-type="float" office:value="17.0125057697296">
                <text:p>17.0125057697296</text:p>
              </table:table-cell>
              <table:table-cell office:value-type="float" office:value="17.0458645820618">
                <text:p>17.0458645820618</text:p>
              </table:table-cell>
              <table:table-cell office:value-type="float" office:value="17.0792231559753">
                <text:p>17.0792231559753</text:p>
              </table:table-cell>
              <table:table-cell office:value-type="float" office:value="17.1125817298889">
                <text:p>17.1125817298889</text:p>
              </table:table-cell>
              <table:table-cell office:value-type="float" office:value="17.1459403038025">
                <text:p>17.1459403038025</text:p>
              </table:table-cell>
              <table:table-cell office:value-type="float" office:value="17.4128098487854">
                <text:p>17.4128098487854</text:p>
              </table:table-cell>
              <table:table-cell office:value-type="float" office:value="17.446168422699">
                <text:p>17.446168422699</text:p>
              </table:table-cell>
              <table:table-cell office:value-type="float" office:value="17.5128860473633">
                <text:p>17.5128860473633</text:p>
              </table:table-cell>
              <table:table-cell office:value-type="float" office:value="17.5462446212769">
                <text:p>17.5462446212769</text:p>
              </table:table-cell>
              <table:table-cell office:value-type="float" office:value="17.6129620075226">
                <text:p>17.6129620075226</text:p>
              </table:table-cell>
              <table:table-cell office:value-type="float" office:value="17.6796770095825">
                <text:p>17.6796770095825</text:p>
              </table:table-cell>
              <table:table-cell office:value-type="float" office:value="17.746392250061">
                <text:p>17.746392250061</text:p>
              </table:table-cell>
              <table:table-cell office:value-type="float" office:value="17.7797496318817">
                <text:p>17.7797496318817</text:p>
              </table:table-cell>
              <table:table-cell office:value-type="float" office:value="17.8131074905396">
                <text:p>17.8131074905396</text:p>
              </table:table-cell>
              <table:table-cell office:value-type="float" office:value="17.8464651107788">
                <text:p>17.8464651107788</text:p>
              </table:table-cell>
              <table:table-cell office:value-type="float" office:value="17.9131803512573">
                <text:p>17.9131803512573</text:p>
              </table:table-cell>
              <table:table-cell office:value-type="float" office:value="17.9798958301544">
                <text:p>17.9798958301544</text:p>
              </table:table-cell>
              <table:table-cell office:value-type="float" office:value="18.0132534503937">
                <text:p>18.0132534503937</text:p>
              </table:table-cell>
              <table:table-cell office:value-type="float" office:value="18.0799686908722">
                <text:p>18.0799686908722</text:p>
              </table:table-cell>
              <table:table-cell office:value-type="float" office:value="18.3134732246399">
                <text:p>18.3134732246399</text:p>
              </table:table-cell>
              <table:table-cell office:value-type="float" office:value="18.3468308448792">
                <text:p>18.3468308448792</text:p>
              </table:table-cell>
              <table:table-cell office:value-type="float" office:value="18.380188703537">
                <text:p>18.380188703537</text:p>
              </table:table-cell>
              <table:table-cell office:value-type="float" office:value="18.4135465621948">
                <text:p>18.4135465621948</text:p>
              </table:table-cell>
              <table:table-cell office:value-type="float" office:value="18.4469041824341">
                <text:p>18.4469041824341</text:p>
              </table:table-cell>
              <table:table-cell office:value-type="float" office:value="18.4802622795105">
                <text:p>18.4802622795105</text:p>
              </table:table-cell>
              <table:table-cell office:value-type="float" office:value="18.5136201381683">
                <text:p>18.5136201381683</text:p>
              </table:table-cell>
              <table:table-cell office:value-type="float" office:value="18.6136939525604">
                <text:p>18.6136939525604</text:p>
              </table:table-cell>
              <table:table-cell office:value-type="float" office:value="18.6804065704346">
                <text:p>18.6804065704346</text:p>
              </table:table-cell>
              <table:table-cell office:value-type="float" office:value="18.7137629985809">
                <text:p>18.7137629985809</text:p>
              </table:table-cell>
              <table:table-cell office:value-type="float" office:value="18.8138320446014">
                <text:p>18.8138320446014</text:p>
              </table:table-cell>
              <table:table-cell office:value-type="float" office:value="18.8471884727478">
                <text:p>18.8471884727478</text:p>
              </table:table-cell>
              <table:table-cell office:value-type="float" office:value="18.9139010906219">
                <text:p>18.9139010906219</text:p>
              </table:table-cell>
              <table:table-cell office:value-type="float" office:value="19.0139698982239">
                <text:p>19.0139698982239</text:p>
              </table:table-cell>
              <table:table-cell office:value-type="float" office:value="19.0473263263702">
                <text:p>19.0473263263702</text:p>
              </table:table-cell>
              <table:table-cell office:value-type="float" office:value="19.2141077518463">
                <text:p>19.2141077518463</text:p>
              </table:table-cell>
              <table:table-cell office:value-type="float" office:value="19.2808203697205">
                <text:p>19.2808203697205</text:p>
              </table:table-cell>
              <table:table-cell office:value-type="float" office:value="19.4809577465057">
                <text:p>19.4809577465057</text:p>
              </table:table-cell>
              <table:table-cell office:value-type="float" office:value="19.5476701259613">
                <text:p>19.5476701259613</text:p>
              </table:table-cell>
              <table:table-cell office:value-type="float" office:value="19.6143827438355">
                <text:p>19.6143827438355</text:p>
              </table:table-cell>
              <table:table-cell office:value-type="float" office:value="19.6477375030518">
                <text:p>19.6477375030518</text:p>
              </table:table-cell>
              <table:table-cell office:value-type="float" office:value="19.7478017807007">
                <text:p>19.7478017807007</text:p>
              </table:table-cell>
              <table:table-cell office:value-type="float" office:value="19.8145110607147">
                <text:p>19.8145110607147</text:p>
              </table:table-cell>
              <table:table-cell office:value-type="float" office:value="19.847865819931">
                <text:p>19.847865819931</text:p>
              </table:table-cell>
              <table:table-cell office:value-type="float" office:value="19.8812201023102">
                <text:p>19.8812201023102</text:p>
              </table:table-cell>
              <table:table-cell office:value-type="float" office:value="19.9145748615265">
                <text:p>19.9145748615265</text:p>
              </table:table-cell>
              <table:table-cell office:value-type="float" office:value="20.1814107894897">
                <text:p>20.1814107894897</text:p>
              </table:table-cell>
              <table:table-cell office:value-type="float" office:value="20.2481195926666">
                <text:p>20.2481195926666</text:p>
              </table:table-cell>
              <table:table-cell office:value-type="float" office:value="20.4815995693207">
                <text:p>20.4815995693207</text:p>
              </table:table-cell>
              <table:table-cell office:value-type="float" office:value="20.7484483718872">
                <text:p>20.7484483718872</text:p>
              </table:table-cell>
              <table:table-cell office:value-type="float" office:value="20.81516456604">
                <text:p>20.81516456604</text:p>
              </table:table-cell>
              <table:table-cell office:value-type="float" office:value="21.0820291042328">
                <text:p>21.0820291042328</text:p>
              </table:table-cell>
              <table:table-cell office:value-type="float" office:value="21.1153872013092">
                <text:p>21.1153872013092</text:p>
              </table:table-cell>
              <table:table-cell office:value-type="float" office:value="21.1487452983856">
                <text:p>21.1487452983856</text:p>
              </table:table-cell>
              <table:table-cell office:value-type="float" office:value="21.2154614925385">
                <text:p>21.2154614925385</text:p>
              </table:table-cell>
              <table:table-cell office:value-type="float" office:value="21.2821774482727">
                <text:p>21.2821774482727</text:p>
              </table:table-cell>
              <table:table-cell office:value-type="float" office:value="21.3488938808441">
                <text:p>21.3488938808441</text:p>
              </table:table-cell>
              <table:table-cell office:value-type="float" office:value="21.382251739502">
                <text:p>21.382251739502</text:p>
              </table:table-cell>
              <table:table-cell office:value-type="float" office:value="21.4489679336548">
                <text:p>21.4489679336548</text:p>
              </table:table-cell>
              <table:table-cell office:value-type="float" office:value="21.5156841278076">
                <text:p>21.5156841278076</text:p>
              </table:table-cell>
              <table:table-cell office:value-type="float" office:value="21.5824000835419">
                <text:p>21.5824000835419</text:p>
              </table:table-cell>
              <table:table-cell office:value-type="float" office:value="21.649115562439">
                <text:p>21.649115562439</text:p>
              </table:table-cell>
              <table:table-cell office:value-type="float" office:value="21.6824727058411">
                <text:p>21.6824727058411</text:p>
              </table:table-cell>
              <table:table-cell office:value-type="float" office:value="21.7491869926453">
                <text:p>21.7491869926453</text:p>
              </table:table-cell>
              <table:table-cell office:value-type="float" office:value="21.8159012794495">
                <text:p>21.8159012794495</text:p>
              </table:table-cell>
              <table:table-cell office:value-type="float" office:value="21.8492584228516">
                <text:p>21.8492584228516</text:p>
              </table:table-cell>
              <table:table-cell office:value-type="float" office:value="21.9159729480743">
                <text:p>21.9159729480743</text:p>
              </table:table-cell>
              <table:table-cell office:value-type="float" office:value="21.9826872348785">
                <text:p>21.9826872348785</text:p>
              </table:table-cell>
              <table:table-cell office:value-type="float" office:value="22.0160443782806">
                <text:p>22.0160443782806</text:p>
              </table:table-cell>
              <table:table-cell office:value-type="float" office:value="22.082759141922">
                <text:p>22.082759141922</text:p>
              </table:table-cell>
              <table:table-cell office:value-type="float" office:value="22.2495453357697">
                <text:p>22.2495453357697</text:p>
              </table:table-cell>
              <table:table-cell office:value-type="float" office:value="22.316260099411">
                <text:p>22.316260099411</text:p>
              </table:table-cell>
              <table:table-cell office:value-type="float" office:value="22.5831186771393">
                <text:p>22.5831186771393</text:p>
              </table:table-cell>
              <table:table-cell office:value-type="float" office:value="22.6498351097107">
                <text:p>22.6498351097107</text:p>
              </table:table-cell>
              <table:table-cell office:value-type="float" office:value="22.8166306018829">
                <text:p>22.8166306018829</text:p>
              </table:table-cell>
              <table:table-cell office:value-type="float" office:value="22.883348941803">
                <text:p>22.883348941803</text:p>
              </table:table-cell>
              <table:table-cell office:value-type="float" office:value="22.9167079925537">
                <text:p>22.9167079925537</text:p>
              </table:table-cell>
              <table:table-cell office:value-type="float" office:value="22.9500670433044">
                <text:p>22.9500670433044</text:p>
              </table:table-cell>
              <table:table-cell office:value-type="float" office:value="23.1835813522339">
                <text:p>23.1835813522339</text:p>
              </table:table-cell>
              <table:table-cell office:value-type="float" office:value="23.2169406414032">
                <text:p>23.2169406414032</text:p>
              </table:table-cell>
              <table:table-cell office:value-type="float" office:value="23.2502996921539">
                <text:p>23.2502996921539</text:p>
              </table:table-cell>
              <table:table-cell office:value-type="float" office:value="23.4838151931763">
                <text:p>23.4838151931763</text:p>
              </table:table-cell>
              <table:table-cell office:value-type="float" office:value="23.5505337715149">
                <text:p>23.5505337715149</text:p>
              </table:table-cell>
              <table:table-cell office:value-type="float" office:value="23.7840259075165">
                <text:p>23.7840259075165</text:p>
              </table:table-cell>
              <table:table-cell office:value-type="float" office:value="23.8173806667328">
                <text:p>23.8173806667328</text:p>
              </table:table-cell>
              <table:table-cell office:value-type="float" office:value="23.9174439907074">
                <text:p>23.9174439907074</text:p>
              </table:table-cell>
              <table:table-cell office:value-type="float" office:value="24.084216594696">
                <text:p>24.084216594696</text:p>
              </table:table-cell>
              <table:table-cell office:value-type="float" office:value="24.1509253978729">
                <text:p>24.1509253978729</text:p>
              </table:table-cell>
              <table:table-cell office:value-type="float" office:value="24.1842796802521">
                <text:p>24.1842796802521</text:p>
              </table:table-cell>
              <table:table-cell office:value-type="float" office:value="24.4177596569061">
                <text:p>24.4177596569061</text:p>
              </table:table-cell>
              <table:table-cell office:value-type="float" office:value="24.4511137008667">
                <text:p>24.4511137008667</text:p>
              </table:table-cell>
              <table:table-cell office:value-type="float" office:value="24.517822265625">
                <text:p>24.517822265625</text:p>
              </table:table-cell>
              <table:table-cell office:value-type="float" office:value="24.5511763095856">
                <text:p>24.5511763095856</text:p>
              </table:table-cell>
              <table:table-cell office:value-type="float" office:value="24.5845305919647">
                <text:p>24.5845305919647</text:p>
              </table:table-cell>
              <table:table-cell office:value-type="float" office:value="24.6178843975067">
                <text:p>24.6178843975067</text:p>
              </table:table-cell>
              <table:table-cell office:value-type="float" office:value="24.6846017837524">
                <text:p>24.6846017837524</text:p>
              </table:table-cell>
              <table:table-cell office:value-type="float" office:value="24.7513191699982">
                <text:p>24.7513191699982</text:p>
              </table:table-cell>
              <table:table-cell office:value-type="float" office:value="24.7846779823303">
                <text:p>24.7846779823303</text:p>
              </table:table-cell>
              <table:table-cell office:value-type="float" office:value="24.9181125164032">
                <text:p>24.9181125164032</text:p>
              </table:table-cell>
              <table:table-cell office:value-type="float" office:value="25.0181887149811">
                <text:p>25.0181887149811</text:p>
              </table:table-cell>
              <table:table-cell office:value-type="float" office:value="25.0849063396454">
                <text:p>25.0849063396454</text:p>
              </table:table-cell>
              <table:table-cell office:value-type="float" office:value="25.3184173107147">
                <text:p>25.3184173107147</text:p>
              </table:table-cell>
              <table:table-cell office:value-type="float" office:value="25.3851346969604">
                <text:p>25.3851346969604</text:p>
              </table:table-cell>
              <table:table-cell office:value-type="float" office:value="25.6186461448669">
                <text:p>25.6186461448669</text:p>
              </table:table-cell>
              <table:table-cell office:value-type="float" office:value="25.6853666305542">
                <text:p>25.6853666305542</text:p>
              </table:table-cell>
              <table:table-cell office:value-type="float" office:value="25.7187271118164">
                <text:p>25.7187271118164</text:p>
              </table:table-cell>
              <table:table-cell office:value-type="float" office:value="25.75208735466">
                <text:p>25.75208735466</text:p>
              </table:table-cell>
              <table:table-cell office:value-type="float" office:value="25.8188083171844">
                <text:p>25.8188083171844</text:p>
              </table:table-cell>
              <table:table-cell office:value-type="float" office:value="25.8855290412903">
                <text:p>25.8855290412903</text:p>
              </table:table-cell>
              <table:table-cell office:value-type="float" office:value="25.9522500038147">
                <text:p>25.9522500038147</text:p>
              </table:table-cell>
              <table:table-cell office:value-type="float" office:value="26.0189709663391">
                <text:p>26.0189709663391</text:p>
              </table:table-cell>
              <table:table-cell office:value-type="float" office:value="26.2524945735931">
                <text:p>26.2524945735931</text:p>
              </table:table-cell>
              <table:table-cell office:value-type="float" office:value="26.3192157745361">
                <text:p>26.3192157745361</text:p>
              </table:table-cell>
              <table:table-cell office:value-type="float" office:value="26.5193798542023">
                <text:p>26.5193798542023</text:p>
              </table:table-cell>
              <table:table-cell office:value-type="float" office:value="26.5527408123016">
                <text:p>26.5527408123016</text:p>
              </table:table-cell>
              <table:table-cell office:value-type="float" office:value="26.6528174877167">
                <text:p>26.6528174877167</text:p>
              </table:table-cell>
              <table:table-cell office:value-type="float" office:value="26.719527721405">
                <text:p>26.719527721405</text:p>
              </table:table-cell>
              <table:table-cell office:value-type="float" office:value="26.7862384319305">
                <text:p>26.7862384319305</text:p>
              </table:table-cell>
              <table:table-cell office:value-type="float" office:value="26.8529489040375">
                <text:p>26.8529489040375</text:p>
              </table:table-cell>
              <table:table-cell office:value-type="float" office:value="26.9196591377258">
                <text:p>26.9196591377258</text:p>
              </table:table-cell>
              <table:table-cell office:value-type="float" office:value="26.9863696098328">
                <text:p>26.9863696098328</text:p>
              </table:table-cell>
              <table:table-cell office:value-type="float" office:value="27.0530798435211">
                <text:p>27.0530798435211</text:p>
              </table:table-cell>
              <table:table-cell office:value-type="float" office:value="27.1197900772095">
                <text:p>27.1197900772095</text:p>
              </table:table-cell>
              <table:table-cell office:value-type="float" office:value="27.1531450748444">
                <text:p>27.1531450748444</text:p>
              </table:table-cell>
              <table:table-cell office:value-type="float" office:value="27.2198553085327">
                <text:p>27.2198553085327</text:p>
              </table:table-cell>
              <table:table-cell office:value-type="float" office:value="27.2865650653839">
                <text:p>27.2865650653839</text:p>
              </table:table-cell>
              <table:table-cell office:value-type="float" office:value="27.3199203014374">
                <text:p>27.3199203014374</text:p>
              </table:table-cell>
              <table:table-cell office:value-type="float" office:value="27.3532752990723">
                <text:p>27.3532752990723</text:p>
              </table:table-cell>
              <table:table-cell office:value-type="float" office:value="27.3866300582886">
                <text:p>27.3866300582886</text:p>
              </table:table-cell>
              <table:table-cell office:value-type="float" office:value="27.4199850559235">
                <text:p>27.4199850559235</text:p>
              </table:table-cell>
              <table:table-cell office:value-type="float" office:value="27.4533400535583">
                <text:p>27.4533400535583</text:p>
              </table:table-cell>
              <table:table-cell office:value-type="float" office:value="27.5200500488281">
                <text:p>27.5200500488281</text:p>
              </table:table-cell>
              <table:table-cell office:value-type="float" office:value="27.5534048080444">
                <text:p>27.5534048080444</text:p>
              </table:table-cell>
              <table:table-cell office:value-type="float" office:value="27.6201148033142">
                <text:p>27.6201148033142</text:p>
              </table:table-cell>
              <table:table-cell office:value-type="float" office:value="27.6534693241119">
                <text:p>27.6534693241119</text:p>
              </table:table-cell>
              <table:table-cell office:value-type="float" office:value="27.6868240833282">
                <text:p>27.6868240833282</text:p>
              </table:table-cell>
              <table:table-cell office:value-type="float" office:value="27.7201783657074">
                <text:p>27.7201783657074</text:p>
              </table:table-cell>
              <table:table-cell office:value-type="float" office:value="27.7535328865051">
                <text:p>27.7535328865051</text:p>
              </table:table-cell>
              <table:table-cell office:value-type="float" office:value="27.7868874073029">
                <text:p>27.7868874073029</text:p>
              </table:table-cell>
              <table:table-cell office:value-type="float" office:value="27.8202419281006">
                <text:p>27.8202419281006</text:p>
              </table:table-cell>
              <table:table-cell office:value-type="float" office:value="27.8535964488983">
                <text:p>27.8535964488983</text:p>
              </table:table-cell>
              <table:table-cell office:value-type="float" office:value="27.9203054904938">
                <text:p>27.9203054904938</text:p>
              </table:table-cell>
              <table:table-cell office:value-type="float" office:value="27.9870140552521">
                <text:p>27.9870140552521</text:p>
              </table:table-cell>
              <table:table-cell office:value-type="float" office:value="28.0203683376312">
                <text:p>28.0203683376312</text:p>
              </table:table-cell>
              <table:table-cell office:value-type="float" office:value="28.0870771408081">
                <text:p>28.0870771408081</text:p>
              </table:table-cell>
              <table:table-cell office:value-type="float" office:value="28.1204314231873">
                <text:p>28.1204314231873</text:p>
              </table:table-cell>
              <table:table-cell office:value-type="float" office:value="28.1871399879456">
                <text:p>28.1871399879456</text:p>
              </table:table-cell>
              <table:table-cell office:value-type="float" office:value="28.2538483142853">
                <text:p>28.2538483142853</text:p>
              </table:table-cell>
              <table:table-cell office:value-type="float" office:value="28.320556640625">
                <text:p>28.320556640625</text:p>
              </table:table-cell>
              <table:table-cell office:value-type="float" office:value="28.3539106845856">
                <text:p>28.3539106845856</text:p>
              </table:table-cell>
              <table:table-cell office:value-type="float" office:value="28.4206187725067">
                <text:p>28.4206187725067</text:p>
              </table:table-cell>
              <table:table-cell office:value-type="float" office:value="28.4873268604279">
                <text:p>28.4873268604279</text:p>
              </table:table-cell>
              <table:table-cell office:value-type="float" office:value="28.554034948349">
                <text:p>28.554034948349</text:p>
              </table:table-cell>
              <table:table-cell office:value-type="float" office:value="28.6207427978516">
                <text:p>28.6207427978516</text:p>
              </table:table-cell>
              <table:table-cell office:value-type="float" office:value="28.6541001796722">
                <text:p>28.6541001796722</text:p>
              </table:table-cell>
              <table:table-cell office:value-type="float" office:value="28.7208142280579">
                <text:p>28.7208142280579</text:p>
              </table:table-cell>
              <table:table-cell office:value-type="float" office:value="28.75417137146">
                <text:p>28.75417137146</text:p>
              </table:table-cell>
              <table:table-cell office:value-type="float" office:value="28.7875285148621">
                <text:p>28.7875285148621</text:p>
              </table:table-cell>
              <table:table-cell office:value-type="float" office:value="28.8208856582642">
                <text:p>28.8208856582642</text:p>
              </table:table-cell>
              <table:table-cell office:value-type="float" office:value="28.8542425632477">
                <text:p>28.8542425632477</text:p>
              </table:table-cell>
              <table:table-cell office:value-type="float" office:value="28.8875999450684">
                <text:p>28.8875999450684</text:p>
              </table:table-cell>
              <table:table-cell office:value-type="float" office:value="28.9209570884705">
                <text:p>28.9209570884705</text:p>
              </table:table-cell>
              <table:table-cell office:value-type="float" office:value="28.9543142318726">
                <text:p>28.9543142318726</text:p>
              </table:table-cell>
              <table:table-cell office:value-type="float" office:value="29.0210282802582">
                <text:p>29.0210282802582</text:p>
              </table:table-cell>
              <table:table-cell office:value-type="float" office:value="29.0877425670624">
                <text:p>29.0877425670624</text:p>
              </table:table-cell>
              <table:table-cell office:value-type="float" office:value="29.1544570922852">
                <text:p>29.1544570922852</text:p>
              </table:table-cell>
              <table:table-cell office:value-type="float" office:value="29.2211711406708">
                <text:p>29.2211711406708</text:p>
              </table:table-cell>
              <table:table-cell office:value-type="float" office:value="29.287885427475">
                <text:p>29.287885427475</text:p>
              </table:table-cell>
              <table:table-cell office:value-type="float" office:value="29.3545997142792">
                <text:p>29.3545997142792</text:p>
              </table:table-cell>
              <table:table-cell office:value-type="float" office:value="29.4546709060669">
                <text:p>29.4546709060669</text:p>
              </table:table-cell>
              <table:table-cell office:value-type="float" office:value="29.5213851928711">
                <text:p>29.5213851928711</text:p>
              </table:table-cell>
              <table:table-cell office:value-type="float" office:value="29.5880992412567">
                <text:p>29.5880992412567</text:p>
              </table:table-cell>
              <table:table-cell office:value-type="float" office:value="29.6548159122467">
                <text:p>29.6548159122467</text:p>
              </table:table-cell>
              <table:table-cell office:value-type="float" office:value="29.7215347290039">
                <text:p>29.7215347290039</text:p>
              </table:table-cell>
              <table:table-cell office:value-type="float" office:value="29.7882535457611">
                <text:p>29.7882535457611</text:p>
              </table:table-cell>
              <table:table-cell office:value-type="float" office:value="29.821613073349">
                <text:p>29.821613073349</text:p>
              </table:table-cell>
              <table:table-cell office:value-type="float" office:value="29.8549726009369">
                <text:p>29.8549726009369</text:p>
              </table:table-cell>
              <table:table-cell office:value-type="float" office:value="29.8883321285248">
                <text:p>29.8883321285248</text:p>
              </table:table-cell>
              <table:table-cell office:value-type="float" office:value="29.955050945282">
                <text:p>29.955050945282</text:p>
              </table:table-cell>
              <table:table-cell office:value-type="float" office:value="30.0551297664642">
                <text:p>30.0551297664642</text:p>
              </table:table-cell>
              <table:table-cell office:value-type="float" office:value="30.12184882164">
                <text:p>30.12184882164</text:p>
              </table:table-cell>
              <table:table-cell office:value-type="float" office:value="30.188568353653">
                <text:p>30.188568353653</text:p>
              </table:table-cell>
              <table:table-cell office:value-type="float" office:value="30.2552876472473">
                <text:p>30.2552876472473</text:p>
              </table:table-cell>
              <table:table-cell office:value-type="float" office:value="30.2886471748352">
                <text:p>30.2886471748352</text:p>
              </table:table-cell>
              <table:table-cell office:value-type="float" office:value="30.3220071792603">
                <text:p>30.3220071792603</text:p>
              </table:table-cell>
              <table:table-cell office:value-type="float" office:value="30.3887264728546">
                <text:p>30.3887264728546</text:p>
              </table:table-cell>
              <table:table-cell office:value-type="float" office:value="30.4220862388611">
                <text:p>30.4220862388611</text:p>
              </table:table-cell>
              <table:table-cell office:value-type="float" office:value="30.488805770874">
                <text:p>30.488805770874</text:p>
              </table:table-cell>
              <table:table-cell office:value-type="float" office:value="30.555525302887">
                <text:p>30.555525302887</text:p>
              </table:table-cell>
              <table:table-cell office:value-type="float" office:value="30.588885307312">
                <text:p>30.588885307312</text:p>
              </table:table-cell>
              <table:table-cell office:value-type="float" office:value="30.6556036472321">
                <text:p>30.6556036472321</text:p>
              </table:table-cell>
              <table:table-cell office:value-type="float" office:value="30.7223215103149">
                <text:p>30.7223215103149</text:p>
              </table:table-cell>
              <table:table-cell office:value-type="float" office:value="30.7556803226471">
                <text:p>30.7556803226471</text:p>
              </table:table-cell>
              <table:table-cell office:value-type="float" office:value="30.7890393733978">
                <text:p>30.7890393733978</text:p>
              </table:table-cell>
              <table:table-cell office:value-type="float" office:value="30.8223984241486">
                <text:p>30.8223984241486</text:p>
              </table:table-cell>
              <table:table-cell office:value-type="float" office:value="30.8557572364807">
                <text:p>30.8557572364807</text:p>
              </table:table-cell>
              <table:table-cell office:value-type="float" office:value="30.9224750995636">
                <text:p>30.9224750995636</text:p>
              </table:table-cell>
              <table:table-cell office:value-type="float" office:value="30.9891932010651">
                <text:p>30.9891932010651</text:p>
              </table:table-cell>
              <table:table-cell office:value-type="float" office:value="31.0559110641479">
                <text:p>31.0559110641479</text:p>
              </table:table-cell>
              <table:table-cell office:value-type="float" office:value="31.0892703533173">
                <text:p>31.0892703533173</text:p>
              </table:table-cell>
              <table:table-cell office:value-type="float" office:value="31.1559882164001">
                <text:p>31.1559882164001</text:p>
              </table:table-cell>
              <table:table-cell office:value-type="float" office:value="31.1893475055695">
                <text:p>31.1893475055695</text:p>
              </table:table-cell>
              <table:table-cell office:value-type="float" office:value="31.2227063179016">
                <text:p>31.2227063179016</text:p>
              </table:table-cell>
              <table:table-cell office:value-type="float" office:value="31.2560653686523">
                <text:p>31.2560653686523</text:p>
              </table:table-cell>
              <table:table-cell office:value-type="float" office:value="31.2894246578217">
                <text:p>31.2894246578217</text:p>
              </table:table-cell>
              <table:table-cell office:value-type="float" office:value="31.3227837085724">
                <text:p>31.3227837085724</text:p>
              </table:table-cell>
              <table:table-cell office:value-type="float" office:value="31.3561427593231">
                <text:p>31.3561427593231</text:p>
              </table:table-cell>
            </table:table-row>
          </table:table-header-rows>
          <table:table-rows>
            <table:table-row>
              <table:table-cell office:value-type="string">
                <text:p>x_disp-axis</text:p>
                <draw:g>
                  <svg:desc>flat7.A5:flat7.A5</svg:desc>
                </draw:g>
              </table:table-cell>
              <table:table-cell office:value-type="float" office:value="-0.195187867734601">
                <text:p>-0.195187867734601</text:p>
                <draw:g>
                  <svg:desc>flat7.B5:flat7.PN5</svg:desc>
                </draw:g>
              </table:table-cell>
              <table:table-cell office:value-type="float" office:value="-0.195428076733318">
                <text:p>-0.195428076733318</text:p>
              </table:table-cell>
              <table:table-cell office:value-type="float" office:value="-0.19524245732566">
                <text:p>-0.19524245732566</text:p>
              </table:table-cell>
              <table:table-cell office:value-type="float" office:value="-0.195353684080362">
                <text:p>-0.195353684080362</text:p>
              </table:table-cell>
              <table:table-cell office:value-type="float" office:value="-0.195329426476882">
                <text:p>-0.195329426476882</text:p>
              </table:table-cell>
              <table:table-cell office:value-type="float" office:value="-0.195215681780218">
                <text:p>-0.195215681780218</text:p>
              </table:table-cell>
              <table:table-cell office:value-type="float" office:value="-0.195403180710497">
                <text:p>-0.195403180710497</text:p>
              </table:table-cell>
              <table:table-cell office:value-type="float" office:value="-0.195341871272855">
                <text:p>-0.195341871272855</text:p>
              </table:table-cell>
              <table:table-cell office:value-type="float" office:value="-0.195418719556686">
                <text:p>-0.195418719556686</text:p>
              </table:table-cell>
              <table:table-cell office:value-type="float" office:value="-0.19540396639039">
                <text:p>-0.19540396639039</text:p>
              </table:table-cell>
              <table:table-cell office:value-type="float" office:value="-0.19537483940033">
                <text:p>-0.19537483940033</text:p>
              </table:table-cell>
              <table:table-cell office:value-type="float" office:value="-0.195320226100931">
                <text:p>-0.195320226100931</text:p>
              </table:table-cell>
              <table:table-cell office:value-type="float" office:value="-0.195411775445824">
                <text:p>-0.195411775445824</text:p>
              </table:table-cell>
              <table:table-cell office:value-type="float" office:value="-0.195556098538424">
                <text:p>-0.195556098538424</text:p>
              </table:table-cell>
              <table:table-cell office:value-type="float" office:value="-0.195438836163267">
                <text:p>-0.195438836163267</text:p>
              </table:table-cell>
              <table:table-cell office:value-type="float" office:value="-0.195547943740308">
                <text:p>-0.195547943740308</text:p>
              </table:table-cell>
              <table:table-cell office:value-type="float" office:value="-0.195655517342995">
                <text:p>-0.195655517342995</text:p>
              </table:table-cell>
              <table:table-cell office:value-type="float" office:value="-0.195367300711948">
                <text:p>-0.195367300711948</text:p>
              </table:table-cell>
              <table:table-cell office:value-type="float" office:value="-0.195540583761184">
                <text:p>-0.195540583761184</text:p>
              </table:table-cell>
              <table:table-cell office:value-type="float" office:value="-0.195333233602535">
                <text:p>-0.195333233602535</text:p>
              </table:table-cell>
              <table:table-cell office:value-type="float" office:value="-0.195521633869767">
                <text:p>-0.195521633869767</text:p>
              </table:table-cell>
              <table:table-cell office:value-type="float" office:value="-0.195407798683159">
                <text:p>-0.195407798683159</text:p>
              </table:table-cell>
              <table:table-cell office:value-type="float" office:value="-0.195390427610144">
                <text:p>-0.195390427610144</text:p>
              </table:table-cell>
              <table:table-cell office:value-type="float" office:value="-0.195501030004915">
                <text:p>-0.195501030004915</text:p>
              </table:table-cell>
              <table:table-cell office:value-type="float" office:value="-0.195566389811283">
                <text:p>-0.195566389811283</text:p>
              </table:table-cell>
              <table:table-cell office:value-type="float" office:value="-0.195605270691702">
                <text:p>-0.195605270691702</text:p>
              </table:table-cell>
              <table:table-cell office:value-type="float" office:value="-0.19531686786026">
                <text:p>-0.19531686786026</text:p>
              </table:table-cell>
              <table:table-cell office:value-type="float" office:value="-0.195463607178996">
                <text:p>-0.195463607178996</text:p>
              </table:table-cell>
              <table:table-cell office:value-type="float" office:value="-0.19543686776311">
                <text:p>-0.19543686776311</text:p>
              </table:table-cell>
              <table:table-cell office:value-type="float" office:value="-0.195333359063599">
                <text:p>-0.195333359063599</text:p>
              </table:table-cell>
              <table:table-cell office:value-type="float" office:value="-0.195535575325857">
                <text:p>-0.195535575325857</text:p>
              </table:table-cell>
              <table:table-cell office:value-type="float" office:value="-0.195447912073708">
                <text:p>-0.195447912073708</text:p>
              </table:table-cell>
              <table:table-cell office:value-type="float" office:value="-0.195502324837457">
                <text:p>-0.195502324837457</text:p>
              </table:table-cell>
              <table:table-cell office:value-type="float" office:value="-0.195539013454932">
                <text:p>-0.195539013454932</text:p>
              </table:table-cell>
              <table:table-cell office:value-type="float" office:value="-0.195424386305513">
                <text:p>-0.195424386305513</text:p>
              </table:table-cell>
              <table:table-cell office:value-type="float" office:value="-0.195437699337369">
                <text:p>-0.195437699337369</text:p>
              </table:table-cell>
              <table:table-cell office:value-type="float" office:value="-0.195436537907784">
                <text:p>-0.195436537907784</text:p>
              </table:table-cell>
              <table:table-cell office:value-type="float" office:value="-0.195657675820664">
                <text:p>-0.195657675820664</text:p>
              </table:table-cell>
              <table:table-cell office:value-type="float" office:value="-0.195728356153307">
                <text:p>-0.195728356153307</text:p>
              </table:table-cell>
              <table:table-cell office:value-type="float" office:value="-0.195630542661023">
                <text:p>-0.195630542661023</text:p>
              </table:table-cell>
              <table:table-cell office:value-type="float" office:value="-0.195334047666584">
                <text:p>-0.195334047666584</text:p>
              </table:table-cell>
              <table:table-cell office:value-type="float" office:value="-0.195455957477783">
                <text:p>-0.195455957477783</text:p>
              </table:table-cell>
              <table:table-cell office:value-type="float" office:value="-0.195379687096554">
                <text:p>-0.195379687096554</text:p>
              </table:table-cell>
              <table:table-cell office:value-type="float" office:value="-0.195689612985602">
                <text:p>-0.195689612985602</text:p>
              </table:table-cell>
              <table:table-cell office:value-type="float" office:value="-0.195506625406406">
                <text:p>-0.195506625406406</text:p>
              </table:table-cell>
              <table:table-cell office:value-type="float" office:value="-0.195612438763861">
                <text:p>-0.195612438763861</text:p>
              </table:table-cell>
              <table:table-cell office:value-type="float" office:value="-0.19558088916728">
                <text:p>-0.19558088916728</text:p>
              </table:table-cell>
              <table:table-cell office:value-type="float" office:value="-0.195286732816215">
                <text:p>-0.195286732816215</text:p>
              </table:table-cell>
              <table:table-cell office:value-type="float" office:value="-0.195493682660638">
                <text:p>-0.195493682660638</text:p>
              </table:table-cell>
              <table:table-cell office:value-type="float" office:value="-0.195440444630904">
                <text:p>-0.195440444630904</text:p>
              </table:table-cell>
              <table:table-cell office:value-type="float" office:value="-0.195283230682488">
                <text:p>-0.195283230682488</text:p>
              </table:table-cell>
              <table:table-cell office:value-type="float" office:value="-0.195486964089914">
                <text:p>-0.195486964089914</text:p>
              </table:table-cell>
              <table:table-cell office:value-type="float" office:value="-0.195420354452435">
                <text:p>-0.195420354452435</text:p>
              </table:table-cell>
              <table:table-cell office:value-type="float" office:value="-0.195445902392819">
                <text:p>-0.195445902392819</text:p>
              </table:table-cell>
              <table:table-cell office:value-type="float" office:value="-0.195444936867838">
                <text:p>-0.195444936867838</text:p>
              </table:table-cell>
              <table:table-cell office:value-type="float" office:value="-0.195506564741708">
                <text:p>-0.195506564741708</text:p>
              </table:table-cell>
              <table:table-cell office:value-type="float" office:value="-0.195468046167355">
                <text:p>-0.195468046167355</text:p>
              </table:table-cell>
              <table:table-cell office:value-type="float" office:value="-0.195445870982302">
                <text:p>-0.195445870982302</text:p>
              </table:table-cell>
              <table:table-cell office:value-type="float" office:value="-0.19559245487405">
                <text:p>-0.19559245487405</text:p>
              </table:table-cell>
              <table:table-cell office:value-type="float" office:value="-0.195391194777279">
                <text:p>-0.195391194777279</text:p>
              </table:table-cell>
              <table:table-cell office:value-type="float" office:value="-0.195608100749657">
                <text:p>-0.195608100749657</text:p>
              </table:table-cell>
              <table:table-cell office:value-type="float" office:value="-0.195484399686473">
                <text:p>-0.195484399686473</text:p>
              </table:table-cell>
              <table:table-cell office:value-type="float" office:value="-0.19545150463983">
                <text:p>-0.19545150463983</text:p>
              </table:table-cell>
              <table:table-cell office:value-type="float" office:value="-0.195565277798527">
                <text:p>-0.195565277798527</text:p>
              </table:table-cell>
              <table:table-cell office:value-type="float" office:value="-0.195638034813019">
                <text:p>-0.195638034813019</text:p>
              </table:table-cell>
              <table:table-cell office:value-type="float" office:value="-0.195593198471901">
                <text:p>-0.195593198471901</text:p>
              </table:table-cell>
              <table:table-cell office:value-type="float" office:value="-0.19536568566191">
                <text:p>-0.19536568566191</text:p>
              </table:table-cell>
              <table:table-cell office:value-type="float" office:value="-0.195677608062626">
                <text:p>-0.195677608062626</text:p>
              </table:table-cell>
              <table:table-cell office:value-type="float" office:value="-0.195422553369816">
                <text:p>-0.195422553369816</text:p>
              </table:table-cell>
              <table:table-cell office:value-type="float" office:value="-0.195471195613754">
                <text:p>-0.195471195613754</text:p>
              </table:table-cell>
              <table:table-cell office:value-type="float" office:value="-0.195552933218815">
                <text:p>-0.195552933218815</text:p>
              </table:table-cell>
              <table:table-cell office:value-type="float" office:value="-0.195314923316485">
                <text:p>-0.195314923316485</text:p>
              </table:table-cell>
              <table:table-cell office:value-type="float" office:value="-0.195595398077328">
                <text:p>-0.195595398077328</text:p>
              </table:table-cell>
              <table:table-cell office:value-type="float" office:value="-0.195431279155156">
                <text:p>-0.195431279155156</text:p>
              </table:table-cell>
              <table:table-cell office:value-type="float" office:value="-0.19550246169018">
                <text:p>-0.19550246169018</text:p>
              </table:table-cell>
              <table:table-cell office:value-type="float" office:value="-0.195560011958609">
                <text:p>-0.195560011958609</text:p>
              </table:table-cell>
              <table:table-cell office:value-type="float" office:value="-0.195613023461291">
                <text:p>-0.195613023461291</text:p>
              </table:table-cell>
              <table:table-cell office:value-type="float" office:value="-0.195628195813964">
                <text:p>-0.195628195813964</text:p>
              </table:table-cell>
              <table:table-cell office:value-type="float" office:value="-0.195262226449825">
                <text:p>-0.195262226449825</text:p>
              </table:table-cell>
              <table:table-cell office:value-type="float" office:value="-0.195309990001063">
                <text:p>-0.195309990001063</text:p>
              </table:table-cell>
              <table:table-cell office:value-type="float" office:value="-0.195459654143468">
                <text:p>-0.195459654143468</text:p>
              </table:table-cell>
              <table:table-cell office:value-type="float" office:value="-0.195643670504672">
                <text:p>-0.195643670504672</text:p>
              </table:table-cell>
              <table:table-cell office:value-type="float" office:value="-0.195572066897357">
                <text:p>-0.195572066897357</text:p>
              </table:table-cell>
              <table:table-cell office:value-type="float" office:value="-0.195478988849733">
                <text:p>-0.195478988849733</text:p>
              </table:table-cell>
              <table:table-cell office:value-type="float" office:value="-0.195495576357687">
                <text:p>-0.195495576357687</text:p>
              </table:table-cell>
              <table:table-cell office:value-type="float" office:value="-0.195508079699727">
                <text:p>-0.195508079699727</text:p>
              </table:table-cell>
              <table:table-cell office:value-type="float" office:value="-0.195445962998627">
                <text:p>-0.195445962998627</text:p>
              </table:table-cell>
              <table:table-cell office:value-type="float" office:value="-0.195426507175984">
                <text:p>-0.195426507175984</text:p>
              </table:table-cell>
              <table:table-cell office:value-type="float" office:value="-0.195609484594796">
                <text:p>-0.195609484594796</text:p>
              </table:table-cell>
              <table:table-cell office:value-type="float" office:value="-0.195481868720868">
                <text:p>-0.195481868720868</text:p>
              </table:table-cell>
              <table:table-cell office:value-type="float" office:value="-0.195465235902121">
                <text:p>-0.195465235902121</text:p>
              </table:table-cell>
              <table:table-cell office:value-type="float" office:value="-0.195421380783249">
                <text:p>-0.195421380783249</text:p>
              </table:table-cell>
              <table:table-cell office:value-type="float" office:value="-0.195318940339554">
                <text:p>-0.195318940339554</text:p>
              </table:table-cell>
              <table:table-cell office:value-type="float" office:value="-0.19547599078904">
                <text:p>-0.19547599078904</text:p>
              </table:table-cell>
              <table:table-cell office:value-type="float" office:value="-0.195524186281264">
                <text:p>-0.195524186281264</text:p>
              </table:table-cell>
              <table:table-cell office:value-type="float" office:value="-0.195527717362287">
                <text:p>-0.195527717362287</text:p>
              </table:table-cell>
              <table:table-cell office:value-type="float" office:value="-0.195640875783331">
                <text:p>-0.195640875783331</text:p>
              </table:table-cell>
              <table:table-cell office:value-type="float" office:value="-0.195376921788416">
                <text:p>-0.195376921788416</text:p>
              </table:table-cell>
              <table:table-cell office:value-type="float" office:value="-0.195315049620914">
                <text:p>-0.195315049620914</text:p>
              </table:table-cell>
              <table:table-cell office:value-type="float" office:value="-0.195346247708933">
                <text:p>-0.195346247708933</text:p>
              </table:table-cell>
              <table:table-cell office:value-type="float" office:value="-0.1953573761183">
                <text:p>-0.1953573761183</text:p>
              </table:table-cell>
              <table:table-cell office:value-type="float" office:value="-0.195449133032262">
                <text:p>-0.195449133032262</text:p>
              </table:table-cell>
              <table:table-cell office:value-type="float" office:value="-0.195264340323999">
                <text:p>-0.195264340323999</text:p>
              </table:table-cell>
              <table:table-cell office:value-type="float" office:value="-0.195336734516354">
                <text:p>-0.195336734516354</text:p>
              </table:table-cell>
              <table:table-cell office:value-type="float" office:value="-0.195633246838169">
                <text:p>-0.195633246838169</text:p>
              </table:table-cell>
              <table:table-cell office:value-type="float" office:value="-0.195496671830247">
                <text:p>-0.195496671830247</text:p>
              </table:table-cell>
              <table:table-cell office:value-type="float" office:value="-0.195445893798254">
                <text:p>-0.195445893798254</text:p>
              </table:table-cell>
              <table:table-cell office:value-type="float" office:value="-0.195896739521468">
                <text:p>-0.195896739521468</text:p>
              </table:table-cell>
              <table:table-cell office:value-type="float" office:value="-0.200113885288242">
                <text:p>-0.200113885288242</text:p>
              </table:table-cell>
              <table:table-cell office:value-type="float" office:value="-0.198716341000843">
                <text:p>-0.198716341000843</text:p>
              </table:table-cell>
              <table:table-cell office:value-type="float" office:value="-0.19607739248464">
                <text:p>-0.19607739248464</text:p>
              </table:table-cell>
              <table:table-cell office:value-type="float" office:value="-0.193597737987122">
                <text:p>-0.193597737987122</text:p>
              </table:table-cell>
              <table:table-cell office:value-type="float" office:value="-0.193301076475364">
                <text:p>-0.193301076475364</text:p>
              </table:table-cell>
              <table:table-cell office:value-type="float" office:value="-0.191859731523324">
                <text:p>-0.191859731523324</text:p>
              </table:table-cell>
              <table:table-cell office:value-type="float" office:value="-0.20317879390794">
                <text:p>-0.20317879390794</text:p>
              </table:table-cell>
              <table:table-cell office:value-type="float" office:value="-0.206889236577355">
                <text:p>-0.206889236577355</text:p>
              </table:table-cell>
              <table:table-cell office:value-type="float" office:value="-0.224852959451551">
                <text:p>-0.224852959451551</text:p>
              </table:table-cell>
              <table:table-cell office:value-type="float" office:value="-0.225457347135971">
                <text:p>-0.225457347135971</text:p>
              </table:table-cell>
              <table:table-cell office:value-type="float" office:value="-0.22347456350065">
                <text:p>-0.22347456350065</text:p>
              </table:table-cell>
              <table:table-cell office:value-type="float" office:value="-0.210686838016039">
                <text:p>-0.210686838016039</text:p>
              </table:table-cell>
              <table:table-cell office:value-type="float" office:value="-0.200763899581765">
                <text:p>-0.200763899581765</text:p>
              </table:table-cell>
              <table:table-cell office:value-type="float" office:value="-0.193002779770921">
                <text:p>-0.193002779770921</text:p>
              </table:table-cell>
              <table:table-cell office:value-type="float" office:value="-0.191399919746268">
                <text:p>-0.191399919746268</text:p>
              </table:table-cell>
              <table:table-cell office:value-type="float" office:value="-0.194884848705875">
                <text:p>-0.194884848705875</text:p>
              </table:table-cell>
              <table:table-cell office:value-type="float" office:value="-0.247328211877521">
                <text:p>-0.247328211877521</text:p>
              </table:table-cell>
              <table:table-cell office:value-type="float" office:value="-0.24433013445422">
                <text:p>-0.24433013445422</text:p>
              </table:table-cell>
              <table:table-cell office:value-type="float" office:value="-0.183882698316114">
                <text:p>-0.183882698316114</text:p>
              </table:table-cell>
              <table:table-cell office:value-type="float" office:value="-0.184926171083524">
                <text:p>-0.184926171083524</text:p>
              </table:table-cell>
              <table:table-cell office:value-type="float" office:value="-0.214230388266945">
                <text:p>-0.214230388266945</text:p>
              </table:table-cell>
              <table:table-cell office:value-type="float" office:value="-0.231785432532775">
                <text:p>-0.231785432532775</text:p>
              </table:table-cell>
              <table:table-cell office:value-type="float" office:value="-0.231139458161464">
                <text:p>-0.231139458161464</text:p>
              </table:table-cell>
              <table:table-cell office:value-type="float" office:value="-0.23158674780448">
                <text:p>-0.23158674780448</text:p>
              </table:table-cell>
              <table:table-cell office:value-type="float" office:value="-0.18856054410069">
                <text:p>-0.18856054410069</text:p>
              </table:table-cell>
              <table:table-cell office:value-type="float" office:value="-0.186413690888989">
                <text:p>-0.186413690888989</text:p>
              </table:table-cell>
              <table:table-cell office:value-type="float" office:value="-0.192801167625649">
                <text:p>-0.192801167625649</text:p>
              </table:table-cell>
              <table:table-cell office:value-type="float" office:value="-0.204125045968428">
                <text:p>-0.204125045968428</text:p>
              </table:table-cell>
              <table:table-cell office:value-type="float" office:value="-0.215565538268944">
                <text:p>-0.215565538268944</text:p>
              </table:table-cell>
              <table:table-cell office:value-type="float" office:value="-0.225044244155108">
                <text:p>-0.225044244155108</text:p>
              </table:table-cell>
              <table:table-cell office:value-type="float" office:value="-0.226529546792748">
                <text:p>-0.226529546792748</text:p>
              </table:table-cell>
              <table:table-cell office:value-type="float" office:value="-0.168845081534326">
                <text:p>-0.168845081534326</text:p>
              </table:table-cell>
              <table:table-cell office:value-type="float" office:value="-0.171175094370184">
                <text:p>-0.171175094370184</text:p>
              </table:table-cell>
              <table:table-cell office:value-type="float" office:value="-0.191629750453418">
                <text:p>-0.191629750453418</text:p>
              </table:table-cell>
              <table:table-cell office:value-type="float" office:value="-0.197554964419386">
                <text:p>-0.197554964419386</text:p>
              </table:table-cell>
              <table:table-cell office:value-type="float" office:value="-0.204416865900233">
                <text:p>-0.204416865900233</text:p>
              </table:table-cell>
              <table:table-cell office:value-type="float" office:value="-0.201000218444996">
                <text:p>-0.201000218444996</text:p>
              </table:table-cell>
              <table:table-cell office:value-type="float" office:value="-0.146212120527974">
                <text:p>-0.146212120527974</text:p>
              </table:table-cell>
              <table:table-cell office:value-type="float" office:value="-0.144550847313187">
                <text:p>-0.144550847313187</text:p>
              </table:table-cell>
              <table:table-cell office:value-type="float" office:value="-0.208749116918034">
                <text:p>-0.208749116918034</text:p>
              </table:table-cell>
              <table:table-cell office:value-type="float" office:value="-0.211530491841623">
                <text:p>-0.211530491841623</text:p>
              </table:table-cell>
              <table:table-cell office:value-type="float" office:value="-0.159906088429639">
                <text:p>-0.159906088429639</text:p>
              </table:table-cell>
              <table:table-cell office:value-type="float" office:value="-0.197413924155867">
                <text:p>-0.197413924155867</text:p>
              </table:table-cell>
              <table:table-cell office:value-type="float" office:value="-0.207351548393773">
                <text:p>-0.207351548393773</text:p>
              </table:table-cell>
              <table:table-cell office:value-type="float" office:value="-0.198231426996225">
                <text:p>-0.198231426996225</text:p>
              </table:table-cell>
              <table:table-cell office:value-type="float" office:value="-0.192869566556637">
                <text:p>-0.192869566556637</text:p>
              </table:table-cell>
              <table:table-cell office:value-type="float" office:value="-0.179616877696246">
                <text:p>-0.179616877696246</text:p>
              </table:table-cell>
              <table:table-cell office:value-type="float" office:value="-0.188816945641792">
                <text:p>-0.188816945641792</text:p>
              </table:table-cell>
              <table:table-cell office:value-type="float" office:value="-0.201223463106007">
                <text:p>-0.201223463106007</text:p>
              </table:table-cell>
              <table:table-cell office:value-type="float" office:value="-0.212426135518969">
                <text:p>-0.212426135518969</text:p>
              </table:table-cell>
              <table:table-cell office:value-type="float" office:value="-0.218406138847339">
                <text:p>-0.218406138847339</text:p>
              </table:table-cell>
              <table:table-cell office:value-type="float" office:value="-0.22073007235056">
                <text:p>-0.22073007235056</text:p>
              </table:table-cell>
              <table:table-cell office:value-type="float" office:value="-0.204448912000367">
                <text:p>-0.204448912000367</text:p>
              </table:table-cell>
              <table:table-cell office:value-type="float" office:value="-0.191734181234174">
                <text:p>-0.191734181234174</text:p>
              </table:table-cell>
              <table:table-cell office:value-type="float" office:value="-0.171844108766972">
                <text:p>-0.171844108766972</text:p>
              </table:table-cell>
              <table:table-cell office:value-type="float" office:value="-0.212093339597139">
                <text:p>-0.212093339597139</text:p>
              </table:table-cell>
              <table:table-cell office:value-type="float" office:value="-0.227629949614278">
                <text:p>-0.227629949614278</text:p>
              </table:table-cell>
              <table:table-cell office:value-type="float" office:value="-0.230560835840843">
                <text:p>-0.230560835840843</text:p>
              </table:table-cell>
              <table:table-cell office:value-type="float" office:value="-0.164081269662945">
                <text:p>-0.164081269662945</text:p>
              </table:table-cell>
              <table:table-cell office:value-type="float" office:value="-0.173286567895876">
                <text:p>-0.173286567895876</text:p>
              </table:table-cell>
              <table:table-cell office:value-type="float" office:value="-0.188343994372175">
                <text:p>-0.188343994372175</text:p>
              </table:table-cell>
              <table:table-cell office:value-type="float" office:value="-0.206068692701795">
                <text:p>-0.206068692701795</text:p>
              </table:table-cell>
              <table:table-cell office:value-type="float" office:value="-0.207056426657901">
                <text:p>-0.207056426657901</text:p>
              </table:table-cell>
              <table:table-cell office:value-type="float" office:value="-0.204412203881558">
                <text:p>-0.204412203881558</text:p>
              </table:table-cell>
              <table:table-cell office:value-type="float" office:value="-0.188705753839906">
                <text:p>-0.188705753839906</text:p>
              </table:table-cell>
              <table:table-cell office:value-type="float" office:value="-0.166966685428965">
                <text:p>-0.166966685428965</text:p>
              </table:table-cell>
              <table:table-cell office:value-type="float" office:value="-0.154827707851858">
                <text:p>-0.154827707851858</text:p>
              </table:table-cell>
              <table:table-cell office:value-type="float" office:value="-0.162582567893736">
                <text:p>-0.162582567893736</text:p>
              </table:table-cell>
              <table:table-cell office:value-type="float" office:value="-0.183405106769988">
                <text:p>-0.183405106769988</text:p>
              </table:table-cell>
              <table:table-cell office:value-type="float" office:value="-0.199133689111993">
                <text:p>-0.199133689111993</text:p>
              </table:table-cell>
              <table:table-cell office:value-type="float" office:value="-0.203819505866738">
                <text:p>-0.203819505866738</text:p>
              </table:table-cell>
              <table:table-cell office:value-type="float" office:value="-0.201983316405936">
                <text:p>-0.201983316405936</text:p>
              </table:table-cell>
              <table:table-cell office:value-type="float" office:value="-0.161826405228463">
                <text:p>-0.161826405228463</text:p>
              </table:table-cell>
              <table:table-cell office:value-type="float" office:value="-0.149378075719468">
                <text:p>-0.149378075719468</text:p>
              </table:table-cell>
              <table:table-cell office:value-type="float" office:value="-0.161656504285916">
                <text:p>-0.161656504285916</text:p>
              </table:table-cell>
              <table:table-cell office:value-type="float" office:value="-0.214455865858354">
                <text:p>-0.214455865858354</text:p>
              </table:table-cell>
              <table:table-cell office:value-type="float" office:value="-0.213543650144821">
                <text:p>-0.213543650144821</text:p>
              </table:table-cell>
              <table:table-cell office:value-type="float" office:value="-0.212903849764671">
                <text:p>-0.212903849764671</text:p>
              </table:table-cell>
              <table:table-cell office:value-type="float" office:value="-0.165515356193319">
                <text:p>-0.165515356193319</text:p>
              </table:table-cell>
              <table:table-cell office:value-type="float" office:value="-0.16207410375787">
                <text:p>-0.16207410375787</text:p>
              </table:table-cell>
              <table:table-cell office:value-type="float" office:value="-0.157676140980692">
                <text:p>-0.157676140980692</text:p>
              </table:table-cell>
              <table:table-cell office:value-type="float" office:value="-0.160043494860779">
                <text:p>-0.160043494860779</text:p>
              </table:table-cell>
              <table:table-cell office:value-type="float" office:value="-0.174452155951423">
                <text:p>-0.174452155951423</text:p>
              </table:table-cell>
              <table:table-cell office:value-type="float" office:value="-0.198816355203648">
                <text:p>-0.198816355203648</text:p>
              </table:table-cell>
              <table:table-cell office:value-type="float" office:value="-0.196395465233886">
                <text:p>-0.196395465233886</text:p>
              </table:table-cell>
              <table:table-cell office:value-type="float" office:value="-0.197427512749546">
                <text:p>-0.197427512749546</text:p>
              </table:table-cell>
              <table:table-cell office:value-type="float" office:value="-0.182959390341816">
                <text:p>-0.182959390341816</text:p>
              </table:table-cell>
              <table:table-cell office:value-type="float" office:value="-0.170912637770856">
                <text:p>-0.170912637770856</text:p>
              </table:table-cell>
              <table:table-cell office:value-type="float" office:value="-0.165423436159749">
                <text:p>-0.165423436159749</text:p>
              </table:table-cell>
              <table:table-cell office:value-type="float" office:value="-0.157510600329512">
                <text:p>-0.157510600329512</text:p>
              </table:table-cell>
              <table:table-cell office:value-type="float" office:value="-0.164938236212648">
                <text:p>-0.164938236212648</text:p>
              </table:table-cell>
              <table:table-cell office:value-type="float" office:value="-0.168726676462684">
                <text:p>-0.168726676462684</text:p>
              </table:table-cell>
              <table:table-cell office:value-type="float" office:value="-0.197393332026956">
                <text:p>-0.197393332026956</text:p>
              </table:table-cell>
              <table:table-cell office:value-type="float" office:value="-0.146883161892514">
                <text:p>-0.146883161892514</text:p>
              </table:table-cell>
              <table:table-cell office:value-type="float" office:value="-0.204701302928643">
                <text:p>-0.204701302928643</text:p>
              </table:table-cell>
              <table:table-cell office:value-type="float" office:value="-0.146749426297901">
                <text:p>-0.146749426297901</text:p>
              </table:table-cell>
              <table:table-cell office:value-type="float" office:value="-0.154659532318997">
                <text:p>-0.154659532318997</text:p>
              </table:table-cell>
              <table:table-cell office:value-type="float" office:value="-0.192427644903997">
                <text:p>-0.192427644903997</text:p>
              </table:table-cell>
              <table:table-cell office:value-type="float" office:value="-0.186650453688202">
                <text:p>-0.186650453688202</text:p>
              </table:table-cell>
              <table:table-cell office:value-type="float" office:value="-0.128656248891503">
                <text:p>-0.128656248891503</text:p>
              </table:table-cell>
              <table:table-cell office:value-type="float" office:value="-0.129603168133319">
                <text:p>-0.129603168133319</text:p>
              </table:table-cell>
              <table:table-cell office:value-type="float" office:value="-0.167530730632978">
                <text:p>-0.167530730632978</text:p>
              </table:table-cell>
              <table:table-cell office:value-type="float" office:value="-0.164079230445981">
                <text:p>-0.164079230445981</text:p>
              </table:table-cell>
              <table:table-cell office:value-type="float" office:value="-0.106772400199101">
                <text:p>-0.106772400199101</text:p>
              </table:table-cell>
              <table:table-cell office:value-type="float" office:value="-0.113428644656328">
                <text:p>-0.113428644656328</text:p>
              </table:table-cell>
              <table:table-cell office:value-type="float" office:value="-0.168129511484154">
                <text:p>-0.168129511484154</text:p>
              </table:table-cell>
              <table:table-cell office:value-type="float" office:value="-0.168219737027019">
                <text:p>-0.168219737027019</text:p>
              </table:table-cell>
              <table:table-cell office:value-type="float" office:value="-0.168209292383278">
                <text:p>-0.168209292383278</text:p>
              </table:table-cell>
              <table:table-cell office:value-type="float" office:value="-0.125083754946177">
                <text:p>-0.125083754946177</text:p>
              </table:table-cell>
              <table:table-cell office:value-type="float" office:value="-0.184944684325065">
                <text:p>-0.184944684325065</text:p>
              </table:table-cell>
              <table:table-cell office:value-type="float" office:value="-0.18459825266616">
                <text:p>-0.18459825266616</text:p>
              </table:table-cell>
              <table:table-cell office:value-type="float" office:value="-0.184739508360893">
                <text:p>-0.184739508360893</text:p>
              </table:table-cell>
              <table:table-cell office:value-type="float" office:value="-0.182492172244528">
                <text:p>-0.182492172244528</text:p>
              </table:table-cell>
              <table:table-cell office:value-type="float" office:value="-0.177473784001765">
                <text:p>-0.177473784001765</text:p>
              </table:table-cell>
              <table:table-cell office:value-type="float" office:value="-0.169450234497748">
                <text:p>-0.169450234497748</text:p>
              </table:table-cell>
              <table:table-cell office:value-type="float" office:value="-0.165237938776115">
                <text:p>-0.165237938776115</text:p>
              </table:table-cell>
              <table:table-cell office:value-type="float" office:value="-0.15934710094833">
                <text:p>-0.15934710094833</text:p>
              </table:table-cell>
              <table:table-cell office:value-type="float" office:value="-0.153404903580052">
                <text:p>-0.153404903580052</text:p>
              </table:table-cell>
              <table:table-cell office:value-type="float" office:value="-0.151764325900102">
                <text:p>-0.151764325900102</text:p>
              </table:table-cell>
              <table:table-cell office:value-type="float" office:value="-0.153576251827303">
                <text:p>-0.153576251827303</text:p>
              </table:table-cell>
              <table:table-cell office:value-type="float" office:value="-0.231294290626139">
                <text:p>-0.231294290626139</text:p>
              </table:table-cell>
              <table:table-cell office:value-type="float" office:value="-0.230600584541776">
                <text:p>-0.230600584541776</text:p>
              </table:table-cell>
              <table:table-cell office:value-type="float" office:value="-0.231640574132579">
                <text:p>-0.231640574132579</text:p>
              </table:table-cell>
              <table:table-cell office:value-type="float" office:value="-0.226126816603046">
                <text:p>-0.226126816603046</text:p>
              </table:table-cell>
              <table:table-cell office:value-type="float" office:value="-0.214341270132033">
                <text:p>-0.214341270132033</text:p>
              </table:table-cell>
              <table:table-cell office:value-type="float" office:value="-0.199694850780463">
                <text:p>-0.199694850780463</text:p>
              </table:table-cell>
              <table:table-cell office:value-type="float" office:value="-0.189016419794076">
                <text:p>-0.189016419794076</text:p>
              </table:table-cell>
              <table:table-cell office:value-type="float" office:value="-0.190192743899628">
                <text:p>-0.190192743899628</text:p>
              </table:table-cell>
              <table:table-cell office:value-type="float" office:value="-0.196531551276137">
                <text:p>-0.196531551276137</text:p>
              </table:table-cell>
              <table:table-cell office:value-type="float" office:value="-0.202313211930614">
                <text:p>-0.202313211930614</text:p>
              </table:table-cell>
              <table:table-cell office:value-type="float" office:value="-0.215522076469698">
                <text:p>-0.215522076469698</text:p>
              </table:table-cell>
              <table:table-cell office:value-type="float" office:value="-0.227232109476341">
                <text:p>-0.227232109476341</text:p>
              </table:table-cell>
              <table:table-cell office:value-type="float" office:value="-0.22886021652549">
                <text:p>-0.22886021652549</text:p>
              </table:table-cell>
              <table:table-cell office:value-type="float" office:value="-0.228878716694081">
                <text:p>-0.228878716694081</text:p>
              </table:table-cell>
              <table:table-cell office:value-type="float" office:value="-0.168718455176291">
                <text:p>-0.168718455176291</text:p>
              </table:table-cell>
              <table:table-cell office:value-type="float" office:value="-0.161363896638967">
                <text:p>-0.161363896638967</text:p>
              </table:table-cell>
              <table:table-cell office:value-type="float" office:value="-0.15299520575027">
                <text:p>-0.15299520575027</text:p>
              </table:table-cell>
              <table:table-cell office:value-type="float" office:value="-0.152397539307891">
                <text:p>-0.152397539307891</text:p>
              </table:table-cell>
              <table:table-cell office:value-type="float" office:value="-0.157685947991319">
                <text:p>-0.157685947991319</text:p>
              </table:table-cell>
              <table:table-cell office:value-type="float" office:value="-0.165492076035098">
                <text:p>-0.165492076035098</text:p>
              </table:table-cell>
              <table:table-cell office:value-type="float" office:value="-0.170493774354859">
                <text:p>-0.170493774354859</text:p>
              </table:table-cell>
              <table:table-cell office:value-type="float" office:value="-0.187064587282075">
                <text:p>-0.187064587282075</text:p>
              </table:table-cell>
              <table:table-cell office:value-type="float" office:value="-0.186719525969403">
                <text:p>-0.186719525969403</text:p>
              </table:table-cell>
              <table:table-cell office:value-type="float" office:value="-0.187591359241881">
                <text:p>-0.187591359241881</text:p>
              </table:table-cell>
              <table:table-cell office:value-type="float" office:value="-0.175653565383468">
                <text:p>-0.175653565383468</text:p>
              </table:table-cell>
              <table:table-cell office:value-type="float" office:value="-0.167725073210851">
                <text:p>-0.167725073210851</text:p>
              </table:table-cell>
              <table:table-cell office:value-type="float" office:value="-0.155109966950059">
                <text:p>-0.155109966950059</text:p>
              </table:table-cell>
              <table:table-cell office:value-type="float" office:value="-0.158589715294694">
                <text:p>-0.158589715294694</text:p>
              </table:table-cell>
              <table:table-cell office:value-type="float" office:value="-0.165604764779516">
                <text:p>-0.165604764779516</text:p>
              </table:table-cell>
              <table:table-cell office:value-type="float" office:value="-0.19942051674543">
                <text:p>-0.19942051674543</text:p>
              </table:table-cell>
              <table:table-cell office:value-type="float" office:value="-0.199089487245858">
                <text:p>-0.199089487245858</text:p>
              </table:table-cell>
              <table:table-cell office:value-type="float" office:value="-0.173400174334985">
                <text:p>-0.173400174334985</text:p>
              </table:table-cell>
              <table:table-cell office:value-type="float" office:value="-0.158260982597568">
                <text:p>-0.158260982597568</text:p>
              </table:table-cell>
              <table:table-cell office:value-type="float" office:value="-0.164715542893063">
                <text:p>-0.164715542893063</text:p>
              </table:table-cell>
              <table:table-cell office:value-type="float" office:value="-0.170897418721225">
                <text:p>-0.170897418721225</text:p>
              </table:table-cell>
              <table:table-cell office:value-type="float" office:value="-0.192740354198709">
                <text:p>-0.192740354198709</text:p>
              </table:table-cell>
              <table:table-cell office:value-type="float" office:value="-0.206197950749356">
                <text:p>-0.206197950749356</text:p>
              </table:table-cell>
              <table:table-cell office:value-type="float" office:value="-0.212159572814278">
                <text:p>-0.212159572814278</text:p>
              </table:table-cell>
              <table:table-cell office:value-type="float" office:value="-0.206731316708178">
                <text:p>-0.206731316708178</text:p>
              </table:table-cell>
              <table:table-cell office:value-type="float" office:value="-0.205422957043618">
                <text:p>-0.205422957043618</text:p>
              </table:table-cell>
              <table:table-cell office:value-type="float" office:value="-0.159399827212481">
                <text:p>-0.159399827212481</text:p>
              </table:table-cell>
              <table:table-cell office:value-type="float" office:value="-0.171297759288756">
                <text:p>-0.171297759288756</text:p>
              </table:table-cell>
              <table:table-cell office:value-type="float" office:value="-0.206531983481365">
                <text:p>-0.206531983481365</text:p>
              </table:table-cell>
              <table:table-cell office:value-type="float" office:value="-0.156437263147081">
                <text:p>-0.156437263147081</text:p>
              </table:table-cell>
              <table:table-cell office:value-type="float" office:value="-0.154245583187967">
                <text:p>-0.154245583187967</text:p>
              </table:table-cell>
              <table:table-cell office:value-type="float" office:value="-0.207358828158934">
                <text:p>-0.207358828158934</text:p>
              </table:table-cell>
              <table:table-cell office:value-type="float" office:value="-0.206881262358087">
                <text:p>-0.206881262358087</text:p>
              </table:table-cell>
              <table:table-cell office:value-type="float" office:value="-0.206397233378184">
                <text:p>-0.206397233378184</text:p>
              </table:table-cell>
              <table:table-cell office:value-type="float" office:value="-0.195095527073871">
                <text:p>-0.195095527073871</text:p>
              </table:table-cell>
              <table:table-cell office:value-type="float" office:value="-0.176670231876917">
                <text:p>-0.176670231876917</text:p>
              </table:table-cell>
              <table:table-cell office:value-type="float" office:value="-0.159314568382355">
                <text:p>-0.159314568382355</text:p>
              </table:table-cell>
              <table:table-cell office:value-type="float" office:value="-0.161099873832378">
                <text:p>-0.161099873832378</text:p>
              </table:table-cell>
              <table:table-cell office:value-type="float" office:value="-0.155077394760354">
                <text:p>-0.155077394760354</text:p>
              </table:table-cell>
              <table:table-cell office:value-type="float" office:value="-0.167814688154344">
                <text:p>-0.167814688154344</text:p>
              </table:table-cell>
              <table:table-cell office:value-type="float" office:value="-0.17763399107096">
                <text:p>-0.17763399107096</text:p>
              </table:table-cell>
              <table:table-cell office:value-type="float" office:value="-0.187367536718906">
                <text:p>-0.187367536718906</text:p>
              </table:table-cell>
              <table:table-cell office:value-type="float" office:value="-0.192609194563863">
                <text:p>-0.192609194563863</text:p>
              </table:table-cell>
              <table:table-cell office:value-type="float" office:value="-0.188510806896673">
                <text:p>-0.188510806896673</text:p>
              </table:table-cell>
              <table:table-cell office:value-type="float" office:value="-0.177790537130861">
                <text:p>-0.177790537130861</text:p>
              </table:table-cell>
              <table:table-cell office:value-type="float" office:value="-0.169368365118119">
                <text:p>-0.169368365118119</text:p>
              </table:table-cell>
              <table:table-cell office:value-type="float" office:value="-0.158003964190907">
                <text:p>-0.158003964190907</text:p>
              </table:table-cell>
              <table:table-cell office:value-type="float" office:value="-0.144033625866422">
                <text:p>-0.144033625866422</text:p>
              </table:table-cell>
              <table:table-cell office:value-type="float" office:value="-0.145104228219779">
                <text:p>-0.145104228219779</text:p>
              </table:table-cell>
              <table:table-cell office:value-type="float" office:value="-0.158648872139346">
                <text:p>-0.158648872139346</text:p>
              </table:table-cell>
              <table:table-cell office:value-type="float" office:value="-0.18981674943121">
                <text:p>-0.18981674943121</text:p>
              </table:table-cell>
              <table:table-cell office:value-type="float" office:value="-0.188682615929653">
                <text:p>-0.188682615929653</text:p>
              </table:table-cell>
              <table:table-cell office:value-type="float" office:value="-0.129695146045138">
                <text:p>-0.129695146045138</text:p>
              </table:table-cell>
              <table:table-cell office:value-type="float" office:value="-0.130770805758282">
                <text:p>-0.130770805758282</text:p>
              </table:table-cell>
              <table:table-cell office:value-type="float" office:value="-0.171094835267218">
                <text:p>-0.171094835267218</text:p>
              </table:table-cell>
              <table:table-cell office:value-type="float" office:value="-0.175250881853504">
                <text:p>-0.175250881853504</text:p>
              </table:table-cell>
              <table:table-cell office:value-type="float" office:value="-0.175740822739653">
                <text:p>-0.175740822739653</text:p>
              </table:table-cell>
              <table:table-cell office:value-type="float" office:value="-0.175920569067979">
                <text:p>-0.175920569067979</text:p>
              </table:table-cell>
              <table:table-cell office:value-type="float" office:value="-0.125842116175473">
                <text:p>-0.125842116175473</text:p>
              </table:table-cell>
              <table:table-cell office:value-type="float" office:value="-0.124197281069873">
                <text:p>-0.124197281069873</text:p>
              </table:table-cell>
              <table:table-cell office:value-type="float" office:value="-0.130053895177702">
                <text:p>-0.130053895177702</text:p>
              </table:table-cell>
              <table:table-cell office:value-type="float" office:value="-0.195064863691925">
                <text:p>-0.195064863691925</text:p>
              </table:table-cell>
              <table:table-cell office:value-type="float" office:value="-0.189766320442545">
                <text:p>-0.189766320442545</text:p>
              </table:table-cell>
              <table:table-cell office:value-type="float" office:value="-0.140300565555393">
                <text:p>-0.140300565555393</text:p>
              </table:table-cell>
              <table:table-cell office:value-type="float" office:value="-0.136307677700795">
                <text:p>-0.136307677700795</text:p>
              </table:table-cell>
              <table:table-cell office:value-type="float" office:value="-0.152945901979523">
                <text:p>-0.152945901979523</text:p>
              </table:table-cell>
              <table:table-cell office:value-type="float" office:value="-0.195069692755645">
                <text:p>-0.195069692755645</text:p>
              </table:table-cell>
              <table:table-cell office:value-type="float" office:value="-0.194209711220621">
                <text:p>-0.194209711220621</text:p>
              </table:table-cell>
              <table:table-cell office:value-type="float" office:value="-0.197677269840301">
                <text:p>-0.197677269840301</text:p>
              </table:table-cell>
              <table:table-cell office:value-type="float" office:value="-0.143168046084652">
                <text:p>-0.143168046084652</text:p>
              </table:table-cell>
              <table:table-cell office:value-type="float" office:value="-0.141073854828862">
                <text:p>-0.141073854828862</text:p>
              </table:table-cell>
              <table:table-cell office:value-type="float" office:value="-0.152302376136895">
                <text:p>-0.152302376136895</text:p>
              </table:table-cell>
              <table:table-cell office:value-type="float" office:value="-0.158254878229915">
                <text:p>-0.158254878229915</text:p>
              </table:table-cell>
              <table:table-cell office:value-type="float" office:value="-0.166090804572817">
                <text:p>-0.166090804572817</text:p>
              </table:table-cell>
              <table:table-cell office:value-type="float" office:value="-0.173094019933096">
                <text:p>-0.173094019933096</text:p>
              </table:table-cell>
              <table:table-cell office:value-type="float" office:value="-0.181452291721026">
                <text:p>-0.181452291721026</text:p>
              </table:table-cell>
              <table:table-cell office:value-type="float" office:value="-0.180709443607485">
                <text:p>-0.180709443607485</text:p>
              </table:table-cell>
              <table:table-cell office:value-type="float" office:value="-0.1816011021971">
                <text:p>-0.1816011021971</text:p>
              </table:table-cell>
              <table:table-cell office:value-type="float" office:value="-0.154077205878276">
                <text:p>-0.154077205878276</text:p>
              </table:table-cell>
              <table:table-cell office:value-type="float" office:value="-0.133531738904283">
                <text:p>-0.133531738904283</text:p>
              </table:table-cell>
              <table:table-cell office:value-type="float" office:value="-0.135962732116946">
                <text:p>-0.135962732116946</text:p>
              </table:table-cell>
              <table:table-cell office:value-type="float" office:value="-0.185784322845825">
                <text:p>-0.185784322845825</text:p>
              </table:table-cell>
              <table:table-cell office:value-type="float" office:value="-0.181093391112249">
                <text:p>-0.181093391112249</text:p>
              </table:table-cell>
              <table:table-cell office:value-type="float" office:value="-0.128410299398625">
                <text:p>-0.128410299398625</text:p>
              </table:table-cell>
              <table:table-cell office:value-type="float" office:value="-0.123100435656627">
                <text:p>-0.123100435656627</text:p>
              </table:table-cell>
              <table:table-cell office:value-type="float" office:value="-0.13112266806135">
                <text:p>-0.13112266806135</text:p>
              </table:table-cell>
              <table:table-cell office:value-type="float" office:value="-0.138885197914707">
                <text:p>-0.138885197914707</text:p>
              </table:table-cell>
              <table:table-cell office:value-type="float" office:value="-0.155004725863066">
                <text:p>-0.155004725863066</text:p>
              </table:table-cell>
              <table:table-cell office:value-type="float" office:value="-0.169174122047468">
                <text:p>-0.169174122047468</text:p>
              </table:table-cell>
              <table:table-cell office:value-type="float" office:value="-0.171669396824131">
                <text:p>-0.171669396824131</text:p>
              </table:table-cell>
              <table:table-cell office:value-type="float" office:value="-0.175880268363612">
                <text:p>-0.175880268363612</text:p>
              </table:table-cell>
              <table:table-cell office:value-type="float" office:value="-0.109025153235992">
                <text:p>-0.109025153235992</text:p>
              </table:table-cell>
              <table:table-cell office:value-type="float" office:value="-0.109223774651219">
                <text:p>-0.109223774651219</text:p>
              </table:table-cell>
              <table:table-cell office:value-type="float" office:value="-0.149794304323584">
                <text:p>-0.149794304323584</text:p>
              </table:table-cell>
              <table:table-cell office:value-type="float" office:value="-0.149777508975906">
                <text:p>-0.149777508975906</text:p>
              </table:table-cell>
              <table:table-cell office:value-type="float" office:value="-0.144861444697495">
                <text:p>-0.144861444697495</text:p>
              </table:table-cell>
              <table:table-cell office:value-type="float" office:value="-0.136829932431935">
                <text:p>-0.136829932431935</text:p>
              </table:table-cell>
              <table:table-cell office:value-type="float" office:value="-0.128454201561556">
                <text:p>-0.128454201561556</text:p>
              </table:table-cell>
              <table:table-cell office:value-type="float" office:value="-0.12165975144444">
                <text:p>-0.12165975144444</text:p>
              </table:table-cell>
              <table:table-cell office:value-type="float" office:value="-0.121949475221766">
                <text:p>-0.121949475221766</text:p>
              </table:table-cell>
              <table:table-cell office:value-type="float" office:value="-0.126402416730266">
                <text:p>-0.126402416730266</text:p>
              </table:table-cell>
              <table:table-cell office:value-type="float" office:value="-0.127590686491898">
                <text:p>-0.127590686491898</text:p>
              </table:table-cell>
              <table:table-cell office:value-type="float" office:value="-0.126984118498171">
                <text:p>-0.126984118498171</text:p>
              </table:table-cell>
              <table:table-cell office:value-type="float" office:value="-0.125849170528721">
                <text:p>-0.125849170528721</text:p>
              </table:table-cell>
              <table:table-cell office:value-type="float" office:value="-0.123781140357864">
                <text:p>-0.123781140357864</text:p>
              </table:table-cell>
              <table:table-cell office:value-type="float" office:value="-0.12545263840502">
                <text:p>-0.12545263840502</text:p>
              </table:table-cell>
              <table:table-cell office:value-type="float" office:value="-0.126791145242945">
                <text:p>-0.126791145242945</text:p>
              </table:table-cell>
              <table:table-cell office:value-type="float" office:value="-0.127011573629519">
                <text:p>-0.127011573629519</text:p>
              </table:table-cell>
              <table:table-cell office:value-type="float" office:value="-0.127923892673683">
                <text:p>-0.127923892673683</text:p>
              </table:table-cell>
              <table:table-cell office:value-type="float" office:value="-0.127305455451661">
                <text:p>-0.127305455451661</text:p>
              </table:table-cell>
              <table:table-cell office:value-type="float" office:value="-0.129156234995686">
                <text:p>-0.129156234995686</text:p>
              </table:table-cell>
              <table:table-cell office:value-type="float" office:value="-0.130784561650512">
                <text:p>-0.130784561650512</text:p>
              </table:table-cell>
              <table:table-cell office:value-type="float" office:value="-0.130801515046316">
                <text:p>-0.130801515046316</text:p>
              </table:table-cell>
              <table:table-cell office:value-type="float" office:value="-0.132312078843796">
                <text:p>-0.132312078843796</text:p>
              </table:table-cell>
              <table:table-cell office:value-type="float" office:value="-0.13321524701753">
                <text:p>-0.13321524701753</text:p>
              </table:table-cell>
              <table:table-cell office:value-type="float" office:value="-0.133184450638317">
                <text:p>-0.133184450638317</text:p>
              </table:table-cell>
              <table:table-cell office:value-type="float" office:value="-0.133005277087688">
                <text:p>-0.133005277087688</text:p>
              </table:table-cell>
              <table:table-cell office:value-type="float" office:value="-0.132797520120995">
                <text:p>-0.132797520120995</text:p>
              </table:table-cell>
              <table:table-cell office:value-type="float" office:value="-0.132109818929802">
                <text:p>-0.132109818929802</text:p>
              </table:table-cell>
              <table:table-cell office:value-type="float" office:value="-0.132004254570834">
                <text:p>-0.132004254570834</text:p>
              </table:table-cell>
              <table:table-cell office:value-type="float" office:value="-0.132191072162594">
                <text:p>-0.132191072162594</text:p>
              </table:table-cell>
              <table:table-cell office:value-type="float" office:value="-0.132089411861611">
                <text:p>-0.132089411861611</text:p>
              </table:table-cell>
              <table:table-cell office:value-type="float" office:value="-0.131488817218559">
                <text:p>-0.131488817218559</text:p>
              </table:table-cell>
              <table:table-cell office:value-type="float" office:value="-0.131359607267105">
                <text:p>-0.131359607267105</text:p>
              </table:table-cell>
              <table:table-cell office:value-type="float" office:value="-0.131302202993002">
                <text:p>-0.131302202993002</text:p>
              </table:table-cell>
              <table:table-cell office:value-type="float" office:value="-0.131182524897269">
                <text:p>-0.131182524897269</text:p>
              </table:table-cell>
              <table:table-cell office:value-type="float" office:value="-0.130954527144804">
                <text:p>-0.130954527144804</text:p>
              </table:table-cell>
              <table:table-cell office:value-type="float" office:value="-0.131314839078191">
                <text:p>-0.131314839078191</text:p>
              </table:table-cell>
              <table:table-cell office:value-type="float" office:value="-0.131149733272714">
                <text:p>-0.131149733272714</text:p>
              </table:table-cell>
              <table:table-cell office:value-type="float" office:value="-0.131175294033417">
                <text:p>-0.131175294033417</text:p>
              </table:table-cell>
              <table:table-cell office:value-type="float" office:value="-0.131010645671262">
                <text:p>-0.131010645671262</text:p>
              </table:table-cell>
              <table:table-cell office:value-type="float" office:value="-0.13114398951639">
                <text:p>-0.13114398951639</text:p>
              </table:table-cell>
              <table:table-cell office:value-type="float" office:value="-0.131075631528847">
                <text:p>-0.131075631528847</text:p>
              </table:table-cell>
              <table:table-cell office:value-type="float" office:value="-0.131053519561034">
                <text:p>-0.131053519561034</text:p>
              </table:table-cell>
              <table:table-cell office:value-type="float" office:value="-0.131083109827191">
                <text:p>-0.131083109827191</text:p>
              </table:table-cell>
              <table:table-cell office:value-type="float" office:value="-0.130934616643587">
                <text:p>-0.130934616643587</text:p>
              </table:table-cell>
              <table:table-cell office:value-type="float" office:value="-0.13088543709776">
                <text:p>-0.13088543709776</text:p>
              </table:table-cell>
              <table:table-cell office:value-type="float" office:value="-0.130793577007387">
                <text:p>-0.130793577007387</text:p>
              </table:table-cell>
              <table:table-cell office:value-type="float" office:value="-0.130995022537642">
                <text:p>-0.130995022537642</text:p>
              </table:table-cell>
              <table:table-cell office:value-type="float" office:value="-0.130924229915837">
                <text:p>-0.130924229915837</text:p>
              </table:table-cell>
              <table:table-cell office:value-type="float" office:value="-0.130991564967601">
                <text:p>-0.130991564967601</text:p>
              </table:table-cell>
              <table:table-cell office:value-type="float" office:value="-0.130887377124182">
                <text:p>-0.130887377124182</text:p>
              </table:table-cell>
              <table:table-cell office:value-type="float" office:value="-0.130902872082684">
                <text:p>-0.130902872082684</text:p>
              </table:table-cell>
              <table:table-cell office:value-type="float" office:value="-0.131067044300302">
                <text:p>-0.131067044300302</text:p>
              </table:table-cell>
              <table:table-cell office:value-type="float" office:value="-0.130805509096531">
                <text:p>-0.130805509096531</text:p>
              </table:table-cell>
              <table:table-cell office:value-type="float" office:value="-0.13100745752332">
                <text:p>-0.13100745752332</text:p>
              </table:table-cell>
              <table:table-cell office:value-type="float" office:value="-0.130936559490267">
                <text:p>-0.130936559490267</text:p>
              </table:table-cell>
              <table:table-cell office:value-type="float" office:value="-0.130913926015296">
                <text:p>-0.130913926015296</text:p>
              </table:table-cell>
              <table:table-cell office:value-type="float" office:value="-0.130970553795338">
                <text:p>-0.130970553795338</text:p>
              </table:table-cell>
              <table:table-cell office:value-type="float" office:value="-0.130944170758337">
                <text:p>-0.130944170758337</text:p>
              </table:table-cell>
              <table:table-cell office:value-type="float" office:value="-0.130892824589364">
                <text:p>-0.130892824589364</text:p>
              </table:table-cell>
              <table:table-cell office:value-type="float" office:value="-0.130883543662184">
                <text:p>-0.130883543662184</text:p>
              </table:table-cell>
              <table:table-cell office:value-type="float" office:value="-0.130886554189135">
                <text:p>-0.130886554189135</text:p>
              </table:table-cell>
              <table:table-cell office:value-type="float" office:value="-0.130965711538468">
                <text:p>-0.130965711538468</text:p>
              </table:table-cell>
              <table:table-cell office:value-type="float" office:value="-0.130860202347225">
                <text:p>-0.130860202347225</text:p>
              </table:table-cell>
              <table:table-cell office:value-type="float" office:value="-0.13081299503079">
                <text:p>-0.13081299503079</text:p>
              </table:table-cell>
              <table:table-cell office:value-type="float" office:value="-0.130837455829964">
                <text:p>-0.130837455829964</text:p>
              </table:table-cell>
              <table:table-cell office:value-type="float" office:value="-0.130870392639135">
                <text:p>-0.130870392639135</text:p>
              </table:table-cell>
              <table:table-cell office:value-type="float" office:value="-0.130940146643274">
                <text:p>-0.130940146643274</text:p>
              </table:table-cell>
              <table:table-cell office:value-type="float" office:value="-0.130747387219639">
                <text:p>-0.130747387219639</text:p>
              </table:table-cell>
              <table:table-cell office:value-type="float" office:value="-0.130839854468457">
                <text:p>-0.130839854468457</text:p>
              </table:table-cell>
              <table:table-cell office:value-type="float" office:value="-0.130898086571551">
                <text:p>-0.130898086571551</text:p>
              </table:table-cell>
              <table:table-cell office:value-type="float" office:value="-0.130777139593867">
                <text:p>-0.130777139593867</text:p>
              </table:table-cell>
              <table:table-cell office:value-type="float" office:value="-0.130889937715802">
                <text:p>-0.130889937715802</text:p>
              </table:table-cell>
              <table:table-cell office:value-type="float" office:value="-0.130789574104248">
                <text:p>-0.130789574104248</text:p>
              </table:table-cell>
              <table:table-cell office:value-type="float" office:value="-0.130851241588118">
                <text:p>-0.130851241588118</text:p>
              </table:table-cell>
              <table:table-cell office:value-type="float" office:value="-0.130896485565814">
                <text:p>-0.130896485565814</text:p>
              </table:table-cell>
              <table:table-cell office:value-type="float" office:value="-0.130810445242435">
                <text:p>-0.130810445242435</text:p>
              </table:table-cell>
              <table:table-cell office:value-type="float" office:value="-0.130809993806342">
                <text:p>-0.130809993806342</text:p>
              </table:table-cell>
              <table:table-cell office:value-type="float" office:value="-0.130850825373413">
                <text:p>-0.130850825373413</text:p>
              </table:table-cell>
              <table:table-cell office:value-type="float" office:value="-0.130804007506273">
                <text:p>-0.130804007506273</text:p>
              </table:table-cell>
              <table:table-cell office:value-type="float" office:value="-0.130883556737979">
                <text:p>-0.130883556737979</text:p>
              </table:table-cell>
              <table:table-cell office:value-type="float" office:value="-0.130755088195774">
                <text:p>-0.130755088195774</text:p>
              </table:table-cell>
              <table:table-cell office:value-type="float" office:value="-0.130678603024252">
                <text:p>-0.130678603024252</text:p>
              </table:table-cell>
              <table:table-cell office:value-type="float" office:value="-0.130772299514393">
                <text:p>-0.130772299514393</text:p>
              </table:table-cell>
              <table:table-cell office:value-type="float" office:value="-0.130789216409463">
                <text:p>-0.130789216409463</text:p>
              </table:table-cell>
              <table:table-cell office:value-type="float" office:value="-0.130781856687406">
                <text:p>-0.130781856687406</text:p>
              </table:table-cell>
              <table:table-cell office:value-type="float" office:value="-0.130829731797125">
                <text:p>-0.130829731797125</text:p>
              </table:table-cell>
              <table:table-cell office:value-type="float" office:value="-0.130806383394836">
                <text:p>-0.130806383394836</text:p>
              </table:table-cell>
              <table:table-cell office:value-type="float" office:value="-0.13088585503902">
                <text:p>-0.13088585503902</text:p>
              </table:table-cell>
              <table:table-cell office:value-type="float" office:value="-0.130763596962612">
                <text:p>-0.130763596962612</text:p>
              </table:table-cell>
              <table:table-cell office:value-type="float" office:value="-0.13091800510691">
                <text:p>-0.13091800510691</text:p>
              </table:table-cell>
              <table:table-cell office:value-type="float" office:value="-0.130814604487334">
                <text:p>-0.130814604487334</text:p>
              </table:table-cell>
              <table:table-cell office:value-type="float" office:value="-0.130784306203743">
                <text:p>-0.130784306203743</text:p>
              </table:table-cell>
              <table:table-cell office:value-type="float" office:value="-0.130826506721374">
                <text:p>-0.130826506721374</text:p>
              </table:table-cell>
              <table:table-cell office:value-type="float" office:value="-0.13076359920094">
                <text:p>-0.13076359920094</text:p>
              </table:table-cell>
              <table:table-cell office:value-type="float" office:value="-0.130864269802631">
                <text:p>-0.1308642698026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